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Topoli, Novomlynsk, Fyholivka, Masutivka and Kysli...</text:span>
</text:h>
      <text:p text:style-name="P4">
Authors: liveuamap (Language: en)</text:p>
      <text:p text:style-name="P4">
Time: 2023-07-02T-25:15:00</text:p>
      <text:p text:style-name="P4">
Location: Kupiansk (Latitude:49.62917 Longtitude:37.89837)</text:p>
      <text:p text:style-name="P4">
Videos: []</text:p>
      <text:p text:style-name="P4">
Images: []</text:p>
      <text:p text:style-name="P4">
Tags: ["Russia"]</text:p>
      <text:p text:style-name="P4">
ID: 22572986</text:p>
      <!--METADATA-->
      <text:p text:style-name="P4">
At Kupiansk direction Russian army shelled Topoli, Novomlynsk, Fyholivka,Masutivka and Kyslivka of Kharkiv region. Russian aviation conductedairstrikes at Kyslivka and Kotlyarivka of Kharkiv region, - General Staff ofArmed Forces of Ukraine says in the morning report</text:p>
      <text:p text:style-name="P4">
News Collection Link: <text:a xlink:type="simple" xlink:href="https:\/\/liveuamap.com\/en\/2023\/2-july-at-kupiansk-direction-russian-army-shelled-topoli" text:style-name="Internet_20_link" text:visited-style-name="Visited_20_Internet_20_Link">
https:\/\/liveuamap.com\/en\/2023\/2-july-at-kupiansk-direction-russian-army-shelled-topoli</text:a>
</text:p>
      <text:p text:style-name="P4">
Source: <text:a xlink:type="simple" xlink:href="https://t.me/lumsrc/5246" text:style-name="Internet_20_link" text:visited-style-name="Visited_20_Internet_20_Link">
https://t.me/lumsrc/5246</text:a>
</text:p>
      <!--NEWS-->
      <text:h text:style-name="P10" text:outline-level="1">
<text:span text:style-name="T4">
At Lyman direction Russian army shelled Nevske, Bilohorivka of Luhansk region and Torske, Dib...</text:span>
</text:h>
      <text:p text:style-name="P4">
Authors: liveuamap (Language: en)</text:p>
      <text:p text:style-name="P4">
Time: 2023-07-02T-27:15:00</text:p>
      <text:p text:style-name="P4">
Location: Bakhmut (Latitude:48.8046 Longtitude:38.24856)</text:p>
      <text:p text:style-name="P4">
Videos: []</text:p>
      <text:p text:style-name="P4">
Images: []</text:p>
      <text:p text:style-name="P4">
Tags: ["Russia"]</text:p>
      <text:p text:style-name="P4">
ID: 22572985</text:p>
      <!--METADATA-->
      <text:p text:style-name="P4">
At Lyman direction Russian army shelled Nevske, Bilohorivka of Luhansk regionand Torske, Dibrova, Verkhnokamyanske, Rozdolivka and Berestove of Donetskregion. Russian aviation conducted airstrikes at Bilohorivka of Luhansk regionand Vyyimka and Spirne of Donetsk region, - General Staff of Armed Forces ofUkraine says in the morning report</text:p>
      <text:p text:style-name="P4">
News Collection Link: <text:a xlink:type="simple" xlink:href="https:\/\/liveuamap.com\/en\/2023\/2-july-at-lyman-direction-russian-army-shelled-nevske-bilohorivka" text:style-name="Internet_20_link" text:visited-style-name="Visited_20_Internet_20_Link">
https:\/\/liveuamap.com\/en\/2023\/2-july-at-lyman-direction-russian-army-shelled-nevske-bilohorivka</text:a>
</text:p>
      <text:p text:style-name="P4">
Source: <text:a xlink:type="simple" xlink:href="https://t.me/lumsrc/5247" text:style-name="Internet_20_link" text:visited-style-name="Visited_20_Internet_20_Link">
https://t.me/lumsrc/5247</text:a>
</text:p>
      <!--NEWS-->
      <text:h text:style-name="P10" text:outline-level="1">
<text:span text:style-name="T4">
At Bakhmut direction Russian army shelled Vasukivka, Markove, Bohdanivka, Chasiv Yar, Ivanivs...</text:span>
</text:h>
      <text:p text:style-name="P4">
Authors: liveuamap (Language: en)</text:p>
      <text:p text:style-name="P4">
Time: 2023-07-02T-29:15:00</text:p>
      <text:p text:style-name="P4">
Location: Novhorods'ke, Donetsk Oblast (Latitude:48.33275 Longtitude:37.8455)</text:p>
      <text:p text:style-name="P4">
Videos: []</text:p>
      <text:p text:style-name="P4">
Images: []</text:p>
      <text:p text:style-name="P4">
Tags: ["Russia"]</text:p>
      <text:p text:style-name="P4">
ID: 22572984</text:p>
      <!--METADATA-->
      <text:p text:style-name="P4">
At Bakhmut direction Russian army shelled Vasukivka, Markove, Bohdanivka,Chasiv Yar, Ivanivske, Oleksandro-Shultyne, Bila Hora, Dyliyivka and Pivdenneof Donetsk region. Russian aviation conducted airstrikes at Bila Hora, Toretskand New York, - General Staff of Armed Forces of Ukraine says in the morningreport</text:p>
      <text:p text:style-name="P4">
News Collection Link: <text:a xlink:type="simple" xlink:href="https:\/\/liveuamap.com\/en\/2023\/2-july-at-bakhmut-direction-russian-army-shelled-vasukivka" text:style-name="Internet_20_link" text:visited-style-name="Visited_20_Internet_20_Link">
https:\/\/liveuamap.com\/en\/2023\/2-july-at-bakhmut-direction-russian-army-shelled-vasukivka</text:a>
</text:p>
      <text:p text:style-name="P4">
Source: <text:a xlink:type="simple" xlink:href="https://t.me/lumsrc/5248" text:style-name="Internet_20_link" text:visited-style-name="Visited_20_Internet_20_Link">
https://t.me/lumsrc/5248</text:a>
</text:p>
      <!--NEWS-->
      <text:h text:style-name="P10" text:outline-level="1">
<text:span text:style-name="T4">
At Avdiyivka direction Russian army shelled Novokalynove, Berdychi, Avdiyivka, Pervomayske an...</text:span>
</text:h>
      <text:p text:style-name="P4">
Authors: liveuamap (Language: en)</text:p>
      <text:p text:style-name="P4">
Time: 2023-07-02T-31:15:00</text:p>
      <text:p text:style-name="P4">
Location: Donetsk Oblast (Latitude:48.05869 Longtitude:37.5729)</text:p>
      <text:p text:style-name="P4">
Videos: []</text:p>
      <text:p text:style-name="P4">
Images: []</text:p>
      <text:p text:style-name="P4">
Tags: ["Russia"]</text:p>
      <text:p text:style-name="P4">
ID: 22572983</text:p>
      <!--METADATA-->
      <text:p text:style-name="P4">
At Avdiyivka direction Russian army shelled Novokalynove, Berdychi, Avdiyivka,Pervomayske and Nevelske of Donetsk region, - General Staff of Armed Forces ofUkraine says in the morning report</text:p>
      <text:p text:style-name="P4">
News Collection Link: <text:a xlink:type="simple" xlink:href="https:\/\/liveuamap.com\/en\/2023\/2-july-at-avdiyivka-direction-russian-army-shelled-novokalynove" text:style-name="Internet_20_link" text:visited-style-name="Visited_20_Internet_20_Link">
https:\/\/liveuamap.com\/en\/2023\/2-july-at-avdiyivka-direction-russian-army-shelled-novokalynove</text:a>
</text:p>
      <text:p text:style-name="P4">
Source: <text:a xlink:type="simple" xlink:href="https://t.me/lumsrc/5249" text:style-name="Internet_20_link" text:visited-style-name="Visited_20_Internet_20_Link">
https://t.me/lumsrc/5249</text:a>
</text:p>
      <!--NEWS-->
      <text:h text:style-name="P10" text:outline-level="1">
<text:span text:style-name="T4">
At Maryinka direction Russian army shelled Hostre, Heorhiyivka, Maryinka, Pobyeda of Donetsk ...</text:span>
</text:h>
      <text:p text:style-name="P4">
Authors: liveuamap (Language: en)</text:p>
      <text:p text:style-name="P4">
Time: 2023-07-02T-33:15:00</text:p>
      <text:p text:style-name="P4">
Location: Donetsk Oblast (Latitude:47.91185 Longtitude:37.45703)</text:p>
      <text:p text:style-name="P4">
Videos: []</text:p>
      <text:p text:style-name="P4">
Images: []</text:p>
      <text:p text:style-name="P4">
Tags: ["Russia"]</text:p>
      <text:p text:style-name="P4">
ID: 22572982</text:p>
      <!--METADATA-->
      <text:p text:style-name="P4">
At Maryinka direction Russian army shelled Hostre, Heorhiyivka, Maryinka,Pobyeda of Donetsk region, - General Staff of Armed Forces of Ukraine says inthe morning report</text:p>
      <text:p text:style-name="P4">
News Collection Link: <text:a xlink:type="simple" xlink:href="https:\/\/liveuamap.com\/en\/2023\/2-july-at-maryinka-direction-russian-army-shelled-hostre" text:style-name="Internet_20_link" text:visited-style-name="Visited_20_Internet_20_Link">
https:\/\/liveuamap.com\/en\/2023\/2-july-at-maryinka-direction-russian-army-shelled-hostre</text:a>
</text:p>
      <text:p text:style-name="P4">
Source: <text:a xlink:type="simple" xlink:href="https://t.me/lumsrc/5250" text:style-name="Internet_20_link" text:visited-style-name="Visited_20_Internet_20_Link">
https://t.me/lumsrc/5250</text:a>
</text:p>
      <!--NEWS-->
      <text:h text:style-name="P10" text:outline-level="1">
<text:span text:style-name="T4">
At Shakhtarske direction Russian army shelled Paraskoviyivka, Novomykhaylivka, Zolota Nyva, S...</text:span>
</text:h>
      <text:p text:style-name="P4">
Authors: liveuamap (Language: en)</text:p>
      <text:p text:style-name="P4">
Time: 2023-07-02T-35:15:00</text:p>
      <text:p text:style-name="P4">
Location: Velyka Novosilka (Latitude:47.77441 Longtitude:36.80674)</text:p>
      <text:p text:style-name="P4">
Videos: []</text:p>
      <text:p text:style-name="P4">
Images: []</text:p>
      <text:p text:style-name="P4">
Tags: ["Russia"]</text:p>
      <text:p text:style-name="P4">
ID: 22572981</text:p>
      <!--METADATA-->
      <text:p text:style-name="P4">
At Shakhtarske direction Russian army shelled Paraskoviyivka, Novomykhaylivka,Zolota Nyva, Storozheve, Blahodatne, Makarivka, Vilne Pole, Zelene Pole ofDonetsk region. Russian aviation conducted airstrikes at Makarivka of Donetskregion, - General Staff of Armed Forces of Ukraine says in the morning report</text:p>
      <text:p text:style-name="P4">
News Collection Link: <text:a xlink:type="simple" xlink:href="https:\/\/liveuamap.com\/en\/2023\/2-july-at-shakhtarske-direction-russian-army-shelled-paraskoviyivka" text:style-name="Internet_20_link" text:visited-style-name="Visited_20_Internet_20_Link">
https:\/\/liveuamap.com\/en\/2023\/2-july-at-shakhtarske-direction-russian-army-shelled-paraskoviyivka</text:a>
</text:p>
      <text:p text:style-name="P4">
Source: <text:a xlink:type="simple" xlink:href="https://t.me/lumsrc/5251" text:style-name="Internet_20_link" text:visited-style-name="Visited_20_Internet_20_Link">
https://t.me/lumsrc/5251</text:a>
</text:p>
      <!--NEWS-->
      <text:h text:style-name="P10" text:outline-level="1">
<text:span text:style-name="T4">
Міносвіти збільшило держзамовлення на управлінців для роботи на деокупованих територіях</text:span>
</text:h>
      <text:p text:style-name="P4">
Author: ['АРМІЯINFORM']</text:p>
      <text:p text:style-name="P4">
Time: 2023-07-02T36:00:00-04:00</text:p>
      <text:p text:style-name="P4">
Description: Минулого тижня Уряд прийняв постанову, яка передбачає навчання і професійну підгото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on.jpg" text:style-name="Internet_20_link" text:visited-style-name="Visited_20_Internet_20_Link">
mon.jpg</text:a>
']</text:p>
      <text:p text:style-name="P4">
Tags: ['STOPRUSSIA']</text:p>
      <text:p text:style-name="P4">
Category: News</text:p>
      <!--METADATA-->
      <text:p text:style-name="P4">
<draw:frame draw:style-name="fr1" draw:name="Image2" text:anchor-type="as-char" svg:width="6.9236in" svg:height="4.50034in" draw:z-index="0">
<draw:image xlink:href="../Images/AРМІЯINFORM/2023-07-02T36-00-00-04-00/mon.jpg" xlink:type="simple" xlink:show="embed" xlink:actuate="onLoad" draw:mime-type="image/jpeg"/>
</draw:frame>
</text:p>
      <text:p text:style-name="P4">
Минулого тижня Уряд прийняв постанову, яка передбачає навчання і професійнупідготовку осіб, які виявили бажання працювати на деокупованих територіях.</text:p>
      <text:p text:style-name="P4">
Про це <text:a xlink:type="simple" xlink:href="https://t.me/minre_ua" text:style-name="Internet_20_link" text:visited-style-name="Visited_20_Internet_20_Link">
повідомляє</text:a>
 Мінреінтеграції.</text:p>
      <text:p text:style-name="P4">
«Таке навчання здійснюватиме Київський національний університет імені ТарасаШевченка. Так, Міністерство освіти і науки підняло максимальний обсягдержавного замовлення на 30 додаткових місць за спеціальністю 281 „Публічнеуправління та адміністрування“. Ці дані найближчим часом будуть відображені уЄдиній державній електронній базі з питань освіти», — йдеться в повідомленні.</text:p>
      <text:p text:style-name="P4">
Source: <text:a xlink:type="simple" xlink:href="https://armyinform.com.ua/2023/07/02/minosvity-zbilshylo-derzhzamovlennya-na-upravlincziv-dlya-roboty-na-deokupovanyh-terytoriyah/" text:style-name="Internet_20_link" text:visited-style-name="Visited_20_Internet_20_Link">
https://armyinform.com.ua/2023/07/02/minosvity-zbilshylo-derzhzamovlennya-na-upravlincziv-dlya-roboty-na-deokupovanyh-terytoriyah/</text:a>
</text:p>
      <!--NEWS-->
      <text:h text:style-name="P10" text:outline-level="1">
<text:span text:style-name="T4">
Повідомлено про підозру російському пропагандисту, який закликав до геноциду українців</text:span>
</text:h>
      <text:p text:style-name="P4">
Author: ['АРМІЯINFORM']</text:p>
      <text:p text:style-name="P4">
Time: 2023-07-02T38:00:00-04:00</text:p>
      <text:p text:style-name="P4">
Description: За процесуального керівництва Офісу Генерального прокурора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0-00-18.jpg" text:style-name="Internet_20_link" text:visited-style-name="Visited_20_Internet_20_Link">
photo_2023-07-01_10-00-18.jpg</text:a>
']</text:p>
      <text:p text:style-name="P4">
Tags: ['STOPRUSSIA', 'АГРЕСІЯ РФ', 'ОФІС ГЕНЕРАЛЬНОГО ПРОКУРОРА УКРАЇНИ']</text:p>
      <text:p text:style-name="P4">
Category: News</text:p>
      <!--METADATA-->
      <text:p text:style-name="P4">
<draw:frame draw:style-name="fr1" draw:name="Image3" text:anchor-type="as-char" svg:width="6.9236in" svg:height="4.668021in" draw:z-index="0">
<draw:image xlink:href="../Images/AРМІЯINFORM/2023-07-02T38-00-00-04-00/photo_2023-07-01_10-00-18.jpg" xlink:type="simple" xlink:show="embed" xlink:actuate="onLoad" draw:mime-type="image/jpeg"/>
</draw:frame>
</text:p>
      <text:p text:style-name="P4">
За процесуального керівництва Офісу Генерального прокурора<text:a xlink:type="simple" xlink:href="https://t.me/pgo_gov_ua" text:style-name="Internet_20_link" text:visited-style-name="Visited_20_Internet_20_Link">
повідомлено</text:a>
 про підозру російському пропагандисту.</text:p>
      <text:p text:style-name="P4">
Йому інкриміновано публічні заклики до насильницької змін чи поваленняконституційного ладу в Україні, виправдовування, визнання правомірною збройноїагресії рф проти України, розпочатої в 2014 році, з використанням засобівмасової інформації та публічні заклики до геноциду (ч. 2 ст. 109, ч. 3 ст.436-2, ч. 2 ст. 442 КК України).</text:p>
      <text:p text:style-name="P4">
«За даними слідства, російський пропагандист відомий під псевдонімом СергійМардан закликав до геноциду українського народу. Він бере активну участь вток-шоу „Соловьёв live“ та є одним з блогерів „Комсомольской правди“. Зпочатку повномасштабного вторгнення рф на територію України підозрюванийпідтримав агресивну війну проти України і виправдовував воєнні злочиниокупантів. Він постійно агітує за проведення масових репресій проти цивільногонаселення України. Пропонує створювати концтабори для проукраїнськиналаштованих мешканців тимчасово окупованої території», — йдеться вповідомленні.</text:p>
      <text:p text:style-name="P4">
Судово-лінгвістична експертиза підтвердила, що його дії несуть загрозунаціональній безпеці України.</text:p>
      <text:p text:style-name="P4">
Source: <text:a xlink:type="simple" xlink:href="https://armyinform.com.ua/2023/07/02/povidomleno-pro-pidozru-rosijskomu-propagandystu-yakyj-zaklykav-do-genoczydu-ukrayincziv/" text:style-name="Internet_20_link" text:visited-style-name="Visited_20_Internet_20_Link">
https://armyinform.com.ua/2023/07/02/povidomleno-pro-pidozru-rosijskomu-propagandystu-yakyj-zaklykav-do-genoczydu-ukrayincziv/</text:a>
</text:p>
      <!--NEWS-->
      <text:h text:style-name="P10" text:outline-level="1">
<text:span text:style-name="T4">
ДБР заблокувало новий канал незаконного переправлення військовозобов’язаних до країн Європи</text:span>
</text:h>
      <text:p text:style-name="P4">
Author: ['АРМІЯINFORM']</text:p>
      <text:p text:style-name="P4">
Time: 2023-07-02T40:00:00-04:00</text:p>
      <text:p text:style-name="P4">
Description: Державне бюро продовжує системно виявляти та припиняти діяльність організованих груп,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blokuvalo-novij-kanal-nezakonnogo-perepravlennya-vijskovozobovyazanih-do-krain-evropi-1-450x395-4fd.jpeg" text:style-name="Internet_20_link" text:visited-style-name="Visited_20_Internet_20_Link">
zablokuvalo-novij-kanal-nezakonnogo-perepravlennya-vijskovozobovyazanih-do-krain-evropi-1-450x395-4fd.jpeg</text:a>
']</text:p>
      <text:p text:style-name="P4">
Tags: ['STOPRUSSIA']</text:p>
      <text:p text:style-name="P4">
Category: News</text:p>
      <!--METADATA-->
      <text:p text:style-name="P4">
<draw:frame draw:style-name="fr1" draw:name="Image4" text:anchor-type="as-char" svg:width="6.9236in" svg:height="6.077382in" draw:z-index="0">
<draw:image xlink:href="../Images/AРМІЯINFORM/2023-07-02T40-00-00-04-00/zablokuvalo-novij-kanal-nezakonnogo-perepravlennya-vijskovozobovyazanih-do-krain-evropi-1-450x395-4fd.jpeg" xlink:type="simple" xlink:show="embed" xlink:actuate="onLoad" draw:mime-type="image/jpeg"/>
</draw:frame>
</text:p>
      <text:p text:style-name="P4">
Державне бюро продовжує системно виявляти та припиняти діяльністьорганізованих груп, які налагоджують незаконні схеми перетину кордонучоловіками призовного віку в умовах воєнного стану.</text:p>
      <text:p text:style-name="P4">
Працівники ДБР у взаємодії з Нацполіцією викрили на Закарпатті ще одну групу,яка переправляла через кордон військовозобов’язаних. До неї входили мешканціЗакарпаття, колишні та діючі правоохоронці.</text:p>
      <text:p text:style-name="P4">
Про це <text:a xlink:type="simple" xlink:href="https://dbr.gov.ua/news/dbr-zablokuvalo-novij-kanal-nezakonnogo-perepravlennya-vijskovozobovyazanih-do-krain-evropi" text:style-name="Internet_20_link" text:visited-style-name="Visited_20_Internet_20_Link">
повідомляє</text:a>
 Державне бюророзслідувань.</text:p>
      <text:p text:style-name="P4">
Цивільні учасники групи підшукували охочих незаконно потрапити за кордон.«Клієнтів» автомобілем доставляли до обумовленого місця поблизу кордону, дедалі їх переводили стежками в обхід пунктів пропуску інші спільники.</text:p>
      <text:p text:style-name="P4">
Для маскування фігуранти використовували спеціальні костюми та прилади нічногобачення. Правоохоронці, що входили до складу групи, допомагали уникатиприкордонних нарядів. Вони мали доступ до інформації про місця розташуванняприкордонників та час їхньої варти.</text:p>
      <text:p text:style-name="P4">
Ціни за «послуги» з однієї особи коливалися від 5 до 10 тис. доларів США. Сумазалежала від «довжини ланцюжка», задіяних в оборудці посередників.</text:p>
      <text:p text:style-name="P4">
28 червня двох учасників організованої групи – батька і сина, правоохоронцізатримали під час спроби незаконно перевести до Угорщини трьох чоловіківпризовного віку. За організацію переправлення одного з них зловмисникинапередодні отримали 8 тис. доларів США на банківську картку. Гроші запереправлення ще двох у сумі 11 тис. доларів США мали прийти після вдалогоперетину «клієнтами» кордону.</text:p>
      <text:p text:style-name="P4">
Проведено слідчі дії за місцем проживання та у транспортних засобахфігурантів. Під час обшуків було вилучено майже 40 тис. доларів США, понад 15тис. євро, 5 автомобілів, прилади нічного бачення, радіостанції, камуфляжнікостюми, телефони та банківські картки.</text:p>
      <text:p text:style-name="P4">
Двом затриманим вже повідомлено про підозру у незаконному переправленні осібчерез державний кордон України (ч. 3 ст. 332 КК України).</text:p>
      <text:p text:style-name="P4">
Санкція статті передбачає покарання у вигляді позбавлення волі на строк до 9років</text:p>
      <text:p text:style-name="P4">
Готуються підозри й іншим учасникам злочинної групи.</text:p>
      <text:p text:style-name="P4">
Процесуальне керівництво здійснює Закарпатська спеціалізована прокуратура усфері оборони Західного регіону.</text:p>
      <text:p text:style-name="P4">
Source: <text:a xlink:type="simple" xlink:href="https://armyinform.com.ua/2023/07/02/dbr-zablokuvalo-novyj-kanal-nezakonnogo-perepravlennya-vijskovozobovyazanyh-do-krayin-yevropy/" text:style-name="Internet_20_link" text:visited-style-name="Visited_20_Internet_20_Link">
https://armyinform.com.ua/2023/07/02/dbr-zablokuvalo-novyj-kanal-nezakonnogo-perepravlennya-vijskovozobovyazanyh-do-krayin-yevropy/</text:a>
</text:p>
      <!--NEWS-->
      <text:h text:style-name="P10" text:outline-level="1">
<text:span text:style-name="T4">
Зернова ініціатива: росія припинила реєстрацію вхідного флоту</text:span>
</text:h>
      <text:p text:style-name="P4">
Author: ['АРМІЯINFORM']</text:p>
      <text:p text:style-name="P4">
Time: 2023-07-02T42:00:00-04:00</text:p>
      <text:p text:style-name="P4">
Description: росія повністю зупинила реєстрацію нового флоту з 26 червня, що свідчить про намі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orabel-33586.jpg" text:style-name="Internet_20_link" text:visited-style-name="Visited_20_Internet_20_Link">
korabel-33586.jpg</text:a>
']</text:p>
      <text:p text:style-name="P4">
Tags: ['STOPRUSSIA', 'АГРЕСІЯ РФ']</text:p>
      <text:p text:style-name="P4">
Category: News</text:p>
      <!--METADATA-->
      <text:p text:style-name="P4">
<draw:frame draw:style-name="fr1" draw:name="Image5" text:anchor-type="as-char" svg:width="6.9236in" svg:height="3.888597in" draw:z-index="0">
<draw:image xlink:href="../Images/AРМІЯINFORM/2023-07-02T42-00-00-04-00/korabel-33586.jpg" xlink:type="simple" xlink:show="embed" xlink:actuate="onLoad" draw:mime-type="image/jpeg"/>
</draw:frame>
Ілюстративне фото</text:p>
      <text:p text:style-name="P4">
росія повністю зупинила реєстрацію нового флоту з 26 червня, що свідчить пронаміри зірвати поставки продовольства на світові ринки.</text:p>
      <text:p text:style-name="P4">
Про це<text:a xlink:type="simple" xlink:href="https://m.facebook.com/Ministry.for.restoration" text:style-name="Internet_20_link" text:visited-style-name="Visited_20_Internet_20_Link">
повідомляє</text:a>
Міністерство розвитку громад, територій та інфраструктури України.</text:p>
      <text:p text:style-name="P4">
29 суден, які мають експортувати 1,4 мільйона тонн продовольства переважно для5 країн Азії та Африки, зокрема Китаю, Єгипту, Бангладешу, Туреччини,заблоковані росією в територіальних водах Туреччини.</text:p>
      <text:p text:style-name="P4">
У червні з українських портів було експортовано лише 2 мільйони тонн. Ще 1мільйон тонн продовольства або вантажиться, або вже частково завантажено на 13суден — останні, які зареєстровані в Ініціативі. Якщо не відновити реєстраціюсуден, то Зернова угода буде повністю зупинена.</text:p>
      <text:p text:style-name="P4">
За 11 місяців 45 країн отримали 32,5 мільйона тонн продовольства. Ще додаткові25 мільйонів тонн світ НЕ отримав через саботаж росії. Але і при цихпоказниках, за даними ООН, вдалось знизити світові ціни на продовольство на22%. Це є прямим свідченням, що зернова угода потрібна світу.</text:p>
      <text:p text:style-name="P4">
Ми підтримуємо заяву Спільного Координаційного центру, що всі сторони угодинегайно мають забезпечити доступ суден для експорту продовольства, бо цестворює продовольчу небезпеку для всього світового ринку. Тільки спільнимизусиллями світ здатен припинити продовольчий шантаж росії.</text:p>
      <text:p text:style-name="P4">
Ми закликаємо партнерів по Угоді і всі країни цивілізованого світу відстоюватисвоє право на їжу. Україна зі свого боку також буде відстоювати право навільне торговельне судноплавство, яке зафіксовано в міжнародних конвенціях.</text:p>
      <text:p text:style-name="P4">
Source: <text:a xlink:type="simple" xlink:href="https://armyinform.com.ua/2023/07/02/zernova-inicziatyva-rosiya-prypynyla-reyestracziyu-vhidnogo-flotu/" text:style-name="Internet_20_link" text:visited-style-name="Visited_20_Internet_20_Link">
https://armyinform.com.ua/2023/07/02/zernova-inicziatyva-rosiya-prypynyla-reyestracziyu-vhidnogo-flotu/</text:a>
</text:p>
      <!--NEWS-->
      <text:h text:style-name="P10" text:outline-level="1">
<text:span text:style-name="T4">
Наша авіація протягом доби завдала понад 10 ударів по ворогу</text:span>
</text:h>
      <text:p text:style-name="P4">
Author: ['АРМІЯINFORM']</text:p>
      <text:p text:style-name="P4">
Time: 2023-07-02T44:00:00-04:00</text:p>
      <text:p text:style-name="P4">
Description: Авіація сил оборони за добу завдала 10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БОРОНА УКРАЇНИ', 'ОПЕРАТИВНА ІНФОРМАЦІЯ', 'ХРОНІКА ОБОРОНИ']</text:p>
      <text:p text:style-name="P4">
Category: News</text:p>
      <!--METADATA-->
      <text:p text:style-name="P4">
<draw:frame draw:style-name="fr1" draw:name="Image6" text:anchor-type="as-char" svg:width="6.9236in" svg:height="4.658699in" draw:z-index="0">
<draw:image xlink:href="../Images/AРМІЯINFORM/2023-07-02T44-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за добу завдала 10 ударів по районах зосередженняособового складу противника, двом зенітно-ракетним комплексам та одному пунктууправління ворога.</text:p>
      <text:p text:style-name="P4">
Про це йдеться у<text:a xlink:type="simple" xlink:href="https://www.facebook.com/GeneralStaff.ua/posts/pfbid032bMDGiXkJuYRiLuPsNpcWSpPkF9NCZBz54Gq41R3iVCWsMGbQHe3Tga9YXUCKNk5l" text:style-name="Internet_20_link" text:visited-style-name="Visited_20_Internet_20_Link">
повідомленні</text:a>
Генерального штабу Збройних Сил України.</text:p>
      <text:p text:style-name="P4">
У Генштабі ЗС України зазначають, що інформація щодо втрат ворога постійноуточнюється.</text:p>
      <text:p text:style-name="P4">
Source: <text:a xlink:type="simple" xlink:href="https://armyinform.com.ua/2023/07/02/nasha-aviacziya-protyagom-doby-zavdala-ponad-10-udariv-po-vorogu/" text:style-name="Internet_20_link" text:visited-style-name="Visited_20_Internet_20_Link">
https://armyinform.com.ua/2023/07/02/nasha-aviacziya-protyagom-doby-zavdala-ponad-10-udariv-po-vorogu/</text:a>
</text:p>
      <!--NEWS-->
      <text:h text:style-name="P10" text:outline-level="1">
<text:span text:style-name="T4">
Наші захисники уразили чотири райони зосередження противника</text:span>
</text:h>
      <text:p text:style-name="P4">
Author: ['АРМІЯINFORM']</text:p>
      <text:p text:style-name="P4">
Time: 2023-07-02T46:00:00-04:00</text:p>
      <text:p text:style-name="P4">
Description: Підрозділи ракетних військ і артилерії Сил оборони України протягом доби ураз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STOPRUSSIA', 'АГРЕСІЯ РФ', 'ВІЙНА', 'ВТОРГНЕННЯ РФ', 'ВТРАТИ ВОРОГА', 'ОБОРОНА УКРАЇНИ', 'ОПЕРАТИВНА ІНФОРМАЦІЯ']</text:p>
      <text:p text:style-name="P4">
Category: News</text:p>
      <!--METADATA-->
      <text:p text:style-name="P4">
<draw:frame draw:style-name="fr1" draw:name="Image7" text:anchor-type="as-char" svg:width="6.9236in" svg:height="3.894525in" draw:z-index="0">
<draw:image xlink:href="../Images/AРМІЯINFORM/2023-07-02T46-00-00-04-00/347238423_613734824272933_1528983450146888220_n.jpg" xlink:type="simple" xlink:show="embed" xlink:actuate="onLoad" draw:mime-type="image/jpeg"/>
</draw:frame>
Ілюстративне фото <text:span text:style-name="T4">
🔥 Ситуація щодо російського вторгнення</text:span>
</text:p>
      <text:p text:style-name="P4">
Підрозділи ракетних військ і артилерії Сил оборони України протягом добиуразили: пункт управління; чотири райони зосередження живої сили, озброєння тавійськової техніки противника.</text:p>
      <text:p text:style-name="P4">
Про це<text:a xlink:type="simple" xlink:href="https://www.facebook.com/GeneralStaff.ua/posts/pfbid032bMDGiXkJuYRiLuPsNpcWSpPkF9NCZBz54Gq41R3iVCWsMGbQHe3Tga9YXUCKNk5l" text:style-name="Internet_20_link" text:visited-style-name="Visited_20_Internet_20_Link">
йдеться</text:a>
в оперативній інформації Генерального штабу ЗС України.</text:p>
      <text:p text:style-name="P4">
Також у Генштабі додають, що захисники України знищили склад боєприпасів, 27артилерійських засобів на вогневих позиціях, засіб протиповітряної оборони,дві станції РЕБ та ще один важливий об’єкт ворога.</text:p>
      <text:p text:style-name="P4">
Source: <text:a xlink:type="simple" xlink:href="https://armyinform.com.ua/2023/07/02/nashi-zahysnyky-urazyly-chotyry-rajony-zoseredzhennya-protyvnyka/" text:style-name="Internet_20_link" text:visited-style-name="Visited_20_Internet_20_Link">
https://armyinform.com.ua/2023/07/02/nashi-zahysnyky-urazyly-chotyry-rajony-zoseredzhennya-protyvnyka/</text:a>
</text:p>
      <!--NEWS-->
      <text:h text:style-name="P10" text:outline-level="1">
<text:span text:style-name="T4">
Військовослужбовець рф розповідає про втрати та жаліється на відсутність боєприпасів — перехоплення ГУР</text:span>
</text:h>
      <text:p text:style-name="P4">
Author: ['АРМІЯINFORM']</text:p>
      <text:p text:style-name="P4">
Time: 2023-07-02T48:00:00-04:00</text:p>
      <text:p text:style-name="P4">
Description: Військовослужбовець рф розповідає про втрати та жаліється на відсутність боєприпас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text:p>
      <text:p text:style-name="P4">
Category: News</text:p>
      <!--METADATA-->
      <text:p text:style-name="P4">
<draw:frame draw:style-name="fr1" draw:name="Image8" text:anchor-type="as-char" svg:width="6.9236in" svg:height="3.894525in" draw:z-index="0">
<draw:image xlink:href="../Images/AРМІЯINFORM/2023-07-02T48-00-00-04-00/gurperehoplennya.jpg" xlink:type="simple" xlink:show="embed" xlink:actuate="onLoad" draw:mime-type="image/jpeg"/>
</draw:frame>
</text:p>
      <text:p text:style-name="P4">
Військовослужбовець рф розповідає про втрати та жаліється на відсутністьбоєприпасів у телефонній розмові, яку перехопило та<text:a xlink:type="simple" xlink:href="https://t.me/DIUkraine" text:style-name="Internet_20_link" text:visited-style-name="Visited_20_Internet_20_Link">
опублікувало</text:a>
 Головне управління розвідкиМіністерства оборони України.</text:p>
      <ul>
        <li>
«боеприпасов у нас две машины осталось, 2 бк и всё, голяк"…чисто в экстренных случаях стреляем»;  * «вот чвкшники, нах<text:span text:style-name="T5">
й, ездят на машине обмениваются у танкистов, бл</text:span>
дь, на всякую х<text:span text:style-name="T5">
йню»;  * «Бахмут его просто х</text:span>
ярят».</li>
      </ul>
      <text:p text:style-name="P4">
За кожен воєнний злочин, здійснений проти України, буде справедлива відплата.</text:p>
      <text:p text:style-name="P4">
Source: <text:a xlink:type="simple" xlink:href="https://armyinform.com.ua/2023/07/02/vijskovosluzhbovecz-rf-rozpovidaye-pro-vtraty-ta-zhaliyetsya-na-vidsutnist-boyeprypasiv-perehoplennya-gur/" text:style-name="Internet_20_link" text:visited-style-name="Visited_20_Internet_20_Link">
https://armyinform.com.ua/2023/07/02/vijskovosluzhbovecz-rf-rozpovidaye-pro-vtraty-ta-zhaliyetsya-na-vidsutnist-boyeprypasiv-perehoplennya-gur/</text:a>
</text:p>
      <!--NEWS-->
      <text:h text:style-name="P10" text:outline-level="1">
<text:span text:style-name="T4">
Сили оборони за добу ліквідували майже 800 окупантів, знищили 26 артсистем та 10 танків</text:span>
</text:h>
      <text:p text:style-name="P4">
Author: ['АРМІЯINFORM']</text:p>
      <text:p text:style-name="P4">
Time: 2023-07-02T50:00:00-04:00</text:p>
      <text:p text:style-name="P4">
Description: Загальні бойові втрати противника з 24.02.22 по 01.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2623664468251915_w-scaled.jpg" text:style-name="Internet_20_link" text:visited-style-name="Visited_20_Internet_20_Link">
photo_5262623664468251915_w-scaled.jpg</text:a>
']</text:p>
      <text:p text:style-name="P4">
Tags: ['STOPRUSSIA', 'АГРЕСІЯ РФ', 'ВІЙНА', 'ВТОРГНЕННЯ РФ', 'ВТРАТИ ЗС РФ', 'ГЕНЕРАЛЬНИЙ ШТАБ ЗС УКРАЇНИ']</text:p>
      <text:p text:style-name="P4">
Category: News</text:p>
      <!--METADATA-->
      <text:p text:style-name="P4">
<draw:frame draw:style-name="fr1" draw:name="Image9" text:anchor-type="as-char" svg:width="6.9236in" svg:height="6.958218in" draw:z-index="0">
<draw:image xlink:href="../Images/AРМІЯINFORM/2023-07-02T50-00-00-04-00/photo_5262623664468251915_w-scaled.jpg" xlink:type="simple" xlink:show="embed" xlink:actuate="onLoad" draw:mime-type="image/jpeg"/>
</draw:frame>
</text:p>
      <text:p text:style-name="P4">
Загальні бойові втрати противника з 24.02.22 по 01.07.23 орієнтовностановлять:</text:p>
      <ul>
        <li>
особового складу ‒ 229660 (+790) осіб ліквідовано  * танків ‒ 4052 (+10)  * бойових броньованих машин ‒ 7888 (+20)  * артилерійських систем ‒ 4188 (+26)  * РСЗВ ‒ 637 (+5)  * засоби ППО ‒ 390 (1)  * літаків ‒ 315 (0)  * гелікоптерів ‒ 308 (0)  * БПЛА оперативно-тактичного рівня ‒ 3557 (+12)  * крилаті ракети ‒ 1261 (0)  * кораблі / катери ‒ 18 (0)  * автомобільної техніки та автоцистерн ‒ 6816 (+22)  * спеціальна техніка ‒ 583 (+3)</li>
      </ul>
      <text:p text:style-name="P4">
Дані уточнюються…</text:p>
      <text:p text:style-name="P4">
Бий окупанта! Разом переможемо! Наша сила — в правді!</text:p>
      <text:p text:style-name="P4">
Source: <text:a xlink:type="simple" xlink:href="https://armyinform.com.ua/2023/07/02/syly-oborony-za-dobu-likviduvaly-majzhe-800-okupantiv-znyshhyly-26-artsystem-ta-10-tankiv/" text:style-name="Internet_20_link" text:visited-style-name="Visited_20_Internet_20_Link">
https://armyinform.com.ua/2023/07/02/syly-oborony-za-dobu-likviduvaly-majzhe-800-okupantiv-znyshhyly-26-artsystem-ta-10-tankiv/</text:a>
</text:p>
      <!--NEWS-->
      <text:h text:style-name="P10" text:outline-level="1">
<text:span text:style-name="T4">
Прокурори фіксують наслідки ворожого обстрілу у Балаклії на Харківщині</text:span>
</text:h>
      <text:p text:style-name="P4">
Author: ['АРМІЯINFORM']</text:p>
      <text:p text:style-name="P4">
Time: 2023-07-02T67:00:00-04:00</text:p>
      <text:p text:style-name="P4">
Description: За процесуального керівництва Ізюм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10" text:anchor-type="as-char" svg:width="6.9236in" svg:height="4.73293in" draw:z-index="0">
<draw:image xlink:href="../Images/AРМІЯINFORM/2023-07-02T67-00-00-04-00/photo_2023-07-01_17-23-41.jpg" xlink:type="simple" xlink:show="embed" xlink:actuate="onLoad" draw:mime-type="image/jpeg"/>
</draw:frame>
</text:p>
      <text:p text:style-name="P4">
За процесуального керівництва Ізюмської окружної прокуратури Харківськоїобласті розпочато досудове розслідування за фактом порушення законів тазвичаїв війни (ч. 1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Слідством встановлено, що 1 липня близько 14:35 російські військовіобстріляли цивільну інфраструктуру м. Балаклія. За попередніми даними, з РСЗВ.Пошкоджено приватні житлові будинки, господарчі споруди. Отримали поранення65-річна жінка, двоє чоловіків і 14-річний хлопчик. Наразі прокурори увзаємодії зі слідчими поліції проводять першочергові слідчі дії», — йдеться вповідомленні.</text:p>
      <text:p text:style-name="P4">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NEWS-->
      <text:h text:style-name="P10" text:outline-level="1">
<text:span text:style-name="T4">
Відбулося чергове засідання Координаційного штабу з питань відновлення деокупованих територій</text:span>
</text:h>
      <text:p text:style-name="P4">
Author: ['АРМІЯINFORM']</text:p>
      <text:p text:style-name="P4">
Time: 2023-07-02T69:00:00-04:00</text:p>
      <text:p text:style-name="P4">
Description: Відбулося чергове засідання Координаційного штабу з питань відновлення де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yna-vereshhuk.jpeg" text:style-name="Internet_20_link" text:visited-style-name="Visited_20_Internet_20_Link">
iryna-vereshhuk.jpeg</text:a>
']</text:p>
      <text:p text:style-name="P4">
Tags: ['ІРИНА ВЕРЕЩУК', 'КООРДИНАЦІЙНИЙ ШТАБ З ПИТАНЬ ВІДНОВЛЕННЯ ДЕОКУПОВАНИХ ТЕРИТОРІЙ', 'МІНРЕІНТЕГРАЦІЇ']</text:p>
      <text:p text:style-name="P4">
Category: News</text:p>
      <!--METADATA-->
      <text:p text:style-name="P4">
<draw:frame draw:style-name="fr1" draw:name="Image11" text:anchor-type="as-char" svg:width="6.9236in" svg:height="4.598424in" draw:z-index="0">
<draw:image xlink:href="../Images/AРМІЯINFORM/2023-07-02T69-00-00-04-00/iryna-vereshhuk.jpeg" xlink:type="simple" xlink:show="embed" xlink:actuate="onLoad" draw:mime-type="image/jpeg"/>
</draw:frame>
Віцепрем’єр-міністр України Ірина Верещук</text:p>
      <text:p text:style-name="P4">
Відбулося чергове засідання Координаційного штабу з питань відновленнядеокупованих територій. У ньому взяли участь представники міністерств, силовихвідомств, державних служб, обласних військових адміністрацій та громадськихорганізацій.</text:p>
      <text:p text:style-name="P4">
Про це йдеться у <text:a xlink:type="simple" xlink:href="https://www.kmu.gov.ua/news/vidbulosia-cherhove-zasidannia-koordynatsiinoho-shtabu-z-pytan-vidnovlennia-deokupovanykh-terytorii" text:style-name="Internet_20_link" text:visited-style-name="Visited_20_Internet_20_Link">
повідомленні</text:a>
 Урядового порталу.</text:p>
      <text:p text:style-name="P4">
Учасники акцентували увагу на питанні включення деяких територійДніпропетровської, Херсонської, Донецької та Миколаївської областей допереліку територій активних бойових дій, на яких функціонують державніелектронні інформаційні ресурси.</text:p>
      <text:p text:style-name="P4">
Серед іншого, обговорили підготовку до стабілізації та реінтеграціїдеокупованих територій Донецької та Луганської областей.</text:p>
      <text:p text:style-name="P4">
Також порушувалося питання виплат пенсій громадянам України, які проживають надеокупованих територіях або у тимчасовій окупації.</text:p>
      <text:p text:style-name="P4">
«У фокусі гуманітарного реагування Коордштабу — реінтеграція деокупованихтериторій. Тож маємо залучити усі можливі ресурси, аби допомогти кожнійгромаді, що була звільнена від окупації», — резюмувала Віце-прем’єр-міністрУкраїни — Міністр з питань реінтеграції тимчасово окупованих територій ІринаВерещук.</text:p>
      <text:p text:style-name="P4">
Source: <text:a xlink:type="simple" xlink:href="https://armyinform.com.ua/2023/07/02/vidbulosya-chergove-zasidannya-koordynaczijnogo-shtabu-z-pytan-vidnovlennya-deokupovanyh-terytorij/" text:style-name="Internet_20_link" text:visited-style-name="Visited_20_Internet_20_Link">
https://armyinform.com.ua/2023/07/02/vidbulosya-chergove-zasidannya-koordynaczijnogo-shtabu-z-pytan-vidnovlennya-deokupovanyh-terytorij/</text:a>
</text:p>
      <!--NEWS-->
      <text:h text:style-name="P10" text:outline-level="1">
<text:span text:style-name="T4">
Українські прокурори переймають від своїх хорватських колег досвід розслідування воєнних злочинів</text:span>
</text:h>
      <text:p text:style-name="P4">
Author: ['АРМІЯINFORM']</text:p>
      <text:p text:style-name="P4">
Time: 2023-07-02T71:00:00-04:00</text:p>
      <text:p text:style-name="P4">
Description: У Загребі відбувся дводенний тренінг для українських слідчих та прокурорів. Генпрокуро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3-56-24.jpg" text:style-name="Internet_20_link" text:visited-style-name="Visited_20_Internet_20_Link">
photo_2023-07-01_13-56-24.jpg</text:a>
']</text:p>
      <text:p text:style-name="P4">
Tags: ['STOPRUSSIA', 'ОФІС ГЕНЕРАЛЬНОГО ПРОКУРОРА УКРАЇНИ']</text:p>
      <text:p text:style-name="P4">
Category: News</text:p>
      <!--METADATA-->
      <text:p text:style-name="P4">
<draw:frame draw:style-name="fr1" draw:name="Image12" text:anchor-type="as-char" svg:width="6.9236in" svg:height="4.278568in" draw:z-index="0">
<draw:image xlink:href="../Images/AРМІЯINFORM/2023-07-02T71-00-00-04-00/photo_2023-07-01_13-56-24.jpg" xlink:type="simple" xlink:show="embed" xlink:actuate="onLoad" draw:mime-type="image/jpeg"/>
</draw:frame>
</text:p>
      <text:p text:style-name="P4">
У Загребі відбувся дводенний тренінг для українських слідчих та прокурорів.Генпрокурор Андрій Костін подякував Міністру юстиції та Прем’єр-мініструкраїни за таку можливість.</text:p>
      <text:p text:style-name="P4">
Знання та практики хорватської сторони надзвичайно актуальні для нас черезсхожість історичних обставин та, на жаль, специфіку злочинів, що були вчинені.Дякуємо групі ACA за те, що зробили цю навчальну поїздку можливою.</text:p>
      <text:p text:style-name="P4">
Хорватія має чималий досвід у сфері розслідування та судового переслідуваннявоєнних злочинів. Тому цей тренінг, у першу чергу, є практичним майстер-класом. У центрі уваги — практичні питання: збір та збереження доказів,спеціалізація підрозділів, розслідування злочинів сексуального насильства,пов’язаного з конфліктом, притягнення до відповідальності командування,експертизи, електронне документування, а також досвід розслідування підривугреблі ГЕС «Перуча» у 1993, - зазначив Андрій Костін.</text:p>
      <text:p text:style-name="P4">
Учасники — 30 представників українських інституцій кримінальної юстиції:слідчі СБУ і Національної поліції та прокурори, які спеціалізуються на воєннихзлочинах; прокурори ювенального напрямку, екологічної прокуратури,Координаційного центру підтримки потерпілих та свідків.</text:p>
      <text:p text:style-name="P4">
У грудні минулого року команда Офісу Генпрокурора вже брала участь у подібномунавчальному візиті, присвяченому моделі підтримки потерпілих та свідків,орієнтованій на потреби постраждалих. Ці знання допомогли у розробці концепціїКоординаційного центру підтримки потерпілих та свідків, який вже розпочав своюроботу.</text:p>
      <text:p text:style-name="P4">
Прокурори відвідали місто Вуковар, яке стало символом боротьби Хорватії занезалежність в 90-х роках минулого сторіччя. Свого часу це місто було так самов фокусі уваги світової спільноти як нині українські Буча, Ірпінь чиМаріуполь. Досвід та методики розслідування жахливих воєнних злочинів, якібули скоєні на території Хорватії, є безцінним для пошуку і покарання винних увійні, яку розв'язала РФ в Україні.</text:p>
      <text:p text:style-name="P4">
Джерело: <text:a xlink:type="simple" xlink:href="https://t.me/pgo_gov_ua" text:style-name="Internet_20_link" text:visited-style-name="Visited_20_Internet_20_Link">
Офіс Генерального прокурора</text:a>
</text:p>
      <text:p text:style-name="P4">
Source: <text:a xlink:type="simple" xlink:href="https://armyinform.com.ua/2023/07/02/ukrayinski-prokurory-perejmayut-vid-svoyih-horvatskyh-koleg-dosvid-rozsliduvannya-voyennyh-zlochyniv/" text:style-name="Internet_20_link" text:visited-style-name="Visited_20_Internet_20_Link">
https://armyinform.com.ua/2023/07/02/ukrayinski-prokurory-perejmayut-vid-svoyih-horvatskyh-koleg-dosvid-rozsliduvannya-voyennyh-zlochyniv/</text:a>
</text:p>
      <!--NEWS-->
      <text:h text:style-name="P10" text:outline-level="1">
<text:span text:style-name="T4">
Тяжкі бої тривають на трьох напрямках, за добу — 46 зіткнень</text:span>
</text:h>
      <text:p text:style-name="P4">
Author: ['АРМІЯINFORM']</text:p>
      <text:p text:style-name="P4">
Time: 2023-07-02T73:00:00-04:00</text:p>
      <text:p text:style-name="P4">
Description: Про це повідомляє Генеральний штаб ЗСУ.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su__5__26_605x320.jpg" text:style-name="Internet_20_link" text:visited-style-name="Visited_20_Internet_20_Link">
zsu__5__26_605x320.jpg</text:a>
']</text:p>
      <text:p text:style-name="P4">
Tags: ['STOPRUSSIA', 'ГШ ЗСУ']</text:p>
      <text:p text:style-name="P4">
Category: News</text:p>
      <!--METADATA-->
      <text:p text:style-name="P4">
<draw:frame draw:style-name="fr1" draw:name="Image13" text:anchor-type="as-char" svg:width="6.9236in" svg:height="3.662069in" draw:z-index="0">
<draw:image xlink:href="../Images/AРМІЯINFORM/2023-07-02T73-00-00-04-00/zsu__5__26_605x320.jpg" xlink:type="simple" xlink:show="embed" xlink:actuate="onLoad" draw:mime-type="image/jpeg"/>
</draw:frame>
 Ілюстративне фото <text:span text:style-name="T4">
🔥 Ситуаціящодо російського вторгнення</text:span>
</text:p>
      <text:p text:style-name="P4">
Про це<text:a xlink:type="simple" xlink:href="https://www.facebook.com/GeneralStaff.ua/posts/pfbid032bMDGiXkJuYRiLuPsNpcWSpPkF9NCZBz54Gq41R3iVCWsMGbQHe3Tga9YXUCKNk5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 таМар’їнському напрямках, тривають важкі бої. Протягом доби відбулось 46 бойовихзіткнень», — йдеться в повідомленні.</text:p>
      <text:p text:style-name="P4">
Source: <text:a xlink:type="simple" xlink:href="https://armyinform.com.ua/2023/07/02/tyazhki-boyi-tryvayut-na-troh-napryamkah-za-dobu-46-zitknen/" text:style-name="Internet_20_link" text:visited-style-name="Visited_20_Internet_20_Link">
https://armyinform.com.ua/2023/07/02/tyazhki-boyi-tryvayut-na-troh-napryamkah-za-dobu-46-zitknen/</text:a>
</text:p>
      <!--NEWS-->
      <text:h text:style-name="P10" text:outline-level="1">
<text:span text:style-name="T4">
Завданням річкової флотилії є підтримка сухопутних військ на прирічкових напрямках — Олексій Неїжпапа</text:span>
</text:h>
      <text:p text:style-name="P4">
Author: ['АРМІЯINFORM']</text:p>
      <text:p text:style-name="P4">
Time: 2023-07-02T92:00:00-04:00</text:p>
      <text:p text:style-name="P4">
Description: У своєму інтерв’ю для АрміяInform командувач Військово-Морських Сил України віцеадміра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1.jpg" text:style-name="Internet_20_link" text:visited-style-name="Visited_20_Internet_20_Link">
12-1.jpg</text:a>
']</text:p>
      <text:p text:style-name="P4">
Tags: ['STOPRUSSIA', 'АГРЕСІЯ РФ', 'ВІЙНА', 'ВМС УКРАЇНИ', 'ОЛЕКСІЙ НЕЇЖПАПА', 'РІЧКОВА ФЛОТИЛІЯ']</text:p>
      <text:p text:style-name="P4">
Category: News</text:p>
      <!--METADATA-->
      <text:p text:style-name="P4">
<draw:frame draw:style-name="fr1" draw:name="Image14" text:anchor-type="as-char" svg:width="6.9236in" svg:height="4.615733in" draw:z-index="0">
<draw:image xlink:href="../Images/AРМІЯINFORM/2023-07-02T92-00-00-04-00/12-1.jpg" xlink:type="simple" xlink:show="embed" xlink:actuate="onLoad" draw:mime-type="image/jpeg"/>
</draw:frame>
</text:p>
      <text:p text:style-name="P4">
У своєму <text:a xlink:type="simple" xlink:href="https://armyinform.com.ua/2023/07/02/my-povynni-maty-takyj-flot-yakyj-bilshe-ne-dast-zagarbnyku-navit-planuvaty-napad-na-ukrayinu-oleksij-neyizhpapa/" text:style-name="Internet_20_link" text:visited-style-name="Visited_20_Internet_20_Link">
інтерв’ю</text:a>
для АрміяInform командувач Військово-Морських Сил України віцеадмірал ОлексійНеїжпапа прокоментував специфіку нещодавно створеної річкової флотилії.</text:p>
      <text:p text:style-name="P4">
За його словами, особливу актуальність питання створення такого підрозділунабуло під час оборони Києва. Спочатку сформували дивізіон, який направили напівніч річки Дніпро, потім дивізіон, що працює на її півдні.</text:p>
      <text:p text:style-name="P4">
— А для організації взаємодії на річці Дніпро була створена річкова флотилія,яка є органом управління цими підрозділами та катерами. Ці підрозділи не дужесхожі на звичайний дивізіон, який перебуває на морі. Вони відрізняютьсяорганізаційно, специфікою дій на річках, тією ж логістикою, — зазначив ОлексійНеїжпапа. — Загалом, завданням річкової флотилії є підтримка сухопутних військна прирічкових напрямках. Тобто йдеться про доставку та перекидання сил, щобмати вплив на противника, а також протидію плавучим засобам ворога. Алеосновне завдання — це все-таки здійснення висадки десанту, переміщення зправого берега на лівий наших сил та їхня підтримка.</text:p>
      <text:p text:style-name="P4">
Які ще завдання виконують дивізіони — читайте в матеріалі: <text:a xlink:type="simple" xlink:href="https://armyinform.com.ua/2023/07/02/my-povynni-maty-takyj-flot-yakyj-bilshe-ne-dast-zagarbnyku-navit-planuvaty-napad-na-ukrayinu-oleksij-neyizhpapa/" text:style-name="Internet_20_link" text:visited-style-name="Visited_20_Internet_20_Link">
Ми повинні матитакий флот, який більше не дасть загарбнику навіть планувати напад на Україну— Олексій Неїжпапа</text:a>
</text:p>
      <text:p text:style-name="P4">
Source: <text:a xlink:type="simple" xlink:href="https://armyinform.com.ua/2023/07/02/zavdannyam-richkovoyi-flotyliyi-ye-pidtrymka-suhoputnyh-vijsk-na-pryrichkovyh-napryamkah-oleksij-neyizhpapa/" text:style-name="Internet_20_link" text:visited-style-name="Visited_20_Internet_20_Link">
https://armyinform.com.ua/2023/07/02/zavdannyam-richkovoyi-flotyliyi-ye-pidtrymka-suhoputnyh-vijsk-na-pryrichkovyh-napryamkah-oleksij-neyizhpapa/</text:a>
</text:p>
      <!--NEWS-->
      <text:h text:style-name="P10" text:outline-level="1">
<text:span text:style-name="T4">
росіяни обстріляли з артилерії понад 10 населених пунктів. Серед них Мар’їнка та Новомихайлівка</text:span>
</text:h>
      <text:p text:style-name="P4">
Author: ['АРМІЯINFORM']</text:p>
      <text:p text:style-name="P4">
Time: 2023-07-02T96:00:00-04:00</text:p>
      <text:p text:style-name="P4">
Description: ЗСУ відбили всі атаки загарбника в районі Мар’їнки, про це повідомляє Генеральний шта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3558e0e212a.jpeg" text:style-name="Internet_20_link" text:visited-style-name="Visited_20_Internet_20_Link">
633558e0e212a.jpeg</text:a>
']</text:p>
      <text:p text:style-name="P4">
Tags: ['STOPRUSSIA', 'АГРЕСІЯ РФ', 'ВТОРГНЕННЯ РФ', 'ГШ ЗСУ', 'ОБОРОНА УКРАЇНИ']</text:p>
      <text:p text:style-name="P4">
Category: News</text:p>
      <!--METADATA-->
      <text:p text:style-name="P4">
<draw:frame draw:style-name="fr1" draw:name="Image15" text:anchor-type="as-char" svg:width="6.9236in" svg:height="4.32725in" draw:z-index="0">
<draw:image xlink:href="../Images/AРМІЯINFORM/2023-07-02T96-00-00-04-00/633558e0e212a.jpeg" xlink:type="simple" xlink:show="embed" xlink:actuate="onLoad" draw:mime-type="image/jpeg"/>
</draw:frame>
Фото ілюстративне</text:p>
      <text:p text:style-name="P4">
<text:span text:style-name="T4">
🔥 Ситуація щодо російського вторгнення</text:span>
</text:p>
      <text:p text:style-name="P4">
ЗСУ відбили всі атаки загарбника в районі Мар’їнки, про це<text:a xlink:type="simple" xlink:href="https://www.facebook.com/GeneralStaff.ua/posts/pfbid02Ywbjf1XYt4vbEXwnMZs1BSKNuujGPH61qfYqwV7adFAAZi1p9s2EMXoEsbVJzJEsl" text:style-name="Internet_20_link" text:visited-style-name="Visited_20_Internet_20_Link">
повідомляє</text:a>
Генеральний штаб у вечірньому зведенні.</text:p>
      <text:p text:style-name="P4">
— На Мар’їнському напрямку наші захисники відбили усі атаки противника врайоні міста Мар’їнка. У той же час, противник завдав авіаційних ударів врайонах Котлярівки, Мар’їнки і Курахового та обстріляв з артилерії понад 10населених пунктів. Серед них Мар’їнка та Новомихайлівка Донецької області, —йдеться у зведенні.</text:p>
      <text:p text:style-name="P4">
Source: <text:a xlink:type="simple" xlink:href="https://armyinform.com.ua/2023/07/02/rosiyany-obstrilyaly-z-artyleriyi-ponad-10-naselenyh-punktiv-sered-nyh-maryinka-ta-novomyhajlivka/" text:style-name="Internet_20_link" text:visited-style-name="Visited_20_Internet_20_Link">
https://armyinform.com.ua/2023/07/02/rosiyany-obstrilyaly-z-artyleriyi-ponad-10-naselenyh-punktiv-sered-nyh-maryinka-ta-novomyhajlivka/</text:a>
</text:p>
      <!--NEWS-->
      <text:h text:style-name="P10" text:outline-level="1">
<text:span text:style-name="T4">
Україна посіла третє місце на Європейських іграх 2023</text:span>
</text:h>
      <text:p text:style-name="P4">
Author: ['АРМІЯINFORM']</text:p>
      <text:p text:style-name="P4">
Time: 2023-07-02T97:00:00-04:00</text:p>
      <text:p text:style-name="P4">
Description: Вітаємо збірну України з успішним виступом на ІІІ Європейських іграх у Кракові!  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edalnyj-zalik.jpg" text:style-name="Internet_20_link" text:visited-style-name="Visited_20_Internet_20_Link">
medalnyj-zalik.jpg</text:a>
']</text:p>
      <text:p text:style-name="P4">
Tags: ['III\xa0ЄВРОПЕЙСЬКІ ІГРИ', 'АРМІЙСЬКІ СПОРТСМЕНИ', 'СПОРТ']</text:p>
      <text:p text:style-name="P4">
Category: News</text:p>
      <!--METADATA-->
      <text:p text:style-name="P4">
<draw:frame draw:style-name="fr1" draw:name="Image16" text:anchor-type="as-char" svg:width="6.9236in" svg:height="5.512917in" draw:z-index="0">
<draw:image xlink:href="../Images/AРМІЯINFORM/2023-07-02T97-00-00-04-00/medalnyj-zalik.jpg" xlink:type="simple" xlink:show="embed" xlink:actuate="onLoad" draw:mime-type="image/jpeg"/>
</draw:frame>
</text:p>
      <text:p text:style-name="P4">
Вітаємо збірну України з успішним виступом на ІІІ Європейських іграх уКракові!</text:p>
      <text:p text:style-name="P4">
Ми сильні і на полі бою, і на спортивних аренах. Дякуємо нашим спортсменам, начесть яких Гімн України лунав на цьому мультиспортивному форумі 21 раз.</text:p>
      <text:p text:style-name="P4">
Про такий результат Європейських ігор – 2023<text:a xlink:type="simple" xlink:href="https://t.me/OP_UA/9855" text:style-name="Internet_20_link" text:visited-style-name="Visited_20_Internet_20_Link">
йдеться</text:a>
 у Telegram-каналі Офісу Президента України.</text:p>
      <text:p text:style-name="P4">
«Разом ми відкриваємо для всього світу нову переможну українську силу. Силу,якої ми ніколи не втратимо і яка завжди буде боронити, творити й перемагати!Слава Україні!», — йдеться у привітанні.</text:p>
      <text:p text:style-name="P4">
Нагадаємо, що з 21 червня по 2 липня 2023 року в Кракові, Закопане, Тарнові,Кшешовиці та інших містах Малопольщі відбулися ІІІ Європейські ігри. Загалом умедальному заліку турніру українські спортсмени, здобувши 41 нагороду, посілитретє місце.</text:p>
      <text:p text:style-name="P4">
Першими у змаганні, зі 100 медалями, були спортсмени з Італії. На другомумісці опинились іспанці з 57 медалями.</text:p>
      <text:p text:style-name="P4">
АрміяInform <text:a xlink:type="simple" xlink:href="https://armyinform.com.ua/2023/06/19/88-armijskyh-sportsmeniv-u-skladi-naczionalnoyi-zbirnoyi-vizmut-uchast-v-yevropejskyh-igrah-u-polshhi/" text:style-name="Internet_20_link" text:visited-style-name="Visited_20_Internet_20_Link">
писала</text:a>
, що Україна на цьому спортивному форумі була представленаделегацією з 260 спортсменів, третина з яких — армійці.</text:p>
      <text:p text:style-name="P4">
Source: <text:a xlink:type="simple" xlink:href="https://armyinform.com.ua/2023/07/02/ukrayina-posila-tretye-miscze-na-yevropejskyj-igrah-2023/" text:style-name="Internet_20_link" text:visited-style-name="Visited_20_Internet_20_Link">
https://armyinform.com.ua/2023/07/02/ukrayina-posila-tretye-miscze-na-yevropejskyj-igrah-2023/</text:a>
</text:p>
      <!--NEWS-->
      <text:h text:style-name="P10" text:outline-level="1">
<text:span text:style-name="T4">
At Maryinka direction Russian army shelled Maryinka, Pobyeda and Novomykhaylivka of Donetsk r...</text:span>
</text:h>
      <text:p text:style-name="P4">
Authors: liveuamap (Language: en)</text:p>
      <text:p text:style-name="P4">
Time: 2023-07-03T-10:00:00</text:p>
      <text:p text:style-name="P4">
Location: Maryinka, Donetsk region (Latitude:48.1386 Longtitude:36.93569)</text:p>
      <text:p text:style-name="P4">
Videos: []</text:p>
      <text:p text:style-name="P4">
Images: []</text:p>
      <text:p text:style-name="P4">
Tags: ["Russia"]</text:p>
      <text:p text:style-name="P4">
ID: 22573273</text:p>
      <!--METADATA-->
      <text:p text:style-name="P4">
At Maryinka direction Russian army shelled Maryinka, Pobyeda andNovomykhaylivka of Donetsk region. Russian aviation conducted airstrikes atKotlyarivka, Maryinka and Kurakhove, - General Staff of Armed Forces ofUkraine says in the morning report</text:p>
      <text:p text:style-name="P4">
News Collection Link: <text:a xlink:type="simple" xlink:href="https:\/\/liveuamap.com\/en\/2023\/3-july-at-maryinka-direction-russian-army-shelled-maryinka" text:style-name="Internet_20_link" text:visited-style-name="Visited_20_Internet_20_Link">
https:\/\/liveuamap.com\/en\/2023\/3-july-at-maryinka-direction-russian-army-shelled-maryinka</text:a>
</text:p>
      <text:p text:style-name="P4">
Source: <text:a xlink:type="simple" xlink:href="https://t.me/lumsrc/5260" text:style-name="Internet_20_link" text:visited-style-name="Visited_20_Internet_20_Link">
https://t.me/lumsrc/5260</text:a>
</text:p>
      <!--NEWS-->
      <text:h text:style-name="P10" text:outline-level="1">
<text:span text:style-name="T4">
At Shakhtarske direction Russian army shelled Zolota Nyva, Velyka Novosilka, Vodyane and Vuhl...</text:span>
</text:h>
      <text:p text:style-name="P4">
Authors: liveuamap (Language: en)</text:p>
      <text:p text:style-name="P4">
Time: 2023-07-03T-12:00:00</text:p>
      <text:p text:style-name="P4">
Location: Velyka Novosilka (Latitude:47.7969 Longtitude:36.81398)</text:p>
      <text:p text:style-name="P4">
Videos: []</text:p>
      <text:p text:style-name="P4">
Images: []</text:p>
      <text:p text:style-name="P4">
Tags: ["Russia"]</text:p>
      <text:p text:style-name="P4">
ID: 22573272</text:p>
      <!--METADATA-->
      <text:p text:style-name="P4">
At Shakhtarske direction Russian army shelled Zolota Nyva, Velyka Novosilka,Vodyane and Vuhledar of Donetsk region. Russian aviation conducted airstrikesat Vuhledar, Bohoyavlenka and Blahodatne, - General Staff of Armed Forces ofUkraine says in the morning report</text:p>
      <text:p text:style-name="P4">
News Collection Link: <text:a xlink:type="simple" xlink:href="https:\/\/liveuamap.com\/en\/2023\/3-july-at-shakhtarske-direction-russian-army-shelled-zolota" text:style-name="Internet_20_link" text:visited-style-name="Visited_20_Internet_20_Link">
https:\/\/liveuamap.com\/en\/2023\/3-july-at-shakhtarske-direction-russian-army-shelled-zolota</text:a>
</text:p>
      <text:p text:style-name="P4">
Source: <text:a xlink:type="simple" xlink:href="https://t.me/lumsrc/5261" text:style-name="Internet_20_link" text:visited-style-name="Visited_20_Internet_20_Link">
https://t.me/lumsrc/5261</text:a>
</text:p>
      <!--NEWS-->
      <text:h text:style-name="P10" text:outline-level="1">
<text:span text:style-name="T4">
В окупованому Криму рекордно подешевшало проживання у готелях</text:span>
</text:h>
      <text:p text:style-name="P4">
Authors: Ukrinform (Person)</text:p>
      <text:p text:style-name="P4">
Publisher: Укринформ (Organization)</text:p>
      <text:p text:style-name="P4">
Published Time: 2023-07-03T-12:16:00+03:00</text:p>
      <text:p text:style-name="P4">
Modified Time: 2023-07-03T18:16:00+03:00</text:p>
      <text:p text:style-name="P4">
Description: Проживання у готелях в тимчасово окупованому Криму рекордно подешевшало. — Укрінформ.</text:p>
      <text:p text:style-name="P4">
Images: ['<text:a xlink:type="simple" xlink:href="https://static.ukrinform.com/photos/2022_05/thumb_files/630_360_1652075100-633.jpg" text:style-name="Internet_20_link" text:visited-style-name="Visited_20_Internet_20_Link">
630_360_16520...</text:a>
']</text:p>
      <text:p text:style-name="P4">
Tags: ['Крим', 'Відпочинок', 'Готель']</text:p>
      <text:p text:style-name="P4">
Type: Article</text:p>
      <!--METADATA-->
      <text:p text:style-name="P4">
<draw:frame draw:style-name="fr1" draw:name="Image17" text:anchor-type="as-char" svg:width="6.9236in" svg:height="3.956343in" draw:z-index="0">
<draw:image xlink:href="../Images/yкринформ/2023-07-03T-12-16-00-03-00/630_360_1652075100-633.jpg" xlink:type="simple" xlink:show="embed" xlink:actuate="onLoad" draw:mime-type="image/jpeg"/>
</draw:frame>
Проживання у готелях в тимчасово окупованому Криму рекордно подешевшало.</text:p>
      <text:p text:style-name="P4">
Про це повідомило у <text:a xlink:type="simple" xlink:href="https://www.facebook.com/ppu.gov.ua/posts/pfbid0SdCdFWvwUN5V1cXBRu5yVniWCRiaR1DQGHAJU7Q5o3z9Wg2spEYftsUS8XWtQsTcl" text:style-name="Internet_20_link" text:visited-style-name="Visited_20_Internet_20_Link">
 Фейсбуці</text:a>
Представництво президента України в АР Крим, передає Укрінформ.</text:p>
      <text:p text:style-name="P4">
«Відпочинок в окупованому Криму подешевшав до рекордних значень: у травнісередня ціна за добу в готелях півострова була на 20,5% нижчою, ніж у травніминулого року», - йдеться в дописі.</text:p>
      <text:p text:style-name="P4">
Зазначається, що на початку червня середня вартість проживання в готелях трохизбільшилася порівняно з травнем, проте була на 16% нижчою, ніж за той жеперіод минулого року.</text:p>
      <text:p text:style-name="P4">
<text:span text:style-name="T4">
Читайте також:</text:span>
 <text:a xlink:type="simple" xlink:href="https://www.ukrinform.ua/rubric-ato/3730904-vijna-ne-zakincitsa-poki-krim-bude-pid-okupacieu-zelenskij.html" text:style-name="Internet_20_link" text:visited-style-name="Visited_20_Internet_20_Link">
 Війна не закінчиться, поки <text:span text:style-name="T4">
Крим</text:span>
 буде під окупацією –Зеленський </text:a>
</text:p>
      <text:p text:style-name="P4">
Як <text:a xlink:type="simple" xlink:href="https://www.ukrinform.ua/rubric-crimea/3719906-rosiani-perestali-bronuvati-zitlo-na-litnij-vidpocinok-u-krimu.html" text:style-name="Internet_20_link" text:visited-style-name="Visited_20_Internet_20_Link">
 повідомляв </text:a>
 Укрінформ, попитна оренду житла для літнього відпочинку в тимчасово окупованому Криму середросіян рекордно впав.</text:p>
      <text:p text:style-name="P4">
Source: <text:a xlink:type="simple" xlink:href="https://www.ukrinform.ua/rubric-crimea/3730950-v-okupovanomu-krimu-rekordno-podesevsalo-prozivanna-u-gotelah.html" text:style-name="Internet_20_link" text:visited-style-name="Visited_20_Internet_20_Link">
https://www.ukrinform.ua/rubric-crimea/3730950-v-okupovanomu-krimu-rekordno-podesevsalo-prozivanna-u-gotelah.html</text:a>
</text:p>
      <!--NEWS-->
      <text:h text:style-name="P10" text:outline-level="1">
<text:span text:style-name="T4">
В ОП закликають звільнити Саакашвілі з незаконного ув'язнення</text:span>
</text:h>
      <text:p text:style-name="P4">
Authors: Ukrinform (Person)</text:p>
      <text:p text:style-name="P4">
Publisher: Укринформ (Organization)</text:p>
      <text:p text:style-name="P4">
Published Time: 2023-07-03T-13:16:00+03:00</text:p>
      <text:p text:style-name="P4">
Modified Time: 2023-07-03T18:16:00+03:00</text:p>
      <text:p text:style-name="P4">
Description: Керівник Офісу Президента Андрій Єрмак закликає звільнити колишнього президента Грузії Міхеіла Саакашвілі з незаконного ув'язнення.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Грузія', 'Саакашвілі', 'Єрмак', 'Офіс Президента']</text:p>
      <text:p text:style-name="P4">
Type: Article</text:p>
      <!--METADATA-->
      <text:p text:style-name="P4">
<draw:frame draw:style-name="fr1" draw:name="Image18" text:anchor-type="as-char" svg:width="6.9236in" svg:height="3.956343in" draw:z-index="0">
<draw:image xlink:href="../Images/yкринформ/2023-07-03T-13-16-00-03-00/630_360_1687457216-618.jpeg" xlink:type="simple" xlink:show="embed" xlink:actuate="onLoad" draw:mime-type="image/jpeg"/>
</draw:frame>
 КерівникОфісу Президента Андрій Єрмак закликає звільнити колишнього президента ГрузіїМіхеіла Саакашвілі з незаконного ув'язнення.</text:p>
      <text:p text:style-name="P4">
Як передає Укрінформ, про це Єрмак повідомляє у <text:a xlink:type="simple" xlink:href="https://twitter.com/AndriyYermak/status/1675876157202354178" text:style-name="Internet_20_link" text:visited-style-name="Visited_20_Internet_20_Link">
 Твіттері</text:a>
 .</text:p>
      <text:p text:style-name="P4">
“Звільніть <text:a xlink:type="simple" xlink:href="https://www.ukrinform.ua/tag-saakasvili" text:style-name="Internet_20_link" text:visited-style-name="Visited_20_Internet_20_Link">
 Міхеіла Саакашвілі </text:a>
 знезаконного ув'язнення! Міхеіл Саакашвілі – це людина-символ боротьби заправду, справедливість та демократію”, – написав Єрмак.</text:p>
      <text:p text:style-name="P4">
</text:p>
      <text:p text:style-name="P4">
Він заявив, що захоплення і утримання Саакашвілі за ґратами є порушенням правлюдини.</text:p>
      <text:p text:style-name="P4">
Як повідомляв <text:a xlink:type="simple" xlink:href="https://www.ukrinform.ua/rubric-world/3730914-saakasvili-vistupiv-u-sudi-onlajn-i-pokazav-v-akomu-vin-stani.html" text:style-name="Internet_20_link" text:visited-style-name="Visited_20_Internet_20_Link">
 Укрінформ </text:a>
 , ув'язнений колишній президент Грузії Міхеіл Саакашвілі 3 липняз'явився на засіданні Тбіліського міського суду по відеозв’язку іпродемонстрував свій стан.</text:p>
      <text:p text:style-name="P4">
<text:span text:style-name="T4">
Читайте також:</text:span>
 <text:a xlink:type="simple" xlink:href="https://www.ukrinform.ua/rubric-polytics/3729265-espl-vidhiliv-pozov-saakasvili-proti-ukraini-sodo-pozbavlenna-gromadanstva.html" text:style-name="Internet_20_link" text:visited-style-name="Visited_20_Internet_20_Link">
 ЄСПЛ відхилив позов <text:span text:style-name="T4">
Саакашвілі</text:span>
 проти України щодопозбавлення громадянства </text:a>
</text:p>
      <text:p text:style-name="P4">
Саакашвілі перебуває за ґратами у Грузії з часу повернення до країни восени2021 року після восьмирічної відсутності.</text:p>
      <text:p text:style-name="P4">
Україна офіційно визнала Саакашвілі потерпілим у справі про неналежнеповодження в ув'язненні.</text:p>
      <text:p text:style-name="P4">
<text:span text:style-name="T5">
Фото: ОП</text:span>
</text:p>
      <text:p text:style-name="P4">
Source: <text:a xlink:type="simple" xlink:href="https://www.ukrinform.ua/rubric-polytics/3730951-v-op-zaklikaut-zvilniti-saakasvili-z-nezakonnogo-uvaznenna.html" text:style-name="Internet_20_link" text:visited-style-name="Visited_20_Internet_20_Link">
https://www.ukrinform.ua/rubric-polytics/3730951-v-op-zaklikaut-zvilniti-saakasvili-z-nezakonnogo-uvaznenna.html</text:a>
</text:p>
      <!--NEWS-->
      <text:h text:style-name="P10" text:outline-level="1">
<text:span text:style-name="T4">
Загроза з Білорусі перманентна, «вагнерівці» можуть посилити угруповання для вторгнення - військові</text:span>
</text:h>
      <text:p text:style-name="P4">
Authors: Ukrinform (Person)</text:p>
      <text:p text:style-name="P4">
Publisher: Укринформ (Organization)</text:p>
      <text:p text:style-name="P4">
Published Time: 2023-07-03T-15:23:00+03:00</text:p>
      <text:p text:style-name="P4">
Modified Time: 2023-07-03T17:23:00+03:00</text:p>
      <text:p text:style-name="P4">
Description: Заступник командира білоруського полку Кастуся Калиновського Вадим Кабанчук вважає, що після розміщення на території Білорусі близько 8 тисяч «вагнерівців» там може бути сформоване угруповання для вторгнення в Україну шляхом доєднання до них російських та білоруських військових. — Укрінформ.</text:p>
      <text:p text:style-name="P4">
Images: ['<text:a xlink:type="simple" xlink:href="https://static.ukrinform.com/photos/2022_11/thumb_files/630_360_1667373640-270.jpg" text:style-name="Internet_20_link" text:visited-style-name="Visited_20_Internet_20_Link">
630_360_16673...</text:a>
']</text:p>
      <text:p text:style-name="P4">
Tags: ['Білорусь', 'Україна', 'ПВК "Вагнера"', 'Війна з Росією']</text:p>
      <text:p text:style-name="P4">
Type: Article</text:p>
      <!--METADATA-->
      <text:p text:style-name="P4">
<draw:frame draw:style-name="fr1" draw:name="Image20" text:anchor-type="as-char" svg:width="6.9236in" svg:height="3.956343in" draw:z-index="0">
<draw:image xlink:href="../Images/yкринформ/2023-07-03T-15-23-00-03-00/630_360_1667373640-270.jpg" xlink:type="simple" xlink:show="embed" xlink:actuate="onLoad" draw:mime-type="image/jpeg"/>
</draw:frame>
 Заступниккомандира білоруського полку Кастуся Калиновського Вадим Кабанчук вважає, щопісля розміщення на території Білорусі близько 8 тисяч «вагнерівців» там можебути сформоване угруповання для вторгнення в Україну шляхом доєднання до нихросійських та білоруських військових.</text:p>
      <text:p text:style-name="P4">
Таку думку Кабанчук висловив на пресконференції на тему «Ситуація в Білорусі:військові та політичні виклики», повідомляє кореспондент Укрінформу.</text:p>
      <text:p text:style-name="P4">
Він зауважив, що загроза для України з боку Білорусі є завжди, а військовізавжди планують свої дії, виходячи з найгіршого сценарію.</text:p>
      <text:p text:style-name="P4">
«Найгірший сценарій для України був у лютому 2022 року, коли йшли колони наГостомель і Київ. Це все може повторитися, якщо буде створено угруповання длявторгнення. Коли <text:a xlink:type="simple" xlink:href="https://www.ukrinform.ua/tag-pvk-vagnera" text:style-name="Internet_20_link" text:visited-style-name="Visited_20_Internet_20_Link">
 «вагнерівці» </text:a>
будуть сконцентровані там (у Білорусі. – Ред.) у тій кількості, яку називають,- близько 8 тисяч осіб, до них будь-якої миті можуть додати кілька десятківтисяч військових російської армії, 10 тисяч осіб з білоруської армії - і осьвам угруповання для вторгнення в Україну. І це є перманентною загрозою», -сказав Кабанчук.</text:p>
      <text:p text:style-name="P4">
Він також зауважив, що в Україні чомусь мало обговорюється потенційна загрозазастосування ядерної зброї, яку Росія планує розмістити в Білорусі.</text:p>
      <text:p text:style-name="P4">
<text:span text:style-name="T4">
Читайте також:</text:span>
 <text:a xlink:type="simple" xlink:href="https://www.ukrinform.ua/rubric-ato/3729817-na-stavci-dorucili-posiliti-zahist-na-pivnicnomu-napramku-zelenskij.html" text:style-name="Internet_20_link" text:visited-style-name="Visited_20_Internet_20_Link">
 Зеленський провів Ставку - доручив посилити кордон ізБілоруссю </text:a>
</text:p>
      <text:p text:style-name="P4">
«Путін - кадебіст, який завжди діє під прикриттям і любить проводити операціїпід чужим прапором. У разі найжахливішого сценарію, коли буде дано наказ назастосування ядерної зброї, це буде списано на (самопроголошеного президентаБілорусі. - Ред.) Лукашенка і ПВК «Вагнер» Пригожина. Для мене це абсолютноочевидно, але чомусь у вашому медійному полі на це майже не звертають уваги»,- констатував заступник командира полку Кастуся Калиновського.</text:p>
      <text:p text:style-name="P4">
Як повідомлялося, речник Держприкордонслужби полковник Андрій Демченко 1 липнязаявив, що <text:a xlink:type="simple" xlink:href="https://www.ukrinform.ua/rubric-ato/3730090-u-bilorusi-mozut-buti-rozmiseni-do-vosmi-tisac-vagnerivciv-prikordonniki.html" text:style-name="Internet_20_link" text:visited-style-name="Visited_20_Internet_20_Link">
 Білорусь може розмістити на своїй території до 8 тисяч російськихнайманців ПВК "Вагнер". </text:a>
 За його словами, наразі на території Білорусі наступальнихугруповань Росії не спостерігається, Сили оборони свідомі додатковоїпотенційної загрози та перебувають у постійній бойовій готовності.</text:p>
      <text:p text:style-name="P4">
<text:span text:style-name="T5">
Фото: Getty Images</text:span>
</text:p>
      <text:p text:style-name="P4">
Source: <text:a xlink:type="simple" xlink:href="https://www.ukrinform.ua/rubric-ato/3730922-zagroza-z-bilorusi-permanentna-vagnerivci-mozut-posiliti-ugrupovanna-dla-vtorgnenna-vijskovi.html" text:style-name="Internet_20_link" text:visited-style-name="Visited_20_Internet_20_Link">
https://www.ukrinform.ua/rubric-ato/3730922-zagroza-z-bilorusi-permanentna-vagnerivci-mozut-posiliti-ugrupovanna-dla-vtorgnenna-vijskovi.html</text:a>
</text:p>
      <!--NEWS-->
      <text:h text:style-name="P10" text:outline-level="1">
<text:span text:style-name="T4">
«Армія дронів» за тиждень знищила 75 одиниць ворожої техніки – Федоров</text:span>
</text:h>
      <text:p text:style-name="P4">
Authors: Ukrinform (Person)</text:p>
      <text:p text:style-name="P4">
Publisher: Укринформ (Organization)</text:p>
      <text:p text:style-name="P4">
Published Time: 2023-07-03T-1:24:00+03:00</text:p>
      <text:p text:style-name="P4">
Modified Time: 2023-07-03T21:24:00+03:00</text:p>
      <text:p text:style-name="P4">
Description: Ударні воєнні підрозділи, роботу яких забезпечує «Армія дронів», знищили за тиждень 75 одиниць російської техніки, серед якої 9 танків.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Михайло Федоров', 'Війна з Росією', 'Армія дронів']</text:p>
      <text:p text:style-name="P4">
Type: Article</text:p>
      <!--METADATA-->
      <text:p text:style-name="P4">
<draw:frame draw:style-name="fr1" draw:name="Image21" text:anchor-type="as-char" svg:width="6.9236in" svg:height="3.956343in" draw:z-index="0">
<draw:image xlink:href="../Images/yкринформ/2023-07-03T-1-24-00-03-00/630_360_1682495491-455.jpg" xlink:type="simple" xlink:show="embed" xlink:actuate="onLoad" draw:mime-type="image/jpeg"/>
</draw:frame>
 Ударнівоєнні підрозділи, роботу яких забезпечує «Армія дронів», знищили за тиждень75 одиниць російської техніки, серед якої 9 танків.</text:p>
      <text:p text:style-name="P4">
Як передає Укрінформ, про це повідомив у <text:a xlink:type="simple" xlink:href="https://t.me/zedigital/3345" text:style-name="Internet_20_link" text:visited-style-name="Visited_20_Internet_20_Link">
 Телеграмі</text:a>
 віцепрем'єр-міністр з інновацій, розвиткуосвіти, науки та технологій – міністр цифрової трансформації Михайло Федоров.</text:p>
      <text:p text:style-name="P4">
«Війна дронів: мінус 75 одиниць російської техніки за тиждень. Ударніпідрозділи, які забезпечує «Армія <text:a xlink:type="simple" xlink:href="https://www.ukrinform.ua/tag-bezpilotnik" text:style-name="Internet_20_link" text:visited-style-name="Visited_20_Internet_20_Link">
 дронів </text:a>
 », продовжують демонструвати топові результати», - йдеться вповідомленні.</text:p>
      <text:p text:style-name="P4">
</text:p>
      <text:p text:style-name="P4">
За інформацією Федорова, упродовж 26 червня – 3 липня завдяки технологіям булознищено 9 ворожих танків, 27 бойових броньованих машин, 4 САУ, 4 гармати, 2РСЗВ тощо.</text:p>
      <text:p text:style-name="P4">
<text:span text:style-name="T4">
Читайте також:</text:span>
 <text:a xlink:type="simple" xlink:href="https://www.ukrinform.ua/rubric-technology/3727997-tri-ukrainski-virobniki-otrimaut-po-1-miljonu-dla-rozrobok-proti-vorozih-droniv.html" text:style-name="Internet_20_link" text:visited-style-name="Visited_20_Internet_20_Link">
 Три українські виробники отримають по $1 мільйону длярозробок проти ворожих дронів </text:a>
</text:p>
      <text:p text:style-name="P4">
Як повідомлялося, за понад 11 місяців існування проєкту «Армія дронів» закошти United24 придбали 3 864 комплекси БпЛА. Сума укладених контрактівстановить понад 4,3 млрд грн. Центри підготовки операторів БпЛА навчили 10тис. військових керувати «крилами».</text:p>
      <text:p text:style-name="P4">
Source: <text:a xlink:type="simple" xlink:href="https://www.ukrinform.ua/rubric-ato/3731034-armia-droniv-za-tizden-znisila-75-odinic-vorozoi-tehniki-fedorov.html" text:style-name="Internet_20_link" text:visited-style-name="Visited_20_Internet_20_Link">
https://www.ukrinform.ua/rubric-ato/3731034-armia-droniv-za-tizden-znisila-75-odinic-vorozoi-tehniki-fedorov.html</text:a>
</text:p>
      <!--NEWS-->
      <text:h text:style-name="P10" text:outline-level="1">
<text:span text:style-name="T4">
Sivershchyna and Slobozhanschyna directions Russian army shelled Karpovychi, Khrinivka, Kamya...</text:span>
</text:h>
      <text:p text:style-name="P4">
Authors: liveuamap (Language: en)</text:p>
      <text:p text:style-name="P4">
Time: 2023-07-03T-2:00:00</text:p>
      <text:p text:style-name="P4">
Location: Kharkiv Oblast (Latitude:50.33407 Longtitude:36.9314)</text:p>
      <text:p text:style-name="P4">
Videos: []</text:p>
      <text:p text:style-name="P4">
Images: []</text:p>
      <text:p text:style-name="P4">
Tags: ["Russia"]</text:p>
      <text:p text:style-name="P4">
ID: 22573278</text:p>
      <!--METADATA-->
      <text:p text:style-name="P4">
Sivershchyna and Slobozhanschyna directions Russian army shelled Karpovychi,Khrinivka, Kamyanska Sloboda of Chernihiv region; Sopych, Sokhany, Bilopillyaand Ponomarenky of Sumy region and Kozacha Lopan and Vovchansk of Kharkivregion. Russian aviation conducted airstrikes at Pletenivka of Kharkiv region,- General Staff of Armed Forces of Ukraine says in the morning report</text:p>
      <text:p text:style-name="P4">
News Collection Link: <text:a xlink:type="simple" xlink:href="https:\/\/liveuamap.com\/en\/2023\/3-july-sivershchyna-and-slobozhanschyna-directions-russian" text:style-name="Internet_20_link" text:visited-style-name="Visited_20_Internet_20_Link">
https:\/\/liveuamap.com\/en\/2023\/3-july-sivershchyna-and-slobozhanschyna-directions-russian</text:a>
</text:p>
      <text:p text:style-name="P4">
Source: <text:a xlink:type="simple" xlink:href="https://t.me/lumsrc/5255" text:style-name="Internet_20_link" text:visited-style-name="Visited_20_Internet_20_Link">
https://t.me/lumsrc/5255</text:a>
</text:p>
      <!--NEWS-->
      <text:h text:style-name="P10" text:outline-level="1">
<text:span text:style-name="T4">
Міжнародний центр у Гаазі є першим дієвим кроком до трибуналу над Путіним - правозахисники</text:span>
</text:h>
      <text:p text:style-name="P4">
Authors: Ukrinform (Person)</text:p>
      <text:p text:style-name="P4">
Publisher: Укринформ (Organization)</text:p>
      <text:p text:style-name="P4">
Published Time: 2023-07-03T-2:18:00+03:00</text:p>
      <text:p text:style-name="P4">
Modified Time: 2023-07-03T21:18:00+03:00</text:p>
      <text:p text:style-name="P4">
Description: Початок роботи Міжнародного центру із переслідування за злочин агресії проти України є першим дієвим кроком до створення трибуналу над Путіним і його поплічниками. — Укрінформ.</text:p>
      <text:p text:style-name="P4">
Images: ['<text:a xlink:type="simple" xlink:href="https://static.ukrinform.com/photos/2021_07/thumb_files/630_360_1626718668-499.jpg" text:style-name="Internet_20_link" text:visited-style-name="Visited_20_Internet_20_Link">
630_360_16267...</text:a>
']</text:p>
      <text:p text:style-name="P4">
Tags: ['Гаага', 'Україна', 'Воєнні злочини', 'Українська Гельсинська група', 'Війна з Росією']</text:p>
      <text:p text:style-name="P4">
Type: Article</text:p>
      <!--METADATA-->
      <text:p text:style-name="P4">
<draw:frame draw:style-name="fr1" draw:name="Image23" text:anchor-type="as-char" svg:width="6.9236in" svg:height="3.956343in" draw:z-index="0">
<draw:image xlink:href="../Images/yкринформ/2023-07-03T-2-18-00-03-00/630_360_1626718668-499.jpg" xlink:type="simple" xlink:show="embed" xlink:actuate="onLoad" draw:mime-type="image/jpeg"/>
</draw:frame>
 Початокроботи Міжнародного центру із переслідування за злочин агресії проти України єпершим дієвим кроком до створення трибуналу над Путіним і його поплічниками.</text:p>
      <text:p text:style-name="P4">
Як передає Укрінформ, про це <text:a xlink:type="simple" xlink:href="https://ukr.radio/news.html" text:style-name="Internet_20_link" text:visited-style-name="Visited_20_Internet_20_Link">
 Українському радіо</text:a>
 сказав виконавчий директорУкраїнської Гельсінської спілки з прав людини Олександр Павліченко.</text:p>
      <text:p text:style-name="P4">
"І це справді дуже серйозна заявка, оскільки від розмов справа переходить допрактичної роботи безпосередньо тих, хто опікується кримінальнимипровадженнями, пов'язаними з порушенням міжнародного гуманітарного права, асаме злочину агресії", — зазначив він.</text:p>
      <text:p text:style-name="P4">
<text:span text:style-name="T4">
Читайте також:</text:span>
 <text:span text:style-name="T4">
<text:a xlink:type="simple" xlink:href="https://www.ukrinform.ua/rubric-polytics/3730789-u-gaazi-vidkrili-miznarodnij-centr-iz-peresliduvanna-za-zlocin-agresii-proti-ukraini.html" text:style-name="Internet_20_link" text:visited-style-name="Visited_20_Internet_20_Link">
 У Гаазі відкрили Міжнародний центр із переслідування зазлочин агресії проти України </text:a>
 </text:span>
</text:p>
      <text:p text:style-name="P4">
Павліченко додав, що до створення цього Міжнародного центру були дуже тіснопідключені такі партнери, як Європейський Союз, Міжнародний кримінальний суд,Організація Об'єднаних Націй, безпосередньо українська сторона в особігенерального прокурора Андрія Костіна та інших посадовців та низка держав іпартнерів, які підтримують створення цього міжнародного трибуналу.</text:p>
      <text:p text:style-name="P4">
"Практичне подолання проблеми полягає в тому, щоб запрацював механізм. І метоюстворення цього механізму буде саме практична робота такого центру", - сказавправозахисник.</text:p>
      <text:p text:style-name="P4">
<text:span text:style-name="T4">
Читайте також:</text:span>
 <text:span text:style-name="T4">
<text:a xlink:type="simple" xlink:href="https://www.ukrinform.ua/rubric-world/3730843-han-pro-zapusk-miznarodnogo-centru-v-gaazi-zakon-nabuvae-vse-bilsoi-aktualnosti-sodo-ukraini.html" text:style-name="Internet_20_link" text:visited-style-name="Visited_20_Internet_20_Link">
 Хан про запуск Міжнародного центру в Гаазі: Законнабуває все більшої актуальності щодо України</text:a>
 </text:span>
</text:p>
      <text:p text:style-name="P4">
За словами Павліченка, центр має стати уніфікованим майданчиком, де будезбиратися ця інформація. У березні вже запрацював другий інструмент — єдинабаза даних злочинів, яка поповнюється. Відповідні держави спільно працюють зобміном інформацією щодо злочинів, які вони можуть викрити на територіях,доступних їм. Йдеться про роботу безпосередньо з тими, хто виїхав на територіюцих держав, перебуває в межах їхньої юрисдикції.</text:p>
      <text:p text:style-name="P4">
"І йдеться саме про створення єдиного уніфікованого майданчика, якийпрацюватиме на створення доказової бази з елементами розслідування фактівучинених злочинів з тим, щоб підготувати матеріальну частину для суду.Фактично ведеться досудове розслідування з використанням методології <text:span text:style-name="T4">
<text:a xlink:type="simple" xlink:href="https://www.ukrinform.ua/tag-miznarodnij-kriminalnij-sud" text:style-name="Internet_20_link" text:visited-style-name="Visited_20_Internet_20_Link">
Міжнародного кримінального суду </text:a>
 </text:span>
 з залученням фахівців, які працюють на рівні національнихюрисдикцій, зокрема в Україні", — пояснив Павліченко.</text:p>
      <text:p text:style-name="P4">
<text:span text:style-name="T4">
Читайте також:</text:span>
 <text:span text:style-name="T4">
<text:a xlink:type="simple" xlink:href="https://www.ukrinform.ua/rubric-world/3730849-zapusk-miznarodnogo-centru-v-gaazi-e-vazlivim-krokom-dla-pripinenna-bezkarnosti-rf-evroust.html" text:style-name="Internet_20_link" text:visited-style-name="Visited_20_Internet_20_Link">
 Запуск Міжнародного центру в Гаазі є важливим крокомдля припинення безкарності рф - Євроюст </text:a>
 </text:span>
</text:p>
      <text:p text:style-name="P4">
Серед перших кроків роботи центру він назвав аудит і ревізію тих матеріалів,що вже знаходяться в базі даних, оформлення матеріалів, які будуть передані дорозгляду суддям створеного трибуналу з питань агресії.</text:p>
      <text:p text:style-name="P4">
"Щоб ці матеріали були підготовлені в статусі таких, якими оперує Міжнароднийкримінальний суд", — сказав правозахисник.</text:p>
      <text:p text:style-name="P4">
Як повідомляв Укрінформ, Міжнародний центр із переслідування за злочин агресіїпроти України сьогодні, 3 липня, офіційно розпочав свою роботу і діятиме набазі Євроюсту.</text:p>
      <text:p text:style-name="P4">
<text:span text:style-name="T4">
Читайте також:</text:span>
 <text:span text:style-name="T4">
<text:a xlink:type="simple" xlink:href="https://www.ukrinform.ua/rubric-polytics/3730851-pokaranna-rosii-za-zlocini-ukrainski-slidci-pocinaut-robotu-v-miznarodnomu-centri-u-gaazi.html" text:style-name="Internet_20_link" text:visited-style-name="Visited_20_Internet_20_Link">
 Покарання Росії за злочини: українські слідчі починаютьроботу в Міжнародному центрі у Гаазі </text:a>
 </text:span>
</text:p>
      <text:p text:style-name="P4">
Він підтримуватиме та координуватиме підготовку справ про злочини агресії,зберігаючи ключові докази та сприяючи процесу створення справ на раннійстадії.</text:p>
      <text:p text:style-name="P4">
Це перший випадок створення ініціативи з розслідування злочину агресії заміжнародної підтримки після Другої світової війни.</text:p>
      <text:p text:style-name="P4">
До складу цього центру входять прокурори з України, ЄС, США та Міжнародногокримінального суду.</text:p>
      <text:p text:style-name="P4">
Source: <text:a xlink:type="simple" xlink:href="https://www.ukrinform.ua/rubric-polytics/3731031-miznarodnij-centr-u-gaazi-e-persim-dievim-krokom-do-tribunalu-nad-putinim-pravozahisniki.html" text:style-name="Internet_20_link" text:visited-style-name="Visited_20_Internet_20_Link">
https://www.ukrinform.ua/rubric-polytics/3731031-miznarodnij-centr-u-gaazi-e-persim-dievim-krokom-do-tribunalu-nad-putinim-pravozahisniki.html</text:a>
</text:p>
      <!--NEWS-->
      <text:h text:style-name="P10" text:outline-level="1">
<text:span text:style-name="T4">
Воїни зенітних ракетних військ збили вже понад три тисячі цілей росіян - Зеленський</text:span>
</text:h>
      <text:p text:style-name="P4">
Authors: Ukrinform (Person)</text:p>
      <text:p text:style-name="P4">
Publisher: Укринформ (Organization)</text:p>
      <text:p text:style-name="P4">
Published Time: 2023-07-03T-3:11:00+03:00</text:p>
      <text:p text:style-name="P4">
Modified Time: 2023-07-03T21:11:00+03:00</text:p>
      <text:p text:style-name="P4">
Description: Воїни зенітних ракетних військ Повітряних сил ЗСУ вже збили понад три тисячі цілей росіян, що врятувало тисячі життів українців та зберегло сотні об’єктів критичної інфраструктури. — Укрінформ.</text:p>
      <text:p text:style-name="P4">
Images: ['<text:a xlink:type="simple" xlink:href="https://static.ukrinform.com/photos/2023_03/thumb_files/630_360_1678346690-347.jpg" text:style-name="Internet_20_link" text:visited-style-name="Visited_20_Internet_20_Link">
630_360_16783...</text:a>
']</text:p>
      <text:p text:style-name="P4">
Tags: ['Повітряні сили ЗСУ', 'Зеленський', 'ППО']</text:p>
      <text:p text:style-name="P4">
Type: Article</text:p>
      <!--METADATA-->
      <text:p text:style-name="P4">
<draw:frame draw:style-name="fr1" draw:name="Image24" text:anchor-type="as-char" svg:width="6.9236in" svg:height="3.956343in" draw:z-index="0">
<draw:image xlink:href="../Images/yкринформ/2023-07-03T-3-11-00-03-00/630_360_1678346690-347.jpg" xlink:type="simple" xlink:show="embed" xlink:actuate="onLoad" draw:mime-type="image/jpeg"/>
</draw:frame>
 Воїнизенітних ракетних військ Повітряних сил ЗСУ вже збили понад три тисячі цілейросіян, що врятувало тисячі життів українців та зберегло сотні об’єктівкритичної інфраструктури.</text:p>
      <text:p text:style-name="P4">
Про це Президент України Володимир Зеленський сказав у вечірньому <text:a xlink:type="simple" xlink:href="https://t.me/V_Zelenskiy_official/6828" text:style-name="Internet_20_link" text:visited-style-name="Visited_20_Internet_20_Link">
відеозверненні </text:a>
 , передає Укрінформ.</text:p>
      <text:p text:style-name="P4">
“Перш за все я вітаю наших зенітників – воїнів зенітних ракетних військукраїнських <text:a xlink:type="simple" xlink:href="https://www.ukrinform.ua/tag-povitrani-sili-zsu" text:style-name="Internet_20_link" text:visited-style-name="Visited_20_Internet_20_Link">
 Повітряних сил </text:a>
 , вони відзначають сьогодні свій день. Я дякую за кожну збиту вами ціль,воїни! Вже понад три тисячі таких цілей збито: понад 180 літаків, понад 130вертольотів, майже 40 балістичних та понад тисяча крилатих російських ракет,понад 1600 безпілотників різних типів… Все це – тисячі й тисячі врятованихвами життів, сотні об’єктів критичної інфраструктури, які ви зберегли”, -наголосив Зеленський.</text:p>
      <text:p text:style-name="P4">
<text:span text:style-name="T5">
Відео: ОП</text:span>
</text:p>
      <text:p text:style-name="P4">
Він розповів, що за час цієї війни вісім зенітних ракетних бригад отрималипочесну відзнаку «За мужність та відвагу».</text:p>
      <text:p text:style-name="P4">
<text:span text:style-name="T4">
Читайте також:</text:span>
 <text:a xlink:type="simple" xlink:href="https://www.ukrinform.ua/rubric-ato/3731029-ukrainska-ppo-mae-stati-osnovou-povitranogo-sita-evropi-zelenskij.html" text:style-name="Internet_20_link" text:visited-style-name="Visited_20_Internet_20_Link">
 Українська ППО має стати основою повітряного щита Європи– <text:span text:style-name="T4">
Зеленський</text:span>
 </text:a>
</text:p>
      <text:p text:style-name="P4">
Також, за його словами, понад 1100 воїнів-зенітників отримали державнінагороди, а вісьмом із них присвоєно найвище звання – Герой України. Зокрема,як зазначив Президент, це полковник Сергій Яременко, підполковники ВолодимирВеснін, Андрій Круглов, Сергій Побережець, Артем Шарков, Дмитро Шумаков, майорЯрослав Мельник та старший лейтенант Артем Слісарчук, якому звання ГерояУкраїни присвоєно посмертно.</text:p>
      <text:p text:style-name="P4">
Як повідомлялося, в Україні 3 липня відзначають День зенітних ракетних військПовітряних сил ЗСУ.</text:p>
      <text:p text:style-name="P4">
Source: <text:a xlink:type="simple" xlink:href="https://www.ukrinform.ua/rubric-ato/3731030-voini-zenitnih-raketnih-vijsk-zbili-vze-ponad-tri-tisaci-cilej-rosian-zelenskij.html" text:style-name="Internet_20_link" text:visited-style-name="Visited_20_Internet_20_Link">
https://www.ukrinform.ua/rubric-ato/3731030-voini-zenitnih-raketnih-vijsk-zbili-vze-ponad-tri-tisaci-cilej-rosian-zelenskij.html</text:a>
</text:p>
      <!--NEWS-->
      <text:h text:style-name="P10" text:outline-level="1">
<text:span text:style-name="T4">
Українська ППО має стати основою повітряного щита Європи – Зеленський</text:span>
</text:h>
      <text:p text:style-name="P4">
Authors: Ukrinform (Person)</text:p>
      <text:p text:style-name="P4">
Publisher: Укринформ (Organization)</text:p>
      <text:p text:style-name="P4">
Published Time: 2023-07-03T-4:00:00+03:00</text:p>
      <text:p text:style-name="P4">
Modified Time: 2023-07-03T21:00:00+03:00</text:p>
      <text:p text:style-name="P4">
Description: Президент Володимир Зеленський зазначив, що Україна поки не має достатньої кількості систем протиповітряної оборони, щоб захистити всю територію та збивати всі ворожі цілі, й ворог цим користується.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Алеппо', 'Зеленський', 'Війна з Росією']</text:p>
      <text:p text:style-name="P4">
Type: Article</text:p>
      <!--METADATA-->
      <text:p text:style-name="P4">
<draw:frame draw:style-name="fr1" draw:name="Image25" text:anchor-type="as-char" svg:width="6.9236in" svg:height="3.956343in" draw:z-index="0">
<draw:image xlink:href="../Images/yкринформ/2023-07-03T-4-00-00-03-00/630_360_1661783861-434.jpeg" xlink:type="simple" xlink:show="embed" xlink:actuate="onLoad" draw:mime-type="image/jpeg"/>
</draw:frame>
 ПрезидентВолодимир Зеленський зазначив, що Україна поки не має достатньої кількостісистем протиповітряної оборони, щоб захистити всю територію та збивати всіворожі цілі, й ворог цим користується.</text:p>
      <text:p text:style-name="P4">
Про це він сказав у своєму <text:a xlink:type="simple" xlink:href="https://t.me/V_Zelenskiy_official/6828" text:style-name="Internet_20_link" text:visited-style-name="Visited_20_Internet_20_Link">
 зверненні,</text:a>
 передає Укрінформ.</text:p>
      <text:p text:style-name="P4">
“На жаль, наша держава поки не має достатньої кількості якісних систем ППО,щоб захистити всю нашу територію та збивати всі ворожі цілі. Ворог цимкористується, як сьогодні – завдавши чергового терористичного удару по містуСуми, іранським дроном, зокрема по житлових будинках, а також по будівліСлужби безпеки України. Внаслідок цих ударів є поранені, є загиблі… Моїспівчуття! “, - сказав <text:a xlink:type="simple" xlink:href="https://www.ukrinform.ua/tag-zelenskij" text:style-name="Internet_20_link" text:visited-style-name="Visited_20_Internet_20_Link">
 Зеленський </text:a>
.</text:p>
      <text:p text:style-name="P4">
Як він запевнив, “ми зробимо все можливе й неможливе, щоб наша ППО сталанайсильнішою”.</text:p>
      <text:p text:style-name="P4">
<text:span text:style-name="T4">
Читайте також:</text:span>
 <text:a xlink:type="simple" xlink:href="https://www.ukrinform.ua/rubric-ato/3731016-genstab-utocniv-pid-cas-rosijskoi-ataki-ppo-znisila-14-sahediv-iz-20.html" text:style-name="Internet_20_link" text:visited-style-name="Visited_20_Internet_20_Link">
 Генштаб уточнив: під час російської атаки <text:span text:style-name="T4">
ППО</text:span>
 знищила14 «Шахедів» із 20 </text:a>
</text:p>
      <text:p text:style-name="P4">
“Сьогодні мені доповідав генерал Олещук, командувач Повітряних сил, щодо нашихдій на посилення ППО. Щоб український повітряний щит зміг закрити відросійського терору всю нашу територію, а в перспективі – стати основою дляєвропейського повітряного щита. Це абсолютно потрібно і абсолютно можливо”, -зазначив глава Української держави.</text:p>
      <text:p text:style-name="P4">
Укрінформ наводить повний текст звернення Президента.</text:p>
      <text:p text:style-name="P4">
<text:span text:style-name="T5">
Джерело: ОП</text:span>
</text:p>
      <text:p text:style-name="P4">
_<text:span text:style-name="T4">
Бажаю здоровʼя, шановні українці й українки!</text:span>
 _</text:p>
      <text:p text:style-name="P4">
Передусім я вітаю наших зенітників – воїнів зенітних ракетних військукраїнських Повітряних сил, вони відзначають сьогодні свій день.</text:p>
      <text:p text:style-name="P4">
Я дякую за кожну збиту вами ціль, воїни! Вже понад три тисячі таких цілейзбито: понад 180 літаків, понад 130 вертольотів, майже 40 балістичних та понадтисячу крилатих російських ракет, понад 1600 безпілотників різних типів… Всеце – тисячі й тисячі врятованих вами життів, сотні об’єктів критичноїінфраструктури, які ви зберегли.</text:p>
      <text:p text:style-name="P4">
За час цієї війни вісім зенітних ракетних бригад отримали почесну відзнаку «Замужність та відвагу». Понад 1100 воїнів-зенітників отримали державні нагороди,а вісьмом із них присвоєно найвище звання – Герой України. Це полковник СергійЯременко, підполковники Володимир Веснін, Андрій Круглов, Сергій Побережець,Артем Шарков, Дмитро Шумаков, майор Ярослав Мельник та старший лейтенант АртемСлісарчук – йому звання Героя України присвоєно посмертно.</text:p>
      <text:p text:style-name="P4">
На жаль, наша держава поки не має достатньої кількості якісних систем ППО, щобзахистити всю нашу територію та збивати всі ворожі цілі. Ворог цимкористується, як сьогодні – завдавши чергового терористичного удару по містуСуми іранським дроном, зокрема по житлових будинках, а також по будівлі Службибезпеки України. Внаслідок цих ударів є поранені, є загиблі… Мої співчуття! Мизробимо все можливе й неможливе, щоб наша ППО стала найсильнішою. Сьогоднімені доповідав генерал Олещук, командувач Повітряних сил, щодо наших дій напосилення ППО. Щоб український повітряний щит зміг закрити від російськоготерору всю нашу територію, а в перспективі – стати основою для європейськогоповітряного щита. Це абсолютно потрібно й абсолютно можливо.</text:p>
      <text:p text:style-name="P4">
До речі, говорив сьогодні з паном канцлером Шольцом. Німеччина дуже потужнодопомогла Україні з ППО. Блискучі німецькі системи «Айріс-Т» добре показалисебе в захисті нашого неба. Ми маємо й передані нам Німеччиною американські«Петріоти», дуже ефективні. Україна вдячна за них, як і за всю іншу життєвонеобхідну допомогу!</text:p>
      <text:p text:style-name="P4">
В сьогоднішній розмові з паном канцлером ми зосередились, звісно, на подальшійоборонній співпраці, а також на стратегічних питаннях захисту нашої Європи –Європи, яка може бути мирною лише тоді, коли мир для неї буде гарантованийповною безпековою визначеністю. Не може бути у Європі дефіциту безпековоївизначеності, який провокуватиме російську тиранію та агресію. Росія будепробувати відкусити той чи інший шматок Європи лише тоді, коли буде бачити тучи іншу безпекову невизначеність. Коли все визначено й очевидно, російськатиранія не наважується порушувати безпеку.</text:p>
      <text:p text:style-name="P4">
Очевидно, що убезпечити Європу від будь-яких агресій можна лише разом зУкраїною і лише разом з Україною в НАТО. Саме тому має бути досягнутабезпекова визначеність щодо нашого майбутнього в Альянсі. Тоді Росіїдоведеться переорієнтуватися на власну державність – зайнятися нарешті собою,а не будь-якими експансіями.</text:p>
      <text:p text:style-name="P4">
Дуже активно готуємося до саміту, і очікуємо від наших партнерів саме такоїрішучості, якої вимагає цей історичний момент.</text:p>
      <text:p text:style-name="P4">
І обов’язково – наші активні дії. Передова.</text:p>
      <text:p text:style-name="P4">
Героїчні 35-та і 36-та окремі бригади морської піхоти – дякую вам, воїни!47-ма окрема механізована бригада «Маґура» – дякую! Славетна 55-та окремаартилерійська бригада «Запорізька Січ» – дякую, воїни! 128-ма окрема бригадаСил територіальної оборони – дякую!</text:p>
      <text:p text:style-name="P4">
Варто особливо відзначити сьогодні молодшого лейтенанта Олександра Павлова,командира взводу морської піхоти 36-ї бригади морпіхів. Його впевнені тасильні дії, уміле управління в бою дають хороші результати державі. Дякую!</text:p>
      <text:p text:style-name="P4">
Екіпаж танка Т-80 під командуванням молодшого сержанта Андрія Марчука – дякуюза влучність та хоробрість! Це 36-та бригада морпіхів.</text:p>
      <text:p text:style-name="P4">
А з 35-ї бригади відзначу сьогодні командира танка, молодшого сержанта АртемаОбразка – дякую за справжню українську сміливість та майстерність призвільненні населеного пункту Макарівка. Дякую, Артеме!</text:p>
      <text:p text:style-name="P4">
Старший солдат Євген Піддубний, сапер 47-ї механізованої бригади. Діє на дужегарячому зараз напрямку і дуже ефективно виконує свої завдання. Дякую, Євгене!</text:p>
      <text:p text:style-name="P4">
Капітан Іван Огурцов. Діючи на Авдіївському напрямку, наші вогневіартилерійські групи під його командуванням дуже результативно знищують ворожіпозиції та склади. Дякую, воїне!</text:p>
      <text:p text:style-name="P4">
Мар’їнський напрямок… Артилерійський дивізіон під командуванням підполковникаПавла Лукʼянова не дає окупантам жодної хвилини відпочинку. Ваші бойовірезультати дійсно вагомі! Дякую!</text:p>
      <text:p text:style-name="P4">
Дякую всім, хто зараз у бою, на бойових постах та позиціях! Дякую всім, хтодопомагає!</text:p>
      <text:p text:style-name="P4">
І ще одне.</text:p>
      <text:p text:style-name="P4">
Світ сьогодні знову побачив, як Кремль – на жаль, руками чинної влади Грузії –вбиває громадянина України Михайла Саакашвілі. Життя людини – це найвищацінність, і не можна допустити, щоб Михайла просто знищили. Українанеодноразово закликала владу Грузії зупинити цю показову страту. І ми, і нашіпартнери пропонували різні опції порятунку Михайла. Сьогодні я доручивміністру закордонних справ України викликати Посла Грузії в Україні, висловитийому протест та запропонувати залишити Україну протягом наступних 48 годин дляпроведення консультацій зі своєю столицею. Вкотре закликаю грузинську владупередати Україні громадянина України Михайла Саакашвілі для необхідноголікування й догляду. І закликаю наших партнерів звернутись, не ігнорувати цюситуацію та врятувати цю людину. Жодна влада у Європі не має права страчуватилюдей, життя – це базова європейська цінність.</text:p>
      <text:p text:style-name="P4">
_<text:span text:style-name="T4">
Слава Україні!</text:span>
 _</text:p>
      <text:p text:style-name="P4">
<text:span text:style-name="T5">
Фото: ОП</text:span>
</text:p>
      <text:p text:style-name="P4">
Source: <text:a xlink:type="simple" xlink:href="https://www.ukrinform.ua/rubric-ato/3731029-ukrainska-ppo-mae-stati-osnovou-povitranogo-sita-evropi-zelenskij.html" text:style-name="Internet_20_link" text:visited-style-name="Visited_20_Internet_20_Link">
https://www.ukrinform.ua/rubric-ato/3731029-ukrainska-ppo-mae-stati-osnovou-povitranogo-sita-evropi-zelenskij.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3T-4:00:00</text:p>
      <text:p text:style-name="P4">
Location: Bilohorivka (Latitude:48.91641 Longtitude:38.24736)</text:p>
      <text:p text:style-name="P4">
Videos: []</text:p>
      <text:p text:style-name="P4">
Images: []</text:p>
      <text:p text:style-name="P4">
Tags: ["Russia"]</text:p>
      <text:p text:style-name="P4">
ID: 22573276</text:p>
      <!--METADATA-->
      <text:p text:style-name="P4">
At Lyman direction Russian army shelled Nevske, Bilohorivka of Luhansk regionand Verkhnokamyanske and Torske of Donetsk region. Russian aviation conductedairstrikes at Bilohorivka and Novolubivka of Luhansk region and Dibrova andSiversk of Donetsk region, - General Staff of Armed Forces of Ukraine says inthe morning report</text:p>
      <text:p text:style-name="P4">
News Collection Link: <text:a xlink:type="simple" xlink:href="https:\/\/liveuamap.com\/en\/2023\/3-july-at-lyman-direction-russian-army-shelled-nevske-bilohorivka" text:style-name="Internet_20_link" text:visited-style-name="Visited_20_Internet_20_Link">
https:\/\/liveuamap.com\/en\/2023\/3-july-at-lyman-direction-russian-army-shelled-nevske-bilohorivka</text:a>
</text:p>
      <text:p text:style-name="P4">
Source: <text:a xlink:type="simple" xlink:href="https://t.me/lumsrc/5257" text:style-name="Internet_20_link" text:visited-style-name="Visited_20_Internet_20_Link">
https://t.me/lumsrc/5257</text:a>
</text:p>
      <!--NEWS-->
      <text:h text:style-name="P10" text:outline-level="1">
<text:span text:style-name="T4">
At Bakhmut direction Russian army shelled Vasukivka, Chasiv Yar and Ivanivske of Donetsk regi...</text:span>
</text:h>
      <text:p text:style-name="P4">
Authors: liveuamap (Language: en)</text:p>
      <text:p text:style-name="P4">
Time: 2023-07-03T-6:00:00</text:p>
      <text:p text:style-name="P4">
Location: Bakhmut (Latitude:48.57195 Longtitude:37.93098)</text:p>
      <text:p text:style-name="P4">
Videos: []</text:p>
      <text:p text:style-name="P4">
Images: []</text:p>
      <text:p text:style-name="P4">
Tags: ["Russia"]</text:p>
      <text:p text:style-name="P4">
ID: 22573275</text:p>
      <!--METADATA-->
      <text:p text:style-name="P4">
At Bakhmut direction Russian army shelled Vasukivka, Chasiv Yar and Ivanivskeof Donetsk region, - General Staff of Armed Forces of Ukraine says in themorning report</text:p>
      <text:p text:style-name="P4">
News Collection Link: <text:a xlink:type="simple" xlink:href="https:\/\/liveuamap.com\/en\/2023\/3-july-at-bakhmut-direction-russian-army-shelled-vasukivka" text:style-name="Internet_20_link" text:visited-style-name="Visited_20_Internet_20_Link">
https:\/\/liveuamap.com\/en\/2023\/3-july-at-bakhmut-direction-russian-army-shelled-vasukivka</text:a>
</text:p>
      <text:p text:style-name="P4">
Source: <text:a xlink:type="simple" xlink:href="https://t.me/lumsrc/5258" text:style-name="Internet_20_link" text:visited-style-name="Visited_20_Internet_20_Link">
https://t.me/lumsrc/5258</text:a>
</text:p>
      <!--NEWS-->
      <text:h text:style-name="P10" text:outline-level="1">
<text:span text:style-name="T4">
Російські війська упродовж дня обстрілювали Сумщину та Чернігівщину - 76 влучань</text:span>
</text:h>
      <text:p text:style-name="P4">
Authors: Ukrinform (Person)</text:p>
      <text:p text:style-name="P4">
Publisher: Укринформ (Organization)</text:p>
      <text:p text:style-name="P4">
Published Time: 2023-07-03T-6:58:00+03:00</text:p>
      <text:p text:style-name="P4">
Modified Time: 2023-07-03T20:58:00+03:00</text:p>
      <text:p text:style-name="P4">
Description: Російські війська 3 липня вчергове обстріляли прикордонні території Чернігівської та Сумської областей.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26" text:anchor-type="as-char" svg:width="6.9236in" svg:height="3.956343in" draw:z-index="0">
<draw:image xlink:href="../Images/yкринформ/2023-07-03T-6-58-00-03-00/630_360_1657197743-186.jpg" xlink:type="simple" xlink:show="embed" xlink:actuate="onLoad" draw:mime-type="image/jpeg"/>
</draw:frame>
 Російськівійська 3 липня вчергове обстріляли прикордонні території Чернігівської таСумської областей.</text:p>
      <text:p text:style-name="P4">
Як передає Укрінформ, про це Оперативне командування "Північ" повідомляє у <text:a xlink:type="simple" xlink:href="https://www.facebook.com/kommander.nord/posts/pfbid02LWvTxqftQrJB8V8NpwbYDL5geAbxwHiHWjL97cxTFkf45SiQR51Bag5tXVumamLBl" text:style-name="Internet_20_link" text:visited-style-name="Visited_20_Internet_20_Link">
Фейсбуці.</text:a>
</text:p>
      <text:p text:style-name="P4">
У Чернігівській області з 09:25 до 10:00 зафіксовано два влучання, ймовірно зміномету калібру 120 мм, в районі населеного пункту Мостки.</text:p>
      <text:p text:style-name="P4">
З 12:00 до 12:48 зафіксовано 15 влучань, ймовірно з міномету калібру 120 мм, врайоні населеного пункту Тимоновичі.</text:p>
      <text:p text:style-name="P4">
Про втрати серед місцевого населення чи пошкодження цивільної інфраструктуриінформація не надходила.</text:p>
      <text:p text:style-name="P4">
З 13:15 до 13:40 зафіксовано 17 влучань, ймовірно з міномету калібру 120 мм, врайоні населеного пункту Грем’яч. В результаті <text:a xlink:type="simple" xlink:href="https://www.ukrinform.ua/tag-obstril" text:style-name="Internet_20_link" text:visited-style-name="Visited_20_Internet_20_Link">
 обстрілу</text:a>
 сталося займання господарськоїспоруди. Пожежа ліквідована.</text:p>
      <text:p text:style-name="P4">
З 14:10 до 14:45 зафіксовано 10 влучань, ймовірно зі ствольної артилерії, врайоні населеного пункту Тимоновичі.</text:p>
      <text:p text:style-name="P4">
З 17:30 до 18:00 зафіксовано 18 влучань, ймовірно з міномету калібру 120 мм, врайоні населеного пункту Клюси.</text:p>
      <text:p text:style-name="P4">
Про втрати серед місцевого населення чи пошкодження цивільної інфраструктуриінформація не надходила.</text:p>
      <text:p text:style-name="P4">
У Сумській області з 05:10 до 05:15 зафіксовано два влучання, попередньо зміномету калібру 120 мм, в районі населеного пункту Бачівськ. Про втрати середмісцевого населення пошкодження цивільної інфраструктури інформація ненадходила.</text:p>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text:p>
      <text:p text:style-name="P4">
З 09:20 до 09:50 зафіксовано 10 влучань, попередньо зі ствольної артилерії, врайоні населеного пункту Ходине. В результаті обстрілу поранена цивільнаособа.</text:p>
      <text:p text:style-name="P4">
З 11:00 до 11:02 зафіксовано два влучання, ймовірно з міномету калібру 120 мм,в районі населеного пункту Порохонь. Про втрати серед місцевого населенняпошкодження цивільної інфраструктури інформації не надходило.</text:p>
      <text:p text:style-name="P4">
Як повідомляв Укрінформ, зранку 3 липня росіяни атакували Суми безпілотникамиShahed 136. За даними Сумської ОВА, <text:a xlink:type="simple" xlink:href="https://www.ukrinform.ua/rubric-ato/3730961-u-sumah-kilkist-zagiblih-vid-ataki-rosijskih-bezpilotnikiv-zrosla-do-dvoh.html" text:style-name="Internet_20_link" text:visited-style-name="Visited_20_Internet_20_Link">
 внаслідок атаки дві особи загинуло і 19поранено. </text:a>
</text:p>
      <text:p text:style-name="P4">
<text:span text:style-name="T5">
Фото ілюстративне</text:span>
</text:p>
      <text:p text:style-name="P4">
Source: <text:a xlink:type="simple" xlink:href="https://www.ukrinform.ua/rubric-ato/3731025-rosijski-vijska-uprodovz-dna-obstriluvali-sumsinu-ta-cernigivsinu-76-vlucan.html" text:style-name="Internet_20_link" text:visited-style-name="Visited_20_Internet_20_Link">
https://www.ukrinform.ua/rubric-ato/3731025-rosijski-vijska-uprodovz-dna-obstriluvali-sumsinu-ta-cernigivsinu-76-vlucan.html</text:a>
</text:p>
      <!--NEWS-->
      <text:h text:style-name="P10" text:outline-level="1">
<text:span text:style-name="T4">
Україні на завтра прогнозують спеку до +31°</text:span>
</text:h>
      <text:p text:style-name="P4">
Authors: Ukrinform (Person)</text:p>
      <text:p text:style-name="P4">
Publisher: Укринформ (Organization)</text:p>
      <text:p text:style-name="P4">
Published Time: 2023-07-03T-7:41:00+03:00</text:p>
      <text:p text:style-name="P4">
Modified Time: 2023-07-03T20:41:00+03:00</text:p>
      <text:p text:style-name="P4">
Description: У вівторок, 4 липня, в Україні збережеться мінлива хмарність, без опадів, лише у західних та в північно-східних областях вдень місцями короткочасний дощ, гроза. — Укрінформ.</text:p>
      <text:p text:style-name="P4">
Images: ['<text:a xlink:type="simple" xlink:href="https://static.ukrinform.com/photos/2022_06/thumb_files/630_360_1655207795-911.jpeg" text:style-name="Internet_20_link" text:visited-style-name="Visited_20_Internet_20_Link">
630_360_16552...</text:a>
']</text:p>
      <text:p text:style-name="P4">
Tags: ['Дощ', 'Гроза', 'Погода', 'Спека', 'Літо']</text:p>
      <text:p text:style-name="P4">
Type: Article</text:p>
      <!--METADATA-->
      <text:p text:style-name="P4">
<draw:frame draw:style-name="fr1" draw:name="Image27" text:anchor-type="as-char" svg:width="6.9236in" svg:height="3.956343in" draw:z-index="0">
<draw:image xlink:href="../Images/yкринформ/2023-07-03T-7-41-00-03-00/630_360_1655207795-911.jpeg" xlink:type="simple" xlink:show="embed" xlink:actuate="onLoad" draw:mime-type="image/jpeg"/>
</draw:frame>
 Увівторок, 4 липня, в Україні збережеться мінлива хмарність, без опадів, лише узахідних та в північно-східних областях вдень місцями короткочасний дощ,гроза.</text:p>
      <text:p text:style-name="P4">
Про це Укрінформу повідомили в Українському гідрометцентрі.</text:p>
      <text:p text:style-name="P4">
Вітер змінних напрямків, 3-8 м/с.</text:p>
      <text:p text:style-name="P4">
Температура вночі 13-18°, на півдні країни до 22°; вдень 26-31°, у західнихобластях 22-27°; на високогір'ї Карпат вночі 8-13°, вдень близько 20°.</text:p>
      <text:p text:style-name="P4">
У Києві та Київській області 4 липня опадів не прогнозують. Температура устолиці вночі 16-18°, вдень 28-30°; по області вночі 13-18°, вдень 26-31°.</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В наступні два дні в Україні утримається мінлива хмарність. В західних,північних та більшості центральних областей короткочасні дощі з грозами; нарешті території без опадів.</text:p>
      <text:p text:style-name="P4">
Температура в західних областях вночі 13-18°, вдень 23-28°, на півдні тапівденному сході країни вночі 19-24°, вдень 31-36°, на решті території вночі16-21°, вдень 27-32°.</text:p>
      <text:p text:style-name="P4">
У столичному регіоні 5-6 липня очікуються короткочасні дощі (вночі місцями),грози. Температура у Києві вночі 18-20°, вдень близько 30°; у регіоні вночі16-21°, вдень 27-32°.</text:p>
      <text:p text:style-name="P4">
Впродовж 7-8 липня в Україні, за прогнозами синоптиків, будуть короткочаснідощі, грози, лише 7 липня у південно-східній частині без опадів.</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Температура у південній та східній частині вночі 20-25°, вдень 31-36°; взахідних областях вночі 12-18°, вдень 20-26°; на решті території вночі 16-22°,вдень 26-32° (8 липня у північних областях 22-27°).</text:p>
      <text:p text:style-name="P4">
У Києві та області 7-8 липня короткочасний <text:a xlink:type="simple" xlink:href="https://www.ukrinform.ua/tag-dos" text:style-name="Internet_20_link" text:visited-style-name="Visited_20_Internet_20_Link">
 дощ</text:a>
 , гроза. Температура у столиці вночі18-20°; вдень 7 липня 28-30°, 8 липня 24-26°. По області вночі 16-21°; вдень 7липня 26-31°, 8 липня 22-27°.</text:p>
      <text:p text:style-name="P4">
Source: <text:a xlink:type="simple" xlink:href="https://www.ukrinform.ua/rubric-regions/3730871-ukraini-na-zavtra-prognozuut-speku-do-31.html" text:style-name="Internet_20_link" text:visited-style-name="Visited_20_Internet_20_Link">
https://www.ukrinform.ua/rubric-regions/3730871-ukraini-na-zavtra-prognozuut-speku-do-31.html</text:a>
</text:p>
      <!--NEWS-->
      <text:h text:style-name="P10" text:outline-level="1">
<text:span text:style-name="T4">
At Avdiyivka direction Russian army shelled Avdiyivka and Pervomayske and Berdychi of Donetsk...</text:span>
</text:h>
      <text:p text:style-name="P4">
Authors: liveuamap (Language: en)</text:p>
      <text:p text:style-name="P4">
Time: 2023-07-03T-8:00:00</text:p>
      <text:p text:style-name="P4">
Location: Donetsk Oblast (Latitude:48.19184 Longtitude:37.64946)</text:p>
      <text:p text:style-name="P4">
Videos: []</text:p>
      <text:p text:style-name="P4">
Images: []</text:p>
      <text:p text:style-name="P4">
Tags: ["Russia"]</text:p>
      <text:p text:style-name="P4">
ID: 22573274</text:p>
      <!--METADATA-->
      <text:p text:style-name="P4">
At Avdiyivka direction Russian army shelled Avdiyivka and Pervomayske andBerdychi of Donetsk region. Russian aviation conducted airstrike at Avdiyivka,- General Staff of Armed Forces of Ukraine says in the morning report</text:p>
      <text:p text:style-name="P4">
News Collection Link: <text:a xlink:type="simple" xlink:href="https:\/\/liveuamap.com\/en\/2023\/3-july-at-avdiyivka-direction-russian-army-shelled-avdiyivka" text:style-name="Internet_20_link" text:visited-style-name="Visited_20_Internet_20_Link">
https:\/\/liveuamap.com\/en\/2023\/3-july-at-avdiyivka-direction-russian-army-shelled-avdiyivka</text:a>
</text:p>
      <text:p text:style-name="P4">
Source: <text:a xlink:type="simple" xlink:href="https://t.me/lumsrc/5259" text:style-name="Internet_20_link" text:visited-style-name="Visited_20_Internet_20_Link">
https://t.me/lumsrc/5259</text:a>
</text:p>
      <!--NEWS-->
      <text:h text:style-name="P10" text:outline-level="1">
<text:span text:style-name="T4">
ЗСУ за місяць можуть наполовину скоротити артилерійський потенціал росіян - експерт</text:span>
</text:h>
      <text:p text:style-name="P4">
Authors: Ukrinform (Person)</text:p>
      <text:p text:style-name="P4">
Publisher: Укринформ (Organization)</text:p>
      <text:p text:style-name="P4">
Published Time: 2023-07-03T-8:29:02+03:00</text:p>
      <text:p text:style-name="P4">
Modified Time: 2023-07-03T20:29:02+03:00</text:p>
      <text:p text:style-name="P4">
Description: Збройні сили України за місяць можуть наполовину скоротити артилерійський потенціал ворога. — Укрінформ.</text:p>
      <text:p text:style-name="P4">
Images: ['<text:a xlink:type="simple" xlink:href="https://static.ukrinform.com/photos/2022_09/thumb_files/630_360_1663735718-305.jpg" text:style-name="Internet_20_link" text:visited-style-name="Visited_20_Internet_20_Link">
630_360_16637...</text:a>
']</text:p>
      <text:p text:style-name="P4">
Tags: ['Бахмут', 'Крим', 'ЗСУ', 'Війна з Росією']</text:p>
      <text:p text:style-name="P4">
Type: Article</text:p>
      <!--METADATA-->
      <text:p text:style-name="P4">
<draw:frame draw:style-name="fr1" draw:name="Image28" text:anchor-type="as-char" svg:width="6.9236in" svg:height="3.956343in" draw:z-index="0">
<draw:image xlink:href="../Images/yкринформ/2023-07-03T-8-29-02-03-00/630_360_1663735718-305.jpg" xlink:type="simple" xlink:show="embed" xlink:actuate="onLoad" draw:mime-type="image/jpeg"/>
</draw:frame>
 Збройнісили України за місяць можуть наполовину скоротити артилерійський потенціалворога.</text:p>
      <text:p text:style-name="P4">
Про це розповів <text:a xlink:type="simple" xlink:href="https://ukr.radio/news.html" text:style-name="Internet_20_link" text:visited-style-name="Visited_20_Internet_20_Link">
 Українському Радіо</text:a>
 військовий експерт ОлексійГетьман, передає Укрінформ.</text:p>
      <text:p text:style-name="P4">
За його словами, протягом тижня, що минув, ситуація на фронті суттєво незмінилася. Але це не означає, що наступ ЗСУ призупинився чи не має якихосьуспіхів.</text:p>
      <text:p text:style-name="P4">
"ЗСУ знекровлюють ворожі тили, нищать у контрбатарейній боротьбі до 30 одиницьартилерії противника на день. Із такими темпами за місяць ЗСУ можутьнаполовину скоротити можливості ворога в артилерії. Не з точки зору кількостіпострілів, а стосовно числа артсистем", - зазначив Гетьман.</text:p>
      <text:p text:style-name="P4">
<text:span text:style-name="T4">
Читайте також:</text:span>
 <text:a xlink:type="simple" xlink:href="https://www.ukrinform.ua/rubric-ato/3731014-sili-oboroni-z-boami-prosuvautsa-na-pivdennomu-flanzi-v-rajoni-klisiivki-malar.html" text:style-name="Internet_20_link" text:visited-style-name="Visited_20_Internet_20_Link">
 Сили оборони з боями просуваються на південному фланзі врайоні Кліщіївки - <text:span text:style-name="T4">
Маляр</text:span>
 </text:a>
</text:p>
      <text:p text:style-name="P4">
За його словами, це лише перша фаза українських наступальних дій.</text:p>
      <text:p text:style-name="P4">
"Поки що основні сили, які ми планували застосувати в цій операції, незалучені. Ми знекровлюємо ворожі тили, руйнуємо його склади, інфраструктуру,різні логістичні маршрути, нищимо в контрбатарейній боротьбі дуже багатоартилерійських систем — до 30 одиниць їхньої артилерії на день. Якщопорахувати, скільки вони використовують артилерійських систем, то з такимитемпами ми щонайменше за декілька тижнів чи за місяць можемо наполовинускоротити їхні можливості в артилерії. Не з точки зору кількості пострілів,адже поки що в них снаряди залишаються, а стосовно числа артилерійськихсистем, з яких вони можуть вести вогонь", — пояснив Гетьман.</text:p>
      <text:p text:style-name="P4">
Однак, експерт зауважив, що оборонні споруди загарбників потужніші, ніж підчас Другої світової війни. Крім того, ворог має можливість заміновувати їхдистанційно.</text:p>
      <text:p text:style-name="P4">
"На деяких ділянках є тактичні успіхи <text:a xlink:type="simple" xlink:href="https://www.ukrinform.ua/tag-zsu" text:style-name="Internet_20_link" text:visited-style-name="Visited_20_Internet_20_Link">
 ЗСУ </text:a>
 . Це Бахмутський напрямок. Ми намагаємося оточити Бахмут з півночі тапівдня. Поки що там тривають важкі бої, бо ворог побудував дуже потужніфортифікаційні споруди в цих місцях. Вони потужніші, ніж були навіть під часДругої світової війни, коли будували дуже міцні фортифікації. Окупантивикопали там не тільки окопи і траншеї, а й використовували залізобетонніперекриття. Тобто це достатньо серйозні споруди і дуже щільне мінування. Цеможна вважати новітньою тактикою росіян — вони замінували всі шляхи підходу доїхніх фортифікацій і долати ці поля мінні вкрай важко. У нас є можливістьрозмінувати ці поля дистанційно вибуховими пристроями, але так само росіяниможуть дистанційно мінувати ці поля", — прокоментував Гетьман.</text:p>
      <text:p text:style-name="P4">
<text:span text:style-name="T4">
Читайте також:</text:span>
 <text:a xlink:type="simple" xlink:href="https://www.ukrinform.ua/rubric-ato/3731011-na-shodi-ukraini-zoseredzeni-blizko-180-tisac-rosijskih-soldativ-cerevatij.html" text:style-name="Internet_20_link" text:visited-style-name="Visited_20_Internet_20_Link">
 На сході України зосереджені близько 180 тисяч російськихсолдатів - <text:span text:style-name="T4">
Череватий</text:span>
 </text:a>
</text:p>
      <text:p text:style-name="P4">
Ворог активізував Сватівський фронт для відволікання, додає військовийексперт. Схожа ситуація на Лиманському та Куп’янському напрямках.</text:p>
      <text:p text:style-name="P4">
"Закордонні та українські аналітики припускають, що основні напрямки нашихнаступальних дій мають бути саме на півдні, щоб ми через Мелітополь таБердянськ вийшли на узбережжя Азовського моря і змогли перерізати тимчасовоокупований Крим і ті угруповання ворога, які знаходяться поруч, від постачаннябудь-чого з материкової частини Російської Федерації. Тобто по суходолу, потому коридору, який вони пробили ще на початку повномасштабного вторгнення, -підкреслив Гетьман.</text:p>
      <text:p text:style-name="P4">
Водночас аналітик переконаний, що росіяни не мають сил та засобів длясуттєвого просування.</text:p>
      <text:p text:style-name="P4">
"Коли ми кажемо, що вони перекидають певні резерви, треба зрозуміти, щовсередині Росії, у тилу в них немає другої армії, немає резервів, які вониможуть долучити, щоб посилити свою оборону чи на деяких ділянках контрнаступ.97% підрозділів російської армії перебувають на лінії фронту. Вони вздовжлінії фронту переміщують свої війська і на найбільш гарячих напрямкахнамагаються робити контрнаступ. Ми там маємо можливості тримати оборону, алеякщо вони з якогось міста перекидають, то там стає не така щільністьросійських військ, і туди ми зможемо спрямовувати наші основні удари", —пояснив Гетьман.</text:p>
      <text:p text:style-name="P4">
Водночас ЗСУ зайняли певний плацдарм на лівому березі Дніпра і утримують його.</text:p>
      <text:p text:style-name="P4">
<text:span text:style-name="T4">
Читайте також:</text:span>
 <text:a xlink:type="simple" xlink:href="https://www.ukrinform.ua/rubric-crimea/3730791-rosiani-namagautsa-maksimalno-vikoristovuvati-slahi-v-obizd-congarskogo-mostu-gumenuk.html" text:style-name="Internet_20_link" text:visited-style-name="Visited_20_Internet_20_Link">
 Росіяни намагаються максимально використовувати шляхи воб’їзд Чонгарського мосту - <text:span text:style-name="T4">
Гуменюк</text:span>
 </text:a>
</text:p>
      <text:p text:style-name="P4">
"Ми зайняли певний плацдарм уже на лівому березі річки Дніпро, з якого мимаємо просуватися далі, щоб вийти на Азовське узбережжя. Але там, дійсно,ведуться запеклі бої. Для росіян був наказ вибити звідки наші війська,незважаючи на втрати. Але на цьому плацдармі є вже не тільки наші штурмовігрупи, які мають бути першими, коли заходять на якісь території, а й важкатехніка. Тому той плацдарм ми поки що утримуємо. Відбувається дуже активнаконтрбатарейна боротьба, і я впевнений, що ми його утримаємо і будеморозширювати. І з цих місць біля Антонівського мосту ми зможемо просуватися вжедалі. Ситуація динамічна", — підсумував Гетьман.</text:p>
      <text:p text:style-name="P4">
Як повідомляв Укрінформ, Президент України Володимир Зеленський заявив, що <text:a xlink:type="simple" xlink:href="https://www.ukrinform.ua/rubric-ato/3730904-vijna-ne-zakincitsa-poki-krim-bude-pid-okupacieu-zelenskij.html" text:style-name="Internet_20_link" text:visited-style-name="Visited_20_Internet_20_Link">
кінцевою метою України </text:a>
 є деокупація Криму ілише тоді це буде означати, що "війна закінчилась", а "мир" без КримуЗеленський не вважатиме перемогою.</text:p>
      <text:p text:style-name="P4">
Source: <text:a xlink:type="simple" xlink:href="https://www.ukrinform.ua/rubric-ato/3731022-zsu-za-misac-mozut-napolovinu-skorotiti-artilerijskij-potencial-rosian-ekspert.html" text:style-name="Internet_20_link" text:visited-style-name="Visited_20_Internet_20_Link">
https://www.ukrinform.ua/rubric-ato/3731022-zsu-za-misac-mozut-napolovinu-skorotiti-artilerijskij-potencial-rosian-ekspert.html</text:a>
</text:p>
      <!--NEWS-->
      <text:h text:style-name="P10" text:outline-level="1">
<text:span text:style-name="T4">
Резніков показав українську САУ «Богдана»</text:span>
</text:h>
      <text:p text:style-name="P4">
Authors: Ukrinform (Person)</text:p>
      <text:p text:style-name="P4">
Publisher: Укринформ (Organization)</text:p>
      <text:p text:style-name="P4">
Published Time: 2023-07-03T-9:03:00+03:00</text:p>
      <text:p text:style-name="P4">
Modified Time: 2023-07-03T20:03:00+03:00</text:p>
      <text:p text:style-name="P4">
Description: Міністр оборони України Олексій Резніков опублікував фотографію самохідної артилерійської установки (САУ) «Богдана» українського виробництва, задіяної на фронті, та пообіцяв, що таких гармат буде більше. — Укрінформ.</text:p>
      <text:p text:style-name="P4">
Images: ['<text:a xlink:type="simple" xlink:href="https://static.ukrinform.com/photos/2023_03/thumb_files/630_360_1680107367-327.jpg" text:style-name="Internet_20_link" text:visited-style-name="Visited_20_Internet_20_Link">
630_360_16801...</text:a>
']</text:p>
      <text:p text:style-name="P4">
Tags: ['Військова техніка', 'Резніков']</text:p>
      <text:p text:style-name="P4">
Type: Article</text:p>
      <!--METADATA-->
      <text:p text:style-name="P4">
<draw:frame draw:style-name="fr1" draw:name="Image29" text:anchor-type="as-char" svg:width="6.9236in" svg:height="3.956343in" draw:z-index="0">
<draw:image xlink:href="../Images/yкринформ/2023-07-03T-9-03-00-03-00/630_360_1680107367-327.jpg" xlink:type="simple" xlink:show="embed" xlink:actuate="onLoad" draw:mime-type="image/jpeg"/>
</draw:frame>
 Міністроборони України Олексій Резніков опублікував фотографію самохідноїартилерійської установки (САУ) «Богдана» українського виробництва, задіяної нафронті, та пообіцяв, що таких гармат буде більше.</text:p>
      <text:p text:style-name="P4">
Про це Резніков написав у <text:a xlink:type="simple" xlink:href="https://twitter.com/oleksiireznikov/status/1675848553619439616" text:style-name="Internet_20_link" text:visited-style-name="Visited_20_Internet_20_Link">
 Твіттері</text:a>
 , передаєУкрінформ.</text:p>
      <text:p text:style-name="P4">
«Українці дуже гостинна нація. Як бачимо на фото, конструкція української155-мм самохідної гаубиці "Богдана" передбачає зручний стіл для екіпажу, щобнасолодитися смачною трапезою. Таких гармат у нас буде більше!» - написав <text:a xlink:type="simple" xlink:href="https://www.ukrinform.ua/tag-reznikov" text:style-name="Internet_20_link" text:visited-style-name="Visited_20_Internet_20_Link">
Резніков. </text:a>
</text:p>
      <text:p text:style-name="P4">
 <text:span text:style-name="T4">
Читайте також:</text:span>
<text:a xlink:type="simple" xlink:href="https://www.ukrinform.ua/rubric-ato/3730604-tanki-leopard-v-ukraini-pokazut-na-so-voni-zdatni-reznikov.html" text:style-name="Internet_20_link" text:visited-style-name="Visited_20_Internet_20_Link">
 Танки Leopard в Україні покажуть, на що вони здатні - <text:span text:style-name="T4">
Резніков</text:span>
</text:a>
</text:p>
      <text:p text:style-name="P4">
Як повідомлялося, САУ "Богдана" - спільна розробка Краматорського заводуважкого верстатобудування і компанії "Українська бронетехніка", першаукраїнська система озброєння стандарту НАТО. Саме ця установка відігралакритичну роль у звільнені острова Зміїний у червні 2022 року.</text:p>
      <text:p text:style-name="P4">
Source: <text:a xlink:type="simple" xlink:href="https://www.ukrinform.ua/rubric-ato/3731010-reznikov-pokazav-ukrainsku-sau-bogdana.html" text:style-name="Internet_20_link" text:visited-style-name="Visited_20_Internet_20_Link">
https://www.ukrinform.ua/rubric-ato/3731010-reznikov-pokazav-ukrainsku-sau-bogdana.html</text:a>
</text:p>
      <!--NEWS-->
      <text:h text:style-name="P10" text:outline-level="1">
<text:span text:style-name="T4">
Ukrainian air defense shot down 13 of 17 Shahed drones launched by Russia overnight</text:span>
</text:h>
      <text:p text:style-name="P4">
Authors: liveuamap (Language: en)</text:p>
      <text:p text:style-name="P4">
Time: 2023-07-03T01:12:55</text:p>
      <text:p text:style-name="P4">
Location: Dnipro (Latitude:47.93107 Longtitude:35.17822)</text:p>
      <text:p text:style-name="P4">
Videos: []</text:p>
      <text:p text:style-name="P4">
Images: ["<text:a xlink:type="simple" xlink:href="https://liveuamap.com/pics/2023/07/03/22573138_0.jpg" text:style-name="Internet_20_link" text:visited-style-name="Visited_20_Internet_20_Link">
22573138_0.jpg</text:a>
"]</text:p>
      <text:p text:style-name="P4">
Tags: ["Europe", "Central and Eastern Europe"]</text:p>
      <text:p text:style-name="P4">
ID: 22573138</text:p>
      <!--METADATA-->
      <text:p text:style-name="P4">
Ukrainian air defense shot down 13 of 17 Shahed drones launched by Russiaovernight</text:p>
      <text:p text:style-name="P4">
<draw:frame draw:style-name="fr1" draw:name="Image31" text:anchor-type="as-char" svg:width="6.9236in" svg:height="6.9236in" draw:z-index="0">
<draw:image xlink:href="../Images/liveuamap/2023-07-03T01-12-55/22573138_0.jpg" xlink:type="simple" xlink:show="embed" xlink:actuate="onLoad" draw:mime-type="image/jpeg"/>
</draw:frame>
</text:p>
      <text:p text:style-name="P4">
News Collection Link: <text:a xlink:type="simple" xlink:href="https:\/\/liveuamap.com\/en\/2023\/3-july-ukrainian-air-defense-shot-down-13-of-17-shahed-drones" text:style-name="Internet_20_link" text:visited-style-name="Visited_20_Internet_20_Link">
https:\/\/liveuamap.com\/en\/2023\/3-july-ukrainian-air-defense-shot-down-13-of-17-shahed-drones</text:a>
</text:p>
      <text:p text:style-name="P4">
Source: <text:a xlink:type="simple" xlink:href="https://t.me/kpszsu/3031" text:style-name="Internet_20_link" text:visited-style-name="Visited_20_Internet_20_Link">
https://t.me/kpszsu/3031</text:a>
</text:p>
      <!--NEWS-->
      <text:h text:style-name="P10" text:outline-level="1">
<text:span text:style-name="T4">
General Staff of Armed Forces of Ukraine estimates Russian losses at 230260</text:span>
</text:h>
      <text:p text:style-name="P4">
Authors: liveuamap (Language: en)</text:p>
      <text:p text:style-name="P4">
Time: 2023-07-03T01:14:46</text:p>
      <text:p text:style-name="P4">
Location: Kyiv, Kyiv city (Latitude:50.44425 Longtitude:30.52903)</text:p>
      <text:p text:style-name="P4">
Videos: []</text:p>
      <text:p text:style-name="P4">
Images: ["<text:a xlink:type="simple" xlink:href="https://liveuamap.com/pics/2023/07/03/22573139_0.jpg" text:style-name="Internet_20_link" text:visited-style-name="Visited_20_Internet_20_Link">
22573139_0.jpg</text:a>
"]</text:p>
      <text:p text:style-name="P4">
Tags: ["Europe", "Central and Eastern Europe"]</text:p>
      <text:p text:style-name="P4">
ID: 22573139</text:p>
      <!--METADATA-->
      <text:p text:style-name="P4">
General Staff of Armed Forces of Ukraine estimates Russian losses at 230260</text:p>
      <text:p text:style-name="P4">
<draw:frame draw:style-name="fr1" draw:name="Image32" text:anchor-type="as-char" svg:width="6.9236in" svg:height="9.200797in" draw:z-index="0">
<draw:image xlink:href="../Images/liveuamap/2023-07-03T01-14-46/22573139_0.jpg" xlink:type="simple" xlink:show="embed" xlink:actuate="onLoad" draw:mime-type="image/jpeg"/>
</draw:frame>
</text:p>
      <text:p text:style-name="P4">
News Collection Link: <text:a xlink:type="simple" xlink:href="https:\/\/liveuamap.com\/en\/2023\/3-july-general-staff-of-armed-forces-of-ukraine-estimates" text:style-name="Internet_20_link" text:visited-style-name="Visited_20_Internet_20_Link">
https:\/\/liveuamap.com\/en\/2023\/3-july-general-staff-of-armed-forces-of-ukraine-estimates</text:a>
</text:p>
      <text:p text:style-name="P4">
Source: <text:a xlink:type="simple" xlink:href="https://t.me/GeneralStaffZSU/8535" text:style-name="Internet_20_link" text:visited-style-name="Visited_20_Internet_20_Link">
https://t.me/GeneralStaffZSU/8535</text:a>
</text:p>
      <!--NEWS-->
      <text:h text:style-name="P10" text:outline-level="1">
<text:span text:style-name="T4">
Destruction in Kushugum as result of Russian missile strike with S-300 missiles</text:span>
</text:h>
      <text:p text:style-name="P4">
Authors: liveuamap (Language: en)</text:p>
      <text:p text:style-name="P4">
Time: 2023-07-03T03:18:00</text:p>
      <text:p text:style-name="P4">
Location: Zaporizhiye (Latitude:47.70907 Longtitude:35.21358)</text:p>
      <text:p text:style-name="P4">
Videos: []</text:p>
      <text:p text:style-name="P4">
Images: ["<text:a xlink:type="simple" xlink:href="https://liveuamap.com/pics/2023/07/03/22573252_0.jpg" text:style-name="Internet_20_link" text:visited-style-name="Visited_20_Internet_20_Link">
22573252_0.jpg</text:a>
", "<text:a xlink:type="simple" xlink:href="https://liveuamap.com/pics/2023/07/03/22573252_1.jpg" text:style-name="Internet_20_link" text:visited-style-name="Visited_20_Internet_20_Link">
22573252_1.jpg</text:a>
", "<text:a xlink:type="simple" xlink:href="https://liveuamap.com/pics/2023/07/03/22573252_2.jpg" text:style-name="Internet_20_link" text:visited-style-name="Visited_20_Internet_20_Link">
22573252_2.jpg</text:a>
", "<text:a xlink:type="simple" xlink:href="https://liveuamap.com/pics/2023/07/03/22573252_3.jpg" text:style-name="Internet_20_link" text:visited-style-name="Visited_20_Internet_20_Link">
22573252_3.jpg</text:a>
", "<text:a xlink:type="simple" xlink:href="https://liveuamap.com/pics/2023/07/03/22573252_4.jpg" text:style-name="Internet_20_link" text:visited-style-name="Visited_20_Internet_20_Link">
22573252_4.jpg</text:a>
", "<text:a xlink:type="simple" xlink:href="https://liveuamap.com/pics/2023/07/03/22573252_5.jpg" text:style-name="Internet_20_link" text:visited-style-name="Visited_20_Internet_20_Link">
22573252_5.jpg</text:a>
"]</text:p>
      <text:p text:style-name="P4">
Tags: ["Russia", "Europe"]</text:p>
      <text:p text:style-name="P4">
ID: 22573252</text:p>
      <!--METADATA-->
      <text:p text:style-name="P4">
Destruction in Kushugum as result of Russian missile strike with S-300missiles</text:p>
      <text:p text:style-name="P4">
<draw:frame draw:style-name="fr1" draw:name="Image34" text:anchor-type="as-char" svg:width="6.9236in" svg:height="9.231467in" draw:z-index="0">
<draw:image xlink:href="../Images/liveuamap/2023-07-03T03-18-00/22573252_1.jpg" xlink:type="simple" xlink:show="embed" xlink:actuate="onLoad" draw:mime-type="image/jpeg"/>
</draw:frame>
<draw:frame draw:style-name="fr1" draw:name="Image35" text:anchor-type="as-char" svg:width="6.9236in" svg:height="9.231467in" draw:z-index="0">
<draw:image xlink:href="../Images/liveuamap/2023-07-03T03-18-00/22573252_2.jpg" xlink:type="simple" xlink:show="embed" xlink:actuate="onLoad" draw:mime-type="image/jpeg"/>
</draw:frame>
<draw:frame draw:style-name="fr1" draw:name="Image36" text:anchor-type="as-char" svg:width="6.9236in" svg:height="9.231467in" draw:z-index="0">
<draw:image xlink:href="../Images/liveuamap/2023-07-03T03-18-00/22573252_3.jpg" xlink:type="simple" xlink:show="embed" xlink:actuate="onLoad" draw:mime-type="image/jpeg"/>
</draw:frame>
<draw:frame draw:style-name="fr1" draw:name="Image37" text:anchor-type="as-char" svg:width="6.9236in" svg:height="9.231467in" draw:z-index="0">
<draw:image xlink:href="../Images/liveuamap/2023-07-03T03-18-00/22573252_4.jpg" xlink:type="simple" xlink:show="embed" xlink:actuate="onLoad" draw:mime-type="image/jpeg"/>
</draw:frame>
<draw:frame draw:style-name="fr1" draw:name="Image38" text:anchor-type="as-char" svg:width="6.9236in" svg:height="9.231467in" draw:z-index="0">
<draw:image xlink:href="../Images/liveuamap/2023-07-03T03-18-00/22573252_5.jpg" xlink:type="simple" xlink:show="embed" xlink:actuate="onLoad" draw:mime-type="image/jpeg"/>
</draw:frame>
</text:p>
      <text:p text:style-name="P4">
News Collection Link: <text:a xlink:type="simple" xlink:href="https:\/\/liveuamap.com\/en\/2023\/3-july-destruction-in-kushugum-as-result-of-russian-missile" text:style-name="Internet_20_link" text:visited-style-name="Visited_20_Internet_20_Link">
https:\/\/liveuamap.com\/en\/2023\/3-july-destruction-in-kushugum-as-result-of-russian-missile</text:a>
</text:p>
      <text:p text:style-name="P4">
Source: <text:a xlink:type="simple" xlink:href="https://t.me/info_zp/39895" text:style-name="Internet_20_link" text:visited-style-name="Visited_20_Internet_20_Link">
https://t.me/info_zp/39895</text:a>
</text:p>
      <!--NEWS-->
      <text:h text:style-name="P10" text:outline-level="1">
<text:span text:style-name="T4">
FSB detained a man in Crimea, accused him in plotting assassination of the head of occupation...</text:span>
</text:h>
      <text:p text:style-name="P4">
Authors: liveuamap (Language: en)</text:p>
      <text:p text:style-name="P4">
Time: 2023-07-03T03:22:51</text:p>
      <text:p text:style-name="P4">
Location: Simferopol, Crimea (Latitude:44.94986 Longtitude:34.10603)</text:p>
      <text:p text:style-name="P4">
Videos: []</text:p>
      <text:p text:style-name="P4">
Images: []</text:p>
      <text:p text:style-name="P4">
Tags: ["Europe", "Central and Eastern Europe"]</text:p>
      <text:p text:style-name="P4">
ID: 22573205</text:p>
      <!--METADATA-->
      <text:p text:style-name="P4">
FSB detained a man in Crimea, accused him in plotting assassination of thehead of occupational authorities Sergey Aksyonov</text:p>
      <text:p text:style-name="P4">
News Collection Link: <text:a xlink:type="simple" xlink:href="https:\/\/liveuamap.com\/en\/2023\/3-july-fsb-detained-a-man-in-crimea-accused-him-in-plotting" text:style-name="Internet_20_link" text:visited-style-name="Visited_20_Internet_20_Link">
https:\/\/liveuamap.com\/en\/2023\/3-july-fsb-detained-a-man-in-crimea-accused-him-in-plotting</text:a>
</text:p>
      <text:p text:style-name="P4">
Source: <text:a xlink:type="simple" xlink:href="https://t.me/shot_shot/53629" text:style-name="Internet_20_link" text:visited-style-name="Visited_20_Internet_20_Link">
https://t.me/shot_shot/53629</text:a>
</text:p>
      <!--NEWS-->
      <text:h text:style-name="P10" text:outline-level="1">
<text:span text:style-name="T4">
Russian drone hit residential house in central Sumy</text:span>
</text:h>
      <text:p text:style-name="P4">
Authors: liveuamap (Language: en)</text:p>
      <text:p text:style-name="P4">
Time: 2023-07-03T04:35:52</text:p>
      <text:p text:style-name="P4">
Location: Sumy, Sums'ka oblast (Latitude:50.90217 Longtitude:34.79125)</text:p>
      <text:p text:style-name="P4">
Videos: []</text:p>
      <text:p text:style-name="P4">
Images: ["<text:a xlink:type="simple" xlink:href="https://liveuamap.com/pics/2023/07/03/22573253_0.jpg" text:style-name="Internet_20_link" text:visited-style-name="Visited_20_Internet_20_Link">
22573253_0.jpg</text:a>
"]</text:p>
      <text:p text:style-name="P4">
Tags: ["Russia", "Europe"]</text:p>
      <text:p text:style-name="P4">
ID: 22573253</text:p>
      <!--METADATA-->
      <text:p text:style-name="P4">
Russian drone hit residential house in central Sumy</text:p>
      <text:p text:style-name="P4">
<draw:frame draw:style-name="fr1" draw:name="Image39" text:anchor-type="as-char" svg:width="6.9236in" svg:height="3.894525in" draw:z-index="0">
<draw:image xlink:href="../Images/liveuamap/2023-07-03T04-35-52/22573253_0.jpg" xlink:type="simple" xlink:show="embed" xlink:actuate="onLoad" draw:mime-type="image/jpeg"/>
</draw:frame>
</text:p>
      <text:p text:style-name="P4">
News Collection Link: <text:a xlink:type="simple" xlink:href="https:\/\/liveuamap.com\/en\/2023\/3-july-russian-drone-hit-residential-house-in-central-sumy" text:style-name="Internet_20_link" text:visited-style-name="Visited_20_Internet_20_Link">
https:\/\/liveuamap.com\/en\/2023\/3-july-russian-drone-hit-residential-house-in-central-sumy</text:a>
</text:p>
      <text:p text:style-name="P4">
Source: <text:a xlink:type="simple" xlink:href="https://t.me/suspilnesumy/12812" text:style-name="Internet_20_link" text:visited-style-name="Visited_20_Internet_20_Link">
https://t.me/suspilnesumy/12812</text:a>
</text:p>
      <!--NEWS-->
      <text:h text:style-name="P10" text:outline-level="1">
<text:span text:style-name="T4">
Russian Ka-52 helicopter was shot down on Berdyansk direction</text:span>
</text:h>
      <text:p text:style-name="P4">
Authors: liveuamap (Language: en)</text:p>
      <text:p text:style-name="P4">
Time: 2023-07-03T04:45:39</text:p>
      <text:p text:style-name="P4">
Location: Velyka Novosilka (Latitude:47.56831 Longtitude:36.26738)</text:p>
      <text:p text:style-name="P4">
Videos: []</text:p>
      <text:p text:style-name="P4">
Images: []</text:p>
      <text:p text:style-name="P4">
Tags: ["Europe", "Central and Eastern Europe"]</text:p>
      <text:p text:style-name="P4">
ID: 22573259</text:p>
      <!--METADATA-->
      <text:p text:style-name="P4">
Russian Ka-52 helicopter was shot down on Berdyansk direction</text:p>
      <text:p text:style-name="P4">
News Collection Link: <text:a xlink:type="simple" xlink:href="https:\/\/liveuamap.com\/en\/2023\/3-july-russian-ka52-helicopter-was-shot-down-on-berdyansk" text:style-name="Internet_20_link" text:visited-style-name="Visited_20_Internet_20_Link">
https:\/\/liveuamap.com\/en\/2023\/3-july-russian-ka52-helicopter-was-shot-down-on-berdyansk</text:a>
</text:p>
      <text:p text:style-name="P4">
Source: <text:a xlink:type="simple" xlink:href="https://t.me/lachentyt/31327" text:style-name="Internet_20_link" text:visited-style-name="Visited_20_Internet_20_Link">
https://t.me/lachentyt/31327</text:a>
</text:p>
      <!--NEWS-->
      <text:h text:style-name="P10" text:outline-level="1">
<text:span text:style-name="T4">
Ukrainian Defence Forces have advanced at Novodarivka - Pryutne, Novodanylivka - Robotyne and...</text:span>
</text:h>
      <text:p text:style-name="P4">
Authors: liveuamap (Language: en)</text:p>
      <text:p text:style-name="P4">
Time: 2023-07-03T05:00:00</text:p>
      <text:p text:style-name="P4">
Location: Velyka Novosilka (Latitude:47.77755 Longtitude:36.76783)</text:p>
      <text:p text:style-name="P4">
Videos: []</text:p>
      <text:p text:style-name="P4">
Images: []</text:p>
      <text:p text:style-name="P4">
Tags: ["Europe"]</text:p>
      <text:p text:style-name="P4">
ID: 22573285</text:p>
      <!--METADATA-->
      <text:p text:style-name="P4">
Ukrainian Defence Forces have advanced at Novodarivka - Pryutne, Novodanylivka- Robotyne and Novosilka - Staromayorske directions, - General Staff of ArmedForces of Ukraine says in the morning report</text:p>
      <text:p text:style-name="P4">
News Collection Link: <text:a xlink:type="simple" xlink:href="https:\/\/liveuamap.com\/en\/2023\/3-july-ukrainian-defence-forces-have-advanced-at-novodarivka" text:style-name="Internet_20_link" text:visited-style-name="Visited_20_Internet_20_Link">
https:\/\/liveuamap.com\/en\/2023\/3-july-ukrainian-defence-forces-have-advanced-at-novodarivka</text:a>
</text:p>
      <text:p text:style-name="P4">
Source: <text:a xlink:type="simple" xlink:href="https://t.me/lumsrc/5254" text:style-name="Internet_20_link" text:visited-style-name="Visited_20_Internet_20_Link">
https://t.me/lumsrc/5254</text:a>
</text:p>
      <!--NEWS-->
      <text:h text:style-name="P10" text:outline-level="1">
<text:span text:style-name="T4">
At Zaporizhzhia and Kherson directions Russian army shelled Novodarivka, Olhivske, Huliaipole...</text:span>
</text:h>
      <text:p text:style-name="P4">
Authors: liveuamap (Language: en)</text:p>
      <text:p text:style-name="P4">
Time: 2023-07-03T05:01:00</text:p>
      <text:p text:style-name="P4">
Location: Kherson (Latitude:46.6364 Longtitude:32.63112)</text:p>
      <text:p text:style-name="P4">
Videos: []</text:p>
      <text:p text:style-name="P4">
Images: []</text:p>
      <text:p text:style-name="P4">
Tags: ["Russia"]</text:p>
      <text:p text:style-name="P4">
ID: 22573269</text:p>
      <!--METADATA-->
      <text:p text:style-name="P4">
At Zaporizhzhia and Kherson directions Russian army shelled Novodarivka,Olhivske, Huliaipole, Bilohirya of Zaporizhzhia region; Kozatske, Antonivka,Dniprovske of Kherson region and Kherson city. Russian aviation conductedairstrikes at Zmiyivka, Kherson and Antonivka, - General Staff of Armed Forcesof Ukraine says in the morning report</text:p>
      <text:p text:style-name="P4">
News Collection Link: <text:a xlink:type="simple" xlink:href="https:\/\/liveuamap.com\/en\/2023\/3-july-at-zaporizhzhia-and-kherson-directions-russian-army" text:style-name="Internet_20_link" text:visited-style-name="Visited_20_Internet_20_Link">
https:\/\/liveuamap.com\/en\/2023\/3-july-at-zaporizhzhia-and-kherson-directions-russian-army</text:a>
</text:p>
      <text:p text:style-name="P4">
Source: <text:a xlink:type="simple" xlink:href="https://t.me/lumsrc/5262" text:style-name="Internet_20_link" text:visited-style-name="Visited_20_Internet_20_Link">
https://t.me/lumsrc/526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3T05:05:23</text:p>
      <text:p text:style-name="P4">
Location: Bakhmut (Latitude:48.68994 Longtitude:37.89785)</text:p>
      <text:p text:style-name="P4">
Videos: []</text:p>
      <text:p text:style-name="P4">
Images: []</text:p>
      <text:p text:style-name="P4">
Tags: ["Russia"]</text:p>
      <text:p text:style-name="P4">
ID: 22573266</text:p>
      <!--METADATA-->
      <text:p text:style-name="P4">
Russian forces conducting offensive actions in Donetsk and Luhansk regions.Ukrainian military had 39 combat engagements with Russian forces near Minkivkaand Bohdanivka of Donetsk region, Avdiyivka, Maryinka, - General Staff ofArmed Forces of Ukraine says in the morning report</text:p>
      <text:p text:style-name="P4">
News Collection Link: <text:a xlink:type="simple" xlink:href="https:\/\/liveuamap.com\/en\/2023\/3-july-russian-forces-conducting-offensive-actions-in-donetsk" text:style-name="Internet_20_link" text:visited-style-name="Visited_20_Internet_20_Link">
https:\/\/liveuamap.com\/en\/2023\/3-july-russian-forces-conducting-offensive-actions-in-donetsk</text:a>
</text:p>
      <text:p text:style-name="P4">
Source: <text:a xlink:type="simple" xlink:href="https://t.me/lumsrc/5263" text:style-name="Internet_20_link" text:visited-style-name="Visited_20_Internet_20_Link">
https://t.me/lumsrc/5263</text:a>
</text:p>
      <!--NEWS-->
      <text:h text:style-name="P10" text:outline-level="1">
<text:span text:style-name="T4">
Today the International Centre for the Prosecution of the Crime of Aggression starts its work...</text:span>
</text:h>
      <text:p text:style-name="P4">
Authors: liveuamap (Language: en)</text:p>
      <text:p text:style-name="P4">
Time: 2023-07-03T06:17:00</text:p>
      <text:p text:style-name="P4">
Location: Den Haag, Zuid-Holland (Latitude:52.10554 Longtitude:4.31773)</text:p>
      <text:p text:style-name="P4">
Videos: []</text:p>
      <text:p text:style-name="P4">
Images: []</text:p>
      <text:p text:style-name="P4">
Tags: ["Europe", "Russia"]</text:p>
      <text:p text:style-name="P4">
ID: 22573302</text:p>
      <!--METADATA-->
      <text:p text:style-name="P4">
Today the International Centre for the Prosecution of the Crime of Aggressionstarts its work. Collecting evidence and documenting Russia’s crimes so theperpetrators can be brought to justice. First step towards a tribunal for thecrime of aggression</text:p>
      <text:p text:style-name="P4">
News Collection Link: <text:a xlink:type="simple" xlink:href="https:\/\/liveuamap.com\/en\/2023\/3-july-today-the-international-centre-for-the-prosecution" text:style-name="Internet_20_link" text:visited-style-name="Visited_20_Internet_20_Link">
https:\/\/liveuamap.com\/en\/2023\/3-july-today-the-international-centre-for-the-prosecution</text:a>
</text:p>
      <text:p text:style-name="P4">
Source: <text:a xlink:type="simple" xlink:href="https://twitter.com/vonderleyen/status/1675795810900930561" text:style-name="Internet_20_link" text:visited-style-name="Visited_20_Internet_20_Link">
https://twitter.com/vonderleyen/status/1675795810900930561</text:a>
</text:p>
      <!--NEWS-->
      <text:h text:style-name="P10" text:outline-level="1">
<text:span text:style-name="T4">
Several houses on fire after shelling with MLRS GRAD in Belaya Berezka village of Briansk region</text:span>
</text:h>
      <text:p text:style-name="P4">
Authors: liveuamap (Language: en)</text:p>
      <text:p text:style-name="P4">
Time: 2023-07-03T06:32:00</text:p>
      <text:p text:style-name="P4">
Location: Bryansk,Bryanskaya oblast' (Latitude:52.37953 Longtitude:33.48385)</text:p>
      <text:p text:style-name="P4">
Videos: []</text:p>
      <text:p text:style-name="P4">
Images: ["<text:a xlink:type="simple" xlink:href="https://liveuamap.com/pics/2023/07/03/22573290_0.jpg" text:style-name="Internet_20_link" text:visited-style-name="Visited_20_Internet_20_Link">
22573290_0.jpg</text:a>
", "<text:a xlink:type="simple" xlink:href="https://liveuamap.com/pics/2023/07/03/22573290_1.jpg" text:style-name="Internet_20_link" text:visited-style-name="Visited_20_Internet_20_Link">
22573290_1.jpg</text:a>
"]</text:p>
      <text:p text:style-name="P4">
Tags: ["Central and Eastern Europe", "Russia"]</text:p>
      <text:p text:style-name="P4">
ID: 22573290</text:p>
      <!--METADATA-->
      <text:p text:style-name="P4">
Several houses on fire after shelling with MLRS GRAD in Belaya Berezka villageof Briansk region</text:p>
      <text:p text:style-name="P4">
<draw:frame draw:style-name="fr1" draw:name="Image40" text:anchor-type="as-char" svg:width="6.9236in" svg:height="3.894525in" draw:z-index="0">
<draw:image xlink:href="../Images/liveuamap/2023-07-03T06-32-00/22573290_0.jpg" xlink:type="simple" xlink:show="embed" xlink:actuate="onLoad" draw:mime-type="image/jpeg"/>
</draw:frame>
<draw:frame draw:style-name="fr1" draw:name="Image41" text:anchor-type="as-char" svg:width="6.9236in" svg:height="3.894525in" draw:z-index="0">
<draw:image xlink:href="../Images/liveuamap/2023-07-03T06-32-00/22573290_1.jpg" xlink:type="simple" xlink:show="embed" xlink:actuate="onLoad" draw:mime-type="image/jpeg"/>
</draw:frame>
</text:p>
      <text:p text:style-name="P4">
News Collection Link: <text:a xlink:type="simple" xlink:href="https:\/\/liveuamap.com\/en\/2023\/3-july-several-houses-on-fire-after-shelling-with-mlrs-grad" text:style-name="Internet_20_link" text:visited-style-name="Visited_20_Internet_20_Link">
https:\/\/liveuamap.com\/en\/2023\/3-july-several-houses-on-fire-after-shelling-with-mlrs-grad</text:a>
</text:p>
      <text:p text:style-name="P4">
Source: <text:a xlink:type="simple" xlink:href="https://t.me/breakingmash/45586" text:style-name="Internet_20_link" text:visited-style-name="Visited_20_Internet_20_Link">
https://t.me/breakingmash/45586</text:a>
</text:p>
      <!--NEWS-->
      <text:h text:style-name="P10" text:outline-level="1">
<text:span text:style-name="T4">
1 person killed as result of Russian drone attack in Sumy</text:span>
</text:h>
      <text:p text:style-name="P4">
Authors: liveuamap (Language: en)</text:p>
      <text:p text:style-name="P4">
Time: 2023-07-03T06:43:39</text:p>
      <text:p text:style-name="P4">
Location: Sumy, Sums'ka oblast (Latitude:50.90187 Longtitude:34.79125)</text:p>
      <text:p text:style-name="P4">
Videos: []</text:p>
      <text:p text:style-name="P4">
Images: []</text:p>
      <text:p text:style-name="P4">
Tags: ["Europe", "Central and Eastern Europe"]</text:p>
      <text:p text:style-name="P4">
ID: 22573292</text:p>
      <!--METADATA-->
      <text:p text:style-name="P4">
1 person killed as result of Russian drone attack in Sumy</text:p>
      <text:p text:style-name="P4">
News Collection Link: <text:a xlink:type="simple" xlink:href="https:\/\/liveuamap.com\/en\/2023\/3-july-1-person-killed-as-result-of-russian-drone-attack" text:style-name="Internet_20_link" text:visited-style-name="Visited_20_Internet_20_Link">
https:\/\/liveuamap.com\/en\/2023\/3-july-1-person-killed-as-result-of-russian-drone-attack</text:a>
</text:p>
      <text:p text:style-name="P4">
Source: <text:a xlink:type="simple" xlink:href="https://t.me/UkraineNow/35593" text:style-name="Internet_20_link" text:visited-style-name="Visited_20_Internet_20_Link">
https://t.me/UkraineNow/35593</text:a>
</text:p>
      <!--NEWS-->
      <text:h text:style-name="P10" text:outline-level="1">
<text:span text:style-name="T4">
Ukraine’s Zaporizhzhya nuclear power plant has been reconnected to its only available back-up...</text:span>
</text:h>
      <text:p text:style-name="P4">
Authors: liveuamap (Language: en)</text:p>
      <text:p text:style-name="P4">
Time: 2023-07-03T09:27:23</text:p>
      <text:p text:style-name="P4">
Location: Enerhodar,Zaporiz'ka oblast (Latitude:47.50572 Longtitude:34.58788)</text:p>
      <text:p text:style-name="P4">
Videos: []</text:p>
      <text:p text:style-name="P4">
Images: []</text:p>
      <text:p text:style-name="P4">
Tags: ["Energy"]</text:p>
      <text:p text:style-name="P4">
ID: 22573307</text:p>
      <!--METADATA-->
      <text:p text:style-name="P4">
Ukraine’s Zaporizhzhya nuclear power plant has been reconnected to its onlyavailable back-up power line 4 months after it was lost but the site’s powersituation remains extremely fragile during the ongoing military conflict DG@rafaelmgrossi said today</text:p>
      <text:p text:style-name="P4">
News Collection Link: <text:a xlink:type="simple" xlink:href="https:\/\/liveuamap.com\/en\/2023\/3-july-ukraines-zaporizhzhya-nuclear-power-plant-has-been" text:style-name="Internet_20_link" text:visited-style-name="Visited_20_Internet_20_Link">
https:\/\/liveuamap.com\/en\/2023\/3-july-ukraines-zaporizhzhya-nuclear-power-plant-has-been</text:a>
</text:p>
      <text:p text:style-name="P4">
Source: <text:a xlink:type="simple" xlink:href="https://twitter.com/iaeaorg/status/1675855008649052161" text:style-name="Internet_20_link" text:visited-style-name="Visited_20_Internet_20_Link">
https://twitter.com/iaeaorg/status/1675855008649052161</text:a>
</text:p>
      <!--NEWS-->
      <text:h text:style-name="P10" text:outline-level="1">
<text:span text:style-name="T4">
Світоліна вийшла до другого кола Вімблдона, обігравши п'ятиразову чемпіонку Вільямс</text:span>
</text:h>
      <text:p text:style-name="P4">
Authors: Ukrinform (Person)</text:p>
      <text:p text:style-name="P4">
Publisher: Укринформ (Organization)</text:p>
      <text:p text:style-name="P4">
Published Time: 2023-07-03T0:28:00+03:00</text:p>
      <text:p text:style-name="P4">
Modified Time: 2023-07-03T21:28:00+03:00</text:p>
      <text:p text:style-name="P4">
Description: Українка Еліна Світоліна пробилася до другого кола Вімблдонського тенісного турніру, який стартував у Лондоні (Велика Британія). — Укрінформ.</text:p>
      <text:p text:style-name="P4">
Images: ['<text:a xlink:type="simple" xlink:href="https://static.ukrinform.com/photos/2023_07/thumb_files/630_360_1688408827-464.jpg" text:style-name="Internet_20_link" text:visited-style-name="Visited_20_Internet_20_Link">
630_360_16884...</text:a>
']</text:p>
      <text:p text:style-name="P4">
Tags: ['Світоліна', 'Теніс', 'Вімблдон']</text:p>
      <text:p text:style-name="P4">
Type: Article</text:p>
      <!--METADATA-->
      <text:p text:style-name="P4">
<draw:frame draw:style-name="fr1" draw:name="Image42" text:anchor-type="as-char" svg:width="6.9236in" svg:height="3.956343in" draw:z-index="0">
<draw:image xlink:href="../Images/yкринформ/2023-07-03T0-28-00-03-00/630_360_1688408827-464.jpg" xlink:type="simple" xlink:show="embed" xlink:actuate="onLoad" draw:mime-type="image/jpeg"/>
</draw:frame>
 УкраїнкаЕліна Світоліна пробилася до другого кола Вімблдонського тенісного турніру,який стартував у Лондоні (Велика Британія).</text:p>
      <text:p text:style-name="P4">
У матчі за вихід до другого кола третього у сезоні турніру серії Grand SlamСвітоліна за 1,5 години перемогла п'ятиразову переможницю Вімблдона американкуВінус Вільямс - 6:4, 6:3, передає Укрінформ.</text:p>
      <text:p text:style-name="P4">
Путівку до третього раунду змагань Світоліна розіграє з посіяною під 28-мномером бельгійкою Елізе Мертенс, яка взяла гору над словачкою ВікторієюГрунчаковою - 7:6 (7:2), 6:2.</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у-2023</text:a>
</text:p>
      <text:p text:style-name="P4">
Вімблдонський турнір триватиме до 16 липня.</text:p>
      <text:p text:style-name="P4">
Фото: Getty Images.</text:p>
      <text:p text:style-name="P4">
Source: <text:a xlink:type="simple" xlink:href="https://www.ukrinform.ua/rubric-sports/3731037-svitolina-vijsla-do-drugogo-kola-vimbldona-obigravsi-parazovu-cempionku-vilams.html" text:style-name="Internet_20_link" text:visited-style-name="Visited_20_Internet_20_Link">
https://www.ukrinform.ua/rubric-sports/3731037-svitolina-vijsla-do-drugogo-kola-vimbldona-obigravsi-parazovu-cempionku-vilams.html</text:a>
</text:p>
      <!--NEWS-->
      <text:h text:style-name="P10" text:outline-level="1">
<text:span text:style-name="T4">
Правові й соціальні основи формування мотивації до захисту Батьківщини обговорили на круглому столі в Києві</text:span>
</text:h>
      <text:p text:style-name="P4">
Author: ['Володимир Поліщук']</text:p>
      <text:p text:style-name="P4">
Time: 2023-07-03T10:00:00-04:00</text:p>
      <text:p text:style-name="P4">
Description: У Києві відбувся круглий стіл «Правові та соціальні основи формування мотив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e-foto-2-scaled.jpg" text:style-name="Internet_20_link" text:visited-style-name="Visited_20_Internet_20_Link">
golovne-foto-2-scaled.jpg</text:a>
', '<text:a xlink:type="simple" xlink:href="https://armyinform.com.ua/wp-content/uploads/2023/07/1-2-scaled.jpg" text:style-name="Internet_20_link" text:visited-style-name="Visited_20_Internet_20_Link">
1-2-scaled.jpg</text:a>
', '<text:a xlink:type="simple" xlink:href="https://armyinform.com.ua/wp-content/uploads/2023/07/2-1-scaled.jpg" text:style-name="Internet_20_link" text:visited-style-name="Visited_20_Internet_20_Link">
2-1-scaled.jpg</text:a>
']</text:p>
      <text:p text:style-name="P4">
Tags: ['АГРЕСІЯ РФ', 'ВІЙНА', 'СОЦІАЛЬНИЙ ЗАХИСТ ВІЙСЬКОВОСЛУЖБОВЦІВ', 'СОЦІАЛЬНИЙ ЗАХИСТ ПІД ЧАС ВІЙНИ', 'ЦЕНТР ПРАВОВОГО ТА\xa0СОЦІАЛЬНОГО ЗАХИСТУ ГРОМАДЯН УКРАЇНИ']</text:p>
      <text:p text:style-name="P4">
Category: News</text:p>
      <!--METADATA-->
      <text:p text:style-name="P4">
<draw:frame draw:style-name="fr1" draw:name="Image43" text:anchor-type="as-char" svg:width="6.9236in" svg:height="4.614606in" draw:z-index="0">
<draw:image xlink:href="../Images/AРМІЯINFORM/2023-07-03T10-00-00-04-00/golovne-foto-2-scaled.jpg" xlink:type="simple" xlink:show="embed" xlink:actuate="onLoad" draw:mime-type="image/jpeg"/>
</draw:frame>
 Круглий стіл «Правові та соціальні основи формуваннямотивації до захисту Батьківщини»</text:p>
      <text:p text:style-name="P4">
У Києві відбувся круглий стіл «Правові та соціальні основи формуваннямотивації до захисту Батьківщини». Його ініціатором стала громадськаорганізація «Центр правового та соціального захисту громадян України».</text:p>
      <text:p text:style-name="P4">
До участі в роботі круглого столу запросили народних депутатів України,провідних юристів та фахівці з питань соціального захисту Міністерства оборониУкраїни та ЗСУ, МВС, Мінветеранів, викладачів кафедри правового забезпеченняГуманітарного інституту Національного університету оборони України, учасниківбойових дій, ветеранів російсько-української війни та представниківгромадськості.</text:p>
      <text:p text:style-name="P4">
Учасники дискусії обговорили чимало проблемних питань щодо реалізаціїзаконодавства України, котрі вийшли на поверхню у зв’язку із запровадженням вкраїні воєнного стану.</text:p>
      <text:p text:style-name="P4">
Зокрема було проаналізовано стан виконання положень законів щодо реалізаціїправ громадян, котрі беруть участь у збройному захисті країни, на гідне ісправедливе заохочення та відшкодування з боку держави.</text:p>
      <text:p text:style-name="P4">
<draw:frame draw:style-name="fr1" draw:name="Image44" text:anchor-type="as-char" svg:width="6.9236in" svg:height="4.614606in" draw:z-index="0">
<draw:image xlink:href="../Images/AРМІЯINFORM/2023-07-03T10-00-00-04-00/1-2-scaled.jpg" xlink:type="simple" xlink:show="embed" xlink:actuate="onLoad" draw:mime-type="image/jpeg"/>
</draw:frame>
ГоловаГО «Центр правового та соціального захисту громадян України» Сергій Лисенко</text:p>
      <text:p text:style-name="P4">
Голова ГО «Центр правового та соціального захисту громадян України», кандидатфілософських наук, доцент, полковник у відставці Сергій Лисенко повідомивкореспонденту АрміяInform, що особливу увагу учасники круглого столузосередили на шляхах удосконалення системи правового забезпечення та створеннясистеми подальших заохочувальних дій з боку держави щодо підвищення мотиваціїмолоді до збройного захисту.</text:p>
      <text:p text:style-name="P4">
— Військова служба у Збройних Силах — це дуже важливий вид діяльності,покликаний гарантувати національну безпеку України. За своєю суттю вона єдіяльністю військовослужбовців з певними обмеженнями: відсутність звичних умовжиття, певного комфорту, особлива регламентованість поведінки, звуження колалюдей, з якими спілкуються військовослужбовці, — зауважив Сергій Лисенко. —Тож дуже актуальною є тема захисту прав людини-військовослужбовця та наданняїй дієвої правової допомоги під час воєнних дій у найкоротший термін,відновлення діяльності органів військової юстиції.</text:p>
      <text:p text:style-name="P4">
Дискутанти дійшли згоди, що необхідність вдосконалення систем формуванняпозитивної мотивації до захисту Батьківщини обумовлена й тим фактом, щосучасні Збройні Сили України та інші військові формування складаються звійськовослужбовців нової генерації, які діють в умовах збройної боротьби зжорстоким ворогом.</text:p>
      <text:p text:style-name="P4">
<draw:frame draw:style-name="fr1" draw:name="Image45" text:anchor-type="as-char" svg:width="6.9236in" svg:height="4.614606in" draw:z-index="0">
<draw:image xlink:href="../Images/AРМІЯINFORM/2023-07-03T10-00-00-04-00/2-1-scaled.jpg" xlink:type="simple" xlink:show="embed" xlink:actuate="onLoad" draw:mime-type="image/jpeg"/>
</draw:frame>
</text:p>
      <text:p text:style-name="P4">
Імперативом формування позитивної мотивації учасники круглого столу, крімпочуття патріотизму та суспільної поваги, назвали гідне грошове забезпеченняпід час служби й після виходу на пенсію, яке має повною мірою компенсувати всінавантаження військової служби, ризик для життя і здоров’я, гарантувативійськовослужбовцям відтворення їхніх фізичних, моральних і психологічнихвитрат та забезпечувати належне утримання сімей.</text:p>
      <text:p text:style-name="P4">
Також ішлося про усунення незадоволеності військовослужбовців житловим,медичним і речовим забезпеченням та ефективністю функціонування системиадаптації військовослужбовців, звільнених у запас або у відставку. За такихумов потрібно переглянути законодавчо-правову базу, передусім її здатністьдіяти безпосередньо у сфері соціального захисту військовослужбовців та членівїхніх сімей.</text:p>
      <text:p text:style-name="P4">
Source: <text:a xlink:type="simple" xlink:href="https://armyinform.com.ua/2023/07/03/pravovi-j-soczialni-osnovy-formuvannya-motyvacziyi-do-zahystu-batkivshhyny-obgovoryly-na-kruglomu-stoli-v-kyyevi/" text:style-name="Internet_20_link" text:visited-style-name="Visited_20_Internet_20_Link">
https://armyinform.com.ua/2023/07/03/pravovi-j-soczialni-osnovy-formuvannya-motyvacziyi-do-zahystu-batkivshhyny-obgovoryly-na-kruglomu-stoli-v-kyyevi/</text:a>
</text:p>
      <!--NEWS-->
      <text:h text:style-name="P10" text:outline-level="1">
<text:span text:style-name="T4">
Гроші з продажу книги Амеліної «Синдром листопаду» підуть на організацію літературного фестивалю</text:span>
</text:h>
      <text:p text:style-name="P4">
Authors: Ukrinform (Person)</text:p>
      <text:p text:style-name="P4">
Publisher: Укринформ (Organization)</text:p>
      <text:p text:style-name="P4">
Published Time: 2023-07-03T10:38:00+03:00</text:p>
      <text:p text:style-name="P4">
Modified Time: 2023-07-03T22:38:00+03:00</text:p>
      <text:p text:style-name="P4">
Description: Гроші з продажу залишків накладу книги “Синдром листопаду” Вікторії Амеліної направлять на організацію «Нью-Йоркського літературного фестивалю», аби захід заснований письменницею і надалі відбувався. — Укрінформ.</text:p>
      <text:p text:style-name="P4">
Images: ['<text:a xlink:type="simple" xlink:href="https://static.ukrinform.com/photos/2023_07/thumb_files/630_360_1688413397-672.jpg" text:style-name="Internet_20_link" text:visited-style-name="Visited_20_Internet_20_Link">
630_360_16884...</text:a>
']</text:p>
      <text:p text:style-name="P4">
Tags: ['Фестиваль', 'Книги', 'Література', 'Вікторія Амеліна']</text:p>
      <text:p text:style-name="P4">
Type: Article</text:p>
      <!--METADATA-->
      <text:p text:style-name="P4">
<draw:frame draw:style-name="fr1" draw:name="Image46" text:anchor-type="as-char" svg:width="6.9236in" svg:height="3.956343in" draw:z-index="0">
<draw:image xlink:href="../Images/yкринформ/2023-07-03T10-38-00-03-00/630_360_1688413397-672.jpg" xlink:type="simple" xlink:show="embed" xlink:actuate="onLoad" draw:mime-type="image/jpeg"/>
</draw:frame>
 Гроші зпродажу залишків накладу книги “Синдром листопаду” Вікторії Амеліноїнаправлять на організацію «Нью-Йоркського літературного фестивалю», аби західзаснований письменницею і надалі відбувався.</text:p>
      <text:p text:style-name="P4">
Про це повідомила у <text:a xlink:type="simple" xlink:href="https://www.facebook.com/yuliya.argument/posts/pfbid0PdmuvSmjPAQrJ21hbLjwTyQHDBeVPebg6ozn2ZAXRVoZtqoep7XS5L7hg9zcwqGRl" text:style-name="Internet_20_link" text:visited-style-name="Visited_20_Internet_20_Link">
 Фейсбуці</text:a>
директор харківського видавництва “Віват” Юлія Орлова, передає Укрінформ.</text:p>
      <text:p text:style-name="P4">
“У 2015 році ми видали <text:a xlink:type="simple" xlink:href="https://www.ukrinform.ua/tag-kniga" text:style-name="Internet_20_link" text:visited-style-name="Visited_20_Internet_20_Link">
 книжку </text:a>
 ВікиАмеліної «Синдром листопаду». Як справедливо зазначив Юрій Макаров: «Це дужедорослий текст, який написала дуже молода жінка». Та чи знала Віка, пишучи«Синдром листопаду», що колись він перетвориться на синдром лютого…І тойбезкінечний, жорстокий лютий відбере у неї життя… Зараз у нас залишилося 390примірників її чудової книжки. Раніше вона коштувала 80 гривень, але яприйняла рішення підвищити ціну до 200 гривень задля того, щоб абсолютно всікошти з продажу передати ГО «Нью-Йоркський літературний фестиваль», який Віказаснувала і яким жила. І щоб цих грошей вийшло більше”, - розповіла Орлова.</text:p>
      <text:p text:style-name="P4">
</text:p>
      <text:p text:style-name="P4">
У наступному дописі директор видавництва повідомила, що протягом шести годинвсі книги розкупили.</text:p>
      <text:p text:style-name="P4">
<text:span text:style-name="T4">
Читайте також:</text:span>
 <text:a xlink:type="simple" xlink:href="https://www.ukrinform.ua/rubric-culture/3730719-socmerezi-pro-zagibel-viki-amelinoi-mi-vsi-zaraz-svidki-novogo-sandarmoha.html" text:style-name="Internet_20_link" text:visited-style-name="Visited_20_Internet_20_Link">
 Соцмережі про загибель Віки <text:span text:style-name="T4">
Амеліно</text:span>
 ї: Ми всі заразсвідки нового Сандармоха </text:a>
</text:p>
      <text:p text:style-name="P4">
“Знаєте, я вперше не радію такій швидкості продажів... вперше в житті. Всікошти будуть передані на продовження справи життя Віки. В одному інтерв’ю вонасказала, що складне сьогодення, з яким ми маємо справу, можна повернути таосмислити лише в багатоголоссі – в добрій літературі та добрій довірливійрозмові. Тому цей фестиваль має жити, бути, звучати! «Треба не плакати, аробити Нью-Йоркський літературний фестиваль», – казала якось Віка. Зробимо,Віко. Вже робимо”, - зазначила Орлова.</text:p>
      <text:p text:style-name="P4">
Як повідомляв <text:a xlink:type="simple" xlink:href="https://www.ukrinform.ua/rubric-society/3730625-pomerla-pismennica-amelina-poranena-pri-obstrili-kramatorska.html" text:style-name="Internet_20_link" text:visited-style-name="Visited_20_Internet_20_Link">
 Укрінформ </text:a>
 , 1 липня померла в лікарні українська письменниця ВікторіяАмеліна, яка 27 червня зазнала поранень при обстрілі Краматорська російськимивійськами. Письменницю поховають у середу, 5 липня, на Личаківському цвинтаріу Львові. 4 липня з нею попрощаються в Києві.</text:p>
      <text:p text:style-name="P4">
<text:span text:style-name="T5">
Фото: pen.org.ua</text:span>
</text:p>
      <text:p text:style-name="P4">
Source: <text:a xlink:type="simple" xlink:href="https://www.ukrinform.ua/rubric-culture/3731050-grosi-z-prodazu-knigi-amelinoi-sindrom-listopadu-pidut-na-organizaciu-literaturnogo-festivalu.html" text:style-name="Internet_20_link" text:visited-style-name="Visited_20_Internet_20_Link">
https://www.ukrinform.ua/rubric-culture/3731050-grosi-z-prodazu-knigi-amelinoi-sindrom-listopadu-pidut-na-organizaciu-literaturnogo-festivalu.html</text:a>
</text:p>
      <!--NEWS-->
      <text:h text:style-name="P10" text:outline-level="1">
<text:span text:style-name="T4">
Посла Грузії в Україні завтра викличуть до МЗС, дипломат повернеться у Тбілісі - Кулеба</text:span>
</text:h>
      <text:p text:style-name="P4">
Authors: Ukrinform (Person)</text:p>
      <text:p text:style-name="P4">
Publisher: Укринформ (Organization)</text:p>
      <text:p text:style-name="P4">
Published Time: 2023-07-03T11:42:00+03:00</text:p>
      <text:p text:style-name="P4">
Modified Time: 2023-07-03T22:42:00+03:00</text:p>
      <text:p text:style-name="P4">
Description: Посла Грузії в Україні завтра викличуть у Міністерство закордонних справ Україну на жорстку розмову через ставлення грузинської влади до Михеїла Саакашвілі, дипломат має повернутися до Тбілісі.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Грузія', 'Посол', 'Саакашвілі', 'Україна']</text:p>
      <text:p text:style-name="P4">
Type: Article</text:p>
      <!--METADATA-->
      <text:p text:style-name="P4">
<draw:frame draw:style-name="fr1" draw:name="Image48" text:anchor-type="as-char" svg:width="6.9236in" svg:height="3.956343in" draw:z-index="0">
<draw:image xlink:href="../Images/yкринформ/2023-07-03T11-42-00-03-00/630_360_1685367365-251.jpg" xlink:type="simple" xlink:show="embed" xlink:actuate="onLoad" draw:mime-type="image/jpeg"/>
</draw:frame>
 ПослаГрузії в Україні завтра викличуть у Міністерство закордонних справ Україну нажорстку розмову через ставлення грузинської влади до Михеїла Саакашвілі,дипломат має повернутися до Тбілісі.</text:p>
      <text:p text:style-name="P4">
Про це повідомило у <text:a xlink:type="simple" xlink:href="https://t.me/Ukraine_MFA/1841" text:style-name="Internet_20_link" text:visited-style-name="Visited_20_Internet_20_Link">
 Телеграмі </text:a>
 Міністерствозакордонних справ України, передає Укрінформ.</text:p>
      <text:p text:style-name="P4">
«Грузинська влада заслуговує на жорстку реакцію України через ставлення доМихеїла Саакашвілі. Завтра зранку посол Грузії буде в МЗС, з ним буде поведенажорстка розмова, він поїде до Грузії. Ми вважаємо, що Грузія має припинитизнущання з <text:span text:style-name="T4">
<text:a xlink:type="simple" xlink:href="https://www.ukrinform.ua/tag-saakasvili" text:style-name="Internet_20_link" text:visited-style-name="Visited_20_Internet_20_Link">
 Михеїла Саакашвілі </text:a>
</text:span>
 та повернути його нам, оскільки він є громадянином України», - процитувалиглаву МЗС Дмитра Кулебу у зовнішньополітичному відомстві.</text:p>
      <text:p text:style-name="P4">
<text:span text:style-name="T4">
Читайте також:</text:span>
 <text:span text:style-name="T4">
<text:a xlink:type="simple" xlink:href="https://www.ukrinform.ua/rubric-polytics/3730952-do-mzs-gruzii-viklikali-ukrainskogo-diplomata-cerez-sankcii-proti-georgian-airways.html" text:style-name="Internet_20_link" text:visited-style-name="Visited_20_Internet_20_Link">
 До МЗС Грузії викликали українського дипломата черезсанкції проти Georgian Airways </text:a>
 </text:span>
</text:p>
      <text:p text:style-name="P4">
Як повідомлялося, у понеділок, 3 липня, Михеїл Саакашвілі був присутній уонлайн-форматі на судовому засіданні. Він продемонстрував, наскільки сильносхуд під час перебування у лікарні.</text:p>
      <text:p text:style-name="P4">
Президент України Володимир Зеленський висловив обурення станом ув’язненогоекспрезидента Грузії Михеїл Саакашвілі, та оголосив, що Україна через це _<text:span text:style-name="T4">
<text:a xlink:type="simple" xlink:href="https://www.ukrinform.ua/rubric-polytics/3731009-zelenskij-doruciv-viklikati-posla-gruzii-do-mzs-i-visloviti-protest-cerez-stan-saakasvili.html" text:style-name="Internet_20_link" text:visited-style-name="Visited_20_Internet_20_Link">
просить грузинського посла повернутися до Тбілісі.</text:a>
</text:span>
 _</text:p>
      <text:p text:style-name="P4">
Source: <text:a xlink:type="simple" xlink:href="https://www.ukrinform.ua/rubric-polytics/3731051-posla-gruzii-v-ukraini-zavtra-viklicut-do-mzs-diplomat-povernetsa-u-tbilisi-kuleba.html" text:style-name="Internet_20_link" text:visited-style-name="Visited_20_Internet_20_Link">
https://www.ukrinform.ua/rubric-polytics/3731051-posla-gruzii-v-ukraini-zavtra-viklicut-do-mzs-diplomat-povernetsa-u-tbilisi-kuleba.html</text:a>
</text:p>
      <!--NEWS-->
      <text:h text:style-name="P10" text:outline-level="1">
<text:span text:style-name="T4">
Українцям за кордоном спростили доступ до реєстрації актів цивільного стану</text:span>
</text:h>
      <text:p text:style-name="P4">
Authors: Ukrinform (Person)</text:p>
      <text:p text:style-name="P4">
Publisher: Укринформ (Organization)</text:p>
      <text:p text:style-name="P4">
Published Time: 2023-07-03T12:00:00+03:00</text:p>
      <text:p text:style-name="P4">
Modified Time: 2023-07-03T12:00:00+03:00</text:p>
      <text:p text:style-name="P4">
Description: В умовах воєнного стану українцям за кордоном спрощено доступ до державної реєстрації актів цивільного стану (ДРАЦС). — Укрінформ.</text:p>
      <text:p text:style-name="P4">
Images: ['<text:a xlink:type="simple" xlink:href="https://static.ukrinform.com/photos/2019_11/thumb_files/630_360_1573128653-241.jpg" text:style-name="Internet_20_link" text:visited-style-name="Visited_20_Internet_20_Link">
630_360_15731...</text:a>
']</text:p>
      <text:p text:style-name="P4">
Tags: ['Посольство', 'Реєстрація', 'Цивільний стан', 'Мінреінтеграції']</text:p>
      <text:p text:style-name="P4">
Type: Article</text:p>
      <!--METADATA-->
      <text:p text:style-name="P4">
<draw:frame draw:style-name="fr1" draw:name="Image49" text:anchor-type="as-char" svg:width="6.9236in" svg:height="3.956343in" draw:z-index="0">
<draw:image xlink:href="../Images/yкринформ/2023-07-03T12-00-00-03-00/630_360_1573128653-241.jpg" xlink:type="simple" xlink:show="embed" xlink:actuate="onLoad" draw:mime-type="image/jpeg"/>
</draw:frame>
 В умовахвоєнного стану українцям за кордоном спрощено доступ до державної реєстраціїактів цивільного стану (ДРАЦС).</text:p>
      <text:p text:style-name="P4">
Про це повідомляє Укрінформ із посиланням на <text:a xlink:type="simple" xlink:href="https://minre.gov.ua/2023/07/03/v-umovah-voyennogo-stanu-ukrayinczyam-za-kordonom-sproshheno-dostup-do-derzhavnoyi-reyestracziyi-aktiv-czyvilnogo-stanu-draczs-2/" text:style-name="Internet_20_link" text:visited-style-name="Visited_20_Internet_20_Link">
 сайт</text:a>
 Міністерства з питань реінтеграції тимчасово окупованихтериторій.</text:p>
      <text:p text:style-name="P4">
«Напрацювання та супроводження нововведень здійснювалось у межах роботиКоординаційного штабу з питань забезпечення виїзду громадян України з ТОТчерез територію третіх країн в Україну», - йдеться у повідомленні.</text:p>
      <text:p text:style-name="P4">
</text:p>
      <text:p text:style-name="P4">
 <text:span text:style-name="T4">
Читайте також:</text:span>
<text:a xlink:type="simple" xlink:href="https://www.ukrinform.ua/rubric-society/3729680-meskanci-tot-mozut-vihati-na-pidkontrolnu-teritoriu-za-svidoctvom-pro-narodzenna.html" text:style-name="Internet_20_link" text:visited-style-name="Visited_20_Internet_20_Link">
 <text:span text:style-name="T4">
Мешканці</text:span>
 <text:span text:style-name="T4">
ТОТ</text:span>
 <text:span text:style-name="T4">
можуть</text:span>
 в' <text:span text:style-name="T4">
їхати</text:span>
 на <text:span text:style-name="T4">
підконтрольну</text:span>
<text:span text:style-name="T4">
територію</text:span>
 зі <text:span text:style-name="T4">
свідоцтвом</text:span>
 <text:span text:style-name="T4">
про</text:span>
 <text:span text:style-name="T4">
народження</text:span>
 - <text:span text:style-name="T4">
роз</text:span>
 '<text:span text:style-name="T4">
яснення</text:span>
 </text:a>
</text:p>
      <text:p text:style-name="P4">
Закордонні дипломатичні установи, визначені <text:a xlink:type="simple" xlink:href="https://www.ukrinform.ua/tag-mzs" text:style-name="Internet_20_link" text:visited-style-name="Visited_20_Internet_20_Link">
 МЗС</text:a>
 , отримали додаткові повноваження у сферіДРАЦС.</text:p>
      <text:p text:style-name="P4">
Як повідомлялося, українцям за кордоном <text:a xlink:type="simple" xlink:href="https://www.ukrinform.ua/rubric-society/3723500-ukraincam-za-kordonom-sprostili-perevirku-gotovnosti-pasportiv.html" text:style-name="Internet_20_link" text:visited-style-name="Visited_20_Internet_20_Link">
 спростили перевірку готовностіпаспортів </text:a>
 .</text:p>
      <text:p text:style-name="P4">
Source: <text:a xlink:type="simple" xlink:href="https://www.ukrinform.ua/rubric-society/3730755-ukraincam-za-kordonom-sprostili-dostup-do-reestracii-aktiv-civilnogo-stanu.html" text:style-name="Internet_20_link" text:visited-style-name="Visited_20_Internet_20_Link">
https://www.ukrinform.ua/rubric-society/3730755-ukraincam-za-kordonom-sprostili-dostup-do-reestracii-aktiv-civilnogo-stanu.html</text:a>
</text:p>
      <!--NEWS-->
      <text:h text:style-name="P10" text:outline-level="1">
<text:span text:style-name="T4">
Наша арта вразила ворожий пункт управління та район зосередження особового складу</text:span>
</text:h>
      <text:p text:style-name="P4">
Author: ['АРМІЯINFORM']</text:p>
      <text:p text:style-name="P4">
Time: 2023-07-03T12:00:00-04:00</text:p>
      <text:p text:style-name="P4">
Description: Про це повідомляє Генеральний штаб ЗС України.  —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aketni-vijska-ta-artyleriya-nazemnyh-ugrupovan-vijsk.jpg" text:style-name="Internet_20_link" text:visited-style-name="Visited_20_Internet_20_Link">
raketni-vijska-ta-artyleriya-nazemnyh-ugrupovan-vijsk.jpg</text:a>
']</text:p>
      <text:p text:style-name="P4">
Tags: ['STOPRUSSIA', 'ГШ ЗСУ', 'ОБОРОНА УКРАЇНИ', 'ХРОНІКА ОБОРОНИ УКРАЇНИ']</text:p>
      <text:p text:style-name="P4">
Category: News</text:p>
      <!--METADATA-->
      <text:p text:style-name="P4">
<draw:frame draw:style-name="fr1" draw:name="Image54" text:anchor-type="as-char" svg:width="6.9236in" svg:height="3.80798in" draw:z-index="0">
<draw:image xlink:href="../Images/AРМІЯINFORM/2023-07-03T12-00-00-04-00/raketni-vijska-ta-artyleriya-nazemnyh-ugrupovan-vijsk.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F89PePNR9qU3yHrFoYTV6uBSDL9yRtjFnH2S9wU6XrawFzGtnUaz38TXZZdwJ1tYl" text:style-name="Internet_20_link" text:visited-style-name="Visited_20_Internet_20_Link">
повідомляє</text:a>
Генеральний штаб ЗС України.</text:p>
      <text:p text:style-name="P4">
— Авіація сил оборони за минулу добу завдала 12 ударів по районах зосередженняособового складу противника, а підрозділи ракетних військ і артилерії протягомминулої доби уразили пункт управління, район зосередження особового складу, 27артилерійських засобів на вогневих позиціях та 2 засоби протиповітряноїоборони ворога, — йдеться у зведенні.</text:p>
      <text:p text:style-name="P4">
Source: <text:a xlink:type="simple" xlink:href="https://armyinform.com.ua/2023/07/03/nasha-arta-vrazyla-vorozhyj-punkt-upravlinnya-ta-rajon-zoseredzhennya-osobovogo-skladu/" text:style-name="Internet_20_link" text:visited-style-name="Visited_20_Internet_20_Link">
https://armyinform.com.ua/2023/07/03/nasha-arta-vrazyla-vorozhyj-punkt-upravlinnya-ta-rajon-zoseredzhennya-osobovogo-skladu/</text:a>
</text:p>
      <!--NEWS-->
      <text:h text:style-name="P10" text:outline-level="1">
<text:span text:style-name="T4">
Чалий сказав, коли можуть прийняти ключові рішення щодо вступу України до НАТО</text:span>
</text:h>
      <text:p text:style-name="P4">
Authors: Ukrinform (Person)</text:p>
      <text:p text:style-name="P4">
Publisher: Укринформ (Organization)</text:p>
      <text:p text:style-name="P4">
Published Time: 2023-07-03T12:53:00+03:00</text:p>
      <text:p text:style-name="P4">
Modified Time: 2023-07-03T22:53:00+03:00</text:p>
      <text:p text:style-name="P4">
Description: Ключові рішення щодо вступу України до НАТО будуть прийматися у Вашингтоні наступного року, на ювілейному саміті НАТО.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Чалий', 'НАТО', 'Україна']</text:p>
      <text:p text:style-name="P4">
Type: Article</text:p>
      <!--METADATA-->
      <text:p text:style-name="P4">
<draw:frame draw:style-name="fr1" draw:name="Image55" text:anchor-type="as-char" svg:width="6.9236in" svg:height="3.956343in" draw:z-index="0">
<draw:image xlink:href="../Images/yкринформ/2023-07-03T12-53-00-03-00/630_360_1687497729-428.jpg" xlink:type="simple" xlink:show="embed" xlink:actuate="onLoad" draw:mime-type="image/jpeg"/>
</draw:frame>
 Ключовірішення щодо вступу України до НАТО будуть прийматися у Вашингтоні наступногороку, на ювілейному саміті НАТО.</text:p>
      <text:p text:style-name="P4">
Таку думку висловив дипломат надзвичайний і повноважний посол України у США(2015-2019) Валерій Чалий в етері телеканалу " <text:a xlink:type="simple" xlink:href="https://espreso.tv/rishennya-shchodo-vstupu-ukraini-do-nato-priymatimetsya-na-nastupnomu-yuvileynomu-samiti-alyansu-u-vashingtoni-chaliy" text:style-name="Internet_20_link" text:visited-style-name="Visited_20_Internet_20_Link">
 Еспресо</text:a>
 ", передаєУкрінформ.</text:p>
      <text:p text:style-name="P4">
"Вступ України до НАТО означатиме, що ми розподіляємо відповідальність заєвропейську безпеку з іншими країнами. Україна не повинна самотужки весь частримати цю оборону. Нам потрібно бути разом в Альянсі. Ключові рішення щодовступу України до НАТО будуть прийматися у Вашингтоні наступного року, наювілейному саміті НАТО", - припустив Чалий.</text:p>
      <text:p text:style-name="P4">
<text:span text:style-name="T4">
Читайте також:</text:span>
 <text:span text:style-name="T4">
<text:a xlink:type="simple" xlink:href="https://www.ukrinform.ua/rubric-polytics/3731036-zaprosenna-dla-ukraini-v-nato-mae-buti-citkim-i-ne-moze-buti-vidklikane-mzs-litvi.html" text:style-name="Internet_20_link" text:visited-style-name="Visited_20_Internet_20_Link">
 Запрошення для України в НАТО має бути чітким і не можебути відкликане – МЗС Литви </text:a>
 </text:span>
</text:p>
      <text:p text:style-name="P4">
За словами дипломата, на саміті НАТО у Вільнюсі має пролунати заява пронадання Україні далекобійної зброї.</text:p>
      <text:p text:style-name="P4">
"Від саміту у Вільнюсі я очікую заяву про надання ракет ATACMS й іншихдалекобійних ракет. Також має бути сигнал керівництву Росії, що шантаж Кремляне здійснився, і що Україна буде у <text:span text:style-name="T4">
<text:a xlink:type="simple" xlink:href="https://www.ukrinform.ua/tag-nato" text:style-name="Internet_20_link" text:visited-style-name="Visited_20_Internet_20_Link">
 НАТО </text:a>
 </text:span>
 в конкретному форматі. Не готові зараз про це сказати, перекиньте цеймісток на Вашингтон й зніміть усі питання: формули, гарантії безпекиперехідних періодів, алгоритми - це все потрібно залишити в минулому. Заразпитання стоїть руба - або так, або ні", - наголосив Чалий.</text:p>
      <text:p text:style-name="P4">
<text:span text:style-name="T4">
Читайте також:</text:span>
 <text:span text:style-name="T4">
<text:a xlink:type="simple" xlink:href="https://www.ukrinform.ua/rubric-ato/3730898-nato-ne-moze-dozvoliti-rosii-vigrati-v-ukraini-golova-vijskovogo-komitetu-alansu.html" text:style-name="Internet_20_link" text:visited-style-name="Visited_20_Internet_20_Link">
 НАТО не може дозволити Росії виграти в Україні – головаВійськового комітету Альянсу </text:a>
 </text:span>
</text:p>
      <text:p text:style-name="P4">
Як повідомлялося, 11-12 липня у Вільнюсі відбудеться саміт НАТО, під час якогоодним з головних питань для обговорення на рівні глав держав та урядів країн-союзниць буде продовження військової допомоги для України у реалізації їїправа на самооборону проти російської агресії, а також заходи зі зміцненнясистеми стримування й оборони Альянсу.</text:p>
      <text:p text:style-name="P4">
Source: <text:a xlink:type="simple" xlink:href="https://www.ukrinform.ua/rubric-polytics/3731052-calij-skazav-koli-mozut-prijnati-klucovi-risenna-sodo-vstupu-ukraini-do-nato.html" text:style-name="Internet_20_link" text:visited-style-name="Visited_20_Internet_20_Link">
https://www.ukrinform.ua/rubric-polytics/3731052-calij-skazav-koli-mozut-prijnati-klucovi-risenna-sodo-vstupu-ukraini-do-nato.html</text:a>
</text:p>
      <!--NEWS-->
      <text:h text:style-name="P10" text:outline-level="1">
<text:span text:style-name="T4">
President Zelensky instructed the Ministry of Foreign Affairs to summon the ambassador of Geo...</text:span>
</text:h>
      <text:p text:style-name="P4">
Authors: liveuamap (Language: en)</text:p>
      <text:p text:style-name="P4">
Time: 2023-07-03T13:49:34</text:p>
      <text:p text:style-name="P4">
Location: Kyiv, Kyiv city (Latitude:50.44541 Longtitude:30.53005)</text:p>
      <text:p text:style-name="P4">
Videos: []</text:p>
      <text:p text:style-name="P4">
Images: ["<text:a xlink:type="simple" xlink:href="https://liveuamap.com/pics/2023/07/03/22573353_0.jpg" text:style-name="Internet_20_link" text:visited-style-name="Visited_20_Internet_20_Link">
22573353_0.jpg</text:a>
"]</text:p>
      <text:p text:style-name="P4">
Tags: ["Caucasus"]</text:p>
      <text:p text:style-name="P4">
ID: 22573353</text:p>
      <!--METADATA-->
      <text:p text:style-name="P4">
President Zelensky instructed the Ministry of Foreign Affairs to summon theambassador of Georgia to Ukraine and ask him to leave the country within 48hours to hold consultations with the Georgian authorities. He once againemphasized the need to return the citizen of Ukraine to Saakashvili fortreatment and care</text:p>
      <text:p text:style-name="P4">
<draw:frame draw:style-name="fr1" draw:name="Image56" text:anchor-type="as-char" svg:width="6.9236in" svg:height="6.897636in" draw:z-index="0">
<draw:image xlink:href="../Images/liveuamap/2023-07-03T13-49-34/22573353_0.jpg" xlink:type="simple" xlink:show="embed" xlink:actuate="onLoad" draw:mime-type="image/jpeg"/>
</draw:frame>
</text:p>
      <text:p text:style-name="P4">
News Collection Link: <text:a xlink:type="simple" xlink:href="https:\/\/liveuamap.com\/en\/2023\/3-july-president-zelensky-instructed-the-ministry-of-foreign" text:style-name="Internet_20_link" text:visited-style-name="Visited_20_Internet_20_Link">
https:\/\/liveuamap.com\/en\/2023\/3-july-president-zelensky-instructed-the-ministry-of-foreign</text:a>
</text:p>
      <text:p text:style-name="P4">
Source: <text:a xlink:type="simple" xlink:href="https://t.me/suspilnenews/22188" text:style-name="Internet_20_link" text:visited-style-name="Visited_20_Internet_20_Link">
https://t.me/suspilnenews/22188</text:a>
</text:p>
      <!--NEWS-->
      <text:h text:style-name="P10" text:outline-level="1">
<text:span text:style-name="T4">
Ворог за день 28 разів обстріляв прикордоння Сумщини - зафіксували 170 вибухів</text:span>
</text:h>
      <text:p text:style-name="P4">
Authors: Ukrinform (Person)</text:p>
      <text:p text:style-name="P4">
Publisher: Укринформ (Organization)</text:p>
      <text:p text:style-name="P4">
Published Time: 2023-07-03T13:58:00+03:00</text:p>
      <text:p text:style-name="P4">
Modified Time: 2023-07-03T22:58:00+03:00</text:p>
      <text:p text:style-name="P4">
Description:  Упродовж дня, 3 липня, росіяни здійснили 28 обстрілів прикордоння Сумщини, було зафіксовано 170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57" text:anchor-type="as-char" svg:width="6.9236in" svg:height="3.956343in" draw:z-index="0">
<draw:image xlink:href="../Images/yкринформ/2023-07-03T13-58-00-03-00/630_360_1669987737-966.jpg" xlink:type="simple" xlink:show="embed" xlink:actuate="onLoad" draw:mime-type="image/jpeg"/>
</draw:frame>
 Упродовждня, 3 липня, росіяни здійснили 28 обстрілів прикордоння Сумщини, булозафіксовано 170 вибухів.</text:p>
      <text:p text:style-name="P4">
Про це повідомляє в <text:a xlink:type="simple" xlink:href="https://t.me/Sumy_news_ODA/17519" text:style-name="Internet_20_link" text:visited-style-name="Visited_20_Internet_20_Link">
 Телеграмі </text:a>
 СумськаОВА, передає Укрінформ.</text:p>
      <text:p text:style-name="P4">
« <text:a xlink:type="simple" xlink:href="https://www.ukrinform.ua/tag-obstril" text:style-name="Internet_20_link" text:visited-style-name="Visited_20_Internet_20_Link">
 Обстрілів </text:a>
 зазнали Сумська,Миропільська; Білопільська, Юнаківська, Хотінська, Краснопільська,Великописарівська, Шалигинська, Середино-Будська громади», - йдеться уповідомленні.</text:p>
      <ul>
        <li>
Шалигинська громада: ворог бив з артилерії (10 вибухів). Внаслідок обстрілу загинули 2 мирних жителів та 1 поранено.   * Середино-Будська громада: 2 міни скинули росіяни на територію громади.   * Миропільська громада: пуск ракет (НУРС) з гвинтокрила (3 вибухи).   * Великописарівська громада: ворожим БПЛА скинуто ВОГ (2 вибухи) також були мінометні обстріли (36 вибухів). Також були обстріли з АГС (30 вибухів), в результаті одного з обстрілів виникла пожежа нежитлових будівель.   * Сумська громада: зафіксовано прильоти БПЛА типу «Shahed 136». Внаслідок влучань пошкоджено адміністративну будівлю та два багатоквартирних житлових будинки, 7 приватних авто та приміщення школи. Попередньо 2 загиблих та 19 поранених.   * Юнаківська громада: були мінометні обстріли (24 вибухи). Внаслідок одного з обстрілів загинув місцевий житель. Пошкоджено приватне житлове домоволодіння та господарчу споруду. Також росіяни били з артилерії (14 вибухів). Внаслідок одного з обстрілів пошкоджено 3 приватні житлові будинки.   * Білопільська громада: зафіксовано 29 вибухів з мінометів.   * Хотінська громада: здійснено мінометні обстріли (4 вибухи) та обстріл з артилерії (3 вибухи).   * Краснопільська громада: був артобстріл (10 вибухів).</li>
      </ul>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text:p>
      <text:p text:style-name="P4">
Як повідомляв <text:a xlink:type="simple" xlink:href="https://www.ukrinform.ua/rubric-ato/3731025-rosijski-vijska-uprodovz-dna-obstriluvali-sumsinu-ta-cernigivsinu-76-vlucan.html" text:style-name="Internet_20_link" text:visited-style-name="Visited_20_Internet_20_Link">
 Укрінформ </text:a>
 , російські війська 3 липня вчергове обстрілялиприкордонні території Чернігівської та Сумської областей.</text:p>
      <text:p text:style-name="P4">
Source: <text:a xlink:type="simple" xlink:href="https://www.ukrinform.ua/rubric-regions/3731053-vorog-za-den-28-raziv-obstrilav-prikordonna-sumsini-zafiksuvali-170-vibuhiv.html" text:style-name="Internet_20_link" text:visited-style-name="Visited_20_Internet_20_Link">
https://www.ukrinform.ua/rubric-regions/3731053-vorog-za-den-28-raziv-obstrilav-prikordonna-sumsini-zafiksuvali-170-vibuhiv.html</text:a>
</text:p>
      <!--NEWS-->
      <text:h text:style-name="P10" text:outline-level="1">
<text:span text:style-name="T4">
Протягом доби на 4 напрямках відбулося 39 бойових зіткнень. Українські захисники відбили всі атаки ворога</text:span>
</text:h>
      <text:p text:style-name="P4">
Author: ['АРМІЯINFORM']</text:p>
      <text:p text:style-name="P4">
Time: 2023-07-03T14: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nk-strilyaye.jpg" text:style-name="Internet_20_link" text:visited-style-name="Visited_20_Internet_20_Link">
tank-strilyaye.jpg</text:a>
']</text:p>
      <text:p text:style-name="P4">
Tags: ['STOPRUSSIA', 'АГРЕСІЯ РФ', 'ВІЙНА', 'ВТОРГНЕННЯ РФ', 'ГЕНЕРАЛЬНИЙ ШТАБ ЗС УКРАЇНИ', 'ГШ ЗСУ', 'ЗВЕДЕННЯ ГШ ЗСУ', 'РАНКОВЕ ЗВЕДЕННЯ']</text:p>
      <text:p text:style-name="P4">
Category: News</text:p>
      <!--METADATA-->
      <text:p text:style-name="P4">
<draw:frame draw:style-name="fr1" draw:name="Image58" text:anchor-type="as-char" svg:width="6.9236in" svg:height="4.611463in" draw:z-index="0">
<draw:image xlink:href="../Images/AРМІЯINFORM/2023-07-03T14-00-00-04-00/tank-strilyaye.jpg" xlink:type="simple" xlink:show="embed" xlink:actuate="onLoad" draw:mime-type="image/jpeg"/>
</draw:frame>
</text:p>
      <text:p text:style-name="P4">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39 бойових зіткнень.</text:p>
      <text:p text:style-name="P4">
Про це повідомляє у своєму ранковому зведенні Генеральний штаб Збройних СилУкраїни.</text:p>
      <text:p text:style-name="P4">
На цих напрямках противник здійснив безуспішні наступальні дії — нашізахисники відбили усі його атаки.</text:p>
      <text:p text:style-name="P4">
На Запорізькому та Херсонському напрямках ворог зосереджує основні зусилля нанедопущенні просування наших військ. Завдав авіаційних ударів в районахЗміївки, Херсона та Антонівки.</text:p>
      <text:p text:style-name="P4">
На Сіверському та Слобожанському напрямках противник зберігає військовуприсутність.</text:p>
      <text:p text:style-name="P4">
Source: <text:a xlink:type="simple" xlink:href="https://armyinform.com.ua/2023/07/03/protyagom-doby-na-4-napryamkah-vidbulosya-39-bojovyh-zitknen-ukrayinski-zahysnyky-vidbyly-vsi-ataky-voroga/" text:style-name="Internet_20_link" text:visited-style-name="Visited_20_Internet_20_Link">
https://armyinform.com.ua/2023/07/03/protyagom-doby-na-4-napryamkah-vidbulosya-39-bojovyh-zitknen-ukrayinski-zahysnyky-vidbyly-vsi-ataky-voroga/</text:a>
</text:p>
      <!--NEWS-->
      <text:h text:style-name="P10" text:outline-level="1">
<text:span text:style-name="T4">
Вімблдон-2023. Визначилася наступна суперниця Цуренко</text:span>
</text:h>
      <text:p text:style-name="P4">
Authors: Ukrinform (Person)</text:p>
      <text:p text:style-name="P4">
Publisher: Укринформ (Organization)</text:p>
      <text:p text:style-name="P4">
Published Time: 2023-07-03T14:59:00+03:00</text:p>
      <text:p text:style-name="P4">
Modified Time: 2023-07-03T22:59:00+03:00</text:p>
      <text:p text:style-name="P4">
Description: У другому колі Вімблдонського тенісного турніру у Лондоні (Велика Британія) українка Леся Цуренко протистоятиме Катерині Синяковій з Чехії. — Укрінформ.</text:p>
      <text:p text:style-name="P4">
Images: ['<text:a xlink:type="simple" xlink:href="https://static.ukrinform.com/photos/2023_07/thumb_files/630_360_1688413876-674.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59" text:anchor-type="as-char" svg:width="6.9236in" svg:height="3.956343in" draw:z-index="0">
<draw:image xlink:href="../Images/yкринформ/2023-07-03T14-59-00-03-00/630_360_1688413876-674.jpg" xlink:type="simple" xlink:show="embed" xlink:actuate="onLoad" draw:mime-type="image/jpeg"/>
</draw:frame>
 У другомуколі Вімблдонського тенісного турніру у Лондоні (Велика Британія) українкаЛеся Цуренко протистоятиме Катерині Синяковій з Чехії.</text:p>
      <text:p text:style-name="P4">
На старті третього у сезоні турніру серії Grand Slam Синякова перегралапосіяну під 24-м номером китаянку Чжен Ціньвень - 6:3, 7:5, передає Укрінформ.</text:p>
      <text:p text:style-name="P4">
Нагадаємо, Цуренко розпочала виступ на Вімблдоні-2023 перемогою надамериканкою Клер Лю (6:3, 3:6, 6:4).</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а-2023</text:a>
</text:p>
      <text:p text:style-name="P4">
Вімблдонський турнір триватиме до 16 липня.</text:p>
      <text:p text:style-name="P4">
На фото: Катерина Синякова (Getty Images/Global Images Ukraine).</text:p>
      <text:p text:style-name="P4">
Source: <text:a xlink:type="simple" xlink:href="https://www.ukrinform.ua/rubric-sports/3731054-vimbldon2023-viznacilasa-nastupna-supernica-curenko.html" text:style-name="Internet_20_link" text:visited-style-name="Visited_20_Internet_20_Link">
https://www.ukrinform.ua/rubric-sports/3731054-vimbldon2023-viznacilasa-nastupna-supernica-curenko.html</text:a>
</text:p>
      <!--NEWS-->
      <text:h text:style-name="P10" text:outline-level="1">
<text:span text:style-name="T4">
ЗСУ та Енергоатом домовилися про взаємодію щодо можливих сценаріїв подій на ЗАЕС</text:span>
</text:h>
      <text:p text:style-name="P4">
Authors: Ukrinform (Person)</text:p>
      <text:p text:style-name="P4">
Publisher: Укринформ (Organization)</text:p>
      <text:p text:style-name="P4">
Published Time: 2023-07-03T15:02:00+03:00</text:p>
      <text:p text:style-name="P4">
Modified Time: 2023-07-03T15:02:00+03:00</text:p>
      <text:p text:style-name="P4">
Description: Військові та енергетики домовилися про взаємодію та обмін інформацією для планування можливих сценаріїв подій на ЗАЕС. — Укрінформ.</text:p>
      <text:p text:style-name="P4">
Images: ['<text:a xlink:type="simple" xlink:href="https://static.ukrinform.com/photos/2023_06/thumb_files/630_360_1688108493-432.jpg" text:style-name="Internet_20_link" text:visited-style-name="Visited_20_Internet_20_Link">
630_360_16881...</text:a>
']</text:p>
      <text:p text:style-name="P4">
Tags: ['Енергоатом', 'Запорізька АЕС', 'Валерій Залужний', 'Війна з Росією']</text:p>
      <text:p text:style-name="P4">
Type: Article</text:p>
      <!--METADATA-->
      <text:p text:style-name="P4">
<draw:frame draw:style-name="fr1" draw:name="Image60" text:anchor-type="as-char" svg:width="6.9236in" svg:height="3.956343in" draw:z-index="0">
<draw:image xlink:href="../Images/yкринформ/2023-07-03T15-02-00-03-00/630_360_1688108493-432.jpg" xlink:type="simple" xlink:show="embed" xlink:actuate="onLoad" draw:mime-type="image/jpeg"/>
</draw:frame>
 Військовіта енергетики домовилися про взаємодію та обмін інформацією для плануванняможливих сценаріїв подій на ЗАЕС.</text:p>
      <text:p text:style-name="P4">
Як передає Укрінформ, про це Генеральний штаб ЗСУ повідомляє у <text:a xlink:type="simple" xlink:href="https://www.facebook.com/GeneralStaff.ua/" text:style-name="Internet_20_link" text:visited-style-name="Visited_20_Internet_20_Link">
 Фейсбуці.</text:a>
</text:p>
      <text:p text:style-name="P4">
«Головнокомандувач Збройних сил України генерал Валерій Залужний і начальникГенерального штабу генерал-лейтенант Сергій Шаптала спільно з Президентом НАЕК«Енергоатом» Петром Котіним та директором Рівненської <text:a xlink:type="simple" xlink:href="https://www.ukrinform.ua/tag-aes" text:style-name="Internet_20_link" text:visited-style-name="Visited_20_Internet_20_Link">
 АЕС</text:a>
 Павлом Ковтонюком опрацювали питанняобміну інформацією між військом та енергетиками з метою аналізу, планування тапрогнозування можливих сценаріїв розвитку подій на Запорізькій атомнійстанції», - ідеться у повідомленні.</text:p>
      <text:p text:style-name="P4">
<text:span text:style-name="T5">
Відео: Генштаб ЗСУ</text:span>
</text:p>
      <text:p text:style-name="P4">
<text:span text:style-name="T4">
Читайте також:</text:span>
 <text:a xlink:type="simple" xlink:href="https://www.ukrinform.ua/rubric-regions/3730557-castina-pracivnikiv-rosatoma-ta-kolaborantiv-zalisila-zaes-mer-energodara.html" text:style-name="Internet_20_link" text:visited-style-name="Visited_20_Internet_20_Link">
 Частина працівників «Росатома» та колаборантів залишила<text:span text:style-name="T4">
ЗАЕС</text:span>
 — мер Енергодара </text:a>
</text:p>
      <text:p text:style-name="P4">
Домовилися про тісну взаємодію задля своєчасного вжиття заходів реагування наті чи інші ситуації.</text:p>
      <text:p text:style-name="P4">
Як повідомляв Укрінформ, 4 березня 2022 року росіяни окупували ЗАЕС.</text:p>
      <text:p text:style-name="P4">
22 червня 2023 року <text:a xlink:type="simple" xlink:href="https://www.ukrinform.ua/rubric-ato/3730219-zelenskij-rosiani-mozut-zdijsniti-terakt-na-zaes-abi-zupiniti-kontrnastup.html" text:style-name="Internet_20_link" text:visited-style-name="Visited_20_Internet_20_Link">
 Президент Володимир Зеленський заявив про плани Росіївлаштувати теракт на Запорізькій АЕС </text:a>
 .</text:p>
      <text:p text:style-name="P4">
<text:span text:style-name="T4">
Читайте також:</text:span>
 <text:a xlink:type="simple" xlink:href="https://www.ukrinform.ua/rubric-regions/3730751-energetiki-vidnovili-odnu-z-linij-elektroperedac-so-zivit-zaes.html" text:style-name="Internet_20_link" text:visited-style-name="Visited_20_Internet_20_Link">
 Енергетики відновили одну з ліній електропередач, щоживить <text:span text:style-name="T4">
ЗАЕС</text:span>
 </text:a>
</text:p>
      <text:p text:style-name="P4">
Секретар Ради національної безпеки та оборони Олексій Данілов заявив, щоУкраїна готується до будь-яких сценаріїв розвитку подій навколо ЗапорізькоїАЕС.</text:p>
      <text:p text:style-name="P4">
<text:span text:style-name="T5">
Фото: Костянтин Ліберов</text:span>
</text:p>
      <text:p text:style-name="P4">
Source: <text:a xlink:type="simple" xlink:href="https://www.ukrinform.ua/rubric-ato/3730862-zsu-ta-energoatom-domovilisa-pro-vzaemodiu-sodo-mozlivih-scenariiv-podij-na-zaes.html" text:style-name="Internet_20_link" text:visited-style-name="Visited_20_Internet_20_Link">
https://www.ukrinform.ua/rubric-ato/3730862-zsu-ta-energoatom-domovilisa-pro-vzaemodiu-sodo-mozlivih-scenariiv-podij-na-zaes.html</text:a>
</text:p>
      <!--NEWS-->
      <text:h text:style-name="P10" text:outline-level="1">
<text:span text:style-name="T4">
СБУ ліквідувала незаконний сервіс, через який росіяни анонімно телефонували в Україну</text:span>
</text:h>
      <text:p text:style-name="P4">
Authors: Ukrinform (Person)</text:p>
      <text:p text:style-name="P4">
Publisher: Укринформ (Organization)</text:p>
      <text:p text:style-name="P4">
Published Time: 2023-07-03T15:07:37+03:00</text:p>
      <text:p text:style-name="P4">
Modified Time: 2023-07-03T15:07:37+03:00</text:p>
      <text:p text:style-name="P4">
Description: Кіберфахівці СБУ викрили нелегальний телефонний сервіс, який забезпечував можливість здійснення в країну анонімних дзвінків будь-яким із-за кордону. — Укрінформ.</text:p>
      <text:p text:style-name="P4">
Images: ['<text:a xlink:type="simple" xlink:href="https://static.ukrinform.com/photos/2023_07/thumb_files/630_360_1688385427-434.jpeg" text:style-name="Internet_20_link" text:visited-style-name="Visited_20_Internet_20_Link">
630_360_16883...</text:a>
']</text:p>
      <text:p text:style-name="P4">
Tags: ['Кібербезпека', 'СБУ', "Мобільний зв'язок", 'Росія', 'Затримання']</text:p>
      <text:p text:style-name="P4">
Type: Article</text:p>
      <!--METADATA-->
      <text:p text:style-name="P4">
<draw:frame draw:style-name="fr1" draw:name="Image61" text:anchor-type="as-char" svg:width="6.9236in" svg:height="3.956343in" draw:z-index="0">
<draw:image xlink:href="../Images/yкринформ/2023-07-03T15-07-37-03-00/630_360_1688385427-434.jpeg" xlink:type="simple" xlink:show="embed" xlink:actuate="onLoad" draw:mime-type="image/jpeg"/>
</draw:frame>
Кіберфахівці СБУ викрили нелегальний телефонний сервіс, який забезпечувавможливість здійснення в країну анонімних дзвінків будь-яким із-за кордону.</text:p>
      <text:p text:style-name="P4">
Як передає Укрінформ, про це повідомила <text:a xlink:type="simple" xlink:href="https://ssu.gov.ua/novyny/sbu-prypynyla-robotu-nezakonnoho-servisu-yakyi-dozvoliav-rosiianam-anonimno-telefonuvaty-v-ukrainu" text:style-name="Internet_20_link" text:visited-style-name="Visited_20_Internet_20_Link">
 СБУ </text:a>
 .</text:p>
      <text:p text:style-name="P4">
</text:p>
      <text:p text:style-name="P4">
Встановлено, що незаконним каналом користувалися також росіяни. Таким чином,"сервіс" створював додаткову загрозу національній безпеці України.</text:p>
      <text:p text:style-name="P4">
</text:p>
      <text:p text:style-name="P4">
У результаті комплексних заходів викриті четверо організаторів нелегальногобізнесу.</text:p>
      <text:p text:style-name="P4">
</text:p>
      <text:p text:style-name="P4">
За даними СБУ, ділки здійснювали перемаршрутизацію міжнародних дзвінків,використовуючи PROXY-сервери, новітні технології ІР-телефонії й спеціалізованепрограмне забезпечення. Це дозволяло обходити центри комутації вітчизнянихоператорів та робило всі дзвінки, що проходили через "сервіс", невидимими дляукраїнських правоохоронних органів.</text:p>
      <text:p text:style-name="P4">
<text:span text:style-name="T4">
Читайте також:</text:span>
 <text:a xlink:type="simple" xlink:href="https://www.ukrinform.ua/rubric-regions/3728747-sbu-zatrimala-koriguvalnika-rosijskogo-raketnogo-udaru-po-kramatorsku.html" text:style-name="Internet_20_link" text:visited-style-name="Visited_20_Internet_20_Link">
 <text:span text:style-name="T4">
СБУ</text:span>
 затримала коригувальника російського ракетногоудару по Краматорську </text:a>
</text:p>
      <text:p text:style-name="P4">
Щотижня незаконна діяльність приносила ділкам до 50 тисяч доларів. Щобзаплутати сліди, організатори нелегального бізнесу використовували підставнихосіб з-поміж соціально незахищених верств населення.</text:p>
      <text:p text:style-name="P4">
Діяльність "телефонного сервісу" станом на сьогодні припинена. Фігурантамоголошена підозра за ч. 3 ст. 28 та ч. 5 ст. 361 (несанкціоноване втручання вроботу інформаційно-комунікаційних систем, електронних комунікаційних мереж)Кримінального кодексу України.</text:p>
      <text:p text:style-name="P4">
Зловмисникам загрожує до 15 років позбавлення волі.</text:p>
      <text:p text:style-name="P4">
Як повідомляв Укрінформ, у червні СБУ ліквідувала підпільну типографію, девиготовляли фальшиві паспорти для легалізації росіян в Україні та вЄвропейському Союзі.</text:p>
      <text:p text:style-name="P4">
<text:span text:style-name="T5">
Фото: СБУ</text:span>
</text:p>
      <text:p text:style-name="P4">
Source: <text:a xlink:type="simple" xlink:href="https://www.ukrinform.ua/rubric-society/3730856-sbu-likviduvala-nezakonnij-servis-cerez-akij-rosiani-anonimno-telefonuvali-v-ukrainu.html" text:style-name="Internet_20_link" text:visited-style-name="Visited_20_Internet_20_Link">
https://www.ukrinform.ua/rubric-society/3730856-sbu-likviduvala-nezakonnij-servis-cerez-akij-rosiani-anonimno-telefonuvali-v-ukrainu.html</text:a>
</text:p>
      <!--NEWS-->
      <text:h text:style-name="P10" text:outline-level="1">
<text:span text:style-name="T4">
У Черкасах з хабарем затримали двох митників</text:span>
</text:h>
      <text:p text:style-name="P4">
Authors: Ukrinform (Person)</text:p>
      <text:p text:style-name="P4">
Publisher: Укринформ (Organization)</text:p>
      <text:p text:style-name="P4">
Published Time: 2023-07-03T15:08:00+03:00</text:p>
      <text:p text:style-name="P4">
Modified Time: 2023-07-03T15:08:00+03:00</text:p>
      <text:p text:style-name="P4">
Description: Під час одержання хабаря затримано двох працівників Черкаської митниці, їм оголошено підозру. — Укрінформ.</text:p>
      <text:p text:style-name="P4">
Images: ['<text:a xlink:type="simple" xlink:href="https://static.ukrinform.com/photos/2023_07/thumb_files/630_360_1688385561-196.jpg" text:style-name="Internet_20_link" text:visited-style-name="Visited_20_Internet_20_Link">
630_360_16883...</text:a>
']</text:p>
      <text:p text:style-name="P4">
Tags: ['Черкащина', 'Хабар', 'Митниця', 'Розмитнення авто']</text:p>
      <text:p text:style-name="P4">
Type: Article</text:p>
      <!--METADATA-->
      <text:p text:style-name="P4">
<draw:frame draw:style-name="fr1" draw:name="Image65" text:anchor-type="as-char" svg:width="6.9236in" svg:height="3.956343in" draw:z-index="0">
<draw:image xlink:href="../Images/yкринформ/2023-07-03T15-08-00-03-00/630_360_1688385561-196.jpg" xlink:type="simple" xlink:show="embed" xlink:actuate="onLoad" draw:mime-type="image/jpeg"/>
</draw:frame>
 Під часодержання хабаря затримано двох працівників Черкаської митниці, їм оголошенопідозру.</text:p>
      <text:p text:style-name="P4">
Про це повідомляє Черкаська обласна прокуратура в <text:a xlink:type="simple" xlink:href="https://www.facebook.com/permalink.php" text:style-name="Internet_20_link" text:visited-style-name="Visited_20_Internet_20_Link">
 Фейсбуці</text:a>
, передає Укрінформ.</text:p>
      <text:p text:style-name="P4">
"Слідством встановлено, що працівники Черкаської митниці вимагали відпідприємця неправомірну вигоду за нескладання адміністративних матеріалів пропорушення ним митних правил під час ввезення 25 автомобілів з-за кордону табезперешкодне їх <text:a xlink:type="simple" xlink:href="https://www.ukrinform.ua/tag-rozmitnenna-avto" text:style-name="Internet_20_link" text:visited-style-name="Visited_20_Internet_20_Link">
 розмитнення </text:a>
 . Митників затримано «на гарячому», безпосередньо під час отриманнянеправомірної вигоди в сумі 1250 доларів США, тобто по 50 доларів США за коженввезений автомобіль", - йдеться в повідомленні.</text:p>
      <text:p text:style-name="P4">
</text:p>
      <text:p text:style-name="P4">
Зазначається, що обом підозрюваним обрано запобіжні заходи у вигляді триманняпід вартою.</text:p>
      <text:p text:style-name="P4">
<text:span text:style-name="T4">
Читайте також:</text:span>
 <text:a xlink:type="simple" xlink:href="https://www.ukrinform.ua/rubric-regions/3728710-na-kiivsini-zatrimali-golovu-silradi-ta-dvoh-posadovciv-vimagali-habara-vid-zabudovnika.html" text:style-name="Internet_20_link" text:visited-style-name="Visited_20_Internet_20_Link">
 На <text:span text:style-name="T4">
Київщині</text:span>
 <text:span text:style-name="T4">
затримали</text:span>
 <text:span text:style-name="T4">
голову</text:span>
 <text:span text:style-name="T4">
сільради</text:span>
 та<text:span text:style-name="T4">
двох</text:span>
 <text:span text:style-name="T4">
посадовців</text:span>
 - <text:span text:style-name="T4">
вимагали</text:span>
 <text:span text:style-name="T4">
хабаря</text:span>
 <text:span text:style-name="T4">
від</text:span>
 <text:span text:style-name="T4">
забудовника</text:span>
</text:a>
</text:p>
      <text:p text:style-name="P4">
Санкція статті Кримінального кодексу України, яку інкримінують затриманим,передбачає покарання у вигляді позбавлення волі на строк від п’яти до десятироків з позбавленням права обіймати певні посади чи займатися певноюдіяльністю на строк до трьох років з конфіскацією майна.</text:p>
      <text:p text:style-name="P4">
Як повідомляв Укрінформ, упродовж січня -травня інспектори Державної митноїслужби України <text:a xlink:type="simple" xlink:href="https://www.ukrinform.ua/rubric-economy/3726502-z-pocatku-roku-mitniki-viavili-porusen-na-43-milarda.html" text:style-name="Internet_20_link" text:visited-style-name="Visited_20_Internet_20_Link">
 виявили майже 5 тис. порушень митних правил на понад 4,3 млрдгрн </text:a>
 .</text:p>
      <text:p text:style-name="P4">
<text:span text:style-name="T5">
Фото: Черкаська облпрокуратура/Фейсбук</text:span>
</text:p>
      <text:p text:style-name="P4">
Source: <text:a xlink:type="simple" xlink:href="https://www.ukrinform.ua/rubric-regions/3730858-u-cerkasah-z-habarem-zatrimali-dvoh-mitnikiv.html" text:style-name="Internet_20_link" text:visited-style-name="Visited_20_Internet_20_Link">
https://www.ukrinform.ua/rubric-regions/3730858-u-cerkasah-z-habarem-zatrimali-dvoh-mitnikiv.html</text:a>
</text:p>
      <!--NEWS-->
      <text:h text:style-name="P10" text:outline-level="1">
<text:span text:style-name="T4">
У Сумах - чотири влучання ворожих дронів: є загиблий, 16 поранених</text:span>
</text:h>
      <text:p text:style-name="P4">
Authors: Ukrinform (Person)</text:p>
      <text:p text:style-name="P4">
Publisher: Укринформ (Organization)</text:p>
      <text:p text:style-name="P4">
Published Time: 2023-07-03T15:09:00+03:00</text:p>
      <text:p text:style-name="P4">
Modified Time: 2023-07-03T15:09:00+03:00</text:p>
      <text:p text:style-name="P4">
Description: У Сумах сьогодні зафіксовано чотири влучання ворожих безпілотників Shahed 136. Одна людина загинула, 16 поранені. — Укрінформ.</text:p>
      <text:p text:style-name="P4">
Images: ['<text:a xlink:type="simple" xlink:href="https://static.ukrinform.com/photos/2023_07/thumb_files/630_360_1688386189-227.jpg" text:style-name="Internet_20_link" text:visited-style-name="Visited_20_Internet_20_Link">
630_360_16883...</text:a>
']</text:p>
      <text:p text:style-name="P4">
Tags: ['Обстріл', 'Суми', 'Загибель', 'Війна з Росією']</text:p>
      <text:p text:style-name="P4">
Type: Article</text:p>
      <!--METADATA-->
      <text:p text:style-name="P4">
<draw:frame draw:style-name="fr1" draw:name="Image68" text:anchor-type="as-char" svg:width="6.9236in" svg:height="3.956343in" draw:z-index="0">
<draw:image xlink:href="../Images/yкринформ/2023-07-03T15-09-00-03-00/630_360_1688386189-227.jpg" xlink:type="simple" xlink:show="embed" xlink:actuate="onLoad" draw:mime-type="image/jpeg"/>
</draw:frame>
 У Сумахсьогодні зафіксовано чотири влучання ворожих безпілотників Shahed 136. Одналюдина загинула, 16 поранені.</text:p>
      <text:p text:style-name="P4">
Про це в <text:a xlink:type="simple" xlink:href="https://t.me/Sumy_news_ODA/17511" text:style-name="Internet_20_link" text:visited-style-name="Visited_20_Internet_20_Link">
 Телеграмі</text:a>
повідомляє Сумська ОВА, передає Укрінформ.</text:p>
      <text:p text:style-name="P4">
«Станом на 10:49 зафіксовано 4 прильоти БПЛА типу Shahed 136 по центру м. СумиСумської області. Внаслідок влучання пошкоджено адміністративну будівлю та 2багатоквартирних житлових будинки», - йдеться в повідомленні.</text:p>
      <text:p text:style-name="P4">
За даними ОВА, станом на 13:00 попередньо 16 поранених, 1 особа загинула.Постраждалим надали допомогу.</text:p>
      <text:p text:style-name="P4">
<text:span text:style-name="T4">
Читайте також:</text:span>
 <text:a xlink:type="simple" xlink:href="https://www.ukrinform.ua/rubric-ato/3730753-u-sumah-vnaslidok-obstrilu-poskodzenij-zitlovij-budinok-zmi.html" text:style-name="Internet_20_link" text:visited-style-name="Visited_20_Internet_20_Link">
 У <text:span text:style-name="T4">
Сумах</text:span>
 внаслідок обстрілу пошкоджений житловийбудинок – ЗМІ </text:a>
</text:p>
      <text:p text:style-name="P4">
Повідомляється, що продовжуються роботи з евакуації населення та ліквідаціїнаслідків пожежі.</text:p>
      <text:p text:style-name="P4">
Постраждалому населенню надано місця тимчасового перебування. Вирішуєтьсяпитання щодо їхнього розміщення, зазначили у Сумській ОВА.</text:p>
      <text:p text:style-name="P4">
<text:span text:style-name="T4">
Читайте також:</text:span>
 <text:a xlink:type="simple" xlink:href="https://www.ukrinform.ua/rubric-regions/3730737-na-sumsini-ponad-30-sil-bez-svitla-cerez-vorozi-obstrili.html" text:style-name="Internet_20_link" text:visited-style-name="Visited_20_Internet_20_Link">
 На Сумщині понад 30 сіл - без світла через ворожіобстріли </text:a>
</text:p>
      <text:p text:style-name="P4">
Як повідомляв Укрінформ, зранку 3 липня росіяни атакували Суми безпілотникамиShahed 136.</text:p>
      <text:p text:style-name="P4">
<text:span text:style-name="T5">
Фото: Сумська ОВА, ДСНС</text:span>
</text:p>
      <text:p text:style-name="P4">
Source: <text:a xlink:type="simple" xlink:href="https://www.ukrinform.ua/rubric-ato/3730859-u-sumah-cotiri-vlucanna-vorozih-droniv-e-zagiblij-16-poranenih.html" text:style-name="Internet_20_link" text:visited-style-name="Visited_20_Internet_20_Link">
https://www.ukrinform.ua/rubric-ato/3730859-u-sumah-cotiri-vlucanna-vorozih-droniv-e-zagiblij-16-poranenih.html</text:a>
</text:p>
      <!--NEWS-->
      <text:h text:style-name="P10" text:outline-level="1">
<text:span text:style-name="T4">
Чубаров пов'язує заяви про замах на Аксьонова з бунтом Пригожина</text:span>
</text:h>
      <text:p text:style-name="P4">
Authors: Ukrinform (Person)</text:p>
      <text:p text:style-name="P4">
Publisher: Укринформ (Organization)</text:p>
      <text:p text:style-name="P4">
Published Time: 2023-07-03T15:19:02+03:00</text:p>
      <text:p text:style-name="P4">
Modified Time: 2023-07-03T15:19:02+03:00</text:p>
      <text:p text:style-name="P4">
Description: Заяви ФСБ про нібито запобігання спробі замаху на "главу" кримської окупаційної влади, зрадника Сергія Аксьонова є спробою вибілити його перед Кремлем за вичікувальну позицію під час бунту Пригожина. — Укрінформ.</text:p>
      <text:p text:style-name="P4">
Images: ['<text:a xlink:type="simple" xlink:href="https://static.ukrinform.com/photos/2015_11/thumb_files/630_360_1448727578-6988.jpg" text:style-name="Internet_20_link" text:visited-style-name="Visited_20_Internet_20_Link">
630_360_14487...</text:a>
']</text:p>
      <text:p text:style-name="P4">
Tags: ['Чубаров', 'ФСБ РФ', 'Окупація Криму', 'Аксьонов', 'Замах', 'Пригожин', 'Переворот']</text:p>
      <text:p text:style-name="P4">
Type: Article</text:p>
      <!--METADATA-->
      <text:p text:style-name="P4">
<draw:frame draw:style-name="fr1" draw:name="Image73" text:anchor-type="as-char" svg:width="6.9236in" svg:height="3.956343in" draw:z-index="0">
<draw:image xlink:href="../Images/yкринформ/2023-07-03T15-19-02-03-00/630_360_1448727578-6988.jpg" xlink:type="simple" xlink:show="embed" xlink:actuate="onLoad" draw:mime-type="image/jpeg"/>
</draw:frame>
 Заяви ФСБпро нібито запобігання спробі замаху на "главу" кримської окупаційної влади,зрадника Сергія Аксьонова є спробою вибілити його перед Кремлем завичікувальну позицію під час бунту Пригожина.</text:p>
      <text:p text:style-name="P4">
Про це написав у <text:a xlink:type="simple" xlink:href="https://t.me/chubarov_refat/1972" text:style-name="Internet_20_link" text:visited-style-name="Visited_20_Internet_20_Link">
 Телеграмі </text:a>
 головаМеджлісу кримськотатарського народу Рефат Чубаров, передає Укрінформ.</text:p>
      <text:p text:style-name="P4">
“В такий дешевий, але сердитий спосіб намагаються терміново вибілити передКремлем кримського гауляйтера Аксьонова та місцеве управління ФСБ РФ, щозайняли очікувальну позицію під час недавнього протистояння Пригожин-Путін”, -йдеться в дописі.</text:p>
      <text:p text:style-name="P4">
<text:a xlink:type="simple" xlink:href="https://www.ukrinform.ua/tag-cubarov" text:style-name="Internet_20_link" text:visited-style-name="Visited_20_Internet_20_Link">
 Чубаров </text:a>
 зауважив, що це - "обкатанийспосіб провокації", що використовується російськими спецслужбами, коли саміоблаштовують “схованку”, потім обирають жертву в якості підривника,арештовують її, вибивають потрібні покази.</text:p>
      <text:p text:style-name="P4">
“Для більшої переконливості можуть проти волі затриманого взяти у нього зразокслини чи волосся, що потім будуть знайдені під час обстеження знайденої у“схованці” вибухівки. Мовляв, бачите, навіть ДНК-аналіз показав, що вибухівкупідклав обвинувачений”, - зауважив голова Меджлісу кримськотатарського народу.</text:p>
      <text:p text:style-name="P4">
<text:span text:style-name="T4">
Читайте також:</text:span>
 <text:a xlink:type="simple" xlink:href="https://www.ukrinform.ua/rubric-world/3730308-zakolot-vagnerivciv-svidcit-pro-skodu-so-ii-zavdav-putin-rosii-vijnou-v-ukraini-glava-cru.html" text:style-name="Internet_20_link" text:visited-style-name="Visited_20_Internet_20_Link">
 Заколот «вагнерівців» свідчить про шкоду, що її Путінзавдав Росії - директор ЦРУ </text:a>
</text:p>
      <text:p text:style-name="P4">
За його словами, таку схему росіяни застосували під час фальсифікаціїкримінальної справи стосовно політв'язня Едема Бекірова, арештованого у2019-му році та звільненого за обміном у вересні 2019-го року.</text:p>
      <text:p text:style-name="P4">
Сьогодні російські ЗМІ із посиланням на пресслужбу ФСБ заявили про запобіганняспробі замаху на кримського "главу" Аксьонова. За результатами операції,нібито затримано "диверсанта" – громадянина Росії, якого "завербувала СБУ" іякого "навчали в Україні мінно-вибуховій справі".</text:p>
      <text:p text:style-name="P4">
Source: <text:a xlink:type="simple" xlink:href="https://www.ukrinform.ua/rubric-crimea/3730861-cubarov-povazue-zaavi-pro-zamah-na-aksonova-z-buntom-prigozina.html" text:style-name="Internet_20_link" text:visited-style-name="Visited_20_Internet_20_Link">
https://www.ukrinform.ua/rubric-crimea/3730861-cubarov-povazue-zaavi-pro-zamah-na-aksonova-z-buntom-prigozina.html</text:a>
</text:p>
      <!--NEWS-->
      <text:h text:style-name="P10" text:outline-level="1">
<text:span text:style-name="T4">
Україна забезпечена сироваткою проти ботулізму – МОЗ</text:span>
</text:h>
      <text:p text:style-name="P4">
Authors: Ukrinform (Person)</text:p>
      <text:p text:style-name="P4">
Publisher: Укринформ (Organization)</text:p>
      <text:p text:style-name="P4">
Published Time: 2023-07-03T15:32:00+03:00</text:p>
      <text:p text:style-name="P4">
Modified Time: 2023-07-03T15:32:00+03:00</text:p>
      <text:p text:style-name="P4">
Description: На сьогодні в Україні є достатня кількість протиботулінічної сироватки - препарату, що блокує дію токсину ботулізму. — Укрінформ.</text:p>
      <text:p text:style-name="P4">
Images: ['<text:a xlink:type="simple" xlink:href="https://static.ukrinform.com/photos/2020_07/thumb_files/630_360_1594868547-278.jpg" text:style-name="Internet_20_link" text:visited-style-name="Visited_20_Internet_20_Link">
630_360_15948...</text:a>
']</text:p>
      <text:p text:style-name="P4">
Tags: ['Ботулізм', 'МОЗ', 'Хвороба']</text:p>
      <text:p text:style-name="P4">
Type: Article</text:p>
      <!--METADATA-->
      <text:p text:style-name="P4">
<draw:frame draw:style-name="fr1" draw:name="Image74" text:anchor-type="as-char" svg:width="6.9236in" svg:height="3.956343in" draw:z-index="0">
<draw:image xlink:href="../Images/yкринформ/2023-07-03T15-32-00-03-00/630_360_1594868547-278.jpg" xlink:type="simple" xlink:show="embed" xlink:actuate="onLoad" draw:mime-type="image/jpeg"/>
</draw:frame>
 Насьогодні в Україні є достатня кількість протиботулінічної сироватки -препарату, що блокує дію токсину ботулізму.</text:p>
      <text:p text:style-name="P4">
Про це Укрінформу повідомили у відділі з питань комунікацій Міністерстваохорони здоров’я.</text:p>
      <text:p text:style-name="P4">
У відомстві наголосили, що ризик захворіти на <text:a xlink:type="simple" xlink:href="https://www.ukrinform.ua/tag-botulizm" text:style-name="Internet_20_link" text:visited-style-name="Visited_20_Internet_20_Link">
 ботулізм</text:a>
 у регіонах, які постраждали черезпідрив російськими окупантами Каховської ГЕС, зберігається. Наразі на цихтериторіях не було виявлено жодного випадку ботулізму.</text:p>
      <text:p text:style-name="P4">
У МОЗ поінформували, що для реагування на ймовірні випадки ботулізму доМиколаївської області передали 11 флаконів протиботулінічної сироватки.</text:p>
      <text:p text:style-name="P4">
<text:span text:style-name="T4">
Читайте також:</text:span>
 <text:a xlink:type="simple" xlink:href="https://www.ukrinform.ua/rubric-society/3721276-infekcionist-rekomendue-vidmovitisa-vid-ribnih-produktiv-cerez-zagrozu-botulizmu.html" text:style-name="Internet_20_link" text:visited-style-name="Visited_20_Internet_20_Link">
 <text:span text:style-name="T4">
Інфекціоніст</text:span>
 <text:span text:style-name="T4">
рекомендує</text:span>
 <text:span text:style-name="T4">
відмовитися</text:span>
 <text:span text:style-name="T4">
від</text:span>
<text:span text:style-name="T4">
рибних</text:span>
 <text:span text:style-name="T4">
продуктів</text:span>
 <text:span text:style-name="T4">
через</text:span>
 <text:span text:style-name="T4">
загрозу</text:span>
 <text:span text:style-name="T4">
ботулізму</text:span>
</text:a>
</text:p>
      <text:p text:style-name="P4">
Загалом за 5 місяців 2023 року в Україні не зафіксували жодного випадкуботулізму, підкреслили у МОЗ.</text:p>
      <text:p text:style-name="P4">
Фахівці міністерства вкотре нагадали українцям, що не слід купувати рибу тарибні продукти на стихійних ринках. Мертву рибу або ту, що вмирає, не можназбирати для подальшого зберігання, готувати чи споживати. Жоден спосібприготування не зробить її безпечною: таку рибу не можна вживати, зокрема,сушити, в’ялити, смажити чи варити. Ця риба може містити збудники інфекційниххвороб, паразитів чи небезпечні хімічні речовини.</text:p>
      <text:p text:style-name="P4">
<text:span text:style-name="T4">
Читайте також:</text:span>
 <text:a xlink:type="simple" xlink:href="https://www.ukrinform.ua/rubric-regions/3727478-na-odesini-gospitalizuvali-cotiroh-ludej-aki-otruilisa-ribou.html" text:style-name="Internet_20_link" text:visited-style-name="Visited_20_Internet_20_Link">
 На <text:span text:style-name="T4">
Одещині</text:span>
 <text:span text:style-name="T4">
госпіталізували</text:span>
 <text:span text:style-name="T4">
чотирьох</text:span>
 <text:span text:style-name="T4">
людей</text:span>
, <text:span text:style-name="T4">
які</text:span>
 <text:span text:style-name="T4">
отруїлися</text:span>
 <text:span text:style-name="T4">
рибою</text:span>
 </text:a>
</text:p>
      <text:p text:style-name="P4">
Як повідомляв Укрінформ, через терористичне знищення росіянами Каховської ГЕСу деяких областях <text:a xlink:type="simple" xlink:href="https://www.ukrinform.ua/rubric-regions/3729853-u-peredmisti-harkova-stavsa-mor-ribi-v-ricci-udi.html" text:style-name="Internet_20_link" text:visited-style-name="Visited_20_Internet_20_Link">
 стався масовий мор риби </text:a>
 .Десятки тисяч риб залишилося на обмілілих водоймах.</text:p>
      <text:p text:style-name="P4">
Ботулізм – гостре інфекційне захворювання. Воно виникає в результаті вживанняпродуктів, отруєних токсинами, що виробляються бактеріями-збудниками хвороби.Цей токсин є одним із найсильніших від усіх відомих біологічних отрут.</text:p>
      <text:p text:style-name="P4">
Збудник ботулізму стійкий до впливу зовнішніх факторів. Ігнорування хворобиабо неправильне та несвоєчасне лікування може призвести до паралічу і навітьсмерті.</text:p>
      <text:p text:style-name="P4">
Ботулізм не має епідемічного потенціалу, оскільки не передається від людини долюдини.</text:p>
      <text:p text:style-name="P4">
Source: <text:a xlink:type="simple" xlink:href="https://www.ukrinform.ua/rubric-society/3730867-ukraina-zabezpecena-sirovatkou-proti-botulizmu-moz.html" text:style-name="Internet_20_link" text:visited-style-name="Visited_20_Internet_20_Link">
https://www.ukrinform.ua/rubric-society/3730867-ukraina-zabezpecena-sirovatkou-proti-botulizmu-moz.html</text:a>
</text:p>
      <!--NEWS-->
      <text:h text:style-name="P10" text:outline-level="1">
<text:span text:style-name="T4">
Верховний Суд підтвердив вирок київському наркоторговцю - 10 років за ґратами</text:span>
</text:h>
      <text:p text:style-name="P4">
Authors: Ukrinform (Person)</text:p>
      <text:p text:style-name="P4">
Publisher: Укринформ (Organization)</text:p>
      <text:p text:style-name="P4">
Published Time: 2023-07-03T15:33:11+03:00</text:p>
      <text:p text:style-name="P4">
Modified Time: 2023-07-03T15:33:11+03:00</text:p>
      <text:p text:style-name="P4">
Description: Верховний Суд залишив без змін судові рішення стосовно жителя Києва за незаконне придбання, перевезення та зберігання з метою збуту особливо небезпечних психотропних речовин (ч. 3 ст. 307 ККУ). — Укрінформ.</text:p>
      <text:p text:style-name="P4">
Images: ['<text:a xlink:type="simple" xlink:href="https://static.ukrinform.com/photos/2019_04/thumb_files/630_360_1555326998-162.jpg" text:style-name="Internet_20_link" text:visited-style-name="Visited_20_Internet_20_Link">
630_360_15553...</text:a>
']</text:p>
      <text:p text:style-name="P4">
Tags: ['Наркотики', 'Торгівля', 'Верховний Суд', 'Офіс генпрокурора']</text:p>
      <text:p text:style-name="P4">
Type: Article</text:p>
      <!--METADATA-->
      <text:p text:style-name="P4">
<draw:frame draw:style-name="fr1" draw:name="Image75" text:anchor-type="as-char" svg:width="6.9236in" svg:height="3.956343in" draw:z-index="0">
<draw:image xlink:href="../Images/yкринформ/2023-07-03T15-33-11-03-00/630_360_1555326998-162.jpg" xlink:type="simple" xlink:show="embed" xlink:actuate="onLoad" draw:mime-type="image/jpeg"/>
</draw:frame>
 ВерховнийСуд залишив без змін судові рішення стосовно жителя Києва за незаконнепридбання, перевезення та зберігання з метою збуту особливо небезпечнихпсихотропних речовин (ч. 3 ст. 307 ККУ).</text:p>
      <text:p text:style-name="P4">
Як передає Укрінформ, про це повідомляє <text:a xlink:type="simple" xlink:href="https://www.gp.gov.ua/ua/posts/ofis-genprokurora-vidstoyav-u-verxovnomu-sudi-virok-kiyivskomu-narkotorgivcyu-10-rokiv-za-gratami" text:style-name="Internet_20_link" text:visited-style-name="Visited_20_Internet_20_Link">
 пресслужба</text:a>
 Офісу генпрокурора.</text:p>
      <text:p text:style-name="P4">
«Засудженому призначено покарання – 10 років позбавлення волі з конфіскацієюмайна», - йдеться у повідомленні.</text:p>
      <text:p text:style-name="P4">
Прокурори у суді всіх інстанцій довели, що <text:a xlink:type="simple" xlink:href="https://www.ukrinform.ua/tag-narkotiki" text:style-name="Internet_20_link" text:visited-style-name="Visited_20_Internet_20_Link">
 наркоторговець</text:a>
 незаконно придбав та перевозив уавтомобілі для подальшої реалізації понад 2 кг психотропів – PVP, 4-MMC таАМ-2201.</text:p>
      <text:p text:style-name="P4">
Верховний Суд погодився з твердженням прокурора, що призначене покарання єсправедливим заходом примусу для наркоторговця.</text:p>
      <text:p text:style-name="P4">
<text:span text:style-name="T4">
Читайте також:</text:span>
 <text:a xlink:type="simple" xlink:href="https://www.ukrinform.ua/rubric-kyiv/3730119-u-kievi-zatrimali-sistoh-narkodileriv.html" text:style-name="Internet_20_link" text:visited-style-name="Visited_20_Internet_20_Link">
 У Києві затримали шістьох наркодилерів</text:a>
</text:p>
      <text:p text:style-name="P4">
Засуджений відбуває покарання. Свою провину він не визнав.</text:p>
      <text:p text:style-name="P4">
Як повідомлялося, у січні 2018 року правоохоронці виявили психотропні речовинипісля зупинки транспортного засобу за порушення правил дорожнього руху.</text:p>
      <text:p text:style-name="P4">
Source: <text:a xlink:type="simple" xlink:href="https://www.ukrinform.ua/rubric-kyiv/3730868-verhovnij-sud-pidtverdiv-virok-kiivskomu-narkotorgovcu-10-rokiv-za-gratami.html" text:style-name="Internet_20_link" text:visited-style-name="Visited_20_Internet_20_Link">
https://www.ukrinform.ua/rubric-kyiv/3730868-verhovnij-sud-pidtverdiv-virok-kiivskomu-narkotorgovcu-10-rokiv-za-gratami.html</text:a>
</text:p>
      <!--NEWS-->
      <text:h text:style-name="P10" text:outline-level="1">
<text:span text:style-name="T4">
Адмірал НАТО - про контрнаступ України: Це не просто прогулянка</text:span>
</text:h>
      <text:p text:style-name="P4">
Authors: Ukrinform (Person)</text:p>
      <text:p text:style-name="P4">
Publisher: Укринформ (Organization)</text:p>
      <text:p text:style-name="P4">
Published Time: 2023-07-03T15:40:00+03:00</text:p>
      <text:p text:style-name="P4">
Modified Time: 2023-07-03T15:40:00+03:00</text:p>
      <text:p text:style-name="P4">
Description: Україна має сама визначати, як вести контрнаступ. — Укрінформ.</text:p>
      <text:p text:style-name="P4">
Images: ['<text:a xlink:type="simple" xlink:href="https://static.ukrinform.com/photos/2022_09/thumb_files/630_360_1663444486-508.jpg" text:style-name="Internet_20_link" text:visited-style-name="Visited_20_Internet_20_Link">
630_360_16634...</text:a>
']</text:p>
      <text:p text:style-name="P4">
Tags: ['НАТО', 'Війна з Росією', 'Контрнаступ']</text:p>
      <text:p text:style-name="P4">
Type: Article</text:p>
      <!--METADATA-->
      <text:p text:style-name="P4">
<draw:frame draw:style-name="fr1" draw:name="Image76" text:anchor-type="as-char" svg:width="6.9236in" svg:height="3.956343in" draw:z-index="0">
<draw:image xlink:href="../Images/yкринформ/2023-07-03T15-40-00-03-00/630_360_1663444486-508.jpg" xlink:type="simple" xlink:show="embed" xlink:actuate="onLoad" draw:mime-type="image/jpeg"/>
</draw:frame>
 Українамає сама визначати, як вести контрнаступ.</text:p>
      <text:p text:style-name="P4">
Про це на зустрічі з журналістами в брюссельській штаб-квартирі НАТО сказавголова Військового комітету НАТО адмірал Роб Бауер, повідомляє кореспондентУкрінформу.</text:p>
      <text:p text:style-name="P4">
«Контрнаступ – це дуже важко. Люди не повинні думати, що це просто прогулянка.Тож ми маємо підтримувати Україну, бо це дуже важкий час для них. Ми неповинні говорити, що вони мають рухатися швидше, або що нас розчаровує темп.Цей вид операцій надзвичайно важкий, і шлях, яким вони це роблять, заслуговуєна підтримку», - наголосив Бауер.</text:p>
      <text:p text:style-name="P4">
<text:span text:style-name="T4">
Читайте також:</text:span>
 <text:a xlink:type="simple" xlink:href="https://www.ukrinform.ua/rubric-ato/3730568-sili-oboroni-z-boami-prosuvautsa-na-berdanskomu-ta-melitopolskomu-napramkah-malar.html" text:style-name="Internet_20_link" text:visited-style-name="Visited_20_Internet_20_Link">
 Сили оборони з боями просуваються на Бердянському таМелітопольському напрямках - Маляр </text:a>
</text:p>
      <text:p text:style-name="P4">
Він зауважив, що наразі в Україні зосереджена велика кількість російських сил- до 90% усього складу російських сухопутних військ. Ці війська створиликілометри, інколи десятки кілометрів, мінних полів та інженерних загороджень,які дуже важко долати.</text:p>
      <text:p text:style-name="P4">
«Ми бачили подібне в Нормандії під час Другої світової війни, це забрало 7-9тижнів, щоб пробитися через оборонні споруди німців. Тож не дивно, що й заразконтрнаступ не йде швидко... Найбільш важливим для України є те, що ми будемоїї підтримувати так довго, як це буде необхідним», - заявив голова Військовогокомітету НАТО.</text:p>
      <text:p text:style-name="P4">
Він зауважив, що війна непередбачувана. Хоча НАТО не є стороною війни, країни-члени надають Україні допомогу, в тому числі – зброєю, боєприпасами тавідповідним тренуванням для військовослужбовців.</text:p>
      <text:p text:style-name="P4">
«Що ми бачимо зараз – це героїчна боротьба українців. Вони знають, за щовоюють», - зазначив Бауер.</text:p>
      <text:p text:style-name="P4">
<text:span text:style-name="T4">
Читайте також:</text:span>
 <text:a xlink:type="simple" xlink:href="https://www.ukrinform.ua/rubric-ato/3707487-vijna-v-ukraini-dedali-silnise-protistavlatime-kilkist-akosti-admiral-bauer.html" text:style-name="Internet_20_link" text:visited-style-name="Visited_20_Internet_20_Link">
 Війна в Україні дедалі сильніше протиставлятиме кількістьякості – адмірал <text:span text:style-name="T4">
Бауер</text:span>
 </text:a>
</text:p>
      <text:p text:style-name="P4">
Як повідомлялося, 11-12 липня у Вільнюсі відбудеться саміт НАТО, під час якогоодним з головних питань для обговорення на рівні глав держав та урядів країн-союзниць буде продовження військової допомоги для України в реалізації їїправа на самооборону проти російської агресії.</text:p>
      <text:p text:style-name="P4">
Source: <text:a xlink:type="simple" xlink:href="https://www.ukrinform.ua/rubric-ato/3730873-admiral-nato-pro-kontrnastup-ukraini-ce-ne-prosto-progulanka.html" text:style-name="Internet_20_link" text:visited-style-name="Visited_20_Internet_20_Link">
https://www.ukrinform.ua/rubric-ato/3730873-admiral-nato-pro-kontrnastup-ukraini-ce-ne-prosto-progulanka.html</text:a>
</text:p>
      <!--NEWS-->
      <text:h text:style-name="P10" text:outline-level="1">
<text:span text:style-name="T4">
Першим ста жителям Харківщини призначили компенсації за програмою єВідновлення</text:span>
</text:h>
      <text:p text:style-name="P4">
Authors: Ukrinform (Person)</text:p>
      <text:p text:style-name="P4">
Publisher: Укринформ (Organization)</text:p>
      <text:p text:style-name="P4">
Published Time: 2023-07-03T15:41:58+03:00</text:p>
      <text:p text:style-name="P4">
Modified Time: 2023-07-03T15:41:58+03:00</text:p>
      <text:p text:style-name="P4">
Description: Жителям Харківщини почали призначати компенсації за програмою єВідновлення: більше ста людей отримають загалом майже ₴6,6 мільйона. — Укрінформ.</text:p>
      <text:p text:style-name="P4">
Images: ['<text:a xlink:type="simple" xlink:href="https://static.ukrinform.com/photos/2023_04/thumb_files/630_360_1682674796-927.jpg" text:style-name="Internet_20_link" text:visited-style-name="Visited_20_Internet_20_Link">
630_360_16826...</text:a>
']</text:p>
      <text:p text:style-name="P4">
Tags: ['Компенсація', 'Харківщина', 'Війна з Росією', 'Відбудова']</text:p>
      <text:p text:style-name="P4">
Type: Article</text:p>
      <!--METADATA-->
      <text:p text:style-name="P4">
<draw:frame draw:style-name="fr1" draw:name="Image77" text:anchor-type="as-char" svg:width="6.9236in" svg:height="3.956343in" draw:z-index="0">
<draw:image xlink:href="../Images/yкринформ/2023-07-03T15-41-58-03-00/630_360_1682674796-927.jpg" xlink:type="simple" xlink:show="embed" xlink:actuate="onLoad" draw:mime-type="image/jpeg"/>
</draw:frame>
 ЖителямХарківщини почали призначати компенсації за програмою єВідновлення: більше сталюдей отримають загалом майже ₴6,6 мільйона.</text:p>
      <text:p text:style-name="P4">
Про це повідомив у <text:a xlink:type="simple" xlink:href="https://t.me/synegubov/6563" text:style-name="Internet_20_link" text:visited-style-name="Visited_20_Internet_20_Link">
 Телеграмі </text:a>
 начальникХарківської обласної військової адміністрації Олег Синєгубов, передаєУкрінформ.</text:p>
      <text:p text:style-name="P4">
“Першим жителям <text:a xlink:type="simple" xlink:href="https://www.ukrinform.ua/tag-harkivsina" text:style-name="Internet_20_link" text:visited-style-name="Visited_20_Internet_20_Link">
 області </text:a>
призначили виплати за програмою єВідновлення. На сьогодні комісії вже прийнялирішення про надання 108 компенсацій на 6 млн 589 тисяч гривень”, - йдеться уповідомленні.</text:p>
      <text:p text:style-name="P4">
За даними Синєгубова, кошти на ремонт домівок, які пошкоджені через військовуагресію РФ, отримують жителі Ізюмського, Красноградського, Куп'янського,Лозівського, Харківського, Чугуївського районів.</text:p>
      <text:p text:style-name="P4">
<text:span text:style-name="T4">
Читайте також:</text:span>
 <text:a xlink:type="simple" xlink:href="https://www.ukrinform.ua/rubric-vidbudova/3730319-potribno-zalucati-bilse-zahidnogo-dosvidu-dla-vidbudovi-ukrainskih-mist-ekspert.html" text:style-name="Internet_20_link" text:visited-style-name="Visited_20_Internet_20_Link">
 Потрібно залучати більше західного досвіду для<text:span text:style-name="T4">
відбудови</text:span>
 українських міст - експерт </text:a>
</text:p>
      <text:p text:style-name="P4">
“Фіксація руйнувань триває. Загалом до Реєстру пошкодженого або зруйнованогомайна надійшли 8411 заяв. Всього керівництву громад через застосунок Дія таЦНАПи жителі області надали 99758 повідомлень про руйнування свого майна”, -зазначив Синєгубов.</text:p>
      <text:p text:style-name="P4">
Як повідомлялося, Харківщина дуже постраждала внаслідок російських обстрілівта ударів. Зокрема, лише в Ізюмському районі пошкоджено 17 тис. об’єктів.</text:p>
      <text:p text:style-name="P4">
Source: <text:a xlink:type="simple" xlink:href="https://www.ukrinform.ua/rubric-vidbudova/3730874-persim-sta-zitelam-harkivsini-priznacili-kompensacii-za-programou-evidnovlenna.html" text:style-name="Internet_20_link" text:visited-style-name="Visited_20_Internet_20_Link">
https://www.ukrinform.ua/rubric-vidbudova/3730874-persim-sta-zitelam-harkivsini-priznacili-kompensacii-za-programou-evidnovlenna.html</text:a>
</text:p>
      <!--NEWS-->
      <text:h text:style-name="P10" text:outline-level="1">
<text:span text:style-name="T4">
У Рівному відкрили кримінальну справу за фактом погрози журналісту</text:span>
</text:h>
      <text:p text:style-name="P4">
Authors: Ukrinform (Person)</text:p>
      <text:p text:style-name="P4">
Publisher: Укринформ (Organization)</text:p>
      <text:p text:style-name="P4">
Published Time: 2023-07-03T15:49:00+03:00</text:p>
      <text:p text:style-name="P4">
Modified Time: 2023-07-03T15:49:00+03:00</text:p>
      <text:p text:style-name="P4">
Description: У Рівному слідчі відкрили кримінальне провадження за фактом погрози журналісту, який виявив біля дверей квартири, де мешкає, поховальний вінок.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Рівне', 'Журналіст', 'Погрози']</text:p>
      <text:p text:style-name="P4">
Type: Article</text:p>
      <!--METADATA-->
      <text:p text:style-name="P4">
<draw:frame draw:style-name="fr1" draw:name="Image78" text:anchor-type="as-char" svg:width="6.9236in" svg:height="3.956343in" draw:z-index="0">
<draw:image xlink:href="../Images/yкринформ/2023-07-03T15-49-00-03-00/630_360_1507654552-5163.jpeg" xlink:type="simple" xlink:show="embed" xlink:actuate="onLoad" draw:mime-type="image/jpeg"/>
</draw:frame>
 УРівному слідчі відкрили кримінальне провадження за фактом погрози журналісту,який виявив біля дверей квартири, де мешкає, поховальний вінок.</text:p>
      <text:p text:style-name="P4">
Як передає Укрінформ, про це повідомляє <text:a xlink:type="simple" xlink:href="https://www.facebook.com/police.in.Rivne.region/posts/pfbid02xhBAMTkhLMNYTuqfs6UVzqdnq1tuCo85L644KTNN4ZPqhQWQM8NoxQPuwaq8u6pXl" text:style-name="Internet_20_link" text:visited-style-name="Visited_20_Internet_20_Link">
 поліція Рівненської області</text:a>
.</text:p>
      <text:p text:style-name="P4">
«Сьогодні, третього липня, близько 07:30 до поліції надійшло повідомлення42-річного <text:a xlink:type="simple" xlink:href="https://www.ukrinform.ua/tag-rivne" text:style-name="Internet_20_link" text:visited-style-name="Visited_20_Internet_20_Link">
 рівнянина </text:a>
 , що біля дверейквартири за місцем проживання він виявив поховальний вінок», - йдеться уповідомленні.</text:p>
      <text:p text:style-name="P4">
Поліцейські встановили, що чоловік працює головним редактором інформаційноїагенції. У коридорі загального користування невідомі поклали ритуальний вінокіз надписом, який містив прізвище заявника. Хто б це міг зробити, потерпілийне знає.</text:p>
      <text:p text:style-name="P4">
Працівники поліції провели огляд місця події та вилучили речові докази.</text:p>
      <text:p text:style-name="P4">
Слідчі Рівненського районного управління внесли відомості до Єдиного реєструдосудових розслідувань за фактом погрози журналісту, у зв’язку зі здійсненнямним законної професійної діяльності, за частиною 1 статті 345-1 Кримінальногокодексу України.</text:p>
      <text:p text:style-name="P4">
Наразі поліцейські проводять невідкладні слідчі дії щодо встановлення осіб,причетних до скоєння злочину.</text:p>
      <text:p text:style-name="P4">
<text:span text:style-name="T4">
Читайте також:</text:span>
 <text:a xlink:type="simple" xlink:href="https://www.ukrinform.ua/rubric-regions/3723385-u-rivnomu-pidpalili-avto-zurnalista-policia-vstanovlue-obstavini.html" text:style-name="Internet_20_link" text:visited-style-name="Visited_20_Internet_20_Link">
 У <text:span text:style-name="T4">
Рівному</text:span>
 <text:span text:style-name="T4">
підпалили</text:span>
 <text:span text:style-name="T4">
авто</text:span>
 <text:span text:style-name="T4">
журналіста</text:span>
 -<text:span text:style-name="T4">
поліція</text:span>
 <text:span text:style-name="T4">
встановлює</text:span>
 <text:span text:style-name="T4">
обставини</text:span>
 </text:a>
</text:p>
      <text:p text:style-name="P4">
Максимальне покарання згідно із санкцією статті передбачає до трьох роківпозбавлення волі.</text:p>
      <text:p text:style-name="P4">
Як повідомляв <text:a xlink:type="simple" xlink:href="https://www.ukrinform.ua/rubric-regions/3723385-u-rivnomu-pidpalili-avto-zurnalista-policia-vstanovlue-obstavini.html" text:style-name="Internet_20_link" text:visited-style-name="Visited_20_Internet_20_Link">
 Укрінформ </text:a>
 , у Рівному поліцейські встановлюють обставини підпалуавтомобіля журналіста 15 червня.</text:p>
      <text:p text:style-name="P4">
Також на Рівненщині поліцейські встановлюють обставини підпалу дверей на дачімісцевого журналіста 16 червня. Потерпілий, член Національної спілкижурналістів, у момент скоєння злочину перебував на дачі. Відчувши запах диму,чоловік вийшов на вулицю та побачив, що горять вхідні двері.</text:p>
      <text:p text:style-name="P4">
Source: <text:a xlink:type="simple" xlink:href="https://www.ukrinform.ua/rubric-regions/3730877-u-rivnomu-vidkrili-kriminalnu-spravu-za-faktom-pogrozi-zurnalistu.html" text:style-name="Internet_20_link" text:visited-style-name="Visited_20_Internet_20_Link">
https://www.ukrinform.ua/rubric-regions/3730877-u-rivnomu-vidkrili-kriminalnu-spravu-za-faktom-pogrozi-zurnalistu.html</text:a>
</text:p>
      <!--NEWS-->
      <text:h text:style-name="P10" text:outline-level="1">
<text:span text:style-name="T4">
У Росії є цілий арсенал технологій відстеження онлайн-життя громадян – NYT</text:span>
</text:h>
      <text:p text:style-name="P4">
Authors: Ukrinform (Person)</text:p>
      <text:p text:style-name="P4">
Publisher: Укринформ (Organization)</text:p>
      <text:p text:style-name="P4">
Published Time: 2023-07-03T15:51:00+03:00</text:p>
      <text:p text:style-name="P4">
Modified Time: 2023-07-03T15:51:00+03:00</text:p>
      <text:p text:style-name="P4">
Description: У Росії розроблений цілий арсенал технологій цифрового спостереження для сприяння внутрішнім репресіям після початку повномасштабного вторгнення в Україну. — Укрінформ.</text:p>
      <text:p text:style-name="P4">
Images: ['<text:a xlink:type="simple" xlink:href="https://static.ukrinform.com/photos/2020_06/thumb_files/630_360_1593524779-212.jpg" text:style-name="Internet_20_link" text:visited-style-name="Visited_20_Internet_20_Link">
630_360_15935...</text:a>
']</text:p>
      <text:p text:style-name="P4">
Tags: ['ФСБ РФ', 'Технології', 'Війна з Росією']</text:p>
      <text:p text:style-name="P4">
Type: Article</text:p>
      <!--METADATA-->
      <text:p text:style-name="P4">
<draw:frame draw:style-name="fr1" draw:name="Image79" text:anchor-type="as-char" svg:width="6.9236in" svg:height="3.956343in" draw:z-index="0">
<draw:image xlink:href="../Images/yкринформ/2023-07-03T15-51-00-03-00/630_360_1593524779-212.jpg" xlink:type="simple" xlink:show="embed" xlink:actuate="onLoad" draw:mime-type="image/jpeg"/>
</draw:frame>
 У Росіїрозроблений цілий арсенал технологій цифрового спостереження для сприяннявнутрішнім репресіям після початку повномасштабного вторгнення в Україну.</text:p>
      <text:p text:style-name="P4">
Як передає Укрінформ, про це повідомляє <text:a xlink:type="simple" xlink:href="https://www.nytimes.com/2023/07/03/technology/russia-ukraine-surveillance-tech.html" text:style-name="Internet_20_link" text:visited-style-name="Visited_20_Internet_20_Link">
 The New York Times</text:a>
із посиланням на власні поінформовані джерела.</text:p>
      <text:p text:style-name="P4">
«Ці технології надали поліції та Федеральній службі безпеки доступ до цілогоряду можливостей стеження, зосереджених на повсякденному використаннітелефонів і вебсайтів», – зазначається у повідомленні.</text:p>
      <text:p text:style-name="P4">
Розроблені інструменти дозволяють ФСБ відстежувати певні види активності узашифрованих програмах, наприклад WhatsApp і Signal, проводити моніторингрозташування телефонів, ідентифікувати анонімних користувачів соцмереж іпроникати в облікові записи людей.</text:p>
      <text:p text:style-name="P4">
<text:span text:style-name="T4">
Читайте також:</text:span>
 <text:a xlink:type="simple" xlink:href="https://www.ukrinform.ua/rubric-regions/3729708-zneskodili-merezu-agentiv-fsb-aki-navodili-rosijski-smerci-ta-uragani-na-harkiv.html" text:style-name="Internet_20_link" text:visited-style-name="Visited_20_Internet_20_Link">
 Знешкодили мережу агентів <text:span text:style-name="T4">
ФСБ</text:span>
 , які наводилиросійські «Смерчі» та «Урагани» на Харків </text:a>
</text:p>
      <text:p text:style-name="P4">
Уся ця інформація надійшла з документів російських постачальниківвідеоспостереження, отриманих виданням, експертів з безпеки, цифровихактивістів та особи, пов’язаної з операціями цифрового спостереження в РФ.</text:p>
      <text:p text:style-name="P4">
Зазначається, що багато з технологічних фірм, що розробляють інструментистеження, належать компанії Citadel Group, яка раніше була частковопідконтрольною Алішеру Усманову – об’єкту санкцій ЄС як одному з «улюбленихолігархів» Путіна.</text:p>
      <text:p text:style-name="P4">
Деякі з компаній намагаються вийти за кордон, що підвищує ризики виходутехнологій відстеження в Росії на міжнародний рівень.</text:p>
      <text:p text:style-name="P4">
<text:span text:style-name="T4">
Читайте також:</text:span>
 <text:a xlink:type="simple" xlink:href="https://www.ukrinform.ua/rubric-world/3727332-fsb-provodit-u-regionah-rejdi-za-adresami-kolisnih-ta-ninisnih-vagnerivciv-zmi.html" text:style-name="Internet_20_link" text:visited-style-name="Visited_20_Internet_20_Link">
 <text:span text:style-name="T4">
ФСБ</text:span>
 проводить у регіонах рейди за адресами колишніхта нинішніх «вагнерівців» — ЗМІ </text:a>
</text:p>
      <text:p text:style-name="P4">
Один з інструментів компанії MFI Soft – NetBeholder – допомагає визначатимісцезнаходження двох телефонів і передбачати потенційну зустріч абонентів.Система може визначати, чи використовує людина кілька мобільних пристроїв,місце походження громадян або країну походження іноземців.</text:p>
      <text:p text:style-name="P4">
А за допомогою системи Protei здійснюється транскрипція голосу під часперехоплення телефонних дзвінків задля ідентифікації «підозрілої особи».</text:p>
      <text:p text:style-name="P4">
Як повідомляв Укрінформ, <text:a xlink:type="simple" xlink:href="https://www.ukrinform.ua/rubric-world/3726054-specsluzbi-kanadi-poperedili-pro-zrostanna-zagroz-kiberatak-rf-na-energetiku.html" text:style-name="Internet_20_link" text:visited-style-name="Visited_20_Internet_20_Link">
 російські хакери можуть здійснити кібератаку</text:a>
 на нафтогазовий секторКанади, з огляду на її активну підтримку України.</text:p>
      <text:p text:style-name="P4">
Source: <text:a xlink:type="simple" xlink:href="https://www.ukrinform.ua/rubric-world/3730878-u-rosii-e-cilij-arsenal-tehnologij-vidstezenna-onlajnzitta-gromadan-nyt.html" text:style-name="Internet_20_link" text:visited-style-name="Visited_20_Internet_20_Link">
https://www.ukrinform.ua/rubric-world/3730878-u-rosii-e-cilij-arsenal-tehnologij-vidstezenna-onlajnzitta-gromadan-nyt.html</text:a>
</text:p>
      <!--NEWS-->
      <text:h text:style-name="P10" text:outline-level="1">
<text:span text:style-name="T4">
Послушника Почаївської лаври засудили до 5 років в'язниці - виправдовував російську агресію</text:span>
</text:h>
      <text:p text:style-name="P4">
Authors: Ukrinform (Person)</text:p>
      <text:p text:style-name="P4">
Publisher: Укринформ (Organization)</text:p>
      <text:p text:style-name="P4">
Published Time: 2023-07-03T15:56:07+03:00</text:p>
      <text:p text:style-name="P4">
Modified Time: 2023-07-03T15:56:07+03:00</text:p>
      <text:p text:style-name="P4">
Description: Суд за матеріалами СБУ призначив покарання у вигляді п'яти років позбавленні волі з конфіскацією майна послушнику Почаївської Успенської лаври, який виправдовував російську збройну агресію. — Укрінформ.</text:p>
      <text:p text:style-name="P4">
Images: ['<text:a xlink:type="simple" xlink:href="https://static.ukrinform.com/photos/2023_07/thumb_files/630_360_1688388582-578.jpg" text:style-name="Internet_20_link" text:visited-style-name="Visited_20_Internet_20_Link">
630_360_16883...</text:a>
']</text:p>
      <text:p text:style-name="P4">
Tags: ['Пропаганда', 'Суд', 'УПЦ МП', 'Агресія РФ', 'Почаївська Лавра']</text:p>
      <text:p text:style-name="P4">
Type: Article</text:p>
      <!--METADATA-->
      <text:p text:style-name="P4">
<draw:frame draw:style-name="fr1" draw:name="Image80" text:anchor-type="as-char" svg:width="6.9236in" svg:height="3.956343in" draw:z-index="0">
<draw:image xlink:href="../Images/yкринформ/2023-07-03T15-56-07-03-00/630_360_1688388582-578.jpg" xlink:type="simple" xlink:show="embed" xlink:actuate="onLoad" draw:mime-type="image/jpeg"/>
</draw:frame>
 Суд заматеріалами СБУ призначив покарання у вигляді п'яти років позбавленні волі зконфіскацією майна послушнику Почаївської Успенської лаври, який виправдовувавросійську збройну агресію.</text:p>
      <text:p text:style-name="P4">
Як передає Укрінформ, про це повідомила <text:a xlink:type="simple" xlink:href="https://ssu.gov.ua/novyny/za-materialamy-sbu-poslushnyk-upts-mp-yakyi-vykhvaliav-rashystiv-provede-5-rokiv-za-gratamy" text:style-name="Internet_20_link" text:visited-style-name="Visited_20_Internet_20_Link">
 СБУ </text:a>
 .</text:p>
      <text:p text:style-name="P4">
</text:p>
      <text:p text:style-name="P4">
Крім терміну ув'язнення, рішенням суду зловмисник на 15 років позбавленийправа обіймати посади в правоохоронних органах України, органах державноївлади та місцевого самоврядування, а також в органах, які надають публічніпослуги.</text:p>
      <text:p text:style-name="P4">
</text:p>
      <text:p text:style-name="P4">
Слідством встановлено, що до повномасштабного вторгнення Російської Федераціїв Україну зловмисник працював на господарському дворі релігійної установи таприховував свої прокремлівські погляди.</text:p>
      <text:p text:style-name="P4">
<text:span text:style-name="T4">
Читайте також:</text:span>
 <text:a xlink:type="simple" xlink:href="https://www.ukrinform.ua/rubric-society/3730263-v-upc-mp-zaavlaut-so-im-nakazali-zvilniti-kievopecersku-lavru-do-4-lipna.html" text:style-name="Internet_20_link" text:visited-style-name="Visited_20_Internet_20_Link">
 В <text:span text:style-name="T4">
УПЦ</text:span>
 МП заявляють, що їм наказали звільнити Києво-Печерську лавру до 4 липня </text:a>
</text:p>
      <text:p text:style-name="P4">
Після 24 лютого 2022 року фігурант почав активно поширювати наративиросійської пропаганди через власні профілі в заборонених соціальних мережах"Одноклассники" і "Вконтакте". Там він вихваляв вище військово-політичнекерівництво РФ та дискредитував українських захисників.</text:p>
      <text:p text:style-name="P4">
Під час обшуку в келії послушника правоохоронці виявили мобільні телефони, якітой використовував для публікації деструктивного контенту.</text:p>
      <text:p text:style-name="P4">
Ініційована СБУ експертиза підтвердила факти підривної діяльності фігуранта накористь країни-агресора.</text:p>
      <text:p text:style-name="P4">
Як додали в <text:a xlink:type="simple" xlink:href="https://www.gp.gov.ua/ua/posts/do-5-rokiv-za-gratami-zasudzeno-poslusnika-pocayivskoyi-lavri-za-kolaboracionizm" text:style-name="Internet_20_link" text:visited-style-name="Visited_20_Internet_20_Link">
 Офісі генерального прокурора</text:a>
 , у суді доведено, що у власнихоблікових записах в заборонених соцмережах засуджений поширював дописи пропідтримку захоплення українських територій та глорифікацію військовихРосійської Федерації, за перемогу яких просив молитися.</text:p>
      <text:p text:style-name="P4">
<text:span text:style-name="T4">
Читайте також:</text:span>
 <text:a xlink:type="simple" xlink:href="https://www.ukrinform.ua/rubric-culture/3727843-tkacenko-sprostuvav-informaciu-roszmi-pro-vivezenna-cinnostej-iz-lavri.html" text:style-name="Internet_20_link" text:visited-style-name="Visited_20_Internet_20_Link">
 Ткаченко спростував інформацію росЗМІ про вивезенняцінностей із Лаври </text:a>
</text:p>
      <text:p text:style-name="P4">
У поширених зловмисником відеоматеріалах містилися публічні заклики допідтримки загарбницької псевдовлади РФ.</text:p>
      <text:p text:style-name="P4">
Чоловік визнаний винним за двома статтями Кримінального кодексу України: ч. 3ст. 436-2 (виправдовування, визнання правомірною, заперечення збройної агресіїрф проти України, глорифікація її учасників) та ч. 1 ст. 111-1 (колабораційнадіяльність).</text:p>
      <text:p text:style-name="P4">
Встановлено, що послушник мав непогашену судимість за вбивство. На територіїмонастиря він проживав із 2017 року.</text:p>
      <text:p text:style-name="P4">
Як повідомляв Укрінформ, у травні до трьох років ув'язнення з іспитовимтерміном на два роки засудили клірика Української православної церквимосковського патріархату, колишнього <text:a xlink:type="simple" xlink:href="https://www.ukrinform.ua/rubric-regions/3708270-sud-vinis-viroki-u-spravi-eksmitropolita-j-sekretara-kirovogradskoi-eparhii-upc-mp.html" text:style-name="Internet_20_link" text:visited-style-name="Visited_20_Internet_20_Link">
 керівника Кіровоградської єпархії</text:a>
 митрополитаІосафа.</text:p>
      <text:p text:style-name="P4">
<text:span text:style-name="T5">
Фото: Тернопільська обласна прокуратура</text:span>
</text:p>
      <text:p text:style-name="P4">
Source: <text:a xlink:type="simple" xlink:href="https://www.ukrinform.ua/rubric-regions/3730881-poslusnika-pocaivskoi-lavri-zasudili-do-5-rokiv-vaznici-vipravdovuvav-rosijsku-agresiu.html" text:style-name="Internet_20_link" text:visited-style-name="Visited_20_Internet_20_Link">
https://www.ukrinform.ua/rubric-regions/3730881-poslusnika-pocaivskoi-lavri-zasudili-do-5-rokiv-vaznici-vipravdovuvav-rosijsku-agresiu.html</text:a>
</text:p>
      <!--NEWS-->
      <text:h text:style-name="P10" text:outline-level="1">
<text:span text:style-name="T4">
В Україні зросли ціни на пальне після повернення довоєнних податків</text:span>
</text:h>
      <text:p text:style-name="P4">
Authors: Ukrinform (Person)</text:p>
      <text:p text:style-name="P4">
Publisher: Укринформ (Organization)</text:p>
      <text:p text:style-name="P4">
Published Time: 2023-07-03T16:00:00+03:00</text:p>
      <text:p text:style-name="P4">
Modified Time: 2023-07-03T16:00:00+03:00</text:p>
      <text:p text:style-name="P4">
Description: Мережі автозаправних станцій підняли вартість пального після повернення податків на нього, які діяли до початку повномасштабного вторгнення. — Укрінформ.</text:p>
      <text:p text:style-name="P4">
Images: ['<text:a xlink:type="simple" xlink:href="https://static.ukrinform.com/photos/2019_06/thumb_files/630_360_1559645468-670.jpg" text:style-name="Internet_20_link" text:visited-style-name="Visited_20_Internet_20_Link">
630_360_15596...</text:a>
']</text:p>
      <text:p text:style-name="P4">
Tags: ['Бензин', 'Ціни', 'Пальне']</text:p>
      <text:p text:style-name="P4">
Type: Article</text:p>
      <!--METADATA-->
      <text:p text:style-name="P4">
<draw:frame draw:style-name="fr1" draw:name="Image83" text:anchor-type="as-char" svg:width="6.9236in" svg:height="3.956343in" draw:z-index="0">
<draw:image xlink:href="../Images/yкринформ/2023-07-03T16-00-00-03-00/630_360_1559645468-670.jpg" xlink:type="simple" xlink:show="embed" xlink:actuate="onLoad" draw:mime-type="image/jpeg"/>
</draw:frame>
 Мережіавтозаправних станцій підняли вартість пального після повернення податків нанього, які діяли до початку повномасштабного вторгнення.</text:p>
      <text:p text:style-name="P4">
Про це повідомляє Укрінформ із посиланням на <text:a xlink:type="simple" xlink:href="https://enkorr.ua/uk/news/plyus_1-5_grnl_merezh_azs_vdreaguvali_na_zblshennya_podatkv/255289" text:style-name="Internet_20_link" text:visited-style-name="Visited_20_Internet_20_Link">
 Еnkorr</text:a>
.</text:p>
      <text:p text:style-name="P4">
«Середня ціна по країні на бензин А-95 зросла на 1,98 грн/л і склала 46,84грн/л, бензин А-95+ здорожчав на 2,42 грн/л — до 49,61 грн/л, а дизельнепальне – на 2,03 грн/л, до 45,44 грн/л», - ідеться в повідомленні.</text:p>
      <text:p text:style-name="P4">
Зокрема, на ОККО бензини марки А-95 та А-95-преміум здорожчав на 3 і 2 грн/л -до 49,99 і 51,99 грн/л відповідно. Дизельне пальне в цій мережі додало 3 грн/л- до 47,99 грн/л.</text:p>
      <text:p text:style-name="P4">
На 3 грн/л здорожчали всі види пального на стаціях WOG: А-95 - до 49,99 грн/л,А-95+ - до 52,99 грн/л і ДП - до 47,99 грн/л.</text:p>
      <text:p text:style-name="P4">
На станціях «Укрнафти» бензини й ДП здорожчали на 2,91 грн/л: бензин А-95 - до43,90 грн/л, бензин А-95+ - до 45,90 грн/л, дизпальне - до 42,90 грн/л.</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Скасування податкових пільг для пального: що буде зринком та цінами </text:a>
</text:p>
      <text:p text:style-name="P4">
Також на 5 грн/л здорожчав бензин марки А-95 з покращеними показниками якостіна станціях UPG і SOCAR - до 51,90 і 54,99 грн/л відповідно.</text:p>
      <text:p text:style-name="P4">
Як повідомлялось, із 1 липня в Україні відновили податок на додану вартість(ПДВ) на пальне за ставкою 20%, який діяв до повномасштабного вторгнення, а зберезня 2022 року сплачувався на рівні 7%.</text:p>
      <text:p text:style-name="P4">
<text:span text:style-name="T4">
Читайте також:</text:span>
 <text:a xlink:type="simple" xlink:href="https://www.ukrinform.ua/rubric-economy/3729859-parlament-uhvaliv-zakon-pro-povernenna-na-dovoennu-sistemu-opodatkuvanna.html" text:style-name="Internet_20_link" text:visited-style-name="Visited_20_Internet_20_Link">
 Рада ухвалила закон про повернення на довоєнну системуоподаткування </text:a>
</text:p>
      <text:p text:style-name="P4">
Окрім цього, почали діяти колишні ставки акцизів: на бензин - 213,5 євро/1000літрів, на ДП - 139,5 євро/1000 літрів, на автогаз - 52 євро/1000 літрів.</text:p>
      <text:p text:style-name="P4">
Source: <text:a xlink:type="simple" xlink:href="https://www.ukrinform.ua/rubric-economy/3730882-v-ukraini-zrosli-cini-na-palne-pisla-povernenna-dovoennih-podatkiv.html" text:style-name="Internet_20_link" text:visited-style-name="Visited_20_Internet_20_Link">
https://www.ukrinform.ua/rubric-economy/3730882-v-ukraini-zrosli-cini-na-palne-pisla-povernenna-dovoennih-podatkiv.html</text:a>
</text:p>
      <!--NEWS-->
      <text:h text:style-name="P10" text:outline-level="1">
<text:span text:style-name="T4">
Силами ППО знищено 3 крилаті ракети та 8 ударних БПЛА росіян</text:span>
</text:h>
      <text:p text:style-name="P4">
Author: ['АРМІЯINFORM']</text:p>
      <text:p text:style-name="P4">
Time: 2023-07-03T16:00:00-04:00</text:p>
      <text:p text:style-name="P4">
Description: Як зазначається у зведенні Генерального штабу, сьогодні вночі російська федерація з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6962719603542767_y.jpg" text:style-name="Internet_20_link" text:visited-style-name="Visited_20_Internet_20_Link">
photo_5266962719603542767_y.jpg</text:a>
']</text:p>
      <text:p text:style-name="P4">
Tags: ['STOPRUSSIA', 'АГРЕСІЯ РФ', 'ВТОРГНЕННЯ РФ', 'ГШ ЗСУ', 'ХРОНІКА ОБОРОНИ']</text:p>
      <text:p text:style-name="P4">
Category: News</text:p>
      <!--METADATA-->
      <text:p text:style-name="P4">
<draw:frame draw:style-name="fr1" draw:name="Image84" text:anchor-type="as-char" svg:width="6.9236in" svg:height="4.045979in" draw:z-index="0">
<draw:image xlink:href="../Images/AРМІЯINFORM/2023-07-03T16-00-00-04-00/photo_5266962719603542767_y.jpg" xlink:type="simple" xlink:show="embed" xlink:actuate="onLoad" draw:mime-type="image/jpeg"/>
</draw:frame>
</text:p>
      <text:p text:style-name="P4">
<text:span text:style-name="T4">
🔥 Ситуація щодо російського вторгнення</text:span>
</text:p>
      <text:p text:style-name="P4">
Як<text:a xlink:type="simple" xlink:href="https://www.facebook.com/GeneralStaff.ua/posts/pfbid0F89PePNR9qU3yHrFoYTV6uBSDL9yRtjFnH2S9wU6XrawFzGtnUaz38TXZZdwJ1tYl" text:style-name="Internet_20_link" text:visited-style-name="Visited_20_Internet_20_Link">
зазначається</text:a>
у зведенні Генерального штабу, сьогодні вночі російська федерація зновуатакувала ракетами та іранськими ударними БПЛА типу Shahed по Україні.Інформація щодо наслідків наразі уточнюється.</text:p>
      <text:p text:style-name="P4">
— Протягом минулої доби російські окупанти завдали ракетного та авіаційногоударів застосувавши 12 крилатих та зенітних керованих ракет і 8 ударних БПЛАтипу Shahed по об’єктах цивільної інфраструктури. Силами та засобамипротиповітряної оборони знищено 3 крилаті ракети та 8 ударних БПЛА, — йдетьсяу повідомленні.</text:p>
      <text:p text:style-name="P4">
Крім того, ворог завдав 57 авіаційних ударів та здійснив близько 60 обстрілівз реактивних систем залпового вогню по позиціях наших військ та населенихпунктах. На жаль, окрім зруйнованої цивільної інфраструктури, постраждали імирні люди.</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7/03/sylamy-ppo-znyshheno-3-krylati-rakety-ta-8-udarnyh-bpla-rosiyan/" text:style-name="Internet_20_link" text:visited-style-name="Visited_20_Internet_20_Link">
https://armyinform.com.ua/2023/07/03/sylamy-ppo-znyshheno-3-krylati-rakety-ta-8-udarnyh-bpla-rosiyan/</text:a>
</text:p>
      <!--NEWS-->
      <text:h text:style-name="P10" text:outline-level="1">
<text:span text:style-name="T4">
Росіяни обстріляли село Станіслав на Херсонщині, троє поранених</text:span>
</text:h>
      <text:p text:style-name="P4">
Authors: Ukrinform (Person)</text:p>
      <text:p text:style-name="P4">
Publisher: Укринформ (Organization)</text:p>
      <text:p text:style-name="P4">
Published Time: 2023-07-03T16:03:00+03:00</text:p>
      <text:p text:style-name="P4">
Modified Time: 2023-07-03T16:03:00+03:00</text:p>
      <text:p text:style-name="P4">
Description: Наразі відомо про трьох поранених у результаті ворожого обстрілу села Станіслав, також перебуває під постійним обстрілом передмістя Херсона - селище Антонівка. — Укрінформ.</text:p>
      <text:p text:style-name="P4">
Images: ['<text:a xlink:type="simple" xlink:href="https://static.ukrinform.com/photos/2023_06/thumb_files/630_360_1687459267-475.jpg" text:style-name="Internet_20_link" text:visited-style-name="Visited_20_Internet_20_Link">
630_360_16874...</text:a>
']</text:p>
      <text:p text:style-name="P4">
Tags: ['Херсонщина', 'Обстріл', 'Поранені', 'Війна з Росією']</text:p>
      <text:p text:style-name="P4">
Type: Article</text:p>
      <!--METADATA-->
      <text:p text:style-name="P4">
<draw:frame draw:style-name="fr1" draw:name="Image85" text:anchor-type="as-char" svg:width="6.9236in" svg:height="3.956343in" draw:z-index="0">
<draw:image xlink:href="../Images/yкринформ/2023-07-03T16-03-00-03-00/630_360_1687459267-475.jpg" xlink:type="simple" xlink:show="embed" xlink:actuate="onLoad" draw:mime-type="image/jpeg"/>
</draw:frame>
 Наразівідомо про трьох поранених у результаті ворожого обстрілу села Станіслав,також перебуває під постійним обстрілом передмістя Херсона - селище Антонівка.</text:p>
      <text:p text:style-name="P4">
Як передає Укрінформ, про це на брифінгу в <text:a xlink:type="simple" xlink:href="https://www.ukrinform.ua/rubric-presshall/3730523-potocna-situacia-v-hersoni-ta-oblasti.html" text:style-name="Internet_20_link" text:visited-style-name="Visited_20_Internet_20_Link">
 Медіацентрі Україна — Укрінформ</text:a>
 повідомив керівник пресофісу Херсонськоїобласної військової адміністрації Олександр Толоконніков.</text:p>
      <text:p text:style-name="P4">
«Антонівка під обстрілом постійним, як ви чуєте зараз - знову по Антонівцігатять…Сьогодні…в Станіславі вже троє поранених, двоє чоловіків доправлені долікарні, один отримав амбулаторну допомогу на місці», - повідомивТолоконніков.</text:p>
      <text:p text:style-name="P4">
<text:span text:style-name="T4">
Читайте також:</text:span>
 <text:a xlink:type="simple" xlink:href="https://www.ukrinform.ua/rubric-ato/3730664-rosiani-zavdali-raketnogo-udaru-po-gromadi-na-zaporizzi-e-rujnuvanna.html" text:style-name="Internet_20_link" text:visited-style-name="Visited_20_Internet_20_Link">
 Росіяни завдали ракетного удару по громаді на Запоріжжі,є руйнування </text:a>
</text:p>
      <text:p text:style-name="P4">
Він також зазначив, що напередодні, 2 липня, внаслідок ворожого обстрілубагатоповерхівки у Херсоні були поранені 22-річний хлопець та його 48-річнамати. Поранені госпіталізовані.</text:p>
      <text:p text:style-name="P4">
<text:span text:style-name="T4">
Читайте також:</text:span>
 <text:a xlink:type="simple" xlink:href="https://www.ukrinform.ua/rubric-ato/3730859-u-sumah-cotiri-vlucanna-vorozih-droniv-e-zagiblij-16-poranenih.html" text:style-name="Internet_20_link" text:visited-style-name="Visited_20_Internet_20_Link">
 У Сумах - чотири влучання ворожих дронів: є загиблий, 16поранених </text:a>
</text:p>
      <text:p text:style-name="P4">
Як повідомляв Укрінформ, у Херсонській області внаслідок російської збройноїагресії за минулу добу <text:a xlink:type="simple" xlink:href="http://www.ukrinform.ua/rubric-regions/3730655-armia-rf-za-dobu-85-raziv-obstrilala-hersonsinu-sestero-poranenih-sered-nih-ditina.html" text:style-name="Internet_20_link" text:visited-style-name="Visited_20_Internet_20_Link">
 поранення дістали шість мирних жителів</text:a>
 , серед них —дитина.</text:p>
      <text:p text:style-name="P4">
<text:span text:style-name="T5">
Фото ілюстративне</text:span>
</text:p>
      <text:p text:style-name="P4">
Source: <text:a xlink:type="simple" xlink:href="https://www.ukrinform.ua/rubric-ato/3730887-rosiani-obstrilali-selo-stanislav-na-hersonsini-troe-poranenih.html" text:style-name="Internet_20_link" text:visited-style-name="Visited_20_Internet_20_Link">
https://www.ukrinform.ua/rubric-ato/3730887-rosiani-obstrilali-selo-stanislav-na-hersonsini-troe-poranenih.html</text:a>
</text:p>
      <!--NEWS-->
      <text:h text:style-name="P10" text:outline-level="1">
<text:span text:style-name="T4">
Ігнат прокоментував тимчасову відсутність обстрілів Києва</text:span>
</text:h>
      <text:p text:style-name="P4">
Authors: Ukrinform (Person)</text:p>
      <text:p text:style-name="P4">
Publisher: Укринформ (Organization)</text:p>
      <text:p text:style-name="P4">
Published Time: 2023-07-03T16:06:00+03:00</text:p>
      <text:p text:style-name="P4">
Modified Time: 2023-07-03T16:06:00+03:00</text:p>
      <text:p text:style-name="P4">
Description: Згідно зі статистикою, більшість ворожих ракетних ударів по Україні завдається вночі, тому що це ускладнює роботу Протиповітряної оборони. — Укрінформ.</text:p>
      <text:p text:style-name="P4">
Images: ['<text:a xlink:type="simple" xlink:href="https://static.ukrinform.com/photos/2023_01/thumb_files/630_360_1674824804-865.jpg" text:style-name="Internet_20_link" text:visited-style-name="Visited_20_Internet_20_Link">
630_360_16748...</text:a>
']</text:p>
      <text:p text:style-name="P4">
Tags: ['Обстріл', 'Повітряні сили ЗСУ', 'Війна з Росією', 'Юрій Ігнат']</text:p>
      <text:p text:style-name="P4">
Type: Article</text:p>
      <!--METADATA-->
      <text:p text:style-name="P4">
<draw:frame draw:style-name="fr1" draw:name="Image86" text:anchor-type="as-char" svg:width="6.9236in" svg:height="3.956343in" draw:z-index="0">
<draw:image xlink:href="../Images/yкринформ/2023-07-03T16-06-00-03-00/630_360_1674824804-865.jpg" xlink:type="simple" xlink:show="embed" xlink:actuate="onLoad" draw:mime-type="image/jpeg"/>
</draw:frame>
 Згідно зістатистикою, більшість ворожих ракетних ударів по Україні завдається вночі,тому що це ускладнює роботу Протиповітряної оборони.</text:p>
      <text:p text:style-name="P4">
Про це у Медіацентрі Україна — Укрінформ повідомив речник командуванняПовітряних сил ЗСУ Юрій Ігнат.</text:p>
      <text:p text:style-name="P4">
«Згідно зі статистикою, більшість ворожих ракетних <text:a xlink:type="simple" xlink:href="https://www.ukrinform.ua/tag-obstril" text:style-name="Internet_20_link" text:visited-style-name="Visited_20_Internet_20_Link">
 ударів</text:a>
 по Україні завдається вночі, тому щоце ускладнює роботу ППО. Щоб ми мали доволі таки багато проблем, їх запускаютьз різних напрямків, різними маршрутами, що ускладнює роботу протиповітряноїоборони і розосереджує увагу наших зенітників та інших фахівців, які збиваютьці БПЛА», – додав він.</text:p>
      <text:p text:style-name="P4">
Працюють по «шахедах» і інші складові Сил оборони: крупнокаліберні кулемети, ізенітні гармати, і ПЗРК. Роль ППО виконують і винищувачі. Утім Ігнат зауважив,що, якби це були F-16, а не МІГ-29, то ефективність зросла б у багато разів.</text:p>
      <text:p text:style-name="P4">
Він також зауважив, що нетривала відсутність обстрілів столиці, імовірно, можебути пов’язана як з планами ворога, так і з тим, що запаси ракет та дронів вокупантів не є нескінченними.</text:p>
      <text:p text:style-name="P4">
«Бувають дні, коли більше, бувають дні, коли менше. Якщо ми вже три дні небачили обстрілів, то це не значить, що треба розслаблятися, і вонизменшилися», – наголосив він.</text:p>
      <text:p text:style-name="P4">
<text:span text:style-name="T4">
Читайте також:</text:span>
 <text:a xlink:type="simple" xlink:href="https://www.ukrinform.ua/rubric-ato/3730792-postacanna-z-iranu-do-rosii-ozbroenna-stalo-regularnim-ignat.html" text:style-name="Internet_20_link" text:visited-style-name="Visited_20_Internet_20_Link">
 Постачання озброєння з Ірану до Росії стало регулярним -<text:span text:style-name="T4">
Ігнат</text:span>
 </text:a>
</text:p>
      <text:p text:style-name="P4">
Плани ворога, на думку Ігната, можуть бути зокрема пов’язані з тим, що вінведе якусь підготовку або переорієнтовує свої сили десь на інших напрямках.</text:p>
      <text:p text:style-name="P4">
Як <text:a xlink:type="simple" xlink:href="https://www.ukrinform.ua/rubric-ato/3730702-u-povitranih-silah-zaklikaut-miznarodnih-partneriv-priskoriti-nadanna-f16.html" text:style-name="Internet_20_link" text:visited-style-name="Visited_20_Internet_20_Link">
 повідомлялось </text:a>
 , Повітрянісили ЗСУ готові до початку процесу надання Україні сучасних західнихвинищувачів, списки льотчиків для навчання затверджені й вони можутьвиїжджати.</text:p>
      <text:p text:style-name="P4">
Source: <text:a xlink:type="simple" xlink:href="https://www.ukrinform.ua/rubric-kyiv/3730888-ignat-prokomentuvav-timcasovu-vidsutnist-obstriliv-kieva.html" text:style-name="Internet_20_link" text:visited-style-name="Visited_20_Internet_20_Link">
https://www.ukrinform.ua/rubric-kyiv/3730888-ignat-prokomentuvav-timcasovu-vidsutnist-obstriliv-kieva.html</text:a>
</text:p>
      <!--NEWS-->
      <text:h text:style-name="P10" text:outline-level="1">
<text:span text:style-name="T4">
Пятову запропонували стати тренером воротарів у «Шахтарі» після закінчення кар'єри</text:span>
</text:h>
      <text:p text:style-name="P4">
Authors: Ukrinform (Person)</text:p>
      <text:p text:style-name="P4">
Publisher: Укринформ (Organization)</text:p>
      <text:p text:style-name="P4">
Published Time: 2023-07-03T16:10:53+03:00</text:p>
      <text:p text:style-name="P4">
Modified Time: 2023-07-03T16:10:53+03:00</text:p>
      <text:p text:style-name="P4">
Description: Генеральний директор «Шахтаря» Сергій Палкін оголосив, що голкіпер Андрій Пятов завершує кар'єру гравця у клубі, тому ексфутболісту пропонують роботу тренера воротарів. — Укрінформ.</text:p>
      <text:p text:style-name="P4">
Images: ['<text:a xlink:type="simple" xlink:href="https://static.ukrinform.com/photos/2023_07/thumb_files/630_360_1688389763-813.jpg" text:style-name="Internet_20_link" text:visited-style-name="Visited_20_Internet_20_Link">
630_360_16883...</text:a>
']</text:p>
      <text:p text:style-name="P4">
Tags: ['Футбол', 'Шахтар']</text:p>
      <text:p text:style-name="P4">
Type: Article</text:p>
      <!--METADATA-->
      <text:p text:style-name="P4">
<draw:frame draw:style-name="fr1" draw:name="Image87" text:anchor-type="as-char" svg:width="6.9236in" svg:height="3.956343in" draw:z-index="0">
<draw:image xlink:href="../Images/yкринформ/2023-07-03T16-10-53-03-00/630_360_1688389763-813.jpg" xlink:type="simple" xlink:show="embed" xlink:actuate="onLoad" draw:mime-type="image/jpeg"/>
</draw:frame>
Генеральний директор «Шахтаря» Сергій Палкін оголосив, що голкіпер АндрійПятов завершує кар'єру гравця у клубі, тому ексфутболісту пропонують роботутренера воротарів.</text:p>
      <text:p text:style-name="P4">
Про це він повідомив для <text:a xlink:type="simple" xlink:href="https://www.youtube.com/watch" text:style-name="Internet_20_link" text:visited-style-name="Visited_20_Internet_20_Link">
 пресслужби</text:a>
 "гірників", передає Укрінформ.</text:p>
      <text:p text:style-name="P4">
«Андрій на даний момент завершує свою кар'єру футболіста в нашому клубі. Вінпройшов дуже великий, яскравий шлях - 16 років, 482 гри, дуже багато титулів,перемог. Ми повинні бути вдячні йому за це. Ми будемо грати 6 серпнятовариський, благодійний матч з «Тоттенгемом». Ми запропонували йому зігратицей останній матч. Ми повинні віддячити йому за те, що він зробив для клубу.Впевнений на 100 відсотків, що буде повний стадіон, і будуть українськівболівальники. Сподіваюсь, що він прийме це запрошення, зіграє у цьому матчі,і ми в дуже гарній формі попрощаємось з ним, як з нашою легендою, як зворотарем», - сказав Палкін.</text:p>
      <text:p text:style-name="P4">
Він також зауважив, що Пятову запропонували стати тренером воротарів у клубі.</text:p>
      <text:p text:style-name="P4">
«Ми прощаємось з ним, як з футболістом, але ми хотіли б бачити його у нашомутренерському штабі на чолі з Патріком ван Леувеном у якості тренера воротарів.Ми запрошуємо його приєднатись, бо для нас дуже важливі його знання, тойдосвід, який він має, його харизма. У нас дуже багато молодих футболістів, ійого допомога дуже важлива для нас. Впевнений, що він нам допоможе», -розповів гендиректор «Шахтаря».</text:p>
      <text:p text:style-name="P4">
<text:span text:style-name="T4">
Читайте також:</text:span>
 <text:a xlink:type="simple" xlink:href="https://www.ukrinform.ua/rubric-sports/3730798-patrik-van-leuven-stav-novim-golovnim-trenerom-futbolistiv-sahtara.html" text:style-name="Internet_20_link" text:visited-style-name="Visited_20_Internet_20_Link">
 Патрік ван Леувен став новим головним тренеромфутболістів « <text:span text:style-name="T4">
Шахтар</text:span>
 я» </text:a>
</text:p>
      <text:p text:style-name="P4">
Як повідомлялося, контракт 39-річного Пятова діяв до 30 червня. Раніше сталовідомо, що він не потрапив у склад на передсезонний збір у Нідерландах.</text:p>
      <text:p text:style-name="P4">
Фото: shakhtar.com</text:p>
      <text:p text:style-name="P4">
Source: <text:a xlink:type="simple" xlink:href="https://www.ukrinform.ua/rubric-sports/3730889-patovu-zaproponuvali-stati-trenerom-vorotariv-u-sahtari-pisla-zakincenna-kareri.html" text:style-name="Internet_20_link" text:visited-style-name="Visited_20_Internet_20_Link">
https://www.ukrinform.ua/rubric-sports/3730889-patovu-zaproponuvali-stati-trenerom-vorotariv-u-sahtari-pisla-zakincenna-kareri.html</text:a>
</text:p>
      <!--NEWS-->
      <text:h text:style-name="P10" text:outline-level="1">
<text:span text:style-name="T4">
Кулеба - про саміт НАТО: Ведемо непрості перемовини, аби отримати максимальний результат для України</text:span>
</text:h>
      <text:p text:style-name="P4">
Authors: Ukrinform (Person)</text:p>
      <text:p text:style-name="P4">
Publisher: Укринформ (Organization)</text:p>
      <text:p text:style-name="P4">
Published Time: 2023-07-03T16:11:00+03:00</text:p>
      <text:p text:style-name="P4">
Modified Time: 2023-07-03T23:11:00+03:00</text:p>
      <text:p text:style-name="P4">
Description: Україна веде інтенсивні перемовини з партнерами, аби отримати на саміті НАТО у Вільнюсі максимальний результат, наразі є певні здобутки.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Саміт НАТО', 'Україна', 'Єдині новини']</text:p>
      <text:p text:style-name="P4">
Type: Article</text:p>
      <!--METADATA-->
      <text:p text:style-name="P4">
<draw:frame draw:style-name="fr1" draw:name="Image88" text:anchor-type="as-char" svg:width="6.9236in" svg:height="3.956343in" draw:z-index="0">
<draw:image xlink:href="../Images/yкринформ/2023-07-03T16-11-00-03-00/630_360_1685367365-251.jpg" xlink:type="simple" xlink:show="embed" xlink:actuate="onLoad" draw:mime-type="image/jpeg"/>
</draw:frame>
 Українаведе інтенсивні перемовини з партнерами, аби отримати на саміті НАТО уВільнюсі максимальний результат, наразі є певні здобутки.</text:p>
      <text:p text:style-name="P4">
Про це заявив міністр закордонних справ Дмитро Кулеба в ефірі телемарафону«Єдині новини», повідомляє кореспондент Укрінформу.</text:p>
      <text:p text:style-name="P4">
«Як співав наш класик «зранку до ночі, бачу твої очі», ми «з ранку до ночі»бачимо перед собою Вільнюський саміт і постійно ведемо перемовини… Зараз миувійшли в дуже інтенсивну фазу переговорів. Вони непрості. Вже є здобутки, алеце ще не ті здобутки, які повністю нас задовольняють Тому будемо працюватибуквально до останньої хвилини для того, щоб отримати для <text:a xlink:type="simple" xlink:href="https://www.ukrinform.ua/tag-ukraina" text:style-name="Internet_20_link" text:visited-style-name="Visited_20_Internet_20_Link">
 України</text:a>
 максимальний результат», - сказавКулеба.</text:p>
      <text:p text:style-name="P4">
Коментуючи подальші дії України, якщо саміт не виправдає наших очікувань,глава МЗС зауважив, що «життя не зупиниться, якщо не буде завтра те, що намтреба, то ми виб'ємо це після завтра».</text:p>
      <text:p text:style-name="P4">
«Але працюємо на результат. Я вже сказав, що певні серйозні результативимальовуються, але ми завжди працюємо на максимальний результат», -акцентував глава української дипломатії.</text:p>
      <text:p text:style-name="P4">
Як повідомлялося, 11-12 липня у Вільнюсі відбудеться саміт НАТО.</text:p>
      <text:p text:style-name="P4">
<text:span text:style-name="T4">
Читайте також:</text:span>
 <text:a xlink:type="simple" xlink:href="https://www.ukrinform.ua/rubric-ato/3731042-ubezpeciti-evropu-vid-agresii-mozna-lise-z-ukrainou-v-nato-zelenskij.html" text:style-name="Internet_20_link" text:visited-style-name="Visited_20_Internet_20_Link">
 Убезпечити Європу від агресії можна лише з Україною в<text:span text:style-name="T4">
НАТО</text:span>
 - Зеленський </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Source: <text:a xlink:type="simple" xlink:href="https://www.ukrinform.ua/rubric-polytics/3731056-kuleba-pro-samit-nato-vedemo-neprosti-peremovini-abi-otrimati-maksimalnij-rezultat-dla-ukraini.html" text:style-name="Internet_20_link" text:visited-style-name="Visited_20_Internet_20_Link">
https://www.ukrinform.ua/rubric-polytics/3731056-kuleba-pro-samit-nato-vedemo-neprosti-peremovini-abi-otrimati-maksimalnij-rezultat-dla-ukraini.html</text:a>
</text:p>
      <!--NEWS-->
      <text:h text:style-name="P10" text:outline-level="1">
<text:span text:style-name="T4">
Резніков заявив, що «абсурдні висновки» Держаудиту створили проблеми для армії</text:span>
</text:h>
      <text:p text:style-name="P4">
Authors: Ukrinform (Person)</text:p>
      <text:p text:style-name="P4">
Publisher: Укринформ (Organization)</text:p>
      <text:p text:style-name="P4">
Published Time: 2023-07-03T16:15:56+03:00</text:p>
      <text:p text:style-name="P4">
Modified Time: 2023-07-03T16:15:56+03:00</text:p>
      <text:p text:style-name="P4">
Description: Висновки Держаудитслужби про те, що українські виробники, які співпрацюють з Міноборони, не можуть мати прибуток, абсурдні і вже створили величезні проблеми для української армії та виробників.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Армія', 'Бізнес', 'Міноборони', 'Держаудит', 'Резніков']</text:p>
      <text:p text:style-name="P4">
Type: Article</text:p>
      <!--METADATA-->
      <text:p text:style-name="P4">
<draw:frame draw:style-name="fr1" draw:name="Image89" text:anchor-type="as-char" svg:width="6.9236in" svg:height="3.956343in" draw:z-index="0">
<draw:image xlink:href="../Images/yкринформ/2023-07-03T16-15-56-03-00/630_360_1678277232-607.jpg" xlink:type="simple" xlink:show="embed" xlink:actuate="onLoad" draw:mime-type="image/jpeg"/>
</draw:frame>
 ВисновкиДержаудитслужби про те, що українські виробники, які співпрацюють зМіноборони, не можуть мати прибуток, абсурдні і вже створили величезніпроблеми для української армії та виробників.</text:p>
      <text:p text:style-name="P4">
Таку думку оприлюднив міністр оборони України Олексій Резніков у статті для <text:a xlink:type="simple" xlink:href="https://forbes.ua/money/derzhavniy-audit-shcho-viddalyae-peremogu-stattya-ministra-oboroni-oleksiya-reznikova-pro-sprobi-dasu-zaboroniti-pributok-biznesiv-03072023-14572" text:style-name="Internet_20_link" text:visited-style-name="Visited_20_Internet_20_Link">
Forbes Ukraine </text:a>
 , передає Укрінформ.</text:p>
      <text:p text:style-name="P4">
"На боці <text:a xlink:type="simple" xlink:href="https://www.ukrinform.ua/tag-minoboroni" text:style-name="Internet_20_link" text:visited-style-name="Visited_20_Internet_20_Link">
 Міноборони </text:a>
 іукраїнського бізнесу не тільки здоровий глузд, але й Цивільний і Господарськийкодекси, низка системоутворюючих законів щодо підприємництва тощо. А на іншомубоці – формальна можливість знайти зачіпку в одній із постанов уряду (№335). Іна підставі цього вирішити, що український бізнес має працювати без прибутку,а весь отриманий раніше прибуток має повернути", написав він і додав, щоукраїнський бізнес, який забезпечує армію, має право на прибуток. "Тому миоскаржили підхід Держаудиту в суді", - заявив міністр.</text:p>
      <text:p text:style-name="P4">
<text:span text:style-name="T4">
Читайте також:</text:span>
 <text:a xlink:type="simple" xlink:href="https://www.ukrinform.ua/rubric-vidbudova/3729449-derzaudit-iniciue-zakonodavci-zmini-dla-kontrolu-vitrat-na-vidbudovu.html" text:style-name="Internet_20_link" text:visited-style-name="Visited_20_Internet_20_Link">
 Держаудит ініціює законодавчі зміни для контролю витратна відбудову </text:a>
</text:p>
      <text:p text:style-name="P4">
Він підкреслив, що Україні потрібно дбати про розвиток вітчизняного ВПК."Десятки українських підприємств витримали півтора року суцільного жахумосковської навали, встояли під нищівними обстрілами, пройшли виснажливу зиму,але тепер аудит їх може "перемогти", - застеріг Резніков.</text:p>
      <text:p text:style-name="P4">
Міністр певен, що треба максимально закривати потреби війська за рахунокукраїнських виробників і постачальників послуг, бо це наш реальнийсуверенітет. "Саме тому зараз ми робимо все, щоб запустити на повну потужністьукраїнський ВПК. Наприклад, зараз Україна самостійно забезпечує себе дужеякісними шоломами і бронежилетами. Сьогодні це рятує життя наших бійців, азавтра створить Україні переваги на міжнародному ринку", - зазначив міністр.</text:p>
      <text:p text:style-name="P4">
Резніков вважає, що "абсурдні висновки Держаудитслужби створили величезніпроблеми і українській армії, і українському бізнесу".</text:p>
      <text:p text:style-name="P4">
"У картині світу частини активних співгромадян чомусь вкорінилося, що прибуток– це лайливе слово. Що прибуток українських постачальників оборони – ценанесення шкоди бюджету. Тоді у мене питання – а як українському бізнесумасштабувати виробництво без прибутку? І чому право іноземців на прибутокніхто під сумнів не ставить? " - написав він.</text:p>
      <text:p text:style-name="P4">
Резніков підкреслив, що в українському законодавстві завжди можна знайтизачіпку, що поставить під загрозу якийсь важливий процес. "Це я кажу якпрофесійний юрист. Коли це стосується оборони – це небезпечно. Ми можемозахлинутися у формалізмі і зупинитися", - зауважив він.</text:p>
      <text:p text:style-name="P4">
<text:span text:style-name="T4">
Читайте також:</text:span>
 <text:a xlink:type="simple" xlink:href="https://www.ukrinform.ua/rubric-society/3729019-perevirka-voenkomiv-ne-povinna-zavaditi-mobilizacii-minoboroni.html" text:style-name="Internet_20_link" text:visited-style-name="Visited_20_Internet_20_Link">
 Перевірка воєнкомів не повинна завадити мобілізації -<text:span text:style-name="T4">
Міноборони</text:span>
 </text:a>
</text:p>
      <text:p text:style-name="P4">
"Переконаний, що на час війни нормою для всіх осіб, які представляють державу,повинна стати філософія творення можливостей, а не творення проблем. Інакшеціна перемоги буде надзвичайно високою", - наголосив міністр.</text:p>
      <text:p text:style-name="P4">
Резніков підкреслив, що Україна має розвивати вітчизняний ВПК, а представникидержави повинні створювати можливості, а не проблеми для бізнесу.</text:p>
      <text:p text:style-name="P4">
Він висловив упевненість, що в цій конкретній ситуації з претензіями аудиту"ми знайдемо рішення і захистимо інтереси вітчизняного бізнесу. Найшвидшийшлях – ліквідувати норму, яка містить зачіпку для формальних претензій. Але ценеоптимальний шлях, який не має стати правилом і не має заохочуватися".</text:p>
      <text:p text:style-name="P4">
<text:span text:style-name="T4">
Читайте також:</text:span>
 <text:a xlink:type="simple" xlink:href="https://www.ukrinform.ua/rubric-economy/3718512-derzavni-auditori-provedut-perevirku-naftogazu-v-iiiiv-kvartali.html" text:style-name="Internet_20_link" text:visited-style-name="Visited_20_Internet_20_Link">
 Державні <text:span text:style-name="T4">
аудит</text:span>
 ори проведуть перевірку Нафтогазу вІІІ-IV кварталі </text:a>
</text:p>
      <text:p text:style-name="P4">
Як повідомлялось, Державна аудиторська служба України (ДАСУ) за результатамиперевірки Міноборони знайшла порушень на 2,5 млрд грн. Порушенням вважаєтьсяприбуток, який отримали приватні й державні компанії, співпрацюючи з МО.</text:p>
      <text:p text:style-name="P4">
Source: <text:a xlink:type="simple" xlink:href="https://www.ukrinform.ua/rubric-economy/3730890-reznikov-zaaviv-so-absurdni-visnovki-derzauditu-stvorili-problemi-dla-armii.html" text:style-name="Internet_20_link" text:visited-style-name="Visited_20_Internet_20_Link">
https://www.ukrinform.ua/rubric-economy/3730890-reznikov-zaaviv-so-absurdni-visnovki-derzauditu-stvorili-problemi-dla-armii.html</text:a>
</text:p>
      <!--NEWS-->
      <text:h text:style-name="P10" text:outline-level="1">
<text:span text:style-name="T4">
Угорщина просить ЄС продовжити виняток із санкцій на експорт російських нафтопродуктів</text:span>
</text:h>
      <text:p text:style-name="P4">
Authors: Ukrinform (Person)</text:p>
      <text:p text:style-name="P4">
Publisher: Укринформ (Organization)</text:p>
      <text:p text:style-name="P4">
Published Time: 2023-07-03T16:18:00+03:00</text:p>
      <text:p text:style-name="P4">
Modified Time: 2023-07-03T16:18:00+03:00</text:p>
      <text:p text:style-name="P4">
Description: Угорщина проситиме ЄС продовжити на рік виняток із санкцій проти Росії, що дозволяє словацькій нафтопереробній компанії Slovnaft, яка входить до угорської енергетичної групи MOL, експортувати продукти з російської нафти до Чехії. — Укрінформ.</text:p>
      <text:p text:style-name="P4">
Images: ['<text:a xlink:type="simple" xlink:href="https://static.ukrinform.com/photos/2015_10/thumb_files/630_360_1443904567-5893.jpg" text:style-name="Internet_20_link" text:visited-style-name="Visited_20_Internet_20_Link">
630_360_14439...</text:a>
']</text:p>
      <text:p text:style-name="P4">
Tags: ['Євросоюз', 'нафта', 'Санкції', 'Угорщина']</text:p>
      <text:p text:style-name="P4">
Type: Article</text:p>
      <!--METADATA-->
      <text:p text:style-name="P4">
<draw:frame draw:style-name="fr1" draw:name="Image90" text:anchor-type="as-char" svg:width="6.9236in" svg:height="3.956343in" draw:z-index="0">
<draw:image xlink:href="../Images/yкринформ/2023-07-03T16-18-00-03-00/630_360_1443904567-5893.jpg" xlink:type="simple" xlink:show="embed" xlink:actuate="onLoad" draw:mime-type="image/jpeg"/>
</draw:frame>
 Угорщинапроситиме ЄС продовжити на рік виняток із санкцій проти Росії, що дозволяєсловацькій нафтопереробній компанії Slovnaft, яка входить до угорськоїенергетичної групи MOL, експортувати продукти з російської нафти до Чехії.</text:p>
      <text:p text:style-name="P4">
Про це заявив у понеділок міністр закордонних справ Угорщини Петер Сійярто,передає Укрінформ з посиланням на <text:a xlink:type="simple" xlink:href="https://www.reuters.com/business/energy/hungary-wants-extend-eu-exemption-mol-export-russian-origin-oil-products-2023-07-03/" text:style-name="Internet_20_link" text:visited-style-name="Visited_20_Internet_20_Link">
 Reuters</text:a>
 .</text:p>
      <text:p text:style-name="P4">
Як сказав Сійярто після зустрічі з міністром закордонних справ Словаччини,угорській MOL потрібен ще один рік, щоб завершити інвестиції на словацькомунафтопереробному заводі Slovnaft, які б дозволили перехід на неросійськунафту.</text:p>
      <text:p text:style-name="P4">
<text:span text:style-name="T4">
Читайте також:</text:span>
 <text:a xlink:type="simple" xlink:href="https://www.ukrinform.ua/rubric-society/3729795-polsa-i-ugorsina-zablokuvali-tekst-sodo-pidtrimki-ukrainskih-bizenciv-fiala.html" text:style-name="Internet_20_link" text:visited-style-name="Visited_20_Internet_20_Link">
 Польща і <text:span text:style-name="T4">
Угорщина</text:span>
 заблокували текст щодо підтримкиукраїнських біженців – Фіала </text:a>
</text:p>
      <text:p text:style-name="P4">
«Щоб реалізувати ці інвестиції, потрібен ще один рік, тому ми просимо ЄСпродовжити на рік звільнення від санкцій, яке дозволяє MOL і Slovnaft, якавходить до групи, експортувати продукти, перероблені з російської нафти, доЧехії», – зазначив очільник угорського МЗС.</text:p>
      <text:p text:style-name="P4">
<text:span text:style-name="T4">
Читайте також:</text:span>
 <text:a xlink:type="simple" xlink:href="https://www.ukrinform.ua/rubric-economy/3730663-evrosouz-moze-znati-sankcii-z-rosijskogo-banku-dla-zberezenna-zernovoi-ugodi-ft.html" text:style-name="Internet_20_link" text:visited-style-name="Visited_20_Internet_20_Link">
 Євросоюз може зняти <text:span text:style-name="T4">
санкції</text:span>
 з російського банку длязбереження «зернової угоди» - FT </text:a>
</text:p>
      <text:p text:style-name="P4">
За його словами, це допоможе Угорщині відмовитися від російської нафти.</text:p>
      <text:p text:style-name="P4">
MOL Group володіє нафтопереробними заводами в Угорщині та Словаччині.Підприємства не мають виходу до моря, проте до обох з них йде південна гілкаросійського нафтопроводу «Дружба».</text:p>
      <text:p text:style-name="P4">
Зазначається, що Словаччина отримує майже всю сиру нафту з Росії череззазначений трубопровід, але цьогоріч планує скоротити частку експорту.</text:p>
      <text:p text:style-name="P4">
«Торік лише близько 5% споживання нафти Slovnaft було неросійським, але докінця 2023 року цей показник зросте приблизно до 30-35%, або двох мільйонівтонн», – заявляв виконавчий директор MOL Жолт Гернаді в інтерв’ю виданню вквітні.</text:p>
      <text:p text:style-name="P4">
<text:span text:style-name="T4">
Читайте також:</text:span>
 <text:a xlink:type="simple" xlink:href="https://www.ukrinform.ua/rubric-polytics/3709076-sijarto-virusiv-do-kitau-sob-obgovoriti-plan-ureguluvanna-vijni-v-ukraini.html" text:style-name="Internet_20_link" text:visited-style-name="Visited_20_Internet_20_Link">
 <text:span text:style-name="T4">
Сійярто</text:span>
 вирушив до Китаю, щоб обговорити планурегулювання війни в Україні </text:a>
</text:p>
      <text:p text:style-name="P4">
Він додав, що планує проінвестувати 500-700 мільйонів доларів для здійсненнядиверсифікації нафтопереробних заводів Danube та Slovnaft від нафти російськоїмарки Urals за рахунок коштів ЄС.</text:p>
      <text:p text:style-name="P4">
Як повідомлялося, торік деякі країни, зокрема Болгарія, Угорщина, Чехія таСловаччина, <text:a xlink:type="simple" xlink:href="https://www.ukrinform.ua/rubric-economy/3498924-evrokomisia-poasnila-ak-pracuvatime-dla-krain-es-embargo-na-rosijsku-naftu.html" text:style-name="Internet_20_link" text:visited-style-name="Visited_20_Internet_20_Link">
 отримали тимчасові винятки </text:a>
 із запровадженої заборони на імпорт Євросоюзом нафти танафтопродуктів із Росії.</text:p>
      <text:p text:style-name="P4">
Зокрема, країни-члени ЄС, які мають особливу залежність від російськоїтрубопровідної нафти, можуть скористатися тимчасовими винятками тапродовжувати отримувати сиру нафту через трубопроводи.</text:p>
      <text:p text:style-name="P4">
Source: <text:a xlink:type="simple" xlink:href="https://www.ukrinform.ua/rubric-world/3730892-ugorsina-prosit-es-prodovziti-vinatok-iz-sankcij-na-eksport-rosijskih-naftoproduktiv.html" text:style-name="Internet_20_link" text:visited-style-name="Visited_20_Internet_20_Link">
https://www.ukrinform.ua/rubric-world/3730892-ugorsina-prosit-es-prodovziti-vinatok-iz-sankcij-na-eksport-rosijskih-naftoproduktiv.html</text:a>
</text:p>
      <!--NEWS-->
      <text:h text:style-name="P10" text:outline-level="1">
<text:span text:style-name="T4">
«Ньюкасл» оголосив про перехід італійця Тоналі</text:span>
</text:h>
      <text:p text:style-name="P4">
Authors: Ukrinform (Person)</text:p>
      <text:p text:style-name="P4">
Publisher: Укринформ (Organization)</text:p>
      <text:p text:style-name="P4">
Published Time: 2023-07-03T16:18:03+03:00</text:p>
      <text:p text:style-name="P4">
Modified Time: 2023-07-03T16:18:03+03:00</text:p>
      <text:p text:style-name="P4">
Description: Півзахисник Сандро Тоналі перейшов у «Ньюкасл». — Укрінформ.</text:p>
      <text:p text:style-name="P4">
Images: ['<text:a xlink:type="simple" xlink:href="https://static.ukrinform.com/photos/2023_07/thumb_files/630_360_1688390168-104.jpg" text:style-name="Internet_20_link" text:visited-style-name="Visited_20_Internet_20_Link">
630_360_16883...</text:a>
']</text:p>
      <text:p text:style-name="P4">
Tags: ['Футбол', 'Мілан']</text:p>
      <text:p text:style-name="P4">
Type: Article</text:p>
      <!--METADATA-->
      <text:p text:style-name="P4">
<draw:frame draw:style-name="fr1" draw:name="Image91" text:anchor-type="as-char" svg:width="6.9236in" svg:height="3.956343in" draw:z-index="0">
<draw:image xlink:href="../Images/yкринформ/2023-07-03T16-18-03-03-00/630_360_1688390168-104.jpg" xlink:type="simple" xlink:show="embed" xlink:actuate="onLoad" draw:mime-type="image/jpeg"/>
</draw:frame>
Півзахисник Сандро Тоналі перейшов у «Ньюкасл».</text:p>
      <text:p text:style-name="P4">
Про це повідила <text:a xlink:type="simple" xlink:href="https://www.nufc.co.uk/news/latest-news/newcastle-united-sign-sandro-tonali/" text:style-name="Internet_20_link" text:visited-style-name="Visited_20_Internet_20_Link">
 пресслужба </text:a>
 англійців, передає Укрінформ.</text:p>
      <text:p text:style-name="P4">
Контракт розрахований до 2028 року. Сума трансферу не розголошується.</text:p>
      <text:p text:style-name="P4">
За даними футбольного інсайдера Фабріціо Романо, вона складе 70 мільйонів євро+ бонуси - рекордний продаж в історії для італійського гравця. Зарплата - 7мільйонів євро на рік + 2 мільйони у вигляді бонусів.</text:p>
      <text:p text:style-name="P4">
<text:span text:style-name="T4">
Читайте також:</text:span>
 <text:a xlink:type="simple" xlink:href="https://www.ukrinform.ua/rubric-sports/3730769-georgij-sudakov-ocolue-spisok-najkrasih-bombardiriv-molodiznogo-evro.html" text:style-name="Internet_20_link" text:visited-style-name="Visited_20_Internet_20_Link">
 Георгій Судаков очолює список найкращих бомбардирівмолодіжного Євро </text:a>
</text:p>
      <text:p text:style-name="P4">
23-річний італієць виступав за міланський клуб з вересня 2020 року, за цей часвін забив 7 голів та віддав 13 результативних передач у 130 матчах.</text:p>
      <text:p text:style-name="P4">
Фото: nufc.co.uk</text:p>
      <text:p text:style-name="P4">
Source: <text:a xlink:type="simple" xlink:href="https://www.ukrinform.ua/rubric-sports/3730891-nukasl-ogolosiv-pro-perehid-italijca-tonali.html" text:style-name="Internet_20_link" text:visited-style-name="Visited_20_Internet_20_Link">
https://www.ukrinform.ua/rubric-sports/3730891-nukasl-ogolosiv-pro-perehid-italijca-tonali.html</text:a>
</text:p>
      <!--NEWS-->
      <text:h text:style-name="P10" text:outline-level="1">
<text:span text:style-name="T4">
Пісторіус закликав Туреччину дозволити Швеції вступити в НАТО</text:span>
</text:h>
      <text:p text:style-name="P4">
Authors: Ukrinform (Person)</text:p>
      <text:p text:style-name="P4">
Publisher: Укринформ (Organization)</text:p>
      <text:p text:style-name="P4">
Published Time: 2023-07-03T16:20:00+03:00</text:p>
      <text:p text:style-name="P4">
Modified Time: 2023-07-03T16:20:00+03:00</text:p>
      <text:p text:style-name="P4">
Description: Міністр оборони ФРН Борис Пісторіус під час спільної пресконференції у понеділок зі своїм польським колегою Маріушем Блащаком закликав Туреччину дозволити прийняти Швецію до НАТО вже «незабаром».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АТО', 'Швеція', 'Туреччина', 'Борис Пісторіус']</text:p>
      <text:p text:style-name="P4">
Type: Article</text:p>
      <!--METADATA-->
      <text:p text:style-name="P4">
<draw:frame draw:style-name="fr1" draw:name="Image92" text:anchor-type="as-char" svg:width="6.9236in" svg:height="3.956343in" draw:z-index="0">
<draw:image xlink:href="../Images/yкринформ/2023-07-03T16-20-00-03-00/630_360_1674134284-897.jpg" xlink:type="simple" xlink:show="embed" xlink:actuate="onLoad" draw:mime-type="image/jpeg"/>
</draw:frame>
 Міністроборони ФРН Борис Пісторіус під час спільної пресконференції у понеділок зісвоїм польським колегою Маріушем Блащаком закликав Туреччину дозволитиприйняти Швецію до НАТО вже «незабаром».</text:p>
      <text:p text:style-name="P4">
Як передає Укрінформ, про це повідомляє <text:a xlink:type="simple" xlink:href="https://edition.cnn.com/europe/live-news/russia-ukraine-war-news-07-03-23/h_10ee1c4583176e147d9416de07a80f4e" text:style-name="Internet_20_link" text:visited-style-name="Visited_20_Internet_20_Link">
 CNN</text:a>
 .</text:p>
      <text:p text:style-name="P4">
"Враховуючи війну в Україні, нову ситуацію, яку ми переживаємо, ситуація збезпекою змушує нас знову говорити про стримування та обороноздатність, іважливо, щоб Швеція незабаром стала членом <text:a xlink:type="simple" xlink:href="https://www.ukrinform.ua/tag-nato" text:style-name="Internet_20_link" text:visited-style-name="Visited_20_Internet_20_Link">
 НАТО</text:a>
 , щоб Туреччина припинила опір", - сказавПісторіус.</text:p>
      <text:p text:style-name="P4">
Загальновизнано, що збройні сили Швеції сумісні з іншими країнами НАТО. Швеціямає постійне представництво в НАТО та вважається близьким партнером Альянсу,тобто приєднання країни до організації має бути відносно простим.</text:p>
      <text:p text:style-name="P4">
Але Туреччина — друга за кількістю збройних сил військова сила Альянсу —блокує вступ Швеції з низки причин.</text:p>
      <text:p text:style-name="P4">
Серед них – твердження про те, що Швеція дозволяє членам курдськихтерористичних груп діяти в країні, особливо войовничій Робітничій партіїКурдистану (РПК).</text:p>
      <text:p text:style-name="P4">
Раніше цього року Швеція змінила закони про боротьбу з тероризмом, зробившиучасть у цих групах злочином, але незрозуміло, чи переконає це Туреччинудозволити країні приєднатися до НАТО.</text:p>
      <text:p text:style-name="P4">
<text:span text:style-name="T4">
Читайте також:</text:span>
 <text:a xlink:type="simple" xlink:href="https://www.ukrinform.ua/rubric-world/3730543-premer-svecii-zustrinetsa-z-bajdenom-obgovorat-vstup-do-nato-j-vijnu-v-ukraini.html" text:style-name="Internet_20_link" text:visited-style-name="Visited_20_Internet_20_Link">
 Прем'єр <text:span text:style-name="T4">
Швеції</text:span>
 зустрінеться з Байденом - обговорятьвступ до НАТО і війну в Україні </text:a>
</text:p>
      <text:p text:style-name="P4">
Як повідомлялося, шведська влада дала дозвіл провести демонстрацію біля мечетів Стокгольмі 28 червня – в день початку мусульманського свята Курбан-байрам,під час якої було спалено копію Корану.</text:p>
      <text:p text:style-name="P4">
Туреччина зажадала від Швеції дотримання домовленостей Тристоронньогомеморандуму щодо вступу країн у НАТО, зокрема стосовно боротьби з тероризмом,та закликала до розслідування попередніх випадків спалення Корану.</text:p>
      <text:p text:style-name="P4">
Source: <text:a xlink:type="simple" xlink:href="https://www.ukrinform.ua/rubric-world/3730894-pistorius-zaklikav-tureccinu-dozvoliti-svecii-vstupiti-v-nato.html" text:style-name="Internet_20_link" text:visited-style-name="Visited_20_Internet_20_Link">
https://www.ukrinform.ua/rubric-world/3730894-pistorius-zaklikav-tureccinu-dozvoliti-svecii-vstupiti-v-nato.html</text:a>
</text:p>
      <!--NEWS-->
      <text:h text:style-name="P10" text:outline-level="1">
<text:span text:style-name="T4">
Індійські компанії почали платити юанями за російську нафту – ЗМІ</text:span>
</text:h>
      <text:p text:style-name="P4">
Authors: Ukrinform (Person)</text:p>
      <text:p text:style-name="P4">
Publisher: Укринформ (Organization)</text:p>
      <text:p text:style-name="P4">
Published Time: 2023-07-03T16:21:47+03:00</text:p>
      <text:p text:style-name="P4">
Modified Time: 2023-07-03T16:21:47+03:00</text:p>
      <text:p text:style-name="P4">
Description: Індійські нафтопереробники почали оплачувати частину імпорту сирої нафти з Росії китайськими юанями. — Укрінформ.</text:p>
      <text:p text:style-name="P4">
Images: ['<text:a xlink:type="simple" xlink:href="https://static.ukrinform.com/photos/2018_07/thumb_files/630_360_1532433456-2573.jpeg" text:style-name="Internet_20_link" text:visited-style-name="Visited_20_Internet_20_Link">
630_360_15324...</text:a>
']</text:p>
      <text:p text:style-name="P4">
Tags: ['Індія', 'нафта', 'Росія', 'Юань']</text:p>
      <text:p text:style-name="P4">
Type: Article</text:p>
      <!--METADATA-->
      <text:p text:style-name="P4">
<draw:frame draw:style-name="fr1" draw:name="Image93" text:anchor-type="as-char" svg:width="6.9236in" svg:height="3.956343in" draw:z-index="0">
<draw:image xlink:href="../Images/yкринформ/2023-07-03T16-21-47-03-00/630_360_1532433456-2573.jpeg" xlink:type="simple" xlink:show="embed" xlink:actuate="onLoad" draw:mime-type="image/jpeg"/>
</draw:frame>
Індійські нафтопереробники почали оплачувати частину імпорту сирої нафти зРосії китайськими юанями.</text:p>
      <text:p text:style-name="P4">
Про це з посиланням на обізнаних із цим питанням співрозмовників в індійськомууряді повідомляє <text:a xlink:type="simple" xlink:href="https://www.reuters.com/business/energy/india-refiners-start-yuan-payments-russian-oil-imports-sources-2023-07-03/" text:style-name="Internet_20_link" text:visited-style-name="Visited_20_Internet_20_Link">
 Reuters </text:a>
 ,передає Укрінформ.</text:p>
      <text:p text:style-name="P4">
Після запроваджених західними державами санкцій проти Росії за її вторгнення вУкраїну Москва змушена була перенаправити експорт своїх енергоносіїв на схід,і саме Індія стала найбільшим покупцем морської російської <text:a xlink:type="simple" xlink:href="https://www.ukrinform.ua/tag-nafta" text:style-name="Internet_20_link" text:visited-style-name="Visited_20_Internet_20_Link">
 нафти</text:a>
 . Проте, постало питання розрахунків,які стали проблематичними в умовах жорстких антиросійських обмежень.</text:p>
      <text:p text:style-name="P4">
Долар США протягом тривалого часу був основною валютою на світовому нафтовомуринку, в тому числі для закупівель Індією, однак тепер для операцій ізросійськими постачальниками все більшого значення набуває юань, роль якого уфінансовій системі Росії стрімко зросла після позбавлення Москви доступу дофінансових мереж долара та євро.</text:p>
      <text:p text:style-name="P4">
<text:span text:style-name="T4">
Читайте також:</text:span>
 <text:a xlink:type="simple" xlink:href="https://www.ukrinform.ua/rubric-economy/3724561-india-zbilsila-import-rosijskoi-nafti-v-10-raziv-zmi.html" text:style-name="Internet_20_link" text:visited-style-name="Visited_20_Internet_20_Link">
 <text:span text:style-name="T4">
Індія</text:span>
 <text:span text:style-name="T4">
збільшила</text:span>
 <text:span text:style-name="T4">
імпорт</text:span>
 <text:span text:style-name="T4">
російської</text:span>
<text:span text:style-name="T4">
нафти</text:span>
 в 10 <text:span text:style-name="T4">
разів</text:span>
 - <text:span text:style-name="T4">
ЗМІ</text:span>
 </text:a>
</text:p>
      <text:p text:style-name="P4">
Китай також розраховується юанями за більшу частину імпорту енергоресурсів зРосії, яка, встановивши найнижчі ціни на свою сировину, випередила СаудівськуАравію і стала найбільшим постачальником сирої нафти в Китай у першомукварталі цього року.</text:p>
      <text:p text:style-name="P4">
Співрозмовники видання розповіли, що найбільший покупець російської сироїнафти в країні Indian Oil у червні став першим державним нафтопереробнимпідприємством, яке оплачувало деякі партії російської нафти в юанях.</text:p>
      <text:p text:style-name="P4">
Щонайменше два з трьох великих приватних нафтопереробних заводів Індії такожплатять за частину російського імпорту в юанях.</text:p>
      <text:p text:style-name="P4">
Водночас, жоден із приватних нафтопереробників Індії – Reliance Industries,підтримувана Росією Nayara Energy і HPCL Mittal Energy, не відповіли на запитиReuters про коментарі. Indian Oil також проігнорувала прохання про коментар.</text:p>
      <text:p text:style-name="P4">
Зростання платежів у юанях підштовхнуло зусилля Пекіна з інтернаціоналізаціїсвоєї валюти, оскільки китайські банки лобіюють її використання майже виключнодля торгівлі російською нафтою.</text:p>
      <text:p text:style-name="P4">
У березні Reuters, із посиланням на індійських урядових чиновників ібанківські джерела, повідомило, що Індія попросила банки та трейдерів уникативикористання юаня для оплати російського імпорту через політичні розбіжності йтериторіальні конфлікти з Китаєм. Чи означають нещодавні покупки зрозрахунками юанями зміну цієї позиції, уряду наразі невідомо.</text:p>
      <text:p text:style-name="P4">
Імпорт Індією російської сирої нафти зріс до рекордних показників у травні,причому російська сировина становила 40% від загального імпорту нафти Індієюпорівняно з 16,5% роком раніше. Через дешевшу нафту з РФ Індія зменшилазакупівлі з Іраку та Саудівської Аравії.</text:p>
      <text:p text:style-name="P4">
В той час як західні санкції проти Москви Індія не визнає, і закупівлі неюросійської нафти можуть не порушувати їх, індійські банки обережно ставлятьсядо платежів за такий імпорт.</text:p>
      <text:p text:style-name="P4">
У травні Державний банк Індії, головний кредитор країни та ключовий банкір длядержавних нафтопереробних заводів, відхилив запит Indian Oil на платіж удоларах за вантаж, доставлений "Роснефтью".</text:p>
      <text:p text:style-name="P4">
<text:span text:style-name="T4">
Читайте також:</text:span>
 <text:a xlink:type="simple" xlink:href="https://www.ukrinform.ua/rubric-economy/3730668-nafta-dorozcae-na-tli-skorocenna-vidobutku.html" text:style-name="Internet_20_link" text:visited-style-name="Visited_20_Internet_20_Link">
 <text:span text:style-name="T4">
Нафта</text:span>
 <text:span text:style-name="T4">
дорожчає</text:span>
 на <text:span text:style-name="T4">
тлі</text:span>
 <text:span text:style-name="T4">
скорочення</text:span>
<text:span text:style-name="T4">
видобутку</text:span>
 </text:a>
</text:p>
      <text:p text:style-name="P4">
Вантаж був завантажений на танкер NS Bora, який перебував у розпорядженнідубайської компанії Sun Ship Management, пов’язаної з найбільшою російськоюдержавною судноплавною компанією «Совкомфлот», що перебуває під західнимисанкціями.</text:p>
      <text:p text:style-name="P4">
У червні Indian Oil скористалась послугами приватного індійського кредитораICICI Bank, щоб урегулювати торгівлю з "Роснефтью", заплативши постачальнику вкитайських юанях. Окремі приватні індійські нафтопереробники такожвикористовують аналогічний механізм для розрахунків за російську нафту.</text:p>
      <text:p text:style-name="P4">
Очікується, що схема розрахунків із російськими постачальниками в юанях будевикористовуватись і надалі.</text:p>
      <text:p text:style-name="P4">
Як повідомляв Укрінформ, Сполучені Штати вважають, що встановлення ліміту націну для російської нафти на міжнародному ринку працює ефективно та очікують,що <text:a xlink:type="simple" xlink:href="https://www.ukrinform.ua/rubric-economy/3725520-ssa-ocikuut-so-india-prodovzit-zakupati-rosijsku-naftu-za-obmezenimi-cinami.html" text:style-name="Internet_20_link" text:visited-style-name="Visited_20_Internet_20_Link">
 Індія продовжить закуповувати енергоресурс у росіян відповідно довведених обмежень </text:a>
.</text:p>
      <text:p text:style-name="P4">
Source: <text:a xlink:type="simple" xlink:href="https://www.ukrinform.ua/rubric-economy/3730895-indijski-kompanii-pocali-platiti-uanami-za-rosijsku-naftu-zmi.html" text:style-name="Internet_20_link" text:visited-style-name="Visited_20_Internet_20_Link">
https://www.ukrinform.ua/rubric-economy/3730895-indijski-kompanii-pocali-platiti-uanami-za-rosijsku-naftu-zmi.html</text:a>
</text:p>
      <!--NEWS-->
      <text:h text:style-name="P10" text:outline-level="1">
<text:span text:style-name="T4">
НАТО не може дозволити Росії виграти в Україні – голова Військового комітету Альянсу</text:span>
</text:h>
      <text:p text:style-name="P4">
Authors: Ukrinform (Person)</text:p>
      <text:p text:style-name="P4">
Publisher: Укринформ (Organization)</text:p>
      <text:p text:style-name="P4">
Published Time: 2023-07-03T16:32:00+03:00</text:p>
      <text:p text:style-name="P4">
Modified Time: 2023-07-03T16:32:00+03:00</text:p>
      <text:p text:style-name="P4">
Description: Союзники по НАТО беруть на себе певні ризики, постачаючи в Україну зброю й боєприпаси, але ця допомога є важливою, щоб не дозволити Росії перемогти у її агресивній війні проти України та не допустити поширення війни на інші європейські країни. — Укрінформ.</text:p>
      <text:p text:style-name="P4">
Images: ['<text:a xlink:type="simple" xlink:href="https://static.ukrinform.com/photos/2022_04/thumb_files/630_360_1649766901-529.jpg" text:style-name="Internet_20_link" text:visited-style-name="Visited_20_Internet_20_Link">
630_360_16497...</text:a>
']</text:p>
      <text:p text:style-name="P4">
Tags: ['НАТО', 'Росія', 'Війна з Росією']</text:p>
      <text:p text:style-name="P4">
Type: Article</text:p>
      <!--METADATA-->
      <text:p text:style-name="P4">
<draw:frame draw:style-name="fr1" draw:name="Image94" text:anchor-type="as-char" svg:width="6.9236in" svg:height="3.956343in" draw:z-index="0">
<draw:image xlink:href="../Images/yкринформ/2023-07-03T16-32-00-03-00/630_360_1649766901-529.jpg" xlink:type="simple" xlink:show="embed" xlink:actuate="onLoad" draw:mime-type="image/jpeg"/>
</draw:frame>
 Союзникипо НАТО беруть на себе певні ризики, постачаючи в Україну зброю й боєприпаси,але ця допомога є важливою, щоб не дозволити Росії перемогти у її агресивнійвійні проти України та не допустити поширення війни на інші європейськікраїни.</text:p>
      <text:p text:style-name="P4">
Про це на зустрічі з журналістами в брюссельській штаб-квартирі НАТО заявивголова Військового комітету НАТО адмірал Роб Бауер, повідомляє кореспондентУкрінформу.</text:p>
      <text:p text:style-name="P4">
«Як говорив генеральний секретар НАТО, ми маємо брати на себе ризик, особливоу сухопутному просторі. Якщо Україна програє цю війну, це буде лише початкомще більшої нестабільності. Росіяни хочуть повернути (свій вплив – ред.) назад,до кордонів 1997 року, що включає три країни Балтії, Польщу, Словаччину,Угорщину, Румунію, Болгарію. Це для нас є неприйнятним. Ми маємо усвідомити:ця війна не лише про Україну. Йдеться про набагато більше. Тож ми маємопродовжувати підтримувати Україну так довго, як це буде необхідно, оскільки мине можемо дозволити Росії виграти», – сказав Бауер.</text:p>
      <text:p text:style-name="P4">
<text:span text:style-name="T4">
Читайте також:</text:span>
 <text:a xlink:type="simple" xlink:href="https://www.ukrinform.ua/rubric-ato/3730873-admiral-nato-pro-kontrnastup-ukraini-ce-ne-prosto-progulanka.html" text:style-name="Internet_20_link" text:visited-style-name="Visited_20_Internet_20_Link">
 Адмірал <text:span text:style-name="T4">
НАТО</text:span>
 - про контрнаступ України: Це не простопрогулянка </text:a>
</text:p>
      <text:p text:style-name="P4">
Він утримався від коментарів про те, наскільки «спустошені» наразі арсеналиНАТО, але визнав, що після надання допомоги для України союзники дійсно маютьдещо нижчий рівень запасів у деяких видах боєприпасів. Їх поповнення євідповідальністю, перш за все, країн-членів НАТО, які мають оцінювати власнізапаси та враховувати обсяги замовлення у промисловості.</text:p>
      <text:p text:style-name="P4">
При цьому, за словами голови Військового комітету НАТО, не варто недооцінювативійськовий потенціал Росії, який вона здатна відновити та завдати нової атаки.</text:p>
      <text:p text:style-name="P4">
«Російська армія, особливо її сухопутні війська, зараз на 90% задіяні у війнів Україні. Не думаю, що вони мають достатньо сил для чогось ще. Але мипереконані, що росіяни зможуть відновитися, тож всі наші плани будуються наоснові стану російської армії, яким він був до атаки Росії проти України. Дотого ж, вони (росіяни) винесуть уроки з цієї війни також. Тож ми продовжуєморозглядати Росію як серйозну загрозу у морському й, особливо, у військово-повітряному компонентах. Вони також мають великі спроможності у космосі та нарівні ядерних сил», – зауважив адмірал.</text:p>
      <text:p text:style-name="P4">
<text:span text:style-name="T4">
Читайте також:</text:span>
 <text:a xlink:type="simple" xlink:href="https://www.ukrinform.ua/rubric-polytics/3730789-u-gaazi-vidkrili-miznarodnij-centr-iz-peresliduvanna-za-zlocin-agresii-proti-ukraini.html" text:style-name="Internet_20_link" text:visited-style-name="Visited_20_Internet_20_Link">
 У Гаазі відкрили Міжнародний центр із переслідування зазлочин агресії проти України </text:a>
</text:p>
      <text:p text:style-name="P4">
Він додав, що наразі Росія є доволі обережною у ставленні до НАТО, оскільки йбез того є «дуже-дуже зайнятою» в Україні. Тож російській армії знадобитьсяпевний час, імовірно кілька років, щоб відновити свій наступальний потенціал.Цим часом мають скористатися Альянс та країни-союзниці, щоб визначитиподальший розвиток оборонних спроможностей та позиціонування сил.</text:p>
      <text:p text:style-name="P4">
<text:span text:style-name="T4">
Читайте також:</text:span>
 <text:a xlink:type="simple" xlink:href="https://www.ukrinform.ua/rubric-world/3730549-bajden-vidvidae-britaniu-naperedodni-samitu-nato-u-vilnusi.html" text:style-name="Internet_20_link" text:visited-style-name="Visited_20_Internet_20_Link">
 Байден відвідає Британію напередодні саміту НАТО у<text:span text:style-name="T4">
Вільнюс</text:span>
 і </text:a>
</text:p>
      <text:p text:style-name="P4">
Як повідомлялося, 11-12 липня у Вільнюсі відбудеться саміт НАТО, під час якогоодним з головних питань для обговорення на рівні глав держав та урядів країн-союзниць буде продовження військової допомоги для України у реалізації їїправа на самооборону проти російської агресії, а також заходи із зміцненнясистеми стримування й оборони Альянсу.</text:p>
      <text:p text:style-name="P4">
<text:span text:style-name="T5">
Фото: Yonhap</text:span>
</text:p>
      <text:p text:style-name="P4">
Source: <text:a xlink:type="simple" xlink:href="https://www.ukrinform.ua/rubric-ato/3730898-nato-ne-moze-dozvoliti-rosii-vigrati-v-ukraini-golova-vijskovogo-komitetu-alansu.html" text:style-name="Internet_20_link" text:visited-style-name="Visited_20_Internet_20_Link">
https://www.ukrinform.ua/rubric-ato/3730898-nato-ne-moze-dozvoliti-rosii-vigrati-v-ukraini-golova-vijskovogo-komitetu-alansu.html</text:a>
</text:p>
      <!--NEWS-->
      <text:h text:style-name="P10" text:outline-level="1">
<text:span text:style-name="T4">
Війна не закінчиться, поки Крим буде під окупацією – Зеленський</text:span>
</text:h>
      <text:p text:style-name="P4">
Authors: Ukrinform (Person)</text:p>
      <text:p text:style-name="P4">
Publisher: Укринформ (Organization)</text:p>
      <text:p text:style-name="P4">
Published Time: 2023-07-03T16:33:00+03:00</text:p>
      <text:p text:style-name="P4">
Modified Time: 2023-07-03T16:33:00+03:00</text:p>
      <text:p text:style-name="P4">
Description: Президент України Володимир Зеленський заявив, що кінцевою метою України є деокупація Криму і лише тоді це буде означати, що "війна закінчилась", а "мир" без Криму Зеленський не вважатиме перемогою. — Укрінформ.</text:p>
      <text:p text:style-name="P4">
Images: ['<text:a xlink:type="simple" xlink:href="https://static.ukrinform.com/photos/2022_10/thumb_files/630_360_1665639091-410.jpeg" text:style-name="Internet_20_link" text:visited-style-name="Visited_20_Internet_20_Link">
630_360_16656...</text:a>
']</text:p>
      <text:p text:style-name="P4">
Tags: ['ЦРУ', 'Крим', 'ПВК "Вагнера"', 'Зеленський', 'Війна з Росією']</text:p>
      <text:p text:style-name="P4">
Type: Article</text:p>
      <!--METADATA-->
      <text:p text:style-name="P4">
<draw:frame draw:style-name="fr1" draw:name="Image95" text:anchor-type="as-char" svg:width="6.9236in" svg:height="3.956343in" draw:z-index="0">
<draw:image xlink:href="../Images/yкринформ/2023-07-03T16-33-00-03-00/630_360_1665639091-410.jpeg" xlink:type="simple" xlink:show="embed" xlink:actuate="onLoad" draw:mime-type="image/jpeg"/>
</draw:frame>
 ПрезидентУкраїни Володимир Зеленський заявив, що кінцевою метою України є деокупаціяКриму і лише тоді це буде означати, що "війна закінчилась", а "мир" без КримуЗеленський не вважатиме перемогою.</text:p>
      <text:p text:style-name="P4">
Як передає Укрінформ, про це повідомляє <text:a xlink:type="simple" xlink:href="https://edition.cnn.com/2023/07/03/europe/zelensky-ukraine-putin-erin-burnett-interview-intl-cmd/index.html" text:style-name="Internet_20_link" text:visited-style-name="Visited_20_Internet_20_Link">
 CNN</text:a>
 .</text:p>
      <text:p text:style-name="P4">
«Ми не можемо уявити Україну без Криму. І поки Крим знаходиться під російськоюокупацією, це означає лише одне: війна ще не закінчилася», – сказав він.</text:p>
      <text:p text:style-name="P4">
На запитання, чи є сценарій, за якого може прийти мир без Криму, Зеленськийсказав: «Тоді це не буде перемогою».</text:p>
      <text:p text:style-name="P4">
<text:span text:style-name="T4">
Читайте також:</text:span>
 <text:a xlink:type="simple" xlink:href="https://www.ukrinform.ua/rubric-world/3730308-zakolot-vagnerivciv-svidcit-pro-skodu-so-ii-zavdav-putin-rosii-vijnou-v-ukraini-glava-cru.html" text:style-name="Internet_20_link" text:visited-style-name="Visited_20_Internet_20_Link">
 Заколот «вагнерівців» свідчить про шкоду, що її Путінзавдав Росії - директор ЦРУ </text:a>
</text:p>
      <text:p text:style-name="P4">
Також Зеленський прокоментував заколот вагнерівців та заявив, що реакціяПутіна на ці події була слабкою.</text:p>
      <text:p text:style-name="P4">
"Ми бачимо реакцію Путіна. Вона слабка. По-перше, ми бачимо, що він не всеконтролює. Просування "Вагнера" вглиб Росії та захоплення певних регіонівпоказує, як легко це зробити. Путін не контролює ситуацію в регіонах", -сказав він.</text:p>
      <text:p text:style-name="P4">
«Вся та вертикаль влади, яку він (Путін - ред.) мав, просто руйнується», -додав Зеленський.</text:p>
      <text:p text:style-name="P4">
Президент сказав, що звіти української розвідки показують, що Кремль "вимірює"підтримку Пригожина в суспільстві, і він стверджує, що половина Росіїпідтримує боса ПВК "Вагнер" та заколот його воєнізованого угруповання.</text:p>
      <text:p text:style-name="P4">
<text:span text:style-name="T4">
Читайте також:</text:span>
 <text:a xlink:type="simple" xlink:href="https://www.ukrinform.ua/rubric-ato/3730873-admiral-nato-pro-kontrnastup-ukraini-ce-ne-prosto-progulanka.html" text:style-name="Internet_20_link" text:visited-style-name="Visited_20_Internet_20_Link">
 Адмірал НАТО - про контрнаступ України: Це не простопрогулянка </text:a>
</text:p>
      <text:p text:style-name="P4">
Зеленський також прокоментував свою зустріч з очільником Центральногорозвідувального управління США (ЦРУ) Біллом Бернсом, який нещодавно відвідавКиїв та зустрівся з ним та представниками української розвідки.</text:p>
      <text:p text:style-name="P4">
Зеленський сказав, що був "здивований", побачивши, що про його зустріч зБернсом повідомили у ЗМІ.</text:p>
      <text:p text:style-name="P4">
«Моє спілкування з керівником ЦРУ завжди має відбуватися за лаштунками», —сказав він. «Ми обговорюємо важливі речі – що потрібно Україні і як Українаготова діяти», - додав Зеленський.</text:p>
      <text:p text:style-name="P4">
Бернс декілька разів відвідував Україну під час повномасштабної війни.</text:p>
      <text:p text:style-name="P4">
«У нас немає секретів від ЦРУ, тому що у нас гарні стосунки, і наші спецслужбиспілкуються між собою», — сказав <text:a xlink:type="simple" xlink:href="https://www.ukrinform.ua/tag-zelenskij" text:style-name="Internet_20_link" text:visited-style-name="Visited_20_Internet_20_Link">
 Зеленський </text:a>
 .</text:p>
      <text:p text:style-name="P4">
Він зазначив, що ситуація досить проста: "У нас гарні стосунки з керівникомЦРУ, ми спілкуємося. Я розповів про всі важливі речі, пов’язані з полем бою,які нам потрібні».</text:p>
      <text:p text:style-name="P4">
<text:span text:style-name="T4">
Читайте також:</text:span>
 <text:a xlink:type="simple" xlink:href="https://www.ukrinform.ua/rubric-ato/3730168-zelenskij-kozen-zvilnenij-metr-kostue-zitta-ludej-tomu-kontrnastup-jde-ne-tak-svidko.html" text:style-name="Internet_20_link" text:visited-style-name="Visited_20_Internet_20_Link">
 Зеленський: Кожен звільнений метр коштує життя людей,тому контрнаступ йде не так швидко </text:a>
</text:p>
      <text:p text:style-name="P4">
Як повідомлялося, директор Центрального розвідувального управління США ВільямБернс заявив, що збройний заколот ватажка ПВК «Вагнер» Євгена Пригожина буввикликом російській державі, який продемонстрував руйнівний ефект війни вУкраїні.</text:p>
      <text:p text:style-name="P4">
Source: <text:a xlink:type="simple" xlink:href="https://www.ukrinform.ua/rubric-ato/3730904-vijna-ne-zakincitsa-poki-krim-bude-pid-okupacieu-zelenskij.html" text:style-name="Internet_20_link" text:visited-style-name="Visited_20_Internet_20_Link">
https://www.ukrinform.ua/rubric-ato/3730904-vijna-ne-zakincitsa-poki-krim-bude-pid-okupacieu-zelenskij.html</text:a>
</text:p>
      <!--NEWS-->
      <text:h text:style-name="P10" text:outline-level="1">
<text:span text:style-name="T4">
До престижного міжнародного рейтингу увійшли 11 українських університетів</text:span>
</text:h>
      <text:p text:style-name="P4">
Authors: Ukrinform (Person)</text:p>
      <text:p text:style-name="P4">
Publisher: Укринформ (Organization)</text:p>
      <text:p text:style-name="P4">
Published Time: 2023-07-03T16:34:00+03:00</text:p>
      <text:p text:style-name="P4">
Modified Time: 2023-07-03T16:34:00+03:00</text:p>
      <text:p text:style-name="P4">
Description: До одного із найбільш впливових глобальних рейтингів університетів — QS World University Rankings 2024 увійшли 11 українських університетів. — Укрінформ.</text:p>
      <text:p text:style-name="P4">
Images: ['<text:a xlink:type="simple" xlink:href="https://static.ukrinform.com/photos/2020_10/thumb_files/630_360_1602241417-842.jpg" text:style-name="Internet_20_link" text:visited-style-name="Visited_20_Internet_20_Link">
630_360_16022...</text:a>
']</text:p>
      <text:p text:style-name="P4">
Tags: ['Рейтинг', 'Україна', 'ВНЗ', 'Університет']</text:p>
      <text:p text:style-name="P4">
Type: Article</text:p>
      <!--METADATA-->
      <text:p text:style-name="P4">
<draw:frame draw:style-name="fr1" draw:name="Image96" text:anchor-type="as-char" svg:width="6.9236in" svg:height="3.956343in" draw:z-index="0">
<draw:image xlink:href="../Images/yкринформ/2023-07-03T16-34-00-03-00/630_360_1602241417-842.jpg" xlink:type="simple" xlink:show="embed" xlink:actuate="onLoad" draw:mime-type="image/jpeg"/>
</draw:frame>
 До одногоіз найбільш впливових глобальних рейтингів університетів — QS World UniversityRankings 2024 увійшли 11 українських університетів.</text:p>
      <text:p text:style-name="P4">
Як передає Укрінформ, про це Міністерство освіти і науки України повідомляютьу <text:a xlink:type="simple" xlink:href="https://t.me/UAmonogram/7995" text:style-name="Internet_20_link" text:visited-style-name="Visited_20_Internet_20_Link">
 Телеграмі </text:a>
 .</text:p>
      <text:p text:style-name="P4">
QS World University Rankings — один із найбільш впливових глобальних <text:a xlink:type="simple" xlink:href="https://www.ukrinform.ua/tag-rejting" text:style-name="Internet_20_link" text:visited-style-name="Visited_20_Internet_20_Link">
рейтингів </text:a>
 університетів. Уцьогорічному топі представлені 1500 закладів у 104 містах. Щоб їх відібрати,проаналізували 17,5 млн наукових робіт, опитали понад 240 тис. викладачів іроботодавців.</text:p>
      <text:p text:style-name="P4">
"Особливістю цього рейтингу є те, що він єдиний виокремлює стабільністьуніверситетів та можливість працевлаштування студентів після закінченнянавчання. Цьогоріч в оцінюванні закладів з'явилися три нові показники:сталість, результати працевлаштування та міжнародна дослідницька мережа", -зазначили в МОН.</text:p>
      <text:p text:style-name="P4">
Рейтинг оцінює репутацію університетів, цитованість наукових публікацій,співвідношення кількості викладачів і студентів, ставлення до студентів наринку праці та кількість іноземних викладачів та студентів.</text:p>
      <text:p text:style-name="P4">
<text:span text:style-name="T4">
Читайте також:</text:span>
 <text:a xlink:type="simple" xlink:href="https://www.ukrinform.ua/rubric-society/3689048-vstupna-kampania-opriludnili-pravila-prijomu-do-koledziv-i-universitetiv.html" text:style-name="Internet_20_link" text:visited-style-name="Visited_20_Internet_20_Link">
 Вступна кампанія: оприлюднили правила прийому до коледжіві <text:span text:style-name="T4">
університетів</text:span>
 </text:a>
</text:p>
      <text:p text:style-name="P4">
До першої 1500 рейтингу увійшли такі <text:span text:style-name="T4">
українські заклади вищої освіти</text:span>
 :</text:p>
      <ul>
        <li>
Київський національний університет імені Тараса Шевченка (найкращі 681-690 рейтингу);   * Харківський національний університет імені В. Н. Каразіна (найкращі 691-700 рейтингу);   * Національний технічний університет України «Київський політехнічний інститут імені Ігоря Сікорського» (найкращі 731-740 рейтингу);   * Національний технічний університет «Харківський політехнічний інститут» (найкращі 901-950 рейтингу);   * НУ «Львівська політехніка» (найкращі 951-1000 рейтингу);   * Сумський державний університет (найкращі 951-1000 рейтингу);   * Національний університет «Києво-Могилянська академія» (НаУКМА) (найкращі 1001-1200 рейтингу);   * Одеський національний університет імені І.І.Мечникова (найкращі 1001-1200 рейтингу);   * Львівський національний університет імені Івана Франка (найкращі 1201-1400 рейтингу);   * Харківський національний університет радіоелектроніки (найкращі 1201-1400 рейтингу);   * Національний університет біоресурсів і природокористування України (найкращі 1201-1400 рейтингу).</li>
      </ul>
      <text:p text:style-name="P4">
Як повідомляв <text:a xlink:type="simple" xlink:href="https://www.ukrinform.ua/rubric-society/3719712-do-rejtingu-times-higher-education-uvijsla-rekordna-kilkist-ukrainskih-visiv.html" text:style-name="Internet_20_link" text:visited-style-name="Visited_20_Internet_20_Link">
 Укрінформ </text:a>
 , до цьогорічного рейтингу Times Higher EducationImpact Rankings увійшла рекордна кількість українських університетів. Загаломдо рейтингу включений 1591 університет зі 112 країн світу, 32 з них —українські.</text:p>
      <text:p text:style-name="P4">
Source: <text:a xlink:type="simple" xlink:href="https://www.ukrinform.ua/rubric-society/3730899-do-prestiznogo-miznarodnogo-rejtingu-uvijsli-11-ukrainskih-universitetiv.html" text:style-name="Internet_20_link" text:visited-style-name="Visited_20_Internet_20_Link">
https://www.ukrinform.ua/rubric-society/3730899-do-prestiznogo-miznarodnogo-rejtingu-uvijsli-11-ukrainskih-universitetiv.html</text:a>
</text:p>
      <!--NEWS-->
      <text:h text:style-name="P10" text:outline-level="1">
<text:span text:style-name="T4">
У ПАР мікроавтобус зіткнувся з вантажівкою, 15 загиблих</text:span>
</text:h>
      <text:p text:style-name="P4">
Authors: Ukrinform (Person)</text:p>
      <text:p text:style-name="P4">
Publisher: Укринформ (Organization)</text:p>
      <text:p text:style-name="P4">
Published Time: 2023-07-03T16:37:00+03:00</text:p>
      <text:p text:style-name="P4">
Modified Time: 2023-07-03T16:37:00+03:00</text:p>
      <text:p text:style-name="P4">
Description: У Східній Капській провінції ПАР загинули 15 осіб унаслідок зіткнення вантажівки та мікроавтобуса. — Укрінформ.</text:p>
      <text:p text:style-name="P4">
Images: ['<text:a xlink:type="simple" xlink:href="https://static.ukrinform.com/photos/2023_07/thumb_files/630_360_1688391137-993.jpg" text:style-name="Internet_20_link" text:visited-style-name="Visited_20_Internet_20_Link">
630_360_16883...</text:a>
']</text:p>
      <text:p text:style-name="P4">
Tags: ['Африка', 'ДТП', 'ПАР', 'Автобус', 'Вантажівка']</text:p>
      <text:p text:style-name="P4">
Type: Article</text:p>
      <!--METADATA-->
      <text:p text:style-name="P4">
<draw:frame draw:style-name="fr1" draw:name="Image97" text:anchor-type="as-char" svg:width="6.9236in" svg:height="3.956343in" draw:z-index="0">
<draw:image xlink:href="../Images/yкринформ/2023-07-03T16-37-00-03-00/630_360_1688391137-993.jpg" xlink:type="simple" xlink:show="embed" xlink:actuate="onLoad" draw:mime-type="image/jpeg"/>
</draw:frame>
 У СхіднійКапській провінції ПАР загинули 15 осіб унаслідок зіткнення вантажівки тамікроавтобуса.</text:p>
      <text:p text:style-name="P4">
Як передає Укрінформ, про це повідомляє <text:a xlink:type="simple" xlink:href="https://www.iol.co.za/news/traffic/15-die-in-eastern-cape-freak-accident-1cbe8521-4623-4139-9f9e-75ee7b85163a" text:style-name="Internet_20_link" text:visited-style-name="Visited_20_Internet_20_Link">
 IOL News</text:a>
 .</text:p>
      <text:p text:style-name="P4">
Департамент транспорту Східної Капської провінції підтвердив, що загинули всіпасажири мікроавтобуса.</text:p>
      <text:p text:style-name="P4">
Аварія сталася напередодні близько 23:00 за місцевим часом на швидкісному шосев районі міста Абердін. Водій вантажівки наїхав на тварину, що переходиладорогу, втратив керування та врізався в маршрутне таксі, що прямувалоназустріч.</text:p>
      <text:p text:style-name="P4">
Зазначається, що серед загиблих двоє дітей.</text:p>
      <text:p text:style-name="P4">
<text:span text:style-name="T4">
Читайте також:</text:span>
 <text:a xlink:type="simple" xlink:href="https://www.ukrinform.ua/rubric-world/3730539-u-kotdivuari-vnaslidok-rujnuvanna-budivli-zaginuli-semero-ludej.html" text:style-name="Internet_20_link" text:visited-style-name="Visited_20_Internet_20_Link">
 У Кот-д'Івуарі внаслідок руйнування будівлі загинулисемеро людей </text:a>
</text:p>
      <text:p text:style-name="P4">
«Ймовірно, вантажний автомобіль збив тварину і водій не впорався з керуванням.Його причіп перекинувся саме в той момент, коли назустріч рухався повністюзаповнений мікроавтобус», – повідомили в управлінні транспорту.</text:p>
      <text:p text:style-name="P4">
Як повідомлялося, наприкінці червня шестеро людей загинули, ще семеро зазналитравм внаслідок зіткнення пікапа та маршрутного таксі у Східній Капськійпровінції <text:a xlink:type="simple" xlink:href="https://www.ukrinform.ua/tag-afrika" text:style-name="Internet_20_link" text:visited-style-name="Visited_20_Internet_20_Link">
 ПАР </text:a>
 .</text:p>
      <text:p text:style-name="P4">
<text:span text:style-name="T5">
Фото: EC Department of Transport</text:span>
</text:p>
      <text:p text:style-name="P4">
Source: <text:a xlink:type="simple" xlink:href="https://www.ukrinform.ua/rubric-world/3730902-u-par-mikroavtobus-zitknuvsa-z-vantazivkou-15-zagiblih.html" text:style-name="Internet_20_link" text:visited-style-name="Visited_20_Internet_20_Link">
https://www.ukrinform.ua/rubric-world/3730902-u-par-mikroavtobus-zitknuvsa-z-vantazivkou-15-zagiblih.html</text:a>
</text:p>
      <!--NEWS-->
      <text:h text:style-name="P10" text:outline-level="1">
<text:span text:style-name="T4">
На Херсонщині підтопленими залишаються 18 населених пунктів</text:span>
</text:h>
      <text:p text:style-name="P4">
Authors: Ukrinform (Person)</text:p>
      <text:p text:style-name="P4">
Publisher: Укринформ (Organization)</text:p>
      <text:p text:style-name="P4">
Published Time: 2023-07-03T16:38:29+03:00</text:p>
      <text:p text:style-name="P4">
Modified Time: 2023-07-03T16:38:29+03:00</text:p>
      <text:p text:style-name="P4">
Description: У Херсонській області після підриву росіянами греблі Каховської ГЕС підтопленими залишаються 18 населених пунктів. — Укрінформ.</text:p>
      <text:p text:style-name="P4">
Images: ['<text:a xlink:type="simple" xlink:href="https://static.ukrinform.com/photos/2023_06/thumb_files/630_360_1687676192-964.jpg" text:style-name="Internet_20_link" text:visited-style-name="Visited_20_Internet_20_Link">
630_360_16876...</text:a>
']</text:p>
      <text:p text:style-name="P4">
Tags: ['ДСНС', 'Херсонщина', 'Каховська ГЕС', 'Підтоплення']</text:p>
      <text:p text:style-name="P4">
Type: Article</text:p>
      <!--METADATA-->
      <text:p text:style-name="P4">
<draw:frame draw:style-name="fr1" draw:name="Image98" text:anchor-type="as-char" svg:width="6.9236in" svg:height="3.956343in" draw:z-index="0">
<draw:image xlink:href="../Images/yкринформ/2023-07-03T16-38-29-03-00/630_360_1687676192-964.jpg" xlink:type="simple" xlink:show="embed" xlink:actuate="onLoad" draw:mime-type="image/jpeg"/>
</draw:frame>
 УХерсонській області після підриву росіянами греблі Каховської ГЕС підтопленимизалишаються 18 населених пунктів.</text:p>
      <text:p text:style-name="P4">
Як передає Укрінформ, про це повідомляє <text:a xlink:type="simple" xlink:href="https://dsns.gov.ua/uk/news/nadzvicaini-podiyi/xersonshhina-operativna-informaciia-shhodo-likvidaciyi-naslidkiv-pidrivu-kaxovskoyi-ges-stanom-na-1400-3-lipnia" text:style-name="Internet_20_link" text:visited-style-name="Visited_20_Internet_20_Link">
 Державна служба України знадзвичайних ситуацій </text:a>
 .</text:p>
      <text:p text:style-name="P4">
«Станом на 14:00 3 липня <text:a xlink:type="simple" xlink:href="https://www.ukrinform.ua/tag-pidtoplenna" text:style-name="Internet_20_link" text:visited-style-name="Visited_20_Internet_20_Link">
 підтопленим </text:a>
 залишається 1 населений пункт (1 будинок) на правому березі р.Дніпро та 17 населених пунктів на тимчасово захопленій території», - ідеться уповідомленні.</text:p>
      <text:p text:style-name="P4">
</text:p>
      <text:p text:style-name="P4">
<text:span text:style-name="T5">
Фото: ДСНС</text:span>
</text:p>
      <text:p text:style-name="P4">
З початку робіт по лінії 101 та 112 надійшло 2 тис. 412 звернень громадян.</text:p>
      <text:p text:style-name="P4">
<text:span text:style-name="T4">
Читайте також:</text:span>
 <text:a xlink:type="simple" xlink:href="https://www.ukrinform.ua/rubric-regions/3730691-u-centri-goloi-pristani-kriticna-situacia-cerez-pidtoplenna.html" text:style-name="Internet_20_link" text:visited-style-name="Visited_20_Internet_20_Link">
 У <text:span text:style-name="T4">
центрі</text:span>
 <text:span text:style-name="T4">
Голої</text:span>
 <text:span text:style-name="T4">
Пристані</text:span>
 - <text:span text:style-name="T4">
критична</text:span>
<text:span text:style-name="T4">
ситуація</text:span>
 <text:span text:style-name="T4">
через</text:span>
 <text:span text:style-name="T4">
підтоплення</text:span>
 </text:a>
</text:p>
      <text:p text:style-name="P4">
Проводяться роботи щодо відкачування води. З початку доби відкачано 1 тис. 200тонн води з 7 підвалів. З початку робіт відкачано 479 тис. 008 тонн води з 1тис. 32 будинків та підвалів.</text:p>
      <text:p text:style-name="P4">
<text:span text:style-name="T5">
Відео: ДСНС</text:span>
</text:p>
      <text:p text:style-name="P4">
Підвезено 38 тонн води, з них питної 36 тонн та 2 тонни технічної води. Зпочатку робіт – 1 тис. 70 тонн води, з них питної 755 тонн та 315 тоннтехнічної води.</text:p>
      <text:p text:style-name="P4">
Як повідомляв Укрінформ, вночі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 спричинивши затоплення частиниХерсонської та Миколаївської областей і водночас - критичне обмілінняКаховського водосховища.</text:p>
      <text:p text:style-name="P4">
Source: <text:a xlink:type="simple" xlink:href="https://www.ukrinform.ua/rubric-regions/3730903-na-hersonsini-pidtoplenimi-zalisautsa-18-naselenih-punktiv.html" text:style-name="Internet_20_link" text:visited-style-name="Visited_20_Internet_20_Link">
https://www.ukrinform.ua/rubric-regions/3730903-na-hersonsini-pidtoplenimi-zalisautsa-18-naselenih-punktiv.html</text:a>
</text:p>
      <!--NEWS-->
      <text:h text:style-name="P10" text:outline-level="1">
<text:span text:style-name="T4">
Сольський обговорив з міністром сільського господарства Франції роботу «зернового коридору»</text:span>
</text:h>
      <text:p text:style-name="P4">
Authors: Ukrinform (Person)</text:p>
      <text:p text:style-name="P4">
Publisher: Укринформ (Organization)</text:p>
      <text:p text:style-name="P4">
Published Time: 2023-07-03T16:40:00+03:00</text:p>
      <text:p text:style-name="P4">
Modified Time: 2023-07-03T16:40:00+03:00</text:p>
      <text:p text:style-name="P4">
Description: Міністр аграрної політики та продовольства України Микола Сольський обговорив з міністром сільського господарства та продовольчого суверенітету Франції Марком Фено питання продовження роботи Чорноморського зернового коридору.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Франція', 'Сільське господарство', 'Сольський', 'зерновий коридор']</text:p>
      <text:p text:style-name="P4">
Type: Article</text:p>
      <!--METADATA-->
      <text:p text:style-name="P4">
<draw:frame draw:style-name="fr1" draw:name="Image102" text:anchor-type="as-char" svg:width="6.9236in" svg:height="3.956343in" draw:z-index="0">
<draw:image xlink:href="../Images/yкринформ/2023-07-03T16-40-00-03-00/630_360_1672835822-745.jpg" xlink:type="simple" xlink:show="embed" xlink:actuate="onLoad" draw:mime-type="image/jpeg"/>
</draw:frame>
 Міністраграрної політики та продовольства України Микола Сольський обговорив зміністром сільського господарства та продовольчого суверенітету Франції МаркомФено питання продовження роботи Чорноморського зернового коридору.</text:p>
      <text:p text:style-name="P4">
Як передає Укрінформ, про це повідомляє <text:a xlink:type="simple" xlink:href="https://minagro.gov.ua/news/mikola-solskij-pid-chas-zustrichi-z-francuzkim-kolegoyu-nashi-krayini-mozhut-plidno-spivpracyuvati-dlya-rozvitku-silskogo-gospodarstva" text:style-name="Internet_20_link" text:visited-style-name="Visited_20_Internet_20_Link">
 пресслужба Міністерства аграрноїполітики та продовольства України </text:a>
 .</text:p>
      <text:p text:style-name="P4">
Зазначається, що також сторони обговорили питання транзиту українськоїсільськогосподарської продукції Європою та співробітництва між Україною таФранцією в аграрній сфері.</text:p>
      <text:p text:style-name="P4">
За словами Сольського, Україна та Франція можуть плідно співпрацювати в трьохсферах: виноробство, рекультивація земель та зрошення. Міністр наголосив, щоособливо важливим для України, після підриву Каховської ГЕС, є зрошеннясільськогосподарських земель.</text:p>
      <text:p text:style-name="P4">
Міністр зауважив, що Україна дуже цінує і щодня відчуває підтримку <text:a xlink:type="simple" xlink:href="https://www.ukrinform.ua/tag-francia" text:style-name="Internet_20_link" text:visited-style-name="Visited_20_Internet_20_Link">
французького </text:a>
 народу та уряду, а такожзапросив французького колегу відвідати Україну.</text:p>
      <text:p text:style-name="P4">
Зі свого боку Марк Фено подякував за запрошення і висловив свою повнусолідарність і підтримку Україні.</text:p>
      <text:p text:style-name="P4">
<text:span text:style-name="T4">
Читайте також:</text:span>
 <text:a xlink:type="simple" xlink:href="https://www.ukrinform.ua/rubric-economy/3728409-ukrainske-zerno-polsa-iniciue-zustric-agrarnih-ministriv-pati-krain-es-iz-solskim.html" text:style-name="Internet_20_link" text:visited-style-name="Visited_20_Internet_20_Link">
 Українське зерно: Польща ініціює зустріч аграрнихміністрів п’яти країн ЄС із <text:span text:style-name="T4">
Сольським</text:span>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росіяни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Source: <text:a xlink:type="simple" xlink:href="https://www.ukrinform.ua/rubric-economy/3730906-solskij-obgovoriv-z-ministrom-silskogo-gospodarstva-francii-robotu-zernovogo-koridoru.html" text:style-name="Internet_20_link" text:visited-style-name="Visited_20_Internet_20_Link">
https://www.ukrinform.ua/rubric-economy/3730906-solskij-obgovoriv-z-ministrom-silskogo-gospodarstva-francii-robotu-zernovogo-koridoru.html</text:a>
</text:p>
      <!--NEWS-->
      <text:h text:style-name="P10" text:outline-level="1">
<text:span text:style-name="T4">
Через війну в Україні пошкоджені вже 1582 об'єкти культурної інфраструктури</text:span>
</text:h>
      <text:p text:style-name="P4">
Authors: Ukrinform (Person)</text:p>
      <text:p text:style-name="P4">
Publisher: Укринформ (Organization)</text:p>
      <text:p text:style-name="P4">
Published Time: 2023-07-03T16:44:00+03:00</text:p>
      <text:p text:style-name="P4">
Modified Time: 2023-07-03T16:44:00+03:00</text:p>
      <text:p text:style-name="P4">
Description: В Україні внаслідок повномасштабного вторгнення Росії 1582 об'єкти культурної інфраструктури були пошкоджені або повністю зруйновані. — Укрінформ.</text:p>
      <text:p text:style-name="P4">
Images: ['<text:a xlink:type="simple" xlink:href="https://static.ukrinform.com/photos/2022_12/thumb_files/630_360_1670254529-992.jpeg" text:style-name="Internet_20_link" text:visited-style-name="Visited_20_Internet_20_Link">
630_360_16702...</text:a>
']</text:p>
      <text:p text:style-name="P4">
Tags: ['Інфраструктура', 'МКІП ', 'Війна з Росією']</text:p>
      <text:p text:style-name="P4">
Type: Article</text:p>
      <!--METADATA-->
      <text:p text:style-name="P4">
<draw:frame draw:style-name="fr1" draw:name="Image103" text:anchor-type="as-char" svg:width="6.9236in" svg:height="3.956343in" draw:z-index="0">
<draw:image xlink:href="../Images/yкринформ/2023-07-03T16-44-00-03-00/630_360_1670254529-992.jpeg" xlink:type="simple" xlink:show="embed" xlink:actuate="onLoad" draw:mime-type="image/jpeg"/>
</draw:frame>
 В Українівнаслідок повномасштабного вторгнення Росії 1582 об'єкти культурноїінфраструктури були пошкоджені або повністю зруйновані.</text:p>
      <text:p text:style-name="P4">
Про це повідомляє <text:a xlink:type="simple" xlink:href="https://mkip.gov.ua/news/9414.html" text:style-name="Internet_20_link" text:visited-style-name="Visited_20_Internet_20_Link">
 пресслужба </text:a>
Міністерства культури та інформаційної політики, передає Укрінформ.</text:p>
      <text:p text:style-name="P4">
«Міністерство культури та інформаційної політики України продовжує фіксуватипошкодження об’єктів культурної інфраструктури в Україні внаслідок російськоїагресії. Так, станом на 26 червня 2023 року збитків зазнали 1582 об’єктикультурної інфраструктури, без урахування пам’яток культурної спадщини. З нихмайже третина (585) – зруйновані», - йдеться у повідомленні.</text:p>
      <text:p text:style-name="P4">
Як зазначається, за останній місяць загальна чисельність постраждалих об’єктівкультурної інфраструктури зросла на 62, більша частина з яких припадає наХерсонщину (25 одиниць або 40%).</text:p>
      <text:p text:style-name="P4">
Найбільших втрат і збитків культурна інфраструктура зазнала у Донецькій,Херсонській, Харківській, Київській, Миколаївській, Запорізькій та Луганськійобластях.</text:p>
      <text:p text:style-name="P4">
Загалом постраждали: клубні заклади – 755; бібліотеки – 598; музеї та галереї– 84; театри та філармонії – 26; заклади мистецької освіти – 119.</text:p>
      <text:p text:style-name="P4">
<text:span text:style-name="T4">
Читайте також:</text:span>
 <text:a xlink:type="simple" xlink:href="https://www.ukrinform.ua/rubric-culture/3729945-pisla-vtorgnenna-rf-popit-na-ukrainsku-literaturu-zbilsivsa-direktor-vidavnictva.html" text:style-name="Internet_20_link" text:visited-style-name="Visited_20_Internet_20_Link">
 Після вторгнення РФ попит на українську літературузбільшився - директор видавництва </text:a>
</text:p>
      <text:p text:style-name="P4">
Зокрема, пошкоджень і руйнувань зазнали клубні заклади, бібліотеки, музеї,театри, філармонії, заклади мистецької освіти (мистецькі школи та коледжі) натериторії 222 територіальних громад. Це 15,1% територіальних громад України.</text:p>
      <text:p text:style-name="P4">
У МКІП підкреслюють: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text:span text:style-name="T4">
Читайте також:</text:span>
 <text:a xlink:type="simple" xlink:href="https://www.ukrinform.ua/rubric-culture/3729227-vandalizm-i-maroderstvo-vijna-rosii-proti-kulturnoi-spadsini-ukraini.html" text:style-name="Internet_20_link" text:visited-style-name="Visited_20_Internet_20_Link">
 Вандалізм і мародерство: війна Росії проти культурноїспадщини України </text:a>
</text:p>
      <text:p text:style-name="P4">
Як повідомлялося, у Міністерстві культури та інформаційної політики обговорилиз представниками Литви подальшу співпрацю та зміцнення кроків у сферіінформаційної безпеки та діджиталізації культурної спадщини України.</text:p>
      <text:p text:style-name="P4">
<text:span text:style-name="T5">
Фото: МКІП</text:span>
</text:p>
      <text:p text:style-name="P4">
Source: <text:a xlink:type="simple" xlink:href="https://www.ukrinform.ua/rubric-culture/3730908-cerez-vijnu-v-ukraini-poskodzeni-vze-1582-obekti-kulturnoi-infrastrukturi.html" text:style-name="Internet_20_link" text:visited-style-name="Visited_20_Internet_20_Link">
https://www.ukrinform.ua/rubric-culture/3730908-cerez-vijnu-v-ukraini-poskodzeni-vze-1582-obekti-kulturnoi-infrastrukturi.html</text:a>
</text:p>
      <!--NEWS-->
      <text:h text:style-name="P10" text:outline-level="1">
<text:span text:style-name="T4">
Горовий вважає, що показ фільмів англійською з українськими субтитрами знищить кінотеатри</text:span>
</text:h>
      <text:p text:style-name="P4">
Authors: Ukrinform (Person)</text:p>
      <text:p text:style-name="P4">
Publisher: Укринформ (Organization)</text:p>
      <text:p text:style-name="P4">
Published Time: 2023-07-03T16:50:42+03:00</text:p>
      <text:p text:style-name="P4">
Modified Time: 2023-07-03T16:50:42+03:00</text:p>
      <text:p text:style-name="P4">
Description: Запропонована в законопроєкті «Про застосування англійської мови в Україні» норма щодо показу англомовних фільмів з українськими субтитрами може призвести до закриття кінотеатрів. — Укрінформ.</text:p>
      <text:p text:style-name="P4">
Images: ['<text:a xlink:type="simple" xlink:href="https://static.ukrinform.com/photos/2023_07/thumb_files/630_360_1688385425-915.jpg" text:style-name="Internet_20_link" text:visited-style-name="Visited_20_Internet_20_Link">
630_360_16883...</text:a>
']</text:p>
      <text:p text:style-name="P4">
Tags: ['Кіно', 'Волонтери', 'Українська мова', 'Кінотеатр', 'Англійська мова']</text:p>
      <text:p text:style-name="P4">
Type: Article</text:p>
      <!--METADATA-->
      <text:p text:style-name="P4">
<draw:frame draw:style-name="fr1" draw:name="Image104" text:anchor-type="as-char" svg:width="6.9236in" svg:height="3.956343in" draw:z-index="0">
<draw:image xlink:href="../Images/yкринформ/2023-07-03T16-50-42-03-00/630_360_1688385425-915.jpg" xlink:type="simple" xlink:show="embed" xlink:actuate="onLoad" draw:mime-type="image/jpeg"/>
</draw:frame>
Запропонована в законопроєкті «Про застосування англійської мови в Україні»норма щодо показу англомовних фільмів з українськими субтитрами може призвестидо закриття кінотеатрів.</text:p>
      <text:p text:style-name="P4">
Таку думку в <text:a xlink:type="simple" xlink:href="https://www.ukrinform.ua/rubric-society/3730834-ruslan-gorovij-reziser-pismennik-muzikant-volonter.html" text:style-name="Internet_20_link" text:visited-style-name="Visited_20_Internet_20_Link">
 інтерв’ю Укрінформу </text:a>
висловив режисер, письменник, музикант, волонтер Руслан Горовий.</text:p>
      <text:p text:style-name="P4">
«Якщо до кінця це зроблять, то вмруть кінотеатри. Інтернет не вмре, він будеробити те, що приносить дохід. Дохід зараз приносить український дубляж, вженіхто того кацапського не слухає, всі шукають україномовні сайти і на нихдивляться, й вони будуть ще більше заробляти. Індустрія не вмре, а кінотеатри,які й зараз вимушені час від часу крутити кіно для одного глядача, потрохибудуть вмирати. Дійде до того, що в Конотопі вмруть кінотеатри, потім уЖитомирі, а далі й у Києві», - зазначив Горовий.</text:p>
      <text:p text:style-name="P4">
За його словами, зараз величезна кількість людей дивиться українське, про щоговорить розквіт цього контенту.</text:p>
      <text:p text:style-name="P4">
<text:span text:style-name="T4">
Читайте також:</text:span>
 <text:a xlink:type="simple" xlink:href="https://www.ukrinform.ua/rubric-society/3730296-zakonoproekt-sodo-zastosuvanna-anglijskoi-bude-doopracovanij-deputatka.html" text:style-name="Internet_20_link" text:visited-style-name="Visited_20_Internet_20_Link">
 Законопроєкт щодо застосування англійської будедоопрацьований - депутатка </text:a>
</text:p>
      <text:p text:style-name="P4">
Як повідомляв Укрінформ, 28 червня Президент України <text:a xlink:type="simple" xlink:href="https://www.ukrinform.ua/rubric-polytics/3728718-zelenskij-proponue-radi-zrobiti-anglijsku-odnieu-z-mov-miznarodnogo-spilkuvanna-v-ukraini.html" text:style-name="Internet_20_link" text:visited-style-name="Visited_20_Internet_20_Link">
 Володимир Зеленськийзареєстрував </text:a>
 у Верховній Раді Законопроєкт «Про застосування англійської мовив Україні» (№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освіти, культури, транспорту, охорони здоровʼятощо.</text:p>
      <text:p text:style-name="P4">
У розділі законопроєкту про використання англійської мови у сфері культурийдеться про те, що іноземні фільми, мовою оригіналу яких є англійська, маютьдемонструватися в кінозалах мовою оригіналу із субтитруванням державною мовою.</text:p>
      <text:p text:style-name="P4">
<text:span text:style-name="T4">
Читайте також:</text:span>
 <text:a xlink:type="simple" xlink:href="https://www.ukrinform.ua/rubric-culture/3729401-komitet-vr-moze-pereglanuti-normu-sodo-dublazu-v-zakonoproekti-pro-zastosuvanna-anglijskoi.html" text:style-name="Internet_20_link" text:visited-style-name="Visited_20_Internet_20_Link">
 Комітет ВР може переглянути норму щодо дубляжу взаконопроєкті про застосування англійської </text:a>
</text:p>
      <text:p text:style-name="P4">
Ця норма викликала неоднозначну реакцію в суспільстві.</text:p>
      <text:p text:style-name="P4">
Міністр культури та інформаційної політики <text:a xlink:type="simple" xlink:href="https://www.ukrinform.ua/rubric-culture/3730235-pitanna-pokaziv-filmiv-anglijskou-u-kinoteatrah-obgovoruvatimetsa-z-gromadskistu-tkacenko.html" text:style-name="Internet_20_link" text:visited-style-name="Visited_20_Internet_20_Link">
 Олександр Ткаченко анонсував</text:a>
громадське обговорення питання показів фільмів англійською у кінотеатрах.</text:p>
      <text:p text:style-name="P4">
Source: <text:a xlink:type="simple" xlink:href="https://www.ukrinform.ua/rubric-culture/3730910-gorovij-vvazae-so-pokaz-filmiv-anglijskou-z-ukrainskimi-subtitrami-znisit-kinoteatri.html" text:style-name="Internet_20_link" text:visited-style-name="Visited_20_Internet_20_Link">
https://www.ukrinform.ua/rubric-culture/3730910-gorovij-vvazae-so-pokaz-filmiv-anglijskou-z-ukrainskimi-subtitrami-znisit-kinoteatri.html</text:a>
</text:p>
      <!--NEWS-->
      <text:h text:style-name="P10" text:outline-level="1">
<text:span text:style-name="T4">
На Вінниччині встановили особи підлітків, які побили чоловіка і виклали відео в інтернет</text:span>
</text:h>
      <text:p text:style-name="P4">
Authors: Ukrinform (Person)</text:p>
      <text:p text:style-name="P4">
Publisher: Укринформ (Organization)</text:p>
      <text:p text:style-name="P4">
Published Time: 2023-07-03T17:00:00+03:00</text:p>
      <text:p text:style-name="P4">
Modified Time: 2023-07-03T17:00:00+03:00</text:p>
      <text:p text:style-name="P4">
Description: На Вінниччині поліція встановила особи підлітків, які побили чоловіка, зафільмували і виклали відео з побиттям в інтернет. — Укрінформ.</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Вінниччина', 'Побиття']</text:p>
      <text:p text:style-name="P4">
Type: Article</text:p>
      <!--METADATA-->
      <text:p text:style-name="P4">
<draw:frame draw:style-name="fr1" draw:name="Image105" text:anchor-type="as-char" svg:width="6.9236in" svg:height="3.956343in" draw:z-index="0">
<draw:image xlink:href="../Images/yкринформ/2023-07-03T17-00-00-03-00/630_360_1514814140-4618.jpg" xlink:type="simple" xlink:show="embed" xlink:actuate="onLoad" draw:mime-type="image/jpeg"/>
</draw:frame>
 НаВінниччині поліція встановила особи підлітків, які побили чоловіка,зафільмували і виклали відео з побиттям в інтернет.</text:p>
      <text:p text:style-name="P4">
Про це повідомляє <text:a xlink:type="simple" xlink:href="https://vn.npu.gov.ua/news/vinnytski-politseiski-vstanovyly-pidlitkiv-iaki-pobyly-cholovika-ta-filmuvaly-protses-na-video" text:style-name="Internet_20_link" text:visited-style-name="Visited_20_Internet_20_Link">
 Відділ комунікації поліції Вінницької області</text:a>
 , передає Укрінформ.</text:p>
      <text:p text:style-name="P4">
"Працівники відділення поліції № 1 Вінницького райуправління встановили особита розшукали хлопців. Ними виявились жителі <text:a xlink:type="simple" xlink:href="https://www.ukrinform.ua/tag-vinnica" text:style-name="Internet_20_link" text:visited-style-name="Visited_20_Internet_20_Link">
 Вінниці</text:a>
 15 та 16 років. Зі слів хлопців, післявживання слабоалкогольних напоїв вони побачили чоловіка, який лежав на землі,вирішили побити його й зняти це на відео. Один з підлітків завдавав ударів,другий фільмував", – йдеться у повідомленні.</text:p>
      <text:p text:style-name="P4">
Згідно з повідомленням, відео побиття громадянина двома хлопцями, яке ширилосьмережею Інтернет, правоохоронці виявили під час моніторингу 2 липня.</text:p>
      <text:p text:style-name="P4">
Поліцейські з’ясували, що подія сталася близько місяця тому у дворі одного змікрорайонів обласного центру. За попередньою інформацією слідства, потерпілийз цього приводу до поліції не звертався.</text:p>
      <text:p text:style-name="P4">
<text:span text:style-name="T4">
Читайте також:</text:span>
 <text:a xlink:type="simple" xlink:href="https://www.ukrinform.ua/rubric-regions/3730782-na-zakarpatti-policia-rozslidue-pobitta-zinki-panim-voenkomom.html" text:style-name="Internet_20_link" text:visited-style-name="Visited_20_Internet_20_Link">
 На Закарпатті поліція розслідує <text:span text:style-name="T4">
побиття</text:span>
 жінки п'янимвоєнкомом </text:a>
</text:p>
      <text:p text:style-name="P4">
За цим фактом поліцейські розслідують кримінальне провадження за ознакамиправопорушення, передбаченого ч. 1 ст. 296 (Хуліганство) Кримінального кодексуУкраїни. Санкція статті передбачає покарання у вигляді обмеження волі до п’ятироків.</text:p>
      <text:p text:style-name="P4">
Нині поліцейські встановлюють усі обставини інциденту та визначають ролькожного з юнаків у вчиненні кримінального правопорушення.</text:p>
      <text:p text:style-name="P4">
Source: <text:a xlink:type="simple" xlink:href="https://www.ukrinform.ua/rubric-regions/3730912-na-vinniccini-vstanovili-osobi-pidlitkiv-aki-pobili-colovika-i-viklali-video-v-internet.html" text:style-name="Internet_20_link" text:visited-style-name="Visited_20_Internet_20_Link">
https://www.ukrinform.ua/rubric-regions/3730912-na-vinniccini-vstanovili-osobi-pidlitkiv-aki-pobili-colovika-i-viklali-video-v-internet.html</text:a>
</text:p>
      <!--NEWS-->
      <text:h text:style-name="P10" text:outline-level="1">
<text:span text:style-name="T4">
Японія виступає за більш м'які правила використання штучного інтелекту, ніж ЄС - Reuters</text:span>
</text:h>
      <text:p text:style-name="P4">
Authors: Ukrinform (Person)</text:p>
      <text:p text:style-name="P4">
Publisher: Укринформ (Organization)</text:p>
      <text:p text:style-name="P4">
Published Time: 2023-07-03T17:03:00+03:00</text:p>
      <text:p text:style-name="P4">
Modified Time: 2023-07-03T17:03:00+03:00</text:p>
      <text:p text:style-name="P4">
Description: Японія виступає за більш м'які правила регулювання використання штучного інтелекту (ШІ), ніж Європейський Союз, сподіваючись, що ця технологія прискорить економічне зростання і зробить її лідером у сфері передових чіпів. — Укрінформ.</text:p>
      <text:p text:style-name="P4">
Images: ['<text:a xlink:type="simple" xlink:href="https://static.ukrinform.com/photos/2023_06/thumb_files/630_360_1687870978-220.jpeg" text:style-name="Internet_20_link" text:visited-style-name="Visited_20_Internet_20_Link">
630_360_16878...</text:a>
']</text:p>
      <text:p text:style-name="P4">
Tags: ['Японія', 'Технології', 'Штучний інтелект']</text:p>
      <text:p text:style-name="P4">
Type: Article</text:p>
      <!--METADATA-->
      <text:p text:style-name="P4">
<draw:frame draw:style-name="fr1" draw:name="Image106" text:anchor-type="as-char" svg:width="6.9236in" svg:height="3.956343in" draw:z-index="0">
<draw:image xlink:href="../Images/yкринформ/2023-07-03T17-03-00-03-00/630_360_1687870978-220.jpeg" xlink:type="simple" xlink:show="embed" xlink:actuate="onLoad" draw:mime-type="image/jpeg"/>
</draw:frame>
 Японіявиступає за більш м'які правила регулювання використання штучного інтелекту(ШІ), ніж Європейський Союз, сподіваючись, що ця технологія прискоритьекономічне зростання і зробить її лідером у сфері передових чіпів.</text:p>
      <text:p text:style-name="P4">
Як передає Укрінформ, про це повідомляє <text:a xlink:type="simple" xlink:href="https://www.reuters.com/technology/japan-leaning-toward-softer-ai-rules-than-eu-source-2023-07-03/" text:style-name="Internet_20_link" text:visited-style-name="Visited_20_Internet_20_Link">
 Reuters.</text:a>
</text:p>
      <text:p text:style-name="P4">
"Метою є розробка до кінця року підходу до ШІ, який, ймовірно, буде ближчим допозиції США, ніж жорстких правил, які відстоює ЄС", - розповіло виданнюанонімне джерело.</text:p>
      <text:p text:style-name="P4">
Не зазначається, в чому саме японські правила можуть відрізнятися від правилЄС. Однак, за словами джерела, м'якший підхід Японії може затьмарити зусилляЄС, спрямовані на встановлення своїх правил як світового стандарту.</text:p>
      <text:p text:style-name="P4">
На цьому тижні єврокомісар Тьєррі Бретон відвідає Токіо, щоб просувати підхідблоку до розробки правил у сфері ШІ, а також поглибити співпрацю у галузінапівпровідників.</text:p>
      <text:p text:style-name="P4">
Натомість професор Токійського університету та голова урядової ради зістратегії ШІ Ютака Мацуо назвав правила ЄС "надто суворими".</text:p>
      <text:p text:style-name="P4">
<text:span text:style-name="T4">
Читайте також:</text:span>
 <text:a xlink:type="simple" xlink:href="https://www.ukrinform.ua/rubric-technology/3728167-v-aponii-hocut-vprovaditi-stucnij-intelekt-dla-polegsenna-praci-derzsluzbovciv.html" text:style-name="Internet_20_link" text:visited-style-name="Visited_20_Internet_20_Link">
 В Японії хочуть впровадити <text:span text:style-name="T4">
штучний</text:span>
 <text:span text:style-name="T4">
інтелект</text:span>
 дляполегшення праці держслужбовців </text:a>
</text:p>
      <text:p text:style-name="P4">
"У випадку з ЄС питання полягає не стільки в тому, як просувати інновації,скільки в тому, щоб змусити великі компанії взяти на себе відповідальність", -сказав Мацуо.</text:p>
      <text:p text:style-name="P4">
Як зазначає видання, <text:a xlink:type="simple" xlink:href="https://www.ukrinform.ua/tag-stucnij-intelekt" text:style-name="Internet_20_link" text:visited-style-name="Visited_20_Internet_20_Link">
 ШІ </text:a>
може допомогти Японії боротися з дефіцитом робочої сили.</text:p>
      <text:p text:style-name="P4">
"Він (ШІ) також може стимулювати попит на передові чіпи, які планує вироблятидержавне підприємство Rapidus в рамках промислової політики, спрямованої навідновлення втраченого технологічного лідерства Японії", - повідомило джерело.</text:p>
      <text:p text:style-name="P4">
Втім, за словами експертів, обчислювальна потужність Японії, щовикористовується для навчання ШІ, значно відстає від американської.</text:p>
      <text:p text:style-name="P4">
"Якби ви збільшили кількість графічних процесорів в Японії в 10 разів, це,ймовірно, все одно було б менше, ніж у OpenAI", - сказав професор Мацуо.</text:p>
      <text:p text:style-name="P4">
Як повідомляв Укрінформ, <text:a xlink:type="simple" xlink:href="https://www.ukrinform.ua/rubric-world/3730347-roboti-i-stucnij-intelekt-zminat-hid-voen-general-milli.html" text:style-name="Internet_20_link" text:visited-style-name="Visited_20_Internet_20_Link">
 Збройні сили США планують оприлюднити нову доктринущодо модернізації у довгостроковій перспективі</text:a>
 , яка включатиме використання штучногоінтелекту та квантових обчислень.</text:p>
      <text:p text:style-name="P4">
Source: <text:a xlink:type="simple" xlink:href="https://www.ukrinform.ua/rubric-technology/3730913-aponia-vistupae-za-bils-maki-pravila-vikoristanna-stucnogo-intelektu-niz-es-reuters.html" text:style-name="Internet_20_link" text:visited-style-name="Visited_20_Internet_20_Link">
https://www.ukrinform.ua/rubric-technology/3730913-aponia-vistupae-za-bils-maki-pravila-vikoristanna-stucnogo-intelektu-niz-es-reuters.html</text:a>
</text:p>
      <!--NEWS-->
      <text:h text:style-name="P10" text:outline-level="1">
<text:span text:style-name="T4">
Саакашвілі виступив у суді онлайн і показав, в якому він стані</text:span>
</text:h>
      <text:p text:style-name="P4">
Authors: Ukrinform (Person)</text:p>
      <text:p text:style-name="P4">
Publisher: Укринформ (Organization)</text:p>
      <text:p text:style-name="P4">
Published Time: 2023-07-03T17:09:00+03:00</text:p>
      <text:p text:style-name="P4">
Modified Time: 2023-07-03T17:09:00+03:00</text:p>
      <text:p text:style-name="P4">
Description: Ув'язнений колишній президент Грузії Міхеіл Саакашвілі 3 липня з`явився на засіданні Тбіліського міського суду по відеозв’язку і продемонстрував свій стан. — Укрінформ.</text:p>
      <text:p text:style-name="P4">
Images: ['<text:a xlink:type="simple" xlink:href="https://static.ukrinform.com/photos/2023_07/thumb_files/630_360_1688393131-952.jpg" text:style-name="Internet_20_link" text:visited-style-name="Visited_20_Internet_20_Link">
630_360_16883...</text:a>
']</text:p>
      <text:p text:style-name="P4">
Tags: ['Грузія', 'Отруєння', 'Саакашвілі', 'Суд', 'Тортури']</text:p>
      <text:p text:style-name="P4">
Type: Article</text:p>
      <!--METADATA-->
      <text:p text:style-name="P4">
<draw:frame draw:style-name="fr1" draw:name="Image107" text:anchor-type="as-char" svg:width="6.9236in" svg:height="3.956343in" draw:z-index="0">
<draw:image xlink:href="../Images/yкринформ/2023-07-03T17-09-00-03-00/630_360_1688393131-952.jpg" xlink:type="simple" xlink:show="embed" xlink:actuate="onLoad" draw:mime-type="image/jpeg"/>
</draw:frame>
 Ув'язненийколишній президент Грузії Міхеіл Саакашвілі 3 липня з`явився на засіданніТбіліського міського суду по відеозв’язку і продемонстрував свій стан.</text:p>
      <text:p text:style-name="P4">
Як передає Укрінформ, відео із суду опублікував канал Mtavari TV у <text:a xlink:type="simple" xlink:href="https://twitter.com/MtavariChannel/status/1675833112905805824" text:style-name="Internet_20_link" text:visited-style-name="Visited_20_Internet_20_Link">
 Твіттері</text:a>
 .</text:p>
      <text:p text:style-name="Quotations">

<text:p text:style-name="P4">
<text:a xlink:type="simple" xlink:href="https://twitter.com/SaakashviliM" text:style-name="Internet_20_link" text:visited-style-name="Visited_20_Internet_20_Link">
 @SaakashviliM </text:a>
&gt;
 joined the trial hearing remotely  &gt;
  "The founder of the Georgian state is in such a condition" | Mikheil&gt;
 Saakashvili <text:a xlink:type="simple" xlink:href="https://t.co/kOS2c9LWhK" text:style-name="Internet_20_link" text:visited-style-name="Visited_20_Internet_20_Link">
 pic.twitter.com/kOS2c9LWhK </text:a>
&gt;
&gt;
 — Mtavari TV (@MtavariChannel) <text:a xlink:type="simple" xlink:href="https://twitter.com/MtavariChannel/status/1675833112905805824" text:style-name="Internet_20_link" text:visited-style-name="Visited_20_Internet_20_Link">
 July 3, 2023&gt;
 </text:a>
</text:p>

</text:p>
      <text:p text:style-name="P4">
«Ви маєте вибачитись перед європарламентарями, перед моєю сім'єю, переді мною,перед державою Україна, громадянина якої довели до такого стану, і перед усімагрузинами за те, що засновника грузинської держави поставили в такестановище», – <text:a xlink:type="simple" xlink:href="https://www.apsny.ge/2023/pol/1688403689.php" text:style-name="Internet_20_link" text:visited-style-name="Visited_20_Internet_20_Link">
 заявив </text:a>
Саакашвілі під час дистанційного включення на судовому засіданні.</text:p>
      <text:p text:style-name="P4">
Роблячи цю заяву, він підвівся і продемонстрував свій фізичний стан.</text:p>
      <text:p text:style-name="P4">
За словами <text:a xlink:type="simple" xlink:href="https://www.ukrinform.ua/tag-saakasvili" text:style-name="Internet_20_link" text:visited-style-name="Visited_20_Internet_20_Link">
 Саакашвілі </text:a>
 , всі, хтозрадив Грузію та Україну, мають потрапити під найсуворіші санкції.</text:p>
      <text:p text:style-name="P4">
<text:span text:style-name="T4">
Читайте також:</text:span>
 <text:a xlink:type="simple" xlink:href="https://www.ukrinform.ua/rubric-polytics/3729265-espl-vidhiliv-pozov-saakasvili-proti-ukraini-sodo-pozbavlenna-gromadanstva.html" text:style-name="Internet_20_link" text:visited-style-name="Visited_20_Internet_20_Link">
 ЄСПЛ відхилив позов <text:span text:style-name="T4">
Саакашвілі</text:span>
 проти України щодопозбавлення громадянства </text:a>
</text:p>
      <text:p text:style-name="P4">
«Я хочу сказати, що всі, хто зрадив Україну та Грузію, мають бути покаранінайжорсткішими санкціями. Моє перебування тут - це змова Путіна разом ізІванішвілі та його місцевими поплічниками. Це змова проти Грузії та України. Яне злякався під час Трояндової революції, я не злякався під час війни 2008року, я залишився у Тбілісі, врятував Грузію та грузинську державність, я незлякався й у 2021 році, коли Грузія тонула та повернувся навіть за умов цьогосуду, навіть за умов так званого суду», - сказав він.</text:p>
      <text:p text:style-name="P4">
Сьогодні Тбіліський міський суд розглядав справу проти Саакашвілі, пов'язануіз розгоном багатотисячної акції протесту опозиції, яка вимагала достроковихвиборів (7 листопада 2007 року). Політика звинувачують у перевищенні службовихповноважень. Стаття передбачає можливі терміни ув'язнення від п'яти до восьмироків. Раніше розгляд справи було відкладено, оскільки один із суддів, якірозглядають справу, вийшов на пенсію.</text:p>
      <text:p text:style-name="P4">
Як повідомлялося, Саакашвілі перебуває за ґратами у Грузії з часу поверненнядо країни восени 2021 року після восьмирічної відсутності.</text:p>
      <text:p text:style-name="P4">
<text:span text:style-name="T4">
Читайте також:</text:span>
 <text:a xlink:type="simple" xlink:href="https://www.ukrinform.ua/rubric-world/3709974-stalo-vidomo-pro-tri-vipadki-otruen-kritikiv-rosijskoi-vladi-zmi.html" text:style-name="Internet_20_link" text:visited-style-name="Visited_20_Internet_20_Link">
 Стало відомо про три випадки отруєнь критиків російськоївлади - ЗМІ </text:a>
</text:p>
      <text:p text:style-name="P4">
Україна офіційно визнала Саакашвілі потерпілим у справі про неналежнеповодження в ув'язненні.</text:p>
      <text:p text:style-name="P4">
1 лютого 2023 року Президент України Володимир Зеленський продемонструвавфотографії Саакашвілі й висловив переконання, що влада Грузії його публічнокатує і вбиває.</text:p>
      <text:p text:style-name="P4">
Зеленський закликав забезпечити Саакашвілі належне лікування.</text:p>
      <text:p text:style-name="P4">
Source: <text:a xlink:type="simple" xlink:href="https://www.ukrinform.ua/rubric-world/3730914-saakasvili-vistupiv-u-sudi-onlajn-i-pokazav-v-akomu-vin-stani.html" text:style-name="Internet_20_link" text:visited-style-name="Visited_20_Internet_20_Link">
https://www.ukrinform.ua/rubric-world/3730914-saakasvili-vistupiv-u-sudi-onlajn-i-pokazav-v-akomu-vin-stani.html</text:a>
</text:p>
      <!--NEWS-->
      <text:h text:style-name="P10" text:outline-level="1">
<text:span text:style-name="T4">
Погрожував зламати ногу: на Хмельниччині через скандал перевірять працівників військкомату</text:span>
</text:h>
      <text:p text:style-name="P4">
Authors: Ukrinform (Person)</text:p>
      <text:p text:style-name="P4">
Publisher: Укринформ (Organization)</text:p>
      <text:p text:style-name="P4">
Published Time: 2023-07-03T17:13:00+03:00</text:p>
      <text:p text:style-name="P4">
Modified Time: 2023-07-03T17:13:00+03:00</text:p>
      <text:p text:style-name="P4">
Description: Хмельницький обласний територіальний центр комплектування та соціальної підтримки призначив службову перевірку щодо факту можливих неправомірних дій одного з військовослужбовців. — Укрінформ.</text:p>
      <text:p text:style-name="P4">
Images: ['<text:a xlink:type="simple" xlink:href="https://static.ukrinform.com/photos/2023_02/thumb_files/630_360_1676389140-300.jpg" text:style-name="Internet_20_link" text:visited-style-name="Visited_20_Internet_20_Link">
630_360_16763...</text:a>
']</text:p>
      <text:p text:style-name="P4">
Tags: ['Хмельниччина', 'Військкомат', 'Військові', 'перевірки', 'Погрози']</text:p>
      <text:p text:style-name="P4">
Type: Article</text:p>
      <!--METADATA-->
      <text:p text:style-name="P4">
<draw:frame draw:style-name="fr1" draw:name="Image108" text:anchor-type="as-char" svg:width="6.9236in" svg:height="3.956343in" draw:z-index="0">
<draw:image xlink:href="../Images/yкринформ/2023-07-03T17-13-00-03-00/630_360_1676389140-300.jpg" xlink:type="simple" xlink:show="embed" xlink:actuate="onLoad" draw:mime-type="image/jpeg"/>
</draw:frame>
Хмельницький обласний територіальний центр комплектування та соціальноїпідтримки призначив службову перевірку щодо факту можливих неправомірних дійодного з військовослужбовців.</text:p>
      <text:p text:style-name="P4">
Як передає Укрінформ, про це у <text:a xlink:type="simple" xlink:href="https://www.facebook.com/permalink.php" text:style-name="Internet_20_link" text:visited-style-name="Visited_20_Internet_20_Link">
 Фейсбуці</text:a>
повідомила пресслужба Хмельницького обласного ТЦК та СП.</text:p>
      <text:p text:style-name="P4">
«Мережею інтернет поширюється інформація щодо можливих протиправних дій зісторони одного з <text:a xlink:type="simple" xlink:href="https://www.ukrinform.ua/tag-vijskovi" text:style-name="Internet_20_link" text:visited-style-name="Visited_20_Internet_20_Link">
 військовослужбовців </text:a>
 відділу Хмельницького районного територіального центрукомплектування та соціальної підтримки. Щодо даного випадку призначенослужбову перевірку, за результатами якої буде прийнято справедливе рішення,про що буде повідомлено додатково». – йдеться у повідомленні.</text:p>
      <text:p text:style-name="P4">
<text:span text:style-name="T4">
Читайте також:</text:span>
 <text:a xlink:type="simple" xlink:href="https://www.ukrinform.ua/rubric-ato/3724690-na-odesini-pracivnik-vijskkomatu-vlastuvav-strilaninu-pid-cas-vrucenna-povistki.html" text:style-name="Internet_20_link" text:visited-style-name="Visited_20_Internet_20_Link">
 На <text:span text:style-name="T4">
Одещині</text:span>
 <text:span text:style-name="T4">
працівник</text:span>
 <text:span text:style-name="T4">
військкомату</text:span>
<text:span text:style-name="T4">
влаштував</text:span>
 <text:span text:style-name="T4">
стрілянину</text:span>
 <text:span text:style-name="T4">
під</text:span>
 <text:span text:style-name="T4">
час</text:span>
 <text:span text:style-name="T4">
вручення</text:span>
 <text:span text:style-name="T4">
повістки</text:span>
</text:a>
</text:p>
      <text:p text:style-name="P4">
У пресслужбі додали, що командування Хмельницького ОТЦК та СП суворо засуджуєбудь-яке фізичне насилля. Там запевнили, що у найкоротші терміни встановлятьподробиці інциденту та приймуть усі необхідні рішення.</text:p>
      <text:p text:style-name="P4">
Як повідомляв Укрінформ, у соцмережах поширюють відео, на якому представникивійськкомату зайшли в оселю жителя Хмельниччини, погрожуючи йому "зламатиногу".</text:p>
      <text:p text:style-name="P4">
Source: <text:a xlink:type="simple" xlink:href="https://www.ukrinform.ua/rubric-regions/3730915-pogrozuvav-zlamati-nogu-na-hmelniccini-cerez-skandal-perevirat-pracivnikiv-vijskkomatu.html" text:style-name="Internet_20_link" text:visited-style-name="Visited_20_Internet_20_Link">
https://www.ukrinform.ua/rubric-regions/3730915-pogrozuvav-zlamati-nogu-na-hmelniccini-cerez-skandal-perevirat-pracivnikiv-vijskkomatu.html</text:a>
</text:p>
      <!--NEWS-->
      <text:h text:style-name="P10" text:outline-level="1">
<text:span text:style-name="T4">
Підозрюваний у вимаганні хабаря голова Тернопільської облради повернувся на роботу</text:span>
</text:h>
      <text:p text:style-name="P4">
Authors: Ukrinform (Person)</text:p>
      <text:p text:style-name="P4">
Publisher: Укринформ (Organization)</text:p>
      <text:p text:style-name="P4">
Published Time: 2023-07-03T17:18:00+03:00</text:p>
      <text:p text:style-name="P4">
Modified Time: 2023-07-03T17:18:00+03:00</text:p>
      <text:p text:style-name="P4">
Description: Підозрюваний в отриманні хабаря голова Тернопільської облради Михайло Головко, який вийшов з-під варти під заставу, з'явився на роботі. — Укрінформ.</text:p>
      <text:p text:style-name="P4">
Images: ['<text:a xlink:type="simple" xlink:href="https://static.ukrinform.com/photos/2023_07/thumb_files/630_360_1688393989-961.jpg" text:style-name="Internet_20_link" text:visited-style-name="Visited_20_Internet_20_Link">
630_360_16883...</text:a>
']</text:p>
      <text:p text:style-name="P4">
Tags: ['Хабар', 'Підозра', 'Тернопільщина', 'Облрада']</text:p>
      <text:p text:style-name="P4">
Type: Article</text:p>
      <!--METADATA-->
      <text:p text:style-name="P4">
<draw:frame draw:style-name="fr1" draw:name="Image109" text:anchor-type="as-char" svg:width="6.9236in" svg:height="3.956343in" draw:z-index="0">
<draw:image xlink:href="../Images/yкринформ/2023-07-03T17-18-00-03-00/630_360_1688393989-961.jpg" xlink:type="simple" xlink:show="embed" xlink:actuate="onLoad" draw:mime-type="image/jpeg"/>
</draw:frame>
Підозрюваний в отриманні хабаря голова Тернопільської облради Михайло Головко,який вийшов з-під варти під заставу, з'явився на роботі.</text:p>
      <text:p text:style-name="P4">
Про це повідомляє <text:a xlink:type="simple" xlink:href="https://ternopoliany.te.ua/zhittya/82829-niiakoho-khabara-ne-bulo-holova-ternopilskoi-oblrady-dav-pershu-preskonferentsiiu-pislia-zatrymannia" text:style-name="Internet_20_link" text:visited-style-name="Visited_20_Internet_20_Link">
 сайт Тернополяни</text:a>
 ,передає Укрінформ.</text:p>
      <text:p text:style-name="P4">
Зазначається, що після повернення на робоче місце Головко дав короткупресконференцію для місцевих ЗМІ стосовно затримання НАБУ за вимагання увласника підприємства 2,4 млн грн за підписання актів виконаних робіт збудівництва та ремонту інфраструктурних об’єктів комунальним підприємством <text:a xlink:type="simple" xlink:href="https://www.ukrinform.ua/tag-ternopilsina" text:style-name="Internet_20_link" text:visited-style-name="Visited_20_Internet_20_Link">
Тернопільської </text:a>
 облради.</text:p>
      <text:p text:style-name="P4">
«Ніякого хабаря не було. Я ніколи не брав і не буду. Свої слова можупідтвердити, якщо буде потрібно, і на детекторі брехні», - цитує виданняГоловка.</text:p>
      <text:p text:style-name="P4">
За його словами, він вже повернувся на своє робоче місце, позаяк відстороненимвід обов'язків він не був.</text:p>
      <text:p text:style-name="P4">
Він зазначив, що не збирається йти у відставку, оскільки не є підсудним, а маєстатус підозрюваного і свою невинуватість доводитиме у суді.</text:p>
      <text:p text:style-name="P4">
<text:span text:style-name="T4">
Читайте також:</text:span>
 <text:a xlink:type="simple" xlink:href="https://www.ukrinform.ua/rubric-polytics/3729600-obman-ta-zavolodinna-grosima-narodnomu-deputatu-ogolosili-pidozru-u-sahrajstvi.html" text:style-name="Internet_20_link" text:visited-style-name="Visited_20_Internet_20_Link">
 Депутату ВР оголосили підозру - за $50 тисяч обіцяв«відмазати» іноземця від екстрадиції </text:a>
</text:p>
      <text:p text:style-name="P4">
Як повідомлялося, вранці 26 червня у НАБУ заявили про <text:a xlink:type="simple" xlink:href="https://www.ukrinform.ua/rubric-regions/3729035-vaks-arestuvav-golovu-ternopilskoi-oblradi-golovka.html" text:style-name="Internet_20_link" text:visited-style-name="Visited_20_Internet_20_Link">
 затримання головиТернопільської облради </text:a>
 та двох заступників головиТернопільської ОВА. Їх затримали «на гарячому» після передачі третього траншуу розмірі понад 600 тис. грн.</text:p>
      <text:p text:style-name="P4">
Головко <text:a xlink:type="simple" xlink:href="https://www.ukrinform.ua/rubric-regions/3729524-golovu-ternopilskoi-oblradi-golovka-zvilnili-zpid-varti.html" text:style-name="Internet_20_link" text:visited-style-name="Visited_20_Internet_20_Link">
 вийшов з-під варти під заставу </text:a>
у розмірі 805 тис. грн. Він повинен утримуватися від спілкування зі свідками,здати закордонні паспорти та носити електронний браслет.</text:p>
      <text:p text:style-name="P4">
У суді Головко назвав хабар провокацією і підставою.</text:p>
      <text:p text:style-name="P4">
Source: <text:a xlink:type="simple" xlink:href="https://www.ukrinform.ua/rubric-regions/3730918-pidozruvanij-u-vimaganni-habara-golova-ternopilskoi-oblradi-povernuvsa-na-robotu.html" text:style-name="Internet_20_link" text:visited-style-name="Visited_20_Internet_20_Link">
https://www.ukrinform.ua/rubric-regions/3730918-pidozruvanij-u-vimaganni-habara-golova-ternopilskoi-oblradi-povernuvsa-na-robotu.html</text:a>
</text:p>
      <!--NEWS-->
      <text:h text:style-name="P10" text:outline-level="1">
<text:span text:style-name="T4">
Росіяни обстріляли з танків деокуповану Козачу Лопань</text:span>
</text:h>
      <text:p text:style-name="P4">
Authors: Ukrinform (Person)</text:p>
      <text:p text:style-name="P4">
Publisher: Укринформ (Organization)</text:p>
      <text:p text:style-name="P4">
Published Time: 2023-07-03T17:20:00+03:00</text:p>
      <text:p text:style-name="P4">
Modified Time: 2023-07-03T17:20:00+03:00</text:p>
      <text:p text:style-name="P4">
Description: Війська РФ обстріляли з танків селище Козача Лопань на Харківщині, люди не постраждали, але пошкоджено будинки та поранена домашня худоба. — Укрінформ.</text:p>
      <text:p text:style-name="P4">
Images: ['<text:a xlink:type="simple" xlink:href="https://static.ukrinform.com/photos/2023_07/thumb_files/630_360_1688400427-240.jpg" text:style-name="Internet_20_link" text:visited-style-name="Visited_20_Internet_20_Link">
630_360_16884...</text:a>
']</text:p>
      <text:p text:style-name="P4">
Tags: ['Деокупація', 'Обстріл', 'Танк', 'Російські військові', 'Харківщина', 'Війна з Росією']</text:p>
      <text:p text:style-name="P4">
Type: Article</text:p>
      <!--METADATA-->
      <text:p text:style-name="P4">
<draw:frame draw:style-name="fr1" draw:name="Image110" text:anchor-type="as-char" svg:width="6.9236in" svg:height="3.956343in" draw:z-index="0">
<draw:image xlink:href="../Images/yкринформ/2023-07-03T17-20-00-03-00/630_360_1688400427-240.jpg" xlink:type="simple" xlink:show="embed" xlink:actuate="onLoad" draw:mime-type="image/jpeg"/>
</draw:frame>
 Війська РФобстріляли з танків селище Козача Лопань на Харківщині, люди не постраждали,але пошкоджено будинки та поранена домашня худоба.</text:p>
      <text:p text:style-name="P4">
Про це повідомив у <text:a xlink:type="simple" xlink:href="https://t.me/zadorenko_v/4713" text:style-name="Internet_20_link" text:visited-style-name="Visited_20_Internet_20_Link">
 Телеграмі </text:a>
 начальникДергачівської міської військової адміністрації В'ячеслав Задоренко, передаєУкрінформ.</text:p>
      <text:p text:style-name="P4">
“Ворог завдав танкових ударів по Козачій Лопані. За попередньою інформацією,ніхто з місцевих жителів не постраждав, але поранень зазнала домашня худоба”,- зазначив Задоренко.</text:p>
      <text:p text:style-name="P4">
За його даними, суттєвих пошкоджень зазнали кілька приватних будинків, девнаслідок <text:a xlink:type="simple" xlink:href="https://www.ukrinform.ua/tag-obstril" text:style-name="Internet_20_link" text:visited-style-name="Visited_20_Internet_20_Link">
 обстрілів </text:a>
 вибиті вікна,частково зруйновані стіни та покрівлі.</text:p>
      <text:p text:style-name="P4">
Як <text:a xlink:type="simple" xlink:href="https://t.me/prokuratura_kharkiv/9825" text:style-name="Internet_20_link" text:visited-style-name="Visited_20_Internet_20_Link">
 уточнили </text:a>
 у Харківській обласнійпрокуратурі, у населеному пункті пролунали близько 10 вибухів.</text:p>
      <text:p text:style-name="P4">
<text:span text:style-name="T4">
Читайте також:</text:span>
 <text:a xlink:type="simple" xlink:href="https://www.ukrinform.ua/rubric-ato/3730887-rosiani-obstrilali-selo-stanislav-na-hersonsini-troe-poranenih.html" text:style-name="Internet_20_link" text:visited-style-name="Visited_20_Internet_20_Link">
 Росіяни <text:span text:style-name="T4">
обстріл</text:span>
 яли село Станіслав на Херсонщині,троє поранених </text:a>
</text:p>
      <text:p text:style-name="P4">
Як повідомлялося, Козача Лопань була окупована в перші дні повномасштабноговторгнення. Селище звільнили у вересні 2022 року. Після деокупаціїправоохоронці виявили в ньому три катівні, влаштовані загарбниками.</text:p>
      <text:p text:style-name="P4">
<text:span text:style-name="T5">
Фото: Харківська обласна прокуратура</text:span>
</text:p>
      <text:p text:style-name="P4">
Source: <text:a xlink:type="simple" xlink:href="https://www.ukrinform.ua/rubric-ato/3730919-rosiani-obstrilali-z-tankiv-deokupovanu-kozacu-lopan.html" text:style-name="Internet_20_link" text:visited-style-name="Visited_20_Internet_20_Link">
https://www.ukrinform.ua/rubric-ato/3730919-rosiani-obstrilali-z-tankiv-deokupovanu-kozacu-lopan.html</text:a>
</text:p>
      <!--NEWS-->
      <text:h text:style-name="P10" text:outline-level="1">
<text:span text:style-name="T4">
Без України неможливо уявити Європу майбутнього – Урсула фон дер Ляєн</text:span>
</text:h>
      <text:p text:style-name="P4">
Authors: Ukrinform (Person)</text:p>
      <text:p text:style-name="P4">
Publisher: Укринформ (Organization)</text:p>
      <text:p text:style-name="P4">
Published Time: 2023-07-03T17:23:00+03:00</text:p>
      <text:p text:style-name="P4">
Modified Time: 2023-07-03T23:23:00+03:00</text:p>
      <text:p text:style-name="P4">
Description: Майбутнє Європи неможливо уявити без України, Молдови та Західних Балкан, хоча, ймовірно, подальше розширення ЄС потребуватиме інституційних реформ в самому Європейському Союзі. — Укрінформ.</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Україна', 'Фон дер Ляєн', 'Санчес']</text:p>
      <text:p text:style-name="P4">
Type: Article</text:p>
      <!--METADATA-->
      <text:p text:style-name="P4">
<draw:frame draw:style-name="fr1" draw:name="Image111" text:anchor-type="as-char" svg:width="6.9236in" svg:height="3.956343in" draw:z-index="0">
<draw:image xlink:href="../Images/yкринформ/2023-07-03T17-23-00-03-00/630_360_1685526282-448.jpg" xlink:type="simple" xlink:show="embed" xlink:actuate="onLoad" draw:mime-type="image/jpeg"/>
</draw:frame>
 МайбутнєЄвропи неможливо уявити без України, Молдови та Західних Балкан, хоча,ймовірно, подальше розширення ЄС потребуватиме інституційних реформ в самомуЄвропейському Союзі.</text:p>
      <text:p text:style-name="P4">
Про це сьогодні у Мадриді, під час пресконференції за підсумки візиту КолегіїЄврокомісії до головуючої в ЄС Іспанії заявила Президент Європейської КомісіїУрсула фон дер Ляєн, повідомляє кореспондент Укрінформу.</text:p>
      <text:p text:style-name="P4">
«Подивімось вперед на роки, та спробуємо уявити, як буде виглядати Європа. Чиможемо ми уявити, що Європейський Союз буде без України, без Молдови, безЗахідних Балкан, і що ці частини Європи будуть під впливом Росії або Китаю? Ценеможливо. Тож, напрямок нашого руху є зрозумілим. Ми маємо зараз розпочатидумати, якою буде Європа, коли ці країни стануть частиною ЄвропейськогоСоюзу», - сказала Урсула фон дер Ляєн.</text:p>
      <text:p text:style-name="P4">
<text:span text:style-name="T4">
Читайте також:</text:span>
 <text:span text:style-name="T4">
<text:a xlink:type="simple" xlink:href="https://www.ukrinform.ua/rubric-polytics/3729995-pid-cas-golovuvanna-svecii-v-es-vdalosa-obednati-evropu-v-pidtrimci-ukraini-ursula-fon-der-laen.html" text:style-name="Internet_20_link" text:visited-style-name="Visited_20_Internet_20_Link">
 Під час головування Швеції в ЄС вдалося об’єднатиЄвропу в підтримці України - Урсула фон дер Ляєн</text:a>
 </text:span>
</text:p>
      <text:p text:style-name="P4">
Вона зауважила: для цього європейці мають знайти відповідь на принциповіпитання: як буде виглядати процес прийняття рішень та використання спільногофінансування, як будуть формуватися напрямки спільної політики, і якою маєбути сила, яку в Європі хочуть бачити її громадяни. Всі ці змінипотребуватимуть часу, тож обмірковувати їх потрібно вже зараз.</text:p>
      <text:p text:style-name="P4">
Своєю чергою, прем’єр-міністр головуючої в ЄС Іспанії Педро Санчес зауважив,що наразі питання щодо розширення ЄС знаходиться «на столі». В процесівиникатимуть дискусії щодо інституційних реформ, спільних ресурсів, спільноїсільськогосподарської політики, регіонального розвитку, щодо функційЄвропейської Комісії та кількості місць в Європейському Парламенті. При тому,що всі ці питання є важливими, європейці мають знайти відповідь на головне –яким вони хочуть бачити Європейський Союз за 4-10 років.</text:p>
      <text:p text:style-name="P4">
«З моєї точки зору, - і це лише моя точка зору, - ми маємо рухатися вперед добільшої федералізації <text:span text:style-name="T4">
<text:a xlink:type="simple" xlink:href="https://www.ukrinform.ua/tag-evrosouz" text:style-name="Internet_20_link" text:visited-style-name="Visited_20_Internet_20_Link">
 Європейського Союзу </text:a>
 </text:span>
 . Ми маємо формувати більше спільної політики, поділяти більшесуверенітету, шукати спільні відповіді для спільних викликів, що постаютьперед нашими суспільствами та державами. Це стосується не лише війни та їїнаслідків. Головним чином, мова йде про трансформацію нашого суспільства, процифрові зміни та невідкладні кліматичні проблеми. Ми маємо відповісти наголовне питання, - яким ми хочемо бачити наш Європейський Союз? З моєї точкизору, це має бути більш федеральний Європейський Союз», - сказав Санчес.</text:p>
      <text:p text:style-name="P4">
<text:span text:style-name="T4">
Читайте також:</text:span>
 <text:span text:style-name="T4">
<text:a xlink:type="simple" xlink:href="https://www.ukrinform.ua/rubric-polytics/3730226-spilna-deklaracia-ispania-pidtrimue-stvorenna-radi-ukraina-nato.html" text:style-name="Internet_20_link" text:visited-style-name="Visited_20_Internet_20_Link">
 Спільна декларація: Іспанія підтримує створення РадиУкраїна – НАТО </text:a>
 </text:span>
</text:p>
      <text:p text:style-name="P4">
Як вже повідомлялося, Іспанія прийняла від Швеції естафету ротаційногоголовування в ЄС, та виконуватиме ці обов’язки з 1 липня по 31 грудняпоточного року. На знак солідарності з Україною у перший день Іспанськогоголовування в ЄС прем'єр-міністр Іспанії Педро Санчес здійснив візит до Києвата _<text:span text:style-name="T4">
<text:a xlink:type="simple" xlink:href="https://www.ukrinform.ua/rubric-economy/3730185-ispania-vidilit-ukraini-55-miljoniv-na-finansuvanna-pidpriemstv-i-energosistemi-dla-skil.html" text:style-name="Internet_20_link" text:visited-style-name="Visited_20_Internet_20_Link">
 передав Україні значний пакет військової та гуманітарної допомоги.</text:a>
</text:span>
 _</text:p>
      <text:p text:style-name="P4">
Сьогодні відбувся візит Колегії Єврокомісії до Брюсселя для обговорення шляхівреалізації пріоритетів Іспанського головування в ЄС на наступні пів року.</text:p>
      <text:p text:style-name="P4">
Source: <text:a xlink:type="simple" xlink:href="https://www.ukrinform.ua/rubric-polytics/3731058-bez-ukraini-nemozlivo-uaviti-evropu-majbutnogo-ursula-fon-der-laen.html" text:style-name="Internet_20_link" text:visited-style-name="Visited_20_Internet_20_Link">
https://www.ukrinform.ua/rubric-polytics/3731058-bez-ukraini-nemozlivo-uaviti-evropu-majbutnogo-ursula-fon-der-laen.html</text:a>
</text:p>
      <!--NEWS-->
      <text:h text:style-name="P10" text:outline-level="1">
<text:span text:style-name="T4">
Чиновника Святошинської РДА відсторонили через розкрадання при ремонті укриттів</text:span>
</text:h>
      <text:p text:style-name="P4">
Authors: Ukrinform (Person)</text:p>
      <text:p text:style-name="P4">
Publisher: Укринформ (Organization)</text:p>
      <text:p text:style-name="P4">
Published Time: 2023-07-03T17:25:12+03:00</text:p>
      <text:p text:style-name="P4">
Modified Time: 2023-07-03T17:25:12+03:00</text:p>
      <text:p text:style-name="P4">
Description: У Києві відсторонено від посади начальника управління будівництва, архітектури та землекористування Святошинської районної державної адміністрації через розкрадання при ремонті укриттів. — Укрінформ.</text:p>
      <text:p text:style-name="P4">
Images: ['<text:a xlink:type="simple" xlink:href="https://static.ukrinform.com/photos/2023_07/thumb_files/630_360_1688394007-318.jpg" text:style-name="Internet_20_link" text:visited-style-name="Visited_20_Internet_20_Link">
630_360_16883...</text:a>
']</text:p>
      <text:p text:style-name="P4">
Tags: ['Прокуратура', 'Крадіжка', 'Київ', 'Чиновник', 'Укриття']</text:p>
      <text:p text:style-name="P4">
Type: Article</text:p>
      <!--METADATA-->
      <text:p text:style-name="P4">
<draw:frame draw:style-name="fr1" draw:name="Image112" text:anchor-type="as-char" svg:width="6.9236in" svg:height="3.956343in" draw:z-index="0">
<draw:image xlink:href="../Images/yкринформ/2023-07-03T17-25-12-03-00/630_360_1688394007-318.jpg" xlink:type="simple" xlink:show="embed" xlink:actuate="onLoad" draw:mime-type="image/jpeg"/>
</draw:frame>
 У Києвівідсторонено від посади начальника управління будівництва, архітектури таземлекористування Святошинської районної державної адміністрації черезрозкрадання при ремонті укриттів.</text:p>
      <text:p text:style-name="P4">
Як передає Укрінформ, про це Київська міська прокуратура повідомляє у <text:a xlink:type="simple" xlink:href="https://t.me/kyiv_pro_office/2104" text:style-name="Internet_20_link" text:visited-style-name="Visited_20_Internet_20_Link">
Телеграмі </text:a>
 .</text:p>
      <text:p text:style-name="P4">
“За клопотанням Київської міської прокуратури суд відсторонив від посадиначальника управління будівництва, архітектури та землекористуванняСвятошинської РДА”, - ідеться в повідомленні.</text:p>
      <text:p text:style-name="P4">
Прокуратура підозрює посадовця у розтраті 800 тис. грн бюджетних коштів, яківиділялися на капітальний ремонт найпростішого <text:a xlink:type="simple" xlink:href="https://www.ukrinform.ua/tag-ukritta" text:style-name="Internet_20_link" text:visited-style-name="Visited_20_Internet_20_Link">
 укриття</text:a>
 на території Святошинського районустолиці (ч. 5 ст. 191 Кримінального кодексу України).</text:p>
      <text:p text:style-name="P4">
<text:span text:style-name="T4">
Читайте також:</text:span>
 <text:a xlink:type="simple" xlink:href="https://www.ukrinform.ua/rubric-regions/3728517-u-zaporizzi-cerez-nezaleznij-stan-ukrittiv-zvilnili-cinovnika.html" text:style-name="Internet_20_link" text:visited-style-name="Visited_20_Internet_20_Link">
 У <text:span text:style-name="T4">
Запоріжжі</text:span>
 <text:span text:style-name="T4">
через</text:span>
 <text:span text:style-name="T4">
незалежний</text:span>
 <text:span text:style-name="T4">
стан</text:span>
<text:span text:style-name="T4">
укриттів</text:span>
 <text:span text:style-name="T4">
звільнили</text:span>
 <text:span text:style-name="T4">
чиновника</text:span>
 </text:a>
</text:p>
      <text:p text:style-name="P4">
За даними слідства, підозрюваний підписав акти виконаних робіт з завищенимиобсягами та вартістю.</text:p>
      <text:p text:style-name="P4">
Як повідомляв Укрінформ, у червні Директору Департаменту муніципальної безпекиКиївської міської державної адміністрації Роману Ткачуку <text:a xlink:type="simple" xlink:href="https://www.ukrinform.ua/rubric-kyiv/3726347-arestovanomu-u-spravi-pro-zakrite-ukritta-cinovniku-kmda-ogolosili-se-odnu-pidozru.html" text:style-name="Internet_20_link" text:visited-style-name="Visited_20_Internet_20_Link">
 повідомили підозру- у розтраті бюджетних коштів у особливо великих розмірах</text:a>
 , в умовахвоєнного стану.</text:p>
      <text:p text:style-name="P4">
<text:span text:style-name="T5">
Фото: Київська міська прокуратура/Телеграм</text:span>
</text:p>
      <text:p text:style-name="P4">
Source: <text:a xlink:type="simple" xlink:href="https://www.ukrinform.ua/rubric-kyiv/3730923-cinovnika-svatosinskoi-rda-vidstoronili-cerez-rozkradanna-pri-remonti-ukrittiv.html" text:style-name="Internet_20_link" text:visited-style-name="Visited_20_Internet_20_Link">
https://www.ukrinform.ua/rubric-kyiv/3730923-cinovnika-svatosinskoi-rda-vidstoronili-cerez-rozkradanna-pri-remonti-ukrittiv.html</text:a>
</text:p>
      <!--NEWS-->
      <text:h text:style-name="P10" text:outline-level="1">
<text:span text:style-name="T4">
Ситуація на ЗАЕС залишається вразливою попри підключення до резервної лінії - МАГАТЕ</text:span>
</text:h>
      <text:p text:style-name="P4">
Authors: Ukrinform (Person)</text:p>
      <text:p text:style-name="P4">
Publisher: Укринформ (Organization)</text:p>
      <text:p text:style-name="P4">
Published Time: 2023-07-03T17:35:00+03:00</text:p>
      <text:p text:style-name="P4">
Modified Time: 2023-07-03T17:35:00+03:00</text:p>
      <text:p text:style-name="P4">
Description: Запорізьку атомну електростанцію знову підключили до єдиної доступної резервної лінії електропередач вперше за чотири місяці, проте ситуація на об’єкті залишається «надзвичайно вразливою» та нестабільною. — Укрінформ.</text:p>
      <text:p text:style-name="P4">
Images: ['<text:a xlink:type="simple" xlink:href="https://static.ukrinform.com/photos/2023_06/thumb_files/630_360_1688108437-837.jpg" text:style-name="Internet_20_link" text:visited-style-name="Visited_20_Internet_20_Link">
630_360_16881...</text:a>
']</text:p>
      <text:p text:style-name="P4">
Tags: ['Електроенергія', 'МАГАТЕ', 'Запорізька АЕС']</text:p>
      <text:p text:style-name="P4">
Type: Article</text:p>
      <!--METADATA-->
      <text:p text:style-name="P4">
<draw:frame draw:style-name="fr1" draw:name="Image113" text:anchor-type="as-char" svg:width="6.9236in" svg:height="3.956343in" draw:z-index="0">
<draw:image xlink:href="../Images/yкринформ/2023-07-03T17-35-00-03-00/630_360_1688108437-837.jpg" xlink:type="simple" xlink:show="embed" xlink:actuate="onLoad" draw:mime-type="image/jpeg"/>
</draw:frame>
 Запорізькуатомну електростанцію знову підключили до єдиної доступної резервної лініїелектропередач вперше за чотири місяці, проте ситуація на об’єкті залишається«надзвичайно вразливою» та нестабільною.</text:p>
      <text:p text:style-name="P4">
Про це повідомив гендиректор МАГАТЕ Рафаель Гроссі в <text:a xlink:type="simple" xlink:href="https://www.iaea.org/newscenter/pressreleases/update-169-iaea-director-general-statement-on-situation-in-ukraine-0" text:style-name="Internet_20_link" text:visited-style-name="Visited_20_Internet_20_Link">
 заяві</text:a>
 від 3 липня, передає Укрінформ.</text:p>
      <text:p text:style-name="P4">
«Хоча повторне підключення резервної лінії електропередач є позитивним,ситуація із зовнішніми електропостачанням станції залишається дуже вразливою,що підкреслює ненадійну ситуацію з ядерною безпекою та безпекою на об’єкті», –зазначив Гроссі.</text:p>
      <text:p text:style-name="P4">
Підключення атомної станції у Запоріжжі до єдиної лінії електропередачнапругою у 330 кВ було перервано 1 березня через пошкодження на іншому березіДніпра. Відновити підключення вдалося лише ввечері 1 липня.</text:p>
      <text:p text:style-name="P4">
«Повторне підключення лінії 330кВ є важливим, оскільки протягом останніхкількох місяців <text:a xlink:type="simple" xlink:href="https://www.ukrinform.ua/tag-zaporizka-aes" text:style-name="Internet_20_link" text:visited-style-name="Visited_20_Internet_20_Link">
 ЗАЕС </text:a>
покладалася на єдину магістральну лінію в 750 кВ для подачі ззовніелектроенергії, необхідної для охолодження реактора та інших важливих функційядерної безпеки»,– йдеться у заяві.</text:p>
      <text:p text:style-name="P4">
<text:span text:style-name="T4">
Читайте також:</text:span>
 <text:a xlink:type="simple" xlink:href="https://www.ukrinform.ua/rubric-ato/3730862-zsu-ta-energoatom-domovilisa-pro-vzaemodiu-sodo-mozlivih-scenariiv-podij-na-zaes.html" text:style-name="Internet_20_link" text:visited-style-name="Visited_20_Internet_20_Link">
 ЗСУ та Енергоатом домовилися про взаємодію щодо можливихсценаріїв подій на <text:span text:style-name="T4">
ЗАЕС</text:span>
 </text:a>
</text:p>
      <text:p text:style-name="P4">
До початку повномасштабної російсько-української війни у ЗАЕС був доступ дочотирьох ліній напругою в 750 кВ.</text:p>
      <text:p text:style-name="P4">
Гроссі зазначив, що наразі лінія у 330 кВ перебуває під напругою ізберігається як резервна для живлення ЗАЕС у разі, якщо лінія у 750 кВ буденедоступною або пошкодженою.</text:p>
      <text:p text:style-name="P4">
За час повномасштабної війни Росії проти України Запорізька АЕС вже сім разіввтрачала зовнішнє енергопостачання, що призвело до тимчасового використанняаварійних дизельних генераторів для отримання електроенергії, йдеться уповідомленні.</text:p>
      <text:p text:style-name="P4">
Раніше Гроссі заявив про потребу додаткових заходів для стабілізації рівняводи у ставку-охолоджувачі ЗАЕС.</text:p>
      <text:p text:style-name="P4">
Як повідомляв Укрінформ, у НЕК «Укренерго» заявили <text:a xlink:type="simple" xlink:href="https://www.ukrinform.ua/rubric-regions/3730751-energetiki-vidnovili-odnu-z-linij-elektroperedac-so-zivit-zaes.html" text:style-name="Internet_20_link" text:visited-style-name="Visited_20_Internet_20_Link">
 про повернення в роботуоднієї з ліній електропередач, що забезпечує живлення Запорізької АЕС.</text:a>
</text:p>
      <text:p text:style-name="P4">
<text:span text:style-name="T5">
Фото: Костянтин Ліберов</text:span>
</text:p>
      <text:p text:style-name="P4">
Source: <text:a xlink:type="simple" xlink:href="https://www.ukrinform.ua/rubric-economy/3730927-situacia-na-zaes-zalisaetsa-vrazlivou-popri-pidklucenna-do-rezervnoi-linii-magate.html" text:style-name="Internet_20_link" text:visited-style-name="Visited_20_Internet_20_Link">
https://www.ukrinform.ua/rubric-economy/3730927-situacia-na-zaes-zalisaetsa-vrazlivou-popri-pidklucenna-do-rezervnoi-linii-magate.html</text:a>
</text:p>
      <!--NEWS-->
      <text:h text:style-name="P10" text:outline-level="1">
<text:span text:style-name="T4">
Визначилися усі країни-учасниці жіночого чемпіонату світу з гандболу</text:span>
</text:h>
      <text:p text:style-name="P4">
Authors: Ukrinform (Person)</text:p>
      <text:p text:style-name="P4">
Publisher: Укринформ (Organization)</text:p>
      <text:p text:style-name="P4">
Published Time: 2023-07-03T17:35:26+03:00</text:p>
      <text:p text:style-name="P4">
Modified Time: 2023-07-03T17:35:26+03:00</text:p>
      <text:p text:style-name="P4">
Description: Визначилися всі учасниці жіночого чемпіонату світу з гандболу-2023, у якому візьме участь збірна України. — Укрінформ.</text:p>
      <text:p text:style-name="P4">
Images: ['<text:a xlink:type="simple" xlink:href="https://static.ukrinform.com/photos/2023_07/thumb_files/630_360_1688394819-897.jpg" text:style-name="Internet_20_link" text:visited-style-name="Visited_20_Internet_20_Link">
630_360_16883...</text:a>
']</text:p>
      <text:p text:style-name="P4">
Tags: ['Збірна України', 'гандбол']</text:p>
      <text:p text:style-name="P4">
Type: Article</text:p>
      <!--METADATA-->
      <text:p text:style-name="P4">
<draw:frame draw:style-name="fr1" draw:name="Image114" text:anchor-type="as-char" svg:width="6.9236in" svg:height="3.956343in" draw:z-index="0">
<draw:image xlink:href="../Images/yкринформ/2023-07-03T17-35-26-03-00/630_360_1688394819-897.jpg" xlink:type="simple" xlink:show="embed" xlink:actuate="onLoad" draw:mime-type="image/jpeg"/>
</draw:frame>
Визначилися всі учасниці жіночого чемпіонату світу з гандболу-2023, у якомувізьме участь збірна України.</text:p>
      <text:p text:style-name="P4">
Про це повідомили на <text:a xlink:type="simple" xlink:href="https://www.ihf.info/media-center/news/wildcards-confirmed-and-pots-draw-2023-ihf-womens-world-championship-announced" text:style-name="Internet_20_link" text:visited-style-name="Visited_20_Internet_20_Link">
 сайті </text:a>
 Міжнародної федерації гандболу України, передаєУкрінформ.</text:p>
      <text:p text:style-name="P4">
На ЧС потрапили 32 команди.</text:p>
      <text:p text:style-name="P4">
Жеребкування турніру відбудеться 6 липня. Україна потрапила до третьогокошика.</text:p>
      <text:p text:style-name="P4">
Господарками змагань є Данія, Норвегія та Швеція. Фінальна частина ЧС-2023пройде з 29 листопада по 17 грудня.</text:p>
      <text:p text:style-name="P4">
<text:span text:style-name="T4">
Читайте також:</text:span>
 <text:a xlink:type="simple" xlink:href="https://www.ukrinform.ua/rubric-sports/3724575-nimeckij-magdeburg-peremozec-gandbolnoi-ligi-cempioniv.html" text:style-name="Internet_20_link" text:visited-style-name="Visited_20_Internet_20_Link">
 Німецький «Магдебург» - переможець <text:span text:style-name="T4">
гандбол</text:span>
 ьної Лігичемпіонів </text:a>
</text:p>
      <text:p text:style-name="P4">
Країни-учасниці ЧС-2023 з гандболу:</text:p>
      <text:p text:style-name="P4">
Кошик 1: Норвегія, Данія, Чорногорія, Франція, Нідерланди, Швеція, Бразилія,Німеччина.</text:p>
      <text:p text:style-name="P4">
Кошик 2: Словенія, Іспанія, Хорватія, Республіка Корея, Угорщина, Румунія,Польща, Чехія.</text:p>
      <text:p text:style-name="P4">
Кошик 3: Сербія, Японія, Україна, Аргентина, Гренландія, Ангола, Китай,Камерун.</text:p>
      <text:p text:style-name="P4">
Кошик 4: Конго, Сенегал, Парагвай, Іран, Казахстан, Чилі, Австрія, Ісландія.</text:p>
      <text:p text:style-name="P4">
Фото: handball.net.ua</text:p>
      <text:p text:style-name="P4">
Source: <text:a xlink:type="simple" xlink:href="https://www.ukrinform.ua/rubric-sports/3730926-viznacilisa-usi-krainiucasnici-zinocogo-cempionatu-svitu-z-gandbolu.html" text:style-name="Internet_20_link" text:visited-style-name="Visited_20_Internet_20_Link">
https://www.ukrinform.ua/rubric-sports/3730926-viznacilisa-usi-krainiucasnici-zinocogo-cempionatu-svitu-z-gandbolu.html</text:a>
</text:p>
      <!--NEWS-->
      <text:h text:style-name="P10" text:outline-level="1">
<text:span text:style-name="T4">
Фігурантів справи «кримських мусульман» утримують у в'язниці довше за встановлений термін</text:span>
</text:h>
      <text:p text:style-name="P4">
Authors: Ukrinform (Person)</text:p>
      <text:p text:style-name="P4">
Publisher: Укринформ (Organization)</text:p>
      <text:p text:style-name="P4">
Published Time: 2023-07-03T17:38:02+03:00</text:p>
      <text:p text:style-name="P4">
Modified Time: 2023-07-03T17:38:02+03:00</text:p>
      <text:p text:style-name="P4">
Description: Фігурантів справи "кримських мусульман" Арсена Абхаїрова, Рустема Емірусеїнова та Ескендера Абдулганієва утримують у російській тюрмі довше встановленого судом терміну. — Укрінформ.</text:p>
      <text:p text:style-name="P4">
Images: ['<text:a xlink:type="simple" xlink:href="https://static.ukrinform.com/photos/2023_07/thumb_files/630_360_1688394753-548.jpg" text:style-name="Internet_20_link" text:visited-style-name="Visited_20_Internet_20_Link">
630_360_16883...</text:a>
']</text:p>
      <text:p text:style-name="P4">
Tags: ['Кримські татари', "Політв'язні Кремля", 'Справа Хізб ут-Тахрір']</text:p>
      <text:p text:style-name="P4">
Type: Article</text:p>
      <!--METADATA-->
      <text:p text:style-name="P4">
<draw:frame draw:style-name="fr1" draw:name="Image115" text:anchor-type="as-char" svg:width="6.9236in" svg:height="3.956343in" draw:z-index="0">
<draw:image xlink:href="../Images/yкринформ/2023-07-03T17-38-02-03-00/630_360_1688394753-548.jpg" xlink:type="simple" xlink:show="embed" xlink:actuate="onLoad" draw:mime-type="image/jpeg"/>
</draw:frame>
 Фігурантівсправи "кримських мусульман" Арсена Абхаїрова, Рустема Емірусеїнова таЕскендера Абдулганієва утримують у російській тюрмі довше встановленого судомтерміну.</text:p>
      <text:p text:style-name="P4">
Відповідне пояснення ухвалив Південний окружний військовий суд Ростова-на-Дону(Росія), передає Укрінформ із посиланням на громадське об’єднання <text:a xlink:type="simple" xlink:href="https://crimean-solidarity.org/news/2023/07/03/polituznikov-krasnogvardejskoj-gruppy-nezakonno-uderzhivayut-v-samyx-strogix-usloviyax-zaklyucheniya--2661" text:style-name="Internet_20_link" text:visited-style-name="Visited_20_Internet_20_Link">
 "Кримськасолідарність" </text:a>
 <text:a xlink:type="simple" xlink:href="https://crimean-solidarity.org/news/2023/07/03/polituznikov-krasnogvardejskoj-gruppy-nezakonno-uderzhivayut-v-samyx-strogix-usloviyax-zaklyucheniya--2661" text:style-name="Internet_20_link" text:visited-style-name="Visited_20_Internet_20_Link">
 . </text:a>
</text:p>
      <text:p text:style-name="P4">
"Кримські татари із "Красногвардійської групи" <text:a xlink:type="simple" xlink:href="https://www.ukrinform.ua/tag-sprava-hizb-uttahrir" text:style-name="Internet_20_link" text:visited-style-name="Visited_20_Internet_20_Link">
 "Хізб ут-Тахрір"</text:a>
 Арсен Абхаїров, РустемЕмірусеїнов та Ескендер Абдулганієв утримуються у тюрмі — в найбільш суворихумовах - довше встановленого судом терміну. Ще пів року тому їх повинні булиперевести до колоній суворого режиму", - йдеться у дописі.</text:p>
      <text:p text:style-name="P4">
Зазначається, що під час судового засідання розглянули клопотання політв’язняАбхаїрова про те, чи зараховується перебування в СІЗО до тюремного терміну.Суддя пояснив, що політв’язнів мали утримувати у тюрмі два роки із врахуваннямїхнього перебування в СІЗО. Після цього їх мали перевести до виправнихколоній.</text:p>
      <text:p text:style-name="P4">
<text:span text:style-name="T4">
Читайте також:</text:span>
 <text:a xlink:type="simple" xlink:href="https://www.ukrinform.ua/rubric-crimea/3729134-u-rosii-prooperuvali-krimskogo-politvazna-emiruseina-kuku.html" text:style-name="Internet_20_link" text:visited-style-name="Visited_20_Internet_20_Link">
 У росії прооперували кримського політв'язня Емір-УсеїнаКуку </text:a>
</text:p>
      <text:p text:style-name="P4">
Повідомляється, що адміністрація тюрми, де утримується Абхаїров, вважає, щокримські татари мають утримуватися у в'язницях повні два роки, без врахуванняїхнього перебування в СІЗО.</text:p>
      <text:p text:style-name="P4">
У "Кримській солідарності" наголосили, що тюрма - найбільш сувора мірапокарання в російській пенітенціарній системі. Так, арештанти постійноперебувають у камері, обмежні у пересуванні. Заняття спортом, навчання, працяу в'язниці заборонені.</text:p>
      <text:p text:style-name="P4">
Як повідомлялося, учасників "красногвардійської групи" затримали у лютому 2019року. Їх звинуватили у причетності до діяльності ісламської політичної партії"Хізб ут-Тахрір".</text:p>
      <text:p text:style-name="P4">
<text:span text:style-name="T4">
Читайте також:</text:span>
 <text:a xlink:type="simple" xlink:href="https://www.ukrinform.ua/rubric-crimea/3725198-u-krimu-prodovzili-arest-patom-figurantam-spravi-drugoi-dzankojskoi-grupi.html" text:style-name="Internet_20_link" text:visited-style-name="Visited_20_Internet_20_Link">
 У Криму продовжили арешт п'ятьом фігурантам справи«другої джанкойської групи» </text:a>
</text:p>
      <text:p text:style-name="P4">
Рустема Емірусеїнова в Росії засудили до 17 років позбавлення волі, АрсенаАбхаїрова — до 13, Ескендера Абдулганієва - до 12 років. Згідно з рішеннямсуду, перші два роки вони мають провести в тюрмі.</text:p>
      <text:p text:style-name="P4">
<text:span text:style-name="T5">
Фото: Кримська солідарність</text:span>
</text:p>
      <text:p text:style-name="P4">
Source: <text:a xlink:type="simple" xlink:href="https://www.ukrinform.ua/rubric-crimea/3730930-figurantiv-spravi-krimskih-musulman-utrimuut-u-vaznici-dovse-za-vstanovlenij-termin.html" text:style-name="Internet_20_link" text:visited-style-name="Visited_20_Internet_20_Link">
https://www.ukrinform.ua/rubric-crimea/3730930-figurantiv-spravi-krimskih-musulman-utrimuut-u-vaznici-dovse-za-vstanovlenij-termin.html</text:a>
</text:p>
      <!--NEWS-->
      <text:h text:style-name="P10" text:outline-level="1">
<text:span text:style-name="T4">
«Росатом» остаточно припинив діяльність у Чехії</text:span>
</text:h>
      <text:p text:style-name="P4">
Authors: Ukrinform (Person)</text:p>
      <text:p text:style-name="P4">
Publisher: Укринформ (Organization)</text:p>
      <text:p text:style-name="P4">
Published Time: 2023-07-03T17:42:00+03:00</text:p>
      <text:p text:style-name="P4">
Modified Time: 2023-07-03T17:42:00+03:00</text:p>
      <text:p text:style-name="P4">
Description: Російська держкорпорація «Росатом» через понад рік після початку повномасштабного вторгнення РФ в Україну остаточно припинила свою діяльність у Чеській Республіці. — Укрінформ.</text:p>
      <text:p text:style-name="P4">
Images: ['<text:a xlink:type="simple" xlink:href="https://static.ukrinform.com/photos/2023_06/thumb_files/630_360_1686734431-679.jpg" text:style-name="Internet_20_link" text:visited-style-name="Visited_20_Internet_20_Link">
630_360_16867...</text:a>
']</text:p>
      <text:p text:style-name="P4">
Tags: ['Чехія', 'Росатом']</text:p>
      <text:p text:style-name="P4">
Type: Article</text:p>
      <!--METADATA-->
      <text:p text:style-name="P4">
<draw:frame draw:style-name="fr1" draw:name="Image116" text:anchor-type="as-char" svg:width="6.9236in" svg:height="3.956343in" draw:z-index="0">
<draw:image xlink:href="../Images/yкринформ/2023-07-03T17-42-00-03-00/630_360_1686734431-679.jpg" xlink:type="simple" xlink:show="embed" xlink:actuate="onLoad" draw:mime-type="image/jpeg"/>
</draw:frame>
 Російськадержкорпорація «Росатом» через понад рік після початку повномасштабноговторгнення РФ в Україну остаточно припинила свою діяльність у ЧеськійРеспубліці.</text:p>
      <text:p text:style-name="P4">
Про це повідомляє <text:a xlink:type="simple" xlink:href="https://ruski.radio.cz/rosatom-okonchatelno-prekratil-svoyu-deyatelnost-v-chehii-8787719" text:style-name="Internet_20_link" text:visited-style-name="Visited_20_Internet_20_Link">
 Radio Prague International</text:a>
 , передає Укрінформ.</text:p>
      <text:p text:style-name="P4">
Місцева філія компанії наразі виключена з комерційного реєстру, всі їїспівробітники звільнилися раніше. Комунікаційне агентство, яке працювало на«Росатом», також зупинило свою діяльність, залишивши після себе борги.</text:p>
      <text:p text:style-name="P4">
Раніше <text:a xlink:type="simple" xlink:href="https://www.ukrinform.ua/tag-rosatom" text:style-name="Internet_20_link" text:visited-style-name="Visited_20_Internet_20_Link">
 «Росатом» </text:a>
 подав заявку научасть у тендері на будівництво нового енергоблоку на чеській АЕС Дуковани,проте уряд Чехії виключив російський концерн з тендеру після розкриття роліросійського ГРУ у вибуху складів боєприпасів у Врбетиці.</text:p>
      <text:p text:style-name="P4">
Досі в Чеській Республіці розташовувався завод угорської філії, яка останнімчасом функціонувала як центр компанії в Центральній Європі.</text:p>
      <text:p text:style-name="P4">
<text:span text:style-name="T4">
Читайте також:</text:span>
 <text:a xlink:type="simple" xlink:href="https://www.ukrinform.ua/rubric-kyiv/3722710-u-kievi-vikrili-kompaniu-aka-dopomagala-rosatomu-buduvati-aes-u-riznih-krainah.html" text:style-name="Internet_20_link" text:visited-style-name="Visited_20_Internet_20_Link">
 У Києві викрили компанію, яка допомагала <text:span text:style-name="T4">
Росатом</text:span>
 убудувати АЕС у різних країнах </text:a>
</text:p>
      <text:p text:style-name="P4">
Як повідомляв Укрінформ, раніше президент Литви Гітанас Науседа закликавЄвропейський союз вже розробляти наступний пакет санкцій проти Росії, в який,на його думку, <text:a xlink:type="simple" xlink:href="https://www.ukrinform.ua/rubric-polytics/3729332-u-nastupnomu-paketi-maut-buti-sankcii-proti-rosatoma-nauseda.html" text:style-name="Internet_20_link" text:visited-style-name="Visited_20_Internet_20_Link">
 слід включити держкорпорацію РФ "Росатом".</text:a>
</text:p>
      <text:p text:style-name="P4">
Source: <text:a xlink:type="simple" xlink:href="https://www.ukrinform.ua/rubric-world/3730932-rosatom-ostatocno-pripiniv-dialnist-u-cehii.html" text:style-name="Internet_20_link" text:visited-style-name="Visited_20_Internet_20_Link">
https://www.ukrinform.ua/rubric-world/3730932-rosatom-ostatocno-pripiniv-dialnist-u-cehii.html</text:a>
</text:p>
      <!--NEWS-->
      <text:h text:style-name="P10" text:outline-level="1">
<text:span text:style-name="T4">
Стрілець з аеропорту Кишинева виявився колишнім співробітником поліції</text:span>
</text:h>
      <text:p text:style-name="P4">
Authors: Ukrinform (Person)</text:p>
      <text:p text:style-name="P4">
Publisher: Укринформ (Organization)</text:p>
      <text:p text:style-name="P4">
Published Time: 2023-07-03T17:46:00+03:00</text:p>
      <text:p text:style-name="P4">
Modified Time: 2023-07-03T17:46:00+03:00</text:p>
      <text:p text:style-name="P4">
Description: 43-річний громадянин Таджикистану Рустам Ашуров, який убив двох людей у Кишинівському аеропорту, - колишній співробітник поліції Таджикистану. — Укрінформ.</text:p>
      <text:p text:style-name="P4">
Images: ['<text:a xlink:type="simple" xlink:href="https://static.ukrinform.com/photos/2023_03/thumb_files/630_360_1678623774-455.jpg" text:style-name="Internet_20_link" text:visited-style-name="Visited_20_Internet_20_Link">
630_360_16786...</text:a>
']</text:p>
      <text:p text:style-name="P4">
Tags: ['Аеропорт', 'Кишинів', 'Стрілянина']</text:p>
      <text:p text:style-name="P4">
Type: Article</text:p>
      <!--METADATA-->
      <text:p text:style-name="P4">
<draw:frame draw:style-name="fr1" draw:name="Image117" text:anchor-type="as-char" svg:width="6.9236in" svg:height="3.956343in" draw:z-index="0">
<draw:image xlink:href="../Images/yкринформ/2023-07-03T17-46-00-03-00/630_360_1678623774-455.jpg" xlink:type="simple" xlink:show="embed" xlink:actuate="onLoad" draw:mime-type="image/jpeg"/>
</draw:frame>
 43-річнийгромадянин Таджикистану Рустам Ашуров, який убив двох людей у Кишинівськомуаеропорту, - колишній співробітник поліції Таджикистану.</text:p>
      <text:p text:style-name="P4">
У 2013 році він скоїв подібний злочин у Таджикистані, відбував за це покаранняу в'язниці, але вийшов на волю раніше за встановлений термін.</text:p>
      <text:p text:style-name="P4">
Про це повідомляє <text:a xlink:type="simple" xlink:href="https://newsmaker.md/rus/novosti/strelok-ubivshiy-lyudey-v-kishinevskom-aeroportu-byvshiy-politseyskiy-cherneutsanu-rasskazal-podrobnosti/" text:style-name="Internet_20_link" text:visited-style-name="Visited_20_Internet_20_Link">
 News Mаker </text:a>
 з посиланням на керівництво поліції, передаєУкрінформ.</text:p>
      <text:p text:style-name="P4">
Як зазначив очільник Генінспектората поліції Віорел Чернеуцану, за данимитаджицьких правоохоронців, Рустам Ашуров - колишній співробітник поліціїТаджикистану, який 7 років пропрацював у структурах МВС, але його звільнили зазлочинну діяльність на території країни.</text:p>
      <text:p text:style-name="P4">
У 2013 році Ашуров скоїв злочину в Таджикистані, але вийшов з в'язницідостроково.</text:p>
      <text:p text:style-name="P4">
Чернеуцану спростував чутки про те, що Ашуров причетний до будь-якоготерористичного угруповання.</text:p>
      <text:p text:style-name="P4">
<text:span text:style-name="T4">
Читайте також:</text:span>
 <text:a xlink:type="simple" xlink:href="https://www.ukrinform.ua/rubric-world/3730570-napadnik-z-aeroportu-kisineva-buv-u-rozsuku-v-tadzikistani.html" text:style-name="Internet_20_link" text:visited-style-name="Visited_20_Internet_20_Link">
 Нападник з аеропорту Кишинева був у розшуку вТаджикистані </text:a>
</text:p>
      <text:p text:style-name="P4">
Глава Генінспекторату поліції також підкреслив, що, коли Ашуров прибув доМолдови, він не значився в жодній базі розшуку.</text:p>
      <text:p text:style-name="P4">
«Ця людина пройшла перевірку і в аеропорту Стамбула. Враховуючи підвищенубезпеку в Стамбулі, як ви уявляєте собі, що людина, оголошена в міжнароднийрозшук, могла пройти там перевірку? Тим більше, якби вона була членомтерористичного угруповання?» - сказав Чернеуцану.</text:p>
      <text:p text:style-name="P4">
Раніше глава Генпрокуратури Іон Мунтяну заявив, що стрільця не будутьекстрадувати в Таджикистан.</text:p>
      <text:p text:style-name="P4">
Проти стрільця порушили справу за фактом вбивства з обтяжуючими обставинами.Йому загрожує покарання з ймовірністю довічного ув'язнення.</text:p>
      <text:p text:style-name="P4">
<text:span text:style-name="T4">
Читайте також:</text:span>
 <text:a xlink:type="simple" xlink:href="https://www.ukrinform.ua/rubric-world/3730068-strilec-u-kisinivskomu-aeroportu-buv-ucasnikom-zlocinnoi-grupi.html" text:style-name="Internet_20_link" text:visited-style-name="Visited_20_Internet_20_Link">
 <text:span text:style-name="T4">
Стрілець</text:span>
 у Кишинівському аеропорту був учасникомзлочинної групи </text:a>
</text:p>
      <text:p text:style-name="P4">
Як повідомлялося, 30 червня у Кишинівському аеропорту іноземець відкривстрілянину, вбивши двох людей та поранивши одного пасажира. Поліції вдалосязатримати стрільця. Він отримав поранення. Співробітники правоохороннихорганів продовжать забезпечувати безпеку та громадський порядок в аеропорту.</text:p>
      <text:p text:style-name="P4">
Як повідомила президент Мая Санду, іноземець, який відкрив стрілянину,застрелив працівника прикордонної поліції та співробітника служби безпекиаеропорту.</text:p>
      <text:p text:style-name="P4">
<text:span text:style-name="T5">
Фото: News Mаker</text:span>
</text:p>
      <text:p text:style-name="P4">
Source: <text:a xlink:type="simple" xlink:href="https://www.ukrinform.ua/rubric-world/3730935-strilec-z-aeroportu-kisineva-viavivsa-kolisnim-spivrobitnikom-policii.html" text:style-name="Internet_20_link" text:visited-style-name="Visited_20_Internet_20_Link">
https://www.ukrinform.ua/rubric-world/3730935-strilec-z-aeroportu-kisineva-viavivsa-kolisnim-spivrobitnikom-policii.html</text:a>
</text:p>
      <!--NEWS-->
      <text:h text:style-name="P10" text:outline-level="1">
<text:span text:style-name="T4">
Переробні підприємства можуть отримати гранти до $150 тисяч за програмою USAID</text:span>
</text:h>
      <text:p text:style-name="P4">
Authors: Ukrinform (Person)</text:p>
      <text:p text:style-name="P4">
Publisher: Укринформ (Organization)</text:p>
      <text:p text:style-name="P4">
Published Time: 2023-07-03T17:46:46+03:00</text:p>
      <text:p text:style-name="P4">
Modified Time: 2023-07-03T17:46:46+03:00</text:p>
      <text:p text:style-name="P4">
Description: Малі та середні переробні підприємства можуть отримати гранти на розвиток обсягом від 75 тис. дол. до 150 тис. дол. — Укрінформ.</text:p>
      <text:p text:style-name="P4">
Images: ['<text:a xlink:type="simple" xlink:href="https://static.ukrinform.com/photos/2020_03/thumb_files/630_360_1584521971-464.jpg" text:style-name="Internet_20_link" text:visited-style-name="Visited_20_Internet_20_Link">
630_360_15845...</text:a>
']</text:p>
      <text:p text:style-name="P4">
Tags: ['Бізнес', 'Інвестиції', 'Мінекономіки', 'USAID', 'Грант']</text:p>
      <text:p text:style-name="P4">
Type: Article</text:p>
      <!--METADATA-->
      <text:p text:style-name="P4">
<draw:frame draw:style-name="fr1" draw:name="Image118" text:anchor-type="as-char" svg:width="6.9236in" svg:height="3.956343in" draw:z-index="0">
<draw:image xlink:href="../Images/yкринформ/2023-07-03T17-46-46-03-00/630_360_1584521971-464.jpg" xlink:type="simple" xlink:show="embed" xlink:actuate="onLoad" draw:mime-type="image/jpeg"/>
</draw:frame>
 Малі тасередні переробні підприємства можуть отримати гранти на розвиток обсягом від75 тис. дол. до 150 тис. дол.</text:p>
      <text:p text:style-name="P4">
Як передає Укрінформ, про це повідомляє <text:a xlink:type="simple" xlink:href="https://www.me.gov.ua/News/Detail" text:style-name="Internet_20_link" text:visited-style-name="Visited_20_Internet_20_Link">
 пресслужба Міністерства економіки</text:a>
 .</text:p>
      <text:p text:style-name="P4">
"Малі та середні переробні підприємства отримають підтримку на $2,5 млн вмежах ініціативи, яку реалізує Програма <text:a xlink:type="simple" xlink:href="https://www.ukrinform.ua/tag-usaid" text:style-name="Internet_20_link" text:visited-style-name="Visited_20_Internet_20_Link">
 USAID</text:a>
 «Конкурентоспроможна економіка України».У рамках грантової програми буде надано близько 25 грантів обсягом від $75 000до $150 000. Грантова програма реалізується в партнерстві з Мінекономіки", -йдеться в повідомленні.</text:p>
      <text:p text:style-name="P4">
Надані програмою USAID гранти підтримуватимуть МСП у діяльності, яка сприяєвиробництву інноваційних продуктів, модернізації виробництва, скороченнюручної праці.</text:p>
      <text:p text:style-name="P4">
Йдеться про створення більш висококваліфікованих робочих місць, підвищенняефективності використання інших ресурсів, імпортозаміщення на українськомуринку та/або експорт української продукції для заповнення ніш, які ранішезаймала російська та білоруська продукція, локалізацію виробництва товарів,потрібних для відбудови.</text:p>
      <text:p text:style-name="P4">
<text:span text:style-name="T4">
Читайте також:</text:span>
 <text:a xlink:type="simple" xlink:href="https://www.ukrinform.ua/rubric-economy/3722897-ukrainski-pidpriemci-mozut-otrimati-granti-do-150-tisac-za-programou-usaid-minekonomiki.html" text:style-name="Internet_20_link" text:visited-style-name="Visited_20_Internet_20_Link">
 <text:span text:style-name="T4">
Українські</text:span>
 <text:span text:style-name="T4">
підприємці</text:span>
 <text:span text:style-name="T4">
можуть</text:span>
 <text:span text:style-name="T4">
отримати</text:span>
<text:span text:style-name="T4">
гранти</text:span>
 до $ <text:span text:style-name="T4">
150</text:span>
 <text:span text:style-name="T4">
тисяч</text:span>
 за <text:span text:style-name="T4">
програмою</text:span>
 <text:span text:style-name="T4">
USAID</text:span>
 -<text:span text:style-name="T4">
Мінекономіки</text:span>
 </text:a>
</text:p>
      <text:p text:style-name="P4">
“Розвиток вітчизняної переробної галузі є одним із пріоритетних завдань длянашого уряду. Інвестуємо в цей напрямок, зокрема, через урядову грантовупрограму “єРобота”, адже наша мета - виготовляти та експортувати більшеготової продукції з більшою часткою доданої вартості”, - сказала першийвіцепрем’єр-міністр України - міністр економіки Юлія Свириденко.</text:p>
      <text:p text:style-name="P4">
Приймання заявок на надання грантів стартує з 3 липня 2023 року і триватиме до15 грудня 2023 року (включно) та буде відбуватися поетапно з кількомадедлайнами: 15 серпня, 15 жовтня, 15 грудня 2023 року.</text:p>
      <text:p text:style-name="P4">
Як повідомляв Укрінформ, Агентство США з міжнародного розвитку (USAID) <text:a xlink:type="simple" xlink:href="https://www.ukrinform.ua/rubric-society/3720239-usaid-nadast-225-miljona-dopomogi-postrazdalim-vid-pidrivu-kahovskoi-ges-gospodarstvam.html" text:style-name="Internet_20_link" text:visited-style-name="Visited_20_Internet_20_Link">
надасть 22,5 млн гривень допомоги </text:a>
 постраждалим від підриву Каховської ГЕСгосподарствам.</text:p>
      <text:p text:style-name="P4">
Source: <text:a xlink:type="simple" xlink:href="https://www.ukrinform.ua/rubric-economy/3730934-pererobni-pidpriemstva-mozut-otrimati-granti-do-150-tisac-za-programou-usaid.html" text:style-name="Internet_20_link" text:visited-style-name="Visited_20_Internet_20_Link">
https://www.ukrinform.ua/rubric-economy/3730934-pererobni-pidpriemstva-mozut-otrimati-granti-do-150-tisac-za-programou-usaid.html</text:a>
</text:p>
      <!--NEWS-->
      <text:h text:style-name="P10" text:outline-level="1">
<text:span text:style-name="T4">
Fitch покращило рейтинг стійкості Ощадбанку</text:span>
</text:h>
      <text:p text:style-name="P4">
Authors: Ukrinform (Person)</text:p>
      <text:p text:style-name="P4">
Publisher: Укринформ (Organization)</text:p>
      <text:p text:style-name="P4">
Published Time: 2023-07-03T17:52:00+03:00</text:p>
      <text:p text:style-name="P4">
Modified Time: 2023-07-03T17:52:00+03:00</text:p>
      <text:p text:style-name="P4">
Description: Міжнародне рейтингове агентство Fitch підвищило рейтинг стійкості Ощадбанку з рівня «СС» до рівня «ССС-». — Укрінформ.</text:p>
      <text:p text:style-name="P4">
Images: ['<text:a xlink:type="simple" xlink:href="https://static.ukrinform.com/photos/2016_01/thumb_files/630_360_1452866137-1324.jpg" text:style-name="Internet_20_link" text:visited-style-name="Visited_20_Internet_20_Link">
630_360_14528...</text:a>
']</text:p>
      <text:p text:style-name="P4">
Tags: ['Fitch', 'Ощадбанк', 'Рейтинг']</text:p>
      <text:p text:style-name="P4">
Type: Article</text:p>
      <!--METADATA-->
      <text:p text:style-name="P4">
<draw:frame draw:style-name="fr1" draw:name="Image119" text:anchor-type="as-char" svg:width="6.9236in" svg:height="3.956343in" draw:z-index="0">
<draw:image xlink:href="../Images/yкринформ/2023-07-03T17-52-00-03-00/630_360_1452866137-1324.jpg" xlink:type="simple" xlink:show="embed" xlink:actuate="onLoad" draw:mime-type="image/jpeg"/>
</draw:frame>
Міжнародне рейтингове агентство Fitch підвищило рейтинг стійкості Ощадбанку зрівня «СС» до рівня «ССС-».</text:p>
      <text:p text:style-name="P4">
Як передає Укрінформ, про це повідомляє <text:a xlink:type="simple" xlink:href="https://www.oschadbank.ua/news/popri-povnomasstabnu-vijnu-agentstvo-fitch-pokrasilo-rejting-stijkosti-osadbanku" text:style-name="Internet_20_link" text:visited-style-name="Visited_20_Internet_20_Link">
 пресслужба Ощадбанку.</text:a>
</text:p>
      <text:p text:style-name="P4">
«У результаті перегляду рейтингів Ощаду агентство Fitch Ratings підвищилорейтинг стійкості банку з рівня «сс» на рівень «cсс-», - йдеться вповідомленні.</text:p>
      <text:p text:style-name="P4">
Зазначається, що таке рішення було ухвалене з огляду на вищу стійкість якостіактивів та кращу дохідність і прибутковість, ніж очікувалося агентствомраніше.</text:p>
      <text:p text:style-name="P4">
Зниження зазнав «рейтинг підтримки акціонером», що відображає побоюванняагентства щодо ймовірності докапіталізації банку у випадку істотної нестачікапіталу в умовах війни та розрахунку на регуляторні послаблення.</text:p>
      <text:p text:style-name="P4">
Втім, як зазначають у банку, наразі <text:a xlink:type="simple" xlink:href="https://www.ukrinform.ua/tag-osadbank" text:style-name="Internet_20_link" text:visited-style-name="Visited_20_Internet_20_Link">
 Ощадбанк </text:a>
 добре капіталізований: показник адекватності його регулятивногокапіталу на 1 червня 2023 року становить 13,71% при нормативі НБУ 10%.</text:p>
      <text:p text:style-name="P4">
<text:span text:style-name="T4">
Читайте також:</text:span>
 <text:a xlink:type="simple" xlink:href="https://www.ukrinform.ua/rubric-economy/3715490-osadbank-prodovziv-diu-kartok-do-kinca-lita.html" text:style-name="Internet_20_link" text:visited-style-name="Visited_20_Internet_20_Link">
 <text:span text:style-name="T4">
Ощадбанк</text:span>
 продовжив дію карток до кінця літа</text:a>
</text:p>
      <text:p text:style-name="P4">
«Результати перегляду рейтингу підтверджують те, що Ощадбанк поступовопристосувався до роботи в умовах повномасштабної війни. Ощад не припинявстабільно обслуговувати українців, чим покращив лояльність клієнтів, кількістьяких за час великої війни зросла», - прокоментував голова правління ОщадбанкуСергій Наумов.</text:p>
      <text:p text:style-name="P4">
Як повідомлялось, міжнародна рейтингове агенство Fitch підтвердило <text:a xlink:type="simple" xlink:href="https://www.ukrinform.ua/rubric-economy/3552789-agentstvo-fitch-pidvisilo-kreditnij-rejting-ukraini-v-inozemnij-valuti.html" text:style-name="Internet_20_link" text:visited-style-name="Visited_20_Internet_20_Link">
довгостроковий рейтинг дефолту емітента (РДЕ) України в іноземній валюті нарівні CC. </text:a>
</text:p>
      <text:p text:style-name="P4">
Source: <text:a xlink:type="simple" xlink:href="https://www.ukrinform.ua/rubric-economy/3730936-fitch-pokrasilo-rejting-stijkosti-osadbanku.html" text:style-name="Internet_20_link" text:visited-style-name="Visited_20_Internet_20_Link">
https://www.ukrinform.ua/rubric-economy/3730936-fitch-pokrasilo-rejting-stijkosti-osadbanku.html</text:a>
</text:p>
      <!--NEWS-->
      <text:h text:style-name="P10" text:outline-level="1">
<text:span text:style-name="T4">
Депутату Алєксєєву обрали запобіжний захід - 60 діб під вартою</text:span>
</text:h>
      <text:p text:style-name="P4">
Authors: Ukrinform (Person)</text:p>
      <text:p text:style-name="P4">
Publisher: Укринформ (Organization)</text:p>
      <text:p text:style-name="P4">
Published Time: 2023-07-03T17:56:00+03:00</text:p>
      <text:p text:style-name="P4">
Modified Time: 2023-07-03T17:56:00+03:00</text:p>
      <text:p text:style-name="P4">
Description: Личаківський районний суд Львова обрав запобіжний захід депутату Верховної Ради від партії «Європейська солідарність» Сергію Алєксєєву, якого підозрюють у шахрайстві, – 60 діб тримання під вартою. — Укрінформ.</text:p>
      <text:p text:style-name="P4">
Images: ['<text:a xlink:type="simple" xlink:href="https://static.ukrinform.com/photos/2023_07/thumb_files/630_360_1688396371-991.jpeg" text:style-name="Internet_20_link" text:visited-style-name="Visited_20_Internet_20_Link">
630_360_16883...</text:a>
']</text:p>
      <text:p text:style-name="P4">
Tags: ['Алєксєєв', 'Депутат', 'Суд']</text:p>
      <text:p text:style-name="P4">
Type: Article</text:p>
      <!--METADATA-->
      <text:p text:style-name="P4">
<draw:frame draw:style-name="fr1" draw:name="Image120" text:anchor-type="as-char" svg:width="6.9236in" svg:height="3.956343in" draw:z-index="0">
<draw:image xlink:href="../Images/yкринформ/2023-07-03T17-56-00-03-00/630_360_1688396371-991.jpeg" xlink:type="simple" xlink:show="embed" xlink:actuate="onLoad" draw:mime-type="image/jpeg"/>
</draw:frame>
Личаківський районний суд Львова обрав запобіжний захід депутату ВерховноїРади від партії «Європейська солідарність» Сергію Алєксєєву, якого підозрюютьу шахрайстві, – 60 діб тримання під вартою.</text:p>
      <text:p text:style-name="P4">
Таке рішення оголосив суддя Д. Рудаков, повідомляє із залу суду кореспондентУкрінформу.</text:p>
      <text:p text:style-name="P4">
Альтернативою арешту є застава у розмірі 2 млн 264 тис. грн.</text:p>
      <text:p text:style-name="P4">
Зі свого боку Алєксєєв заявив, що в нього немає таких грошей, його друзі іколеги шукатимуть потрібну суму.</text:p>
      <text:p text:style-name="P4">
</text:p>
      <text:p text:style-name="P4">
<text:a xlink:type="simple" xlink:href="https://static.ukrinform.com/photos/2023_07/1688396647-1618.jpeg" text:style-name="Internet_20_link" text:visited-style-name="Visited_20_Internet_20_Link">
 </text:a>
 <text:a xlink:type="simple" xlink:href="https://static.ukrinform.com/photos/2023_07/1688396647-1704.jpeg" text:style-name="Internet_20_link" text:visited-style-name="Visited_20_Internet_20_Link">
</text:a>
 <text:a xlink:type="simple" xlink:href="https://static.ukrinform.com/photos/2023_07/1688396648-2242.jpeg" text:style-name="Internet_20_link" text:visited-style-name="Visited_20_Internet_20_Link">
</text:a>
 <text:a xlink:type="simple" xlink:href="https://static.ukrinform.com/photos/2023_07/1688396648-5755.jpeg" text:style-name="Internet_20_link" text:visited-style-name="Visited_20_Internet_20_Link">
</text:a>
 <text:a xlink:type="simple" xlink:href="https://static.ukrinform.com/photos/2023_07/1688396648-5006.jpeg" text:style-name="Internet_20_link" text:visited-style-name="Visited_20_Internet_20_Link">
</text:a>
 <text:a xlink:type="simple" xlink:href="https://static.ukrinform.com/photos/2023_07/1688396648-7982.jpeg" text:style-name="Internet_20_link" text:visited-style-name="Visited_20_Internet_20_Link">
</text:a>
 <text:a xlink:type="simple" xlink:href="https://static.ukrinform.com/photos/2023_07/1688396649-4099.jpeg" text:style-name="Internet_20_link" text:visited-style-name="Visited_20_Internet_20_Link">
</text:a>
 <text:a xlink:type="simple" xlink:href="https://static.ukrinform.com/photos/2023_07/1688396649-2174.jpeg" text:style-name="Internet_20_link" text:visited-style-name="Visited_20_Internet_20_Link">
</text:a>
 <text:a xlink:type="simple" xlink:href="https://static.ukrinform.com/photos/2023_07/1688396649-6234.jpeg" text:style-name="Internet_20_link" text:visited-style-name="Visited_20_Internet_20_Link">
</text:a>
 <text:a xlink:type="simple" xlink:href="https://static.ukrinform.com/photos/2023_07/1688396649-9921.jpeg" text:style-name="Internet_20_link" text:visited-style-name="Visited_20_Internet_20_Link">
</text:a>
 <text:a xlink:type="simple" xlink:href="https://static.ukrinform.com/photos/2023_07/1688396649-8037.jpeg" text:style-name="Internet_20_link" text:visited-style-name="Visited_20_Internet_20_Link">
</text:a>
 <text:a xlink:type="simple" xlink:href="https://static.ukrinform.com/photos/2023_07/1688396649-3629.jpeg" text:style-name="Internet_20_link" text:visited-style-name="Visited_20_Internet_20_Link">
</text:a>
 <text:a xlink:type="simple" xlink:href="https://static.ukrinform.com/photos/2023_07/1688396650-5307.jpeg" text:style-name="Internet_20_link" text:visited-style-name="Visited_20_Internet_20_Link">
</text:a>
 <text:a xlink:type="simple" xlink:href="https://static.ukrinform.com/photos/2023_07/1688396650-8155.jpeg" text:style-name="Internet_20_link" text:visited-style-name="Visited_20_Internet_20_Link">
</text:a>
 <text:a xlink:type="simple" xlink:href="https://static.ukrinform.com/photos/2023_07/1688396650-4893.jpeg" text:style-name="Internet_20_link" text:visited-style-name="Visited_20_Internet_20_Link">
</text:a>
 <text:a xlink:type="simple" xlink:href="https://static.ukrinform.com/photos/2023_07/1688396650-6707.jpeg" text:style-name="Internet_20_link" text:visited-style-name="Visited_20_Internet_20_Link">
</text:a>
 <text:a xlink:type="simple" xlink:href="https://static.ukrinform.com/photos/2023_07/1688396650-3383.jpeg" text:style-name="Internet_20_link" text:visited-style-name="Visited_20_Internet_20_Link">
</text:a>
 <text:a xlink:type="simple" xlink:href="https://static.ukrinform.com/photos/2023_07/1688396651-2117.jpeg" text:style-name="Internet_20_link" text:visited-style-name="Visited_20_Internet_20_Link">
</text:a>
 <text:a xlink:type="simple" xlink:href="https://static.ukrinform.com/photos/2023_07/1688396651-4518.jpeg" text:style-name="Internet_20_link" text:visited-style-name="Visited_20_Internet_20_Link">
</text:a>
 <text:a xlink:type="simple" xlink:href="https://static.ukrinform.com/photos/2023_07/1688396652-5172.jpeg" text:style-name="Internet_20_link" text:visited-style-name="Visited_20_Internet_20_Link">
</text:a>
</text:p>
      <text:p text:style-name="P4">
Водночас однопартійці Алєксєєва з "Європейської солідарності" заявляють, що,на їхню думку, оголошення рішення суду умисно затягли до 18.00, щоб не датиможливості провести оплату сьогодні.</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text:p>
      <text:p text:style-name="P4">
Як повідомляв Укрінформ, прокурори клопотали про обрання запобіжного заходу увигляді тримання під вартою з альтернативою застави у 10 млн грн.</text:p>
      <text:p text:style-name="P4">
Офіс генпрокурора повідомив Алєксєєву про підозру за ч. 4 ст. 190 (шахрайство)Кримінального кодексу України. Йому може загрожувати від 5 до 12 роківув'язнення з конфіскацією майна.</text:p>
      <text:p text:style-name="P4">
За даними слідства, депутат шляхом обману заволодів грошима громадянинаНімеччини. Йдеться про 50 тис. дол. (1,8 млн грн). Він нібито обіцяв іноземцюсприяти в уникненні екстрадиції, для цього «гарантував» використати власнізв’язки в суді. Правоохоронці зафіксували, як <text:a xlink:type="simple" xlink:href="https://www.ukrinform.ua/tag-sergij-alekseev" text:style-name="Internet_20_link" text:visited-style-name="Visited_20_Internet_20_Link">
 Алєксєєв</text:a>
 одержав 30 тис. дол. А передцим, як зазначають в ОГП, він отримав ще 20 тис. дол.</text:p>
      <text:p text:style-name="P4">
У партії «Європейська солідарність» заявили про політичний тиск, а самАлєксєєв у залі Верховної Ради заявив про політичні переслідування. Вінстверджує, що ніякого хабаря не було, а ці гроші – оплата адвокатських послуг.</text:p>
      <text:p text:style-name="P4">
<text:span text:style-name="T4">
Читайте також:</text:span>
 <text:a xlink:type="simple" xlink:href="https://www.ukrinform.ua/rubric-polytics/3729797-u-spravi-alekseeva-nemae-insih-figurantiv-ofis-genprokurora.html" text:style-name="Internet_20_link" text:visited-style-name="Visited_20_Internet_20_Link">
 У справі <text:span text:style-name="T4">
Алєксєєв</text:span>
 а немає інших фігурантів - Офісгенпрокурора </text:a>
</text:p>
      <text:p text:style-name="P4">
Сергій Алєксєєв – заслужений юрист України, раніше працював у «Енергобанку»,також очолював юридичний департамент у «Київенерго». У 2005 році був юридичнимрадником міністра палива і енергетики, а також помічником Людмили Кириченко,депутатки від «Партії регіонів».</text:p>
      <text:p text:style-name="P4">
У 2014 році його обрали головою Кіровоградської обласної організації партії«УДАР». З 2014 року Алєксєєв працював у Раді заступником голови комітету зпитань правової політики і правосуддя, а коли обрався вдруге, вже від партії«Європейська солідарність», то став головою підкомітету діяльності органівправопорядку.</text:p>
      <text:p text:style-name="P4">
Також Алєксєєв є заступником члена постійної делегації у Парламентськійасамблеї ОБСЄ.</text:p>
      <text:p text:style-name="P4">
Source: <text:a xlink:type="simple" xlink:href="https://www.ukrinform.ua/rubric-society/3730940-deputatu-alekseevu-obrali-zapobiznij-zahid-60-dib-pid-vartou.html" text:style-name="Internet_20_link" text:visited-style-name="Visited_20_Internet_20_Link">
https://www.ukrinform.ua/rubric-society/3730940-deputatu-alekseevu-obrali-zapobiznij-zahid-60-dib-pid-vartou.html</text:a>
</text:p>
      <!--NEWS-->
      <text:h text:style-name="P10" text:outline-level="1">
<text:span text:style-name="T4">
Ганна Маляр: За минулий тиждень Україні вдалося звільнити понад 37 квадратних кілометрів території</text:span>
</text:h>
      <text:p text:style-name="P4">
Author: ['АРМІЯINFORM']</text:p>
      <text:p text:style-name="P4">
Time: 2023-07-03T18:00:00-04:00</text:p>
      <text:p text:style-name="P4">
Description: За минулий тиждень Україні вдалося відвоювати понад 37 квадратних кілометрів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jpg" text:style-name="Internet_20_link" text:visited-style-name="Visited_20_Internet_20_Link">
nastup.jpg</text:a>
']</text:p>
      <text:p text:style-name="P4">
Tags: ['ГАННА МАЛЯР', 'ЗВІЛЬНЕНІ ТЕРИТОРІЇ', 'ПІВДЕНЬ УКРАЇНИ', 'СИТУАЦІЯ НА ФРОНТІ', 'СХІД УКРАЇНИ']</text:p>
      <text:p text:style-name="P4">
Category: News</text:p>
      <!--METADATA-->
      <text:p text:style-name="P4">
<draw:frame draw:style-name="fr1" draw:name="Image142" text:anchor-type="as-char" svg:width="6.9236in" svg:height="3.894525in" draw:z-index="0">
<draw:image xlink:href="../Images/AРМІЯINFORM/2023-07-03T18-00-00-04-00/nastup.jpg" xlink:type="simple" xlink:show="embed" xlink:actuate="onLoad" draw:mime-type="image/jpeg"/>
</draw:frame>
</text:p>
      <text:p text:style-name="P4">
За минулий тиждень Україні вдалося відвоювати понад <text:span text:style-name="T4">
37 квадратних кілометрівтериторії.</text:span>
 На сході в результаті покращення оперативного положення тавирівнювання лінії фронту звільнену площу збільшено на <text:span text:style-name="T4">
9 кв. км.</text:span>
 Напівденному напрямку військовослужбовцям ЗСУ вдалося збільшити звільненітериторії <text:span text:style-name="T4">
на 28,4 кв. км</text:span>
. Загалом звільнена площа на півдні складає<text:span text:style-name="T4">
158,4 квадратних кілометрів.</text:span>
</text:p>
      <text:p text:style-name="P4">
Про це <text:a xlink:type="simple" xlink:href="https://t.me/annamaliar/899" text:style-name="Internet_20_link" text:visited-style-name="Visited_20_Internet_20_Link">
повідомила</text:a>
 заступниця Міністра оборониУкраїни Ганна Маляр.</text:p>
      <text:p text:style-name="P4">
«На сході тривають як наступальні, так і оборонні дії. Ми рухаємося наБахмутському напрямку, а ворог і надалі веде наступ на Лиманському,Авдіївському та Маріїнському напрямках. Противник намагається витіснити нашівійська із займаних позицій, але отримує гідну відсіч. Зараз там триваютьважкі бої», — зазначила Ганна Маляр.</text:p>
      <text:p text:style-name="P4">
«На півдні Сили оборони України продовжують ведення наступальної операції наМелітопольському та Бердянському напрямках, а саме: вели наступальні дії нанапрямках Новодарівка, Приютне, Новоданилівка, Роботине, Новосілка,Старомайорське», — повідомила заступниця очільника українського оборонноговідомства.</text:p>
      <text:p text:style-name="P4">
Source: <text:a xlink:type="simple" xlink:href="https://armyinform.com.ua/2023/07/03/ganna-malyar-za-mynulyj-tyzhden-ukrayini-vdalosya-zvilnyty-ponad-37-kvadratnyh-kilometriv-terytoriyi/" text:style-name="Internet_20_link" text:visited-style-name="Visited_20_Internet_20_Link">
https://armyinform.com.ua/2023/07/03/ganna-malyar-za-mynulyj-tyzhden-ukrayini-vdalosya-zvilnyty-ponad-37-kvadratnyh-kilometriv-terytoriyi/</text:a>
</text:p>
      <!--NEWS-->
      <text:h text:style-name="P10" text:outline-level="1">
<text:span text:style-name="T4">
У Києві відкрили пам’ятний знак загиблим морякам</text:span>
</text:h>
      <text:p text:style-name="P4">
Authors: Ukrinform (Person)</text:p>
      <text:p text:style-name="P4">
Publisher: Укринформ (Organization)</text:p>
      <text:p text:style-name="P4">
Published Time: 2023-07-03T18:02:00+03:00</text:p>
      <text:p text:style-name="P4">
Modified Time: 2023-07-03T18:02:00+03:00</text:p>
      <text:p text:style-name="P4">
Description: У столиці на території Парку моряків відбулося відкриття пам’ятного знака на честь полеглих воїнів Військово-морських сил Збройних сил України у війні з російським агресором. — Укрінформ.</text:p>
      <text:p text:style-name="P4">
Images: ['<text:a xlink:type="simple" xlink:href="https://static.ukrinform.com/photos/2023_07/thumb_files/630_360_1688396765-4000 (1).jpeg" text:style-name="Internet_20_link" text:visited-style-name="Visited_20_Internet_20_Link">
630_360_16883...</text:a>
']</text:p>
      <text:p text:style-name="P4">
Tags: ["Пам'ятник", 'ВМС України', 'Київ', 'Війна з Росією']</text:p>
      <text:p text:style-name="P4">
Type: Article</text:p>
      <!--METADATA-->
      <text:p text:style-name="P4">
<draw:frame draw:style-name="fr1" draw:name="Image143" text:anchor-type="as-char" svg:width="6.9236in" svg:height="3.956343in" draw:z-index="0">
<draw:image xlink:href="../Images/yкринформ/2023-07-03T18-02-00-03-00/630_360_1688396765-4000 (1).jpeg" xlink:type="simple" xlink:show="embed" xlink:actuate="onLoad" draw:mime-type="image/jpeg"/>
</draw:frame>
 Устолиці на території Парку моряків відбулося відкриття пам’ятного знака начесть полеглих воїнів Військово-морських сил Збройних сил України у війні зросійським агресором.</text:p>
      <text:p text:style-name="P4">
Як передає Укрінформ, про це ВМС України повідомляють у <text:a xlink:type="simple" xlink:href="https://www.facebook.com/navy.mil.gov.ua/posts/pfbid036RGL11RzSPYaKC8TLsfr5WaXgvuRPru1QQK39SEyNpoxZxoSbwkVLPU9gRdsuLcUl" text:style-name="Internet_20_link" text:visited-style-name="Visited_20_Internet_20_Link">
 Фейсбуці.</text:a>
</text:p>
      <text:p text:style-name="P4">
У заході взяли участь командувач Військово-морських сил ЗСУ Олексій Неїжпапа,командування річкової флотилії, а також громадські діячі та волонтери.</text:p>
      <text:p text:style-name="P4">
«Сьогодні тут, у столиці нашої країни, ми відкрили <text:a xlink:type="simple" xlink:href="https://www.ukrinform.ua/tag-pamatnik" text:style-name="Internet_20_link" text:visited-style-name="Visited_20_Internet_20_Link">
 пам’ятний знак</text:a>
 загиблим в цій важкій війні для нас.Це дуже знаменна подія, тому що ми повинні пам’ятати всіх наших чоловіків тажінок, які віддали найцінніше — своє життя. Життя за свободу та незалежністьнашої України», — зазначив командувач ВМС, віцеадмірал Олексій Неїжпапа.</text:p>
      <text:p text:style-name="P4">
</text:p>
      <text:p text:style-name="P4">
<text:a xlink:type="simple" xlink:href="https://static.ukrinform.com/photos/2023_07/1688396765-4000.jpeg" text:style-name="Internet_20_link" text:visited-style-name="Visited_20_Internet_20_Link">
 </text:a>
 <text:a xlink:type="simple" xlink:href="https://static.ukrinform.com/photos/2023_07/1688396765-9064.jpeg" text:style-name="Internet_20_link" text:visited-style-name="Visited_20_Internet_20_Link">
</text:a>
 <text:a xlink:type="simple" xlink:href="https://static.ukrinform.com/photos/2023_07/1688396764-2568.jpeg" text:style-name="Internet_20_link" text:visited-style-name="Visited_20_Internet_20_Link">
</text:a>
 <text:a xlink:type="simple" xlink:href="https://static.ukrinform.com/photos/2023_07/1688396765-1011.jpeg" text:style-name="Internet_20_link" text:visited-style-name="Visited_20_Internet_20_Link">
</text:a>
 <text:a xlink:type="simple" xlink:href="https://static.ukrinform.com/photos/2023_07/1688396765-9993.jpeg" text:style-name="Internet_20_link" text:visited-style-name="Visited_20_Internet_20_Link">
</text:a>
 <text:a xlink:type="simple" xlink:href="https://static.ukrinform.com/photos/2023_07/1688396765-4000 (1).jpeg" text:style-name="Internet_20_link" text:visited-style-name="Visited_20_Internet_20_Link">
<draw:frame draw:style-name="fr1" draw:name="Image150" text:anchor-type="as-char" svg:width="6.9236in" svg:height="3.956343in" draw:z-index="0">
<draw:image xlink:href="../Images/yкринформ/2023-07-03T18-02-00-03-00/630_360_1688396765-4000 (1).jpeg" xlink:type="simple" xlink:show="embed" xlink:actuate="onLoad" draw:mime-type="image/jpeg"/>
</draw:frame>
</text:a>
 <text:a xlink:type="simple" xlink:href="https://static.ukrinform.com/photos/2023_07/1688396765-3529.jpeg" text:style-name="Internet_20_link" text:visited-style-name="Visited_20_Internet_20_Link">
</text:a>
 <text:a xlink:type="simple" xlink:href="https://static.ukrinform.com/photos/2023_07/1688396765-3760.jpeg" text:style-name="Internet_20_link" text:visited-style-name="Visited_20_Internet_20_Link">
</text:a>
 <text:a xlink:type="simple" xlink:href="https://static.ukrinform.com/photos/2023_07/1688396765-4412.jpeg" text:style-name="Internet_20_link" text:visited-style-name="Visited_20_Internet_20_Link">
</text:a>
</text:p>
      <text:p text:style-name="P4">
Пам’ятний знак було створено спільними зусиллями органів військовогоуправління, річкової флотилії, місцевої влади, меценатів та волонтерів.</text:p>
      <text:p text:style-name="P4">
Наш святий обов’язок — пам’ятати та шанувати Героїв, які віддали своє життя замайбутнє України.</text:p>
      <text:p text:style-name="P4">
<text:span text:style-name="T4">
Читайте також:</text:span>
 <text:a xlink:type="simple" xlink:href="https://www.ukrinform.ua/rubric-ato/3730629-pri-stvorenni-korpusu-morskoi-pihoti-bude-zbilsena-kilkist-brigad-neizpapa.html" text:style-name="Internet_20_link" text:visited-style-name="Visited_20_Internet_20_Link">
 При створенні корпусу Морської піхоти буде збільшенакількість бригад - <text:span text:style-name="T4">
Неїжпапа</text:span>
 </text:a>
</text:p>
      <text:p text:style-name="P4">
Також Неїжпапа вручив військовим морякам державні нагороди, нагородиМіністерства оборони та Головнокомандувача ЗСУ.</text:p>
      <text:p text:style-name="P4">
Як повідомляв Укрінформ, в Україні 2 липня відзначали День Військово-морськихсил ЗСУ. Свято згідно з указом Президента від 2015 року відзначається щорічноу першу неділю липня.</text:p>
      <text:p text:style-name="P4">
Source: <text:a xlink:type="simple" xlink:href="https://www.ukrinform.ua/rubric-kyiv/3730943-u-kievi-vidkrili-pamatnij-znak-zagiblim-morakam.html" text:style-name="Internet_20_link" text:visited-style-name="Visited_20_Internet_20_Link">
https://www.ukrinform.ua/rubric-kyiv/3730943-u-kievi-vidkrili-pamatnij-znak-zagiblim-morakam.html</text:a>
</text:p>
      <!--NEWS-->
      <text:h text:style-name="P10" text:outline-level="1">
<text:span text:style-name="T4">
В Амстердамі відбувся дводенний український культурний захід «Fair.Elements»</text:span>
</text:h>
      <text:p text:style-name="P4">
Authors: Ukrinform (Person)</text:p>
      <text:p text:style-name="P4">
Publisher: Укринформ (Organization)</text:p>
      <text:p text:style-name="P4">
Published Time: 2023-07-03T18:05:00+03:00</text:p>
      <text:p text:style-name="P4">
Modified Time: 2023-07-03T18:05:00+03:00</text:p>
      <text:p text:style-name="P4">
Description: В Амстердамі 1-го та 2-го липня проходив дводенний український культурний захід «Fair.Elements», на якому були представлені роботи українських та нідерландських художників, брендів одягу, аксесуарів, та дизайнерських товарів для дому. — Укрінформ.</text:p>
      <text:p text:style-name="P4">
Images: ['<text:a xlink:type="simple" xlink:href="https://static.ukrinform.com/photos/2023_07/thumb_files/630_360_1688396236-579.jpg" text:style-name="Internet_20_link" text:visited-style-name="Visited_20_Internet_20_Link">
630_360_16883...</text:a>
', '<text:a xlink:type="simple" xlink:href="https://static.ukrinform.com/photos/2023_07/1688396501-499.jpg" text:style-name="Internet_20_link" text:visited-style-name="Visited_20_Internet_20_Link">
1688396501-49...</text:a>
', '<text:a xlink:type="simple" xlink:href="https://static.ukrinform.com/photos/2023_07/1688396520-912.jpeg" text:style-name="Internet_20_link" text:visited-style-name="Visited_20_Internet_20_Link">
1688396520-91...</text:a>
', '<text:a xlink:type="simple" xlink:href="https://static.ukrinform.com/photos/2023_07/1688396534-224.jpg" text:style-name="Internet_20_link" text:visited-style-name="Visited_20_Internet_20_Link">
1688396534-22...</text:a>
', '<text:a xlink:type="simple" xlink:href="https://static.ukrinform.com/photos/2023_07/1688396604-642.jpg" text:style-name="Internet_20_link" text:visited-style-name="Visited_20_Internet_20_Link">
1688396604-64...</text:a>
', '<text:a xlink:type="simple" xlink:href="https://static.ukrinform.com/photos/2023_07/1688402344-835.jpeg" text:style-name="Internet_20_link" text:visited-style-name="Visited_20_Internet_20_Link">
1688402344-83...</text:a>
']</text:p>
      <text:p text:style-name="P4">
Tags: ['Діаспора', 'Фестиваль', 'Культура', 'Нідерланди']</text:p>
      <text:p text:style-name="P4">
Type: Article</text:p>
      <!--METADATA-->
      <text:p text:style-name="P4">
<draw:frame draw:style-name="fr1" draw:name="Image154" text:anchor-type="as-char" svg:width="6.9236in" svg:height="3.956343in" draw:z-index="0">
<draw:image xlink:href="../Images/yкринформ/2023-07-03T18-05-00-03-00/630_360_1688396236-579.jpg" xlink:type="simple" xlink:show="embed" xlink:actuate="onLoad" draw:mime-type="image/jpeg"/>
</draw:frame>
 ВАмстердамі 1-го та 2-го липня проходив дводенний український культурний захід«Fair.Elements», на якому були представлені роботи українських танідерландських художників, брендів одягу, аксесуарів, та дизайнерських товарівдля дому.</text:p>
      <text:p text:style-name="P4">
Про це повідомляє кореспондент Укрінформу в Гаазі.</text:p>
      <text:p text:style-name="P4">
На фудкорті відвідувачі могли поласувати українськими смаколиками, які булиповністю розпродані вже за перші години після відкриття.</text:p>
      <text:p text:style-name="P4">
Атмосферу заходу створювали українські та нідерландські ді-джеї. Також булипредставлені документальні фільми про Україну, які викликали багато емоцій увідвідувачів.</text:p>
      <text:p text:style-name="P4">
<draw:frame draw:style-name="fr1" draw:name="Image155" text:anchor-type="as-char" svg:width="6.9236in" svg:height="9.69304in" draw:z-index="0">
<draw:image xlink:href="../Images/yкринформ/2023-07-03T18-05-00-03-00/1688396501-499.jpg" xlink:type="simple" xlink:show="embed" xlink:actuate="onLoad" draw:mime-type="image/jpeg"/>
</draw:frame>
</text:p>
      <text:p text:style-name="P4">
Дітей розважали іграми та творчими майстер-класами вчителі та вихователіукраїнської дитячої школи «Джерло».</text:p>
      <text:p text:style-name="P4">
Головна мета заходу – зведення мосту між українською та нідерландськоюкультурами та створення спільного простору для мистецтва і взаємодії обохспільнот.</text:p>
      <text:p text:style-name="P4">
В кінці першого дня заходу також відбулась панельна дискусія між лідерамигромадської думки на тему культури, національної ідентичності, суспільногорозвитку та впливу війни.</text:p>
      <text:p text:style-name="P4">
<draw:frame draw:style-name="fr1" draw:name="Image156" text:anchor-type="as-char" svg:width="6.9236in" svg:height="4.615733in" draw:z-index="0">
<draw:image xlink:href="../Images/yкринформ/2023-07-03T18-05-00-03-00/1688396520-912.jpeg" xlink:type="simple" xlink:show="embed" xlink:actuate="onLoad" draw:mime-type="image/jpeg"/>
</draw:frame>
</text:p>
      <text:p text:style-name="P4">
«Війна не є частиною української ідентичності. Але свобода – це цінність, якає частиною української ідентичності. Історія нам часто демонструє, що доситьчасто, якщо хтось хоче зберегти свою свободу, то в певні моменти змушенийборотись за неї. Є деякі нації, у яких війна в їх сутності, але це не проУкраїну та українців – ми ніколи нічого не колонізовували та не велизагарбницьких війн. Більшу частину своєї історії українці хотіли жити увласній державі, вести власний спосіб життя, мати власні цінності і своюсвободу у своїх руках. Війни точилися тому, що хтось хотів це все відібрати»,– підкреслив У рамках дискусії член ради правління Фундації “Українці вНідерландах” Олександр Томащук.</text:p>
      <text:p text:style-name="P4">
<text:span text:style-name="T4">
Читайте також:</text:span>
 <text:a xlink:type="simple" xlink:href="https://www.ukrinform.ua/rubric-diaspora/3730730-u-niderlandah-z-blagodijnim-koncertom-vistupiv-orkestr-vizvolenna-ukraini.html" text:style-name="Internet_20_link" text:visited-style-name="Visited_20_Internet_20_Link">
 У <text:span text:style-name="T4">
Нідерландах</text:span>
 з <text:span text:style-name="T4">
благодійним</text:span>
 <text:span text:style-name="T4">
концертом</text:span>
<text:span text:style-name="T4">
виступив</text:span>
 <text:span text:style-name="T4">
оркестр</text:span>
 « <text:span text:style-name="T4">
Визволення</text:span>
 <text:span text:style-name="T4">
України</text:span>
 »</text:a>
</text:p>
      <text:p text:style-name="P4">
«Я маю розкіш жити в Нідерландах і мати нідерландське громадянство. Ми вільніі у нас міцна державність... Але я думаю, що якщо це все опиниться підзагрозою, коли ваша країна, ваша нація, ваша державність під загрозою, тодідля вас наявність цієї національності може стати більш важливою, може статисильнішою частиною вашої ідентичності», – сказав депутат Європейськогопарламенту від Нідерландів Тайс Ройтен.</text:p>
      <text:p text:style-name="P4">
<draw:frame draw:style-name="fr1" draw:name="Image157" text:anchor-type="as-char" svg:width="6.9236in" svg:height="9.69304in" draw:z-index="0">
<draw:image xlink:href="../Images/yкринформ/2023-07-03T18-05-00-03-00/1688396534-224.jpg" xlink:type="simple" xlink:show="embed" xlink:actuate="onLoad" draw:mime-type="image/jpeg"/>
</draw:frame>
</text:p>
      <text:p text:style-name="P4">
Своєю чергою засновниця та директор Львівського Муніципального артцентру ЛянаМицько висловила сподівання, що українці, які через війну Росії в Україніопинилися за кордоном стануть голосами з України, які доноситимуть правду</text:p>
      <text:p text:style-name="P4">
«Я сподіваюся, що ті, хто емігрував, переживають цю війну не лише як трагедію,а використовують цю війну як велику хвилю, щоб поставити свій човен на цюхвилю і, відвідуючи різні заходи, фестивалі, стати голосами України, ірозповідати світу, що Росія є терористичною державою», – сказала пані Мицько.</text:p>
      <text:p text:style-name="P4">
За словами філософа Фундації «Foundation for Public Art» Франса ГередсаУкраїна має бути в ЄС.</text:p>
      <text:p text:style-name="P4">
<draw:frame draw:style-name="fr1" draw:name="Image158" text:anchor-type="as-char" svg:width="6.666667in" svg:height="10.0in" draw:z-index="0">
<draw:image xlink:href="../Images/yкринформ/2023-07-03T18-05-00-03-00/1688396604-642.jpg" xlink:type="simple" xlink:show="embed" xlink:actuate="onLoad" draw:mime-type="image/jpeg"/>
</draw:frame>
</text:p>
      <text:p text:style-name="P4">
«Наймасштабнішою демонстрацією за ЄС була демонстрація в Києві в першу неділюпісля початку Євромайдану. Це була найбільша демонстрація за вступ в ЄС. То чимає Україна бути в ЄС? Звичайно. Чи буде Україна в ЄС? Так. Думаю дуже швидкопісля перемоги. Тому що моральний капітал, який ви отримуєте від Європи,величезний. Вам стане дуже важко відмовити. Це не означає, що всі нації будуть«за» і зустрінуть вас з обіймами. Ні. Але буде переважна більшість, яка захочебачити Україну в ЄС», – підкреслив Гередс.</text:p>
      <text:p text:style-name="P4">
<draw:frame draw:style-name="fr1" draw:name="Image159" text:anchor-type="as-char" svg:width="6.9236in" svg:height="5.1927in" draw:z-index="0">
<draw:image xlink:href="../Images/yкринформ/2023-07-03T18-05-00-03-00/1688402344-835.jpeg" xlink:type="simple" xlink:show="embed" xlink:actuate="onLoad" draw:mime-type="image/jpeg"/>
</draw:frame>
</text:p>
      <text:p text:style-name="P4">
Також на ярмарок зі своїми крилами у синьо-жовтих кольорах завітала 4-річнаСтефанія – дівчинка, яка в день останньої зустрічі у форматі Рамштайн приїхалав Брюссель з плакатом, на якому було написано: «Give wings to Ukraine». Всіохочі могли зробити фото зі Стефанією і задонатити на ЗСУ.</text:p>
      <text:p text:style-name="P4">
Як повідомляв Укрінформ, у Роттердамі українські випускники, які через війнуперебувають у Нідерландах, <text:a xlink:type="simple" xlink:href="https://www.ukrinform.ua/rubric-diaspora/3730450-u-niderlandah-ukrainski-vipuskniki-poprosalisa-zi-skolou.html" text:style-name="Internet_20_link" text:visited-style-name="Visited_20_Internet_20_Link">
 відзначили </text:a>
 прощання зі школою. На площі станції метро Hoek van HollandStrand лунав останній дзвоник, учорашні школярі ділилися почуттями і мріямипро майбутнє, танцювали випускний вальс.</text:p>
      <text:p text:style-name="P4">
<text:span text:style-name="T5">
Фото: Ukrainians.nl</text:span>
</text:p>
      <text:p text:style-name="P4">
Source: <text:a xlink:type="simple" xlink:href="https://www.ukrinform.ua/rubric-diaspora/3730937-v-amsterdami-vidbuvsa-dvodennij-ukrainskij-kulturnij-zahid-fairelements.html" text:style-name="Internet_20_link" text:visited-style-name="Visited_20_Internet_20_Link">
https://www.ukrinform.ua/rubric-diaspora/3730937-v-amsterdami-vidbuvsa-dvodennij-ukrainskij-kulturnij-zahid-fairelements.html</text:a>
</text:p>
      <!--NEWS-->
      <text:h text:style-name="P10" text:outline-level="1">
<text:span text:style-name="T4">
Мер Риги подає у відставку</text:span>
</text:h>
      <text:p text:style-name="P4">
Authors: Ukrinform (Person)</text:p>
      <text:p text:style-name="P4">
Publisher: Укринформ (Organization)</text:p>
      <text:p text:style-name="P4">
Published Time: 2023-07-03T18:06:00+03:00</text:p>
      <text:p text:style-name="P4">
Modified Time: 2023-07-03T18:06:00+03:00</text:p>
      <text:p text:style-name="P4">
Description: Ризький мер Мартіньш Статіс подає у відставку через розбіжності в коаліції та втрату більшості в Ризькій думі. — Укрінформ.</text:p>
      <text:p text:style-name="P4">
Images: ['<text:a xlink:type="simple" xlink:href="https://static.ukrinform.com/photos/2023_07/thumb_files/630_360_1688396345-524.jpg" text:style-name="Internet_20_link" text:visited-style-name="Visited_20_Internet_20_Link">
630_360_16883...</text:a>
']</text:p>
      <text:p text:style-name="P4">
Tags: ['Латвія', 'Мер', 'Відставка']</text:p>
      <text:p text:style-name="P4">
Type: Article</text:p>
      <!--METADATA-->
      <text:p text:style-name="P4">
<draw:frame draw:style-name="fr1" draw:name="Image160" text:anchor-type="as-char" svg:width="6.9236in" svg:height="3.956343in" draw:z-index="0">
<draw:image xlink:href="../Images/yкринформ/2023-07-03T18-06-00-03-00/630_360_1688396345-524.jpg" xlink:type="simple" xlink:show="embed" xlink:actuate="onLoad" draw:mime-type="image/jpeg"/>
</draw:frame>
 Ризькиймер Мартіньш Статіс подає у відставку через розбіжності в коаліції та втратубільшості в Ризькій думі.</text:p>
      <text:p text:style-name="P4">
Нині вирішується питання, чи вдасться переформувати коаліцію, аби запобігтипозачерговим вибором, які могли б збільшити представництво проросійських сил вДумі, повідомляє Укрінформ з посиланням на <text:a xlink:type="simple" xlink:href="https://rus.delfi.lv/news/daily/latvia/mer-rigi-martinsh-stakis-uhodit-v-otstavku-tri-vice-mera-nachali-sozdavat-novuyu-koaliciyu-za-ego-spinoj.d" text:style-name="Internet_20_link" text:visited-style-name="Visited_20_Internet_20_Link">
 Delfi</text:a>
 .</text:p>
      <text:p text:style-name="P4">
Про своє рішення Статіс повідомив у ранковій публікації в соцмережах, пізнішевін дав роз’яснення на пресконференції. Діючий поки що голова Ризької думизвинуватив трьох своїх заступників, які представляють партнерів по коаліції, втому, що вони за його спиною фактично почали формувати іншу правлячу коаліцію.</text:p>
      <text:p text:style-name="P4">
Своєю чергою, три заступники мера також провели <text:a xlink:type="simple" xlink:href="https://rus.delfi.lv/news/daily/latvia/mer-rigi-inoj-a-koaliciya-ta-zhe-samaya-ot-progressivnyh-zhdut-izvinenij-kirsis-gotov-stat-merom.d" text:style-name="Internet_20_link" text:visited-style-name="Visited_20_Internet_20_Link">
 пресконференцію</text:a>
, на якій відкинули звинувачення Статіса та дали свою версію поточних подій.</text:p>
      <text:p text:style-name="P4">
Нинішня коаліція прийшла до влади восени 2020 року на хвилі критики НілаУшакова, який очолював проросійську партію "Saskana/Злагода" та був мером Ригиу 2009-2019 роках. Правляча в <text:a xlink:type="simple" xlink:href="https://www.ukrinform.ua/tag-latvia" text:style-name="Internet_20_link" text:visited-style-name="Visited_20_Internet_20_Link">
 Ризі </text:a>
коаліція – блок "За!"-"Прогресивні" (його представляє Статіс), "Нова Єдність"(віцемер Вілніс Кірсіс), блок "Національне об'єднання"-"Латвійське об'єднаннярегіонів" (віцемер Едвардс Ратніекс), "Код Ризі" (Лінда Озола) – визналанебажаною співпрацю з партіями, за які голосував проросійський електорат("Злагода", "Честь служити Ризі", Російський союз Латвії).</text:p>
      <text:p text:style-name="P4">
Проте в партіях правлячої коаліції почали накопичуватися суперечності. Різкезагострення, котре призвело то нинішньої кризи, сталося в середині червняпісля усунення з посади в.о. директора Департаменту сполучення Ризької думиЯніса Вайводса, а також суперечок, хто має вести розслідування через можливізловживання – бюро виконавчого директора Риги чи спеціальна слідча комісія.</text:p>
      <text:p text:style-name="P4">
Станом на понеділок відомо, що Статіс йде з посади, але залишається депутатомРизької думи та говорить про готовність до ведення переговорів. Водночас "Новаєдність" заявила, що готова взяти на себе відповідальність за створення новоїкоаліції, але чекає на вибачення від партії "Прогресивні" за різкізвинувачення на адресу колег.</text:p>
      <text:p text:style-name="P4">
При цьому представники правлячої коаліції, яка зараз на межі розпаду,визнають, що розпуск Ризької думи та проведення позачергових виборів було б"деструктивним сценарієм". Це може призвести до збільшення представництва встоличному самоврядуванні політичних сил, які вважаються проросійськими.</text:p>
      <text:p text:style-name="P4">
<text:span text:style-name="T4">
Читайте також:</text:span>
 <text:a xlink:type="simple" xlink:href="https://www.ukrinform.ua/rubric-uarazom/3672652-mer-rigi-podilivsa-bacennam-sistemi-vidbudovi-infrastrukturi-ukraini-za-dopomogou-es.html" text:style-name="Internet_20_link" text:visited-style-name="Visited_20_Internet_20_Link">
 Мер Риги поділився баченням системи відбудовиінфраструктури України за допомогою ЄС </text:a>
</text:p>
      <text:p text:style-name="P4">
Як повідомлялося, Мартіньш Статіс був обраний мером 2 жовтня 2020 року напершому засіданні Ризької думи нового скликання.</text:p>
      <text:p text:style-name="P4">
Нинішня правляча коаліція підтримує Україну, особливо потужно – після початкуповномасштабного російського вторгнення. Рига прийняла тисячі українськихбіженців. В Україну, перш за все в місто-побратим Київ, йшли численні вантажігуманітарної допомоги, в тому числі більше 20 великих сучасних автобусівміського транспорту, наповнених гумдопомогою, електрогенератори, тепловігармати. Також здійснювалася фінансова допомога миколаївському Водоканалу.</text:p>
      <text:p text:style-name="P4">
Source: <text:a xlink:type="simple" xlink:href="https://www.ukrinform.ua/rubric-world/3730945-mer-rigi-podae-u-vidstavku.html" text:style-name="Internet_20_link" text:visited-style-name="Visited_20_Internet_20_Link">
https://www.ukrinform.ua/rubric-world/3730945-mer-rigi-podae-u-vidstavku.html</text:a>
</text:p>
      <!--NEWS-->
      <text:h text:style-name="P10" text:outline-level="1">
<text:span text:style-name="T4">
Юристка пояснила, у кого залишилося право на відстрочку від мобілізації</text:span>
</text:h>
      <text:p text:style-name="P4">
Authors: Ukrinform (Person)</text:p>
      <text:p text:style-name="P4">
Publisher: Укринформ (Organization)</text:p>
      <text:p text:style-name="P4">
Published Time: 2023-07-03T18:10:00+03:00</text:p>
      <text:p text:style-name="P4">
Modified Time: 2023-07-03T18:10:00+03:00</text:p>
      <text:p text:style-name="P4">
Description: Керівниця аналітичного центру громадської організації «Юридична сотня» Марія Звягінцева дала роз’яснення, у кого залишилося право на відстрочку від мобілізації. — Укрінформ.</text:p>
      <text:p text:style-name="P4">
Images: ['<text:a xlink:type="simple" xlink:href="https://static.ukrinform.com/photos/2018_09/thumb_files/630_360_1536583121-1241.jpg" text:style-name="Internet_20_link" text:visited-style-name="Visited_20_Internet_20_Link">
630_360_15365...</text:a>
']</text:p>
      <text:p text:style-name="P4">
Tags: ['Мобілізація', 'Юрист', 'Війна з Росією']</text:p>
      <text:p text:style-name="P4">
Type: Article</text:p>
      <!--METADATA-->
      <text:p text:style-name="P4">
<draw:frame draw:style-name="fr1" draw:name="Image161" text:anchor-type="as-char" svg:width="6.9236in" svg:height="3.956343in" draw:z-index="0">
<draw:image xlink:href="../Images/yкринформ/2023-07-03T18-10-00-03-00/630_360_1536583121-1241.jpg" xlink:type="simple" xlink:show="embed" xlink:actuate="onLoad" draw:mime-type="image/jpeg"/>
</draw:frame>
 Керівницяаналітичного центру громадської організації «Юридична сотня» Марія Звягінцевадала роз’яснення, у кого залишилося право на відстрочку від мобілізації.</text:p>
      <text:p text:style-name="P4">
Про це Звягінцева розповіла <text:a xlink:type="simple" xlink:href="https://ukr.radio/news.html" text:style-name="Internet_20_link" text:visited-style-name="Visited_20_Internet_20_Link">
 Українському Радіо</text:a>
 , передає Укрінформ.</text:p>
      <text:p text:style-name="P4">
За її словами, відтепер право на відстрочку від мобілізації надаватиметься непросто особам, які є рідними осіб з інвалідністю (тобто мають батьків із 1, 2групами інвалідності або дружину, яка має інвалідність, незалежно від групи).Після внесених змін відстрочка надаватиметься таким особам лише, якщо їхнірідні ― люди з інвалідністю ― не мають інших працездатних осіб, зобов’язанихутримувати рідних відповідно до закону.</text:p>
      <text:p text:style-name="P4">
<text:span text:style-name="T4">
Читайте також:</text:span>
 <text:a xlink:type="simple" xlink:href="https://www.ukrinform.ua/rubric-ato/3719189-demobilizacii-poki-ne-bude-bo-trivae-vijna-zelenskij.html" text:style-name="Internet_20_link" text:visited-style-name="Visited_20_Internet_20_Link">
 Демобілізації поки не буде, бо триває війна — Зеленський</text:a>
</text:p>
      <text:p text:style-name="P4">
Звягінцева прокоментувала внесені 28 червня цього року ухваленим ВерховноїРадою законом зміни до статті 23 Закону «Про мобілізаційну підготовку тамобілізацію». Зокрема, вона зазначила, що відповідно до закону, утримуватисвоїх непрацездатних батьків зобов’язані повнолітні працездатні діти. Якщо,наприклад, у батька з інвалідністю 2-ї групи є кілька синів, то кожен із нихмав право на відстрочку. Зараз цей момент ліквідовано.</text:p>
      <text:p text:style-name="P4">
<text:span text:style-name="T4">
Читайте також:</text:span>
 <text:a xlink:type="simple" xlink:href="https://www.ukrinform.ua/rubric-society/3729019-perevirka-voenkomiv-ne-povinna-zavaditi-mobilizacii-minoboroni.html" text:style-name="Internet_20_link" text:visited-style-name="Visited_20_Internet_20_Link">
 Перевірка воєнкомів не повинна завадити мобілізації -Міноборони </text:a>
</text:p>
      <text:p text:style-name="P4">
«Однак ми не можемо спрогнозувати, як саме буде застосовуватися ця правка напрактиці, оскільки один із синів може проживати в іншому населеному пункті,тобто бути там офіційно зареєстрованим і давно там проживати. Як це буде напрактиці зреалізовано ― треба буде дивитися на зміни підзаконних актів і нароз’яснення Міноборони», ― зауважила юристка.</text:p>
      <text:p text:style-name="P4">
Як повідомляв Укрінформ, перший заступник міністра оборони України ОлександрПавлюк заявив, що перевірка начальників Територіальних центрів комплектуваннята соціальної підтримки <text:a xlink:type="simple" xlink:href="https://www.ukrinform.ua/rubric-society/3729019-perevirka-voenkomiv-ne-povinna-zavaditi-mobilizacii-minoboroni.html" text:style-name="Internet_20_link" text:visited-style-name="Visited_20_Internet_20_Link">
 не повинна вплинути на роботу</text:a>
 цих структур та процесимобілізації в Україні.</text:p>
      <text:p text:style-name="P4">
Source: <text:a xlink:type="simple" xlink:href="https://www.ukrinform.ua/rubric-society/3730946-uristka-poasnila-u-kogo-zalisilosa-pravo-na-vidstrocku-vid-mobilizacii.html" text:style-name="Internet_20_link" text:visited-style-name="Visited_20_Internet_20_Link">
https://www.ukrinform.ua/rubric-society/3730946-uristka-poasnila-u-kogo-zalisilosa-pravo-na-vidstrocku-vid-mobilizacii.html</text:a>
</text:p>
      <!--NEWS-->
      <text:h text:style-name="P10" text:outline-level="1">
<text:span text:style-name="T4">
Корпуси Нижньої лаври, які раніше орендувала УПЦ МП, перевірять і опечатають 4 липня - МКІП</text:span>
</text:h>
      <text:p text:style-name="P4">
Authors: Ukrinform (Person)</text:p>
      <text:p text:style-name="P4">
Publisher: Укринформ (Organization)</text:p>
      <text:p text:style-name="P4">
Published Time: 2023-07-03T18:11:45+03:00</text:p>
      <text:p text:style-name="P4">
Modified Time: 2023-07-03T18:11:45+03:00</text:p>
      <text:p text:style-name="P4">
Description: Комісія Національного заповідника «Києво-Печерська лавра» 4 липня перевірить та опечатає вивільнені корпуси території Нижньої лаври. — Укрінформ.</text:p>
      <text:p text:style-name="P4">
Images: ['<text:a xlink:type="simple" xlink:href="https://static.ukrinform.com/photos/2023_06/thumb_files/630_360_1687948163-137.jpg" text:style-name="Internet_20_link" text:visited-style-name="Visited_20_Internet_20_Link">
630_360_16879...</text:a>
']</text:p>
      <text:p text:style-name="P4">
Tags: ['УПЦ МП', 'Київська Лавра', 'МКІП ']</text:p>
      <text:p text:style-name="P4">
Type: Article</text:p>
      <!--METADATA-->
      <text:p text:style-name="P4">
<draw:frame draw:style-name="fr1" draw:name="Image162" text:anchor-type="as-char" svg:width="6.9236in" svg:height="3.956343in" draw:z-index="0">
<draw:image xlink:href="../Images/yкринформ/2023-07-03T18-11-45-03-00/630_360_1687948163-137.jpg" xlink:type="simple" xlink:show="embed" xlink:actuate="onLoad" draw:mime-type="image/jpeg"/>
</draw:frame>
 КомісіяНаціонального заповідника «Києво-Печерська лавра» 4 липня перевірить таопечатає вивільнені корпуси території Нижньої лаври.</text:p>
      <text:p text:style-name="P4">
Про це повідомляє <text:a xlink:type="simple" xlink:href="https://mkip.gov.ua/news/9415.html" text:style-name="Internet_20_link" text:visited-style-name="Visited_20_Internet_20_Link">
 пресслужба </text:a>
Міністерства культури та інформаційної політики, передає Укрінформ.</text:p>
      <text:p text:style-name="P4">
"4 липня відбудеться перевірка та опечатування вивільнених корпусів територіїНижньої лаври комісією Національного заповідника «Києво-Печерська лавра».Йдеться про 5 об'єктів", - йдеться у повідомленні.</text:p>
      <text:p text:style-name="P4">
<text:span text:style-name="T4">
Читайте також:</text:span>
 <text:a xlink:type="simple" xlink:href="https://www.ukrinform.ua/rubric-society/3730263-v-upc-mp-zaavlaut-so-im-nakazali-zvilniti-kievopecersku-lavru-do-4-lipna.html" text:style-name="Internet_20_link" text:visited-style-name="Visited_20_Internet_20_Link">
 В УПЦ МП заявляють, що їм наказали звільнити Києво-Печерську <text:span text:style-name="T4">
лавру</text:span>
 до 4 липня </text:a>
</text:p>
      <text:p text:style-name="P4">
Як повідомлялося, Національний заповідник <text:a xlink:type="simple" xlink:href="https://www.ukrinform.ua/tag-kiivska-lavra" text:style-name="Internet_20_link" text:visited-style-name="Visited_20_Internet_20_Link">
 "Києво-Печерська лавра"</text:a>
 оголосив про розірвання договорупро оренду з Українською православною церквою Московського патріархату з 29березня 2023 року, проте тривалий час невідомі особи зачиняли приміщення Лавризсередини та перешкоджали початку діяльності комісії з інвентаризації майна.</text:p>
      <text:p text:style-name="P4">
Source: <text:a xlink:type="simple" xlink:href="https://www.ukrinform.ua/rubric-culture/3730947-korpusi-niznoi-lavri-aki-ranise-orenduvala-upc-mp-perevirat-i-opecataut-4-lipna-mkip.html" text:style-name="Internet_20_link" text:visited-style-name="Visited_20_Internet_20_Link">
https://www.ukrinform.ua/rubric-culture/3730947-korpusi-niznoi-lavri-aki-ranise-orenduvala-upc-mp-perevirat-i-opecataut-4-lipna-mkip.html</text:a>
</text:p>
      <!--NEWS-->
      <text:h text:style-name="P10" text:outline-level="1">
<text:span text:style-name="T4">
На Херсонщині затримали банду, яка вдавала «добровольців» і займалась розбоєм</text:span>
</text:h>
      <text:p text:style-name="P4">
Authors: Ukrinform (Person)</text:p>
      <text:p text:style-name="P4">
Publisher: Укринформ (Organization)</text:p>
      <text:p text:style-name="P4">
Published Time: 2023-07-03T18:16:00+03:00</text:p>
      <text:p text:style-name="P4">
Modified Time: 2023-07-03T18:16:00+03:00</text:p>
      <text:p text:style-name="P4">
Description: Поліцейські Херсонщини затримали організовану групу, яка під виглядом добровольчого формування територіальної громади м. Миколаєва скоювали злочини на території області. — Укрінформ.</text:p>
      <text:p text:style-name="P4">
Images: ['<text:a xlink:type="simple" xlink:href="https://static.ukrinform.com/photos/2023_07/thumb_files/630_360_1688397138-104.jpg" text:style-name="Internet_20_link" text:visited-style-name="Visited_20_Internet_20_Link">
630_360_16883...</text:a>
']</text:p>
      <text:p text:style-name="P4">
Tags: ['Херсонщина', 'Організована злочинність', 'Пограбування', 'Поліція']</text:p>
      <text:p text:style-name="P4">
Type: Article</text:p>
      <!--METADATA-->
      <text:p text:style-name="P4">
<draw:frame draw:style-name="fr1" draw:name="Image163" text:anchor-type="as-char" svg:width="6.9236in" svg:height="3.956343in" draw:z-index="0">
<draw:image xlink:href="../Images/yкринформ/2023-07-03T18-16-00-03-00/630_360_1688397138-104.jpg" xlink:type="simple" xlink:show="embed" xlink:actuate="onLoad" draw:mime-type="image/jpeg"/>
</draw:frame>
Поліцейські Херсонщини затримали організовану групу, яка під виглядомдобровольчого формування територіальної громади м. Миколаєва скоювали злочинина території області.</text:p>
      <text:p text:style-name="P4">
Як передає Укрінформ, про це повідомляє <text:a xlink:type="simple" xlink:href="https://www.facebook.com/khersonpolice.official/posts/pfbid0fxdJqaKkM812whw77TPCnX2yNGv68hkzhr2yT7vfXySKEuFbCHnAU4S65xMpcsEHl" text:style-name="Internet_20_link" text:visited-style-name="Visited_20_Internet_20_Link">
 поліція Херсонської області</text:a>
.</text:p>
      <text:p text:style-name="P4">
«У Херсоні співробітники управління карного розшуку за процесуальногокерівництва Херсонської спеціалізованої прокуратури у сфері оборони присиловій підтримці підрозділу КОРД затримали 12 членів організованої групи, якіпід видом одного з добровольчих формувань територіальної громади м. Миколаєваскоювали тяжкі та особливо тяжкі злочини на території Херсонської області», -йдеться у повідомленні.</text:p>
      <text:p text:style-name="P4">
</text:p>
      <text:p text:style-name="P4">
Як зазначається, у травні цього року до обласної лікарні доставили 32-річногохерсонця з осколковими пораненнями від вибухів. Під час огляду медикивстановили, що поранення спричинені внаслідок підриву двох гранат РГД.</text:p>
      <text:p text:style-name="P4">
<text:span text:style-name="T4">
Читайте також:</text:span>
 <text:a xlink:type="simple" xlink:href="https://www.ukrinform.ua/rubric-regions/3715098-u-krivomu-rozi-zatrimali-reketiriv-na-coli-z-kriminalnim-avtoritetom.html" text:style-name="Internet_20_link" text:visited-style-name="Visited_20_Internet_20_Link">
 У <text:span text:style-name="T4">
Кривому</text:span>
 <text:span text:style-name="T4">
Розі</text:span>
 <text:span text:style-name="T4">
затримали</text:span>
 <text:span text:style-name="T4">
рекетирів</text:span>
 на<text:span text:style-name="T4">
чолі</text:span>
 з <text:span text:style-name="T4">
кримінальним</text:span>
 « <text:span text:style-name="T4">
авторитетом</text:span>
 »</text:a>
</text:p>
      <text:p text:style-name="P4">
Зі слів потерпілого поліції стало відомо, що невідомі люди у військовій форміутримували його проти волі в одному з домоволодінь у с. Станіслав. Такожчоловіка залякували, катували та хотіли вбити, кинувши гранати, які вибухнули.</text:p>
      <text:p text:style-name="P4">
</text:p>
      <text:p text:style-name="P4">
Як розповів заступник начальника Головного управління поліції ХерсонщиниМикола Вербицький, загалом над розкриттям злочину та документуванням працювалопонад 100 співробітників поліції Херсонщини.</text:p>
      <text:p text:style-name="P4">
</text:p>
      <text:p text:style-name="P4">
</text:p>
      <text:p text:style-name="P4">
Слідчі з’ясували, що на деокупованій території Херсонської області підозрюванівчиняли розбійні напади на помешкання громадян. Вони проникали до житловихбудинків, погрожували господарям вогнепальною зброєю та заволодівали майном.</text:p>
      <text:p text:style-name="P4">
Правоохоронці з’ясували, що група є стійким ієрархічним об’єднанням, члениякого за попередньою змовою зорганізувалися для вчинення тяжких та особливотяжких злочинів.</text:p>
      <text:p text:style-name="P4">
У фігурантів провели 12 обшуків, під час яких вилучено 7 одиниць автоматичноїзброї, 2 одиниці нарізної, 8 гранат, 1 гранатомет, 2 артилерійських снаряди 30калібру, 7 одиниць холодної зброї, понад 3500 набоїв різного калібру. Буливилучені засоби зв'язку, техніка, чорнові записи, документи, 2 транспортнізасоби, на яких переміщувалися учасники групи, а також викрадене майнопотерпілих.</text:p>
      <text:p text:style-name="P4">
Підозрювані затримані. Наразі суд обрав затриманим запобіжні заходи: 6учасників угрупування поміщені в умови слідчого ізолятора, ще 6 перебуваютьпід цілодобовим домашнім арештом. Слідчі дії тривають.</text:p>
      <text:p text:style-name="P4">
Як повідомляв Укрінформ, ЗСУ восени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text:span text:style-name="T5">
Фото та відео: поліція Херсонської області/Фейсбук</text:span>
</text:p>
      <text:p text:style-name="P4">
Source: <text:a xlink:type="simple" xlink:href="https://www.ukrinform.ua/rubric-regions/3730949-na-hersonsini-zatrimali-bandu-aka-vdavala-dobrovolciv-i-zajmalas-rozboem.html" text:style-name="Internet_20_link" text:visited-style-name="Visited_20_Internet_20_Link">
https://www.ukrinform.ua/rubric-regions/3730949-na-hersonsini-zatrimali-bandu-aka-vdavala-dobrovolciv-i-zajmalas-rozboem.html</text:a>
</text:p>
      <!--NEWS-->
      <text:h text:style-name="P10" text:outline-level="1">
<text:span text:style-name="T4">
До МЗС Грузії викликали українського дипломата через санкції проти Georgian Airways</text:span>
</text:h>
      <text:p text:style-name="P4">
Authors: Ukrinform (Person)</text:p>
      <text:p text:style-name="P4">
Publisher: Укринформ (Organization)</text:p>
      <text:p text:style-name="P4">
Published Time: 2023-07-03T18:18:33+03:00</text:p>
      <text:p text:style-name="P4">
Modified Time: 2023-07-03T18:18:33+03:00</text:p>
      <text:p text:style-name="P4">
Description: Міністерство закордонних справ Грузії в понеділок викликало тимчасового повіреного у справах України Олександра Шульгу у зв’язку із запровадженням санкцій проти грузинського авіаперевізника Georgian Airways. — Укрінформ.</text:p>
      <text:p text:style-name="P4">
Images: ['<text:a xlink:type="simple" xlink:href="https://static.ukrinform.com/photos/2018_01/thumb_files/630_360_1516899155-8658.jpg" text:style-name="Internet_20_link" text:visited-style-name="Visited_20_Internet_20_Link">
630_360_15168...</text:a>
']</text:p>
      <text:p text:style-name="P4">
Tags: ['Авіа', 'Грузія', 'Санкції', 'Україна', 'Дипломати']</text:p>
      <text:p text:style-name="P4">
Type: Article</text:p>
      <!--METADATA-->
      <text:p text:style-name="P4">
<draw:frame draw:style-name="fr1" draw:name="Image171" text:anchor-type="as-char" svg:width="6.9236in" svg:height="3.956343in" draw:z-index="0">
<draw:image xlink:href="../Images/yкринформ/2023-07-03T18-18-33-03-00/630_360_1516899155-8658.jpg" xlink:type="simple" xlink:show="embed" xlink:actuate="onLoad" draw:mime-type="image/jpeg"/>
</draw:frame>
Міністерство закордонних справ Грузії в понеділок викликало тимчасовогоповіреного у справах України Олександра Шульгу у зв’язку із запровадженнямсанкцій проти грузинського авіаперевізника Georgian Airways.</text:p>
      <text:p text:style-name="P4">
Як передає Укрінформ, про це повідомляє <text:a xlink:type="simple" xlink:href="https://www.apsny.ge/2023/pol/1688404134.php" text:style-name="Internet_20_link" text:visited-style-name="Visited_20_Internet_20_Link">
 Грузия Online</text:a>
 .</text:p>
      <text:p text:style-name="P4">
"У Міністерстві закордонних справ <text:a xlink:type="simple" xlink:href="https://www.ukrinform.ua/tag-gruzia" text:style-name="Internet_20_link" text:visited-style-name="Visited_20_Internet_20_Link">
 Грузії </text:a>
 проходить зустріч із тимчасовим повіреним у справах УкраїниОлександром Шульгою", - йдеться у повідомленні.</text:p>
      <text:p text:style-name="P4">
Зазначається, що виклик тимчасового повіреного до МЗС Грузії пов'язаний іззапровадженням санкцій щодо компанії Georgian Airways українською стороною.</text:p>
      <text:p text:style-name="P4">
Коментуючи санкції, запроваджені Україною проти Georgian Airways, міністрекономіки та сталого розвитку Грузії Леван Давіташвілі назвав їх "політичнимрішенням".</text:p>
      <text:p text:style-name="P4">
<text:span text:style-name="T4">
Читайте також:</text:span>
 <text:a xlink:type="simple" xlink:href="https://www.ukrinform.ua/rubric-world/3730914-saakasvili-vistupiv-u-sudi-onlajn-i-pokazav-v-akomu-vin-stani.html" text:style-name="Internet_20_link" text:visited-style-name="Visited_20_Internet_20_Link">
 Саакашвілі виступив у суді онлайн і показав, в якому вінстані </text:a>
</text:p>
      <text:p text:style-name="P4">
"Слід однозначно сказати, що це було справді політично обумовлене рішення,тому що ми бачимо, що в Росію літає багато авіакомпаній багатьох країн, іподібної реакції чи рішення з боку української влади в інших випадках небуло", – сказав Давіташвілі.</text:p>
      <text:p text:style-name="P4">
Він також побачив у цьому рішенні української влади вплив грузинськоїопозиції.</text:p>
      <text:p text:style-name="P4">
"Сумно говорити, що ми побачили чергове вкрай недружнє рішення з боку владиУкраїни. Такі факти були у нас і в попередніх випадках, коли кілька громадянГрузії потрапили під так звані санкції влади України", – додав урядовець.</text:p>
      <text:p text:style-name="P4">
Міністр економіки та сталого розвитку Грузії висловив переконання, що церішення Києва не вкладається в ті стандарти відносин між країнами, які є вГрузії та України.</text:p>
      <text:p text:style-name="P4">
<text:span text:style-name="T4">
Читайте також:</text:span>
 <text:a xlink:type="simple" xlink:href="https://www.ukrinform.ua/rubric-world/3728845-moldova-shvalila-vihid-kraini-z-mizparlamentskoi-asamblei-snd.html" text:style-name="Internet_20_link" text:visited-style-name="Visited_20_Internet_20_Link">
 Молдова схвалила вихід країни з Міжпарламентськоїасамблеї <text:span text:style-name="T4">
СНД</text:span>
 </text:a>
</text:p>
      <text:p text:style-name="P4">
Нагадаємо, Президент України <text:a xlink:type="simple" xlink:href="https://www.ukrinform.ua/rubric-polytics/3730142-zelenskij-uviv-u-diu-risenna-rnbo-pro-sankcii-proti-190-fizicnih-ta-291-uridicnoi-osobi.html" text:style-name="Internet_20_link" text:visited-style-name="Visited_20_Internet_20_Link">
 Володимир Зеленський ввів у дію</text:a>
рішення Ради національної безпеки та оборони про запровадження санкцій протище понад 190 фізичних осіб та 291 юридичної особи, зокрема грузинськоїавіакомпанії Georgian Airways, яка поновила рейси до РФ.</text:p>
      <text:p text:style-name="P4">
Згідно з указом Путіна, з 15 травня 2023 року громадяни Грузії в'їжджатимутьта виїжджатимуть з РФ без оформлення віз на підставі чинних документів, щопосвідчують особу.</text:p>
      <text:p text:style-name="P4">
Заборона на повітряні перевезення з Росії до Грузії була запроваджена указомвід 21 червня 2019 року. Росія припинила авіасполучення з Грузією 8 липня 2019року після інциденту за участю депутата Держдуми РФ Сергія Гаврилова.</text:p>
      <text:p text:style-name="P4">
Source: <text:a xlink:type="simple" xlink:href="https://www.ukrinform.ua/rubric-polytics/3730952-do-mzs-gruzii-viklikali-ukrainskogo-diplomata-cerez-sankcii-proti-georgian-airways.html" text:style-name="Internet_20_link" text:visited-style-name="Visited_20_Internet_20_Link">
https://www.ukrinform.ua/rubric-polytics/3730952-do-mzs-gruzii-viklikali-ukrainskogo-diplomata-cerez-sankcii-proti-georgian-airways.html</text:a>
</text:p>
      <!--NEWS-->
      <text:h text:style-name="P10" text:outline-level="1">
<text:span text:style-name="T4">
Україна і Данія визначили пріоритети відновлення Миколаївської області</text:span>
</text:h>
      <text:p text:style-name="P4">
Authors: Ukrinform (Person)</text:p>
      <text:p text:style-name="P4">
Publisher: Укринформ (Organization)</text:p>
      <text:p text:style-name="P4">
Published Time: 2023-07-03T18:22:00+03:00</text:p>
      <text:p text:style-name="P4">
Modified Time: 2023-07-03T18:22:00+03:00</text:p>
      <text:p text:style-name="P4">
Description: Міністерство розвитку громад, територій та інфраструктури спільно з партнерами з Данії визначили пріоритети відбудови Миколаївської області та конкретні проєкти, які будуть реалізовані найближчим часом. — Укрінформ.</text:p>
      <text:p text:style-name="P4">
Images: ['<text:a xlink:type="simple" xlink:href="https://static.ukrinform.com/photos/2023_07/thumb_files/630_360_1688397961-263.jpg" text:style-name="Internet_20_link" text:visited-style-name="Visited_20_Internet_20_Link">
630_360_16883...</text:a>
']</text:p>
      <text:p text:style-name="P4">
Tags: ['Данія', 'Миколаївщина', 'Відбудова']</text:p>
      <text:p text:style-name="P4">
Type: Article</text:p>
      <!--METADATA-->
      <text:p text:style-name="P4">
<draw:frame draw:style-name="fr1" draw:name="Image172" text:anchor-type="as-char" svg:width="6.9236in" svg:height="3.956343in" draw:z-index="0">
<draw:image xlink:href="../Images/yкринформ/2023-07-03T18-22-00-03-00/630_360_1688397961-263.jpg" xlink:type="simple" xlink:show="embed" xlink:actuate="onLoad" draw:mime-type="image/jpeg"/>
</draw:frame>
Міністерство розвитку громад, територій та інфраструктури спільно з партнерамиз Данії визначили пріоритети відбудови Миколаївської області та конкретніпроєкти, які будуть реалізовані найближчим часом.</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ізпосиланням на пресслужбу міністерства у <text:a xlink:type="simple" xlink:href="https://www.facebook.com/Ministry.for.restoration/posts/pfbid0DNUHgwMLgQ1xMrJSEWTZ2LAWmPNJUzejz2nADEtswfxvS7R4QCSWV6DNBEoCwzUfl" text:style-name="Internet_20_link" text:visited-style-name="Visited_20_Internet_20_Link">
 Фейсбуці.</text:a>
</text:p>
      <text:p text:style-name="P4">
«Партнерство України та Данії у відбудові <text:a xlink:type="simple" xlink:href="https://www.ukrinform.ua/tag-mikolaivsina" text:style-name="Internet_20_link" text:visited-style-name="Visited_20_Internet_20_Link">
 Миколаївщини</text:a>
 є одним з яскравих прикладівміждержавного порозуміння, швидкого ухвалення рішення та залученості у процес.Спільно ми вибудували модель, за якої у відбудові можуть брати участь якдержавні структури, так бізнес і меценати. Пріоритет співпраці - проєктивідбудови критичної інфраструктури, зокрема, системи тепло- та водопостачання.Важливо завершити їх до настання осінньо-зимового періоду», - зазначивКубраков.</text:p>
      <text:p text:style-name="P4">
Він нагадав, що з початку повномасштабного вторгнення Данія виділила навідбудову України 40 млн доларів. Допомога спрямована на відновленнятеплопостачання Миколаєва та вирішення критичних потреб в енергетичномусекторі.</text:p>
      <text:p text:style-name="P4">
<text:span text:style-name="T4">
Читайте також:</text:span>
 <text:a xlink:type="simple" xlink:href="https://www.ukrinform.ua/rubric-economy/3715002-dania-stvorila-investicijnij-fond-dla-ukraini-na-133-miljoni.html" text:style-name="Internet_20_link" text:visited-style-name="Visited_20_Internet_20_Link">
 <text:span text:style-name="T4">
Данія</text:span>
 створила інвестиційний фонд для України на $133мільйони </text:a>
</text:p>
      <text:p text:style-name="P4">
Також партнери передали дві партії будівельної техніки у кількості 37 та 50одиниць.</text:p>
      <text:p text:style-name="P4">
Для подолання наслідків підриву Каховської ГЕС Данія вже передала два насосивеликої потужності, 35 наметів, три човни з транспортними плотами тагенератор.</text:p>
      <text:p text:style-name="P4">
Через Управління ООН з обслуговування проєктів (UNOPS) також надіслано 5цистерн для збору та транспортування води із затоплених районів, а такожкілька генераторів загальною вартістю майже 1 млн доларів.</text:p>
      <text:p text:style-name="P4">
<text:span text:style-name="T4">
Читайте також:</text:span>
 <text:a xlink:type="simple" xlink:href="https://www.ukrinform.ua/rubric-vidbudova/3698380-dania-nadala-dopomogu-ponad-20-miljoniv-dla-vidbudovi-mikolaivsini-kim.html" text:style-name="Internet_20_link" text:visited-style-name="Visited_20_Internet_20_Link">
 <text:span text:style-name="T4">
Данія</text:span>
 <text:span text:style-name="T4">
надала</text:span>
 <text:span text:style-name="T4">
допомогу</text:span>
 <text:span text:style-name="T4">
понад</text:span>
 €20<text:span text:style-name="T4">
мільйонів</text:span>
 <text:span text:style-name="T4">
для</text:span>
 <text:span text:style-name="T4">
відбудови</text:span>
 <text:span text:style-name="T4">
Миколаївщини</text:span>
 – <text:span text:style-name="T4">
Кім</text:span>
</text:a>
</text:p>
      <text:p text:style-name="P4">
Як повідомлялось, 7 березня 2023 року укладено Меморандум про створенняпартнерства Данії, Миколаєва і Миколаївської області. Ключові напрямкиспівпраці - інфраструктура, ефективне врядування, морська галузь, транспорт,міське планування, розвиток малого та середнього бізнесу, "зелений" перехід,молодь та культура.</text:p>
      <text:p text:style-name="P4">
<text:span text:style-name="T5">
Фото: Міністерство розвитку громад, територій та інфраструктури України</text:span>
</text:p>
      <text:p text:style-name="P4">
Source: <text:a xlink:type="simple" xlink:href="https://www.ukrinform.ua/rubric-vidbudova/3730957-ukraina-i-dania-viznacili-prioriteti-vidnovlenna-mikolaivskoi-oblasti.html" text:style-name="Internet_20_link" text:visited-style-name="Visited_20_Internet_20_Link">
https://www.ukrinform.ua/rubric-vidbudova/3730957-ukraina-i-dania-viznacili-prioriteti-vidnovlenna-mikolaivskoi-oblasti.html</text:a>
</text:p>
      <!--NEWS-->
      <text:h text:style-name="P10" text:outline-level="1">
<text:span text:style-name="T4">
У Литві стартують міжнародні навчання Сил спецоперацій</text:span>
</text:h>
      <text:p text:style-name="P4">
Authors: Ukrinform (Person)</text:p>
      <text:p text:style-name="P4">
Publisher: Укринформ (Organization)</text:p>
      <text:p text:style-name="P4">
Published Time: 2023-07-03T18:25:00+03:00</text:p>
      <text:p text:style-name="P4">
Modified Time: 2023-07-03T18:25:00+03:00</text:p>
      <text:p text:style-name="P4">
Description: У регіонах Литви стартують міжнародні навчання Сил спеціальних операцій «Сильні та єдині-2023 / Strong &amp; United 2023». — Укрінформ.</text:p>
      <text:p text:style-name="P4">
Images: ['<text:a xlink:type="simple" xlink:href="https://static.ukrinform.com/photos/2023_07/thumb_files/630_360_1688397737-729.jpg" text:style-name="Internet_20_link" text:visited-style-name="Visited_20_Internet_20_Link">
630_360_16883...</text:a>
']</text:p>
      <text:p text:style-name="P4">
Tags: ['Литва', 'Військові навчання']</text:p>
      <text:p text:style-name="P4">
Type: Article</text:p>
      <!--METADATA-->
      <text:p text:style-name="P4">
<draw:frame draw:style-name="fr1" draw:name="Image173" text:anchor-type="as-char" svg:width="6.9236in" svg:height="3.956343in" draw:z-index="0">
<draw:image xlink:href="../Images/yкринформ/2023-07-03T18-25-00-03-00/630_360_1688397737-729.jpg" xlink:type="simple" xlink:show="embed" xlink:actuate="onLoad" draw:mime-type="image/jpeg"/>
</draw:frame>
 У регіонахЛитви стартують міжнародні навчання Сил спеціальних операцій «Сильні таєдині-2023 / Strong &amp; United 2023».</text:p>
      <text:p text:style-name="P4">
Як передає Укрінформ, про це повідомляє національний <text:a xlink:type="simple" xlink:href="https://www.lrt.lt/naujienos/lietuvoje/2/2027172/kariuomene-pranesa-prasideda-tarptautines-specialiuju-operaciju-pajegu-pratybos-jos-vyks-ir-miestuose" text:style-name="Internet_20_link" text:visited-style-name="Visited_20_Internet_20_Link">
 мовник LRT</text:a>
 із посиланням на ЗС Литви.</text:p>
      <text:p text:style-name="P4">
Міжнародні навчання Сил спеціальних операцій «Strong &amp; United 2023», в якихберуть участь підрозділи спеціальних операцій Литви, Польщі та Німеччини,проходитимуть 3-13 липня.</text:p>
      <text:p text:style-name="P4">
<text:span text:style-name="T4">
Читайте також:</text:span>
 <text:a xlink:type="simple" xlink:href="https://www.ukrinform.ua/rubric-ato/3730702-u-povitranih-silah-zaklikaut-miznarodnih-partneriv-priskoriti-nadanna-f16.html" text:style-name="Internet_20_link" text:visited-style-name="Visited_20_Internet_20_Link">
 У Повітряних силах закликають міжнародних партнерівприскорити надання F-16 </text:a>
</text:p>
      <text:p text:style-name="P4">
Під час навчань, які відбуватимуться в Клайпеді, Вільнюсі, Казлу-Руді та іншихрайонах Литви, буде відпрацьоване реагування на можливі загрози в різнихситуаціях. Навчання проходитимуть у військовій та цивільній місцевості,очікуються польоти винищувачів та вертольотів.</text:p>
      <text:p text:style-name="P4">
<text:span text:style-name="T4">
Читайте також:</text:span>
 <text:a xlink:type="simple" xlink:href="https://www.ukrinform.ua/rubric-ato/3729685-u-britanii-ukrainski-moraki-navcalisa-keruvati-pidvodnimi-dronami.html" text:style-name="Internet_20_link" text:visited-style-name="Visited_20_Internet_20_Link">
 У Британії українські моряки навчалися керуватипідводними дронами </text:a>
</text:p>
      <text:p text:style-name="P4">
Як повідомлялося, Саміт НАТО у Вільнюсі, який проходитиме 11-12 липня,охоронятимуть 3 тисячі литовських військовослужбовців і ще 1 тисяча військовихіз країн Альянсу.</text:p>
      <text:p text:style-name="P4">
<text:span text:style-name="T5">
Фото: LK nuotr</text:span>
</text:p>
      <text:p text:style-name="P4">
Source: <text:a xlink:type="simple" xlink:href="https://www.ukrinform.ua/rubric-world/3730956-u-litvi-startuut-miznarodni-navcanna-sil-specoperacij.html" text:style-name="Internet_20_link" text:visited-style-name="Visited_20_Internet_20_Link">
https://www.ukrinform.ua/rubric-world/3730956-u-litvi-startuut-miznarodni-navcanna-sil-specoperacij.html</text:a>
</text:p>
      <!--NEWS-->
      <text:h text:style-name="P10" text:outline-level="1">
<text:span text:style-name="T4">
У Сумах кількість загиблих від атаки російських безпілотників зросла до двох</text:span>
</text:h>
      <text:p text:style-name="P4">
Authors: Ukrinform (Person)</text:p>
      <text:p text:style-name="P4">
Publisher: Укринформ (Organization)</text:p>
      <text:p text:style-name="P4">
Published Time: 2023-07-03T18:30:00+03:00</text:p>
      <text:p text:style-name="P4">
Modified Time: 2023-07-03T18:30:00+03:00</text:p>
      <text:p text:style-name="P4">
Description: Станом на 18.00 кількість загиблих унаслідок атаки російських безпілотників по місту Суми зросла до двох. — Укрінформ.</text:p>
      <text:p text:style-name="P4">
Images: ['<text:a xlink:type="simple" xlink:href="https://static.ukrinform.com/photos/2023_07/thumb_files/630_360_1688398326-486.jpg" text:style-name="Internet_20_link" text:visited-style-name="Visited_20_Internet_20_Link">
630_360_16883...</text:a>
']</text:p>
      <text:p text:style-name="P4">
Tags: ['Суми', 'Загибель', 'Війна з Росією', 'Дрон-камікадзе']</text:p>
      <text:p text:style-name="P4">
Type: Article</text:p>
      <!--METADATA-->
      <text:p text:style-name="P4">
<draw:frame draw:style-name="fr1" draw:name="Image174" text:anchor-type="as-char" svg:width="6.9236in" svg:height="3.956343in" draw:z-index="0">
<draw:image xlink:href="../Images/yкринформ/2023-07-03T18-30-00-03-00/630_360_1688398326-486.jpg" xlink:type="simple" xlink:show="embed" xlink:actuate="onLoad" draw:mime-type="image/jpeg"/>
</draw:frame>
 Станом на18.00 кількість загиблих унаслідок атаки російських безпілотників по містуСуми зросла до двох.</text:p>
      <text:p text:style-name="P4">
Про це у <text:a xlink:type="simple" xlink:href="https://t.me/Sumy_news_ODA/17515" text:style-name="Internet_20_link" text:visited-style-name="Visited_20_Internet_20_Link">
 Телгерамі </text:a>
 повідомляє СумськаОВА, передає Укрінформ.</text:p>
      <text:p text:style-name="P4">
"Ситуація в м. Суми станом на 18.00. Внаслідок атаки шахедів по м. Суми 2особи <text:a xlink:type="simple" xlink:href="https://www.ukrinform.ua/tag-zagibel" text:style-name="Internet_20_link" text:visited-style-name="Visited_20_Internet_20_Link">
 загинули </text:a>
 і 19 поранених", –йдеться у повідомленні.</text:p>
      <text:p text:style-name="P4">
Згідно з повідомленням, наразі в закладах охорони здоров'я залишаються четверопостраждалих, із них двоє "важких" – у реанімації, двоє – середнього ступеняважкості.</text:p>
      <text:p text:style-name="P4">
<text:span text:style-name="T4">
Читайте також:</text:span>
 <text:a xlink:type="simple" xlink:href="https://www.ukrinform.ua/rubric-ato/3730753-u-sumah-vnaslidok-obstrilu-poskodzenij-zitlovij-budinok-zmi.html" text:style-name="Internet_20_link" text:visited-style-name="Visited_20_Internet_20_Link">
 У <text:span text:style-name="T4">
Сумах</text:span>
 внаслідок обстрілу пошкоджений житловийбудинок – ЗМІ </text:a>
</text:p>
      <text:p text:style-name="P4">
Окрім того, 15 постраждалим була надана медична допомога, і їх відпустилидодому. Серед них – 5-річна дитина.</text:p>
      <text:p text:style-name="P4">
Як повідомляв <text:a xlink:type="simple" xlink:href="https://www.ukrinform.ua/rubric-ato/3730738-u-sumah-lunaut-vibuhi-pracue-ppo.html" text:style-name="Internet_20_link" text:visited-style-name="Visited_20_Internet_20_Link">
 Укрінформ </text:a>
 , зранку 3 липня росіяниатакували Суми безпілотниками Shahed 136.</text:p>
      <text:p text:style-name="P4">
<text:span text:style-name="T5">
Фото: ДСНС</text:span>
</text:p>
      <text:p text:style-name="P4">
Source: <text:a xlink:type="simple" xlink:href="https://www.ukrinform.ua/rubric-ato/3730961-u-sumah-kilkist-zagiblih-vid-ataki-rosijskih-bezpilotnikiv-zrosla-do-dvoh.html" text:style-name="Internet_20_link" text:visited-style-name="Visited_20_Internet_20_Link">
https://www.ukrinform.ua/rubric-ato/3730961-u-sumah-kilkist-zagiblih-vid-ataki-rosijskih-bezpilotnikiv-zrosla-do-dvoh.html</text:a>
</text:p>
      <!--NEWS-->
      <text:h text:style-name="P10" text:outline-level="1">
<text:span text:style-name="T4">
Онук актора Де Ніро помер у 19 років</text:span>
</text:h>
      <text:p text:style-name="P4">
Authors: Ukrinform (Person)</text:p>
      <text:p text:style-name="P4">
Publisher: Укринформ (Organization)</text:p>
      <text:p text:style-name="P4">
Published Time: 2023-07-03T18:33:39+03:00</text:p>
      <text:p text:style-name="P4">
Modified Time: 2023-07-03T18:33:39+03:00</text:p>
      <text:p text:style-name="P4">
Description: Помер 19-річний онук оскароносного актора Роберта Де Ніро - Леандро Де Ніро Родрігес. — Укрінформ.</text:p>
      <text:p text:style-name="P4">
Images: ['<text:a xlink:type="simple" xlink:href="https://static.ukrinform.com/photos/2023_07/thumb_files/630_360_1688398091-968.jpg" text:style-name="Internet_20_link" text:visited-style-name="Visited_20_Internet_20_Link">
630_360_16883...</text:a>
']</text:p>
      <text:p text:style-name="P4">
Tags: ['Голлівуд', 'Кіно', 'Смерть', 'Актор']</text:p>
      <text:p text:style-name="P4">
Type: Article</text:p>
      <!--METADATA-->
      <text:p text:style-name="P4">
<draw:frame draw:style-name="fr1" draw:name="Image175" text:anchor-type="as-char" svg:width="6.9236in" svg:height="3.956343in" draw:z-index="0">
<draw:image xlink:href="../Images/yкринформ/2023-07-03T18-33-39-03-00/630_360_1688398091-968.jpg" xlink:type="simple" xlink:show="embed" xlink:actuate="onLoad" draw:mime-type="image/jpeg"/>
</draw:frame>
 Помер19-річний онук оскароносного актора Роберта Де Ніро - Леандро Де НіроРодрігес.</text:p>
      <text:p text:style-name="P4">
Про це повідомляє <text:a xlink:type="simple" xlink:href="https://edition.cnn.com/2023/07/03/entertainment/leandro-de-niro-rodriguez-death/index.html" text:style-name="Internet_20_link" text:visited-style-name="Visited_20_Internet_20_Link">
 CNN</text:a>
 зі посиланням на матір хлопця, передає Укрінформ.</text:p>
      <text:p text:style-name="P4">
Актриса Дрена Де Ніро, дочка Роберта <text:a xlink:type="simple" xlink:href="https://www.ukrinform.ua/tag-kino" text:style-name="Internet_20_link" text:visited-style-name="Visited_20_Internet_20_Link">
 Де Ніро </text:a>
 , написала про втрату сина в неділю.</text:p>
      <text:p text:style-name="P4">
"Ти був моєю радістю, моїм серцем і всім, що було чистим і справжнім у моємужитті. Я не знаю, як жити без тебе, але я намагатимуся продовжувати іпоширювати любов і світло, які ти дав мені відчути, коли я стала твоєю мамою.Тебе так глибоко любили і цінували, і я хотіла б, щоб тільки ця любов моглатебе врятувати", – написала акторка.</text:p>
      <text:p text:style-name="P4">
Вона позначила в дописі батька свого сина, художника Карлоса Родрігеса,відомого як Карлос Маре.</text:p>
      <text:p text:style-name="P4">
<text:span text:style-name="T4">
Читайте також:</text:span>
 <text:a xlink:type="simple" xlink:href="https://www.ukrinform.ua/rubric-world/3729224-u-nimeccini-pomerla-svidok-ostannih-dniv-gitlera-v-bunkeri.html" text:style-name="Internet_20_link" text:visited-style-name="Visited_20_Internet_20_Link">
 У Німеччині <text:span text:style-name="T4">
помер</text:span>
 ла свідок останніх днів Гітлера вбункері </text:a>
</text:p>
      <text:p text:style-name="P4">
"Спочивай у мирі та вічному раю, мій любий хлопчику", – додала Де Ніро.</text:p>
      <text:p text:style-name="P4">
Як повідомляв Укрінформ, відомий американський актор Роберт <text:a xlink:type="simple" xlink:href="https://www.ukrinform.ua/rubric-culture/3416481-robert-de-niro-vistupiv-u-kembridzi-na-pidtrimku-ukraini.html" text:style-name="Internet_20_link" text:visited-style-name="Visited_20_Internet_20_Link">
 Де Ніро увиступі </text:a>
 перед студентами Кембридзькогоуніверситету заявив про підтримку України і закликав протистояти російськійагресії.</text:p>
      <text:p text:style-name="P4">
Source: <text:a xlink:type="simple" xlink:href="https://www.ukrinform.ua/rubric-culture/3730960-onuk-aktora-de-niro-pomer-u-19-rokiv.html" text:style-name="Internet_20_link" text:visited-style-name="Visited_20_Internet_20_Link">
https://www.ukrinform.ua/rubric-culture/3730960-onuk-aktora-de-niro-pomer-u-19-rokiv.html</text:a>
</text:p>
      <!--NEWS-->
      <text:h text:style-name="P10" text:outline-level="1">
<text:span text:style-name="T4">
Росія отримала попередження і вигадує новий план щодо ЗАЕС - Кулеба</text:span>
</text:h>
      <text:p text:style-name="P4">
Authors: Ukrinform (Person)</text:p>
      <text:p text:style-name="P4">
Publisher: Укринформ (Organization)</text:p>
      <text:p text:style-name="P4">
Published Time: 2023-07-03T18:35:00+03:00</text:p>
      <text:p text:style-name="P4">
Modified Time: 2023-07-03T23:35:00+03:00</text:p>
      <text:p text:style-name="P4">
Description: Міністр закордонних справ Дмитро Кулеба впевнений, що Росія отримала не тільки наших від партнерів, а й від інших країн сигнали про неприпустимість її планів підірвати Запорізьку АЕС. — Укрінформ.</text:p>
      <text:p text:style-name="P4">
Images: ['<text:a xlink:type="simple" xlink:href="https://static.ukrinform.com/photos/2022_08/thumb_files/630_360_1659957283-548.jpg" text:style-name="Internet_20_link" text:visited-style-name="Visited_20_Internet_20_Link">
630_360_16599...</text:a>
']</text:p>
      <text:p text:style-name="P4">
Tags: ['Дмитро Кулеба', 'Теракт', 'Агресія РФ', 'Запорізька АЕС', 'Війна з Росією', 'Єдині новини']</text:p>
      <text:p text:style-name="P4">
Type: Article</text:p>
      <!--METADATA-->
      <text:p text:style-name="P4">
<draw:frame draw:style-name="fr1" draw:name="Image176" text:anchor-type="as-char" svg:width="6.9236in" svg:height="3.956343in" draw:z-index="0">
<draw:image xlink:href="../Images/yкринформ/2023-07-03T18-35-00-03-00/630_360_1659957283-548.jpg" xlink:type="simple" xlink:show="embed" xlink:actuate="onLoad" draw:mime-type="image/jpeg"/>
</draw:frame>
 Міністрзакордонних справ Дмитро Кулеба впевнений, що Росія отримала не тільки нашихвід партнерів, а й від інших країн сигнали про неприпустимість її планівпідірвати Запорізьку АЕС.</text:p>
      <text:p text:style-name="P4">
Про Кулеба сказав в ефірі телемарафону «Єдині новини», повідомляє кореспондентУкрінформу.</text:p>
      <text:p text:style-name="P4">
«Я думаю, що отримали, і не лише від наших традиційних друзів, партнерів, алеі від інших країн, які вважають неприпустимим будь-яке використання ядерногоелементу в конфлікті», - сказав міністр.</text:p>
      <text:p text:style-name="P4">
<text:span text:style-name="T4">
Читайте також:</text:span>
 <text:span text:style-name="T4">
<text:a xlink:type="simple" xlink:href="https://www.ukrinform.ua/rubric-economy/3730927-situacia-na-zaes-zalisaetsa-vrazlivou-popri-pidklucenna-do-rezervnoi-linii-magate.html" text:style-name="Internet_20_link" text:visited-style-name="Visited_20_Internet_20_Link">
 Ситуація на ЗАЕС залишається вразливою поприпідключення до резервної лінії - МАГАТЕ </text:a>
 </text:span>
</text:p>
      <text:p text:style-name="P4">
За його словами, найголовніше те, що Україна довела світові план росіян.</text:p>
      <text:p text:style-name="P4">
«Тобто тепер їм набагато складніше буде його реалізовувати. Я думаю, що вонийого вже переписують, вигадують якийсь новий план. Я не менш переконаний, щонаша розвідка здобуде і його, і теж ми його витягнемо на світ білий», - заявивглава української дипломатії.</text:p>
      <text:p text:style-name="P4">
<text:span text:style-name="T4">
Читайте також:</text:span>
 <text:span text:style-name="T4">
<text:a xlink:type="simple" xlink:href="https://www.ukrinform.ua/rubric-regions/3730557-castina-pracivnikiv-rosatoma-ta-kolaborantiv-zalisila-zaes-mer-energodara.html" text:style-name="Internet_20_link" text:visited-style-name="Visited_20_Internet_20_Link">
 Частина працівників «Росатома» та колаборантів залишилаЗАЕС — мер Енергодара </text:a>
 </text:span>
</text:p>
      <text:p text:style-name="P4">
Як повідомляв Укрінформ, 4 березня 2022 року росіяни окупували ЗАЕС.</text:p>
      <text:p text:style-name="P4">
22 червня 2023 року Президент Володимир Зеленський заявив про плани Росіївлаштувати теракт на Запорізькій АЕС.</text:p>
      <text:p text:style-name="P4">
<text:span text:style-name="T4">
Читайте також:</text:span>
 <text:span text:style-name="T4">
<text:a xlink:type="simple" xlink:href="https://www.ukrinform.ua/rubric-society/3730984-u-zoni-mozlivogo-teraktu-na-zaes-bude-provoditisa-evakuacia-abo-dodatkovi-zahodi-lasko.html" text:style-name="Internet_20_link" text:visited-style-name="Visited_20_Internet_20_Link">
 У зоні можливого теракту на ЗАЕС буде проводитисяевакуація або додаткові заходи - Ляшко </text:a>
 </text:span>
</text:p>
      <text:p text:style-name="P4">
Секретар Ради національної безпеки та оборони Олексій Данілов заявив, щоУкраїна готується до будь-яких сценаріїв розвитку подій навколо <text:span text:style-name="T4">
<text:a xlink:type="simple" xlink:href="https://www.ukrinform.ua/tag-zaporizka-aes" text:style-name="Internet_20_link" text:visited-style-name="Visited_20_Internet_20_Link">
Запорізької АЕС. </text:a>
 </text:span>
</text:p>
      <text:p text:style-name="P4">
Source: <text:a xlink:type="simple" xlink:href="https://www.ukrinform.ua/rubric-ato/3731059-rosia-otrimala-poperedzenna-i-vigadue-novij-plan-sodo-zaes-kuleba.html" text:style-name="Internet_20_link" text:visited-style-name="Visited_20_Internet_20_Link">
https://www.ukrinform.ua/rubric-ato/3731059-rosia-otrimala-poperedzenna-i-vigadue-novij-plan-sodo-zaes-kuleba.html</text:a>
</text:p>
      <!--NEWS-->
      <text:h text:style-name="P10" text:outline-level="1">
<text:span text:style-name="T4">
У ВС заявили про готовність реалізувати ініціативи у рішенні РНБО про прискорення судової реформи</text:span>
</text:h>
      <text:p text:style-name="P4">
Authors: Ukrinform (Person)</text:p>
      <text:p text:style-name="P4">
Publisher: Укринформ (Organization)</text:p>
      <text:p text:style-name="P4">
Published Time: 2023-07-03T18:48:13+03:00</text:p>
      <text:p text:style-name="P4">
Modified Time: 2023-07-03T18:48:13+03:00</text:p>
      <text:p text:style-name="P4">
Description: Судді Верховного Суду висловили готовність до реалізації ініціатив, спрямованих на відновлення довіри, викладених у рішенні РНБО, та зауважили, що такі ініціативи мають здійснюватися в умовах дотримання принципу незалежності суддів. — Укрінформ.</text:p>
      <text:p text:style-name="P4">
Images: ['<text:a xlink:type="simple" xlink:href="https://static.ukrinform.com/photos/2021_12/thumb_files/630_360_1640265534-982.png" text:style-name="Internet_20_link" text:visited-style-name="Visited_20_Internet_20_Link">
630_360_16402...</text:a>
']</text:p>
      <text:p text:style-name="P4">
Tags: ['РНБО', 'Верховний Суд', 'Судова реформа', 'Зеленський']</text:p>
      <text:p text:style-name="P4">
Type: Article</text:p>
      <!--METADATA-->
      <text:p text:style-name="P4">
<draw:frame draw:style-name="fr1" draw:name="Image177" text:anchor-type="as-char" svg:width="6.9236in" svg:height="3.956343in" draw:z-index="0">
<draw:image xlink:href="../Images/yкринформ/2023-07-03T18-48-13-03-00/630_360_1640265534-982.png" xlink:type="simple" xlink:show="embed" xlink:actuate="onLoad" draw:mime-type="image/png"/>
</draw:frame>
 СуддіВерховного Суду висловили готовність до реалізації ініціатив, спрямованих навідновлення довіри, викладених у рішенні РНБО, та зауважили, що такіініціативи мають здійснюватися в умовах дотримання принципу незалежностісуддів.</text:p>
      <text:p text:style-name="P4">
Як передає Укрінформ, про це ідеться в заяві ВС у <text:a xlink:type="simple" xlink:href="https://www.facebook.com/supremecourt.ua/posts/pfbid024eib1vdn8YgFETjni6J3HZGqhJnwH61aibBSTym65qQrbjLxHzbAhti8qi88CwBKl" text:style-name="Internet_20_link" text:visited-style-name="Visited_20_Internet_20_Link">
 Фейсбуці</text:a>
з приводу указу Президента України від 30 червня 2023 року № 359/2023, якимвведено в дію рішення РНБО від 23 червня 2023 року «Про прискорення судовоїреформи та подолання проявів корупції у системі правосуддя».</text:p>
      <text:p text:style-name="P4">
“Верховний Суд підтримує необхідність упровадження кроків, які сприятимутьвідновленню довіри до системи правосуддя та прискоренню євроінтеграціїУкраїни”, - наголошують у суді.</text:p>
      <text:p text:style-name="P4">
Також зазначається, що “ <text:a xlink:type="simple" xlink:href="https://www.ukrinform.ua/tag-verhovnij-sud" text:style-name="Internet_20_link" text:visited-style-name="Visited_20_Internet_20_Link">
 Верховний Суд </text:a>
 усвідомлює вагомість причин, якими викликане таке рішення РНБОі глави держави, та поділяє необхідність вжиття рішучих кроків для викоріненнякорупції з усіх гілок та рівнів державної влади”.</text:p>
      <text:p text:style-name="P4">
Також вказується, що ВС відкритий до діалогу з напрацювання конкретних кроківна виконання указу Президента України, які відповідатимуть верховенству правай міжнародним стандартам.</text:p>
      <text:p text:style-name="P4">
<text:span text:style-name="T4">
Читайте також:</text:span>
 <text:a xlink:type="simple" xlink:href="https://www.ukrinform.ua/rubric-polytics/3721129-parlament-uhvaliv-za-osnovu-zakonoproekt-pro-utocnenna-proceduri-vidboru-suddiv-ksu.html" text:style-name="Internet_20_link" text:visited-style-name="Visited_20_Internet_20_Link">
 Парламент ухвалив за основу законопроєкт про уточненняпроцедури відбору суддів <text:span text:style-name="T4">
КСУ</text:span>
 </text:a>
</text:p>
      <text:p text:style-name="P4">
Як повідомляв Укрінформ, <text:a xlink:type="simple" xlink:href="https://www.ukrinform.ua/rubric-polytics/3730024-prezident-zatverdiv-risenna-rnbo-pro-priskorenna-sudovoi-reformi.html#:~:text=%D0%92%D1%96%D0%B4%D0%BF%D0%BE%D0%B2%D1%96%D0%B4%D0%BD%D0%BE%20%D0%B4%D0%BE%20%D1%81%D1%82%D0%B0%D1%82%D1%82%D1%96%20107%20%D0%9A%D0%BE%D0%BD%D1%81%D1%82%D0%B8%D1%82%D1%83%D1%86%D1%96%D1%97,%D1%80%D1%96%D1%88%D0%B5%D0%BD%D0%BD%D1%8F%20%D0%BF%D0%BE%D0%BA%D0%BB%D0%B0%D0%B4%D0%B0%D1%94%D1%82%D1%8C%D1%81%D1%8F%20%D0%BD%D0%B0%20%D1%81%D0%B5%D0%BA%D1%80%D0%B5%D1%82%D0%B0%D1%80%D1%8F%20%D0%A0%D0%9D%D0%91%D0%9E." text:style-name="Internet_20_link" text:visited-style-name="Visited_20_Internet_20_Link">
 Володимир Зеленський підписав указ</text:a>
щодо введення в дію рішення Ради національної безпеки і оборони України "Проприскорення судової реформи та подолання проявів корупції у системіправосуддя".</text:p>
      <text:p text:style-name="P4">
Контроль за виконанням рішення покладається на секретаря РНБО.</text:p>
      <text:p text:style-name="P4">
Зазначається, що РНБО вирішила звернутися до суб'єктів права законодавчоїініціативи щодо необхідності розгляду питання внесення змін до Кримінальногокодексу в частині посилення кримінальної відповідальності за корупційнікримінальні правопорушення у сфері правосуддя, передбачивши покарання увигляді позбавлення волі терміном від 10 до 15 років з конфіскацією майна.</text:p>
      <text:p text:style-name="P4">
Передбачається посилити роль інституту суду присяжних та розширити випадкийого застосування.</text:p>
      <text:p text:style-name="P4">
Окрім того, передбачено проведення Вищою радою правосуддя перевірки всіхсуддів Верховного Суду на предмет можливого вчинення ними дисциплінарнихпроступків або грубого чи систематичного нехтування обов'язками судді,підтвердження законності джерел походження майна.</text:p>
      <text:p text:style-name="P4">
<text:span text:style-name="T4">
Читайте також:</text:span>
 <text:a xlink:type="simple" xlink:href="https://www.ukrinform.ua/rubric-ato/3691045-ukraina-ta-rimskij-statut-comu-treba-ratifikuvati-cej-dogovir.html" text:style-name="Internet_20_link" text:visited-style-name="Visited_20_Internet_20_Link">
 Україна та Римський статут: чому треба ратифікувати цейдоговір? </text:a>
</text:p>
      <text:p text:style-name="P4">
Також ідеться про можливість проведення ефективного і прозорогокваліфікаційного оцінювання суддів за кращими світовими стандартами таметодиками як одного з пріоритетних завдань Вищої кваліфікаційної комісіїсуддів України. При цьому передбачається можливість запровадження періодичногопсихофізіологічного опитування суддів із застосуванням поліграфа.</text:p>
      <text:p text:style-name="P4">
Source: <text:a xlink:type="simple" xlink:href="https://www.ukrinform.ua/rubric-polytics/3730965-u-vs-zaavili-pro-gotovnist-realizuvati-iniciativi-u-risenni-rnbo-pro-priskorenna-sudovoi-reformi.html" text:style-name="Internet_20_link" text:visited-style-name="Visited_20_Internet_20_Link">
https://www.ukrinform.ua/rubric-polytics/3730965-u-vs-zaavili-pro-gotovnist-realizuvati-iniciativi-u-risenni-rnbo-pro-priskorenna-sudovoi-reformi.html</text:a>
</text:p>
      <!--NEWS-->
      <text:h text:style-name="P10" text:outline-level="1">
<text:span text:style-name="T4">
В Ізюмі вибухівка здетонувала у чоловіка в руках</text:span>
</text:h>
      <text:p text:style-name="P4">
Authors: Ukrinform (Person)</text:p>
      <text:p text:style-name="P4">
Publisher: Укринформ (Organization)</text:p>
      <text:p text:style-name="P4">
Published Time: 2023-07-03T18:50:00+03:00</text:p>
      <text:p text:style-name="P4">
Modified Time: 2023-07-03T18:50:00+03:00</text:p>
      <text:p text:style-name="P4">
Description: В Ізюмі на Харківщині в руках у чоловіка вибухнув невідомий предмет, постраждалого госпіталізували з численними пораненням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Вибух', 'Вибухівка', 'Лікарня', 'Ізюм']</text:p>
      <text:p text:style-name="P4">
Type: Article</text:p>
      <!--METADATA-->
      <text:p text:style-name="P4">
<draw:frame draw:style-name="fr1" draw:name="Image178" text:anchor-type="as-char" svg:width="6.9236in" svg:height="3.956343in" draw:z-index="0">
<draw:image xlink:href="../Images/yкринформ/2023-07-03T18-50-00-03-00/630_360_1654768443-794.jpg" xlink:type="simple" xlink:show="embed" xlink:actuate="onLoad" draw:mime-type="image/jpeg"/>
</draw:frame>
 В Ізюмі наХарківщині в руках у чоловіка вибухнув невідомий предмет, постраждалогогоспіталізували з численними пораненнями.</text:p>
      <text:p text:style-name="P4">
Про це повідомила в <text:a xlink:type="simple" xlink:href="https://t.me/kharkivoda/10706" text:style-name="Internet_20_link" text:visited-style-name="Visited_20_Internet_20_Link">
 Телеграмі </text:a>
 пресслужбаХарківської обласної військової адміністрації, передає Укрінформ.</text:p>
      <text:p text:style-name="P4">
“Сьогодні в Ізюмі близько 16:00 в руках у чоловіка <text:a xlink:type="simple" xlink:href="https://www.ukrinform.ua/tag-vibuh" text:style-name="Internet_20_link" text:visited-style-name="Visited_20_Internet_20_Link">
 вибухнув</text:a>
 невідомий предмет. Постраждалий – 1991року народження. Наразі його доставлено до лікарні з мінно-вибуховою травмою,осколковими переломами стегна та гомілки, множинними осколковими пораненнямита опіками обох кистей”, - зазначили в ОВА.</text:p>
      <text:p text:style-name="P4">
<text:span text:style-name="T4">
Читайте також:</text:span>
 <text:a xlink:type="simple" xlink:href="https://www.ukrinform.ua/rubric-regions/3729623-na-harkivsini-dvoe-ludej-pidirvalisa-na-vibuhivci.html" text:style-name="Internet_20_link" text:visited-style-name="Visited_20_Internet_20_Link">
 На Харківщині двоє людей підірвалися на <text:span text:style-name="T4">
вибухівці</text:span>
</text:a>
</text:p>
      <text:p text:style-name="P4">
Як повідомлялося, місто Ізюм було окуповане російськими військами з 2 квітнядо 10 вересня 2022 року.</text:p>
      <text:p text:style-name="P4">
Source: <text:a xlink:type="simple" xlink:href="https://www.ukrinform.ua/rubric-regions/3730968-v-izumi-vibuhivka-zdetonuvala-u-colovika-v-rukah.html" text:style-name="Internet_20_link" text:visited-style-name="Visited_20_Internet_20_Link">
https://www.ukrinform.ua/rubric-regions/3730968-v-izumi-vibuhivka-zdetonuvala-u-colovika-v-rukah.html</text:a>
</text:p>
      <!--NEWS-->
      <text:h text:style-name="P10" text:outline-level="1">
<text:span text:style-name="T4">
Медичний канабіс: МОЗ очікує, що законопроєкт незабаром буде на голосуванні в Раді</text:span>
</text:h>
      <text:p text:style-name="P4">
Authors: Ukrinform (Person)</text:p>
      <text:p text:style-name="P4">
Publisher: Укринформ (Organization)</text:p>
      <text:p text:style-name="P4">
Published Time: 2023-07-03T18:52:00+03:00</text:p>
      <text:p text:style-name="P4">
Modified Time: 2023-07-03T18:52:00+03:00</text:p>
      <text:p text:style-name="P4">
Description: Міністерство охорони здоров'я очікує, що законопроєкт про медичний канабіс буде внесено у порядок денний парламенту вже найближчим часом. — Укрінформ.</text:p>
      <text:p text:style-name="P4">
Images: ['<text:a xlink:type="simple" xlink:href="https://static.ukrinform.com/photos/2021_01/thumb_files/630_360_1610527394-148.jpg" text:style-name="Internet_20_link" text:visited-style-name="Visited_20_Internet_20_Link">
630_360_16105...</text:a>
']</text:p>
      <text:p text:style-name="P4">
Tags: ['МОЗ', 'Верховна Рада', 'Канабіс']</text:p>
      <text:p text:style-name="P4">
Type: Article</text:p>
      <!--METADATA-->
      <text:p text:style-name="P4">
<draw:frame draw:style-name="fr1" draw:name="Image179" text:anchor-type="as-char" svg:width="6.9236in" svg:height="3.956343in" draw:z-index="0">
<draw:image xlink:href="../Images/yкринформ/2023-07-03T18-52-00-03-00/630_360_1610527394-148.jpg" xlink:type="simple" xlink:show="embed" xlink:actuate="onLoad" draw:mime-type="image/jpeg"/>
</draw:frame>
Міністерство охорони здоров'я очікує, що законопроєкт про медичний канабісбуде внесено у порядок денний парламенту вже найближчим часом.</text:p>
      <text:p text:style-name="P4">
Про це журналістам сказав міністр охорони здоров'я Віктор Ляшко, передаєкореспондент Укрінформу.</text:p>
      <text:p text:style-name="P4">
«Ми очікуємо, що найближчим часом законопроєкт буде внесено до порядку денногоі проголосовано в першому читанні. Ми говоримо про чіткі правила гри для того,щоб медичний канабіс застосовувався як лікарські засоби і чітко врегульовуємонизку питань: що таке сировина для виробництва лікарських засобів, яклікарські засоби випускаються в Україні, як вони обліковуються. Це повнийпроцес, який дозволяє як виробництво на території України, але і прописуєправила гри для тих, хто готовий завозити препарати з-за меж країни», -наголосив Ляшко.</text:p>
      <text:p text:style-name="P4">
<text:span text:style-name="T4">
Читайте також:</text:span>
 <text:a xlink:type="simple" xlink:href="https://www.ukrinform.ua/rubric-society/3693910-zakonoproekt-pro-medicnij-kanabis-peredbacae-posilenij-kontrol-policii-za-jogo-obigom-deputat.html" text:style-name="Internet_20_link" text:visited-style-name="Visited_20_Internet_20_Link">
 Законопроєкт про медичний <text:span text:style-name="T4">
канабіс</text:span>
 передбачаєпосилений контроль поліції за його обігом - депутат</text:a>
</text:p>
      <text:p text:style-name="P4">
Він зауважив, що наразі одним з ключових напрямків, де можуть застосовуватисяліки на основі канабісу, - це знеболення для людей, які мають важкі,невиліковні хвороби, зокрема онкологічні.</text:p>
      <text:p text:style-name="P4">
«Ці препарати пройшли клінічні дослідження, показали свою ефективність», -сказав Ляшко.</text:p>
      <text:p text:style-name="P4">
На запитання, чи можливо у разі ухвалення закону, в майбутньому, внестипрепарати на основі медичного канабісу до програми реімбурсації, міністрвідповів: «В програму «Доступні ліки» ми вносимо (нові препарати - ред.) черезоцінку медичних технологій, як і до національного переліку. Не можу сказати«так» чи «ні», крок за кроком будемо робити. Вже у минулому році ми внесли додоступних ліків ряд препаратів, які призначені для людей з психічнимирозладами, які можна безкоштовно отримати. Тому, думаю, і тут крок за кроком -це можливо. Ми за те, щоб програма реімбурсації розширялася», - сказавміністр.</text:p>
      <text:p text:style-name="P4">
<text:span text:style-name="T4">
Читайте також:</text:span>
 <text:a xlink:type="simple" xlink:href="https://www.ukrinform.ua/rubric-society/3582736-zakon-pro-dostup-do-preparativ-medicnogo-kanabisu-polegsit-likuvanna-deakih-hvorob-eksperti.html" text:style-name="Internet_20_link" text:visited-style-name="Visited_20_Internet_20_Link">
 Закон про доступ до препаратів медичного <text:span text:style-name="T4">
канабіс</text:span>
 уполегшить лікування деяких хвороб - експерти</text:a>
</text:p>
      <text:p text:style-name="P4">
Як повідомляв Укрінформ, у лютому цього року Комітет Верховної Ради з питаньздоров'я нації, медичної допомоги та медичного страхування рекомендувавпарламенту ухвалити в першому читанні законопроєкт №7457 «Про регулюванняобігу рослин роду коноплі (Cannabis) в медичних, промислових цілях, науковійта науково-технічній діяльності для створення умов щодо розширення доступупацієнтів до необхідного лікування онкологічних захворювань тапосттравматичних стресових розладів, отриманих внаслідок війни». Оновленаредакція законопроєкту про легалізацію медичного канабісу в Україні передбачаєпосилений контроль Нацполіції за обігом відповідних препаратів.</text:p>
      <text:p text:style-name="P4">
<text:span text:style-name="T5">
Фото: pixabay.com</text:span>
</text:p>
      <text:p text:style-name="P4">
Source: <text:a xlink:type="simple" xlink:href="https://www.ukrinform.ua/rubric-society/3730967-medicnij-kanabis-moz-ocikue-so-zakonoproekt-nezabarom-bude-na-golosuvanni-v-radi.html" text:style-name="Internet_20_link" text:visited-style-name="Visited_20_Internet_20_Link">
https://www.ukrinform.ua/rubric-society/3730967-medicnij-kanabis-moz-ocikue-so-zakonoproekt-nezabarom-bude-na-golosuvanni-v-radi.html</text:a>
</text:p>
      <!--NEWS-->
      <text:h text:style-name="P10" text:outline-level="1">
<text:span text:style-name="T4">
На деокупованій Херсонщині люди повертаються для обстеження підтопленого житла</text:span>
</text:h>
      <text:p text:style-name="P4">
Authors: Ukrinform (Person)</text:p>
      <text:p text:style-name="P4">
Publisher: Укринформ (Organization)</text:p>
      <text:p text:style-name="P4">
Published Time: 2023-07-03T18:56:00+03:00</text:p>
      <text:p text:style-name="P4">
Modified Time: 2023-07-03T18:56:00+03:00</text:p>
      <text:p text:style-name="P4">
Description: На деокупованій території Херсонщини люди повертаються додому для проведення обстеження пошкодженого через підтоплення житла - це і ті жителі, які були евакуйовані після підриву Каховської ГЕС, і ті, які перебували в інших регіонах. — Укрінформ.</text:p>
      <text:p text:style-name="P4">
Images: ['<text:a xlink:type="simple" xlink:href="https://static.ukrinform.com/photos/2023_07/thumb_files/630_360_1688396619-226.jpg" text:style-name="Internet_20_link" text:visited-style-name="Visited_20_Internet_20_Link">
630_360_16883...</text:a>
']</text:p>
      <text:p text:style-name="P4">
Tags: ['Деокупація', 'Херсонщина', 'Житло', 'Каховська ГЕС', 'Війна з Росією', 'Підтоплення']</text:p>
      <text:p text:style-name="P4">
Type: Article</text:p>
      <!--METADATA-->
      <text:p text:style-name="P4">
<draw:frame draw:style-name="fr1" draw:name="Image180" text:anchor-type="as-char" svg:width="6.9236in" svg:height="3.956343in" draw:z-index="0">
<draw:image xlink:href="../Images/yкринформ/2023-07-03T18-56-00-03-00/630_360_1688396619-226.jpg" xlink:type="simple" xlink:show="embed" xlink:actuate="onLoad" draw:mime-type="image/jpeg"/>
</draw:frame>
 Надеокупованій території Херсонщини люди повертаються додому для проведенняобстеження пошкодженого через підтоплення житла - це і ті жителі, які булиевакуйовані після підриву Каховської ГЕС, і ті, які перебували в іншихрегіонах.</text:p>
      <text:p text:style-name="P4">
Як передає Укрінформ, про це на брифінгу в <text:a xlink:type="simple" xlink:href="https://www.ukrinform.ua/rubric-presshall/3730523-potocna-situacia-v-hersoni-ta-oblasti.html" text:style-name="Internet_20_link" text:visited-style-name="Visited_20_Internet_20_Link">
 Медіацентрі Україна - Укрінформ</text:a>
 повідомив керівник пресофісу Херсонськоїобласної військової адміністрації Олександр Толоконніков.</text:p>
      <text:p text:style-name="P4">
«Ті, яких евакуювали, повертаються до своїх домівок, щоб подивитися ізапустити комісії для обстеження і видачі актів для подальшого потімвідшкодування», - зазначив Толоконніков.</text:p>
      <text:p text:style-name="P4">
Також повертаються і ті, хто жив у інших регіонах, - вони хочуть потрапити усвої оселі, щоб подивитися, що наробила вода і також для проведенняобстеження.</text:p>
      <text:p text:style-name="P4">
За словами Толоконнікова, на правобережжі вже вода відійшла з населенихпунктів. Там, де вона залишається, збираючись у низинах, її відкачуютьрятувальники, волонтери, працюють комунальники.</text:p>
      <text:p text:style-name="P4">
<text:span text:style-name="T4">
Читайте також:</text:span>
 <text:a xlink:type="simple" xlink:href="https://www.ukrinform.ua/rubric-regions/3730903-na-hersonsini-pidtoplenimi-zalisautsa-18-naselenih-punktiv.html" text:style-name="Internet_20_link" text:visited-style-name="Visited_20_Internet_20_Link">
 На Херсонщині <text:span text:style-name="T4">
підтопленим</text:span>
 и залишаються 18 населенихпунктів </text:a>
</text:p>
      <text:p text:style-name="P4">
Він розповів, що рівень ґрунтових вод дуже високий, тому в деякі підвальніприміщення вода повертається.</text:p>
      <text:p text:style-name="P4">
Першочергово очищуються всі центральні вулиці, люди виносять сміття іпошкоджені речі.</text:p>
      <text:p text:style-name="P4">
У Херсоні у мікрорайоні Острів (Корабел), що постраждав через затоплення,додав керівник пресофісу, наразі небезпечно працювати у Гідропарку, щоперебуває під постійним ворожим обстрілом. Проте у центральній частинімікрорайону Корабел у всі багатоповерхівки подано газопостачання, вода - покищо технічна, але найближчим часом водоканал обіцяє подати питну воду. Світловже є в деяких будинках, але існує проблема з підземним кабелем - йогоперевіряють, також були підтоплені трансформатори, які треба просушити.</text:p>
      <text:p text:style-name="P4">
Що стосується інших населених пунктів, то, за словами Толоконнікова, людизгуртувалися, допомагають один одному, також працюють волонтери ікомунальники. Він розповів, що у Дар’ївській громаді встановлюються модульнібудинки для тих людей, чиї були зруйновані.</text:p>
      <text:p text:style-name="P4">
Стосовно водопостачання у ті населені пункти, де вода «впала» у свердловинах ікриницях, - туди направляють питну воду.</text:p>
      <text:p text:style-name="P4">
<text:span text:style-name="T4">
Читайте також:</text:span>
 <text:a xlink:type="simple" xlink:href="https://www.ukrinform.ua/rubric-regions/3730691-u-centri-goloi-pristani-kriticna-situacia-cerez-pidtoplenna.html" text:style-name="Internet_20_link" text:visited-style-name="Visited_20_Internet_20_Link">
 У центрі Голої Пристані - критична ситуація через<text:span text:style-name="T4">
підтоплення</text:span>
 </text:a>
</text:p>
      <text:p text:style-name="P4">
«Зараз є запас води на місяць уперед, їжі також. Тобто у нас під контролем цяситуація», - наголосив Толоконніков. Далі тут з’явиться 57 нових свердловин,ці нові свердловини будуть більш глибокими.</text:p>
      <text:p text:style-name="P4">
Як повідомляв Укрінформ, на правобережжі <text:a xlink:type="simple" xlink:href="https://www.ukrinform.ua/tag-hersonsina" text:style-name="Internet_20_link" text:visited-style-name="Visited_20_Internet_20_Link">
 Херсонщини</text:a>
 внаслідок <text:a xlink:type="simple" xlink:href="https://www.ukrinform.ua/rubric-ato/3718751-rosijski-zagarbniki-pidirvali-kahovsku-ges-ok-pivden.html" text:style-name="Internet_20_link" text:visited-style-name="Visited_20_Internet_20_Link">
 підриву росіянамиКаховської ГЕС </text:a>
 повністю зруйновані черезпідтоплення близько 400 будинків. На деокупованій території Херсонщиниобстежувати будинки, пошкоджені через підрив військовими РФ Каховської ГЕС,допоможуть 114 фахівців із інших регіонів країни.</text:p>
      <text:p text:style-name="P4">
У ніч проти 6 червня російська армія підірвала греблю Каховської ГЕС,спричинивши затоплення частини Херсонської та Миколаївської областей іводночас критичне обміління Каховського водосховища.</text:p>
      <text:p text:style-name="P4">
Source: <text:a xlink:type="simple" xlink:href="https://www.ukrinform.ua/rubric-regions/3730970-na-deokupovanij-hersonsini-ludi-povertautsa-dla-obstezenna-pidtoplenogo-zitla.html" text:style-name="Internet_20_link" text:visited-style-name="Visited_20_Internet_20_Link">
https://www.ukrinform.ua/rubric-regions/3730970-na-deokupovanij-hersonsini-ludi-povertautsa-dla-obstezenna-pidtoplenogo-zitla.html</text:a>
</text:p>
      <!--NEWS-->
      <text:h text:style-name="P10" text:outline-level="1">
<text:span text:style-name="T4">
В уряді провели нараду щодо підготовки до осінньо-зимового сезону</text:span>
</text:h>
      <text:p text:style-name="P4">
Authors: Ukrinform (Person)</text:p>
      <text:p text:style-name="P4">
Publisher: Укринформ (Organization)</text:p>
      <text:p text:style-name="P4">
Published Time: 2023-07-03T18:58:00+03:00</text:p>
      <text:p text:style-name="P4">
Modified Time: 2023-07-03T18:58:00+03:00</text:p>
      <text:p text:style-name="P4">
Description: В уряді провели нараду щодо підготовки до наступного осінньо-зимового сезону. — Укрінформ.</text:p>
      <text:p text:style-name="P4">
Images: ['<text:a xlink:type="simple" xlink:href="https://static.ukrinform.com/photos/2023_07/thumb_files/630_360_1688399778-714.jpg" text:style-name="Internet_20_link" text:visited-style-name="Visited_20_Internet_20_Link">
630_360_16883...</text:a>
']</text:p>
      <text:p text:style-name="P4">
Tags: ['Енергетика', 'Опалювальний сезон', 'Уряд', 'Шмигаль']</text:p>
      <text:p text:style-name="P4">
Type: Article</text:p>
      <!--METADATA-->
      <text:p text:style-name="P4">
<draw:frame draw:style-name="fr1" draw:name="Image181" text:anchor-type="as-char" svg:width="6.9236in" svg:height="3.956343in" draw:z-index="0">
<draw:image xlink:href="../Images/yкринформ/2023-07-03T18-58-00-03-00/630_360_1688399778-714.jpg" xlink:type="simple" xlink:show="embed" xlink:actuate="onLoad" draw:mime-type="image/jpeg"/>
</draw:frame>
 В урядіпровели нараду щодо підготовки до наступного осінньо-зимового сезону.</text:p>
      <text:p text:style-name="P4">
Про це у <text:a xlink:type="simple" xlink:href="https://t.me/Denys_Smyhal/5542" text:style-name="Internet_20_link" text:visited-style-name="Visited_20_Internet_20_Link">
 Телеграмі </text:a>
 повідомив Прем’єр-міністр України Денис Шмигаль, передає Укрінформ.</text:p>
      <text:p text:style-name="P4">
“На початок опалювального сезону заплановано вийти на показник 1,8 млн тоннвугілля та 14,7 млрд кубічних метрів газу. Також ведемо роботу над розширеннямспроможності експорту-імпорту електроенергії з ЄС”, - зазначив Шмигаль.</text:p>
      <text:p text:style-name="P4">
За його словами, у Міненерго повідомили, що всі планові ремонти <text:a xlink:type="simple" xlink:href="https://www.ukrinform.ua/tag-energetika" text:style-name="Internet_20_link" text:visited-style-name="Visited_20_Internet_20_Link">
 енергетичних</text:a>
 об’єктів ведуться згідно зграфіком. За інформацією Мінінфраструктури, наразі відновлено вже 435 об’єктівтеплопостачання.</text:p>
      <text:p text:style-name="P4">
«Заслухав керівників «Укренерго», «Енергоатома» та «Укргідроенерго» щодо стануремонтних робіт на об’єктах компаній, а також інформацію щодо перебігу робітіз захисту об’єктів енергетики усіх форм власності», - повідомив Шмигаль.</text:p>
      <text:p text:style-name="P4">
Він наголосив, що забезпечення інженерного захисту — завдання так самоважливе, як і відновлення.</text:p>
      <text:p text:style-name="P4">
<text:span text:style-name="T4">
Читайте також:</text:span>
 <text:a xlink:type="simple" xlink:href="https://www.ukrinform.ua/rubric-economy/3725149-urad-sprostiv-proceduru-zakupivel-dla-zbilsenna-energoefektivnosti.html" text:style-name="Internet_20_link" text:visited-style-name="Visited_20_Internet_20_Link">
 Уряд спростив процедуру закупівель для збільшенняенергоефективності </text:a>
</text:p>
      <text:p text:style-name="P4">
«До опалювального сезону маємо максимально убезпечити нашу енергетику відросійських ракет і дронів. Відповідні завдання й доручення вже давно роздані.Тепер це персональна відповідальність, зокрема й керівників енергетичнихоб’єктів», - підкреслив Прем’єр-міністр.</text:p>
      <text:p text:style-name="P4">
Як <text:a xlink:type="simple" xlink:href="https://www.ukrinform.ua/rubric-economy/3719686-do-opaluvalnogo-sezonu-maemo-vidnoviti-17-gvt-generuucih-potuznostej-smigal.html" text:style-name="Internet_20_link" text:visited-style-name="Visited_20_Internet_20_Link">
 повідомлялося </text:a>
, раніше Прем'єр-міністр Денис Шмигаль наголосив на необхідності відновити доопалювального сезону 1,7 ГВт генеруючих потужностей.</text:p>
      <text:p text:style-name="P4">
<text:span text:style-name="T5">
Фото: Денис Шмигаль / Телеграм</text:span>
</text:p>
      <text:p text:style-name="P4">
Source: <text:a xlink:type="simple" xlink:href="https://www.ukrinform.ua/rubric-economy/3730972-v-uradi-proveli-naradu-sodo-pidgotovki-do-osinnozimovogo-sezonu.html" text:style-name="Internet_20_link" text:visited-style-name="Visited_20_Internet_20_Link">
https://www.ukrinform.ua/rubric-economy/3730972-v-uradi-proveli-naradu-sodo-pidgotovki-do-osinnozimovogo-sezonu.html</text:a>
</text:p>
      <!--NEWS-->
      <text:h text:style-name="P10" text:outline-level="1">
<text:span text:style-name="T4">
Україна отримала ще $890 мільйонів від МВФ - Мінфін</text:span>
</text:h>
      <text:p text:style-name="P4">
Authors: Ukrinform (Person)</text:p>
      <text:p text:style-name="P4">
Publisher: Укринформ (Organization)</text:p>
      <text:p text:style-name="P4">
Published Time: 2023-07-03T19:00:09+03:00</text:p>
      <text:p text:style-name="P4">
Modified Time: 2023-07-03T19:00:09+03:00</text:p>
      <text:p text:style-name="P4">
Description: До загального фонду державного бюджету України надійшов другий транш у розмірі 890 млн доларів від Міжнародного валютного фонду (МВФ). — Укрінформ.</text:p>
      <text:p text:style-name="P4">
Images: ['<text:a xlink:type="simple" xlink:href="https://static.ukrinform.com/photos/2017_09/thumb_files/630_360_1506705809-4165.jpg" text:style-name="Internet_20_link" text:visited-style-name="Visited_20_Internet_20_Link">
630_360_15067...</text:a>
']</text:p>
      <text:p text:style-name="P4">
Tags: ['Мінфін', 'МВФ', 'Україна', 'Гроші']</text:p>
      <text:p text:style-name="P4">
Type: Article</text:p>
      <!--METADATA-->
      <text:p text:style-name="P4">
<draw:frame draw:style-name="fr1" draw:name="Image182" text:anchor-type="as-char" svg:width="6.9236in" svg:height="3.956343in" draw:z-index="0">
<draw:image xlink:href="../Images/yкринформ/2023-07-03T19-00-09-03-00/630_360_1506705809-4165.jpg" xlink:type="simple" xlink:show="embed" xlink:actuate="onLoad" draw:mime-type="image/jpeg"/>
</draw:frame>
 Дозагального фонду державного бюджету України надійшов другий транш у розмірі890 млн доларів від Міжнародного валютного фонду (МВФ).</text:p>
      <text:p text:style-name="P4">
Як передає Укрінформ, про це повідомляє <text:a xlink:type="simple" xlink:href="https://www.mof.gov.ua/uk/news/ukraine_received_usd_890_million_from_the_imf-4092" text:style-name="Internet_20_link" text:visited-style-name="Visited_20_Internet_20_Link">
 пресслужба Міністерства фінансів</text:a>
.</text:p>
      <text:p text:style-name="P4">
Зазначається, що кошти отримані за результатами успішного першого переглядупрограми розширеного фінансування (Extended Fund Facility, EFF). НаразіУкраїна отримала вже 3,59 млрд дол. від <text:a xlink:type="simple" xlink:href="https://www.ukrinform.ua/tag-mvf" text:style-name="Internet_20_link" text:visited-style-name="Visited_20_Internet_20_Link">
 МВФ </text:a>
 .</text:p>
      <text:p text:style-name="P4">
“Отримане фінансування є результатом ефективної та злагодженої співпраці урядуУкраїни, Міністерства фінансів України, Національного банку України зекспертами та керівництвом МВФ в рамках програми розширеного фінансування&lt;...&gt;
 Завдяки наданим коштам ми маємо змогу і надалі зберігати економічнустабільність в Україні та забезпечувати пріоритетні видатки державногобюджету”, - зазначив міністр фінансів Сергій Марченко.</text:p>
      <text:p text:style-name="P4">
<text:span text:style-name="T4">
Читайте також:</text:span>
 <text:a xlink:type="simple" xlink:href="https://www.ukrinform.ua/rubric-economy/3729620-svitovij-bank-shvaliv-poziku-dla-ukraini-na-15-milarda.html" text:style-name="Internet_20_link" text:visited-style-name="Visited_20_Internet_20_Link">
 Світовий банк схвалив позику для України на $1,5 мільярда</text:a>
</text:p>
      <text:p text:style-name="P4">
Як повідомлялось, 29 червня Рада директорів МВФ завершила перший переглядпрограми розширеного фінансування для України (Extended Fund Facility, EFF).Під час перегляду відзначено значний прогрес уряду України у виконаннізобов'язань за програмою EFF. Україна виконала всі відповідні кількіснікритерії ефективності за квітень та структурні орієнтири станом на кінецьчервня.</text:p>
      <text:p text:style-name="P4">
<text:span text:style-name="T4">
Читайте також:</text:span>
 <text:a xlink:type="simple" xlink:href="https://www.ukrinform.ua/rubric-economy/3729560-nastupnij-pereglad-programi-mvf-dla-ukraini-zaplanovanij-na-listopadgruden.html" text:style-name="Internet_20_link" text:visited-style-name="Visited_20_Internet_20_Link">
 Наступний перегляд програми <text:span text:style-name="T4">
МВФ</text:span>
 для Українизапланований на листопад-грудень </text:a>
</text:p>
      <text:p text:style-name="P4">
Загальне фінансування за програмою EFF, розпочатою у березні 2023 року,становить 15,6 млрд дол. (11,6 млрд СПЗ).</text:p>
      <text:p text:style-name="P4">
Source: <text:a xlink:type="simple" xlink:href="https://www.ukrinform.ua/rubric-economy/3730975-ukraina-otrimala-se-890-miljoniv-vid-mvf-minfin.html" text:style-name="Internet_20_link" text:visited-style-name="Visited_20_Internet_20_Link">
https://www.ukrinform.ua/rubric-economy/3730975-ukraina-otrimala-se-890-miljoniv-vid-mvf-minfin.html</text:a>
</text:p>
      <!--NEWS-->
      <text:h text:style-name="P10" text:outline-level="1">
<text:span text:style-name="T4">
Пенс: Продовження підтримки України важливе для безпеки всього НАТО</text:span>
</text:h>
      <text:p text:style-name="P4">
Authors: Ukrinform (Person)</text:p>
      <text:p text:style-name="P4">
Publisher: Укринформ (Organization)</text:p>
      <text:p text:style-name="P4">
Published Time: 2023-07-03T19:02:00+03:00</text:p>
      <text:p text:style-name="P4">
Modified Time: 2023-07-03T19:02:00+03:00</text:p>
      <text:p text:style-name="P4">
Description: Колишній віцепрезидент США, нині кандидат від Республіканської партії у виборах глави Білого дому Майк Пенс заявив про важливість продовження військової підтримки України, бо це стримує пряму загрозу агресії РФ проти країн НАТО. — Укрінформ.</text:p>
      <text:p text:style-name="P4">
Images: ['<text:a xlink:type="simple" xlink:href="https://static.ukrinform.com/photos/2017_01/thumb_files/630_360_1485089282-1673-foto-aaron-p-bernsteingetty-images.jpg" text:style-name="Internet_20_link" text:visited-style-name="Visited_20_Internet_20_Link">
630_360_14850...</text:a>
']</text:p>
      <text:p text:style-name="P4">
Tags: ['НАТО', 'Пенс', 'Україна', 'Війна з Росією']</text:p>
      <text:p text:style-name="P4">
Type: Article</text:p>
      <!--METADATA-->
      <text:p text:style-name="P4">
<draw:frame draw:style-name="fr1" draw:name="Image183" text:anchor-type="as-char" svg:width="6.9236in" svg:height="3.956343in" draw:z-index="0">
<draw:image xlink:href="../Images/yкринформ/2023-07-03T19-02-00-03-00/630_360_1485089282-1673-foto-aaron-p-bernsteingetty-images.jpg" xlink:type="simple" xlink:show="embed" xlink:actuate="onLoad" draw:mime-type="image/jpeg"/>
</draw:frame>
 Колишній віцепрезидент США, нині кандидат відРеспубліканської партії у виборах глави Білого дому Майк Пенс заявив проважливість продовження військової підтримки України, бо це стримує прямузагрозу агресії РФ проти країн НАТО.</text:p>
      <text:p text:style-name="P4">
Про це він сказав в інтерв’ю американському телеканалу <text:a xlink:type="simple" xlink:href="https://www.cbsnews.com/live/video/20230702174129-former-vice-president-mike-pence-speaks-after-ukraine-trip/#x" text:style-name="Internet_20_link" text:visited-style-name="Visited_20_Internet_20_Link">
 CBS News</text:a>
 після візиту до України, передаєУкрінформ.</text:p>
      <text:p text:style-name="P4">
«Я вірю, що вкрай важливо для Сполучених Штатів продовжувати надавативійськову підтримку українській армії для відсічі російській агресії. Бо якбиРосія змогла б захопити <text:a xlink:type="simple" xlink:href="https://www.ukrinform.ua/tag-ukraina" text:style-name="Internet_20_link" text:visited-style-name="Visited_20_Internet_20_Link">
 Україну </text:a>
 ,думаю, не пройшло б багато часу, як Путін наказав би своїм військам перетнутикордон, і під егідою НАТО ми мали б відправити туди наших військових», -зазначив американський політик.</text:p>
      <text:p text:style-name="P4">
Він зауважив, що не підтримав би відправлення американських військ в Україну,але й українці не хочуть цього.</text:p>
      <text:p text:style-name="P4">
«Коли я зустрічався з Президентом Зеленським, він дав зрозуміти, що не прагнецього» - сказав кандидат у президенти США.</text:p>
      <text:p text:style-name="P4">
Водночас він зазначив, що Україна зможе стати членом НАТО після перемоги увійні. У цьому контексті Пенс висловив сподівання, що на саміті Альянсу уВільнюсі «Президент Зеленський буде відкритим до умовного запрошенняприєднатися до НАТО», а саме, що Україна стане членом Альянсу після війни.</text:p>
      <text:p text:style-name="P4">
<text:span text:style-name="T4">
Читайте також:</text:span>
 <text:a xlink:type="simple" xlink:href="https://www.ukrinform.ua/rubric-polytics/3729493-prezident-zustrivsa-z-majkom-pensom.html" text:style-name="Internet_20_link" text:visited-style-name="Visited_20_Internet_20_Link">
 Зеленський зустрівся з Пенсом – обговорили безпековуспівпрацю і членство України в НАТО </text:a>
</text:p>
      <text:p text:style-name="P4">
Крім того, підкреслив важливість лідерства Америки у зусиллях союзників напідтримку України.</text:p>
      <text:p text:style-name="P4">
Як повідомляв <text:a xlink:type="simple" xlink:href="https://www.ukrinform.ua/rubric-polytics/3729432-majk-pens-priletiv-v-ukrainu-z-neogolosenim-vizitom.html" text:style-name="Internet_20_link" text:visited-style-name="Visited_20_Internet_20_Link">
 Укрінформ </text:a>
 ,колишній віцепрезидент США Майк Пенс минулого тижня відвідав Україну знеоголошеним візитом. Таким чином, він став першим чинним кандидатом упрезиденти від Республіканської партії, який зустрівся з ВолодимиромЗеленським під час виборчої кампанії в США.</text:p>
      <text:p text:style-name="P4">
Source: <text:a xlink:type="simple" xlink:href="https://www.ukrinform.ua/rubric-ato/3730976-pens-prodovzenna-pidtrimki-ukraini-vazlive-dla-bezpeki-vsogo-nato.html" text:style-name="Internet_20_link" text:visited-style-name="Visited_20_Internet_20_Link">
https://www.ukrinform.ua/rubric-ato/3730976-pens-prodovzenna-pidtrimki-ukraini-vazlive-dla-bezpeki-vsogo-nato.html</text:a>
</text:p>
      <!--NEWS-->
      <text:h text:style-name="P10" text:outline-level="1">
<text:span text:style-name="T4">
Швейцарія надасть Україні €5,6 мільйона на ремонт та облаштування шкіл</text:span>
</text:h>
      <text:p text:style-name="P4">
Authors: Ukrinform (Person)</text:p>
      <text:p text:style-name="P4">
Publisher: Укринформ (Organization)</text:p>
      <text:p text:style-name="P4">
Published Time: 2023-07-03T19:03:00+03:00</text:p>
      <text:p text:style-name="P4">
Modified Time: 2023-07-03T19:03:00+03:00</text:p>
      <text:p text:style-name="P4">
Description: Швейцарія додатково виділить 5,5 млн швейцарських франків (приблизно 5,6 млн євро) для ремонту та покращеного облаштування 30 шкіл в Україні, що постраждали від бойових дій. — Укрінформ.</text:p>
      <text:p text:style-name="P4">
Images: ['<text:a xlink:type="simple" xlink:href="https://static.ukrinform.com/photos/2023_04/thumb_files/630_360_1680769468-146.jpg" text:style-name="Internet_20_link" text:visited-style-name="Visited_20_Internet_20_Link">
630_360_16807...</text:a>
']</text:p>
      <text:p text:style-name="P4">
Tags: ['Школа', 'Швейцарія', 'Війна з Росією', 'Відбудова']</text:p>
      <text:p text:style-name="P4">
Type: Article</text:p>
      <!--METADATA-->
      <text:p text:style-name="P4">
<draw:frame draw:style-name="fr1" draw:name="Image184" text:anchor-type="as-char" svg:width="6.9236in" svg:height="3.956343in" draw:z-index="0">
<draw:image xlink:href="../Images/yкринформ/2023-07-03T19-03-00-03-00/630_360_1680769468-146.jpg" xlink:type="simple" xlink:show="embed" xlink:actuate="onLoad" draw:mime-type="image/jpeg"/>
</draw:frame>
 Швейцаріядодатково виділить 5,5 млн швейцарських франків (приблизно 5,6 млн євро) дляремонту та покращеного облаштування 30 шкіл в Україні, що постраждали відбойових дій.</text:p>
      <text:p text:style-name="P4">
Як передає Укрінформ, про це повідомляється на сайті <text:a xlink:type="simple" xlink:href="http://www.admin.ch/gov/en/start/documentation/media-releases.msg-id-96330.html" text:style-name="Internet_20_link" text:visited-style-name="Visited_20_Internet_20_Link">
 Федеральної радиШвейцарії. </text:a>
</text:p>
      <text:p text:style-name="P4">
Це додаткове фінансування швейцарсько-українського проєкту «Децентралізаціядля покращення демократичної освіти» (DECIDE), використовуватиметься длявідновлення близько 30 шкіл в Чернігівській, Одеській та Полтавській областях,що безпосередньо постраждали від бойових дій.</text:p>
      <text:p text:style-name="P4">
Як зазначається, проєкт передбачає встановлення захищених багатоцільовихкласів для забезпечення безперервного навчання навіть під час повітряноїтривоги.</text:p>
      <text:p text:style-name="P4">
Як наголошується, відновлення та модернізація шкіл у містах забезпечить учнямбезпечне і відповідне середовище для очного навчання в класі. Ця ініціатива нетільки зміцнить місцеві державні служби, а й зміцнить стійкість системи освітив кризових ситуаціях, йдеться у заяві. Продовження очного навчання такожсприятиме інтеграції переміщених дітей та їхніх родин у приймаючі громади.</text:p>
      <text:p text:style-name="P4">
<text:span text:style-name="T4">
Читайте також:</text:span>
 <text:a xlink:type="simple" xlink:href="https://www.ukrinform.ua/rubric-vidbudova/3730957-ukraina-i-dania-viznacili-prioriteti-vidnovlenna-mikolaivskoi-oblasti.html" text:style-name="Internet_20_link" text:visited-style-name="Visited_20_Internet_20_Link">
 Україна і Данія визначили пріоритети відновленняМиколаївської області </text:a>
</text:p>
      <text:p text:style-name="P4">
Цей додатковий внесок Швейцарії також дозволить проєкту DECIDE надаватитехнічну та педагогічну підтримку для онлайн-освіти для дітей-переміщених осібта дітей, які живуть у районах активних бойових дій, щоб поліпшити їх умовидистанційного навчання.</text:p>
      <text:p text:style-name="P4">
«Мета - забезпечити приблизно 15 тисяч школярів доступом до якісної освіти вбезпечних умовах», - наголосили у Федеральній раді. Там додали, що черезросійськи атаки тисячі українських шкіл зазнали пошкоджень, руйнувань абонестачі вчителів, що перешкоджає навчанню мільйонів школярів.</text:p>
      <text:p text:style-name="P4">
У Федеральній раді Швейцарії також наголосили, що допомога українським школамє частиною загального плану допомоги, який становить понад 143 млн євро.</text:p>
      <text:p text:style-name="P4">
<text:span text:style-name="T4">
Читайте також:</text:span>
 <text:a xlink:type="simple" xlink:href="https://www.ukrinform.ua/rubric-vidbudova/3730810-v-ukraini-kostom-subvencii-z-budzetu-vidbuduut-13-medzakladiv.html" text:style-name="Internet_20_link" text:visited-style-name="Visited_20_Internet_20_Link">
 В Україні коштом субвенції з бюджету відбудують 13<text:span text:style-name="T4">
медз</text:span>
 акладів </text:a>
</text:p>
      <text:p text:style-name="P4">
Як повідомляв Укрінформ, у червні Швейцарія заявила, що надасть Україні новийпакет гуманітарної допомоги вартістю у 1,2 мільйона швейцарських франків(понад 1,3 мільйона доларів США), призначений для розмінування територій.</text:p>
      <text:p text:style-name="P4">
Продовольча та сільськогосподарська організація ООН (ФАО) та Всесвітняпродовольча програма ООН (ВПП) у співпраці зі Швейцарським фондом розмінуваннярозпочали реалізацію проєкту з очищення фермерських земель в Україні від мінта інших вибухонебезпечних предметів.</text:p>
      <text:p text:style-name="P4">
Source: <text:a xlink:type="simple" xlink:href="https://www.ukrinform.ua/rubric-vidbudova/3730977-svejcaria-nadast-ukraini-56-miljona-na-remont-ta-oblastuvanna-skil.html" text:style-name="Internet_20_link" text:visited-style-name="Visited_20_Internet_20_Link">
https://www.ukrinform.ua/rubric-vidbudova/3730977-svejcaria-nadast-ukraini-56-miljona-na-remont-ta-oblastuvanna-skil.html</text:a>
</text:p>
      <!--NEWS-->
      <text:h text:style-name="P10" text:outline-level="1">
<text:span text:style-name="T4">
Фільм «Будинок "Слово"»  покажуть у Варшаві</text:span>
</text:h>
      <text:p text:style-name="P4">
Authors: Ukrinform (Person)</text:p>
      <text:p text:style-name="P4">
Publisher: Укринформ (Organization)</text:p>
      <text:p text:style-name="P4">
Published Time: 2023-07-03T19:05:00+03:00</text:p>
      <text:p text:style-name="P4">
Modified Time: 2023-07-03T19:05:00+03:00</text:p>
      <text:p text:style-name="P4">
Description: У Варшаві на благодійному Фестивалі українського кіно просто неба (Open Air Ukrainian Film Festival) відбудеться показ української історичної драми Будинок "Слово". Нескінчений роман". — Укрінформ.</text:p>
      <text:p text:style-name="P4">
Images: ['<text:a xlink:type="simple" xlink:href="https://static.ukrinform.com/photos/2021_10/thumb_files/630_360_1633588361-418.jpg" text:style-name="Internet_20_link" text:visited-style-name="Visited_20_Internet_20_Link">
630_360_16335...</text:a>
']</text:p>
      <text:p text:style-name="P4">
Tags: ['Кіно', 'Польща', 'Держкіно', '"Будинок "Слово"']</text:p>
      <text:p text:style-name="P4">
Type: Article</text:p>
      <!--METADATA-->
      <text:p text:style-name="P4">
<draw:frame draw:style-name="fr1" draw:name="Image185" text:anchor-type="as-char" svg:width="6.9236in" svg:height="3.956343in" draw:z-index="0">
<draw:image xlink:href="../Images/yкринформ/2023-07-03T19-05-00-03-00/630_360_1633588361-418.jpg" xlink:type="simple" xlink:show="embed" xlink:actuate="onLoad" draw:mime-type="image/jpeg"/>
</draw:frame>
 У Варшавіна благодійному Фестивалі українського кіно просто неба (Open Air UkrainianFilm Festival) відбудеться показ української історичної драми Будинок "Слово".Нескінчений роман".</text:p>
      <text:p text:style-name="P4">
Про це повідомляє пресслужба Держкіно у <text:a xlink:type="simple" xlink:href="https://www.facebook.com/ukrainefilmagency/posts/pfbid02uDnwtyfPG7BV959LXA7MEkqMjA7oDKynbHWUmMAY3N7J4RFFrqCUmpNANRPfdQaKl" text:style-name="Internet_20_link" text:visited-style-name="Visited_20_Internet_20_Link">
 Фейсбуці</text:a>
, передає Укрінформ.</text:p>
      <text:p text:style-name="P4">
Як зазначається, показ фільму проходитиме 4 липня о 20:30 на літній терасіП'яної Вишні «Округляк». Вхід вільний.</text:p>
      <text:p text:style-name="P4">
"Будинок «Слово». Нескінчений роман — це драматична історія українськихписьменників, яких за наказом Сталіна зібрали під дахом кооперативного будинку«Слово» у Харкові, аби змусити їх працювати на благо системи. Усі вони сталиучасниками експерименту формування нового типу радянського письменника таповного контролю над творчим процесом. Фільм про те, як комуністичний райперетворюється на комуністичне пекло. Історія заснована на реальних подіях", -йдеться у повідомленні.</text:p>
      <text:p text:style-name="P4">
Виробництво фільму здійснила компанія FRESH PRODUCTION GROUP за підтримкиДержавного агентства України з питань <text:a xlink:type="simple" xlink:href="https://www.ukrinform.ua/tag-kino" text:style-name="Internet_20_link" text:visited-style-name="Visited_20_Internet_20_Link">
 кіно </text:a>
 та Міжнародного благодійного фонду «Солідарність».</text:p>
      <text:p text:style-name="P4">
<text:span text:style-name="T4">
Читайте також:</text:span>
 <text:a xlink:type="simple" xlink:href="https://www.ukrinform.ua/rubric-culture/3729512-u-kievi-pokazali-persij-film-ciklu-kultura-pid-cas-vijni-stvorenogo-za-pidtrimki-es.html" text:style-name="Internet_20_link" text:visited-style-name="Visited_20_Internet_20_Link">
 У Києві показали перший фільм циклу «Культура під часвійни», створеного за підтримки ЄС </text:a>
</text:p>
      <text:p text:style-name="P4">
Сценаристи стрічки - Тарас Томенко та Любов Якимчук, режисер - Тарас Томенко,оператор-постановник - Михайло Любарський, художник-постановник - ШевкетСейдаметов, композитор - Алла Загайкевич, продюсери - Юлія Чернявська, ОлегЩербина, Пилип Іллєнко та Ростислав Мартинюк.</text:p>
      <text:p text:style-name="P4">
Як повідомлялося, фільм Антоніо Лукіча "Мої думки тихі" покажуть наблагодійному Фестивалі українського кіно просто неба у Варшаві.</text:p>
      <text:p text:style-name="P4">
Source: <text:a xlink:type="simple" xlink:href="https://www.ukrinform.ua/rubric-culture/3730979-film-budinok-slovo-pokazut-u-varsavi.html" text:style-name="Internet_20_link" text:visited-style-name="Visited_20_Internet_20_Link">
https://www.ukrinform.ua/rubric-culture/3730979-film-budinok-slovo-pokazut-u-varsavi.html</text:a>
</text:p>
      <!--NEWS-->
      <text:h text:style-name="P10" text:outline-level="1">
<text:span text:style-name="T4">
Найближчими тижнями Україна отримає десятки танків Leopard 1 – Пісторіус</text:span>
</text:h>
      <text:p text:style-name="P4">
Authors: Ukrinform (Person)</text:p>
      <text:p text:style-name="P4">
Publisher: Укринформ (Organization)</text:p>
      <text:p text:style-name="P4">
Published Time: 2023-07-03T19:13:00+03:00</text:p>
      <text:p text:style-name="P4">
Modified Time: 2023-07-03T19:13:00+03:00</text:p>
      <text:p text:style-name="P4">
Description: Україна отримає від Німеччини і Данії десятки танків Leopard 1 “у найближчі тижні”. — Укрінформ.</text:p>
      <text:p text:style-name="P4">
Images: ['<text:a xlink:type="simple" xlink:href="https://static.ukrinform.com/photos/2023_05/thumb_files/630_360_1684939822-709.jpg" text:style-name="Internet_20_link" text:visited-style-name="Visited_20_Internet_20_Link">
630_360_16849...</text:a>
']</text:p>
      <text:p text:style-name="P4">
Tags: ['Данія', 'Німеччина', 'Танк', 'Борис Пісторіус']</text:p>
      <text:p text:style-name="P4">
Type: Article</text:p>
      <!--METADATA-->
      <text:p text:style-name="P4">
<draw:frame draw:style-name="fr1" draw:name="Image186" text:anchor-type="as-char" svg:width="6.9236in" svg:height="3.956343in" draw:z-index="0">
<draw:image xlink:href="../Images/yкринформ/2023-07-03T19-13-00-03-00/630_360_1684939822-709.jpg" xlink:type="simple" xlink:show="embed" xlink:actuate="onLoad" draw:mime-type="image/jpeg"/>
</draw:frame>
 Українаотримає від Німеччини і Данії десятки танків Leopard 1 “у найближчі тижні”.</text:p>
      <text:p text:style-name="P4">
Про це в інтерв’ю виданню <text:a xlink:type="simple" xlink:href="https://www.rp.pl/polityka/art38687171-minister-obrony-niemiec-boris-pistorius-o-ukrainie-w-nato-warunki-ustalimy-po-wojnie" text:style-name="Internet_20_link" text:visited-style-name="Visited_20_Internet_20_Link">
 Rzeczpospolita</text:a>
 сказав міністр оборониНімеччини Борис Пісторіус, передає Укрінформ.</text:p>
      <text:p text:style-name="P4">
“У найближчі тижні в Україну буде доставлено десятки бойових <text:a xlink:type="simple" xlink:href="https://www.ukrinform.ua/tag-tank" text:style-name="Internet_20_link" text:visited-style-name="Visited_20_Internet_20_Link">
 танків</text:a>
 типу Leopard 1 A5, які нададуть Німеччинаі Данія”, - заявив Пісторіус.</text:p>
      <text:p text:style-name="P4">
Він нагадав, що у травні уряд ФРН затвердив новий пакет військової допомогидля України на суму 2,7 млрд євро, який передбачає негайні потреби України возброєнні, зокрема системи ППО IRIS-T SLM.</text:p>
      <text:p text:style-name="P4">
<text:span text:style-name="T4">
Читайте також:</text:span>
 <text:a xlink:type="simple" xlink:href="https://www.ukrinform.ua/rubric-ato/3730604-tanki-leopard-v-ukraini-pokazut-na-so-voni-zdatni-reznikov.html" text:style-name="Internet_20_link" text:visited-style-name="Visited_20_Internet_20_Link">
 Танки <text:span text:style-name="T4">
Leopard</text:span>
 в Україні покажуть, на що вони здатні -Резніков </text:a>
</text:p>
      <text:p text:style-name="P4">
Як повідомляв <text:a xlink:type="simple" xlink:href="https://www.ukrinform.ua/rubric-ato/3705447-dania-ta-nimeccina-cogo-misaca-peredadut-ukraini-80-tankiv-leopard-i.html" text:style-name="Internet_20_link" text:visited-style-name="Visited_20_Internet_20_Link">
 Укрінформ </text:a>
 , утравні в.о. міністра оборони Данії Троельс Лунд Поулсен заявив, що Німеччина іДанія незабаром передадуть Україні 80 танків Leopard 1 A5.</text:p>
      <text:p text:style-name="P4">
Source: <text:a xlink:type="simple" xlink:href="https://www.ukrinform.ua/rubric-ato/3730980-najblizcimi-tiznami-ukraina-otrimae-desatki-tankiv-leopard-1-pistorius.html" text:style-name="Internet_20_link" text:visited-style-name="Visited_20_Internet_20_Link">
https://www.ukrinform.ua/rubric-ato/3730980-najblizcimi-tiznami-ukraina-otrimae-desatki-tankiv-leopard-1-pistorius.html</text:a>
</text:p>
      <!--NEWS-->
      <text:h text:style-name="P10" text:outline-level="1">
<text:span text:style-name="T4">
Нехай Шольц говорить з Путіним, якщо вважає потрібною розмову з Сатаною - Данілов</text:span>
</text:h>
      <text:p text:style-name="P4">
Authors: Ukrinform (Person)</text:p>
      <text:p text:style-name="P4">
Publisher: Укринформ (Organization)</text:p>
      <text:p text:style-name="P4">
Published Time: 2023-07-03T19:15:00+03:00</text:p>
      <text:p text:style-name="P4">
Modified Time: 2023-07-03T19:15:00+03:00</text:p>
      <text:p text:style-name="P4">
Description: Секретар Ради національної безпеки та оборони України Олексій Данілов не вважає, що Володимир Путін вестиме війну ще агресивніше після того, як Євген Пригожин поставив під сумнів його владу, адже «Путін був, є і буде агресивним».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НАТО', 'Путін', 'РНБО', 'Данілов', 'Війна з Росією']</text:p>
      <text:p text:style-name="P4">
Type: Article</text:p>
      <!--METADATA-->
      <text:p text:style-name="P4">
<draw:frame draw:style-name="fr1" draw:name="Image187" text:anchor-type="as-char" svg:width="6.9236in" svg:height="3.956343in" draw:z-index="0">
<draw:image xlink:href="../Images/yкринформ/2023-07-03T19-15-00-03-00/630_360_1680783781-501.jpg" xlink:type="simple" xlink:show="embed" xlink:actuate="onLoad" draw:mime-type="image/jpeg"/>
</draw:frame>
 СекретарРади національної безпеки та оборони України Олексій Данілов не вважає, щоВолодимир Путін вестиме війну ще агресивніше після того, як Євген Пригожинпоставив під сумнів його владу, адже «Путін був, є і буде агресивним».</text:p>
      <text:p text:style-name="P4">
Як повідомляє Укрінформ, про це Данілов сказав в інтерв’ю німецькому виданню <text:a xlink:type="simple" xlink:href="https://www.welt.de/politik/ausland/plus246134214/Ukrainischer-Sicherheitschef-Wenn-Herr-Scholz-es-fuer-noetig-haelt-mit-dem-Satan-zu-sprechen-soll-er-das-tun.html" text:style-name="Internet_20_link" text:visited-style-name="Visited_20_Internet_20_Link">
Welt </text:a>
 .</text:p>
      <text:p text:style-name="P4">
За його словами, нещодавні повітряні удари про Краматорську є ще одним доказомтого, що Путін – божевільний терорист.</text:p>
      <text:p text:style-name="P4">
Коментуючи плани канцлера ФРН знову поговорити з <text:a xlink:type="simple" xlink:href="https://www.ukrinform.ua/tag-putin" text:style-name="Internet_20_link" text:visited-style-name="Visited_20_Internet_20_Link">
 Путіним</text:a>
 , секретар РНБО зазначив: «Якщо Шольцвважає за потрібне поговорити з Сатаною, він має це зробити», - сказавДанілов.</text:p>
      <text:p text:style-name="P4">
<text:span text:style-name="T4">
Читайте також:</text:span>
 <text:a xlink:type="simple" xlink:href="https://www.ukrinform.ua/rubric-ato/3730021-danilov-pro-jmovirnij-terakt-rosian-na-zaes-u-nas-e-protokoli-ta-plani-v-akij-sposib-diati.html" text:style-name="Internet_20_link" text:visited-style-name="Visited_20_Internet_20_Link">
 <text:span text:style-name="T4">
Данілов</text:span>
 - про ймовірний теракт росіян на ЗАЕС: У насє протоколи та плани, в який спосіб діяти </text:a>
</text:p>
      <text:p text:style-name="P4">
Він також згадав прихильника Путіна, главу уряду Угорщини Віктора Орбана, якийв нещодавньому інтерв’ю німецьким ЗМІ «прогнозував» поразку України у війні.Секретар РНБО висловив упевненість, що Путін посвятив Орбана у свої планивторгнення, коли той відвідував Москву в лютому 2022 року. Український політикпорівняв підтримку Орбаном Путіна з підтримкою Гітлера в 1930-х роках.</text:p>
      <text:p text:style-name="P4">
Він зазначив, що Україна була б рада найближчим часом провести мирний саміт,який є вкрай необхідним, і багато людей працюють, щоб це сталося.</text:p>
      <text:p text:style-name="P4">
«Власне, це завдання ООН, але терористична держава з правом вето є її членом.Тож ми повинні подбати про це самі», - додав він.</text:p>
      <text:p text:style-name="P4">
На запитання, чи готовий Київ вести мирні переговори до повернення всіх своїхтериторій, Данілов відповів: «Життя покаже».</text:p>
      <text:p text:style-name="P4">
Україна заслуговує на членство в НАТО, тож надання їй такої перспективи єпитанням справедливості, наголосив Данілов.</text:p>
      <text:p text:style-name="P4">
<text:span text:style-name="T4">
Читайте також:</text:span>
 <text:a xlink:type="simple" xlink:href="https://www.ukrinform.ua/rubric-ato/3729539-v-ukraini-aktivno-prosuvaetsa-pitanna-vlasnogo-virobnictva-zbroi-danilov.html" text:style-name="Internet_20_link" text:visited-style-name="Visited_20_Internet_20_Link">
 В Україні активно просувається питання власноговиробництва зброї - <text:span text:style-name="T4">
Данілов</text:span>
 </text:a>
</text:p>
      <text:p text:style-name="P4">
«Членство в НАТО – це питання справедливості. Як ми ще повинні довести, щодостатньо хороші для НАТО? Ми захищаємо Європу від Росії. Хіба ми не платимоза безпеку Європи життями наших дітей? Чи існують цінності НАТО, які Українане поділяє?» - риторично запитав він.</text:p>
      <text:p text:style-name="P4">
Секретар РНБО визнав, що ситуація на фронті складна, просування йде повільно,але запевнив, що Україна боротиметься, поки не відновить кордони 1991 року.</text:p>
      <text:p text:style-name="P4">
Він додав, що «хотілося б більше (західної) зброї». (Під час інтерв’ю Даніловзателефонував командувачу ВПС Миколі Олещуку і запитав, чи хоче Україна, окрімF-16, отримати також винищувачі Eurofighter від Німеччини, на що Олещуквідповів: «Так, це пріоритет для Повітряних сил – отримати винищувачіEurofighter»).</text:p>
      <text:p text:style-name="P4">
Як відомо, Україна просуває ідею проведення глобального саміту щодоукраїнської Формули миру.</text:p>
      <text:p text:style-name="P4">
Source: <text:a xlink:type="simple" xlink:href="https://www.ukrinform.ua/rubric-polytics/3730983-nehaj-solc-govorit-z-putinim-akso-vvazae-potribnou-rozmovu-z-satanou-danilov.html" text:style-name="Internet_20_link" text:visited-style-name="Visited_20_Internet_20_Link">
https://www.ukrinform.ua/rubric-polytics/3730983-nehaj-solc-govorit-z-putinim-akso-vvazae-potribnou-rozmovu-z-satanou-danilov.html</text:a>
</text:p>
      <!--NEWS-->
      <text:h text:style-name="P10" text:outline-level="1">
<text:span text:style-name="T4">
Перемога України у війні з РФ стримуватиме військові амбіції Китаю – Пенс</text:span>
</text:h>
      <text:p text:style-name="P4">
Authors: Ukrinform (Person)</text:p>
      <text:p text:style-name="P4">
Publisher: Укринформ (Organization)</text:p>
      <text:p text:style-name="P4">
Published Time: 2023-07-03T19:18:00+03:00</text:p>
      <text:p text:style-name="P4">
Modified Time: 2023-07-03T19:18:00+03:00</text:p>
      <text:p text:style-name="P4">
Description: Глава КНР Сі Цзіньпін уважно стежить за тим, як Україна протистоїть російській агресії, і перемога українців за підтримки Заходу багато в чому стримуватиме подальші військові амбіції Китаю в Азійсько-Тихоокеанському регіоні. — Укрінформ.</text:p>
      <text:p text:style-name="P4">
Images: ['<text:a xlink:type="simple" xlink:href="https://static.ukrinform.com/photos/2017_02/thumb_files/630_360_1487510716-7486.jpg" text:style-name="Internet_20_link" text:visited-style-name="Visited_20_Internet_20_Link">
630_360_14875...</text:a>
']</text:p>
      <text:p text:style-name="P4">
Tags: ['Китай', 'Пенс', 'Україна', 'Війна з Росією']</text:p>
      <text:p text:style-name="P4">
Type: Article</text:p>
      <!--METADATA-->
      <text:p text:style-name="P4">
<draw:frame draw:style-name="fr1" draw:name="Image188" text:anchor-type="as-char" svg:width="6.9236in" svg:height="3.956343in" draw:z-index="0">
<draw:image xlink:href="../Images/yкринформ/2023-07-03T19-18-00-03-00/630_360_1487510716-7486.jpg" xlink:type="simple" xlink:show="embed" xlink:actuate="onLoad" draw:mime-type="image/jpeg"/>
</draw:frame>
 Глава КНРСі Цзіньпін уважно стежить за тим, як Україна протистоїть російській агресії,і перемога українців за підтримки Заходу багато в чому стримуватиме подальшівійськові амбіції Китаю в Азійсько-Тихоокеанському регіоні.</text:p>
      <text:p text:style-name="P4">
Про це заявив в інтерв’ю телеканалу <text:a xlink:type="simple" xlink:href="https://www.cbsnews.com/live/video/20230702174129-former-vice-president-mike-pence-speaks-after-ukraine-trip/#x" text:style-name="Internet_20_link" text:visited-style-name="Visited_20_Internet_20_Link">
 CBS News</text:a>
 кандидат у президенти США відреспубліканців, колишній віцепрезидент Майк Пенс, передає Укрінформ.</text:p>
      <text:p text:style-name="P4">
«Багато людей скаже, що <text:a xlink:type="simple" xlink:href="https://www.ukrinform.ua/tag-kitaj" text:style-name="Internet_20_link" text:visited-style-name="Visited_20_Internet_20_Link">
 Китай </text:a>
 – цесправжня проблема, і немає більш ефективного способу надіслати приголомшливийсигнал комуністичному Китаю, щоби стримати його військові амбіції в Азійсько-Тихоокеанському регіоні, ніж дати Україні те, що їм потрібно для відсічіросійського вторгнення», - зауважив впливовий республіканець.</text:p>
      <text:p text:style-name="P4">
При цьому, він висловив упевненість, що китайське керівництво, яке продовжуєбудувати партнерство з росіянами, спостерігає за розвитком подій.</text:p>
      <text:p text:style-name="P4">
«Я зустрічався з президентом Сі, я також зустрічався з президентом Путіним. Явам гарантую, президент Сі дуже уважно стежить за тим, що відбувається вУкраїні», - наголосив Пенс.</text:p>
      <text:p text:style-name="P4">
<text:span text:style-name="T4">
Читайте також:</text:span>
 <text:a xlink:type="simple" xlink:href="https://www.ukrinform.ua/rubric-polytics/3729493-prezident-zustrivsa-z-majkom-pensom.html" text:style-name="Internet_20_link" text:visited-style-name="Visited_20_Internet_20_Link">
 Зеленський зустрівся з Пенсом – обговорили безпековуспівпрацю і членство України в НАТО </text:a>
</text:p>
      <text:p text:style-name="P4">
У цьому контексті він вкотре підкреслив важливість швидкого забезпеченняУкраїни всім, що їй необхідно, аби відбити російське вторгнення.</text:p>
      <text:p text:style-name="P4">
«Думаю, це закладе міцну основу для стримування військової агресії та амбіційКитаю в Азійсько-Тихоокеанського регіоні», - сказав кандидат у президенти США.</text:p>
      <text:p text:style-name="P4">
Як повідомляв <text:a xlink:type="simple" xlink:href="https://www.ukrinform.ua/rubric-ato/3730976-pens-prodovzenna-pidtrimki-ukraini-vazlive-dla-bezpeki-vsogo-nato.html" text:style-name="Internet_20_link" text:visited-style-name="Visited_20_Internet_20_Link">
 Укрінформ </text:a>
 , впливовийреспубліканець Майк Пенс висловив тверду впевненість у необхідності далізабезпечувати українців озброєнням – на тлі появи сумнівів всередині партіїщодо подальшої підтримки України. Він наголосив, що ЗСУ стримують загрозупрямої російської агресії проти країн-членів НАТО.</text:p>
      <text:p text:style-name="P4">
Source: <text:a xlink:type="simple" xlink:href="https://www.ukrinform.ua/rubric-polytics/3730981-peremoga-ukraini-u-vijni-z-rf-strimuvatime-vijskovi-ambicii-kitau-pens.html" text:style-name="Internet_20_link" text:visited-style-name="Visited_20_Internet_20_Link">
https://www.ukrinform.ua/rubric-polytics/3730981-peremoga-ukraini-u-vijni-z-rf-strimuvatime-vijskovi-ambicii-kitau-pens.html</text:a>
</text:p>
      <!--NEWS-->
      <text:h text:style-name="P10" text:outline-level="1">
<text:span text:style-name="T4">
У зоні можливого теракту на ЗАЕС буде проводитися евакуація або додаткові заходи - Ляшко</text:span>
</text:h>
      <text:p text:style-name="P4">
Authors: Ukrinform (Person)</text:p>
      <text:p text:style-name="P4">
Publisher: Укринформ (Organization)</text:p>
      <text:p text:style-name="P4">
Published Time: 2023-07-03T19:22:00+03:00</text:p>
      <text:p text:style-name="P4">
Modified Time: 2023-07-03T19:22:00+03:00</text:p>
      <text:p text:style-name="P4">
Description: Якщо російські загарбники вдадуться до терористичного акту на Запорізькій АЕС, то по зоні впливу його наслідків буде проводитися або евакуація населення, або додаткові заходи. — Укрінформ.</text:p>
      <text:p text:style-name="P4">
Images: ['<text:a xlink:type="simple" xlink:href="https://static.ukrinform.com/photos/2022_10/thumb_files/630_360_1666878211-8972.jpeg" text:style-name="Internet_20_link" text:visited-style-name="Visited_20_Internet_20_Link">
630_360_16668...</text:a>
']</text:p>
      <text:p text:style-name="P4">
Tags: ['Ляшко', 'Запорізька АЕС', 'Війна з Росією']</text:p>
      <text:p text:style-name="P4">
Type: Article</text:p>
      <!--METADATA-->
      <text:p text:style-name="P4">
<draw:frame draw:style-name="fr1" draw:name="Image189" text:anchor-type="as-char" svg:width="6.9236in" svg:height="3.956343in" draw:z-index="0">
<draw:image xlink:href="../Images/yкринформ/2023-07-03T19-22-00-03-00/630_360_1666878211-8972.jpeg" xlink:type="simple" xlink:show="embed" xlink:actuate="onLoad" draw:mime-type="image/jpeg"/>
</draw:frame>
 Якщоросійські загарбники вдадуться до терористичного акту на Запорізькій АЕС, топо зоні впливу його наслідків буде проводитися або евакуація населення, абододаткові заходи.</text:p>
      <text:p text:style-name="P4">
Про це сказав журналістам міністр охорони здоров’я Віктор Ляшко, передаєУкрінформ.</text:p>
      <text:p text:style-name="P4">
“Ми провели додатковий інструктаж, що роблять лікарі в 30-кілометровій зоніураження, 50-кілометровій зоні ураження, а далі все буде регулюватися післятого, як ми будемо знати про аварію. Ми розуміємо зону впливу, і по ній будепроводитися або евакуація, або будуть надаватися додаткові рекомендації дляконкретних закладів охорони здоров’я і людей, які проживають на цій території.... У 30-50-кілометровій зоні (від ЗАЕС - ред.) ліки точно є, далі питання -куди йде хмара. У нас є ліки, слухайте рекомендації органів місцевогосамоврядування. Щоб не нашкодити людям, це буде зроблено тоді, коли необхіднобуде зробити”, - сказав Ляшко.</text:p>
      <text:p text:style-name="P4">
Він додав, що не існує таких ліків, які стовідсотково дозволять захиститисявід впливу радіації. Тому, за його словами, у разі необхідності постраждалимбуде проводитися симптоматичне лікування.</text:p>
      <text:p text:style-name="P4">
Наразі опрацьовуються нові рекомендації ВООЗ, які будуть внесені в протоколилікування гострої променевої хвороби.</text:p>
      <text:p text:style-name="P4">
Щодо йодної профілактики, як зазначив міністр, всі рекомендації на місцянадані, вона буде застосовуватися тільки тоді, коли буде офіційнеповідомлення.</text:p>
      <text:p text:style-name="P4">
"Про йодну профілактику скажуть тоді, коли на <text:a xlink:type="simple" xlink:href="https://www.ukrinform.ua/tag-zaporizka-aes" text:style-name="Internet_20_link" text:visited-style-name="Visited_20_Internet_20_Link">
 ЗАЕС</text:a>
 відбудеться надзвичайна ситуаціяабо теракт. Тільки тоді ми будемо знати, в якому стані перебували реактори, щомогло потрапити в атмосферу, і розповімо про певні алгоритми. Всі алгоритмиє", - сказав Ляшко.</text:p>
      <text:p text:style-name="P4">
<text:span text:style-name="T4">
Читайте також:</text:span>
 <text:a xlink:type="simple" xlink:href="https://www.ukrinform.ua/rubric-ato/3730021-danilov-pro-jmovirnij-terakt-rosian-na-zaes-u-nas-e-protokoli-ta-plani-v-akij-sposib-diati.html" text:style-name="Internet_20_link" text:visited-style-name="Visited_20_Internet_20_Link">
 Данілов - про ймовірний теракт росіян на <text:span text:style-name="T4">
ЗАЕС</text:span>
 : У насє протоколи та плани, в який спосіб діяти </text:a>
</text:p>
      <text:p text:style-name="P4">
Міністр зауважив, що вплив радіації на організм людини може бути різним, єпрояви, які спостерігаються одразу, як наприклад, гостра променева хвороба.Також вплив радіації може мати віддалені наслідки, які виявлятимуться згодом.Від неї є лікування, але чарівної пігулки на всі випадки життя не існує.</text:p>
      <text:p text:style-name="P4">
Ляшко наголосив, що пацієнтів з гострою променевою хворобою можуть приймативсі лікарні, питання у тому, які методи лікування застосовуватимуться. Пригострій променевій хворобі таким лікуванням є пересадка кісткового мозку. Аце, за словам міністра, цілий комплекс дій - підбір донора, визначеннясумісності, забір біоматеріалу тощо.</text:p>
      <text:p text:style-name="P4">
"Потенційно ми готові робити трансплантації кісткового мозку, але це не тойметод лікування, на який нам треба покладатися, оскільки важко підібратидонора, це тривалий період, коли люди перебувають у стерильних боксахмісяцями. Це складно", - додав Ляшко.</text:p>
      <text:p text:style-name="P4">
<text:span text:style-name="T4">
Читайте також:</text:span>
 <text:a xlink:type="simple" xlink:href="https://www.ukrinform.ua/rubric-society/3729425-u-razi-teraktu-na-zaes-pracuvatimut-specialni-sistemi-opovisenna-lasko.html" text:style-name="Internet_20_link" text:visited-style-name="Visited_20_Internet_20_Link">
 У разі теракту на <text:span text:style-name="T4">
ЗАЕС</text:span>
 працюватимуть спеціальнісистеми оповіщення – Ляшко </text:a>
</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Наприкінці червня 2023 року у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Source: <text:a xlink:type="simple" xlink:href="https://www.ukrinform.ua/rubric-society/3730984-u-zoni-mozlivogo-teraktu-na-zaes-bude-provoditisa-evakuacia-abo-dodatkovi-zahodi-lasko.html" text:style-name="Internet_20_link" text:visited-style-name="Visited_20_Internet_20_Link">
https://www.ukrinform.ua/rubric-society/3730984-u-zoni-mozlivogo-teraktu-na-zaes-bude-provoditisa-evakuacia-abo-dodatkovi-zahodi-lasko.html</text:a>
</text:p>
      <!--NEWS-->
      <text:h text:style-name="P10" text:outline-level="1">
<text:span text:style-name="T4">
Шольц і Зеленський обговорили ситуацію в Україні</text:span>
</text:h>
      <text:p text:style-name="P4">
Authors: Ukrinform (Person)</text:p>
      <text:p text:style-name="P4">
Publisher: Укринформ (Organization)</text:p>
      <text:p text:style-name="P4">
Published Time: 2023-07-03T19:30:00+03:00</text:p>
      <text:p text:style-name="P4">
Modified Time: 2023-07-03T19:30:00+03:00</text:p>
      <text:p text:style-name="P4">
Description: Канцлер ФРН Олаф Шольц і Президент України Володимир Зеленський під час телефонної розмови у понеділок обговорили політичну, військову та гуманітарну ситуацію в Україні. — Укрінформ.</text:p>
      <text:p text:style-name="P4">
Images: ['<text:a xlink:type="simple" xlink:href="https://static.ukrinform.com/photos/2023_06/thumb_files/630_360_1687808301-152.jpeg" text:style-name="Internet_20_link" text:visited-style-name="Visited_20_Internet_20_Link">
630_360_16878...</text:a>
']</text:p>
      <text:p text:style-name="P4">
Tags: ['Німеччина', 'Україна', 'Зеленський', 'Шольц']</text:p>
      <text:p text:style-name="P4">
Type: Article</text:p>
      <!--METADATA-->
      <text:p text:style-name="P4">
<draw:frame draw:style-name="fr1" draw:name="Image190" text:anchor-type="as-char" svg:width="6.9236in" svg:height="3.956343in" draw:z-index="0">
<draw:image xlink:href="../Images/yкринформ/2023-07-03T19-30-00-03-00/630_360_1687808301-152.jpeg" xlink:type="simple" xlink:show="embed" xlink:actuate="onLoad" draw:mime-type="image/jpeg"/>
</draw:frame>
 КанцлерФРН Олаф Шольц і Президент України Володимир Зеленський під час телефонноїрозмови у понеділок обговорили політичну, військову та гуманітарну ситуацію вУкраїні.</text:p>
      <text:p text:style-name="P4">
Про це повідомив журналістам речник федерального уряду Штеффен Гебештрайт,передає Укрінформ.</text:p>
      <text:p text:style-name="P4">
Президент Зеленський подякував федеральному уряду за військову підтримку,зокрема посилення української ППО та артилерії, зазначив речник.</text:p>
      <text:p text:style-name="P4">
Канцлер підтвердив незмінну та непохитну солідарність з Україною. Він заявив,що <text:a xlink:type="simple" xlink:href="https://www.ukrinform.ua/tag-nimeccina" text:style-name="Internet_20_link" text:visited-style-name="Visited_20_Internet_20_Link">
 Німеччина </text:a>
 продовжуватимепідтримувати Україну, в тому числі у військовій сфері, у тісній координації зєвропейськими та міжнародними партнерами.</text:p>
      <text:p text:style-name="P4">
Канцлер Шольц і Президент Зеленський закликали продовжити зернову угоду підегідою ООН після 17 липня, що сприяє покращенню глобальної продовольчоїситуації.</text:p>
      <text:p text:style-name="P4">
<text:span text:style-name="T4">
Читайте також:</text:span>
 <text:a xlink:type="simple" xlink:href="https://www.ukrinform.ua/rubric-world/3730613-solc-poasniv-comu-frn-zaraz-ne-dae-ukraini-dalekobijnu-zbrou-i-bezpekovi-garantii.html" text:style-name="Internet_20_link" text:visited-style-name="Visited_20_Internet_20_Link">
 <text:span text:style-name="T4">
Шольц</text:span>
 пояснив, чому ФРН зараз не дає Українідалекобійну зброю і безпекові гарантії </text:a>
</text:p>
      <text:p text:style-name="P4">
Федеральний канцлер і український Президент домовилися продовжуватиконструктивний обмін думками, в тому числі з метою глобальної підтримкимирного вирішення, і підтримувати тісні контакти.</text:p>
      <text:p text:style-name="P4">
Також під час телефонної розмови Зеленський і Шольц скоординували позиціїкраїн перед Вільнюським самітом НАТО.</text:p>
      <text:p text:style-name="P4">
"Тривала і плідна телефонна розмова з канцлером Німеччини Олафом Шольцом.Скоординували позиції перед Вільнюським самітом НАТО та обговорили форматимайбутніх гарантій безпеки для України", - повідомляє Зеленський у <text:a xlink:type="simple" xlink:href="https://t.me/V_Zelenskiy_official/6827" text:style-name="Internet_20_link" text:visited-style-name="Visited_20_Internet_20_Link">
 Телеграмі</text:a>
 .</text:p>
      <text:p text:style-name="P4">
Зеленський поінформував Шольца про ситуацію на полі бою. "Ми поділилисяоцінками останніх подій у Росії та Білорусі й обговорили поточний станзернової угоди та важливість її продовження", - зазначив Президент.</text:p>
      <text:p text:style-name="P4">
<text:span text:style-name="T4">
Читайте також:</text:span>
 <text:a xlink:type="simple" xlink:href="https://www.ukrinform.ua/rubric-polytics/3729861-evrokomisia-se-ne-znajsla-mehanizmu-ak-vikoristati-rosijski-aktivi-v-interesah-ukraini-solc.html" text:style-name="Internet_20_link" text:visited-style-name="Visited_20_Internet_20_Link">
 Єврокомісія ще не знайшла механізму, як використатиросійські активи в інтересах України - <text:span text:style-name="T4">
Шольц</text:span>
</text:a>
</text:p>
      <text:p text:style-name="P4">
"Дякую за важливі сигнали підтримки Україні на Лондонській конференції звідновлення та засіданні Європейської ради. Окремо вдячний за активнуреалізацію попереднього оборонного пакету на 2,7 млрд євро та за багаторічнийплан оборонної підтримки України обсягом 8,8 млрд євро", - наголосивЗеленський.</text:p>
      <text:p text:style-name="P4">
Він додав, що зустріч на рівні радників у Копенгагені – важливий крок дореалізації Формули миру. Співрозмовники домовилися продовжувати активну роботуу цьому напрямі.</text:p>
      <text:p text:style-name="P4">
Як повідомлялося, 11-12 липня у Вільнюсі відбудеться саміт НАТО.</text:p>
      <text:p text:style-name="P4">
<text:span text:style-name="T5">
Фото: ОП</text:span>
</text:p>
      <text:p text:style-name="P4">
Source: <text:a xlink:type="simple" xlink:href="https://www.ukrinform.ua/rubric-polytics/3730996-solc-i-zelenskij-obgovorili-situaciu-v-ukraini.html" text:style-name="Internet_20_link" text:visited-style-name="Visited_20_Internet_20_Link">
https://www.ukrinform.ua/rubric-polytics/3730996-solc-i-zelenskij-obgovorili-situaciu-v-ukraini.html</text:a>
</text:p>
      <!--NEWS-->
      <text:h text:style-name="P10" text:outline-level="1">
<text:span text:style-name="T4">
Ремонт танків для України: Пісторіус дав 10 днів на вирішення питання з центром у Польщі</text:span>
</text:h>
      <text:p text:style-name="P4">
Authors: Ukrinform (Person)</text:p>
      <text:p text:style-name="P4">
Publisher: Укринформ (Organization)</text:p>
      <text:p text:style-name="P4">
Published Time: 2023-07-03T19:34:00+03:00</text:p>
      <text:p text:style-name="P4">
Modified Time: 2023-07-03T19:34:00+03:00</text:p>
      <text:p text:style-name="P4">
Description: Міністр оборони ФРН Борис Пісторіус закликав до якнайшвидшого запуску в Польщі центру з ремонту переданих Україні основних бойових танків Leopard 2, пошкоджених під час бойових дій. — Укрінформ.</text:p>
      <text:p text:style-name="P4">
Images: ['<text:a xlink:type="simple" xlink:href="https://static.ukrinform.com/photos/2023_06/thumb_files/630_360_1686927961-861.jpg" text:style-name="Internet_20_link" text:visited-style-name="Visited_20_Internet_20_Link">
630_360_16869...</text:a>
']</text:p>
      <text:p text:style-name="P4">
Tags: ['Польща', 'Танк', 'Пісторіус', 'Ремонт', 'Війна з Росією', ' танк Leopard']</text:p>
      <text:p text:style-name="P4">
Type: Article</text:p>
      <!--METADATA-->
      <text:p text:style-name="P4">
<draw:frame draw:style-name="fr1" draw:name="Image191" text:anchor-type="as-char" svg:width="6.9236in" svg:height="3.956343in" draw:z-index="0">
<draw:image xlink:href="../Images/yкринформ/2023-07-03T19-34-00-03-00/630_360_1686927961-861.jpg" xlink:type="simple" xlink:show="embed" xlink:actuate="onLoad" draw:mime-type="image/jpeg"/>
</draw:frame>
 Міністроборони ФРН Борис Пісторіус закликав до якнайшвидшого запуску в Польщі центруз ремонту переданих Україні основних бойових танків Leopard 2, пошкоджених підчас бойових дій.</text:p>
      <text:p text:style-name="P4">
Як передає Укрінформ, про це він заявив під час відвідання Замоша разом ізпольським колегою Маріушем Блащаком.</text:p>
      <text:p text:style-name="P4">
«Ми вважаємо, що переговори мають бути завершені упродовж найближчих десятиднів, щоб ми знали, в якому напрямку йдуть справи… Має бути зрозуміло: ремонтє важливою частиною сталої підтримки України, ремонт так само, як і доставкабоєприпасів», — заявив Пісторіус.</text:p>
      <text:p text:style-name="P4">
Пісторіус і Блащак домовилися про створення центру ремонту ще у квітні, втравні він, як передбачалось, мав почати працювати на базі виробника зброїBumar-Labedy у Глівіце у Верхній Сілезії.</text:p>
      <text:p text:style-name="P4">
<text:span text:style-name="T4">
Читайте також:</text:span>
 <text:a xlink:type="simple" xlink:href="https://www.ukrinform.ua/rubric-ato/3730980-najblizcimi-tiznami-ukraina-otrimae-desatki-tankiv-leopard-1-pistorius.html" text:style-name="Internet_20_link" text:visited-style-name="Visited_20_Internet_20_Link">
 Найближчими тижнями Україна отримає десятки танківLeopard 1 – <text:span text:style-name="T4">
Пісторіус</text:span>
 </text:a>
</text:p>
      <text:p text:style-name="P4">
За даними німецького видання <text:a xlink:type="simple" xlink:href="https://www.spiegel.de/politik/deutschland/berlin-und-warschau-streiten-ueber-leopard-werkstatt-a-8a3e52c0-6772-470b-8008-0c1390fb23a7" text:style-name="Internet_20_link" text:visited-style-name="Visited_20_Internet_20_Link">
 Spiegel</text:a>
 , німецькасторона вважає завищеними цінові очікування поляків на ремонтні роботи.</text:p>
      <text:p text:style-name="P4">
Німеччина та Польща були лідерами в питанні основних бойових танків Leopard.</text:p>
      <text:p text:style-name="P4">
<text:span text:style-name="T5">
Фото: canadianarmytoday.com</text:span>
</text:p>
      <text:p text:style-name="P4">
Source: <text:a xlink:type="simple" xlink:href="https://www.ukrinform.ua/rubric-ato/3730989-remont-tankiv-dla-ukraini-pistorius-dav-10-dniv-na-virisenna-pitanna-z-centrom-u-polsi.html" text:style-name="Internet_20_link" text:visited-style-name="Visited_20_Internet_20_Link">
https://www.ukrinform.ua/rubric-ato/3730989-remont-tankiv-dla-ukraini-pistorius-dav-10-dniv-na-virisenna-pitanna-z-centrom-u-polsi.html</text:a>
</text:p>
      <!--NEWS-->
      <text:h text:style-name="P10" text:outline-level="1">
<text:span text:style-name="T4">
У Росії цьогоріч згоріло вже понад 1,3 мільйона гектарів лісу</text:span>
</text:h>
      <text:p text:style-name="P4">
Authors: Ukrinform (Person)</text:p>
      <text:p text:style-name="P4">
Publisher: Укринформ (Organization)</text:p>
      <text:p text:style-name="P4">
Published Time: 2023-07-03T19:36:00+03:00</text:p>
      <text:p text:style-name="P4">
Modified Time: 2023-07-03T19:36:00+03:00</text:p>
      <text:p text:style-name="P4">
Description: З початку року приблизно 7,4 тис. лісових пожеж пройшли в регіонах Росії, загалом постраждало більше, ніж 1,356 мільйона гектарів лісу. — Укрінформ.</text:p>
      <text:p text:style-name="P4">
Images: ['<text:a xlink:type="simple" xlink:href="https://static.ukrinform.com/photos/2022_08/thumb_files/630_360_1660222525-605.jpg" text:style-name="Internet_20_link" text:visited-style-name="Visited_20_Internet_20_Link">
630_360_16602...</text:a>
']</text:p>
      <text:p text:style-name="P4">
Tags: ['Ліс', 'Пожежа', 'Росія']</text:p>
      <text:p text:style-name="P4">
Type: Article</text:p>
      <!--METADATA-->
      <text:p text:style-name="P4">
<draw:frame draw:style-name="fr1" draw:name="Image192" text:anchor-type="as-char" svg:width="6.9236in" svg:height="3.956343in" draw:z-index="0">
<draw:image xlink:href="../Images/yкринформ/2023-07-03T19-36-00-03-00/630_360_1660222525-605.jpg" xlink:type="simple" xlink:show="embed" xlink:actuate="onLoad" draw:mime-type="image/jpeg"/>
</draw:frame>
 З початкуроку приблизно 7,4 тис. лісових пожеж пройшли в регіонах Росії, загаломпостраждало більше, ніж 1,356 мільйона гектарів лісу.</text:p>
      <text:p text:style-name="P4">
Як передає Укрінформ, це випливає з даних моніторингу " <text:a xlink:type="simple" xlink:href="https://aviales.ru/files/documents/2023/fds_svedenya/%D1%81%D0%B2%D0%B5%D0%B4%D0%B5%D0%BD%D0%B8%D1%8F%20%D0%BE%20%D0%BB%D0%B5%D1%81%D0%BE%D0%BF%D0%BE%D0%B6%D0%B0%D1%80%D0%BD%D0%BE%D0%B9%20%D0%BE%D0%B1%D1%81%D1%82%D0%B0%D0%BD%D0%BE%D0%B2%D0%BA%D0%B5%20%D0%BD%D0%B0%20%D1%82%D0%B5%D1%80%D1%80%D0%B8%D1%82%D0%BE%D1%80%D0%B8%D0%B8%20%D1%81%D1%83%D0%B1%D1%8A%D0%B5%D0%BA%D1%82%D0%BE%D0%B2%20%D1%80%D1%84%20%D0%BD%D0%B0%2003.07.2023.pdf" text:style-name="Internet_20_link" text:visited-style-name="Visited_20_Internet_20_Link">
 Авіалісоохорони</text:a>
" на 3 липня.</text:p>
      <text:p text:style-name="P4">
Найбільше лісовими пожежами був охоплений Далекосхідний округ: 1874 займанняна площі 862,5 тис. гектарів. Також багато пожеж було в Уральському (2091 <text:a xlink:type="simple" xlink:href="https://www.ukrinform.ua/tag-pozeza" text:style-name="Internet_20_link" text:visited-style-name="Visited_20_Internet_20_Link">
пожежі </text:a>
 на площі 365,0 тис. га) таСибірському округах (2018 пожеж на площі приблизно 107,8 тис. га).</text:p>
      <text:p text:style-name="P4">
Лісистість інших 5 російських федеральних округів менша. Відповідно кількістьпожеж і згорілих лісів там значно менша.</text:p>
      <text:p text:style-name="P4">
<text:span text:style-name="T4">
Читайте також:</text:span>
 <text:a xlink:type="simple" xlink:href="https://www.ukrinform.ua/rubric-world/3729862-na-greckomu-ostrovi-spalahnula-masstabna-lisova-pozeza.html" text:style-name="Internet_20_link" text:visited-style-name="Visited_20_Internet_20_Link">
 На грецькому острові спалахнула масштабна лісова<text:span text:style-name="T4">
пожежа</text:span>
 </text:a>
</text:p>
      <text:p text:style-name="P4">
Як повідомлялося, пожежонебезпечний сезон відкрито у 87 суб'єктах РосійськоїФедерації. Режим НС запроваджено у 6 суб'єктах. Особливий протипожежний режимвстановлено у 56 суб'єктах РФ.</text:p>
      <text:p text:style-name="P4">
Source: <text:a xlink:type="simple" xlink:href="https://www.ukrinform.ua/rubric-world/3730991-u-rosii-cogoric-zgorilo-vze-ponad-13-miljona-gektariv-lisu.html" text:style-name="Internet_20_link" text:visited-style-name="Visited_20_Internet_20_Link">
https://www.ukrinform.ua/rubric-world/3730991-u-rosii-cogoric-zgorilo-vze-ponad-13-miljona-gektariv-lisu.html</text:a>
</text:p>
      <!--NEWS-->
      <text:h text:style-name="P10" text:outline-level="1">
<text:span text:style-name="T4">
Росіяни обстріляли селище Кіндійка на Херсонщині, є поранені</text:span>
</text:h>
      <text:p text:style-name="P4">
Authors: Ukrinform (Person)</text:p>
      <text:p text:style-name="P4">
Publisher: Укринформ (Organization)</text:p>
      <text:p text:style-name="P4">
Published Time: 2023-07-03T19:40:00+03:00</text:p>
      <text:p text:style-name="P4">
Modified Time: 2023-07-03T19:40:00+03:00</text:p>
      <text:p text:style-name="P4">
Description: Росіяни обстріляли селище Кіндійка, що на Херсонщині. Внаслідок обстрілу поранено подружжя. — Укрінформ.</text:p>
      <text:p text:style-name="P4">
Images: ['<text:a xlink:type="simple" xlink:href="https://static.ukrinform.com/photos/2023_05/thumb_files/630_360_1684504765-254.jpg" text:style-name="Internet_20_link" text:visited-style-name="Visited_20_Internet_20_Link">
630_360_16845...</text:a>
']</text:p>
      <text:p text:style-name="P4">
Tags: ['Херсонщина', 'Обстріл', 'Поранені', 'Війна з Росією']</text:p>
      <text:p text:style-name="P4">
Type: Article</text:p>
      <!--METADATA-->
      <text:p text:style-name="P4">
<draw:frame draw:style-name="fr1" draw:name="Image193" text:anchor-type="as-char" svg:width="6.9236in" svg:height="3.956343in" draw:z-index="0">
<draw:image xlink:href="../Images/yкринформ/2023-07-03T19-40-00-03-00/630_360_1684504765-254.jpg" xlink:type="simple" xlink:show="embed" xlink:actuate="onLoad" draw:mime-type="image/jpeg"/>
</draw:frame>
 Росіяниобстріляли селище Кіндійка, що на Херсонщині. Внаслідок обстрілу пораненоподружжя.</text:p>
      <text:p text:style-name="P4">
Про це у <text:a xlink:type="simple" xlink:href="https://t.me/olexandrprokudin/865" text:style-name="Internet_20_link" text:visited-style-name="Visited_20_Internet_20_Link">
 Телеграмі </text:a>
 повідомив начальникХерсонської ОВА Олександр Прокудін, передає Укрінформ.</text:p>
      <text:p text:style-name="P4">
«Армія РФ обстріляла селище Кіндійка – поранено подружжя», - написав Прокудін.</text:p>
      <text:p text:style-name="P4">
За його словами, один із ворожих снарядів влучив поблизу місцевої церкви.</text:p>
      <text:p text:style-name="P4">
Через <text:a xlink:type="simple" xlink:href="https://www.ukrinform.ua/tag-obstril" text:style-name="Internet_20_link" text:visited-style-name="Visited_20_Internet_20_Link">
 обстріл </text:a>
 поранення отрималидвоє людей – 59-річний чоловік та 55-річна жінка. Обох пораненихгоспіталізували, лікарі надають їм допомогу.</text:p>
      <text:p text:style-name="P4">
<text:span text:style-name="T4">
Читайте також:</text:span>
 <text:a xlink:type="simple" xlink:href="https://www.ukrinform.ua/rubric-ato/3730919-rosiani-obstrilali-z-tankiv-deokupovanu-kozacu-lopan.html" text:style-name="Internet_20_link" text:visited-style-name="Visited_20_Internet_20_Link">
 Росіяни <text:span text:style-name="T4">
обстріл</text:span>
 яли з танків деокуповану КозачуЛопань </text:a>
</text:p>
      <text:p text:style-name="P4">
Як повідомлялося, сьогодні поінформували про трьох поранених у результатіворожого обстрілу села Станіслав, також перебуває під постійним обстріломпередмістя Херсона - селище Антонівка.</text:p>
      <text:p text:style-name="P4">
<text:span text:style-name="T5">
Фото ілюстративне</text:span>
</text:p>
      <text:p text:style-name="P4">
Source: <text:a xlink:type="simple" xlink:href="https://www.ukrinform.ua/rubric-ato/3730995-rosiani-obstrilali-selise-kindijka-na-hersonsini-e-poraneni.html" text:style-name="Internet_20_link" text:visited-style-name="Visited_20_Internet_20_Link">
https://www.ukrinform.ua/rubric-ato/3730995-rosiani-obstrilali-selise-kindijka-na-hersonsini-e-poraneni.html</text:a>
</text:p>
      <!--NEWS-->
      <text:h text:style-name="P10" text:outline-level="1">
<text:span text:style-name="T4">
Під Москвою горять склади колишнього меблевого комбінату</text:span>
</text:h>
      <text:p text:style-name="P4">
Authors: Ukrinform (Person)</text:p>
      <text:p text:style-name="P4">
Publisher: Укринформ (Organization)</text:p>
      <text:p text:style-name="P4">
Published Time: 2023-07-03T19:43:00+03:00</text:p>
      <text:p text:style-name="P4">
Modified Time: 2023-07-03T23:43:00+03:00</text:p>
      <text:p text:style-name="P4">
Description: У місті Хімки Московської області горять склади колишньої меблевої фабрики, площа пожежі досягла тисячі квадратних метрів.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Москва', 'Пожежа', 'Росія']</text:p>
      <text:p text:style-name="P4">
Type: Article</text:p>
      <!--METADATA-->
      <text:p text:style-name="P4">
<draw:frame draw:style-name="fr1" draw:name="Image194" text:anchor-type="as-char" svg:width="6.9236in" svg:height="3.956343in" draw:z-index="0">
<draw:image xlink:href="../Images/yкринформ/2023-07-03T19-43-00-03-00/630_360_1526257016-6927.jpg" xlink:type="simple" xlink:show="embed" xlink:actuate="onLoad" draw:mime-type="image/jpeg"/>
</draw:frame>
 У містіХімки Московської області горять склади колишньої меблевої фабрики, площапожежі досягла тисячі квадратних метрів.</text:p>
      <text:p text:style-name="P4">
Як передає Укрінформ, про це повідомляє <text:a xlink:type="simple" xlink:href="https://t.me/infomoscow24/46907" text:style-name="Internet_20_link" text:visited-style-name="Visited_20_Internet_20_Link">
 телеграм-канал Москва 24</text:a>
 .</text:p>
      <text:p text:style-name="P4">
«Серйозна <text:a xlink:type="simple" xlink:href="https://www.ukrinform.ua/tag-pozeza" text:style-name="Internet_20_link" text:visited-style-name="Visited_20_Internet_20_Link">
 пожежа </text:a>
 у підмосковнихХімках. Попередньо, загорівся цех меблевого комбінату на вулиці Некрасова,також вогонь охопив склад із фарбою. Величезне полум'я і дим від нього видноіз сусідніх районів. Про постраждалих інформації немає», - йдеться уповідомленні.</text:p>
      <text:p text:style-name="P4">
Російське Міністерство з надзвичайних справ повідомило, що палає складськеприміщення на площі 400 м². Пізніше площа пожежі збільшилася до 1000 м².</text:p>
      <text:p text:style-name="P4">
<text:span text:style-name="T4">
Читайте також:</text:span>
 <text:a xlink:type="simple" xlink:href="https://www.ukrinform.ua/rubric-world/3730991-u-rosii-cogoric-zgorilo-vze-ponad-13-miljona-gektariv-lisu.html" text:style-name="Internet_20_link" text:visited-style-name="Visited_20_Internet_20_Link">
 У Росії цьогоріч згоріло вже понад 1,3 мільйона гектарівлісу </text:a>
</text:p>
      <text:p text:style-name="P4">
Як повідомляв <text:a xlink:type="simple" xlink:href="https://www.ukrinform.ua/rubric-world/3729233-u-niznomu-novgorodi-stalasa-pozeza-na-zavodi-balzam.html" text:style-name="Internet_20_link" text:visited-style-name="Visited_20_Internet_20_Link">
 Укрінформ </text:a>
 , уросійському місті Нижній Новгород спалахнула масштабна пожежа на заводі«Бальзам».</text:p>
      <text:p text:style-name="P4">
Source: <text:a xlink:type="simple" xlink:href="https://www.ukrinform.ua/rubric-world/3731060-pid-moskvou-gorat-skladi-kolisnogo-meblevogo-kombinatu.html" text:style-name="Internet_20_link" text:visited-style-name="Visited_20_Internet_20_Link">
https://www.ukrinform.ua/rubric-world/3731060-pid-moskvou-gorat-skladi-kolisnogo-meblevogo-kombinatu.html</text:a>
</text:p>
      <!--NEWS-->
      <text:h text:style-name="P10" text:outline-level="1">
<text:span text:style-name="T4">
Ворог  обстріляв Нікополь зі ствольної артилерії</text:span>
</text:h>
      <text:p text:style-name="P4">
Authors: Ukrinform (Person)</text:p>
      <text:p text:style-name="P4">
Publisher: Укринформ (Organization)</text:p>
      <text:p text:style-name="P4">
Published Time: 2023-07-03T19:45:00+03:00</text:p>
      <text:p text:style-name="P4">
Modified Time: 2023-07-03T19:45:00+03:00</text:p>
      <text:p text:style-name="P4">
Description: На Дніпропетровщині ворожа армія обстріляла Нікополь зі ствольної артилерії.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195" text:anchor-type="as-char" svg:width="6.9236in" svg:height="3.956343in" draw:z-index="0">
<draw:image xlink:href="../Images/yкринформ/2023-07-03T19-45-00-03-00/630_360_1669987737-966.jpg" xlink:type="simple" xlink:show="embed" xlink:actuate="onLoad" draw:mime-type="image/jpeg"/>
</draw:frame>
 НаДніпропетровщині ворожа армія обстріляла Нікополь зі ствольної артилерії.</text:p>
      <text:p text:style-name="P4">
Про це в <text:a xlink:type="simple" xlink:href="https://t.me/mykola_lukashuk/5356"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Ворог не припиняє атак на Нікопольський район і продовжує терор проти мирногонаселення. Впродовж дня <text:a xlink:type="simple" xlink:href="https://www.ukrinform.ua/tag-obstril" text:style-name="Internet_20_link" text:visited-style-name="Visited_20_Internet_20_Link">
 вгатив </text:a>
 зіствольної артилерії по м. Нікополь", - йдеться в повідомленні.</text:p>
      <text:p text:style-name="P4">
Обійшлося без жертв та постраждалих.</text:p>
      <text:p text:style-name="P4">
<text:span text:style-name="T4">
Читайте також:</text:span>
 <text:a xlink:type="simple" xlink:href="https://www.ukrinform.ua/rubric-ato/3730315-v-nikopoli-rosiani-vlucili-v-cerkvu-ta-idalnu-e-rujnuvanna.html" text:style-name="Internet_20_link" text:visited-style-name="Visited_20_Internet_20_Link">
 У Нікополі росіяни влучили в адмінбудівлю, церкву таїдальню </text:a>
</text:p>
      <text:p text:style-name="P4">
За словами Лукашука, в інших громадах області було спокійно.</text:p>
      <text:p text:style-name="P4">
Source: <text:a xlink:type="simple" xlink:href="https://www.ukrinform.ua/rubric-ato/3730998-vorog-obstrilav-nikopol-zi-stvolnoi-artilerii.html" text:style-name="Internet_20_link" text:visited-style-name="Visited_20_Internet_20_Link">
https://www.ukrinform.ua/rubric-ato/3730998-vorog-obstrilav-nikopol-zi-stvolnoi-artilerii.html</text:a>
</text:p>
      <!--NEWS-->
      <text:h text:style-name="P10" text:outline-level="1">
<text:span text:style-name="T4">
На сході йдуть важкі бої - за добу понад 30 бойових зіткнень на чотирьох напрямках</text:span>
</text:h>
      <text:p text:style-name="P4">
Authors: Ukrinform (Person)</text:p>
      <text:p text:style-name="P4">
Publisher: Укринформ (Organization)</text:p>
      <text:p text:style-name="P4">
Published Time: 2023-07-03T19:47:28+03:00</text:p>
      <text:p text:style-name="P4">
Modified Time: 2023-07-03T19:47:28+03:00</text:p>
      <text:p text:style-name="P4">
Description: Ворог зосереджує основні зусилля на Лиманському, Бахмутському, Авдіївському та Мар’їнському напрямках, тривають важкі бої. Протягом доби відбулось понад 30 бойових зіткнень. — Укрінформ.</text:p>
      <text:p text:style-name="P4">
Images: ['<text:a xlink:type="simple" xlink:href="https://static.ukrinform.com/photos/2022_09/thumb_files/630_360_1662870255-229.jpg" text:style-name="Internet_20_link" text:visited-style-name="Visited_20_Internet_20_Link">
630_360_16628...</text:a>
']</text:p>
      <text:p text:style-name="P4">
Tags: ['Генштаб', 'Обстріл', 'Війна з Росією']</text:p>
      <text:p text:style-name="P4">
Type: Article</text:p>
      <!--METADATA-->
      <text:p text:style-name="P4">
<draw:frame draw:style-name="fr1" draw:name="Image196" text:anchor-type="as-char" svg:width="6.9236in" svg:height="3.956343in" draw:z-index="0">
<draw:image xlink:href="../Images/yкринформ/2023-07-03T19-47-28-03-00/630_360_1662870255-229.jpg" xlink:type="simple" xlink:show="embed" xlink:actuate="onLoad" draw:mime-type="image/jpeg"/>
</draw:frame>
 Ворогзосереджує основні зусилля на Лиманському, Бахмутському, Авдіївському таМар’їнському напрямках, тривають важкі бої. Протягом доби відбулось понад 30бойових зіткнень.</text:p>
      <text:p text:style-name="P4">
Як передає Укрінформ, про Генеральний штаб Збройних сил України повідомляє у <text:a xlink:type="simple" xlink:href="https://www.facebook.com/GeneralStaff.ua/posts/pfbid0hu1Bk7wqdzk6pZ5TDxiNrFejGv3vraX7AbzkhZHGQCej8xxeQzBbGNQJ3k77eqDPl" text:style-name="Internet_20_link" text:visited-style-name="Visited_20_Internet_20_Link">
Фейсбуці</text:a>
 .</text:p>
      <text:p text:style-name="P4">
“Авіація сил оборони за добу завдала 14 ударів по районах зосередженняособового складу противника. Підрозділи ракетних військ і артилерії протягомдоби уразили два райони зосередження живої сили, озброєння та військовоїтехніки противника та п'ять його артилерійських засобів на вогневих позиціях”,- ідеться в повідомленні.</text:p>
      <text:p text:style-name="P4">
Сили оборони України протягом доби уразили два райони зосередження російськоїармії та п'ять артилерійських засобів на вогневих позиціях.</text:p>
      <text:p text:style-name="P4">
<text:span text:style-name="T4">
Читайте також:</text:span>
 <text:a xlink:type="simple" xlink:href="https://www.ukrinform.ua/rubric-ato/3730642-rosia-vnoci-atakuvala-ukrainu-raketami-j-sahedami-genstab.html" text:style-name="Internet_20_link" text:visited-style-name="Visited_20_Internet_20_Link">
 Росія вночі атакувала Україну ракетами й «шахедами» -<text:span text:style-name="T4">
Генштаб</text:span>
 </text:a>
</text:p>
      <text:p text:style-name="P4">
В Генштабі наголошують, що Російська Федерація продовжує вести загарбницькувійну. Незважаючи на значні втрати, не відмовляється від планів щодо повногозахоплення територій України.</text:p>
      <text:p text:style-name="P4">
На Волинському та Поліському напрямках оперативна обстановка без суттєвихзмін. Ознак формування наступальних угруповань не виявлено. Визначеніпідрозділи Збройних сил Білорусі виконують завдання у прикордонних з Україноюрайонах. Розпочалось переміщення підрозділів Збройних сил РосійськоїФедерації, що проходили підготовку на білоруських полігонах, для їх подальшоїучасті у бойових діях на території України.</text:p>
      <text:p text:style-name="P4">
На Сіверському та Слобожанському напрямках противник зберігає військовуприсутність. Завдав авіаційних ударів по місту Суми та в районі КатеринівкиСумської області. Здійснив мінометні та артилерійські обстріли понад 10населених пунктів, зокрема, Бачівська, Ходиного, Катеринівки Сумської областіта Ветеренарного, Козачої Лопані та Бударки Харківської області.</text:p>
      <text:p text:style-name="P4">
На Куп’янському напрямку артилерійських і мінометних обстрілів противниказазнали Петро-Іванівка, Фиголівка, Новомлинськ, Дворічна та Куп’янськХарківської області.</text:p>
      <text:p text:style-name="P4">
На Лиманському напрямку артилерійських <text:a xlink:type="simple" xlink:href="https://www.ukrinform.ua/tag-obstril" text:style-name="Internet_20_link" text:visited-style-name="Visited_20_Internet_20_Link">
 обстрілів</text:a>
 зазнали понад 10 населених пунктів,зокрема Невське, Білогорівка Луганської області та Верхньокам’янське,Берестове, Роздолівка Донецької області.</text:p>
      <text:p text:style-name="P4">
На Бахмутському напрямку противник здійснив безуспішні наступальні діїпівденно-східніше Оріхово-Василівки та західніше Бахмута.</text:p>
      <text:p text:style-name="P4">
<text:span text:style-name="T4">
Читайте також:</text:span>
 <text:a xlink:type="simple" xlink:href="https://www.ukrinform.ua/rubric-ato/3730995-rosiani-obstrilali-selise-kindijka-na-hersonsini-e-poraneni.html" text:style-name="Internet_20_link" text:visited-style-name="Visited_20_Internet_20_Link">
 Росіяни <text:span text:style-name="T4">
обстрі</text:span>
 ляли селище Кіндійка на Херсонщині, єпоранені </text:a>
</text:p>
      <text:p text:style-name="P4">
Від ворожих артилерійських обстрілів постраждали більш як 10 населенихпунктів, серед них - Краматорськ, Костянтинівка, Васюківка, Богданівка, ЧасівЯр, Кліщіївка, Біла Гора Донецької області.</text:p>
      <text:p text:style-name="P4">
На Авдіївському напрямку противник здійснив артилерійські обстріли понад 10населених пунктів. Постраждали, зокрема, Керамік, Авдіївка, Сєверне, Водяне таНевельське Донецької області.</text:p>
      <text:p text:style-name="P4">
На Мар’їнському напрямку, незважаючи на ворожі авіаційні удари та вогоньартилерії, українські захисники відбили усі 14 атак агресора в районіМар’їнки. Ворог здійснив обстріли понад 10 населених пунктів. Під вогоньпотрапили, зокрема, Красногорівка, Георгіївка, Максимільянівка і ПобєдаДонецької області.</text:p>
      <text:p text:style-name="P4">
На Шахтарському напрямку агресор завдав авіаційного удару в районіБлагодатного Донецької області. Здійснив обстріли більш як 10 населенихпунктів, зокрема, Благодатного, Вугледара, Богоявленки, Шахтарського, ЗолотоїНиви та Вугледара Донецької області.</text:p>
      <text:p text:style-name="P4">
<text:span text:style-name="T4">
Читайте також:</text:span>
 <text:a xlink:type="simple" xlink:href="https://www.ukrinform.ua/rubric-ato/3730833-na-tavrijskomu-napramku-sili-oboroni-prosuvautsa-vpered-rosiani-vtratili-se-majze-tri-roti.html" text:style-name="Internet_20_link" text:visited-style-name="Visited_20_Internet_20_Link">
 На Таврійському напрямку Сили <text:span text:style-name="T4">
оборони</text:span>
 просуваютьсявперед - росіяни втратили ще майже три роти </text:a>
</text:p>
      <text:p text:style-name="P4">
На Запорізькому та Херсонському напрямках російська армія зосереджує основнізусилля на недопущенні просування українських військ. Ворог здійснивартилерійські обстріли понад 30 населених пунктів, серед них - Гуляйпільське,Білогір’я, Мала Токмачка Запорізької області; Марганець, НікопольДніпропетровської області; Антонівка Херсонської області та Херсон.</text:p>
      <text:p text:style-name="P4">
Як повідомляв Укрінформ, <text:a xlink:type="simple" xlink:href="https://www.ukrinform.ua/rubric-ato/3730647-sili-oboroni-znisili-vze-230-tisac-260-rosijskih-zagarbnikiv.html" text:style-name="Internet_20_link" text:visited-style-name="Visited_20_Internet_20_Link">
 Сили оборони України</text:a>
 з 24 лютого 2022 року по 3 липня2023 року ліквідували близько 230 тисяч 260 російських загарбників, 600 із них– за останню добу.</text:p>
      <text:p text:style-name="P4">
Source: <text:a xlink:type="simple" xlink:href="https://www.ukrinform.ua/rubric-ato/3730999-na-shodi-jdut-vazki-boi-za-dobu-ponad-30-bojovih-zitknen-na-cotiroh-napramkah.html" text:style-name="Internet_20_link" text:visited-style-name="Visited_20_Internet_20_Link">
https://www.ukrinform.ua/rubric-ato/3730999-na-shodi-jdut-vazki-boi-za-dobu-ponad-30-bojovih-zitknen-na-cotiroh-napramkah.html</text:a>
</text:p>
      <!--NEWS-->
      <text:h text:style-name="P10" text:outline-level="1">
<text:span text:style-name="T4">
Цуренко подолала перше коло Вімблдона-2023</text:span>
</text:h>
      <text:p text:style-name="P4">
Authors: Ukrinform (Person)</text:p>
      <text:p text:style-name="P4">
Publisher: Укринформ (Organization)</text:p>
      <text:p text:style-name="P4">
Published Time: 2023-07-03T19:48:00+03:00</text:p>
      <text:p text:style-name="P4">
Modified Time: 2023-07-03T19:48:00+03:00</text:p>
      <text:p text:style-name="P4">
Description: Українка Леся Цуренко пробилася до другого раунду Вімблдонського тенісного турніру, який стартував у Лондоні (Велика Британія). — Укрінформ.</text:p>
      <text:p text:style-name="P4">
Images: ['<text:a xlink:type="simple" xlink:href="https://static.ukrinform.com/photos/2023_07/thumb_files/630_360_1688402383-197.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197" text:anchor-type="as-char" svg:width="6.9236in" svg:height="3.956343in" draw:z-index="0">
<draw:image xlink:href="../Images/yкринформ/2023-07-03T19-48-00-03-00/630_360_1688402383-197.jpg" xlink:type="simple" xlink:show="embed" xlink:actuate="onLoad" draw:mime-type="image/jpeg"/>
</draw:frame>
 УкраїнкаЛеся Цуренко пробилася до другого раунду Вімблдонського тенісного турніру,який стартував у Лондоні (Велика Британія).</text:p>
      <text:p text:style-name="P4">
На старті третього у сезоні турніру серії Grand Slam Цуренко у трьох сетахобіграла американку Клер Лю - 6:3, 3:6, 6:4, передає Укрінформ.</text:p>
      <text:p text:style-name="P4">
У другому колі змагань Цуренко зіграє проти переможниці матчу Чжен Ціньвень(Китай, 24-й номер «посіву») - Катержина Синякова (Чехія).</text:p>
      <text:p text:style-name="P4">
<text:span text:style-name="T4">
Читайте також:</text:span>
 <text:a xlink:type="simple" xlink:href="https://www.ukrinform.ua/rubric-sports/3729964-vimbldon-ukrainki-otrimali-supernic-u-parnomu-rozradi.html" text:style-name="Internet_20_link" text:visited-style-name="Visited_20_Internet_20_Link">
 Вімблдон. Українки отримали суперниць у парному розряді</text:a>
</text:p>
      <text:p text:style-name="P4">
Вімблдонський турнір триватиме до 16 липня.</text:p>
      <text:p text:style-name="P4">
Фото: Getty Images.</text:p>
      <text:p text:style-name="P4">
Source: <text:a xlink:type="simple" xlink:href="https://www.ukrinform.ua/rubric-sports/3731000-curenko-podolala-perse-kolo-vimbldonu2023.html" text:style-name="Internet_20_link" text:visited-style-name="Visited_20_Internet_20_Link">
https://www.ukrinform.ua/rubric-sports/3731000-curenko-podolala-perse-kolo-vimbldonu2023.html</text:a>
</text:p>
      <!--NEWS-->
      <text:h text:style-name="P10" text:outline-level="1">
<text:span text:style-name="T4">
У Сумах досі гасять вогонь - на місці удару врятували чотирьох постраждалих</text:span>
</text:h>
      <text:p text:style-name="P4">
Authors: Ukrinform (Person)</text:p>
      <text:p text:style-name="P4">
Publisher: Укринформ (Organization)</text:p>
      <text:p text:style-name="P4">
Published Time: 2023-07-03T19:55:00+03:00</text:p>
      <text:p text:style-name="P4">
Modified Time: 2023-07-03T19:55:00+03:00</text:p>
      <text:p text:style-name="P4">
Description: Рятувальники Державної служби з надзвичайних ситуацій на місці ворожого удару у Сумах виявляють приховані осередки горіння. — Укрінформ.</text:p>
      <text:p text:style-name="P4">
Images: ['<text:a xlink:type="simple" xlink:href="https://static.ukrinform.com/photos/2023_07/thumb_files/630_360_1688403185-914.jpeg" text:style-name="Internet_20_link" text:visited-style-name="Visited_20_Internet_20_Link">
630_360_16884...</text:a>
']</text:p>
      <text:p text:style-name="P4">
Tags: ['ДСНС', 'Обстріл', 'Суми', 'Війна з Росією']</text:p>
      <text:p text:style-name="P4">
Type: Article</text:p>
      <!--METADATA-->
      <text:p text:style-name="P4">
<draw:frame draw:style-name="fr1" draw:name="Image198" text:anchor-type="as-char" svg:width="6.9236in" svg:height="3.956343in" draw:z-index="0">
<draw:image xlink:href="../Images/yкринформ/2023-07-03T19-55-00-03-00/630_360_1688403185-914.jpeg" xlink:type="simple" xlink:show="embed" xlink:actuate="onLoad" draw:mime-type="image/jpeg"/>
</draw:frame>
Рятувальники Державної служби з надзвичайних ситуацій на місці ворожого ударуу Сумах виявляють приховані осередки горіння.</text:p>
      <text:p text:style-name="P4">
Як передає Укрінформ, про це ДСНС повідомляє у <text:a xlink:type="simple" xlink:href="https://t.me/dsns_telegram/18380" text:style-name="Internet_20_link" text:visited-style-name="Visited_20_Internet_20_Link">
 Телеграмі.</text:a>
</text:p>
      <text:p text:style-name="P4">
"На місці ворожого удару тривають аварійно-рятувальні роботи. Здійснюєтьсявиявлення прихованих осередків горіння. Задіяна спецтехніка для проведеннявисотних робіт", - ідеться у повідомленні.</text:p>
      <text:p text:style-name="P4">
Підрозділи <text:a xlink:type="simple" xlink:href="https://www.ukrinform.ua/tag-dsns" text:style-name="Internet_20_link" text:visited-style-name="Visited_20_Internet_20_Link">
 ДСНС </text:a>
 врятували чотирьохосіб.</text:p>
      <text:p text:style-name="P4">
</text:p>
      <text:p text:style-name="P4">
Всього на місці події працює близько 100 рятувальників та 23 одиниціспеціальної техніки. Ліквідація наслідків удару триває.</text:p>
      <text:p text:style-name="P4">
_Відео:<text:a xlink:type="simple" xlink:href="https://t.me/dsns_telegram/18378" text:style-name="Internet_20_link" text:visited-style-name="Visited_20_Internet_20_Link">
 ДСНС України </text:a>
 _</text:p>
      <text:p text:style-name="P4">
<text:span text:style-name="T4">
Читайте також:</text:span>
 <text:a xlink:type="simple" xlink:href="https://www.ukrinform.ua/rubric-regions/3730481-dsns-pokazala-naslidki-rosijskogo-obstrilu-bagatopoverhivki-v-hersoni.html" text:style-name="Internet_20_link" text:visited-style-name="Visited_20_Internet_20_Link">
 <text:span text:style-name="T4">
ДСНС</text:span>
 показала наслідки російського обстрілубагатоповерхівки в Херсоні </text:a>
</text:p>
      <text:p text:style-name="P4">
Як повідомляв Укрінформ, зранку 3 липня росіяни атакували Суми безпілотникамиShahed 136. За даними Сумської ОВА, внаслідок атаки <text:a xlink:type="simple" xlink:href="https://www.ukrinform.ua/rubric-ato/3730961-u-sumah-kilkist-zagiblih-vid-ataki-rosijskih-bezpilotnikiv-zrosla-do-dvoh.html" text:style-name="Internet_20_link" text:visited-style-name="Visited_20_Internet_20_Link">
 дві особи загинуло і 19поранено. </text:a>
</text:p>
      <text:p text:style-name="P4">
<text:span text:style-name="T5">
Фото: ДСНС</text:span>
</text:p>
      <text:p text:style-name="P4">
Source: <text:a xlink:type="simple" xlink:href="https://www.ukrinform.ua/rubric-ato/3731004-udar-po-sumah-ratuvalniki-viavlaut-prihovani-oseredki-gorinna.html" text:style-name="Internet_20_link" text:visited-style-name="Visited_20_Internet_20_Link">
https://www.ukrinform.ua/rubric-ato/3731004-udar-po-sumah-ratuvalniki-viavlaut-prihovani-oseredki-gorinna.html</text:a>
</text:p>
      <!--NEWS-->
      <text:h text:style-name="P10" text:outline-level="1">
<text:span text:style-name="T4">
Фінські компанії торгували з Росією на мільярди євро під час війни в Україні - ЗМІ</text:span>
</text:h>
      <text:p text:style-name="P4">
Authors: Ukrinform (Person)</text:p>
      <text:p text:style-name="P4">
Publisher: Укринформ (Organization)</text:p>
      <text:p text:style-name="P4">
Published Time: 2023-07-03T19:57:00+03:00</text:p>
      <text:p text:style-name="P4">
Modified Time: 2023-07-03T19:57:00+03:00</text:p>
      <text:p text:style-name="P4">
Description: З початку повномасштабного російського вторгнення в Україну фінські компанії вели з Росією торгівлю оборотом щонайменше 1,5 млрд євро. — Укрінформ.</text:p>
      <text:p text:style-name="P4">
Images: ['<text:a xlink:type="simple" xlink:href="https://static.ukrinform.com/photos/2023_07/thumb_files/630_360_1688403221-549.jpg" text:style-name="Internet_20_link" text:visited-style-name="Visited_20_Internet_20_Link">
630_360_16884...</text:a>
']</text:p>
      <text:p text:style-name="P4">
Tags: ['Економіка', 'Фінляндія', 'Торгівля', 'Війна з Росією']</text:p>
      <text:p text:style-name="P4">
Type: Article</text:p>
      <!--METADATA-->
      <text:p text:style-name="P4">
<draw:frame draw:style-name="fr1" draw:name="Image201" text:anchor-type="as-char" svg:width="6.9236in" svg:height="3.956343in" draw:z-index="0">
<draw:image xlink:href="../Images/yкринформ/2023-07-03T19-57-00-03-00/630_360_1688403221-549.jpg" xlink:type="simple" xlink:show="embed" xlink:actuate="onLoad" draw:mime-type="image/jpeg"/>
</draw:frame>
 З початкуповномасштабного російського вторгнення в Україну фінські компанії вели зРосією торгівлю оборотом щонайменше 1,5 млрд євро.</text:p>
      <text:p text:style-name="P4">
Про це йдеться у розслідуванні редакції <text:a xlink:type="simple" xlink:href="https://yle.fi/a/74-20039531" text:style-name="Internet_20_link" text:visited-style-name="Visited_20_Internet_20_Link">
 Yle </text:a>
Mot, що базується на митній статистиці, отриманій з торгового реєстру, передаєУкрінформ.</text:p>
      <text:p text:style-name="P4">
Насправді, зазначають розслідувачі, ця сума значно більша, оскільки у вибіркупотрапила лише частина фінських компаній, які ведуть торгівлю з <text:a xlink:type="simple" xlink:href="https://www.ukrinform.ua/tag-rosia" text:style-name="Internet_20_link" text:visited-style-name="Visited_20_Internet_20_Link">
 Росією</text:a>
 . Також дані не є вичерпними черезвідсутність у них інформації про імпорт та експорт після 2022 року.</text:p>
      <text:p text:style-name="P4">
Наголошується, що частина цих коштів надійшла на рахунки компаній, чиївласники перебувають під санкціями та входять до ближнього кола президента РФПутіна.</text:p>
      <text:p text:style-name="P4">
Як йдеться у розслідуванні, під час війни товари поставлялися з Фінляндії,наприклад, на великі рудники у Росії.</text:p>
      <text:p text:style-name="P4">
Багато фінських компаній, які котируються на біржі, такі як Neste та MetsoOutotec, продовжували торгувати з Росією після початку війни в Україні.Пізніше вони заявили, що припинили торгівлю з РФ. Багато компаній пояснюютьпоновлення бізнесу в Росії труднощами продажу своїх активів та виконаннямконтрактів, укладених до початку війни.</text:p>
      <text:p text:style-name="P4">
Наприклад, компанія Metso Outotec, що надає технології та обладнання длягірничодобувної, переробної та металообробної промисловості, оголосила трохибільше ніж за тиждень після російського вторгнення про припинення поставок доРосії.</text:p>
      <text:p text:style-name="P4">
На практиці компанія продовжувала торгувати в Росії ще принаймні кількамісяців після цього. Вона експортувала до Росії, зокрема, запчастини тадеталі, що зношуються, для обладнання. Клієнтами компанії були численніросійські підприємства, якими володіють підсанкційні олігархи. Найбільшимклієнтом компанії став Тайшетський алюмінієвий завод, пов’язаний з олігархомОлегом Дерипаскою.</text:p>
      <text:p text:style-name="P4">
<text:span text:style-name="T4">
Читайте також:</text:span>
 <text:a xlink:type="simple" xlink:href="https://www.ukrinform.ua/rubric-economy/3730827-nazk-vneslo-kompaniu-unilever-do-spisku-miznarodnih-sponsoriv-vijni.html" text:style-name="Internet_20_link" text:visited-style-name="Visited_20_Internet_20_Link">
 НАЗК внесло <text:span text:style-name="T4">
компанію</text:span>
 Unilever до списку міжнароднихспонсорів війни </text:a>
</text:p>
      <text:p text:style-name="P4">
Також Metso Outotec постачала продукцію підприємству «Удоканська мідь» –одному з найбільших світових виробників міді, та Михайлівській залізнійкопальні, що належить компанії «Металоінвест», яка є одним із найбільшихвиробників міді в Росії. Їхнім найбільшим власником є Алішер Усманов, який,згідно зі списком санкцій ЄС, тісно пов'язаний з Путіним.</text:p>
      <text:p text:style-name="P4">
Також з початку війни Фінляндія імпортувала із Росії значну кількість енергіїта хімічних речовин.</text:p>
      <text:p text:style-name="P4">
Однак попри те, що олігархи перебувають під санкціями, торгівля з компаніями,якими вони володіють, може бути законною, пише Yle. За словами Пії Саріваара,що відповідає за санкції у МЗС Фінляндії, торгівля з компанією дозволена, якщочастка росіянина, який потрапив під санкції, в ній становить до 50%. Якщокомпанія має кілька підсанкційних власників, їх частки загалом повинніперевищувати 50%.</text:p>
      <text:p text:style-name="P4">
<text:span text:style-name="T5">
Фото: Janne Järvinen / Yle</text:span>
</text:p>
      <text:p text:style-name="P4">
Source: <text:a xlink:type="simple" xlink:href="https://www.ukrinform.ua/rubric-economy/3731005-finski-kompanii-torguvali-z-rosieu-na-milardi-evro-pid-cas-vijni-v-ukraini-zmi.html" text:style-name="Internet_20_link" text:visited-style-name="Visited_20_Internet_20_Link">
https://www.ukrinform.ua/rubric-economy/3731005-finski-kompanii-torguvali-z-rosieu-na-milardi-evro-pid-cas-vijni-v-ukraini-zmi.html</text:a>
</text:p>
      <!--NEWS-->
      <text:h text:style-name="P10" text:outline-level="1">
<text:span text:style-name="T4">
Зеленський доручив викликати посла Грузії до МЗС і висловити протест через стан Саакашвілі</text:span>
</text:h>
      <text:p text:style-name="P4">
Authors: Ukrinform (Person)</text:p>
      <text:p text:style-name="P4">
Publisher: Укринформ (Organization)</text:p>
      <text:p text:style-name="P4">
Published Time: 2023-07-03T19:59:00+03:00</text:p>
      <text:p text:style-name="P4">
Modified Time: 2023-07-03T19:59:00+03:00</text:p>
      <text:p text:style-name="P4">
Description: Президент Володимир Зеленський доручив Міністерству закордонних справ викликати Посла Грузії в Україні і висловити йому рішучий протест через знущання над колишнім Президентом Грузії Міхеілом Саакашвілі.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Грузія', 'МЗС', 'Саакашвілі', 'Зеленський']</text:p>
      <text:p text:style-name="P4">
Type: Article</text:p>
      <!--METADATA-->
      <text:p text:style-name="P4">
<draw:frame draw:style-name="fr1" draw:name="Image202" text:anchor-type="as-char" svg:width="6.9236in" svg:height="3.956343in" draw:z-index="0">
<draw:image xlink:href="../Images/yкринформ/2023-07-03T19-59-00-03-00/630_360_1657855821-201.png" xlink:type="simple" xlink:show="embed" xlink:actuate="onLoad" draw:mime-type="image/png"/>
</draw:frame>
 ПрезидентВолодимир Зеленський доручив Міністерству закордонних справ викликати ПослаГрузії в Україні і висловити йому рішучий протест через знущання над колишнімПрезидентом Грузії Міхеілом Саакашвілі.</text:p>
      <text:p text:style-name="P4">
Як передає Укрінформ, про це Зеленский повідомляє у <text:a xlink:type="simple" xlink:href="https://t.me/V_Zelenskiy_official/6826" text:style-name="Internet_20_link" text:visited-style-name="Visited_20_Internet_20_Link">
 Телеграмі</text:a>
 .</text:p>
      <text:p text:style-name="P4">
"Прямо зараз Росія руками грузинської влади вбиває громадянина України МихайлаСаакашвілі. Ми неодноразово закликали офіційний Тбілісі зупинити це знущаннята домовитися про повернення Саакашвілі до України. Наші партнери укоординації з Україною також пропонували різні опції порятунку", - зазначив <text:a xlink:type="simple" xlink:href="https://www.ukrinform.ua/tag-zelenskij" text:style-name="Internet_20_link" text:visited-style-name="Visited_20_Internet_20_Link">
Зеленський </text:a>
 .</text:p>
      <text:p text:style-name="P4">
За словами Президента, сьогодні він доручив МЗС викликати Посла Грузії вУкраїні, висловити йому рішучий протест та запропонувати залишити Українупротягом 48 годин для проведення консультацій зі своєю столицею.</text:p>
      <text:p text:style-name="P4">
<text:span text:style-name="T4">
Читайте також:</text:span>
 <text:a xlink:type="simple" xlink:href="https://www.ukrinform.ua/rubric-polytics/3730951-v-op-zaklikaut-zvilniti-saakasvili-z-nezakonnogo-uvaznenna.html" text:style-name="Internet_20_link" text:visited-style-name="Visited_20_Internet_20_Link">
 В ОП закликають звільнити <text:span text:style-name="T4">
Саакашвілі</text:span>
 з незаконногоув'язнення </text:a>
</text:p>
      <text:p text:style-name="P4">
"Вкотре закликаю грузинську владу передати Україні громадянина України МихайлаСаакашвілі для необхідного лікування і догляду. І закликаю наших партнерів –звернутись, не ігнорувати цю ситуацію та врятувати цю людину. Жодна влада вЄвропі не має права страчувати людей, життя – це базова європейська цінність",- наголосив Зеленський.</text:p>
      <text:p text:style-name="P4">
</text:p>
      <text:p text:style-name="P4">
Як повідомляв Укрінформ, <text:a xlink:type="simple" xlink:href="https://www.ukrinform.ua/rubric-world/3730914-saakasvili-vistupiv-u-sudi-onlajn-i-pokazav-v-akomu-vin-stani.html" text:style-name="Internet_20_link" text:visited-style-name="Visited_20_Internet_20_Link">
 ув'язнений колишній президент Грузії МіхеілСаакашвілі 3 липня з'явився на засіданні Тбіліського міського суду повідеозв’язку </text:a>
 і продемонструвавсвій стан.</text:p>
      <text:p text:style-name="P4">
Саакашвілі перебуває за гратами у Грузії з часу повернення до країни восени2021 року після восьмирічної відсутності.</text:p>
      <text:p text:style-name="P4">
Україна офіційно визнала Саакашвілі потерпілим у справі про неналежнеповодження в ув'язненні.</text:p>
      <text:p text:style-name="P4">
Source: <text:a xlink:type="simple" xlink:href="https://www.ukrinform.ua/rubric-polytics/3731009-zelenskij-doruciv-viklikati-posla-gruzii-do-mzs-i-visloviti-protest-cerez-stan-saakasvili.html" text:style-name="Internet_20_link" text:visited-style-name="Visited_20_Internet_20_Link">
https://www.ukrinform.ua/rubric-polytics/3731009-zelenskij-doruciv-viklikati-posla-gruzii-do-mzs-i-visloviti-protest-cerez-stan-saakasvili.html</text:a>
</text:p>
      <!--NEWS-->
      <text:h text:style-name="P10" text:outline-level="1">
<text:span text:style-name="T4">
Убезпечити Європу від агресії можна лише з Україною в НАТО - Зеленський</text:span>
</text:h>
      <text:p text:style-name="P4">
Authors: Ukrinform (Person)</text:p>
      <text:p text:style-name="P4">
Publisher: Укринформ (Organization)</text:p>
      <text:p text:style-name="P4">
Published Time: 2023-07-03T1:30:00+03:00</text:p>
      <text:p text:style-name="P4">
Modified Time: 2023-07-03T21:30:00+03:00</text:p>
      <text:p text:style-name="P4">
Description: Убезпечити Європу від будь-яких агресій можна лише разом з Україною і лише разом з Україною в НАТО, тому повинна бути досягнута безпекова визначеність щодо майбутнього нашої держави в Альянс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Європа', 'НАТО', 'Агресія РФ', 'Зеленський']</text:p>
      <text:p text:style-name="P4">
Type: Article</text:p>
      <!--METADATA-->
      <text:p text:style-name="P4">
<draw:frame draw:style-name="fr1" draw:name="Image204" text:anchor-type="as-char" svg:width="6.9236in" svg:height="3.956343in" draw:z-index="0">
<draw:image xlink:href="../Images/yкринформ/2023-07-03T1-30-00-03-00/630_360_1661783861-434.jpeg" xlink:type="simple" xlink:show="embed" xlink:actuate="onLoad" draw:mime-type="image/jpeg"/>
</draw:frame>
 УбезпечитиЄвропу від будь-яких агресій можна лише разом з Україною і лише разом зУкраїною в НАТО, тому повинна бути досягнута безпекова визначеність щодомайбутнього нашої держави в Альянсі.</text:p>
      <text:p text:style-name="P4">
Про це Президент Володимир Зеленський сказав у вечірньому <text:a xlink:type="simple" xlink:href="https://t.me/V_Zelenskiy_official/6828" text:style-name="Internet_20_link" text:visited-style-name="Visited_20_Internet_20_Link">
 відеозверненні</text:a>
 , передає Укрінформ.</text:p>
      <text:p text:style-name="P4">
“Не може бути в Європі дефіциту безпекової визначеності, який провокуватимеросійську тиранію та агресію. Росія буде пробувати відкусити той чи іншийшматок Європи лише тоді, коли бачитиме ту чи іншу безпекову невизначеність.Коли все визначено й очевидно, російська тиранія не наважується порушуватибезпеку. Очевидно, що убезпечити Європу від будь-яких агресій можна лише разомз Україною і лише разом з Україною в <text:a xlink:type="simple" xlink:href="https://www.ukrinform.ua/tag-nato" text:style-name="Internet_20_link" text:visited-style-name="Visited_20_Internet_20_Link">
 НАТО </text:a>
 . Саме тому має бути досягнута безпекова визначеність щодо нашогомайбутнього в Альянсі”, - сказав Зеленський.</text:p>
      <text:p text:style-name="P4">
_Відео:<text:a xlink:type="simple" xlink:href="https://t.me/V_Zelenskiy_official/6828" text:style-name="Internet_20_link" text:visited-style-name="Visited_20_Internet_20_Link">
 ОП </text:a>
 _</text:p>
      <text:p text:style-name="P4">
За його словами, тоді Росії доведеться переорієнтуватися на власну державність– “зайнятися собою, нарешті, а не будь-якими експансіями”.</text:p>
      <text:p text:style-name="P4">
Він також розповів про телефонну розмову з канцлером Німеччини Олафом Шольцом,під час якої “зосередилися на подальшій оборонній співпраці, на стратегічнихпитаннях захисту нашої Європи – Європи, яка може бути мирною лише тоді, колимир для неї буде гарантований повною безпековою визначеністю”.</text:p>
      <text:p text:style-name="P4">
Зеленський наголосив, що Німеччина дуже потужно допомогла Україні з ППО.</text:p>
      <text:p text:style-name="P4">
“Блискучі німецькі системи «Айріс-Т» добре показали себе в захисті нашогонеба. Ми маємо й передані нам Німеччиною американські «Петріоти», дужеефективні”, - сказав Президент.</text:p>
      <text:p text:style-name="P4">
<text:span text:style-name="T4">
Читайте також:</text:span>
 <text:a xlink:type="simple" xlink:href="https://www.ukrinform.ua/rubric-polytics/3731036-zaprosenna-dla-ukraini-v-nato-mae-buti-citkim-i-ne-moze-buti-vidklikane-mzs-litvi.html" text:style-name="Internet_20_link" text:visited-style-name="Visited_20_Internet_20_Link">
 Запрошення для України в <text:span text:style-name="T4">
НАТО</text:span>
 має бути чітким і неможе бути відкликане – МЗС Литви </text:a>
</text:p>
      <text:p text:style-name="P4">
Він додав, що Україна вдячна за них, як і за всю іншу життєво необхіднудопомогу.</text:p>
      <text:p text:style-name="P4">
“Дуже активно готуємося до саміту і очікуємо від наших партнерів саме такоїрішучості, якої вимагає цей історичний момент. І обов’язково – наші активнідії”, - сказав Зеленський.</text:p>
      <text:p text:style-name="P4">
Як повідомлялося, Президент Володимир Зеленський і канцлер Німеччини ОлафШольц під час телефонної розмови скоординували позиції країн перед Вільнюськимсамітом НАТО, який відбудеться 11-12 липня.</text:p>
      <text:p text:style-name="P4">
<text:span text:style-name="T5">
Фото: ОП</text:span>
</text:p>
      <text:p text:style-name="P4">
Source: <text:a xlink:type="simple" xlink:href="https://www.ukrinform.ua/rubric-ato/3731042-ubezpeciti-evropu-vid-agresii-mozna-lise-z-ukrainou-v-nato-zelenskij.html" text:style-name="Internet_20_link" text:visited-style-name="Visited_20_Internet_20_Link">
https://www.ukrinform.ua/rubric-ato/3731042-ubezpeciti-evropu-vid-agresii-mozna-lise-z-ukrainou-v-nato-zelenskij.html</text:a>
</text:p>
      <!--NEWS-->
      <text:h text:style-name="P10" text:outline-level="1">
<text:span text:style-name="T4">
Олексій Данілов обговорив з міністром оборони Литви посилення підтримки України</text:span>
</text:h>
      <text:p text:style-name="P4">
Author: ['АРМІЯINFORM']</text:p>
      <text:p text:style-name="P4">
Time: 2023-07-03T20:00:00-04:00</text:p>
      <text:p text:style-name="P4">
Description: У Києві під час зустрічі Секретар Ради національної безпеки і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inister-of-defense-of-lithuania-_1.jpg" text:style-name="Internet_20_link" text:visited-style-name="Visited_20_Internet_20_Link">
minister-of-defense-of-lithuania-_1.jpg</text:a>
']</text:p>
      <text:p text:style-name="P4">
Tags: ['АРВІДАС АНУШАУСКАС', 'БЕЗПЕКОВА ПІДТРИМКА', 'ОЛЕКСІЙ ДАНІЛОВ', 'РНБО УКРАЇНИ']</text:p>
      <text:p text:style-name="P4">
Category: News</text:p>
      <!--METADATA-->
      <text:p text:style-name="P4">
<draw:frame draw:style-name="fr1" draw:name="Image205" text:anchor-type="as-char" svg:width="6.9236in" svg:height="4.619339in" draw:z-index="0">
<draw:image xlink:href="../Images/AРМІЯINFORM/2023-07-03T20-00-00-04-00/minister-of-defense-of-lithuania-_1.jpg" xlink:type="simple" xlink:show="embed" xlink:actuate="onLoad" draw:mime-type="image/jpeg"/>
</draw:frame>
</text:p>
      <text:p text:style-name="P4">
У Києві під час зустрічі Секретар Ради національної безпеки і оборони УкраїниОлексій Данілов обговорив з міністром національної оборони ЛитовськоїРеспубліки Арвідасом Анушаускасом актуальну безпекову ситуацію у світі тарегіоні та посилення підтримки Литвою України на її шляху до перемоги вагресивній війні, розв’язаній рф.</text:p>
      <text:p text:style-name="P4">
Про це <text:a xlink:type="simple" xlink:href="https://www.rnbo.gov.ua/ua/Diialnist/6462.html" text:style-name="Internet_20_link" text:visited-style-name="Visited_20_Internet_20_Link">
повідомляє</text:a>
 АпаратРНБО України.</text:p>
      <text:p text:style-name="P4">
Олексій Данілов подякував литовській стороні за усебічну допомогу Україні в їїборотьбі з російським агресором.</text:p>
      <text:p text:style-name="P4">
«Ви — наші справжні друзі, ви розумієте глибину і складність процесів, за щоми вам щиро вдячні», — сказав він.</text:p>
      <text:p text:style-name="P4">
Розглядаючи нещодавні події на території росії, Секретар РНБО Українизазначив, що так зване «повстання пригожина» є «лише першим поштовхом передземлетрусом». Він вважає, що процес фрагментації не зупинити, і він може статище більш неконтрольованим.</text:p>
      <text:p text:style-name="P4">
«росія — це вже не країна, а небезпечна територія, з бандформуваннями, якізбивають літаки, вбивають офіцерів, а з цього приводу навіть не збираєтьсярадбез рф», — сказав Олексій Данілов, додавши, що у демократичногоцивілізованого світу поки що відсутнє розуміння того, «що робити з останньоюколоніальною країною світу».</text:p>
      <text:p text:style-name="P4">
Окрему увагу під час зустрічі сторони приділили підготовці до майбутньогосаміту НАТО у Вільнюсі.</text:p>
      <text:p text:style-name="P4">
Міністр національної оборони Литовської Республіки Арвідас Анушаускаспоінформував українську сторону про новий 3-річний план Литви щодо підтримкиукраїнської армії, який передбачає зусилля для забезпечення безперервногонадання військової підтримки ЗСУ, реабілітації поранених українських солдатівта подальшого реформування та розвитку ЗСУ у майбутньому.</text:p>
      <text:p text:style-name="P4">
За словами міністра оборони Литви, Україна є «основою стабільності в Європі»,тому литовська сторона робитиме усе можливе для просування євроатлантичнихпрагнень України та усебічно підтримуватиме нашу країну.</text:p>
      <text:p text:style-name="P4">
Source: <text:a xlink:type="simple" xlink:href="https://armyinform.com.ua/2023/07/03/oleksij-danilov-obgovoryv-z-ministrom-oborony-lytvy-posylennya-pidtrymky-ukrayiny/" text:style-name="Internet_20_link" text:visited-style-name="Visited_20_Internet_20_Link">
https://armyinform.com.ua/2023/07/03/oleksij-danilov-obgovoryv-z-ministrom-oborony-lytvy-posylennya-pidtrymky-ukrayiny/</text:a>
</text:p>
      <!--NEWS-->
      <text:h text:style-name="P10" text:outline-level="1">
<text:span text:style-name="T4">
У Сумах оголосили жалобу після атаки ворожими дронами</text:span>
</text:h>
      <text:p text:style-name="P4">
Authors: Ukrinform (Person)</text:p>
      <text:p text:style-name="P4">
Publisher: Укринформ (Organization)</text:p>
      <text:p text:style-name="P4">
Published Time: 2023-07-03T20:03:00+03:00</text:p>
      <text:p text:style-name="P4">
Modified Time: 2023-07-03T20:03:00+03:00</text:p>
      <text:p text:style-name="P4">
Description: У Сумах вівторок, 4 липня, оголошений днем жалоби за загиблими внаслідок атаки ворожих безпілотників. — Укрінформ.</text:p>
      <text:p text:style-name="P4">
Images: ['<text:a xlink:type="simple" xlink:href="https://static.ukrinform.com/photos/2021_12/thumb_files/630_360_1640793470-940.jpg" text:style-name="Internet_20_link" text:visited-style-name="Visited_20_Internet_20_Link">
630_360_16407...</text:a>
']</text:p>
      <text:p text:style-name="P4">
Tags: ['Безпілотник', 'Суми', 'Жалоба']</text:p>
      <text:p text:style-name="P4">
Type: Article</text:p>
      <!--METADATA-->
      <text:p text:style-name="P4">
<draw:frame draw:style-name="fr1" draw:name="Image206" text:anchor-type="as-char" svg:width="6.9236in" svg:height="3.956343in" draw:z-index="0">
<draw:image xlink:href="../Images/yкринформ/2023-07-03T20-03-00-03-00/630_360_1640793470-940.jpg" xlink:type="simple" xlink:show="embed" xlink:actuate="onLoad" draw:mime-type="image/jpeg"/>
</draw:frame>
 У Сумахвівторок, 4 липня, оголошений днем жалоби за загиблими внаслідок атаки ворожихбезпілотників.</text:p>
      <text:p text:style-name="P4">
Про це у <text:a xlink:type="simple" xlink:href="https://t.me/golova_lysenko/3122" text:style-name="Internet_20_link" text:visited-style-name="Visited_20_Internet_20_Link">
 Телеграмі </text:a>
 повідомив міськийголова Сум Олександр Лисенко, передає Укрінформ.</text:p>
      <text:p text:style-name="P4">
«Сьогодні <text:a xlink:type="simple" xlink:href="https://www.ukrinform.ua/tag-sumi" text:style-name="Internet_20_link" text:visited-style-name="Visited_20_Internet_20_Link">
 Суми </text:a>
 – під ворожим обстріломворога. Завтра, 4 липня, у місті оголошено день жалоби за загиблими», -повідомив Лисенко.</text:p>
      <text:p text:style-name="P4">
За його словами, станом на 19:00 відомо про двох загиблих внаслідок ворожоїатаки, ще 19 осіб поранені. Із них 15-ом надана медична допомога. У закладахохорони здоров’я залишаються 4 постраждалих, з них двоє – у реанімації.</text:p>
      <text:p text:style-name="P4">
Шістьом мешканцям будинку надане тимчасове житло в гуртожитку. Рештарозмістилися у родичів.</text:p>
      <text:p text:style-name="P4">
<text:span text:style-name="T4">
Читайте також:</text:span>
 <text:a xlink:type="simple" xlink:href="https://www.ukrinform.ua/rubric-ato/3730753-u-sumah-vnaslidok-obstrilu-poskodzenij-zitlovij-budinok-zmi.html" text:style-name="Internet_20_link" text:visited-style-name="Visited_20_Internet_20_Link">
 У <text:span text:style-name="T4">
Сумах</text:span>
 внаслідок обстрілу пошкоджений житловийбудинок – ЗМІ </text:a>
</text:p>
      <text:p text:style-name="P4">
У місті створено штаб із ліквідації наслідків надзвичайної ситуації,спричиненої атакою ворожих безпілотників.</text:p>
      <text:p text:style-name="P4">
Як повідомляв <text:a xlink:type="simple" xlink:href="https://www.ukrinform.ua/rubric-ato/3730738-u-sumah-lunaut-vibuhi-pracue-ppo.html" text:style-name="Internet_20_link" text:visited-style-name="Visited_20_Internet_20_Link">
 Укрінформ </text:a>
 , зранку 3 липня росіяниатакували Суми безпілотниками Shahed 136. На місці ворожого удару триваютьаварійно-рятувальні роботи. Здійснюється виявлення прихованих осередківгоріння.</text:p>
      <text:p text:style-name="P4">
Source: <text:a xlink:type="simple" xlink:href="https://www.ukrinform.ua/rubric-regions/3731006-u-sumah-ogolosili-zalobu-pisla-ataki-vorozimi-dronami.html" text:style-name="Internet_20_link" text:visited-style-name="Visited_20_Internet_20_Link">
https://www.ukrinform.ua/rubric-regions/3731006-u-sumah-ogolosili-zalobu-pisla-ataki-vorozimi-dronami.html</text:a>
</text:p>
      <!--NEWS-->
      <text:h text:style-name="P10" text:outline-level="1">
<text:span text:style-name="T4">
На сході України зосереджені близько 180 тисяч російських солдатів - Череватий</text:span>
</text:h>
      <text:p text:style-name="P4">
Authors: Ukrinform (Person)</text:p>
      <text:p text:style-name="P4">
Publisher: Укринформ (Organization)</text:p>
      <text:p text:style-name="P4">
Published Time: 2023-07-03T20:08:00+03:00</text:p>
      <text:p text:style-name="P4">
Modified Time: 2023-07-03T20:08:00+03:00</text:p>
      <text:p text:style-name="P4">
Description: Російські окупанти зосередили близько 180 тисяч своїх солдатів у зоні відповідальності східного угруповання військ ЗСУ. — Укрінформ.</text:p>
      <text:p text:style-name="P4">
Images: ['<text:a xlink:type="simple" xlink:href="https://static.ukrinform.com/photos/2023_02/thumb_files/630_360_1675335446-850.jpg" text:style-name="Internet_20_link" text:visited-style-name="Visited_20_Internet_20_Link">
630_360_16753...</text:a>
']</text:p>
      <text:p text:style-name="P4">
Tags: ['Російські військові', 'Схід України', 'Єдині новини', 'Сергій Череватий']</text:p>
      <text:p text:style-name="P4">
Type: Article</text:p>
      <!--METADATA-->
      <text:p text:style-name="P4">
<draw:frame draw:style-name="fr1" draw:name="Image207" text:anchor-type="as-char" svg:width="6.9236in" svg:height="3.956343in" draw:z-index="0">
<draw:image xlink:href="../Images/yкринформ/2023-07-03T20-08-00-03-00/630_360_1675335446-850.jpg" xlink:type="simple" xlink:show="embed" xlink:actuate="onLoad" draw:mime-type="image/jpeg"/>
</draw:frame>
 Російськіокупанти зосередили близько 180 тисяч своїх солдатів у зоні відповідальностісхідного угруповання військ ЗСУ.</text:p>
      <text:p text:style-name="P4">
Пре це в ефірі телемарафону “ <text:a xlink:type="simple" xlink:href="https://www.youtube.com/watch" text:style-name="Internet_20_link" text:visited-style-name="Visited_20_Internet_20_Link">
 Єдині новини</text:a>
 ” повідомив спікер Східногоугруповання військ ЗСУ Сергій Череватий, передає Укрінформ.</text:p>
      <text:p text:style-name="P4">
“По всій нашій зоні відповідальності <text:a xlink:type="simple" xlink:href="https://www.ukrinform.ua/tag-rosijski-vijskovi" text:style-name="Internet_20_link" text:visited-style-name="Visited_20_Internet_20_Link">
 російські окупанти</text:a>
 зосередили понад 180 тисячсолдатів. На Бахмутському (напрямку – ред.) - десь у районі 50 тисяч", -сказав Череватий.</text:p>
      <text:p text:style-name="P4">
Він зазначив, що на Лимано-Куп'янському напрямку зібрано досить потужнеугруповання - понад 120 тисяч ворожих військ. Це повітряно-десантні війська,механізовані підрозділи, підрозділи так званого бойового армійського резерву,територіальні війська та штурмові роти "Шторм Z".</text:p>
      <text:p text:style-name="P4">
За його словами, цей напрямок залишається лідером за кількістю обстрілів зіствольної та реактивної артилерії. За добу там зафіксували 595 ударів росіян.</text:p>
      <text:p text:style-name="P4">
Також Череватий повідомив, що російські військові здійснили 8 штурмів позиційукраїнських військових та 16 авіанальотів. У ході оборони ЗСУ ліквідували 57окупантів, 78 солдатів ворога отримали поранення, 3 взято в полон.</text:p>
      <text:p text:style-name="P4">
<text:span text:style-name="T4">
Читайте також:</text:span>
 <text:a xlink:type="simple" xlink:href="https://www.ukrinform.ua/rubric-ato/3729811-cerevatij-na-bahmutskomu-napramku-die-potuzne-ugrupovanna-50-tisac-rosian-ponad-300-tankiv.html" text:style-name="Internet_20_link" text:visited-style-name="Visited_20_Internet_20_Link">
 <text:span text:style-name="T4">
Череватий</text:span>
 : На Бахмутському напрямку діє потужнеугруповання – 50 тисяч росіян, понад 300 танків</text:a>
</text:p>
      <text:p text:style-name="P4">
Крім того, українські військові знищили 1 танк Т-72; 2 БМП; БТР 80; гаубицюД-30; польовий склад з боєприпасами.</text:p>
      <text:p text:style-name="P4">
Як повідомляв <text:a xlink:type="simple" xlink:href="https://www.ukrinform.ua/rubric-ato/3730999-na-shodi-jdut-vazki-boi-za-dobu-ponad-30-bojovih-zitknen-na-cotiroh-napramkah.html" text:style-name="Internet_20_link" text:visited-style-name="Visited_20_Internet_20_Link">
 Укрінформ </text:a>
 , ворог зосереджує основні зусилля на Лиманському,Бахмутському, Авдіївському та Мар’їнському напрямках, тривають важкі бої.Протягом доби відбулось понад 30 бойових зіткнень.</text:p>
      <text:p text:style-name="P4">
Source: <text:a xlink:type="simple" xlink:href="https://www.ukrinform.ua/rubric-ato/3731011-na-shodi-ukraini-zoseredzeni-blizko-180-tisac-rosijskih-soldativ-cerevatij.html" text:style-name="Internet_20_link" text:visited-style-name="Visited_20_Internet_20_Link">
https://www.ukrinform.ua/rubric-ato/3731011-na-shodi-ukraini-zoseredzeni-blizko-180-tisac-rosijskih-soldativ-cerevatij.html</text:a>
</text:p>
      <!--NEWS-->
      <text:h text:style-name="P10" text:outline-level="1">
<text:span text:style-name="T4">
Байндл програла фіналістці US-Open на старті Вімблдонського турніру-2023</text:span>
</text:h>
      <text:p text:style-name="P4">
Authors: Ukrinform (Person)</text:p>
      <text:p text:style-name="P4">
Publisher: Укринформ (Organization)</text:p>
      <text:p text:style-name="P4">
Published Time: 2023-07-03T20:09:07+03:00</text:p>
      <text:p text:style-name="P4">
Modified Time: 2023-07-03T20:09:07+03:00</text:p>
      <text:p text:style-name="P4">
Description: Українці Катерині Байндл не вдалося відібратися до другого кола одиночного розряду Вімблдонського тенісного турніру, який стартував у Лондоні (Велика Британія). — Укрінформ.</text:p>
      <text:p text:style-name="P4">
Images: ['<text:a xlink:type="simple" xlink:href="https://static.ukrinform.com/photos/2023_07/thumb_files/630_360_1688403443-891.jpg" text:style-name="Internet_20_link" text:visited-style-name="Visited_20_Internet_20_Link">
630_360_16884...</text:a>
']</text:p>
      <text:p text:style-name="P4">
Tags: ['Теніс', 'Вімблдон']</text:p>
      <text:p text:style-name="P4">
Type: Article</text:p>
      <!--METADATA-->
      <text:p text:style-name="P4">
<draw:frame draw:style-name="fr1" draw:name="Image208" text:anchor-type="as-char" svg:width="6.9236in" svg:height="3.956343in" draw:z-index="0">
<draw:image xlink:href="../Images/yкринформ/2023-07-03T20-09-07-03-00/630_360_1688403443-891.jpg" xlink:type="simple" xlink:show="embed" xlink:actuate="onLoad" draw:mime-type="image/jpeg"/>
</draw:frame>
 УкраїнціКатерині Байндл не вдалося відібратися до другого кола одиночного розрядуВімблдонського тенісного турніру, який стартував у Лондоні (Велика Британія).</text:p>
      <text:p text:style-name="P4">
На старті третього у сезоні турніру серії Grand Slam Байндл поступиласяфіналістці US-Open-2021 Лейлі Фернандес з Канади - 4:6, 6:4, 4:6, передаєУкрінформ.</text:p>
      <text:p text:style-name="P4">
Байндл вп'яте зіграла в основній сітці Вімблдона і вп'яте зазнала поразки.</text:p>
      <text:p text:style-name="P4">
Канадська тенісистка вдруге стартувала на трав'яному «мейджорі» і впершевийшла до другого кола. Далі вона зіграє проти п'ятої «сіяної» француженкиКаролін Гарсія.</text:p>
      <text:p text:style-name="P4">
Катерина Байндл продовжить виступ на Вімблдоні в парному розряді, де воназаявлена разом із Дар'єю Севілл із Австралії.</text:p>
      <text:p text:style-name="P4">
<text:span text:style-name="T4">
Читайте також:</text:span>
 <text:a xlink:type="simple" xlink:href="https://www.ukrinform.ua/rubric-sports/3729964-vimbldon-ukrainki-otrimali-supernic-u-parnomu-rozradi.html" text:style-name="Internet_20_link" text:visited-style-name="Visited_20_Internet_20_Link">
 Вімблдон. Українки отримали суперниць у парному розряді</text:a>
</text:p>
      <text:p text:style-name="P4">
Вімблдонський турнір триватиме до 16 липня.</text:p>
      <text:p text:style-name="P4">
Фото: Getty Images.</text:p>
      <text:p text:style-name="P4">
Source: <text:a xlink:type="simple" xlink:href="https://www.ukrinform.ua/rubric-sports/3731012-bajndl-prograla-finalistci-usopen-na-starti-vimbldonskogo-turniru2023.html" text:style-name="Internet_20_link" text:visited-style-name="Visited_20_Internet_20_Link">
https://www.ukrinform.ua/rubric-sports/3731012-bajndl-prograla-finalistci-usopen-na-starti-vimbldonskogo-turniru2023.html</text:a>
</text:p>
      <!--NEWS-->
      <text:h text:style-name="P10" text:outline-level="1">
<text:span text:style-name="T4">
Сили оборони з боями просуваються на південному фланзі в районі Кліщіївки - Маляр</text:span>
</text:h>
      <text:p text:style-name="P4">
Authors: Ukrinform (Person)</text:p>
      <text:p text:style-name="P4">
Publisher: Укринформ (Organization)</text:p>
      <text:p text:style-name="P4">
Published Time: 2023-07-03T20:12:00+03:00</text:p>
      <text:p text:style-name="P4">
Modified Time: 2023-07-03T20:12:00+03:00</text:p>
      <text:p text:style-name="P4">
Description: Сили оборони України з боями просуваються на південному фланзі в районі Кліщіївки Донецької області. — Укрінформ.</text:p>
      <text:p text:style-name="P4">
Images: ['<text:a xlink:type="simple" xlink:href="https://static.ukrinform.com/photos/2023_06/thumb_files/630_360_1687761599-497.jpg" text:style-name="Internet_20_link" text:visited-style-name="Visited_20_Internet_20_Link">
630_360_16877...</text:a>
']</text:p>
      <text:p text:style-name="P4">
Tags: ['Донеччина', 'Міноборони', 'ЗСУ', 'Війна з Росією']</text:p>
      <text:p text:style-name="P4">
Type: Article</text:p>
      <!--METADATA-->
      <text:p text:style-name="P4">
<draw:frame draw:style-name="fr1" draw:name="Image209" text:anchor-type="as-char" svg:width="6.9236in" svg:height="3.956343in" draw:z-index="0">
<draw:image xlink:href="../Images/yкринформ/2023-07-03T20-12-00-03-00/630_360_1687761599-497.jpg" xlink:type="simple" xlink:show="embed" xlink:actuate="onLoad" draw:mime-type="image/jpeg"/>
</draw:frame>
 Силиоборони України з боями просуваються на південному фланзі в районі КліщіївкиДонецької області.</text:p>
      <text:p text:style-name="P4">
Як передає Укрінформ, про це заступниця міністра оборони Ганна Малярповідомляє у <text:a xlink:type="simple" xlink:href="https://t.me/annamaliar/903" text:style-name="Internet_20_link" text:visited-style-name="Visited_20_Internet_20_Link">
 Телеграмі. </text:a>
</text:p>
      <text:p text:style-name="P4">
“На південному фланзі в районі Кліщіївки наші війська з боями, алепросуваються. Натомість на північному фланзі тривають бої”, - заявила Маляр.</text:p>
      <text:p text:style-name="P4">
Також вона повідомила, що на Бахмутському напрямку обстановка зновузагострилась. Триває двобій за перехоплення ініціативи. Сьогодні і росіянинамагалися наступати на цьому напрямку, але безуспішно, і Сили оборони Українимали певний успіх.</text:p>
      <text:p text:style-name="P4">
“Втім, ситуація змінюється дуже стрімко. Контроль над одними і тими жпозиціями може двічі за добу втрачатись та відновлюватись. Ворог активнореагує на всі наші дії та створює на загрозливих напрямках по три лініїоборони”, - зазначила Маляр.</text:p>
      <text:p text:style-name="P4">
<text:span text:style-name="T4">
Читайте також:</text:span>
 <text:a xlink:type="simple" xlink:href="https://www.ukrinform.ua/rubric-ato/3730711-sili-oboroni-za-tizden-znisili-ponad-90-misc-skupcenna-zagarbnikiv-malar.html" text:style-name="Internet_20_link" text:visited-style-name="Visited_20_Internet_20_Link">
 Сили оборони за тиждень знищили понад 90 місць скупченнязагарбників - <text:span text:style-name="T4">
Маляр</text:span>
 </text:a>
</text:p>
      <text:p text:style-name="P4">
У самому Бахмуті також неспокійно. Російські війська у місті постійно ведутьвогонь, намагаються зірвати логістику та завдати максимальних втрат <text:a xlink:type="simple" xlink:href="https://www.ukrinform.ua/tag-zsu" text:style-name="Internet_20_link" text:visited-style-name="Visited_20_Internet_20_Link">
 Силамоборони України. </text:a>
</text:p>
      <text:p text:style-name="P4">
“Водночас наші оборонці не дають ворогу пересуватись по місту та вражаютьвогнем позиції ворога”, - заявила Маляр.</text:p>
      <text:p text:style-name="P4">
Як повідомляв Укрінформ, на сході Сили оборони України за минулий тиждень <text:a xlink:type="simple" xlink:href="https://www.ukrinform.ua/rubric-ato/3730670-na-pivdni-sili-oboroni-za-tizden-zvilnili-ponad-28-kvadratnih-kilometriv-malar.html" text:style-name="Internet_20_link" text:visited-style-name="Visited_20_Internet_20_Link">
звільнили від російських загарбників 9 квадратних кілометрів, на півдні -понад 28 кв. км. </text:a>
</text:p>
      <text:p text:style-name="P4">
<text:span text:style-name="T5">
Фото: Командування об'єднаних сил ЗСУ</text:span>
</text:p>
      <text:p text:style-name="P4">
Source: <text:a xlink:type="simple" xlink:href="https://www.ukrinform.ua/rubric-ato/3731014-sili-oboroni-z-boami-prosuvautsa-na-pivdennomu-flanzi-v-rajoni-klisiivki-malar.html" text:style-name="Internet_20_link" text:visited-style-name="Visited_20_Internet_20_Link">
https://www.ukrinform.ua/rubric-ato/3731014-sili-oboroni-z-boami-prosuvautsa-na-pivdennomu-flanzi-v-rajoni-klisiivki-malar.html</text:a>
</text:p>
      <!--NEWS-->
      <text:h text:style-name="P10" text:outline-level="1">
<text:span text:style-name="T4">
Генштаб уточнив: під час російської атаки ППО знищила 14 «Шахедів» із 20</text:span>
</text:h>
      <text:p text:style-name="P4">
Authors: Ukrinform (Person)</text:p>
      <text:p text:style-name="P4">
Publisher: Укринформ (Organization)</text:p>
      <text:p text:style-name="P4">
Published Time: 2023-07-03T20:16:14+03:00</text:p>
      <text:p text:style-name="P4">
Modified Time: 2023-07-03T20:16:14+03:00</text:p>
      <text:p text:style-name="P4">
Description: Під час чергового ракетно-авіаційного удару по території України, який здійснила Росія, сили ППО знищили 14 «Шахедів». — Укрінформ.</text:p>
      <text:p text:style-name="P4">
Images: ['<text:a xlink:type="simple" xlink:href="https://static.ukrinform.com/photos/2022_12/thumb_files/630_360_1671446457-251.jpg" text:style-name="Internet_20_link" text:visited-style-name="Visited_20_Internet_20_Link">
630_360_16714...</text:a>
']</text:p>
      <text:p text:style-name="P4">
Tags: ['Генштаб', 'Обстріл', 'Війна з Росією', 'ППО', 'Shahed-136']</text:p>
      <text:p text:style-name="P4">
Type: Article</text:p>
      <!--METADATA-->
      <text:p text:style-name="P4">
<draw:frame draw:style-name="fr1" draw:name="Image210" text:anchor-type="as-char" svg:width="6.9236in" svg:height="3.956343in" draw:z-index="0">
<draw:image xlink:href="../Images/yкринформ/2023-07-03T20-16-14-03-00/630_360_1671446457-251.jpg" xlink:type="simple" xlink:show="embed" xlink:actuate="onLoad" draw:mime-type="image/jpeg"/>
</draw:frame>
 Під часчергового ракетно-авіаційного удару по території України, який здійснилаРосія, сили ППО знищили 14 «Шахедів».</text:p>
      <text:p text:style-name="P4">
Як передає Укрінформ, про Генеральний штаб Збройних сил України повідомив у <text:a xlink:type="simple" xlink:href="https://www.facebook.com/GeneralStaff.ua/posts/pfbid0hu1Bk7wqdzk6pZ5TDxiNrFejGv3vraX7AbzkhZHGQCej8xxeQzBbGNQJ3k77eqDPl" text:style-name="Internet_20_link" text:visited-style-name="Visited_20_Internet_20_Link">
Фейсбуці</text:a>
 .</text:p>
      <text:p text:style-name="P4">
«Протягом доби російські загарбники завдали чергового ракетно-авіаційногоудару по території України, застосувавши три зенітні керовані ракети іззенітно-ракетних комплексів С-300 та 20 іранських ударних безпілотників типуShahed по цивільних інфраструктурних об’єктах у Сумській, Донецькій таЗапорізькій областях.</text:p>
      <text:p text:style-name="P4">
В результаті протиповітряного бою Повітряні сили у взаємодії ізпротиповітряною обороною інших складових Сил оборони України знищили 14ударних БпЛА типу Shahed», - йдеться в повідомленні.</text:p>
      <text:p text:style-name="P4">
<text:span text:style-name="T4">
Читайте також:</text:span>
 <text:a xlink:type="simple" xlink:href="https://www.ukrinform.ua/rubric-ato/3730695-1500-droniv-1000-raket-185-litakiv-ignat-rozpoviv-pro-znisenu-zenitnikami-vorozu-tehniku.html" text:style-name="Internet_20_link" text:visited-style-name="Visited_20_Internet_20_Link">
 1500 дронів, 1000 ракет, 185 літаків - <text:span text:style-name="T4">
Ігнат</text:span>
 розповівпро знищену зенітниками ворожу техніку </text:a>
</text:p>
      <text:p text:style-name="P4">
Крім того, за даними Генштабу, ворог завдав 44 авіаційних удари та здійснивблизько 50 обстрілів з реактивних систем залпового вогню по позиціяхукраїнських військ та населених пунктах.</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30792-postacanna-z-iranu-do-rosii-ozbroenna-stalo-regularnim-ignat.html" text:style-name="Internet_20_link" text:visited-style-name="Visited_20_Internet_20_Link">
 Постачання озброєння з Ірану до Росії стало регулярним -<text:span text:style-name="T4">
Ігнат</text:span>
 </text:a>
</text:p>
      <text:p text:style-name="P4">
«Росія продовжує вбивати мирне населення України і надалі ігнорує закони тазвичаї війни, використовує тактику терору, завдає ударів, здійснює <text:a xlink:type="simple" xlink:href="https://www.ukrinform.ua/tag-obstril" text:style-name="Internet_20_link" text:visited-style-name="Visited_20_Internet_20_Link">
 обстріли</text:a>
 як по військових, так і по цивільнихоб’єктах», - зазначається у зведенні Генштабу.</text:p>
      <text:p text:style-name="P4">
Як повідомляв Укрінформ, <text:a xlink:type="simple" xlink:href="https://www.ukrinform.ua/rubric-ato/3730999-na-shodi-jdut-vazki-boi-za-dobu-ponad-30-bojovih-zitknen-na-cotiroh-napramkah.html" text:style-name="Internet_20_link" text:visited-style-name="Visited_20_Internet_20_Link">
 ворог зосереджує основні зусилля на Лиманському,Бахмутському, Авдіївському та Мар’їнському напрямках</text:a>
 , тривають важкі бої.Протягом доби відбулось понад 30 бойових зіткнень.</text:p>
      <text:p text:style-name="P4">
Source: <text:a xlink:type="simple" xlink:href="https://www.ukrinform.ua/rubric-ato/3731016-genstab-utocniv-pid-cas-rosijskoi-ataki-ppo-znisila-14-sahediv-iz-20.html" text:style-name="Internet_20_link" text:visited-style-name="Visited_20_Internet_20_Link">
https://www.ukrinform.ua/rubric-ato/3731016-genstab-utocniv-pid-cas-rosijskoi-ataki-ppo-znisila-14-sahediv-iz-20.html</text:a>
</text:p>
      <!--NEWS-->
      <text:h text:style-name="P10" text:outline-level="1">
<text:span text:style-name="T4">
Кваснєвський - про двійників Путіна: Нічого не можна виключати</text:span>
</text:h>
      <text:p text:style-name="P4">
Authors: Ukrinform (Person)</text:p>
      <text:p text:style-name="P4">
Publisher: Укринформ (Organization)</text:p>
      <text:p text:style-name="P4">
Published Time: 2023-07-03T20:23:00+03:00</text:p>
      <text:p text:style-name="P4">
Modified Time: 2023-07-03T20:23:00+03:00</text:p>
      <text:p text:style-name="P4">
Description: Експрезидент Польщі Александер Кваснєвський припустив, що під час менш важливих подій в Росії можуть використовувати двійників Путіна.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Кваснєвський', 'Путін']</text:p>
      <text:p text:style-name="P4">
Type: Article</text:p>
      <!--METADATA-->
      <text:p text:style-name="P4">
<draw:frame draw:style-name="fr1" draw:name="Image211" text:anchor-type="as-char" svg:width="6.9236in" svg:height="3.956343in" draw:z-index="0">
<draw:image xlink:href="../Images/yкринформ/2023-07-03T20-23-00-03-00/630_360_1685633331-599.jpg" xlink:type="simple" xlink:show="embed" xlink:actuate="onLoad" draw:mime-type="image/jpeg"/>
</draw:frame>
Експрезидент Польщі Александер Кваснєвський припустив, що під час меншважливих подій в Росії можуть використовувати двійників Путіна.</text:p>
      <text:p text:style-name="P4">
Таку думку він висловив в інтерв’ю Укрінформу, відповідаючи на запитання просвоє ставлення до повідомлень у ЗМІ української розвідки про наявність уПутіна двійників.</text:p>
      <text:p text:style-name="P4">
“Знаючи історію Росії, ми нічого не можемо виключати. Я не хочу ставити підсумнів слова Буданова (начальник ГУР МОУ Кирило Буданов – ред.), він можезнати більше. Я переконаний, що у період з 2000 по 2005 роки я зустрічався зісправжнім <text:a xlink:type="simple" xlink:href="https://www.ukrinform.ua/tag-putin" text:style-name="Internet_20_link" text:visited-style-name="Visited_20_Internet_20_Link">
 Путіним </text:a>
 . Але якбивиявилося, що зараз Росія використовує двійників президента, то це лячно”, -заявив Кваснєвський.</text:p>
      <text:p text:style-name="P4">
Він не виключив, що Путіна хтось може підміняти в ситуаціях, коли не требавиступати.</text:p>
      <text:p text:style-name="P4">
“Але навряд чи його хтось підміняв би, наприклад, на засіданні Радбезу Росії”,- зауважив експрезидент Польщі.</text:p>
      <text:p text:style-name="P4">
<text:span text:style-name="T4">
Читайте також:</text:span>
 <text:a xlink:type="simple" xlink:href="https://www.ukrinform.ua/rubric-polytics/3730983-nehaj-solc-govorit-z-putinim-akso-vvazae-potribnou-rozmovu-z-satanou-danilov.html" text:style-name="Internet_20_link" text:visited-style-name="Visited_20_Internet_20_Link">
 Нехай Шольц говорить з <text:span text:style-name="T4">
Путін</text:span>
 им, якщо вважаєпотрібною розмову з Сатаною - Данілов </text:a>
</text:p>
      <text:p text:style-name="P4">
Як нещодавно заявляв начальник Головного управління розвідки Міністерстваоборони України Кирило Буданов, Путін точно розпочинав війну з Україною, алеостанні пів року навіть на офіційні заходи їздять двійники.</text:p>
      <text:p text:style-name="P4">
Повна версія інтерв’ю з експрезидентом Польщі Кваснєвським - незабаром на <text:a xlink:type="simple" xlink:href="https://www.ukrinform.ua/block-interview" text:style-name="Internet_20_link" text:visited-style-name="Visited_20_Internet_20_Link">
сайті Укрінформу. </text:a>
</text:p>
      <text:p text:style-name="P4">
<text:span text:style-name="T5">
Фото: ЕРА</text:span>
</text:p>
      <text:p text:style-name="P4">
Source: <text:a xlink:type="simple" xlink:href="https://www.ukrinform.ua/rubric-world/3731019-kvasnevskij-pro-dvijnikiv-putina-nicogo-ne-mozna-viklucati.html" text:style-name="Internet_20_link" text:visited-style-name="Visited_20_Internet_20_Link">
https://www.ukrinform.ua/rubric-world/3731019-kvasnevskij-pro-dvijnikiv-putina-nicogo-ne-mozna-viklucati.html</text:a>
</text:p>
      <!--NEWS-->
      <text:h text:style-name="P10" text:outline-level="1">
<text:span text:style-name="T4">
Евакуація із зони ураження в разі теракту на ЗАЕС буде безкоштовною</text:span>
</text:h>
      <text:p text:style-name="P4">
Authors: Ukrinform (Person)</text:p>
      <text:p text:style-name="P4">
Publisher: Укринформ (Organization)</text:p>
      <text:p text:style-name="P4">
Published Time: 2023-07-03T20:24:00+03:00</text:p>
      <text:p text:style-name="P4">
Modified Time: 2023-07-03T20:24:00+03:00</text:p>
      <text:p text:style-name="P4">
Description: Люди з територій, які можуть опинитися в зоні ураження в разі теракту російських окупантів на Запорізькій АЕС, можуть безкоштовно евакуюватися до інших областей України. — Укрінформ.</text:p>
      <text:p text:style-name="P4">
Images: ['<text:a xlink:type="simple" xlink:href="https://static.ukrinform.com/photos/2016_06/thumb_files/630_360_1465997464-4957.jpg" text:style-name="Internet_20_link" text:visited-style-name="Visited_20_Internet_20_Link">
630_360_14659...</text:a>
']</text:p>
      <text:p text:style-name="P4">
Tags: ['Евакуація', 'Теракт', 'Верещук', 'Запорізька АЕС']</text:p>
      <text:p text:style-name="P4">
Type: Article</text:p>
      <!--METADATA-->
      <text:p text:style-name="P4">
<draw:frame draw:style-name="fr1" draw:name="Image212" text:anchor-type="as-char" svg:width="6.9236in" svg:height="3.956343in" draw:z-index="0">
<draw:image xlink:href="../Images/yкринформ/2023-07-03T20-24-00-03-00/630_360_1465997464-4957.jpg" xlink:type="simple" xlink:show="embed" xlink:actuate="onLoad" draw:mime-type="image/jpeg"/>
</draw:frame>
 Люди зтериторій, які можуть опинитися в зоні ураження в разі теракту російськихокупантів на Запорізькій АЕС, можуть безкоштовно евакуюватися до іншихобластей України.</text:p>
      <text:p text:style-name="P4">
Про це віцепрем’єр-міністр з питань реінтеграції тимчасово окупованихтериторій Ірина Верещук сказала в ефірі телемарафону “Єдині новини”, передаєУкрінформ.</text:p>
      <text:p text:style-name="P4">
“Так, у них є така змога. Вони можуть зателефонувати на гарячі лінії ОВА або15 48 - до нас. Я знаю, що в п’ятницю телефонували на гарячу лінію люди зНікополя, і ми сьогодні організовуємо <text:a xlink:type="simple" xlink:href="https://www.ukrinform.ua/tag-evakuacia" text:style-name="Internet_20_link" text:visited-style-name="Visited_20_Internet_20_Link">
 евакуацію</text:a>
 з Дніпропетровської області разом зОВА”, - сказала Верещук, відповідаючи на запитання, чи є змога евакуюватися улюдей, які можуть опинитися в зоні ураження від імовірного теракту на ЗАЕС ічи можуть вони евакуюватися вже.</text:p>
      <text:p text:style-name="P4">
Вона розповіла, що сьогодні провела нараду з питань евакуації з головами ОВА,які доповідали про плани евакуації.</text:p>
      <text:p text:style-name="P4">
“На сьогодні Запорізька ОВА - це 23 населені пункти, 4 територіальні громади.Ми чітко розуміємо, скільки там дітей, скільки маломобільних, скільки людей зінвалідністю, які потребують додаткового догляду. Отже, є розуміння, щоробити, є підготовчі процеси, і ми їх проходимо”, - зауважила Верещук.</text:p>
      <text:p text:style-name="P4">
Також вона додала, що “така евакуація буде повністю безкоштовна”.</text:p>
      <text:p text:style-name="P4">
“Тобто це потяги, коли люди зголосяться їхати, це харчування і проживання. Доприкладу, Закарпаття, Буковина, Львівська область уже чекають, якщо є такапотреба і люди відчувають, що готові їхати”, - повідомила Верещук.</text:p>
      <text:p text:style-name="P4">
Як вона наголосила, “якщо люди виїдуть і зафіксують своє місце перебування укотрійсь із областей, вони зможуть отримати і статус переселенця, і довідку”.</text:p>
      <text:p text:style-name="P4">
Також Верещук порадила виїжджати людям із ТОТ Запорізької області.</text:p>
      <text:p text:style-name="P4">
“Знайти будь-які можливості і виїжджати. Не чекати поки окупант, як ми цебачили, до прикладу, після підриву ними ж ГЕС, нічого не зробив, щоб допомогтицивільному населенню. Так буде і в цьому випадку. Я щиро сподіваюся, що цьогоне буде ... але ми маємо бути готові. Наші ЗСУ ідуть по них. ... І вирозумієте, що вони хочуть використовувати наше цивільне населення в якостіживого щита. Не треба їм давати це робити, треба виїхати, перечекати, мидеокупуємо ці території, потім повернемося”, - вважає Верещук.</text:p>
      <text:p text:style-name="P4">
На запитання журналіста, скільком людям з окупованої території Херсонськоїобласті після підриву росіянами Каховської ГЕС вдалося вибратися напідконтрольну Україні територію, Верещук відповіла: “Це сотні людей, цейпроцес продовжується, ми щодня фіксуємо 80-100 людей, які виїжджають. Це ГолаПристань, Олешки”.</text:p>
      <text:p text:style-name="P4">
<text:span text:style-name="T4">
Читайте також:</text:span>
 <text:a xlink:type="simple" xlink:href="https://www.ukrinform.ua/rubric-society/3730984-u-zoni-mozlivogo-teraktu-na-zaes-bude-provoditisa-evakuacia-abo-dodatkovi-zahodi-lasko.html" text:style-name="Internet_20_link" text:visited-style-name="Visited_20_Internet_20_Link">
 У зоні можливого теракту на <text:span text:style-name="T4">
ЗАЕС</text:span>
 буде проводитисяевакуація або додаткові заходи - Ляшко </text:a>
</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щоросійський контингент поступово залишає територію Запорізької атомноїелектростанції.</text:p>
      <text:p text:style-name="P4">
Наприкінці червня 2023 року у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Source: <text:a xlink:type="simple" xlink:href="https://www.ukrinform.ua/rubric-regions/3731021-evakuacia-iz-zoni-urazenna-v-razi-teraktu-na-zaes-bude-bezkostovnou.html" text:style-name="Internet_20_link" text:visited-style-name="Visited_20_Internet_20_Link">
https://www.ukrinform.ua/rubric-regions/3731021-evakuacia-iz-zoni-urazenna-v-razi-teraktu-na-zaes-bude-bezkostovnou.html</text:a>
</text:p>
      <!--NEWS-->
      <text:h text:style-name="P10" text:outline-level="1">
<text:span text:style-name="T4">
ЗСУ за місяць можуть наполовину скоротити артилерійський потенціал росіян - експерт</text:span>
</text:h>
      <text:p text:style-name="P4">
Authors: Ukrinform (Person)</text:p>
      <text:p text:style-name="P4">
Publisher: Укринформ (Organization)</text:p>
      <text:p text:style-name="P4">
Published Time: 2023-07-03T20:29:02+03:00</text:p>
      <text:p text:style-name="P4">
Modified Time: 2023-07-03T20:29:02+03:00</text:p>
      <text:p text:style-name="P4">
Description: Збройні сили України за місяць можуть наполовину скоротити артилерійський потенціал ворога. — Укрінформ.</text:p>
      <text:p text:style-name="P4">
Images: ['<text:a xlink:type="simple" xlink:href="https://static.ukrinform.com/photos/2022_09/thumb_files/630_360_1663735718-305.jpg" text:style-name="Internet_20_link" text:visited-style-name="Visited_20_Internet_20_Link">
630_360_16637...</text:a>
']</text:p>
      <text:p text:style-name="P4">
Tags: ['Бахмут', 'Крим', 'ЗСУ', 'Війна з Росією']</text:p>
      <text:p text:style-name="P4">
Type: Article</text:p>
      <!--METADATA-->
      <text:p text:style-name="P4">
<draw:frame draw:style-name="fr1" draw:name="Image213" text:anchor-type="as-char" svg:width="6.9236in" svg:height="3.956343in" draw:z-index="0">
<draw:image xlink:href="../Images/yкринформ/2023-07-03T20-29-02-03-00/630_360_1663735718-305.jpg" xlink:type="simple" xlink:show="embed" xlink:actuate="onLoad" draw:mime-type="image/jpeg"/>
</draw:frame>
 Збройнісили України за місяць можуть наполовину скоротити артилерійський потенціалворога.</text:p>
      <text:p text:style-name="P4">
Про це розповів <text:a xlink:type="simple" xlink:href="https://ukr.radio/news.html" text:style-name="Internet_20_link" text:visited-style-name="Visited_20_Internet_20_Link">
 Українському Радіо</text:a>
 військовий експерт ОлексійГетьман, передає Укрінформ.</text:p>
      <text:p text:style-name="P4">
За його словами, протягом тижня, що минув, ситуація на фронті суттєво незмінилася. Але це не означає, що наступ ЗСУ призупинився чи не має якихосьуспіхів.</text:p>
      <text:p text:style-name="P4">
"ЗСУ знекровлюють ворожі тили, нищать у контрбатарейній боротьбі до 30 одиницьартилерії противника на день. Із такими темпами за місяць ЗСУ можутьнаполовину скоротити можливості ворога в артилерії. Не з точки зору кількостіпострілів, а стосовно числа артсистем", - зазначив Гетьман.</text:p>
      <text:p text:style-name="P4">
<text:span text:style-name="T4">
Читайте також:</text:span>
 <text:a xlink:type="simple" xlink:href="https://www.ukrinform.ua/rubric-ato/3731014-sili-oboroni-z-boami-prosuvautsa-na-pivdennomu-flanzi-v-rajoni-klisiivki-malar.html" text:style-name="Internet_20_link" text:visited-style-name="Visited_20_Internet_20_Link">
 Сили оборони з боями просуваються на південному фланзі врайоні Кліщіївки - <text:span text:style-name="T4">
Маляр</text:span>
 </text:a>
</text:p>
      <text:p text:style-name="P4">
За його словами, це лише перша фаза українських наступальних дій.</text:p>
      <text:p text:style-name="P4">
"Поки що основні сили, які ми планували застосувати в цій операції, незалучені. Ми знекровлюємо ворожі тили, руйнуємо його склади, інфраструктуру,різні логістичні маршрути, нищимо в контрбатарейній боротьбі дуже багатоартилерійських систем — до 30 одиниць їхньої артилерії на день. Якщопорахувати, скільки вони використовують артилерійських систем, то з такимитемпами ми щонайменше за декілька тижнів чи за місяць можемо наполовинускоротити їхні можливості в артилерії. Не з точки зору кількості пострілів,адже поки що в них снаряди залишаються, а стосовно числа артилерійськихсистем, з яких вони можуть вести вогонь", — пояснив Гетьман.</text:p>
      <text:p text:style-name="P4">
Однак, експерт зауважив, що оборонні споруди загарбників потужніші, ніж підчас Другої світової війни. Крім того, ворог має можливість заміновувати їхдистанційно.</text:p>
      <text:p text:style-name="P4">
"На деяких ділянках є тактичні успіхи <text:a xlink:type="simple" xlink:href="https://www.ukrinform.ua/tag-zsu" text:style-name="Internet_20_link" text:visited-style-name="Visited_20_Internet_20_Link">
 ЗСУ </text:a>
 . Це Бахмутський напрямок. Ми намагаємося оточити Бахмут з півночі тапівдня. Поки що там тривають важкі бої, бо ворог побудував дуже потужніфортифікаційні споруди в цих місцях. Вони потужніші, ніж були навіть під часДругої світової війни, коли будували дуже міцні фортифікації. Окупантивикопали там не тільки окопи і траншеї, а й використовували залізобетонніперекриття. Тобто це достатньо серйозні споруди і дуже щільне мінування. Цеможна вважати новітньою тактикою росіян — вони замінували всі шляхи підходу доїхніх фортифікацій і долати ці поля мінні вкрай важко. У нас є можливістьрозмінувати ці поля дистанційно вибуховими пристроями, але так само росіяниможуть дистанційно мінувати ці поля", — прокоментував Гетьман.</text:p>
      <text:p text:style-name="P4">
<text:span text:style-name="T4">
Читайте також:</text:span>
 <text:a xlink:type="simple" xlink:href="https://www.ukrinform.ua/rubric-ato/3731011-na-shodi-ukraini-zoseredzeni-blizko-180-tisac-rosijskih-soldativ-cerevatij.html" text:style-name="Internet_20_link" text:visited-style-name="Visited_20_Internet_20_Link">
 На сході України зосереджені близько 180 тисяч російськихсолдатів - <text:span text:style-name="T4">
Череватий</text:span>
 </text:a>
</text:p>
      <text:p text:style-name="P4">
Ворог активізував Сватівський фронт для відволікання, додає військовийексперт. Схожа ситуація на Лиманському та Куп’янському напрямках.</text:p>
      <text:p text:style-name="P4">
"Закордонні та українські аналітики припускають, що основні напрямки нашихнаступальних дій мають бути саме на півдні, щоб ми через Мелітополь таБердянськ вийшли на узбережжя Азовського моря і змогли перерізати тимчасовоокупований Крим і ті угруповання ворога, які знаходяться поруч, від постачаннябудь-чого з материкової частини Російської Федерації. Тобто по суходолу, потому коридору, який вони пробили ще на початку повномасштабного вторгнення, -підкреслив Гетьман.</text:p>
      <text:p text:style-name="P4">
Водночас аналітик переконаний, що росіяни не мають сил та засобів длясуттєвого просування.</text:p>
      <text:p text:style-name="P4">
"Коли ми кажемо, що вони перекидають певні резерви, треба зрозуміти, щовсередині Росії, у тилу в них немає другої армії, немає резервів, які вониможуть долучити, щоб посилити свою оборону чи на деяких ділянках контрнаступ.97% підрозділів російської армії перебувають на лінії фронту. Вони вздовжлінії фронту переміщують свої війська і на найбільш гарячих напрямкахнамагаються робити контрнаступ. Ми там маємо можливості тримати оборону, алеякщо вони з якогось міста перекидають, то там стає не така щільністьросійських військ, і туди ми зможемо спрямовувати наші основні удари", —пояснив Гетьман.</text:p>
      <text:p text:style-name="P4">
Водночас ЗСУ зайняли певний плацдарм на лівому березі Дніпра і утримують його.</text:p>
      <text:p text:style-name="P4">
<text:span text:style-name="T4">
Читайте також:</text:span>
 <text:a xlink:type="simple" xlink:href="https://www.ukrinform.ua/rubric-crimea/3730791-rosiani-namagautsa-maksimalno-vikoristovuvati-slahi-v-obizd-congarskogo-mostu-gumenuk.html" text:style-name="Internet_20_link" text:visited-style-name="Visited_20_Internet_20_Link">
 Росіяни намагаються максимально використовувати шляхи воб’їзд Чонгарського мосту - <text:span text:style-name="T4">
Гуменюк</text:span>
 </text:a>
</text:p>
      <text:p text:style-name="P4">
"Ми зайняли певний плацдарм уже на лівому березі річки Дніпро, з якого мимаємо просуватися далі, щоб вийти на Азовське узбережжя. Але там, дійсно,ведуться запеклі бої. Для росіян був наказ вибити звідки наші війська,незважаючи на втрати. Але на цьому плацдармі є вже не тільки наші штурмовігрупи, які мають бути першими, коли заходять на якісь території, а й важкатехніка. Тому той плацдарм ми поки що утримуємо. Відбувається дуже активнаконтрбатарейна боротьба, і я впевнений, що ми його утримаємо і будеморозширювати. І з цих місць біля Антонівського мосту ми зможемо просуватися вжедалі. Ситуація динамічна", — підсумував Гетьман.</text:p>
      <text:p text:style-name="P4">
Як повідомляв Укрінформ, Президент України Володимир Зеленський заявив, що <text:a xlink:type="simple" xlink:href="https://www.ukrinform.ua/rubric-ato/3730904-vijna-ne-zakincitsa-poki-krim-bude-pid-okupacieu-zelenskij.html" text:style-name="Internet_20_link" text:visited-style-name="Visited_20_Internet_20_Link">
кінцевою метою України </text:a>
 є деокупація Криму ілише тоді це буде означати, що "війна закінчилась", а "мир" без КримуЗеленський не вважатиме перемогою.</text:p>
      <text:p text:style-name="P4">
Source: <text:a xlink:type="simple" xlink:href="https://www.ukrinform.ua/rubric-ato/3731022-zsu-za-misac-mozut-napolovinu-skorotiti-artilerijskij-potencial-rosian-ekspert.html" text:style-name="Internet_20_link" text:visited-style-name="Visited_20_Internet_20_Link">
https://www.ukrinform.ua/rubric-ato/3731022-zsu-za-misac-mozut-napolovinu-skorotiti-artilerijskij-potencial-rosian-ekspert.html</text:a>
</text:p>
      <!--NEWS-->
      <text:h text:style-name="P10" text:outline-level="1">
<text:span text:style-name="T4">
Україні на завтра прогнозують спеку до +31°</text:span>
</text:h>
      <text:p text:style-name="P4">
Authors: Ukrinform (Person)</text:p>
      <text:p text:style-name="P4">
Publisher: Укринформ (Organization)</text:p>
      <text:p text:style-name="P4">
Published Time: 2023-07-03T20:41:00+03:00</text:p>
      <text:p text:style-name="P4">
Modified Time: 2023-07-03T20:41:00+03:00</text:p>
      <text:p text:style-name="P4">
Description: У вівторок, 4 липня, в Україні збережеться мінлива хмарність, без опадів, лише у західних та в північно-східних областях вдень місцями короткочасний дощ, гроза. — Укрінформ.</text:p>
      <text:p text:style-name="P4">
Images: ['<text:a xlink:type="simple" xlink:href="https://static.ukrinform.com/photos/2022_06/thumb_files/630_360_1655207795-911.jpeg" text:style-name="Internet_20_link" text:visited-style-name="Visited_20_Internet_20_Link">
630_360_16552...</text:a>
']</text:p>
      <text:p text:style-name="P4">
Tags: ['Дощ', 'Гроза', 'Погода', 'Спека', 'Літо']</text:p>
      <text:p text:style-name="P4">
Type: Article</text:p>
      <!--METADATA-->
      <text:p text:style-name="P4">
<draw:frame draw:style-name="fr1" draw:name="Image214" text:anchor-type="as-char" svg:width="6.9236in" svg:height="3.956343in" draw:z-index="0">
<draw:image xlink:href="../Images/yкринформ/2023-07-03T20-41-00-03-00/630_360_1655207795-911.jpeg" xlink:type="simple" xlink:show="embed" xlink:actuate="onLoad" draw:mime-type="image/jpeg"/>
</draw:frame>
 Увівторок, 4 липня, в Україні збережеться мінлива хмарність, без опадів, лише узахідних та в північно-східних областях вдень місцями короткочасний дощ,гроза.</text:p>
      <text:p text:style-name="P4">
Про це Укрінформу повідомили в Українському гідрометцентрі.</text:p>
      <text:p text:style-name="P4">
Вітер змінних напрямків, 3-8 м/с.</text:p>
      <text:p text:style-name="P4">
Температура вночі 13-18°, на півдні країни до 22°; вдень 26-31°, у західнихобластях 22-27°; на високогір'ї Карпат вночі 8-13°, вдень близько 20°.</text:p>
      <text:p text:style-name="P4">
У Києві та Київській області 4 липня опадів не прогнозують. Температура устолиці вночі 16-18°, вдень 28-30°; по області вночі 13-18°, вдень 26-31°.</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В наступні два дні в Україні утримається мінлива хмарність. В західних,північних та більшості центральних областей короткочасні дощі з грозами; нарешті території без опадів.</text:p>
      <text:p text:style-name="P4">
Температура в західних областях вночі 13-18°, вдень 23-28°, на півдні тапівденному сході країни вночі 19-24°, вдень 31-36°, на решті території вночі16-21°, вдень 27-32°.</text:p>
      <text:p text:style-name="P4">
У столичному регіоні 5-6 липня очікуються короткочасні дощі (вночі місцями),грози. Температура у Києві вночі 18-20°, вдень близько 30°; у регіоні вночі16-21°, вдень 27-32°.</text:p>
      <text:p text:style-name="P4">
Впродовж 7-8 липня в Україні, за прогнозами синоптиків, будуть короткочаснідощі, грози, лише 7 липня у південно-східній частині без опадів.</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Температура у південній та східній частині вночі 20-25°, вдень 31-36°; взахідних областях вночі 12-18°, вдень 20-26°; на решті території вночі 16-22°,вдень 26-32° (8 липня у північних областях 22-27°).</text:p>
      <text:p text:style-name="P4">
У Києві та області 7-8 липня короткочасний <text:a xlink:type="simple" xlink:href="https://www.ukrinform.ua/tag-dos" text:style-name="Internet_20_link" text:visited-style-name="Visited_20_Internet_20_Link">
 дощ</text:a>
 , гроза. Температура у столиці вночі18-20°; вдень 7 липня 28-30°, 8 липня 24-26°. По області вночі 16-21°; вдень 7липня 26-31°, 8 липня 22-27°.</text:p>
      <text:p text:style-name="P4">
Source: <text:a xlink:type="simple" xlink:href="https://www.ukrinform.ua/rubric-regions/3730871-ukraini-na-zavtra-prognozuut-speku-do-31.html" text:style-name="Internet_20_link" text:visited-style-name="Visited_20_Internet_20_Link">
https://www.ukrinform.ua/rubric-regions/3730871-ukraini-na-zavtra-prognozuut-speku-do-31.html</text:a>
</text:p>
      <!--NEWS-->
      <text:h text:style-name="P10" text:outline-level="1">
<text:span text:style-name="T4">
Подвійне вбивство в аеропорту Кишинева: стрілець помер</text:span>
</text:h>
      <text:p text:style-name="P4">
Authors: Ukrinform (Person)</text:p>
      <text:p text:style-name="P4">
Publisher: Укринформ (Organization)</text:p>
      <text:p text:style-name="P4">
Published Time: 2023-07-03T20:55:00+03:00</text:p>
      <text:p text:style-name="P4">
Modified Time: 2023-07-03T23:55:00+03:00</text:p>
      <text:p text:style-name="P4">
Description: Підозрюваний у подвійному вбивстві в аеропорту Кишинева помер. — Укрінформ.</text:p>
      <text:p text:style-name="P4">
Images: ['<text:a xlink:type="simple" xlink:href="https://static.ukrinform.com/photos/2023_07/thumb_files/630_360_1688417390-555.jpg" text:style-name="Internet_20_link" text:visited-style-name="Visited_20_Internet_20_Link">
630_360_16884...</text:a>
']</text:p>
      <text:p text:style-name="P4">
Tags: ['Аеропорт', 'Молдова', 'Смерть', 'Стрілянина']</text:p>
      <text:p text:style-name="P4">
Type: Article</text:p>
      <!--METADATA-->
      <text:p text:style-name="P4">
<draw:frame draw:style-name="fr1" draw:name="Image215" text:anchor-type="as-char" svg:width="6.9236in" svg:height="3.956343in" draw:z-index="0">
<draw:image xlink:href="../Images/yкринформ/2023-07-03T20-55-00-03-00/630_360_1688417390-555.jpg" xlink:type="simple" xlink:show="embed" xlink:actuate="onLoad" draw:mime-type="image/jpeg"/>
</draw:frame>
Підозрюваний у подвійному вбивстві в аеропорту Кишинева помер.</text:p>
      <text:p text:style-name="P4">
Як передає Укрінформ, про це повідомляє пресслужба Поліції Молдови у <text:a xlink:type="simple" xlink:href="https://www.facebook.com/politiarepubliciimoldova/posts/pfbid0SZGcuTQ9tnGfyVJL82jpeMjs5yWwqVUsgrFZPhQy48v96yTJ8ELnXkNyUM9t7GpKl" text:style-name="Internet_20_link" text:visited-style-name="Visited_20_Internet_20_Link">
Фейсбуці</text:a>
.</text:p>
      <text:p text:style-name="P4">
“15 хвилин тому <text:a xlink:type="simple" xlink:href="https://www.ukrinform.ua/tag-smert" text:style-name="Internet_20_link" text:visited-style-name="Visited_20_Internet_20_Link">
 померла </text:a>
 особа, якапідозрюється у подвійному вбивстві в міжнародному аеропорту”, - йдеться уповідомленні.</text:p>
      <text:p text:style-name="P4">
Як повідомляв <text:a xlink:type="simple" xlink:href="https://www.ukrinform.ua/rubric-world/3730935-strilec-z-aeroportu-kisineva-viavivsa-kolisnim-spivrobitnikom-policii.html" text:style-name="Internet_20_link" text:visited-style-name="Visited_20_Internet_20_Link">
 Укрінформ </text:a>
 , 43-річний громадянин Таджикистану Рустам Ашуров, який убивдвох людей у Кишинівському аеропорту, - колишній співробітник поліціїТаджикистану.</text:p>
      <text:p text:style-name="P4">
30 червня у Кишинівському аеропорту <text:a xlink:type="simple" xlink:href="https://www.ukrinform.ua/rubric-world/3729923-v-aeroportu-kisineva-pasazir-vidkriv-strilaninu.html" text:style-name="Internet_20_link" text:visited-style-name="Visited_20_Internet_20_Link">
 іноземець відкрив стрілянину</text:a>
 , вбивши двох людей та поранивши одного пасажира.Поліції вдалося затримати стрільця. Він отримав поранення. Співробітникиправоохоронних органів продовжать забезпечувати безпеку та громадський порядокв аеропорту.</text:p>
      <text:p text:style-name="P4">
<text:span text:style-name="T4">
Читайте також:</text:span>
 <text:a xlink:type="simple" xlink:href="https://www.ukrinform.ua/rubric-world/3730570-napadnik-z-aeroportu-kisineva-buv-u-rozsuku-v-tadzikistani.html" text:style-name="Internet_20_link" text:visited-style-name="Visited_20_Internet_20_Link">
 <text:span text:style-name="T4">
Нападник</text:span>
 з <text:span text:style-name="T4">
аеропорту</text:span>
 <text:span text:style-name="T4">
Кишинева</text:span>
 <text:span text:style-name="T4">
був</text:span>
 у<text:span text:style-name="T4">
розшуку</text:span>
 в <text:span text:style-name="T4">
Таджикистані</text:span>
 </text:a>
</text:p>
      <text:p text:style-name="P4">
Як повідомила президент Мая Санду, іноземець, який відкрив стрілянину,застрелив працівника прикордонної поліції та співробітника служби безпекиаеропорту.</text:p>
      <text:p text:style-name="P4">
Source: <text:a xlink:type="simple" xlink:href="https://www.ukrinform.ua/rubric-world/3731061-podvijne-vbivstvo-v-aeroportu-kisineva-strilec-pomer.html" text:style-name="Internet_20_link" text:visited-style-name="Visited_20_Internet_20_Link">
https://www.ukrinform.ua/rubric-world/3731061-podvijne-vbivstvo-v-aeroportu-kisineva-strilec-pomer.html</text:a>
</text:p>
      <!--NEWS-->
      <text:h text:style-name="P10" text:outline-level="1">
<text:span text:style-name="T4">
Російські війська упродовж дня обстрілювали Сумщину та Чернігівщину - 76 влучань</text:span>
</text:h>
      <text:p text:style-name="P4">
Authors: Ukrinform (Person)</text:p>
      <text:p text:style-name="P4">
Publisher: Укринформ (Organization)</text:p>
      <text:p text:style-name="P4">
Published Time: 2023-07-03T20:58:00+03:00</text:p>
      <text:p text:style-name="P4">
Modified Time: 2023-07-03T20:58:00+03:00</text:p>
      <text:p text:style-name="P4">
Description: Російські війська 3 липня вчергове обстріляли прикордонні території Чернігівської та Сумської областей.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216" text:anchor-type="as-char" svg:width="6.9236in" svg:height="3.956343in" draw:z-index="0">
<draw:image xlink:href="../Images/yкринформ/2023-07-03T20-58-00-03-00/630_360_1657197743-186.jpg" xlink:type="simple" xlink:show="embed" xlink:actuate="onLoad" draw:mime-type="image/jpeg"/>
</draw:frame>
 Російськівійська 3 липня вчергове обстріляли прикордонні території Чернігівської таСумської областей.</text:p>
      <text:p text:style-name="P4">
Як передає Укрінформ, про це Оперативне командування "Північ" повідомляє у <text:a xlink:type="simple" xlink:href="https://www.facebook.com/kommander.nord/posts/pfbid02LWvTxqftQrJB8V8NpwbYDL5geAbxwHiHWjL97cxTFkf45SiQR51Bag5tXVumamLBl" text:style-name="Internet_20_link" text:visited-style-name="Visited_20_Internet_20_Link">
Фейсбуці.</text:a>
</text:p>
      <text:p text:style-name="P4">
У Чернігівській області з 09:25 до 10:00 зафіксовано два влучання, ймовірно зміномету калібру 120 мм, в районі населеного пункту Мостки.</text:p>
      <text:p text:style-name="P4">
З 12:00 до 12:48 зафіксовано 15 влучань, ймовірно з міномету калібру 120 мм, врайоні населеного пункту Тимоновичі.</text:p>
      <text:p text:style-name="P4">
Про втрати серед місцевого населення чи пошкодження цивільної інфраструктуриінформація не надходила.</text:p>
      <text:p text:style-name="P4">
З 13:15 до 13:40 зафіксовано 17 влучань, ймовірно з міномету калібру 120 мм, врайоні населеного пункту Грем’яч. В результаті <text:a xlink:type="simple" xlink:href="https://www.ukrinform.ua/tag-obstril" text:style-name="Internet_20_link" text:visited-style-name="Visited_20_Internet_20_Link">
 обстрілу</text:a>
 сталося займання господарськоїспоруди. Пожежа ліквідована.</text:p>
      <text:p text:style-name="P4">
З 14:10 до 14:45 зафіксовано 10 влучань, ймовірно зі ствольної артилерії, врайоні населеного пункту Тимоновичі.</text:p>
      <text:p text:style-name="P4">
З 17:30 до 18:00 зафіксовано 18 влучань, ймовірно з міномету калібру 120 мм, врайоні населеного пункту Клюси.</text:p>
      <text:p text:style-name="P4">
Про втрати серед місцевого населення чи пошкодження цивільної інфраструктуриінформація не надходила.</text:p>
      <text:p text:style-name="P4">
У Сумській області з 05:10 до 05:15 зафіксовано два влучання, попередньо зміномету калібру 120 мм, в районі населеного пункту Бачівськ. Про втрати середмісцевого населення пошкодження цивільної інфраструктури інформація ненадходила.</text:p>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text:p>
      <text:p text:style-name="P4">
З 09:20 до 09:50 зафіксовано 10 влучань, попередньо зі ствольної артилерії, врайоні населеного пункту Ходине. В результаті обстрілу поранена цивільнаособа.</text:p>
      <text:p text:style-name="P4">
З 11:00 до 11:02 зафіксовано два влучання, ймовірно з міномету калібру 120 мм,в районі населеного пункту Порохонь. Про втрати серед місцевого населенняпошкодження цивільної інфраструктури інформації не надходило.</text:p>
      <text:p text:style-name="P4">
Як повідомляв Укрінформ, зранку 3 липня росіяни атакували Суми безпілотникамиShahed 136. За даними Сумської ОВА, <text:a xlink:type="simple" xlink:href="https://www.ukrinform.ua/rubric-ato/3730961-u-sumah-kilkist-zagiblih-vid-ataki-rosijskih-bezpilotnikiv-zrosla-do-dvoh.html" text:style-name="Internet_20_link" text:visited-style-name="Visited_20_Internet_20_Link">
 внаслідок атаки дві особи загинуло і 19поранено. </text:a>
</text:p>
      <text:p text:style-name="P4">
<text:span text:style-name="T5">
Фото ілюстративне</text:span>
</text:p>
      <text:p text:style-name="P4">
Source: <text:a xlink:type="simple" xlink:href="https://www.ukrinform.ua/rubric-ato/3731025-rosijski-vijska-uprodovz-dna-obstriluvali-sumsinu-ta-cernigivsinu-76-vlucan.html" text:style-name="Internet_20_link" text:visited-style-name="Visited_20_Internet_20_Link">
https://www.ukrinform.ua/rubric-ato/3731025-rosijski-vijska-uprodovz-dna-obstriluvali-sumsinu-ta-cernigivsinu-76-vlucan.html</text:a>
</text:p>
      <!--NEWS-->
      <text:h text:style-name="P10" text:outline-level="1">
<text:span text:style-name="T4">
Українська ППО має стати основою повітряного щита Європи – Зеленський</text:span>
</text:h>
      <text:p text:style-name="P4">
Authors: Ukrinform (Person)</text:p>
      <text:p text:style-name="P4">
Publisher: Укринформ (Organization)</text:p>
      <text:p text:style-name="P4">
Published Time: 2023-07-03T21:00:00+03:00</text:p>
      <text:p text:style-name="P4">
Modified Time: 2023-07-03T21:00:00+03:00</text:p>
      <text:p text:style-name="P4">
Description: Президент Володимир Зеленський зазначив, що Україна поки не має достатньої кількості систем протиповітряної оборони, щоб захистити всю територію та збивати всі ворожі цілі, й ворог цим користується.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Алеппо', 'Зеленський', 'Війна з Росією']</text:p>
      <text:p text:style-name="P4">
Type: Article</text:p>
      <!--METADATA-->
      <text:p text:style-name="P4">
<draw:frame draw:style-name="fr1" draw:name="Image217" text:anchor-type="as-char" svg:width="6.9236in" svg:height="3.956343in" draw:z-index="0">
<draw:image xlink:href="../Images/yкринформ/2023-07-03T21-00-00-03-00/630_360_1661783861-434.jpeg" xlink:type="simple" xlink:show="embed" xlink:actuate="onLoad" draw:mime-type="image/jpeg"/>
</draw:frame>
 ПрезидентВолодимир Зеленський зазначив, що Україна поки не має достатньої кількостісистем протиповітряної оборони, щоб захистити всю територію та збивати всіворожі цілі, й ворог цим користується.</text:p>
      <text:p text:style-name="P4">
Про це він сказав у своєму <text:a xlink:type="simple" xlink:href="https://t.me/V_Zelenskiy_official/6828" text:style-name="Internet_20_link" text:visited-style-name="Visited_20_Internet_20_Link">
 зверненні,</text:a>
 передає Укрінформ.</text:p>
      <text:p text:style-name="P4">
“На жаль, наша держава поки не має достатньої кількості якісних систем ППО,щоб захистити всю нашу територію та збивати всі ворожі цілі. Ворог цимкористується, як сьогодні – завдавши чергового терористичного удару по містуСуми, іранським дроном, зокрема по житлових будинках, а також по будівліСлужби безпеки України. Внаслідок цих ударів є поранені, є загиблі… Моїспівчуття! “, - сказав <text:a xlink:type="simple" xlink:href="https://www.ukrinform.ua/tag-zelenskij" text:style-name="Internet_20_link" text:visited-style-name="Visited_20_Internet_20_Link">
 Зеленський </text:a>
.</text:p>
      <text:p text:style-name="P4">
Як він запевнив, “ми зробимо все можливе й неможливе, щоб наша ППО сталанайсильнішою”.</text:p>
      <text:p text:style-name="P4">
<text:span text:style-name="T4">
Читайте також:</text:span>
 <text:a xlink:type="simple" xlink:href="https://www.ukrinform.ua/rubric-ato/3731016-genstab-utocniv-pid-cas-rosijskoi-ataki-ppo-znisila-14-sahediv-iz-20.html" text:style-name="Internet_20_link" text:visited-style-name="Visited_20_Internet_20_Link">
 Генштаб уточнив: під час російської атаки <text:span text:style-name="T4">
ППО</text:span>
 знищила14 «Шахедів» із 20 </text:a>
</text:p>
      <text:p text:style-name="P4">
“Сьогодні мені доповідав генерал Олещук, командувач Повітряних сил, щодо нашихдій на посилення ППО. Щоб український повітряний щит зміг закрити відросійського терору всю нашу територію, а в перспективі – стати основою дляєвропейського повітряного щита. Це абсолютно потрібно і абсолютно можливо”, -зазначив глава Української держави.</text:p>
      <text:p text:style-name="P4">
Укрінформ наводить повний текст звернення Президента.</text:p>
      <text:p text:style-name="P4">
<text:span text:style-name="T5">
Джерело: ОП</text:span>
</text:p>
      <text:p text:style-name="P4">
_<text:span text:style-name="T4">
Бажаю здоровʼя, шановні українці й українки!</text:span>
 _</text:p>
      <text:p text:style-name="P4">
Передусім я вітаю наших зенітників – воїнів зенітних ракетних військукраїнських Повітряних сил, вони відзначають сьогодні свій день.</text:p>
      <text:p text:style-name="P4">
Я дякую за кожну збиту вами ціль, воїни! Вже понад три тисячі таких цілейзбито: понад 180 літаків, понад 130 вертольотів, майже 40 балістичних та понадтисячу крилатих російських ракет, понад 1600 безпілотників різних типів… Всеце – тисячі й тисячі врятованих вами життів, сотні об’єктів критичноїінфраструктури, які ви зберегли.</text:p>
      <text:p text:style-name="P4">
За час цієї війни вісім зенітних ракетних бригад отримали почесну відзнаку «Замужність та відвагу». Понад 1100 воїнів-зенітників отримали державні нагороди,а вісьмом із них присвоєно найвище звання – Герой України. Це полковник СергійЯременко, підполковники Володимир Веснін, Андрій Круглов, Сергій Побережець,Артем Шарков, Дмитро Шумаков, майор Ярослав Мельник та старший лейтенант АртемСлісарчук – йому звання Героя України присвоєно посмертно.</text:p>
      <text:p text:style-name="P4">
На жаль, наша держава поки не має достатньої кількості якісних систем ППО, щобзахистити всю нашу територію та збивати всі ворожі цілі. Ворог цимкористується, як сьогодні – завдавши чергового терористичного удару по містуСуми іранським дроном, зокрема по житлових будинках, а також по будівлі Службибезпеки України. Внаслідок цих ударів є поранені, є загиблі… Мої співчуття! Мизробимо все можливе й неможливе, щоб наша ППО стала найсильнішою. Сьогоднімені доповідав генерал Олещук, командувач Повітряних сил, щодо наших дій напосилення ППО. Щоб український повітряний щит зміг закрити від російськоготерору всю нашу територію, а в перспективі – стати основою для європейськогоповітряного щита. Це абсолютно потрібно й абсолютно можливо.</text:p>
      <text:p text:style-name="P4">
До речі, говорив сьогодні з паном канцлером Шольцом. Німеччина дуже потужнодопомогла Україні з ППО. Блискучі німецькі системи «Айріс-Т» добре показалисебе в захисті нашого неба. Ми маємо й передані нам Німеччиною американські«Петріоти», дуже ефективні. Україна вдячна за них, як і за всю іншу життєвонеобхідну допомогу!</text:p>
      <text:p text:style-name="P4">
В сьогоднішній розмові з паном канцлером ми зосередились, звісно, на подальшійоборонній співпраці, а також на стратегічних питаннях захисту нашої Європи –Європи, яка може бути мирною лише тоді, коли мир для неї буде гарантованийповною безпековою визначеністю. Не може бути у Європі дефіциту безпековоївизначеності, який провокуватиме російську тиранію та агресію. Росія будепробувати відкусити той чи інший шматок Європи лише тоді, коли буде бачити тучи іншу безпекову невизначеність. Коли все визначено й очевидно, російськатиранія не наважується порушувати безпеку.</text:p>
      <text:p text:style-name="P4">
Очевидно, що убезпечити Європу від будь-яких агресій можна лише разом зУкраїною і лише разом з Україною в НАТО. Саме тому має бути досягнутабезпекова визначеність щодо нашого майбутнього в Альянсі. Тоді Росіїдоведеться переорієнтуватися на власну державність – зайнятися нарешті собою,а не будь-якими експансіями.</text:p>
      <text:p text:style-name="P4">
Дуже активно готуємося до саміту, і очікуємо від наших партнерів саме такоїрішучості, якої вимагає цей історичний момент.</text:p>
      <text:p text:style-name="P4">
І обов’язково – наші активні дії. Передова.</text:p>
      <text:p text:style-name="P4">
Героїчні 35-та і 36-та окремі бригади морської піхоти – дякую вам, воїни!47-ма окрема механізована бригада «Маґура» – дякую! Славетна 55-та окремаартилерійська бригада «Запорізька Січ» – дякую, воїни! 128-ма окрема бригадаСил територіальної оборони – дякую!</text:p>
      <text:p text:style-name="P4">
Варто особливо відзначити сьогодні молодшого лейтенанта Олександра Павлова,командира взводу морської піхоти 36-ї бригади морпіхів. Його впевнені тасильні дії, уміле управління в бою дають хороші результати державі. Дякую!</text:p>
      <text:p text:style-name="P4">
Екіпаж танка Т-80 під командуванням молодшого сержанта Андрія Марчука – дякуюза влучність та хоробрість! Це 36-та бригада морпіхів.</text:p>
      <text:p text:style-name="P4">
А з 35-ї бригади відзначу сьогодні командира танка, молодшого сержанта АртемаОбразка – дякую за справжню українську сміливість та майстерність призвільненні населеного пункту Макарівка. Дякую, Артеме!</text:p>
      <text:p text:style-name="P4">
Старший солдат Євген Піддубний, сапер 47-ї механізованої бригади. Діє на дужегарячому зараз напрямку і дуже ефективно виконує свої завдання. Дякую, Євгене!</text:p>
      <text:p text:style-name="P4">
Капітан Іван Огурцов. Діючи на Авдіївському напрямку, наші вогневіартилерійські групи під його командуванням дуже результативно знищують ворожіпозиції та склади. Дякую, воїне!</text:p>
      <text:p text:style-name="P4">
Мар’їнський напрямок… Артилерійський дивізіон під командуванням підполковникаПавла Лукʼянова не дає окупантам жодної хвилини відпочинку. Ваші бойовірезультати дійсно вагомі! Дякую!</text:p>
      <text:p text:style-name="P4">
Дякую всім, хто зараз у бою, на бойових постах та позиціях! Дякую всім, хтодопомагає!</text:p>
      <text:p text:style-name="P4">
І ще одне.</text:p>
      <text:p text:style-name="P4">
Світ сьогодні знову побачив, як Кремль – на жаль, руками чинної влади Грузії –вбиває громадянина України Михайла Саакашвілі. Життя людини – це найвищацінність, і не можна допустити, щоб Михайла просто знищили. Українанеодноразово закликала владу Грузії зупинити цю показову страту. І ми, і нашіпартнери пропонували різні опції порятунку Михайла. Сьогодні я доручивміністру закордонних справ України викликати Посла Грузії в Україні, висловитийому протест та запропонувати залишити Україну протягом наступних 48 годин дляпроведення консультацій зі своєю столицею. Вкотре закликаю грузинську владупередати Україні громадянина України Михайла Саакашвілі для необхідноголікування й догляду. І закликаю наших партнерів звернутись, не ігнорувати цюситуацію та врятувати цю людину. Жодна влада у Європі не має права страчуватилюдей, життя – це базова європейська цінність.</text:p>
      <text:p text:style-name="P4">
_<text:span text:style-name="T4">
Слава Україні!</text:span>
 _</text:p>
      <text:p text:style-name="P4">
<text:span text:style-name="T5">
Фото: ОП</text:span>
</text:p>
      <text:p text:style-name="P4">
Source: <text:a xlink:type="simple" xlink:href="https://www.ukrinform.ua/rubric-ato/3731029-ukrainska-ppo-mae-stati-osnovou-povitranogo-sita-evropi-zelenskij.html" text:style-name="Internet_20_link" text:visited-style-name="Visited_20_Internet_20_Link">
https://www.ukrinform.ua/rubric-ato/3731029-ukrainska-ppo-mae-stati-osnovou-povitranogo-sita-evropi-zelenskij.html</text:a>
</text:p>
      <!--NEWS-->
      <text:h text:style-name="P10" text:outline-level="1">
<text:span text:style-name="T4">
Воїни зенітних ракетних військ збили вже понад три тисячі цілей росіян - Зеленський</text:span>
</text:h>
      <text:p text:style-name="P4">
Authors: Ukrinform (Person)</text:p>
      <text:p text:style-name="P4">
Publisher: Укринформ (Organization)</text:p>
      <text:p text:style-name="P4">
Published Time: 2023-07-03T21:11:00+03:00</text:p>
      <text:p text:style-name="P4">
Modified Time: 2023-07-03T21:11:00+03:00</text:p>
      <text:p text:style-name="P4">
Description: Воїни зенітних ракетних військ Повітряних сил ЗСУ вже збили понад три тисячі цілей росіян, що врятувало тисячі життів українців та зберегло сотні об’єктів критичної інфраструктури. — Укрінформ.</text:p>
      <text:p text:style-name="P4">
Images: ['<text:a xlink:type="simple" xlink:href="https://static.ukrinform.com/photos/2023_03/thumb_files/630_360_1678346690-347.jpg" text:style-name="Internet_20_link" text:visited-style-name="Visited_20_Internet_20_Link">
630_360_16783...</text:a>
']</text:p>
      <text:p text:style-name="P4">
Tags: ['Повітряні сили ЗСУ', 'Зеленський', 'ППО']</text:p>
      <text:p text:style-name="P4">
Type: Article</text:p>
      <!--METADATA-->
      <text:p text:style-name="P4">
<draw:frame draw:style-name="fr1" draw:name="Image218" text:anchor-type="as-char" svg:width="6.9236in" svg:height="3.956343in" draw:z-index="0">
<draw:image xlink:href="../Images/yкринформ/2023-07-03T21-11-00-03-00/630_360_1678346690-347.jpg" xlink:type="simple" xlink:show="embed" xlink:actuate="onLoad" draw:mime-type="image/jpeg"/>
</draw:frame>
 Воїнизенітних ракетних військ Повітряних сил ЗСУ вже збили понад три тисячі цілейросіян, що врятувало тисячі життів українців та зберегло сотні об’єктівкритичної інфраструктури.</text:p>
      <text:p text:style-name="P4">
Про це Президент України Володимир Зеленський сказав у вечірньому <text:a xlink:type="simple" xlink:href="https://t.me/V_Zelenskiy_official/6828" text:style-name="Internet_20_link" text:visited-style-name="Visited_20_Internet_20_Link">
відеозверненні </text:a>
 , передає Укрінформ.</text:p>
      <text:p text:style-name="P4">
“Перш за все я вітаю наших зенітників – воїнів зенітних ракетних військукраїнських <text:a xlink:type="simple" xlink:href="https://www.ukrinform.ua/tag-povitrani-sili-zsu" text:style-name="Internet_20_link" text:visited-style-name="Visited_20_Internet_20_Link">
 Повітряних сил </text:a>
 , вони відзначають сьогодні свій день. Я дякую за кожну збиту вами ціль,воїни! Вже понад три тисячі таких цілей збито: понад 180 літаків, понад 130вертольотів, майже 40 балістичних та понад тисяча крилатих російських ракет,понад 1600 безпілотників різних типів… Все це – тисячі й тисячі врятованихвами життів, сотні об’єктів критичної інфраструктури, які ви зберегли”, -наголосив Зеленський.</text:p>
      <text:p text:style-name="P4">
<text:span text:style-name="T5">
Відео: ОП</text:span>
</text:p>
      <text:p text:style-name="P4">
Він розповів, що за час цієї війни вісім зенітних ракетних бригад отрималипочесну відзнаку «За мужність та відвагу».</text:p>
      <text:p text:style-name="P4">
<text:span text:style-name="T4">
Читайте також:</text:span>
 <text:a xlink:type="simple" xlink:href="https://www.ukrinform.ua/rubric-ato/3731029-ukrainska-ppo-mae-stati-osnovou-povitranogo-sita-evropi-zelenskij.html" text:style-name="Internet_20_link" text:visited-style-name="Visited_20_Internet_20_Link">
 Українська ППО має стати основою повітряного щита Європи– <text:span text:style-name="T4">
Зеленський</text:span>
 </text:a>
</text:p>
      <text:p text:style-name="P4">
Також, за його словами, понад 1100 воїнів-зенітників отримали державнінагороди, а вісьмом із них присвоєно найвище звання – Герой України. Зокрема,як зазначив Президент, це полковник Сергій Яременко, підполковники ВолодимирВеснін, Андрій Круглов, Сергій Побережець, Артем Шарков, Дмитро Шумаков, майорЯрослав Мельник та старший лейтенант Артем Слісарчук, якому звання ГерояУкраїни присвоєно посмертно.</text:p>
      <text:p text:style-name="P4">
Як повідомлялося, в Україні 3 липня відзначають День зенітних ракетних військПовітряних сил ЗСУ.</text:p>
      <text:p text:style-name="P4">
Source: <text:a xlink:type="simple" xlink:href="https://www.ukrinform.ua/rubric-ato/3731030-voini-zenitnih-raketnih-vijsk-zbili-vze-ponad-tri-tisaci-cilej-rosian-zelenskij.html" text:style-name="Internet_20_link" text:visited-style-name="Visited_20_Internet_20_Link">
https://www.ukrinform.ua/rubric-ato/3731030-voini-zenitnih-raketnih-vijsk-zbili-vze-ponad-tri-tisaci-cilej-rosian-zelenskij.html</text:a>
</text:p>
      <!--NEWS-->
      <text:h text:style-name="P10" text:outline-level="1">
<text:span text:style-name="T4">
Міжнародний центр у Гаазі є першим дієвим кроком до трибуналу над Путіним - правозахисники</text:span>
</text:h>
      <text:p text:style-name="P4">
Authors: Ukrinform (Person)</text:p>
      <text:p text:style-name="P4">
Publisher: Укринформ (Organization)</text:p>
      <text:p text:style-name="P4">
Published Time: 2023-07-03T21:18:00+03:00</text:p>
      <text:p text:style-name="P4">
Modified Time: 2023-07-03T21:18:00+03:00</text:p>
      <text:p text:style-name="P4">
Description: Початок роботи Міжнародного центру із переслідування за злочин агресії проти України є першим дієвим кроком до створення трибуналу над Путіним і його поплічниками. — Укрінформ.</text:p>
      <text:p text:style-name="P4">
Images: ['<text:a xlink:type="simple" xlink:href="https://static.ukrinform.com/photos/2021_07/thumb_files/630_360_1626718668-499.jpg" text:style-name="Internet_20_link" text:visited-style-name="Visited_20_Internet_20_Link">
630_360_16267...</text:a>
']</text:p>
      <text:p text:style-name="P4">
Tags: ['Гаага', 'Україна', 'Воєнні злочини', 'Українська Гельсинська група', 'Війна з Росією']</text:p>
      <text:p text:style-name="P4">
Type: Article</text:p>
      <!--METADATA-->
      <text:p text:style-name="P4">
<draw:frame draw:style-name="fr1" draw:name="Image219" text:anchor-type="as-char" svg:width="6.9236in" svg:height="3.956343in" draw:z-index="0">
<draw:image xlink:href="../Images/yкринформ/2023-07-03T21-18-00-03-00/630_360_1626718668-499.jpg" xlink:type="simple" xlink:show="embed" xlink:actuate="onLoad" draw:mime-type="image/jpeg"/>
</draw:frame>
 Початокроботи Міжнародного центру із переслідування за злочин агресії проти України єпершим дієвим кроком до створення трибуналу над Путіним і його поплічниками.</text:p>
      <text:p text:style-name="P4">
Як передає Укрінформ, про це <text:a xlink:type="simple" xlink:href="https://ukr.radio/news.html" text:style-name="Internet_20_link" text:visited-style-name="Visited_20_Internet_20_Link">
 Українському радіо</text:a>
 сказав виконавчий директорУкраїнської Гельсінської спілки з прав людини Олександр Павліченко.</text:p>
      <text:p text:style-name="P4">
"І це справді дуже серйозна заявка, оскільки від розмов справа переходить допрактичної роботи безпосередньо тих, хто опікується кримінальнимипровадженнями, пов'язаними з порушенням міжнародного гуманітарного права, асаме злочину агресії", — зазначив він.</text:p>
      <text:p text:style-name="P4">
<text:span text:style-name="T4">
Читайте також:</text:span>
 <text:span text:style-name="T4">
<text:a xlink:type="simple" xlink:href="https://www.ukrinform.ua/rubric-polytics/3730789-u-gaazi-vidkrili-miznarodnij-centr-iz-peresliduvanna-za-zlocin-agresii-proti-ukraini.html" text:style-name="Internet_20_link" text:visited-style-name="Visited_20_Internet_20_Link">
 У Гаазі відкрили Міжнародний центр із переслідування зазлочин агресії проти України </text:a>
 </text:span>
</text:p>
      <text:p text:style-name="P4">
Павліченко додав, що до створення цього Міжнародного центру були дуже тіснопідключені такі партнери, як Європейський Союз, Міжнародний кримінальний суд,Організація Об'єднаних Націй, безпосередньо українська сторона в особігенерального прокурора Андрія Костіна та інших посадовців та низка держав іпартнерів, які підтримують створення цього міжнародного трибуналу.</text:p>
      <text:p text:style-name="P4">
"Практичне подолання проблеми полягає в тому, щоб запрацював механізм. І метоюстворення цього механізму буде саме практична робота такого центру", - сказавправозахисник.</text:p>
      <text:p text:style-name="P4">
<text:span text:style-name="T4">
Читайте також:</text:span>
 <text:span text:style-name="T4">
<text:a xlink:type="simple" xlink:href="https://www.ukrinform.ua/rubric-world/3730843-han-pro-zapusk-miznarodnogo-centru-v-gaazi-zakon-nabuvae-vse-bilsoi-aktualnosti-sodo-ukraini.html" text:style-name="Internet_20_link" text:visited-style-name="Visited_20_Internet_20_Link">
 Хан про запуск Міжнародного центру в Гаазі: Законнабуває все більшої актуальності щодо України</text:a>
 </text:span>
</text:p>
      <text:p text:style-name="P4">
За словами Павліченка, центр має стати уніфікованим майданчиком, де будезбиратися ця інформація. У березні вже запрацював другий інструмент — єдинабаза даних злочинів, яка поповнюється. Відповідні держави спільно працюють зобміном інформацією щодо злочинів, які вони можуть викрити на територіях,доступних їм. Йдеться про роботу безпосередньо з тими, хто виїхав на територіюцих держав, перебуває в межах їхньої юрисдикції.</text:p>
      <text:p text:style-name="P4">
"І йдеться саме про створення єдиного уніфікованого майданчика, якийпрацюватиме на створення доказової бази з елементами розслідування фактівучинених злочинів з тим, щоб підготувати матеріальну частину для суду.Фактично ведеться досудове розслідування з використанням методології <text:span text:style-name="T4">
<text:a xlink:type="simple" xlink:href="https://www.ukrinform.ua/tag-miznarodnij-kriminalnij-sud" text:style-name="Internet_20_link" text:visited-style-name="Visited_20_Internet_20_Link">
Міжнародного кримінального суду </text:a>
 </text:span>
 з залученням фахівців, які працюють на рівні національнихюрисдикцій, зокрема в Україні", — пояснив Павліченко.</text:p>
      <text:p text:style-name="P4">
<text:span text:style-name="T4">
Читайте також:</text:span>
 <text:span text:style-name="T4">
<text:a xlink:type="simple" xlink:href="https://www.ukrinform.ua/rubric-world/3730849-zapusk-miznarodnogo-centru-v-gaazi-e-vazlivim-krokom-dla-pripinenna-bezkarnosti-rf-evroust.html" text:style-name="Internet_20_link" text:visited-style-name="Visited_20_Internet_20_Link">
 Запуск Міжнародного центру в Гаазі є важливим крокомдля припинення безкарності рф - Євроюст </text:a>
 </text:span>
</text:p>
      <text:p text:style-name="P4">
Серед перших кроків роботи центру він назвав аудит і ревізію тих матеріалів,що вже знаходяться в базі даних, оформлення матеріалів, які будуть передані дорозгляду суддям створеного трибуналу з питань агресії.</text:p>
      <text:p text:style-name="P4">
"Щоб ці матеріали були підготовлені в статусі таких, якими оперує Міжнароднийкримінальний суд", — сказав правозахисник.</text:p>
      <text:p text:style-name="P4">
Як повідомляв Укрінформ, Міжнародний центр із переслідування за злочин агресіїпроти України сьогодні, 3 липня, офіційно розпочав свою роботу і діятиме набазі Євроюсту.</text:p>
      <text:p text:style-name="P4">
<text:span text:style-name="T4">
Читайте також:</text:span>
 <text:span text:style-name="T4">
<text:a xlink:type="simple" xlink:href="https://www.ukrinform.ua/rubric-polytics/3730851-pokaranna-rosii-za-zlocini-ukrainski-slidci-pocinaut-robotu-v-miznarodnomu-centri-u-gaazi.html" text:style-name="Internet_20_link" text:visited-style-name="Visited_20_Internet_20_Link">
 Покарання Росії за злочини: українські слідчі починаютьроботу в Міжнародному центрі у Гаазі </text:a>
 </text:span>
</text:p>
      <text:p text:style-name="P4">
Він підтримуватиме та координуватиме підготовку справ про злочини агресії,зберігаючи ключові докази та сприяючи процесу створення справ на раннійстадії.</text:p>
      <text:p text:style-name="P4">
Це перший випадок створення ініціативи з розслідування злочину агресії заміжнародної підтримки після Другої світової війни.</text:p>
      <text:p text:style-name="P4">
До складу цього центру входять прокурори з України, ЄС, США та Міжнародногокримінального суду.</text:p>
      <text:p text:style-name="P4">
Source: <text:a xlink:type="simple" xlink:href="https://www.ukrinform.ua/rubric-polytics/3731031-miznarodnij-centr-u-gaazi-e-persim-dievim-krokom-do-tribunalu-nad-putinim-pravozahisniki.html" text:style-name="Internet_20_link" text:visited-style-name="Visited_20_Internet_20_Link">
https://www.ukrinform.ua/rubric-polytics/3731031-miznarodnij-centr-u-gaazi-e-persim-dievim-krokom-do-tribunalu-nad-putinim-pravozahisniki.html</text:a>
</text:p>
      <!--NEWS-->
      <text:h text:style-name="P10" text:outline-level="1">
<text:span text:style-name="T4">
«Армія дронів» за тиждень знищила 75 одиниць ворожої техніки – Федоров</text:span>
</text:h>
      <text:p text:style-name="P4">
Authors: Ukrinform (Person)</text:p>
      <text:p text:style-name="P4">
Publisher: Укринформ (Organization)</text:p>
      <text:p text:style-name="P4">
Published Time: 2023-07-03T21:24:00+03:00</text:p>
      <text:p text:style-name="P4">
Modified Time: 2023-07-03T21:24:00+03:00</text:p>
      <text:p text:style-name="P4">
Description: Ударні воєнні підрозділи, роботу яких забезпечує «Армія дронів», знищили за тиждень 75 одиниць російської техніки, серед якої 9 танків.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Михайло Федоров', 'Війна з Росією', 'Армія дронів']</text:p>
      <text:p text:style-name="P4">
Type: Article</text:p>
      <!--METADATA-->
      <text:p text:style-name="P4">
<draw:frame draw:style-name="fr1" draw:name="Image220" text:anchor-type="as-char" svg:width="6.9236in" svg:height="3.956343in" draw:z-index="0">
<draw:image xlink:href="../Images/yкринформ/2023-07-03T21-24-00-03-00/630_360_1682495491-455.jpg" xlink:type="simple" xlink:show="embed" xlink:actuate="onLoad" draw:mime-type="image/jpeg"/>
</draw:frame>
 Ударнівоєнні підрозділи, роботу яких забезпечує «Армія дронів», знищили за тиждень75 одиниць російської техніки, серед якої 9 танків.</text:p>
      <text:p text:style-name="P4">
Як передає Укрінформ, про це повідомив у <text:a xlink:type="simple" xlink:href="https://t.me/zedigital/3345" text:style-name="Internet_20_link" text:visited-style-name="Visited_20_Internet_20_Link">
 Телеграмі</text:a>
 віцепрем'єр-міністр з інновацій, розвиткуосвіти, науки та технологій – міністр цифрової трансформації Михайло Федоров.</text:p>
      <text:p text:style-name="P4">
«Війна дронів: мінус 75 одиниць російської техніки за тиждень. Ударніпідрозділи, які забезпечує «Армія <text:a xlink:type="simple" xlink:href="https://www.ukrinform.ua/tag-bezpilotnik" text:style-name="Internet_20_link" text:visited-style-name="Visited_20_Internet_20_Link">
 дронів </text:a>
 », продовжують демонструвати топові результати», - йдеться вповідомленні.</text:p>
      <text:p text:style-name="P4">
</text:p>
      <text:p text:style-name="P4">
За інформацією Федорова, упродовж 26 червня – 3 липня завдяки технологіям булознищено 9 ворожих танків, 27 бойових броньованих машин, 4 САУ, 4 гармати, 2РСЗВ тощо.</text:p>
      <text:p text:style-name="P4">
<text:span text:style-name="T4">
Читайте також:</text:span>
 <text:a xlink:type="simple" xlink:href="https://www.ukrinform.ua/rubric-technology/3727997-tri-ukrainski-virobniki-otrimaut-po-1-miljonu-dla-rozrobok-proti-vorozih-droniv.html" text:style-name="Internet_20_link" text:visited-style-name="Visited_20_Internet_20_Link">
 Три українські виробники отримають по $1 мільйону длярозробок проти ворожих дронів </text:a>
</text:p>
      <text:p text:style-name="P4">
Як повідомлялося, за понад 11 місяців існування проєкту «Армія дронів» закошти United24 придбали 3 864 комплекси БпЛА. Сума укладених контрактівстановить понад 4,3 млрд грн. Центри підготовки операторів БпЛА навчили 10тис. військових керувати «крилами».</text:p>
      <text:p text:style-name="P4">
Source: <text:a xlink:type="simple" xlink:href="https://www.ukrinform.ua/rubric-ato/3731034-armia-droniv-za-tizden-znisila-75-odinic-vorozoi-tehniki-fedorov.html" text:style-name="Internet_20_link" text:visited-style-name="Visited_20_Internet_20_Link">
https://www.ukrinform.ua/rubric-ato/3731034-armia-droniv-za-tizden-znisila-75-odinic-vorozoi-tehniki-fedorov.html</text:a>
</text:p>
      <!--NEWS-->
      <text:h text:style-name="P10" text:outline-level="1">
<text:span text:style-name="T4">
Світоліна вийшла до другого кола Вімблдона, обігравши п'ятиразову чемпіонку Вільямс</text:span>
</text:h>
      <text:p text:style-name="P4">
Authors: Ukrinform (Person)</text:p>
      <text:p text:style-name="P4">
Publisher: Укринформ (Organization)</text:p>
      <text:p text:style-name="P4">
Published Time: 2023-07-03T21:28:00+03:00</text:p>
      <text:p text:style-name="P4">
Modified Time: 2023-07-03T21:28:00+03:00</text:p>
      <text:p text:style-name="P4">
Description: Українка Еліна Світоліна пробилася до другого кола Вімблдонського тенісного турніру, який стартував у Лондоні (Велика Британія). — Укрінформ.</text:p>
      <text:p text:style-name="P4">
Images: ['<text:a xlink:type="simple" xlink:href="https://static.ukrinform.com/photos/2023_07/thumb_files/630_360_1688408827-464.jpg" text:style-name="Internet_20_link" text:visited-style-name="Visited_20_Internet_20_Link">
630_360_16884...</text:a>
']</text:p>
      <text:p text:style-name="P4">
Tags: ['Світоліна', 'Теніс', 'Вімблдон']</text:p>
      <text:p text:style-name="P4">
Type: Article</text:p>
      <!--METADATA-->
      <text:p text:style-name="P4">
<draw:frame draw:style-name="fr1" draw:name="Image222" text:anchor-type="as-char" svg:width="6.9236in" svg:height="3.956343in" draw:z-index="0">
<draw:image xlink:href="../Images/yкринформ/2023-07-03T21-28-00-03-00/630_360_1688408827-464.jpg" xlink:type="simple" xlink:show="embed" xlink:actuate="onLoad" draw:mime-type="image/jpeg"/>
</draw:frame>
 УкраїнкаЕліна Світоліна пробилася до другого кола Вімблдонського тенісного турніру,який стартував у Лондоні (Велика Британія).</text:p>
      <text:p text:style-name="P4">
У матчі за вихід до другого кола третього у сезоні турніру серії Grand SlamСвітоліна за 1,5 години перемогла п'ятиразову переможницю Вімблдона американкуВінус Вільямс - 6:4, 6:3, передає Укрінформ.</text:p>
      <text:p text:style-name="P4">
Путівку до третього раунду змагань Світоліна розіграє з посіяною під 28-мномером бельгійкою Елізе Мертенс, яка взяла гору над словачкою ВікторієюГрунчаковою - 7:6 (7:2), 6:2.</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у-2023</text:a>
</text:p>
      <text:p text:style-name="P4">
Вімблдонський турнір триватиме до 16 липня.</text:p>
      <text:p text:style-name="P4">
Фото: Getty Images.</text:p>
      <text:p text:style-name="P4">
Source: <text:a xlink:type="simple" xlink:href="https://www.ukrinform.ua/rubric-sports/3731037-svitolina-vijsla-do-drugogo-kola-vimbldona-obigravsi-parazovu-cempionku-vilams.html" text:style-name="Internet_20_link" text:visited-style-name="Visited_20_Internet_20_Link">
https://www.ukrinform.ua/rubric-sports/3731037-svitolina-vijsla-do-drugogo-kola-vimbldona-obigravsi-parazovu-cempionku-vilams.html</text:a>
</text:p>
      <!--NEWS-->
      <text:h text:style-name="P10" text:outline-level="1">
<text:span text:style-name="T4">
Убезпечити Європу від агресії можна лише з Україною в НАТО - Зеленський</text:span>
</text:h>
      <text:p text:style-name="P4">
Authors: Ukrinform (Person)</text:p>
      <text:p text:style-name="P4">
Publisher: Укринформ (Organization)</text:p>
      <text:p text:style-name="P4">
Published Time: 2023-07-03T21:30:00+03:00</text:p>
      <text:p text:style-name="P4">
Modified Time: 2023-07-03T21:30:00+03:00</text:p>
      <text:p text:style-name="P4">
Description: Убезпечити Європу від будь-яких агресій можна лише разом з Україною і лише разом з Україною в НАТО, тому повинна бути досягнута безпекова визначеність щодо майбутнього нашої держави в Альянс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Європа', 'НАТО', 'Агресія РФ', 'Зеленський']</text:p>
      <text:p text:style-name="P4">
Type: Article</text:p>
      <!--METADATA-->
      <text:p text:style-name="P4">
<draw:frame draw:style-name="fr1" draw:name="Image223" text:anchor-type="as-char" svg:width="6.9236in" svg:height="3.956343in" draw:z-index="0">
<draw:image xlink:href="../Images/yкринформ/2023-07-03T21-30-00-03-00/630_360_1661783861-434.jpeg" xlink:type="simple" xlink:show="embed" xlink:actuate="onLoad" draw:mime-type="image/jpeg"/>
</draw:frame>
Убезпечити Європу від будь-яких агресій можна лише разом з Україною і лишеразом з Україною в НАТО, тому повинна бути досягнута безпекова визначеністьщодо майбутнього нашої держави в Альянсі.</text:p>
      <text:p text:style-name="P4">
Про це Президент Володимир Зеленський сказав у вечірньому <text:a xlink:type="simple" xlink:href="https://t.me/V_Zelenskiy_official/6828" text:style-name="Internet_20_link" text:visited-style-name="Visited_20_Internet_20_Link">
 відеозверненні</text:a>
 , передає Укрінформ.</text:p>
      <text:p text:style-name="P4">
“Не може бути в Європі дефіциту безпекової визначеності, який провокуватимеросійську тиранію та агресію. Росія буде пробувати відкусити той чи іншийшматок Європи лише тоді, коли бачитиме ту чи іншу безпекову невизначеність.Коли все визначено й очевидно, російська тиранія не наважується порушуватибезпеку. Очевидно, що убезпечити Європу від будь-яких агресій можна лише разомз Україною і лише разом з Україною в <text:a xlink:type="simple" xlink:href="https://www.ukrinform.ua/tag-nato" text:style-name="Internet_20_link" text:visited-style-name="Visited_20_Internet_20_Link">
 НАТО </text:a>
 . Саме тому має бути досягнута безпекова визначеність щодо нашогомайбутнього в Альянсі”, - сказав Зеленський.</text:p>
      <text:p text:style-name="P4">
_Відео:<text:a xlink:type="simple" xlink:href="https://t.me/V_Zelenskiy_official/6828" text:style-name="Internet_20_link" text:visited-style-name="Visited_20_Internet_20_Link">
 ОП </text:a>
 _</text:p>
      <text:p text:style-name="P4">
За його словами, тоді Росії доведеться переорієнтуватися на власну державність– “зайнятися собою, нарешті, а не будь-якими експансіями”.</text:p>
      <text:p text:style-name="P4">
Він також розповів про телефонну розмову з канцлером Німеччини Олафом Шольцом,під час якої “зосередилися на подальшій оборонній співпраці, на стратегічнихпитаннях захисту нашої Європи – Європи, яка може бути мирною лише тоді, колимир для неї буде гарантований повною безпековою визначеністю”.</text:p>
      <text:p text:style-name="P4">
Зеленський наголосив, що Німеччина дуже потужно допомогла Україні з ППО.</text:p>
      <text:p text:style-name="P4">
“Блискучі німецькі системи «Айріс-Т» добре показали себе в захисті нашогонеба. Ми маємо й передані нам Німеччиною американські «Петріоти», дужеефективні”, - сказав Президент.</text:p>
      <text:p text:style-name="P4">
<text:span text:style-name="T4">
Читайте також:</text:span>
 <text:a xlink:type="simple" xlink:href="https://www.ukrinform.ua/rubric-polytics/3731036-zaprosenna-dla-ukraini-v-nato-mae-buti-citkim-i-ne-moze-buti-vidklikane-mzs-litvi.html" text:style-name="Internet_20_link" text:visited-style-name="Visited_20_Internet_20_Link">
 Запрошення для України в <text:span text:style-name="T4">
НАТО</text:span>
 має бути чітким і неможе бути відкликане – МЗС Литви </text:a>
</text:p>
      <text:p text:style-name="P4">
Він додав, що Україна вдячна за них, як і за всю іншу життєво необхіднудопомогу.</text:p>
      <text:p text:style-name="P4">
“Дуже активно готуємося до саміту і очікуємо від наших партнерів саме такоїрішучості, якої вимагає цей історичний момент. І обов’язково – наші активнідії”, - сказав Зеленський.</text:p>
      <text:p text:style-name="P4">
Як повідомлялося, Президент Володимир Зеленський і канцлер Німеччини ОлафШольц під час телефонної розмови скоординували позиції країн перед Вільнюськимсамітом НАТО, який відбудеться 11-12 липня.</text:p>
      <text:p text:style-name="P4">
<text:span text:style-name="T5">
Фото: ОП</text:span>
</text:p>
      <text:p text:style-name="P4">
Source: <text:a xlink:type="simple" xlink:href="https://www.ukrinform.ua/rubric-ato/3731042-ubezpeciti-evropu-vid-agresii-mozna-lise-z-ukrainou-v-nato-zelenskij.html" text:style-name="Internet_20_link" text:visited-style-name="Visited_20_Internet_20_Link">
https://www.ukrinform.ua/rubric-ato/3731042-ubezpeciti-evropu-vid-agresii-mozna-lise-z-ukrainou-v-nato-zelenskij.html</text:a>
</text:p>
      <!--NEWS-->
      <text:h text:style-name="P10" text:outline-level="1">
<text:span text:style-name="T4">
Адвокати депутата Алєксєєва подаватимуть апеляцію</text:span>
</text:h>
      <text:p text:style-name="P4">
Authors: Ukrinform (Person)</text:p>
      <text:p text:style-name="P4">
Publisher: Укринформ (Organization)</text:p>
      <text:p text:style-name="P4">
Published Time: 2023-07-03T21:33:00+03:00</text:p>
      <text:p text:style-name="P4">
Modified Time: 2023-07-03T21:33:00+03:00</text:p>
      <text:p text:style-name="P4">
Description: Адвокати народного депутата України Сергія Алєксєєва, якого сьогодні за рішенням Личаківського суду Львова відправили в СІЗО на 60 діб, подаватимуть апеляцію і домагатимуться розгляду справи у столиці. — Укрінформ.</text:p>
      <text:p text:style-name="P4">
Images: ['<text:a xlink:type="simple" xlink:href="https://static.ukrinform.com/photos/2023_07/thumb_files/630_360_1688375644-4937.jpeg" text:style-name="Internet_20_link" text:visited-style-name="Visited_20_Internet_20_Link">
630_360_16883...</text:a>
']</text:p>
      <text:p text:style-name="P4">
Tags: ['Адвокат', 'Депутат', 'Апеляція', 'Сергій Алєксєєв']</text:p>
      <text:p text:style-name="P4">
Type: Article</text:p>
      <!--METADATA-->
      <text:p text:style-name="P4">
<draw:frame draw:style-name="fr1" draw:name="Image224" text:anchor-type="as-char" svg:width="6.9236in" svg:height="3.956343in" draw:z-index="0">
<draw:image xlink:href="../Images/yкринформ/2023-07-03T21-33-00-03-00/630_360_1688375644-4937.jpeg" xlink:type="simple" xlink:show="embed" xlink:actuate="onLoad" draw:mime-type="image/jpeg"/>
</draw:frame>
 Адвокатинародного депутата України Сергія Алєксєєва, якого сьогодні за рішеннямЛичаківського суду Львова відправили в СІЗО на 60 діб, подаватимуть апеляцію ідомагатимуться розгляду справи у столиці.</text:p>
      <text:p text:style-name="P4">
Про це в коментарі кореспондентові Укрінформу повідомив адвокат АлєксєєваЄвгеній Солодко.</text:p>
      <text:p text:style-name="P4">
«Звичайно, ми подаватимемо апеляцію і клопотатимемо, щоб розгляд справиперенесли до Києва, адже зараз це відбувається з порушенням законодавства,оскільки за постановою заступника генпрокурора Войтенка досудове розслідуваннямало проводитися ГСУ ДБР у Києві, і суд мав відбуватися там», - сказавСолодко.</text:p>
      <text:p text:style-name="P4">
Під час <text:a xlink:type="simple" xlink:href="https://www.ukrinform.ua/tag-sud" text:style-name="Internet_20_link" text:visited-style-name="Visited_20_Internet_20_Link">
 судового </text:a>
 засідання адвокатпротягом кількох годин висловлював свої зауваження до доказів представленихпрокуратурою.</text:p>
      <text:p text:style-name="P4">
«Всі розуміють, що ці допити потерпілого і заяву від громадянина Німеччини,який не володіє російською, хтось робив, і навіть без жодних вихідних даних.Ми розуміємо, що це - фальсифікація. Ті документи, які надала прокуратурапідстав для затримання Алексєєва не дають» - сказав Солодко.</text:p>
      <text:p text:style-name="P4">
На початку судового засідання захисник подав клопотання про перенесеннярозгляду справи, оскільки захист направив до Апеляційного суду Львова заявупро подання у Верховний суд щодо переведення справи у суд столиці.</text:p>
      <text:p text:style-name="P4">
<text:span text:style-name="T4">
Читайте також:</text:span>
 <text:a xlink:type="simple" xlink:href="https://www.ukrinform.ua/rubric-polytics/3729797-u-spravi-alekseeva-nemae-insih-figurantiv-ofis-genprokurora.html" text:style-name="Internet_20_link" text:visited-style-name="Visited_20_Internet_20_Link">
 У справі <text:span text:style-name="T4">
Алєксєєв</text:span>
 а немає інших фігурантів - Офісгенпрокурора </text:a>
</text:p>
      <text:p text:style-name="P4">
Суддя Рудаков оголосив технічну перерву, однак після запиту до Апеляційногосуду Львова, зареєстрованої заяви від Алєксєєва там не виявилося.</text:p>
      <text:p text:style-name="P4">
Далі суд заслухав прокурора, який переконував суддю обрати Алєксєєвузапобіжний захід у вигляді тримання під вартою з можливістю вийти під заставув 10 мільйонів гривень. Прокурор зазначив, що така міра необхідна, оскількипідсудний має чималий адвокатський досвід, в тому числі досудовихрозслідувань, є народним депутатом, має прямі та опосередковані зв'язки зправоохоронними органами, а також через важкість злочину, а саме, заволодіння50 тис. доларів США (1,8 мільйона гривень) громадянина Німеччини.</text:p>
      <text:p text:style-name="P4">
Зі слів прокурора Якова Слісаренка, Алєксєєв нібито обіцяв іноземцю КевінуСтєклову отримання українського паспорта, сприяння в уникненні екстрадиції.Для цього «гарантував» використати власні зв’язки.</text:p>
      <text:p text:style-name="P4">
Алєксєєв у свою чергу зазначив, що ця справа сфабрикована, а Стєклов бувклієнтом юридичної фірми «Алєксєєв, Боярчуков та партнери», співзасновникомякої є депутат.</text:p>
      <text:p text:style-name="P4">
Підсудний зазначив, що німець неодноразово дзвонив, після того, як йогозатримали в Україні правоохоронці, і передавав кошти для юристів, якіпрацювали над його справою майже два роки.</text:p>
      <text:p text:style-name="P4">
«Кевіна просто використали, щоб він мені приніс гроші в зазначений час, ніби,як хабар саме додому. Ще цікавий факт: його заява написана юридично правильноюросійською мовою, якою він не володіє… Прошу суддю бути справедливим іпобачити, що ця справа - фейкова. Прошу не обирати мені запобіжний захід абовіддати мене на поруки колегам» - сказав під час слухання Алєксєєв.</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text:p>
      <text:p text:style-name="P4">
На засіданні були присутні народні депутати України, семеро з партії «ЄС» тамажоритарники, вони подали заяви до суду, що готові взяти Алєксєєва на поруки.</text:p>
      <text:p text:style-name="P4">
Після проголошення рішення суду про обрання запобіжного заходу Алєксєєв ще раззаявив, що справа сфабрикована, а постраждалий громадянин Німеччини, який є урозшуку Інтерполу, через продаж наркотиків у великих об'ємах, знаходиться «взаручниках» українських правоохоронних органів.</text:p>
      <text:p text:style-name="P4">
Нардеп віддав телефон та особисті речі адвокатові, попросив у конвоїрів, щобне одягали на нього наручники, адже це «принижує юриста з багаторічнимдосвідом».</text:p>
      <text:p text:style-name="P4">
Цю ніч Алєксєєв проведе у Львівському СІЗО, адже навіть якби він зібрав сумузастави - понад 2 млн грн, після 18:00 жоден банк оплату не прийме.</text:p>
      <text:p text:style-name="P4">
Як повідомляв <text:a xlink:type="simple" xlink:href="https://www.ukrinform.ua/rubric-society/3730940-deputatu-alekseevu-obrali-zapobiznij-zahid-60-dib-pid-vartou.html" text:style-name="Internet_20_link" text:visited-style-name="Visited_20_Internet_20_Link">
 Укрінформ </text:a>
 , Личаківський районний суд Львова обрав запобіжний західдепутату Верховної Ради від партії «Європейська солідарність» СергіюАлєксєєву, якого підозрюють у шахрайстві, – 60 діб тримання під вартою, абозастава у розмірі 2 млн 264 тис. грн.</text:p>
      <text:p text:style-name="P4">
Офіс генпрокурора повідомив Алєксєєву про підозру за ч. 4 ст. 190 (шахрайство)Кримінального кодексу України. Йому може загрожувати від 5 до 12 роківув'язнення з конфіскацією майна.</text:p>
      <text:p text:style-name="P4">
За даними слідства, депутат шляхом обману заволодів грошима громадянинаНімеччини. Йдеться про 50 тис. дол. (1,8 млн грн).</text:p>
      <text:p text:style-name="P4">
<text:span text:style-name="T4">
Читайте також:</text:span>
 <text:a xlink:type="simple" xlink:href="https://www.ukrinform.ua/rubric-polytics/3729636-u-evrosolidarnosti-prokomentuvali-nicni-obsuki-u-deputata-alekseeva.html" text:style-name="Internet_20_link" text:visited-style-name="Visited_20_Internet_20_Link">
 У «Євросолідарності» прокоментували нічні обшуки удепутата <text:span text:style-name="T4">
Алєксєєв</text:span>
 а </text:a>
</text:p>
      <text:p text:style-name="P4">
Сергій Алєксєєв – заслужений юрист України, раніше працював у «Енергобанку»,також очолював юридичний департамент у «Київенерго». У 2005 році був юридичнимрадником міністра палива і енергетики, а також помічником Людмили Кириченко,депутатки від «Партії регіонів».</text:p>
      <text:p text:style-name="P4">
У 2014 році його обрали головою Кіровоградської обласної організації партії«УДАР». З 2014 року Алєксєєв працював у Раді заступником голови комітету зпитань правової політики і правосуддя, а коли обрався вдруге, вже від партії«Європейська солідарність», то став головою підкомітету діяльності органівправопорядку.</text:p>
      <text:p text:style-name="P4">
Також Алєксєєв є заступником члена постійної делегації у Парламентськійасамблеї ОБСЄ.</text:p>
      <text:p text:style-name="P4">
Source: <text:a xlink:type="simple" xlink:href="https://www.ukrinform.ua/rubric-society/3731038-advokati-deputata-alekseeva-podavatimut-apelaciu.html" text:style-name="Internet_20_link" text:visited-style-name="Visited_20_Internet_20_Link">
https://www.ukrinform.ua/rubric-society/3731038-advokati-deputata-alekseeva-podavatimut-apelaciu.html</text:a>
</text:p>
      <!--NEWS-->
      <text:h text:style-name="P10" text:outline-level="1">
<text:span text:style-name="T4">
Зеленський подякував усім, хто зараз у бою, на бойових постах і позиціях</text:span>
</text:h>
      <text:p text:style-name="P4">
Authors: Ukrinform (Person)</text:p>
      <text:p text:style-name="P4">
Publisher: Укринформ (Organization)</text:p>
      <text:p text:style-name="P4">
Published Time: 2023-07-03T21:38:00+03:00</text:p>
      <text:p text:style-name="P4">
Modified Time: 2023-07-03T21:38:00+03:00</text:p>
      <text:p text:style-name="P4">
Description: Президент Володимир Зеленський подякував усім, хто зараз у бою і на бойових постах і позиціях та відзначив окремих воїнів кількох бригад. — Укрінформ.</text:p>
      <text:p text:style-name="P4">
Images: ['<text:a xlink:type="simple" xlink:href="https://static.ukrinform.com/photos/2023_06/thumb_files/630_360_1687450678-607.jpg" text:style-name="Internet_20_link" text:visited-style-name="Visited_20_Internet_20_Link">
630_360_16874...</text:a>
']</text:p>
      <text:p text:style-name="P4">
Tags: ['ЗСУ', 'Зеленський', 'Війна з Росією']</text:p>
      <text:p text:style-name="P4">
Type: Article</text:p>
      <!--METADATA-->
      <text:p text:style-name="P4">
<draw:frame draw:style-name="fr1" draw:name="Image225" text:anchor-type="as-char" svg:width="6.9236in" svg:height="3.956343in" draw:z-index="0">
<draw:image xlink:href="../Images/yкринформ/2023-07-03T21-38-00-03-00/630_360_1687450678-607.jpg" xlink:type="simple" xlink:show="embed" xlink:actuate="onLoad" draw:mime-type="image/jpeg"/>
</draw:frame>
 ПрезидентВолодимир Зеленський подякував усім, хто зараз у бою і на бойових постах іпозиціях та відзначив окремих воїнів кількох бригад.</text:p>
      <text:p text:style-name="P4">
Відео звернення оприлюднене в <text:a xlink:type="simple" xlink:href="https://t.me/V_Zelenskiy_official/6828" text:style-name="Internet_20_link" text:visited-style-name="Visited_20_Internet_20_Link">
 Телеграмі</text:a>
 Глави держави, передає Укрінформ.</text:p>
      <text:p text:style-name="P4">
“Передова. Героїчні 35-та і 36-та окремі бригади морської піхоти – дякую вам,воїни! 47-ма окрема механізована бригада «Маґура» – дякую! Славетна 55-таокрема артилерійська бригада «Запорізька Січ» – дякую, воїни! 128-ма окремабригада Сил територіальної оборони – дякую!” - сказав Зеленський.</text:p>
      <text:p text:style-name="P4">
<text:span text:style-name="T4">
Читайте також:</text:span>
 <text:span text:style-name="T4">
<text:a xlink:type="simple" xlink:href="https://www.ukrinform.ua/rubric-ato/3731030-voini-zenitnih-raketnih-vijsk-zbili-vze-ponad-tri-tisaci-cilej-rosian-zelenskij.html" text:style-name="Internet_20_link" text:visited-style-name="Visited_20_Internet_20_Link">
 Воїни зенітних ракетних військ збили вже понад тритисячі цілей росіян - Зеленський </text:a>
 </text:span>
</text:p>
      <text:p text:style-name="P4">
Також він відзначив молодшого лейтенанта Олександра Павлова, командира взводуморської піхоти 36-ї бригади морпіхів.</text:p>
      <text:p text:style-name="P4">
“Його впевнені та сильні дії, уміле управління в бою дають хороші результатидержаві”, - сказав Президент.</text:p>
      <text:p text:style-name="P4">
Окрім того, він згадав екіпаж танка Т-80 під командуванням молодшого сержантаАндрія Марчука, якому подякував за влучність і хоробрість.</text:p>
      <text:p text:style-name="P4">
“Це 36-та бригада морпіхів. А з 35-ї бригади відзначу сьогодні командиратанка, молодшого сержанта Артема Образка – дякую за справжню українськусміливість та майстерність при звільненні населеного пункту Макарівка. Дякую,Артеме”, - звернувся Зеленський.</text:p>
      <text:p text:style-name="P4">
<text:span text:style-name="T4">
Читайте також:</text:span>
 <text:span text:style-name="T4">
<text:a xlink:type="simple" xlink:href="https://www.ukrinform.ua/rubric-ato/3731029-ukrainska-ppo-mae-stati-osnovou-povitranogo-sita-evropi-zelenskij.html" text:style-name="Internet_20_link" text:visited-style-name="Visited_20_Internet_20_Link">
 Українська ППО має стати основою повітряного щитаЄвропи – Зеленський </text:a>
 </text:span>
</text:p>
      <text:p text:style-name="P4">
Президент подякував і старшому солдату Євгену Піддубному, саперу 47-їмеханізованої бригади, який “діє на дуже гарячому зараз напрямку і дужеефективно виконує свої завдання”.</text:p>
      <text:p text:style-name="P4">
“Капітан Іван Огурцов. Діючи на Авдіївському напрямку, наші вогневіартилерійські групи під його командуванням дуже результативно знищують ворожіпозиції та склади. Дякую, воїне!” - зазначив Зеленський.</text:p>
      <text:p text:style-name="P4">
На Мар’їнському напрямку Глава Української держави відзначив артилерійськийдивізіон під командуванням підполковника Павла Лукʼянова, який “не даєокупантам жодної хвилини відпочинку”.</text:p>
      <text:p text:style-name="P4">
“Ваші бойові результати дійсно вагомі! Дякую! Дякую всім, усім, хто зараз убою, на бойових постах та позиціях! Дякую всім, хто допомагає!” - звернувсяЗеленський.</text:p>
      <text:p text:style-name="P4">
<text:span text:style-name="T4">
Читайте також:</text:span>
 <text:span text:style-name="T4">
<text:a xlink:type="simple" xlink:href="https://www.ukrinform.ua/rubric-ato/3730976-pens-prodovzenna-pidtrimki-ukraini-vazlive-dla-bezpeki-vsogo-nato.html" text:style-name="Internet_20_link" text:visited-style-name="Visited_20_Internet_20_Link">
 Пенс: Продовження підтримки України важливе для безпекивсього НАТО </text:a>
 </text:span>
</text:p>
      <text:p text:style-name="P4">
Як повідомляв Укрінформ, на сході Сили оборони України за минулий тижденьзвільнили від російських загарбників 9 квадратних кілометрів, на півдні -понад 28 кв. км.</text:p>
      <text:p text:style-name="P4">
Source: <text:a xlink:type="simple" xlink:href="https://www.ukrinform.ua/rubric-ato/3731039-zelenskij-podakuvav-usim-hto-zaraz-u-bou-na-bojovih-postah-i-poziciah.html" text:style-name="Internet_20_link" text:visited-style-name="Visited_20_Internet_20_Link">
https://www.ukrinform.ua/rubric-ato/3731039-zelenskij-podakuvav-usim-hto-zaraz-u-bou-na-bojovih-postah-i-poziciah.html</text:a>
</text:p>
      <!--NEWS-->
      <text:h text:style-name="P10" text:outline-level="1">
<text:span text:style-name="T4">
У Маріуполі горить школа – радник мера</text:span>
</text:h>
      <text:p text:style-name="P4">
Authors: Ukrinform (Person)</text:p>
      <text:p text:style-name="P4">
Publisher: Укринформ (Organization)</text:p>
      <text:p text:style-name="P4">
Published Time: 2023-07-03T21:45:00+03:00</text:p>
      <text:p text:style-name="P4">
Modified Time: 2023-07-03T21:45:00+03:00</text:p>
      <text:p text:style-name="P4">
Description: В окупованому Маріуполі зараз горить школа №16. — Укрінформ.</text:p>
      <text:p text:style-name="P4">
Images: ['<text:a xlink:type="simple" xlink:href="https://static.ukrinform.com/photos/2023_07/thumb_files/630_360_1688409984-604.jpeg" text:style-name="Internet_20_link" text:visited-style-name="Visited_20_Internet_20_Link">
630_360_16884...</text:a>
']</text:p>
      <text:p text:style-name="P4">
Tags: ['Маріуполь', 'Пожежа', 'Школа']</text:p>
      <text:p text:style-name="P4">
Type: Article</text:p>
      <!--METADATA-->
      <text:p text:style-name="P4">
<draw:frame draw:style-name="fr1" draw:name="Image226" text:anchor-type="as-char" svg:width="6.9236in" svg:height="3.956343in" draw:z-index="0">
<draw:image xlink:href="../Images/yкринформ/2023-07-03T21-45-00-03-00/630_360_1688409984-604.jpeg" xlink:type="simple" xlink:show="embed" xlink:actuate="onLoad" draw:mime-type="image/jpeg"/>
</draw:frame>
 Вокупованому Маріуполі зараз горить школа №16.</text:p>
      <text:p text:style-name="P4">
Про це у <text:a xlink:type="simple" xlink:href="https://t.me/andriyshTime/11282" text:style-name="Internet_20_link" text:visited-style-name="Visited_20_Internet_20_Link">
 Телеграмі </text:a>
 повідомив радникміського голови Маріуполя Петро Андрющенко, передає Укрінформ.</text:p>
      <text:p text:style-name="P4">
«Прямо зараз горить 16 школа», - написав Андрющенко.</text:p>
      <text:p text:style-name="P4">
За попередніми даними, займання виникло через недбалість будівельників.</text:p>
      <text:p text:style-name="P4">
Андрющенко проілюстрував допис світлинами пожежі, опублікованими <text:a xlink:type="simple" xlink:href="https://t.me/mrplsprotyv/20741" text:style-name="Internet_20_link" text:visited-style-name="Visited_20_Internet_20_Link">
 Телеграм-каналом </text:a>
 «Маріуполь.Спротив».</text:p>
      <text:p text:style-name="P4">
Як повідомлялося, агресія Росії спричинила у <text:a xlink:type="simple" xlink:href="https://www.ukrinform.ua/tag-mariupol" text:style-name="Internet_20_link" text:visited-style-name="Visited_20_Internet_20_Link">
 Маріуполі</text:a>
 одну з найбільших гуманітарнихкатастроф. Місто майже на 90% зруйноване внаслідок ворожих обстрілів, тут такі немає нормального електро-, водо- і газопостачання.</text:p>
      <text:p text:style-name="P4">
Окрім того, загарбники зносять пошкоджені ними будинки, щоб приховати слідисвоїх злочинів.</text:p>
      <text:p text:style-name="P4">
Source: <text:a xlink:type="simple" xlink:href="https://www.ukrinform.ua/rubric-regions/3731043-u-mariupoli-gorit-skola-16-radnik-mera.html" text:style-name="Internet_20_link" text:visited-style-name="Visited_20_Internet_20_Link">
https://www.ukrinform.ua/rubric-regions/3731043-u-mariupoli-gorit-skola-16-radnik-mera.html</text:a>
</text:p>
      <!--NEWS-->
      <text:h text:style-name="P10" text:outline-level="1">
<text:span text:style-name="T4">
В аеропорту Ізраїлю тисячі людей протестували через судову реформу - є затримані</text:span>
</text:h>
      <text:p text:style-name="P4">
Authors: Ukrinform (Person)</text:p>
      <text:p text:style-name="P4">
Publisher: Укринформ (Organization)</text:p>
      <text:p text:style-name="P4">
Published Time: 2023-07-03T21:53:00+03:00</text:p>
      <text:p text:style-name="P4">
Modified Time: 2023-07-03T21:53:00+03:00</text:p>
      <text:p text:style-name="P4">
Description: В Ізраїлі тисячі протестувальників проти судової реформи перекрили у понеділок дорогу поблизу аеропорту Бен-Гуріон, почали зводити барикади та увійшли в Термінал 3. — Укрінформ.</text:p>
      <text:p text:style-name="P4">
Images: ['<text:a xlink:type="simple" xlink:href="https://static.ukrinform.com/photos/2023_07/thumb_files/630_360_1688410308-280.jpg" text:style-name="Internet_20_link" text:visited-style-name="Visited_20_Internet_20_Link">
630_360_16884...</text:a>
']</text:p>
      <text:p text:style-name="P4">
Tags: ['Аеропорт', 'Ізраїль', 'Протест', 'Судова реформа']</text:p>
      <text:p text:style-name="P4">
Type: Article</text:p>
      <!--METADATA-->
      <text:p text:style-name="P4">
<draw:frame draw:style-name="fr1" draw:name="Image227" text:anchor-type="as-char" svg:width="6.9236in" svg:height="3.946452in" draw:z-index="0">
<draw:image xlink:href="../Images/yкринформ/2023-07-03T21-53-00-03-00/630_360_1688410308-280.jpg" xlink:type="simple" xlink:show="embed" xlink:actuate="onLoad" draw:mime-type="image/jpeg"/>
</draw:frame>
 В Ізраїлітисячі протестувальників проти судової реформи перекрили у понеділок дорогупоблизу аеропорту Бен-Гуріон, почали зводити барикади та увійшли в Термінал 3.</text:p>
      <text:p text:style-name="P4">
Про це повідомляє <text:a xlink:type="simple" xlink:href="https://www.timesofisrael.com/police-tussle-with-anti-government-protesters-as-chaos-erupts-at-ben-gurion-airport/" text:style-name="Internet_20_link" text:visited-style-name="Visited_20_Internet_20_Link">
 The Times of Israel</text:a>
 , передає Укрінформ.</text:p>
      <text:p text:style-name="P4">
Поліція оголосила антиурядовий <text:a xlink:type="simple" xlink:href="https://www.ukrinform.ua/tag-protest" text:style-name="Internet_20_link" text:visited-style-name="Visited_20_Internet_20_Link">
 протест </text:a>
 в аеропорту «незаконним». Наразі 37 демонстрантів затримано запорушення громадського порядку.</text:p>
      <text:p text:style-name="P4">
Зазначається, що правоохоронці застосували силу, щоб перешкодитипротестувальникам заблокувати дорогу та вигнати демонстрантів із залу прибуттяаеропорту.</text:p>
      <text:p text:style-name="P4">
За даними ізраїльських ЗМІ, протягом дня у протестних діях в аеропорту бралиучасть близько 15 тисяч людей.</text:p>
      <text:p text:style-name="P4">
<text:span text:style-name="T4">
Читайте також:</text:span>
 <text:a xlink:type="simple" xlink:href="https://www.ukrinform.ua/rubric-world/3725442-v-izraili-stalasa-strilanina-zaginuli-cetvero-ludej.html" text:style-name="Internet_20_link" text:visited-style-name="Visited_20_Internet_20_Link">
 В <text:span text:style-name="T4">
Ізраїлі</text:span>
 сталася стрілянина, загинули четверо людей</text:a>
</text:p>
      <text:p text:style-name="P4">
Організатори протесту та опозиційні діячі заявили, що демонстрація будетривати, якщо коаліція прем'єр-міністра Беньямін Нетаньягу не зупинитьобговорення в комітеті Кнесету законопроєкту, який забороняє суддямздійснювати судовий контроль над «розумністю» рішень уряду. Депутат СімхаРотман, голова Конституційного комітету Кнесету, провів засідання в понеділок,як і було заплановано, однак заявив, що законопроєкт буде схвалено комісією тапередано у вівторок до Кнесету перед першим читанням на початку наступноготижня.</text:p>
      <text:p text:style-name="P4">
Source: <text:a xlink:type="simple" xlink:href="https://www.ukrinform.ua/rubric-world/3731044-v-aeroportu-izrailu-tisaci-ludej-protestuvali-cerez-sudovu-reformu-e-zatrimani.html" text:style-name="Internet_20_link" text:visited-style-name="Visited_20_Internet_20_Link">
https://www.ukrinform.ua/rubric-world/3731044-v-aeroportu-izrailu-tisaci-ludej-protestuvali-cerez-sudovu-reformu-e-zatrimani.html</text:a>
</text:p>
      <!--NEWS-->
      <text:h text:style-name="P10" text:outline-level="1">
<text:span text:style-name="T4">
Соцмережі про загибель Віки Амеліної: Ми всі зараз свідки нового Сандармоха</text:span>
</text:h>
      <text:p text:style-name="P4">
Authors: Ukrinform (Person)</text:p>
      <text:p text:style-name="P4">
Publisher: Укринформ (Organization)</text:p>
      <text:p text:style-name="P4">
Published Time: 2023-07-03T21:58:00+03:00</text:p>
      <text:p text:style-name="P4">
Modified Time: 2023-07-03T21:58:00+03:00</text:p>
      <text:p text:style-name="P4">
Description: Соцмережі згадують письменницю, волонтерку та правозахисницю Вікторію Амеліну — Укрінформ.</text:p>
      <text:p text:style-name="P4">
Images: ['<text:a xlink:type="simple" xlink:href="https://static.ukrinform.com/photos/2023_07/thumb_files/630_360_1688368700-612.jpg" text:style-name="Internet_20_link" text:visited-style-name="Visited_20_Internet_20_Link">
630_360_16883...</text:a>
']</text:p>
      <text:p text:style-name="P4">
Tags: ['Література', 'Соцмережі', 'Війна', 'Письменниця']</text:p>
      <text:p text:style-name="P4">
Type: Article</text:p>
      <!--METADATA-->
      <text:p text:style-name="P4">
<draw:frame draw:style-name="fr1" draw:name="Image228" text:anchor-type="as-char" svg:width="6.9236in" svg:height="3.956343in" draw:z-index="0">
<draw:image xlink:href="../Images/yкринформ/2023-07-03T21-58-00-03-00/630_360_1688368700-612.jpg" xlink:type="simple" xlink:show="embed" xlink:actuate="onLoad" draw:mime-type="image/jpeg"/>
</draw:frame>
 Соцмережізгадують письменницю, волонтерку та правозахисницю Вікторію Амеліну</text:p>
      <text:p text:style-name="P4">
Сьогодні вночі стало відомо, що <text:a xlink:type="simple" xlink:href="https://www.ukrinform.ua/rubric-society/3730625-pomerla-pismennica-amelina-poranena-pri-obstrili-kramatorska.html" text:style-name="Internet_20_link" text:visited-style-name="Visited_20_Internet_20_Link">
 померла в лікарні українська письменницяВікторія Амеліна </text:a>
 , яка 27 червнязазнала поранення при обстрілі Краматорська російськими військами.</text:p>
      <text:p text:style-name="P4">
Укрінформ зібрав перші реакції на цю жахливу новину.</text:p>
      <text:p text:style-name="P4">
<text:span text:style-name="T5">
Перше фото: Daniel Mordzinski</text:span>
</text:p>
      <text:p text:style-name="P4">
Source: <text:a xlink:type="simple" xlink:href="https://www.ukrinform.ua/rubric-culture/3730719-socmerezi-pro-zagibel-viki-amelinoi-mi-vsi-zaraz-svidki-novogo-sandarmoha.html" text:style-name="Internet_20_link" text:visited-style-name="Visited_20_Internet_20_Link">
https://www.ukrinform.ua/rubric-culture/3730719-socmerezi-pro-zagibel-viki-amelinoi-mi-vsi-zaraz-svidki-novogo-sandarmoha.html</text:a>
</text:p>
      <!--NEWS-->
      <text:h text:style-name="P10" text:outline-level="1">
<text:span text:style-name="T4">
ЗСУ щоденно стикаються із жорстким двобоєм — Ганна Маляр</text:span>
</text:h>
      <text:p text:style-name="P4">
Author: ['Анастасія Олехнович']</text:p>
      <text:p text:style-name="P4">
Time: 2023-07-03T22:00:00-04:00</text:p>
      <text:p text:style-name="P4">
Description: Про це в ефірі телемарафону «Єдині новини» повідоми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ГАННА МАЛЯР']</text:p>
      <text:p text:style-name="P4">
Category: News</text:p>
      <!--METADATA-->
      <text:p text:style-name="P4">
<draw:frame draw:style-name="fr1" draw:name="Image229" text:anchor-type="as-char" svg:width="6.9236in" svg:height="4.615733in" draw:z-index="0">
<draw:image xlink:href="../Images/AРМІЯINFORM/2023-07-03T22-00-00-04-00/artyleriya.jpg" xlink:type="simple" xlink:show="embed" xlink:actuate="onLoad" draw:mime-type="image/jpeg"/>
</draw:frame>
Ілюстративне фото</text:p>
      <text:p text:style-name="P4">
Про це в ефірі телемарафону «Єдині новини» повідомила заступник Міністраоборони України Ганна Маляр.</text:p>
      <text:p text:style-name="P4">
— Те, що ворог не просувається, говорить про професійність і мужність нашихвійськових. Якщо говорити про Схід, то протягом тижня ми мали тактичні успіхита просування на декількох напрямках. Ворог своєю чергою чинить дуже сильнийопір. Число обстрілів наших позицій, у порівнянні з минулим тижнем,збільшилось практично удвічі — майже 12 тисяч.</text:p>
      <text:p text:style-name="P4">
Коментуючи ситуацію на Півдні, Ганна Маляр зауважила, що ЗСУ звільнили близько28 квадратних кілометрів.</text:p>
      <text:p text:style-name="P4">
— Наші війська стикаються із суцільним замінуванням, зокрема і з дистанційним.Маємо просування українських військ на деяких напрямках. Проте вимірюватиуспіх потрібно не лише звільненими територіями. ЗСУ не лише наступають, а іздійснюють підготовку до наступних просувань, знищуючи ворожі резерви. Доприкладу, на Таврійському напрямку було знищено близько 100 одиниць ворожоїтехніки.</text:p>
      <text:p text:style-name="P4">
Source: <text:a xlink:type="simple" xlink:href="https://armyinform.com.ua/2023/07/03/zsu-shhodenno-stykayutsya-iz-zhorstkym-dvoboyem-ganna-malyar/" text:style-name="Internet_20_link" text:visited-style-name="Visited_20_Internet_20_Link">
https://armyinform.com.ua/2023/07/03/zsu-shhodenno-stykayutsya-iz-zhorstkym-dvoboyem-ganna-malyar/</text:a>
</text:p>
      <!--NEWS-->
      <text:h text:style-name="P10" text:outline-level="1">
<text:span text:style-name="T4">
НАТО завтра може продовжити повноваження Столтенберга – дипломати</text:span>
</text:h>
      <text:p text:style-name="P4">
Authors: Ukrinform (Person)</text:p>
      <text:p text:style-name="P4">
Publisher: Укринформ (Organization)</text:p>
      <text:p text:style-name="P4">
Published Time: 2023-07-03T22:13:00+03:00</text:p>
      <text:p text:style-name="P4">
Modified Time: 2023-07-03T22:13:00+03:00</text:p>
      <text:p text:style-name="P4">
Description: Члени НАТО 4 липня можуть погодитись на продовження терміну повноважень генерального секретаря Єнса Столтенберга ще на рік. — Укрінформ.</text:p>
      <text:p text:style-name="P4">
Images: ['<text:a xlink:type="simple" xlink:href="https://static.ukrinform.com/photos/2021_08/thumb_files/630_360_1630432633-166.jpg" text:style-name="Internet_20_link" text:visited-style-name="Visited_20_Internet_20_Link">
630_360_16304...</text:a>
']</text:p>
      <text:p text:style-name="P4">
Tags: ['НАТО', 'Столтенберг']</text:p>
      <text:p text:style-name="P4">
Type: Article</text:p>
      <!--METADATA-->
      <text:p text:style-name="P4">
<draw:frame draw:style-name="fr1" draw:name="Image230" text:anchor-type="as-char" svg:width="6.9236in" svg:height="3.956343in" draw:z-index="0">
<draw:image xlink:href="../Images/yкринформ/2023-07-03T22-13-00-03-00/630_360_1630432633-166.jpg" xlink:type="simple" xlink:show="embed" xlink:actuate="onLoad" draw:mime-type="image/jpeg"/>
</draw:frame>
 Члени НАТО4 липня можуть погодитись на продовження терміну повноважень генеральногосекретаря Єнса Столтенберга ще на рік.</text:p>
      <text:p text:style-name="P4">
Про це передає Укрінформ із посиланням на " <text:a xlink:type="simple" xlink:href="https://www.radiosvoboda.org/a/news-stoltenberh-nato-povnovazhennya/32487633.html" text:style-name="Internet_20_link" text:visited-style-name="Visited_20_Internet_20_Link">
 Радіо Свобода</text:a>
 ".</text:p>
      <text:p text:style-name="P4">
"Про рішення широко повідомлялося останніми тижнями, але очікується, що послив НАТО офіційно затвердять продовження під час зустрічі 4 липня, повідомилисьогодні дипломати на умовах анонімності", - йдеться у повідомленні.</text:p>
      <text:p text:style-name="P4">
<text:span text:style-name="T4">
Читайте також:</text:span>
 <text:span text:style-name="T4">
<text:a xlink:type="simple" xlink:href="https://www.ukrinform.ua/rubric-world/3729567-krainicleni-nato-virisili-zalisiti-ensa-stoltenberga-na-coli-alansu-zmi.html" text:style-name="Internet_20_link" text:visited-style-name="Visited_20_Internet_20_Link">
 Країни-члени НАТО вирішили залишити Єнса Столтенбергана чолі Альянсу – ЗМІ </text:a>
 </text:span>
</text:p>
      <text:p text:style-name="P4">
Як повідомлялося, союзники по НАТО обговорювали рішення про те, чи залишитиЄнса Столтенберга на посаді генсека Альянсу, або ж затвердити нового керівникадо саміту НАТО у Вільнюсі. Серед інших кандидатів розглядалися прем’єр-міністрДанії Метте Фредеріксен і міністр оборони Великої Британії Бен Воллес.</text:p>
      <text:p text:style-name="P4">
<text:span text:style-name="T4">
Читайте також:</text:span>
 <text:span text:style-name="T4">
<text:a xlink:type="simple" xlink:href="https://www.ukrinform.ua/rubric-polytics/3731036-zaprosenna-dla-ukraini-v-nato-mae-buti-citkim-i-ne-moze-buti-vidklikane-mzs-litvi.html" text:style-name="Internet_20_link" text:visited-style-name="Visited_20_Internet_20_Link">
 Запрошення для України в НАТО має бути чітким і не можебути відкликане – МЗС Литви </text:a>
 </text:span>
</text:p>
      <text:p text:style-name="P4">
<text:span text:style-name="T4">
<text:a xlink:type="simple" xlink:href="https://www.ukrinform.ua/tag-stoltenberg" text:style-name="Internet_20_link" text:visited-style-name="Visited_20_Internet_20_Link">
 Столтенберг </text:a>
 </text:span>
 , колишнійпрем’єр-міністр Норвегії, очолює Північноатлантичний альянс з 2014 року, ійому вже кілька разів продовжували повноваження.</text:p>
      <text:p text:style-name="P4">
Source: <text:a xlink:type="simple" xlink:href="https://www.ukrinform.ua/rubric-world/3731047-nato-zavtra-moze-prodovziti-povnovazenna-stoltenberga-diplomati.html" text:style-name="Internet_20_link" text:visited-style-name="Visited_20_Internet_20_Link">
https://www.ukrinform.ua/rubric-world/3731047-nato-zavtra-moze-prodovziti-povnovazenna-stoltenberga-diplomati.html</text:a>
</text:p>
      <!--NEWS-->
      <text:h text:style-name="P10" text:outline-level="1">
<text:span text:style-name="T4">
Танковський підсилив «Полісся» у півзахисті</text:span>
</text:h>
      <text:p text:style-name="P4">
Authors: Ukrinform (Person)</text:p>
      <text:p text:style-name="P4">
Publisher: Укринформ (Organization)</text:p>
      <text:p text:style-name="P4">
Published Time: 2023-07-03T22:23:00+03:00</text:p>
      <text:p text:style-name="P4">
Modified Time: 2023-07-03T22:23:00+03:00</text:p>
      <text:p text:style-name="P4">
Description: Півзахисник В'ячеслав Танковський перейшов із харківського «Металіста» до футбольного колективу «Полісся». — Укрінформ.</text:p>
      <text:p text:style-name="P4">
Images: ['<text:a xlink:type="simple" xlink:href="https://static.ukrinform.com/photos/2023_07/thumb_files/630_360_1688411796-914.jpg" text:style-name="Internet_20_link" text:visited-style-name="Visited_20_Internet_20_Link">
630_360_16884...</text:a>
']</text:p>
      <text:p text:style-name="P4">
Tags: ['Футбол', 'Полісся']</text:p>
      <text:p text:style-name="P4">
Type: Article</text:p>
      <!--METADATA-->
      <text:p text:style-name="P4">
<draw:frame draw:style-name="fr1" draw:name="Image231" text:anchor-type="as-char" svg:width="6.9236in" svg:height="3.956343in" draw:z-index="0">
<draw:image xlink:href="../Images/yкринформ/2023-07-03T22-23-00-03-00/630_360_1688411796-914.jpg" xlink:type="simple" xlink:show="embed" xlink:actuate="onLoad" draw:mime-type="image/jpeg"/>
</draw:frame>
Півзахисник В'ячеслав Танковський перейшов із харківського «Металіста» дофутбольного колективу «Полісся».</text:p>
      <text:p text:style-name="P4">
Як повідомляє <text:a xlink:type="simple" xlink:href="https://polissyafc.com/" text:style-name="Internet_20_link" text:visited-style-name="Visited_20_Internet_20_Link">
 пресслужба </text:a>
 житомирського клубу,контракт із хавбеком підписано на три роки, передає Укрінформ.</text:p>
      <text:p text:style-name="P4">
Другу половину сезону вихованець донецького «Шахтаря» провів у «Дніпрі-1» направах оренди.</text:p>
      <text:p text:style-name="P4">
Танковський також виступав за луганську «Зорю», київський «Арсенал» та«Маріуполь».</text:p>
      <text:p text:style-name="P4">
<text:span text:style-name="T4">
Читайте також:</text:span>
 <text:a xlink:type="simple" xlink:href="https://www.ukrinform.ua/rubric-sports/3726691-dosvidcenij-zahisnik-sabanov-vistupatime-za-fk-polissa.html" text:style-name="Internet_20_link" text:visited-style-name="Visited_20_Internet_20_Link">
 Досвідчений захисник Шабанов виступатиме за ФК «<text:span text:style-name="T4">
Полісся</text:span>
 » </text:a>
</text:p>
      <text:p text:style-name="P4">
Нагадаємо, ФК «Полісся» став чемпіоном України у Першій лізі і впершевиступатиме в Українській Прем'єр-лізі (УПЛ).</text:p>
      <text:p text:style-name="P4">
Фото: ФК «Полісся».</text:p>
      <text:p text:style-name="P4">
Source: <text:a xlink:type="simple" xlink:href="https://www.ukrinform.ua/rubric-sports/3731048-tankovskij-pidsiliv-polissa-u-pivzahisti.html" text:style-name="Internet_20_link" text:visited-style-name="Visited_20_Internet_20_Link">
https://www.ukrinform.ua/rubric-sports/3731048-tankovskij-pidsiliv-polissa-u-pivzahisti.html</text:a>
</text:p>
      <!--NEWS-->
      <text:h text:style-name="P10" text:outline-level="1">
<text:span text:style-name="T4">
Гроші з продажу книги Амеліної «Синдром листопаду» підуть на організацію літературного фестивалю</text:span>
</text:h>
      <text:p text:style-name="P4">
Authors: Ukrinform (Person)</text:p>
      <text:p text:style-name="P4">
Publisher: Укринформ (Organization)</text:p>
      <text:p text:style-name="P4">
Published Time: 2023-07-03T22:38:00+03:00</text:p>
      <text:p text:style-name="P4">
Modified Time: 2023-07-03T22:38:00+03:00</text:p>
      <text:p text:style-name="P4">
Description: Гроші з продажу залишків накладу книги “Синдром листопаду” Вікторії Амеліної направлять на організацію «Нью-Йоркського літературного фестивалю», аби захід заснований письменницею і надалі відбувався. — Укрінформ.</text:p>
      <text:p text:style-name="P4">
Images: ['<text:a xlink:type="simple" xlink:href="https://static.ukrinform.com/photos/2023_07/thumb_files/630_360_1688413397-672.jpg" text:style-name="Internet_20_link" text:visited-style-name="Visited_20_Internet_20_Link">
630_360_16884...</text:a>
']</text:p>
      <text:p text:style-name="P4">
Tags: ['Фестиваль', 'Книги', 'Література', 'Вікторія Амеліна']</text:p>
      <text:p text:style-name="P4">
Type: Article</text:p>
      <!--METADATA-->
      <text:p text:style-name="P4">
<draw:frame draw:style-name="fr1" draw:name="Image232" text:anchor-type="as-char" svg:width="6.9236in" svg:height="3.956343in" draw:z-index="0">
<draw:image xlink:href="../Images/yкринформ/2023-07-03T22-38-00-03-00/630_360_1688413397-672.jpg" xlink:type="simple" xlink:show="embed" xlink:actuate="onLoad" draw:mime-type="image/jpeg"/>
</draw:frame>
 Гроші зпродажу залишків накладу книги “Синдром листопаду” Вікторії Амеліноїнаправлять на організацію «Нью-Йоркського літературного фестивалю», аби західзаснований письменницею і надалі відбувався.</text:p>
      <text:p text:style-name="P4">
Про це повідомила у <text:a xlink:type="simple" xlink:href="https://www.facebook.com/yuliya.argument/posts/pfbid0PdmuvSmjPAQrJ21hbLjwTyQHDBeVPebg6ozn2ZAXRVoZtqoep7XS5L7hg9zcwqGRl" text:style-name="Internet_20_link" text:visited-style-name="Visited_20_Internet_20_Link">
 Фейсбуці</text:a>
директор харківського видавництва “Віват” Юлія Орлова, передає Укрінформ.</text:p>
      <text:p text:style-name="P4">
“У 2015 році ми видали <text:a xlink:type="simple" xlink:href="https://www.ukrinform.ua/tag-kniga" text:style-name="Internet_20_link" text:visited-style-name="Visited_20_Internet_20_Link">
 книжку </text:a>
 ВікиАмеліної «Синдром листопаду». Як справедливо зазначив Юрій Макаров: «Це дужедорослий текст, який написала дуже молода жінка». Та чи знала Віка, пишучи«Синдром листопаду», що колись він перетвориться на синдром лютого…І тойбезкінечний, жорстокий лютий відбере у неї життя… Зараз у нас залишилося 390примірників її чудової книжки. Раніше вона коштувала 80 гривень, але яприйняла рішення підвищити ціну до 200 гривень задля того, щоб абсолютно всікошти з продажу передати ГО «Нью-Йоркський літературний фестиваль», який Віказаснувала і яким жила. І щоб цих грошей вийшло більше”, - розповіла Орлова.</text:p>
      <text:p text:style-name="P4">
</text:p>
      <text:p text:style-name="P4">
У наступному дописі директор видавництва повідомила, що протягом шести годинвсі книги розкупили.</text:p>
      <text:p text:style-name="P4">
<text:span text:style-name="T4">
Читайте також:</text:span>
 <text:a xlink:type="simple" xlink:href="https://www.ukrinform.ua/rubric-culture/3730719-socmerezi-pro-zagibel-viki-amelinoi-mi-vsi-zaraz-svidki-novogo-sandarmoha.html" text:style-name="Internet_20_link" text:visited-style-name="Visited_20_Internet_20_Link">
 Соцмережі про загибель Віки <text:span text:style-name="T4">
Амеліно</text:span>
 ї: Ми всі заразсвідки нового Сандармоха </text:a>
</text:p>
      <text:p text:style-name="P4">
“Знаєте, я вперше не радію такій швидкості продажів... вперше в житті. Всікошти будуть передані на продовження справи життя Віки. В одному інтерв’ю вонасказала, що складне сьогодення, з яким ми маємо справу, можна повернути таосмислити лише в багатоголоссі – в добрій літературі та добрій довірливійрозмові. Тому цей фестиваль має жити, бути, звучати! «Треба не плакати, аробити Нью-Йоркський літературний фестиваль», – казала якось Віка. Зробимо,Віко. Вже робимо”, - зазначила Орлова.</text:p>
      <text:p text:style-name="P4">
Як повідомляв <text:a xlink:type="simple" xlink:href="https://www.ukrinform.ua/rubric-society/3730625-pomerla-pismennica-amelina-poranena-pri-obstrili-kramatorska.html" text:style-name="Internet_20_link" text:visited-style-name="Visited_20_Internet_20_Link">
 Укрінформ </text:a>
 , 1 липня померла в лікарні українська письменниця ВікторіяАмеліна, яка 27 червня зазнала поранень при обстрілі Краматорська російськимивійськами. Письменницю поховають у середу, 5 липня, на Личаківському цвинтаріу Львові. 4 липня з нею попрощаються в Києві.</text:p>
      <text:p text:style-name="P4">
<text:span text:style-name="T5">
Фото: pen.org.ua</text:span>
</text:p>
      <text:p text:style-name="P4">
Source: <text:a xlink:type="simple" xlink:href="https://www.ukrinform.ua/rubric-culture/3731050-grosi-z-prodazu-knigi-amelinoi-sindrom-listopadu-pidut-na-organizaciu-literaturnogo-festivalu.html" text:style-name="Internet_20_link" text:visited-style-name="Visited_20_Internet_20_Link">
https://www.ukrinform.ua/rubric-culture/3731050-grosi-z-prodazu-knigi-amelinoi-sindrom-listopadu-pidut-na-organizaciu-literaturnogo-festivalu.html</text:a>
</text:p>
      <!--NEWS-->
      <text:h text:style-name="P10" text:outline-level="1">
<text:span text:style-name="T4">
Посла Грузії в Україні завтра викличуть до МЗС, дипломат повернеться у Тбілісі - Кулеба</text:span>
</text:h>
      <text:p text:style-name="P4">
Authors: Ukrinform (Person)</text:p>
      <text:p text:style-name="P4">
Publisher: Укринформ (Organization)</text:p>
      <text:p text:style-name="P4">
Published Time: 2023-07-03T22:42:00+03:00</text:p>
      <text:p text:style-name="P4">
Modified Time: 2023-07-03T22:42:00+03:00</text:p>
      <text:p text:style-name="P4">
Description: Посла Грузії в Україні завтра викличуть у Міністерство закордонних справ Україну на жорстку розмову через ставлення грузинської влади до Михеїла Саакашвілі, дипломат має повернутися до Тбілісі.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Грузія', 'Посол', 'Саакашвілі', 'Україна']</text:p>
      <text:p text:style-name="P4">
Type: Article</text:p>
      <!--METADATA-->
      <text:p text:style-name="P4">
<draw:frame draw:style-name="fr1" draw:name="Image234" text:anchor-type="as-char" svg:width="6.9236in" svg:height="3.956343in" draw:z-index="0">
<draw:image xlink:href="../Images/yкринформ/2023-07-03T22-42-00-03-00/630_360_1685367365-251.jpg" xlink:type="simple" xlink:show="embed" xlink:actuate="onLoad" draw:mime-type="image/jpeg"/>
</draw:frame>
 ПослаГрузії в Україні завтра викличуть у Міністерство закордонних справ Україну нажорстку розмову через ставлення грузинської влади до Михеїла Саакашвілі,дипломат має повернутися до Тбілісі.</text:p>
      <text:p text:style-name="P4">
Про це повідомило у <text:a xlink:type="simple" xlink:href="https://t.me/Ukraine_MFA/1841" text:style-name="Internet_20_link" text:visited-style-name="Visited_20_Internet_20_Link">
 Телеграмі </text:a>
 Міністерствозакордонних справ України, передає Укрінформ.</text:p>
      <text:p text:style-name="P4">
«Грузинська влада заслуговує на жорстку реакцію України через ставлення доМихеїла Саакашвілі. Завтра зранку посол Грузії буде в МЗС, з ним буде поведенажорстка розмова, він поїде до Грузії. Ми вважаємо, що Грузія має припинитизнущання з <text:span text:style-name="T4">
<text:a xlink:type="simple" xlink:href="https://www.ukrinform.ua/tag-saakasvili" text:style-name="Internet_20_link" text:visited-style-name="Visited_20_Internet_20_Link">
 Михеїла Саакашвілі </text:a>
</text:span>
 та повернути його нам, оскільки він є громадянином України», - процитувалиглаву МЗС Дмитра Кулебу у зовнішньополітичному відомстві.</text:p>
      <text:p text:style-name="P4">
<text:span text:style-name="T4">
Читайте також:</text:span>
 <text:span text:style-name="T4">
<text:a xlink:type="simple" xlink:href="https://www.ukrinform.ua/rubric-polytics/3730952-do-mzs-gruzii-viklikali-ukrainskogo-diplomata-cerez-sankcii-proti-georgian-airways.html" text:style-name="Internet_20_link" text:visited-style-name="Visited_20_Internet_20_Link">
 До МЗС Грузії викликали українського дипломата черезсанкції проти Georgian Airways </text:a>
 </text:span>
</text:p>
      <text:p text:style-name="P4">
Як повідомлялося, у понеділок, 3 липня, Михеїл Саакашвілі був присутній уонлайн-форматі на судовому засіданні. Він продемонстрував, наскільки сильносхуд під час перебування у лікарні.</text:p>
      <text:p text:style-name="P4">
Президент України Володимир Зеленський висловив обурення станом ув’язненогоекспрезидента Грузії Михеїл Саакашвілі, та оголосив, що Україна через це _<text:span text:style-name="T4">
<text:a xlink:type="simple" xlink:href="https://www.ukrinform.ua/rubric-polytics/3731009-zelenskij-doruciv-viklikati-posla-gruzii-do-mzs-i-visloviti-protest-cerez-stan-saakasvili.html" text:style-name="Internet_20_link" text:visited-style-name="Visited_20_Internet_20_Link">
просить грузинського посла повернутися до Тбілісі.</text:a>
</text:span>
 _</text:p>
      <text:p text:style-name="P4">
Source: <text:a xlink:type="simple" xlink:href="https://www.ukrinform.ua/rubric-polytics/3731051-posla-gruzii-v-ukraini-zavtra-viklicut-do-mzs-diplomat-povernetsa-u-tbilisi-kuleba.html" text:style-name="Internet_20_link" text:visited-style-name="Visited_20_Internet_20_Link">
https://www.ukrinform.ua/rubric-polytics/3731051-posla-gruzii-v-ukraini-zavtra-viklicut-do-mzs-diplomat-povernetsa-u-tbilisi-kuleba.html</text:a>
</text:p>
      <!--NEWS-->
      <text:h text:style-name="P10" text:outline-level="1">
<text:span text:style-name="T4">
Чалий сказав, коли можуть прийняти ключові рішення щодо вступу України до НАТО</text:span>
</text:h>
      <text:p text:style-name="P4">
Authors: Ukrinform (Person)</text:p>
      <text:p text:style-name="P4">
Publisher: Укринформ (Organization)</text:p>
      <text:p text:style-name="P4">
Published Time: 2023-07-03T22:53:00+03:00</text:p>
      <text:p text:style-name="P4">
Modified Time: 2023-07-03T22:53:00+03:00</text:p>
      <text:p text:style-name="P4">
Description: Ключові рішення щодо вступу України до НАТО будуть прийматися у Вашингтоні наступного року, на ювілейному саміті НАТО.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Чалий', 'НАТО', 'Україна']</text:p>
      <text:p text:style-name="P4">
Type: Article</text:p>
      <!--METADATA-->
      <text:p text:style-name="P4">
<draw:frame draw:style-name="fr1" draw:name="Image235" text:anchor-type="as-char" svg:width="6.9236in" svg:height="3.956343in" draw:z-index="0">
<draw:image xlink:href="../Images/yкринформ/2023-07-03T22-53-00-03-00/630_360_1687497729-428.jpg" xlink:type="simple" xlink:show="embed" xlink:actuate="onLoad" draw:mime-type="image/jpeg"/>
</draw:frame>
 Ключовірішення щодо вступу України до НАТО будуть прийматися у Вашингтоні наступногороку, на ювілейному саміті НАТО.</text:p>
      <text:p text:style-name="P4">
Таку думку висловив дипломат надзвичайний і повноважний посол України у США(2015-2019) Валерій Чалий в етері телеканалу " <text:a xlink:type="simple" xlink:href="https://espreso.tv/rishennya-shchodo-vstupu-ukraini-do-nato-priymatimetsya-na-nastupnomu-yuvileynomu-samiti-alyansu-u-vashingtoni-chaliy" text:style-name="Internet_20_link" text:visited-style-name="Visited_20_Internet_20_Link">
 Еспресо</text:a>
 ", передаєУкрінформ.</text:p>
      <text:p text:style-name="P4">
"Вступ України до НАТО означатиме, що ми розподіляємо відповідальність заєвропейську безпеку з іншими країнами. Україна не повинна самотужки весь частримати цю оборону. Нам потрібно бути разом в Альянсі. Ключові рішення щодовступу України до НАТО будуть прийматися у Вашингтоні наступного року, наювілейному саміті НАТО", - припустив Чалий.</text:p>
      <text:p text:style-name="P4">
<text:span text:style-name="T4">
Читайте також:</text:span>
 <text:span text:style-name="T4">
<text:a xlink:type="simple" xlink:href="https://www.ukrinform.ua/rubric-polytics/3731036-zaprosenna-dla-ukraini-v-nato-mae-buti-citkim-i-ne-moze-buti-vidklikane-mzs-litvi.html" text:style-name="Internet_20_link" text:visited-style-name="Visited_20_Internet_20_Link">
 Запрошення для України в НАТО має бути чітким і не можебути відкликане – МЗС Литви </text:a>
 </text:span>
</text:p>
      <text:p text:style-name="P4">
За словами дипломата, на саміті НАТО у Вільнюсі має пролунати заява пронадання Україні далекобійної зброї.</text:p>
      <text:p text:style-name="P4">
"Від саміту у Вільнюсі я очікую заяву про надання ракет ATACMS й іншихдалекобійних ракет. Також має бути сигнал керівництву Росії, що шантаж Кремляне здійснився, і що Україна буде у <text:span text:style-name="T4">
<text:a xlink:type="simple" xlink:href="https://www.ukrinform.ua/tag-nato" text:style-name="Internet_20_link" text:visited-style-name="Visited_20_Internet_20_Link">
 НАТО </text:a>
 </text:span>
 в конкретному форматі. Не готові зараз про це сказати, перекиньте цеймісток на Вашингтон й зніміть усі питання: формули, гарантії безпекиперехідних періодів, алгоритми - це все потрібно залишити в минулому. Заразпитання стоїть руба - або так, або ні", - наголосив Чалий.</text:p>
      <text:p text:style-name="P4">
<text:span text:style-name="T4">
Читайте також:</text:span>
 <text:span text:style-name="T4">
<text:a xlink:type="simple" xlink:href="https://www.ukrinform.ua/rubric-ato/3730898-nato-ne-moze-dozvoliti-rosii-vigrati-v-ukraini-golova-vijskovogo-komitetu-alansu.html" text:style-name="Internet_20_link" text:visited-style-name="Visited_20_Internet_20_Link">
 НАТО не може дозволити Росії виграти в Україні – головаВійськового комітету Альянсу </text:a>
 </text:span>
</text:p>
      <text:p text:style-name="P4">
Як повідомлялося, 11-12 липня у Вільнюсі відбудеться саміт НАТО, під час якогоодним з головних питань для обговорення на рівні глав держав та урядів країн-союзниць буде продовження військової допомоги для України у реалізації їїправа на самооборону проти російської агресії, а також заходи зі зміцненнясистеми стримування й оборони Альянсу.</text:p>
      <text:p text:style-name="P4">
Source: <text:a xlink:type="simple" xlink:href="https://www.ukrinform.ua/rubric-polytics/3731052-calij-skazav-koli-mozut-prijnati-klucovi-risenna-sodo-vstupu-ukraini-do-nato.html" text:style-name="Internet_20_link" text:visited-style-name="Visited_20_Internet_20_Link">
https://www.ukrinform.ua/rubric-polytics/3731052-calij-skazav-koli-mozut-prijnati-klucovi-risenna-sodo-vstupu-ukraini-do-nato.html</text:a>
</text:p>
      <!--NEWS-->
      <text:h text:style-name="P10" text:outline-level="1">
<text:span text:style-name="T4">
Ворог за день 28 разів обстріляв прикордоння Сумщини - зафіксували 170 вибухів</text:span>
</text:h>
      <text:p text:style-name="P4">
Authors: Ukrinform (Person)</text:p>
      <text:p text:style-name="P4">
Publisher: Укринформ (Organization)</text:p>
      <text:p text:style-name="P4">
Published Time: 2023-07-03T22:58:00+03:00</text:p>
      <text:p text:style-name="P4">
Modified Time: 2023-07-03T22:58:00+03:00</text:p>
      <text:p text:style-name="P4">
Description:  Упродовж дня, 3 липня, росіяни здійснили 28 обстрілів прикордоння Сумщини, було зафіксовано 170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236" text:anchor-type="as-char" svg:width="6.9236in" svg:height="3.956343in" draw:z-index="0">
<draw:image xlink:href="../Images/yкринформ/2023-07-03T22-58-00-03-00/630_360_1669987737-966.jpg" xlink:type="simple" xlink:show="embed" xlink:actuate="onLoad" draw:mime-type="image/jpeg"/>
</draw:frame>
 Упродовждня, 3 липня, росіяни здійснили 28 обстрілів прикордоння Сумщини, булозафіксовано 170 вибухів.</text:p>
      <text:p text:style-name="P4">
Про це повідомляє в <text:a xlink:type="simple" xlink:href="https://t.me/Sumy_news_ODA/17519" text:style-name="Internet_20_link" text:visited-style-name="Visited_20_Internet_20_Link">
 Телеграмі </text:a>
 СумськаОВА, передає Укрінформ.</text:p>
      <text:p text:style-name="P4">
« <text:a xlink:type="simple" xlink:href="https://www.ukrinform.ua/tag-obstril" text:style-name="Internet_20_link" text:visited-style-name="Visited_20_Internet_20_Link">
 Обстрілів </text:a>
 зазнали Сумська,Миропільська; Білопільська, Юнаківська, Хотінська, Краснопільська,Великописарівська, Шалигинська, Середино-Будська громади», - йдеться уповідомленні.</text:p>
      <ul>
        <li>
Шалигинська громада: ворог бив з артилерії (10 вибухів). Внаслідок обстрілу загинули 2 мирних жителів та 1 поранено.   * Середино-Будська громада: 2 міни скинули росіяни на територію громади.   * Миропільська громада: пуск ракет (НУРС) з гвинтокрила (3 вибухи).   * Великописарівська громада: ворожим БПЛА скинуто ВОГ (2 вибухи) також були мінометні обстріли (36 вибухів). Також були обстріли з АГС (30 вибухів), в результаті одного з обстрілів виникла пожежа нежитлових будівель.   * Сумська громада: зафіксовано прильоти БПЛА типу «Shahed 136». Внаслідок влучань пошкоджено адміністративну будівлю та два багатоквартирних житлових будинки, 7 приватних авто та приміщення школи. Попередньо 2 загиблих та 19 поранених.   * Юнаківська громада: були мінометні обстріли (24 вибухи). Внаслідок одного з обстрілів загинув місцевий житель. Пошкоджено приватне житлове домоволодіння та господарчу споруду. Також росіяни били з артилерії (14 вибухів). Внаслідок одного з обстрілів пошкоджено 3 приватні житлові будинки.   * Білопільська громада: зафіксовано 29 вибухів з мінометів.   * Хотінська громада: здійснено мінометні обстріли (4 вибухи) та обстріл з артилерії (3 вибухи).   * Краснопільська громада: був артобстріл (10 вибухів).</li>
      </ul>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text:p>
      <text:p text:style-name="P4">
Як повідомляв <text:a xlink:type="simple" xlink:href="https://www.ukrinform.ua/rubric-ato/3731025-rosijski-vijska-uprodovz-dna-obstriluvali-sumsinu-ta-cernigivsinu-76-vlucan.html" text:style-name="Internet_20_link" text:visited-style-name="Visited_20_Internet_20_Link">
 Укрінформ </text:a>
 , російські війська 3 липня вчергове обстрілялиприкордонні території Чернігівської та Сумської областей.</text:p>
      <text:p text:style-name="P4">
Source: <text:a xlink:type="simple" xlink:href="https://www.ukrinform.ua/rubric-regions/3731053-vorog-za-den-28-raziv-obstrilav-prikordonna-sumsini-zafiksuvali-170-vibuhiv.html" text:style-name="Internet_20_link" text:visited-style-name="Visited_20_Internet_20_Link">
https://www.ukrinform.ua/rubric-regions/3731053-vorog-za-den-28-raziv-obstrilav-prikordonna-sumsini-zafiksuvali-170-vibuhiv.html</text:a>
</text:p>
      <!--NEWS-->
      <text:h text:style-name="P10" text:outline-level="1">
<text:span text:style-name="T4">
Вімблдон-2023. Визначилася наступна суперниця Цуренко</text:span>
</text:h>
      <text:p text:style-name="P4">
Authors: Ukrinform (Person)</text:p>
      <text:p text:style-name="P4">
Publisher: Укринформ (Organization)</text:p>
      <text:p text:style-name="P4">
Published Time: 2023-07-03T22:59:00+03:00</text:p>
      <text:p text:style-name="P4">
Modified Time: 2023-07-03T22:59:00+03:00</text:p>
      <text:p text:style-name="P4">
Description: У другому колі Вімблдонського тенісного турніру у Лондоні (Велика Британія) українка Леся Цуренко протистоятиме Катерині Синяковій з Чехії. — Укрінформ.</text:p>
      <text:p text:style-name="P4">
Images: ['<text:a xlink:type="simple" xlink:href="https://static.ukrinform.com/photos/2023_07/thumb_files/630_360_1688413876-674.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237" text:anchor-type="as-char" svg:width="6.9236in" svg:height="3.956343in" draw:z-index="0">
<draw:image xlink:href="../Images/yкринформ/2023-07-03T22-59-00-03-00/630_360_1688413876-674.jpg" xlink:type="simple" xlink:show="embed" xlink:actuate="onLoad" draw:mime-type="image/jpeg"/>
</draw:frame>
 У другомуколі Вімблдонського тенісного турніру у Лондоні (Велика Британія) українкаЛеся Цуренко протистоятиме Катерині Синяковій з Чехії.</text:p>
      <text:p text:style-name="P4">
На старті третього у сезоні турніру серії Grand Slam Синякова перегралапосіяну під 24-м номером китаянку Чжен Ціньвень - 6:3, 7:5, передає Укрінформ.</text:p>
      <text:p text:style-name="P4">
Нагадаємо, Цуренко розпочала виступ на Вімблдоні-2023 перемогою надамериканкою Клер Лю (6:3, 3:6, 6:4).</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а-2023</text:a>
</text:p>
      <text:p text:style-name="P4">
Вімблдонський турнір триватиме до 16 липня.</text:p>
      <text:p text:style-name="P4">
На фото: Катерина Синякова (Getty Images/Global Images Ukraine).</text:p>
      <text:p text:style-name="P4">
Source: <text:a xlink:type="simple" xlink:href="https://www.ukrinform.ua/rubric-sports/3731054-vimbldon2023-viznacilasa-nastupna-supernica-curenko.html" text:style-name="Internet_20_link" text:visited-style-name="Visited_20_Internet_20_Link">
https://www.ukrinform.ua/rubric-sports/3731054-vimbldon2023-viznacilasa-nastupna-supernica-curenko.html</text:a>
</text:p>
      <!--NEWS-->
      <text:h text:style-name="P10" text:outline-level="1">
<text:span text:style-name="T4">
Кулеба - про саміт НАТО: Ведемо непрості перемовини, аби отримати максимальний результат для України</text:span>
</text:h>
      <text:p text:style-name="P4">
Authors: Ukrinform (Person)</text:p>
      <text:p text:style-name="P4">
Publisher: Укринформ (Organization)</text:p>
      <text:p text:style-name="P4">
Published Time: 2023-07-03T23:11:00+03:00</text:p>
      <text:p text:style-name="P4">
Modified Time: 2023-07-03T23:11:00+03:00</text:p>
      <text:p text:style-name="P4">
Description: Україна веде інтенсивні перемовини з партнерами, аби отримати на саміті НАТО у Вільнюсі максимальний результат, наразі є певні здобутки.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Саміт НАТО', 'Україна', 'Єдині новини']</text:p>
      <text:p text:style-name="P4">
Type: Article</text:p>
      <!--METADATA-->
      <text:p text:style-name="P4">
<draw:frame draw:style-name="fr1" draw:name="Image238" text:anchor-type="as-char" svg:width="6.9236in" svg:height="3.956343in" draw:z-index="0">
<draw:image xlink:href="../Images/yкринформ/2023-07-03T23-11-00-03-00/630_360_1685367365-251.jpg" xlink:type="simple" xlink:show="embed" xlink:actuate="onLoad" draw:mime-type="image/jpeg"/>
</draw:frame>
 Українаведе інтенсивні перемовини з партнерами, аби отримати на саміті НАТО уВільнюсі максимальний результат, наразі є певні здобутки.</text:p>
      <text:p text:style-name="P4">
Про це заявив міністр закордонних справ Дмитро Кулеба в ефірі телемарафону«Єдині новини», повідомляє кореспондент Укрінформу.</text:p>
      <text:p text:style-name="P4">
«Як співав наш класик «зранку до ночі, бачу твої очі», ми «з ранку до ночі»бачимо перед собою Вільнюський саміт і постійно ведемо перемовини… Зараз миувійшли в дуже інтенсивну фазу переговорів. Вони непрості. Вже є здобутки, алеце ще не ті здобутки, які повністю нас задовольняють Тому будемо працюватибуквально до останньої хвилини для того, щоб отримати для <text:a xlink:type="simple" xlink:href="https://www.ukrinform.ua/tag-ukraina" text:style-name="Internet_20_link" text:visited-style-name="Visited_20_Internet_20_Link">
 України</text:a>
 максимальний результат», - сказавКулеба.</text:p>
      <text:p text:style-name="P4">
Коментуючи подальші дії України, якщо саміт не виправдає наших очікувань,глава МЗС зауважив, що «життя не зупиниться, якщо не буде завтра те, що намтреба, то ми виб'ємо це після завтра».</text:p>
      <text:p text:style-name="P4">
«Але працюємо на результат. Я вже сказав, що певні серйозні результативимальовуються, але ми завжди працюємо на максимальний результат», -акцентував глава української дипломатії.</text:p>
      <text:p text:style-name="P4">
Як повідомлялося, 11-12 липня у Вільнюсі відбудеться саміт НАТО.</text:p>
      <text:p text:style-name="P4">
<text:span text:style-name="T4">
Читайте також:</text:span>
 <text:a xlink:type="simple" xlink:href="https://www.ukrinform.ua/rubric-ato/3731042-ubezpeciti-evropu-vid-agresii-mozna-lise-z-ukrainou-v-nato-zelenskij.html" text:style-name="Internet_20_link" text:visited-style-name="Visited_20_Internet_20_Link">
 Убезпечити Європу від агресії можна лише з Україною в<text:span text:style-name="T4">
НАТО</text:span>
 - Зеленський </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Source: <text:a xlink:type="simple" xlink:href="https://www.ukrinform.ua/rubric-polytics/3731056-kuleba-pro-samit-nato-vedemo-neprosti-peremovini-abi-otrimati-maksimalnij-rezultat-dla-ukraini.html" text:style-name="Internet_20_link" text:visited-style-name="Visited_20_Internet_20_Link">
https://www.ukrinform.ua/rubric-polytics/3731056-kuleba-pro-samit-nato-vedemo-neprosti-peremovini-abi-otrimati-maksimalnij-rezultat-dla-ukraini.html</text:a>
</text:p>
      <!--NEWS-->
      <text:h text:style-name="P10" text:outline-level="1">
<text:span text:style-name="T4">
Без України неможливо уявити Європу майбутнього – Урсула фон дер Ляєн</text:span>
</text:h>
      <text:p text:style-name="P4">
Authors: Ukrinform (Person)</text:p>
      <text:p text:style-name="P4">
Publisher: Укринформ (Organization)</text:p>
      <text:p text:style-name="P4">
Published Time: 2023-07-03T23:23:00+03:00</text:p>
      <text:p text:style-name="P4">
Modified Time: 2023-07-03T23:23:00+03:00</text:p>
      <text:p text:style-name="P4">
Description: Майбутнє Європи неможливо уявити без України, Молдови та Західних Балкан, хоча, ймовірно, подальше розширення ЄС потребуватиме інституційних реформ в самому Європейському Союзі. — Укрінформ.</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Україна', 'Фон дер Ляєн', 'Санчес']</text:p>
      <text:p text:style-name="P4">
Type: Article</text:p>
      <!--METADATA-->
      <text:p text:style-name="P4">
<draw:frame draw:style-name="fr1" draw:name="Image239" text:anchor-type="as-char" svg:width="6.9236in" svg:height="3.956343in" draw:z-index="0">
<draw:image xlink:href="../Images/yкринформ/2023-07-03T23-23-00-03-00/630_360_1685526282-448.jpg" xlink:type="simple" xlink:show="embed" xlink:actuate="onLoad" draw:mime-type="image/jpeg"/>
</draw:frame>
 МайбутнєЄвропи неможливо уявити без України, Молдови та Західних Балкан, хоча,ймовірно, подальше розширення ЄС потребуватиме інституційних реформ в самомуЄвропейському Союзі.</text:p>
      <text:p text:style-name="P4">
Про це сьогодні у Мадриді, під час пресконференції за підсумки візиту КолегіїЄврокомісії до головуючої в ЄС Іспанії заявила Президент Європейської КомісіїУрсула фон дер Ляєн, повідомляє кореспондент Укрінформу.</text:p>
      <text:p text:style-name="P4">
«Подивімось вперед на роки, та спробуємо уявити, як буде виглядати Європа. Чиможемо ми уявити, що Європейський Союз буде без України, без Молдови, безЗахідних Балкан, і що ці частини Європи будуть під впливом Росії або Китаю? Ценеможливо. Тож, напрямок нашого руху є зрозумілим. Ми маємо зараз розпочатидумати, якою буде Європа, коли ці країни стануть частиною ЄвропейськогоСоюзу», - сказала Урсула фон дер Ляєн.</text:p>
      <text:p text:style-name="P4">
<text:span text:style-name="T4">
Читайте також:</text:span>
 <text:span text:style-name="T4">
<text:a xlink:type="simple" xlink:href="https://www.ukrinform.ua/rubric-polytics/3729995-pid-cas-golovuvanna-svecii-v-es-vdalosa-obednati-evropu-v-pidtrimci-ukraini-ursula-fon-der-laen.html" text:style-name="Internet_20_link" text:visited-style-name="Visited_20_Internet_20_Link">
 Під час головування Швеції в ЄС вдалося об’єднатиЄвропу в підтримці України - Урсула фон дер Ляєн</text:a>
 </text:span>
</text:p>
      <text:p text:style-name="P4">
Вона зауважила: для цього європейці мають знайти відповідь на принциповіпитання: як буде виглядати процес прийняття рішень та використання спільногофінансування, як будуть формуватися напрямки спільної політики, і якою маєбути сила, яку в Європі хочуть бачити її громадяни. Всі ці змінипотребуватимуть часу, тож обмірковувати їх потрібно вже зараз.</text:p>
      <text:p text:style-name="P4">
Своєю чергою, прем’єр-міністр головуючої в ЄС Іспанії Педро Санчес зауважив,що наразі питання щодо розширення ЄС знаходиться «на столі». В процесівиникатимуть дискусії щодо інституційних реформ, спільних ресурсів, спільноїсільськогосподарської політики, регіонального розвитку, щодо функційЄвропейської Комісії та кількості місць в Європейському Парламенті. При тому,що всі ці питання є важливими, європейці мають знайти відповідь на головне –яким вони хочуть бачити Європейський Союз за 4-10 років.</text:p>
      <text:p text:style-name="P4">
«З моєї точки зору, - і це лише моя точка зору, - ми маємо рухатися вперед добільшої федералізації <text:span text:style-name="T4">
<text:a xlink:type="simple" xlink:href="https://www.ukrinform.ua/tag-evrosouz" text:style-name="Internet_20_link" text:visited-style-name="Visited_20_Internet_20_Link">
 Європейського Союзу </text:a>
 </text:span>
 . Ми маємо формувати більше спільної політики, поділяти більшесуверенітету, шукати спільні відповіді для спільних викликів, що постаютьперед нашими суспільствами та державами. Це стосується не лише війни та їїнаслідків. Головним чином, мова йде про трансформацію нашого суспільства, процифрові зміни та невідкладні кліматичні проблеми. Ми маємо відповісти наголовне питання, - яким ми хочемо бачити наш Європейський Союз? З моєї точкизору, це має бути більш федеральний Європейський Союз», - сказав Санчес.</text:p>
      <text:p text:style-name="P4">
<text:span text:style-name="T4">
Читайте також:</text:span>
 <text:span text:style-name="T4">
<text:a xlink:type="simple" xlink:href="https://www.ukrinform.ua/rubric-polytics/3730226-spilna-deklaracia-ispania-pidtrimue-stvorenna-radi-ukraina-nato.html" text:style-name="Internet_20_link" text:visited-style-name="Visited_20_Internet_20_Link">
 Спільна декларація: Іспанія підтримує створення РадиУкраїна – НАТО </text:a>
 </text:span>
</text:p>
      <text:p text:style-name="P4">
Як вже повідомлялося, Іспанія прийняла від Швеції естафету ротаційногоголовування в ЄС, та виконуватиме ці обов’язки з 1 липня по 31 грудняпоточного року. На знак солідарності з Україною у перший день Іспанськогоголовування в ЄС прем'єр-міністр Іспанії Педро Санчес здійснив візит до Києвата _<text:span text:style-name="T4">
<text:a xlink:type="simple" xlink:href="https://www.ukrinform.ua/rubric-economy/3730185-ispania-vidilit-ukraini-55-miljoniv-na-finansuvanna-pidpriemstv-i-energosistemi-dla-skil.html" text:style-name="Internet_20_link" text:visited-style-name="Visited_20_Internet_20_Link">
 передав Україні значний пакет військової та гуманітарної допомоги.</text:a>
</text:span>
 _</text:p>
      <text:p text:style-name="P4">
Сьогодні відбувся візит Колегії Єврокомісії до Брюсселя для обговорення шляхівреалізації пріоритетів Іспанського головування в ЄС на наступні пів року.</text:p>
      <text:p text:style-name="P4">
Source: <text:a xlink:type="simple" xlink:href="https://www.ukrinform.ua/rubric-polytics/3731058-bez-ukraini-nemozlivo-uaviti-evropu-majbutnogo-ursula-fon-der-laen.html" text:style-name="Internet_20_link" text:visited-style-name="Visited_20_Internet_20_Link">
https://www.ukrinform.ua/rubric-polytics/3731058-bez-ukraini-nemozlivo-uaviti-evropu-majbutnogo-ursula-fon-der-laen.html</text:a>
</text:p>
      <!--NEWS-->
      <text:h text:style-name="P10" text:outline-level="1">
<text:span text:style-name="T4">
Росія отримала попередження і вигадує новий план щодо ЗАЕС - Кулеба</text:span>
</text:h>
      <text:p text:style-name="P4">
Authors: Ukrinform (Person)</text:p>
      <text:p text:style-name="P4">
Publisher: Укринформ (Organization)</text:p>
      <text:p text:style-name="P4">
Published Time: 2023-07-03T23:35:00+03:00</text:p>
      <text:p text:style-name="P4">
Modified Time: 2023-07-03T23:35:00+03:00</text:p>
      <text:p text:style-name="P4">
Description: Міністр закордонних справ Дмитро Кулеба впевнений, що Росія отримала не тільки наших від партнерів, а й від інших країн сигнали про неприпустимість її планів підірвати Запорізьку АЕС. — Укрінформ.</text:p>
      <text:p text:style-name="P4">
Images: ['<text:a xlink:type="simple" xlink:href="https://static.ukrinform.com/photos/2022_08/thumb_files/630_360_1659957283-548.jpg" text:style-name="Internet_20_link" text:visited-style-name="Visited_20_Internet_20_Link">
630_360_16599...</text:a>
']</text:p>
      <text:p text:style-name="P4">
Tags: ['Дмитро Кулеба', 'Теракт', 'Агресія РФ', 'Запорізька АЕС', 'Війна з Росією', 'Єдині новини']</text:p>
      <text:p text:style-name="P4">
Type: Article</text:p>
      <!--METADATA-->
      <text:p text:style-name="P4">
<draw:frame draw:style-name="fr1" draw:name="Image240" text:anchor-type="as-char" svg:width="6.9236in" svg:height="3.956343in" draw:z-index="0">
<draw:image xlink:href="../Images/yкринформ/2023-07-03T23-35-00-03-00/630_360_1659957283-548.jpg" xlink:type="simple" xlink:show="embed" xlink:actuate="onLoad" draw:mime-type="image/jpeg"/>
</draw:frame>
 Міністрзакордонних справ Дмитро Кулеба впевнений, що Росія отримала не тільки нашихвід партнерів, а й від інших країн сигнали про неприпустимість її планівпідірвати Запорізьку АЕС.</text:p>
      <text:p text:style-name="P4">
Про Кулеба сказав в ефірі телемарафону «Єдині новини», повідомляє кореспондентУкрінформу.</text:p>
      <text:p text:style-name="P4">
«Я думаю, що отримали, і не лише від наших традиційних друзів, партнерів, алеі від інших країн, які вважають неприпустимим будь-яке використання ядерногоелементу в конфлікті», - сказав міністр.</text:p>
      <text:p text:style-name="P4">
<text:span text:style-name="T4">
Читайте також:</text:span>
 <text:span text:style-name="T4">
<text:a xlink:type="simple" xlink:href="https://www.ukrinform.ua/rubric-economy/3730927-situacia-na-zaes-zalisaetsa-vrazlivou-popri-pidklucenna-do-rezervnoi-linii-magate.html" text:style-name="Internet_20_link" text:visited-style-name="Visited_20_Internet_20_Link">
 Ситуація на ЗАЕС залишається вразливою поприпідключення до резервної лінії - МАГАТЕ </text:a>
 </text:span>
</text:p>
      <text:p text:style-name="P4">
За його словами, найголовніше те, що Україна довела світові план росіян.</text:p>
      <text:p text:style-name="P4">
«Тобто тепер їм набагато складніше буде його реалізовувати. Я думаю, що вонийого вже переписують, вигадують якийсь новий план. Я не менш переконаний, щонаша розвідка здобуде і його, і теж ми його витягнемо на світ білий», - заявивглава української дипломатії.</text:p>
      <text:p text:style-name="P4">
<text:span text:style-name="T4">
Читайте також:</text:span>
 <text:span text:style-name="T4">
<text:a xlink:type="simple" xlink:href="https://www.ukrinform.ua/rubric-regions/3730557-castina-pracivnikiv-rosatoma-ta-kolaborantiv-zalisila-zaes-mer-energodara.html" text:style-name="Internet_20_link" text:visited-style-name="Visited_20_Internet_20_Link">
 Частина працівників «Росатома» та колаборантів залишилаЗАЕС — мер Енергодара </text:a>
 </text:span>
</text:p>
      <text:p text:style-name="P4">
Як повідомляв Укрінформ, 4 березня 2022 року росіяни окупували ЗАЕС.</text:p>
      <text:p text:style-name="P4">
22 червня 2023 року Президент Володимир Зеленський заявив про плани Росіївлаштувати теракт на Запорізькій АЕС.</text:p>
      <text:p text:style-name="P4">
<text:span text:style-name="T4">
Читайте також:</text:span>
 <text:span text:style-name="T4">
<text:a xlink:type="simple" xlink:href="https://www.ukrinform.ua/rubric-society/3730984-u-zoni-mozlivogo-teraktu-na-zaes-bude-provoditisa-evakuacia-abo-dodatkovi-zahodi-lasko.html" text:style-name="Internet_20_link" text:visited-style-name="Visited_20_Internet_20_Link">
 У зоні можливого теракту на ЗАЕС буде проводитисяевакуація або додаткові заходи - Ляшко </text:a>
 </text:span>
</text:p>
      <text:p text:style-name="P4">
Секретар Ради національної безпеки та оборони Олексій Данілов заявив, щоУкраїна готується до будь-яких сценаріїв розвитку подій навколо <text:span text:style-name="T4">
<text:a xlink:type="simple" xlink:href="https://www.ukrinform.ua/tag-zaporizka-aes" text:style-name="Internet_20_link" text:visited-style-name="Visited_20_Internet_20_Link">
Запорізької АЕС. </text:a>
 </text:span>
</text:p>
      <text:p text:style-name="P4">
Source: <text:a xlink:type="simple" xlink:href="https://www.ukrinform.ua/rubric-ato/3731059-rosia-otrimala-poperedzenna-i-vigadue-novij-plan-sodo-zaes-kuleba.html" text:style-name="Internet_20_link" text:visited-style-name="Visited_20_Internet_20_Link">
https://www.ukrinform.ua/rubric-ato/3731059-rosia-otrimala-poperedzenna-i-vigadue-novij-plan-sodo-zaes-kuleba.html</text:a>
</text:p>
      <!--NEWS-->
      <text:h text:style-name="P10" text:outline-level="1">
<text:span text:style-name="T4">
Під Москвою горять склади колишнього меблевого комбінату</text:span>
</text:h>
      <text:p text:style-name="P4">
Authors: Ukrinform (Person)</text:p>
      <text:p text:style-name="P4">
Publisher: Укринформ (Organization)</text:p>
      <text:p text:style-name="P4">
Published Time: 2023-07-03T23:43:00+03:00</text:p>
      <text:p text:style-name="P4">
Modified Time: 2023-07-03T23:43:00+03:00</text:p>
      <text:p text:style-name="P4">
Description: У місті Хімки Московської області горять склади колишньої меблевої фабрики, площа пожежі досягла тисячі квадратних метрів.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Москва', 'Пожежа', 'Росія']</text:p>
      <text:p text:style-name="P4">
Type: Article</text:p>
      <!--METADATA-->
      <text:p text:style-name="P4">
<draw:frame draw:style-name="fr1" draw:name="Image241" text:anchor-type="as-char" svg:width="6.9236in" svg:height="3.956343in" draw:z-index="0">
<draw:image xlink:href="../Images/yкринформ/2023-07-03T23-43-00-03-00/630_360_1526257016-6927.jpg" xlink:type="simple" xlink:show="embed" xlink:actuate="onLoad" draw:mime-type="image/jpeg"/>
</draw:frame>
 У містіХімки Московської області горять склади колишньої меблевої фабрики, площапожежі досягла тисячі квадратних метрів.</text:p>
      <text:p text:style-name="P4">
Як передає Укрінформ, про це повідомляє <text:a xlink:type="simple" xlink:href="https://t.me/infomoscow24/46907" text:style-name="Internet_20_link" text:visited-style-name="Visited_20_Internet_20_Link">
 телеграм-канал Москва 24</text:a>
 .</text:p>
      <text:p text:style-name="P4">
«Серйозна <text:a xlink:type="simple" xlink:href="https://www.ukrinform.ua/tag-pozeza" text:style-name="Internet_20_link" text:visited-style-name="Visited_20_Internet_20_Link">
 пожежа </text:a>
 у підмосковнихХімках. Попередньо, загорівся цех меблевого комбінату на вулиці Некрасова,також вогонь охопив склад із фарбою. Величезне полум'я і дим від нього видноіз сусідніх районів. Про постраждалих інформації немає», - йдеться уповідомленні.</text:p>
      <text:p text:style-name="P4">
Російське Міністерство з надзвичайних справ повідомило, що палає складськеприміщення на площі 400 м². Пізніше площа пожежі збільшилася до 1000 м².</text:p>
      <text:p text:style-name="P4">
<text:span text:style-name="T4">
Читайте також:</text:span>
 <text:a xlink:type="simple" xlink:href="https://www.ukrinform.ua/rubric-world/3730991-u-rosii-cogoric-zgorilo-vze-ponad-13-miljona-gektariv-lisu.html" text:style-name="Internet_20_link" text:visited-style-name="Visited_20_Internet_20_Link">
 У Росії цьогоріч згоріло вже понад 1,3 мільйона гектарівлісу </text:a>
</text:p>
      <text:p text:style-name="P4">
Як повідомляв <text:a xlink:type="simple" xlink:href="https://www.ukrinform.ua/rubric-world/3729233-u-niznomu-novgorodi-stalasa-pozeza-na-zavodi-balzam.html" text:style-name="Internet_20_link" text:visited-style-name="Visited_20_Internet_20_Link">
 Укрінформ </text:a>
 , уросійському місті Нижній Новгород спалахнула масштабна пожежа на заводі«Бальзам».</text:p>
      <text:p text:style-name="P4">
Source: <text:a xlink:type="simple" xlink:href="https://www.ukrinform.ua/rubric-world/3731060-pid-moskvou-gorat-skladi-kolisnogo-meblevogo-kombinatu.html" text:style-name="Internet_20_link" text:visited-style-name="Visited_20_Internet_20_Link">
https://www.ukrinform.ua/rubric-world/3731060-pid-moskvou-gorat-skladi-kolisnogo-meblevogo-kombinatu.html</text:a>
</text:p>
      <!--NEWS-->
      <text:h text:style-name="P10" text:outline-level="1">
<text:span text:style-name="T4">
Подвійне вбивство в аеропорту Кишинева: стрілець помер</text:span>
</text:h>
      <text:p text:style-name="P4">
Authors: Ukrinform (Person)</text:p>
      <text:p text:style-name="P4">
Publisher: Укринформ (Organization)</text:p>
      <text:p text:style-name="P4">
Published Time: 2023-07-03T23:55:00+03:00</text:p>
      <text:p text:style-name="P4">
Modified Time: 2023-07-03T23:55:00+03:00</text:p>
      <text:p text:style-name="P4">
Description: Підозрюваний у подвійному вбивстві в аеропорту Кишинева помер. — Укрінформ.</text:p>
      <text:p text:style-name="P4">
Images: ['<text:a xlink:type="simple" xlink:href="https://static.ukrinform.com/photos/2023_07/thumb_files/630_360_1688417390-555.jpg" text:style-name="Internet_20_link" text:visited-style-name="Visited_20_Internet_20_Link">
630_360_16884...</text:a>
']</text:p>
      <text:p text:style-name="P4">
Tags: ['Аеропорт', 'Молдова', 'Смерть', 'Стрілянина']</text:p>
      <text:p text:style-name="P4">
Type: Article</text:p>
      <!--METADATA-->
      <text:p text:style-name="P4">
<draw:frame draw:style-name="fr1" draw:name="Image242" text:anchor-type="as-char" svg:width="6.9236in" svg:height="3.956343in" draw:z-index="0">
<draw:image xlink:href="../Images/yкринформ/2023-07-03T23-55-00-03-00/630_360_1688417390-555.jpg" xlink:type="simple" xlink:show="embed" xlink:actuate="onLoad" draw:mime-type="image/jpeg"/>
</draw:frame>
Підозрюваний у подвійному вбивстві в аеропорту Кишинева помер.</text:p>
      <text:p text:style-name="P4">
Як передає Укрінформ, про це повідомляє пресслужба Поліції Молдови у <text:a xlink:type="simple" xlink:href="https://www.facebook.com/politiarepubliciimoldova/posts/pfbid0SZGcuTQ9tnGfyVJL82jpeMjs5yWwqVUsgrFZPhQy48v96yTJ8ELnXkNyUM9t7GpKl" text:style-name="Internet_20_link" text:visited-style-name="Visited_20_Internet_20_Link">
Фейсбуці</text:a>
.</text:p>
      <text:p text:style-name="P4">
“15 хвилин тому <text:a xlink:type="simple" xlink:href="https://www.ukrinform.ua/tag-smert" text:style-name="Internet_20_link" text:visited-style-name="Visited_20_Internet_20_Link">
 померла </text:a>
 особа, якапідозрюється у подвійному вбивстві в міжнародному аеропорту”, - йдеться уповідомленні.</text:p>
      <text:p text:style-name="P4">
Як повідомляв <text:a xlink:type="simple" xlink:href="https://www.ukrinform.ua/rubric-world/3730935-strilec-z-aeroportu-kisineva-viavivsa-kolisnim-spivrobitnikom-policii.html" text:style-name="Internet_20_link" text:visited-style-name="Visited_20_Internet_20_Link">
 Укрінформ </text:a>
 , 43-річний громадянин Таджикистану Рустам Ашуров, який убивдвох людей у Кишинівському аеропорту, - колишній співробітник поліціїТаджикистану.</text:p>
      <text:p text:style-name="P4">
30 червня у Кишинівському аеропорту <text:a xlink:type="simple" xlink:href="https://www.ukrinform.ua/rubric-world/3729923-v-aeroportu-kisineva-pasazir-vidkriv-strilaninu.html" text:style-name="Internet_20_link" text:visited-style-name="Visited_20_Internet_20_Link">
 іноземець відкрив стрілянину</text:a>
 , вбивши двох людей та поранивши одного пасажира.Поліції вдалося затримати стрільця. Він отримав поранення. Співробітникиправоохоронних органів продовжать забезпечувати безпеку та громадський порядокв аеропорту.</text:p>
      <text:p text:style-name="P4">
<text:span text:style-name="T4">
Читайте також:</text:span>
 <text:a xlink:type="simple" xlink:href="https://www.ukrinform.ua/rubric-world/3730570-napadnik-z-aeroportu-kisineva-buv-u-rozsuku-v-tadzikistani.html" text:style-name="Internet_20_link" text:visited-style-name="Visited_20_Internet_20_Link">
 <text:span text:style-name="T4">
Нападник</text:span>
 з <text:span text:style-name="T4">
аеропорту</text:span>
 <text:span text:style-name="T4">
Кишинева</text:span>
 <text:span text:style-name="T4">
був</text:span>
 у<text:span text:style-name="T4">
розшуку</text:span>
 в <text:span text:style-name="T4">
Таджикистані</text:span>
 </text:a>
</text:p>
      <text:p text:style-name="P4">
Як повідомила президент Мая Санду, іноземець, який відкрив стрілянину,застрелив працівника прикордонної поліції та співробітника служби безпекиаеропорту.</text:p>
      <text:p text:style-name="P4">
Source: <text:a xlink:type="simple" xlink:href="https://www.ukrinform.ua/rubric-world/3731061-podvijne-vbivstvo-v-aeroportu-kisineva-strilec-pomer.html" text:style-name="Internet_20_link" text:visited-style-name="Visited_20_Internet_20_Link">
https://www.ukrinform.ua/rubric-world/3731061-podvijne-vbivstvo-v-aeroportu-kisineva-strilec-pomer.html</text:a>
</text:p>
      <!--NEWS-->
      <text:h text:style-name="P10" text:outline-level="1">
<text:span text:style-name="T4">
Сили оборони минулого тижня взяли в полон 44 російських військових</text:span>
</text:h>
      <text:p text:style-name="P4">
Author: ['АРМІЯINFORM']</text:p>
      <text:p text:style-name="P4">
Time: 2023-07-03T24:00:00-04:00</text:p>
      <text:p text:style-name="P4">
Description: Як сказала під час включення з Military Media Center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58.jpg" text:style-name="Internet_20_link" text:visited-style-name="Visited_20_Internet_20_Link">
5f6a5358.jpg</text:a>
']</text:p>
      <text:p text:style-name="P4">
Tags: ['STOPRUSSIA', 'ГАННА МАЛЯР']</text:p>
      <text:p text:style-name="P4">
Category: News</text:p>
      <!--METADATA-->
      <text:p text:style-name="P4">
<draw:frame draw:style-name="fr1" draw:name="Image243" text:anchor-type="as-char" svg:width="6.9236in" svg:height="4.615733in" draw:z-index="0">
<draw:image xlink:href="../Images/AРМІЯINFORM/2023-07-03T24-00-00-04-00/5f6a5358.jpg" xlink:type="simple" xlink:show="embed" xlink:actuate="onLoad" draw:mime-type="image/jpeg"/>
</draw:frame>
 ГаннаМаляр. Фото: Дмитро Юрченко / АрміяInfom</text:p>
      <text:p text:style-name="P4">
Як сказала під час включення з <text:a xlink:type="simple" xlink:href="https://t.me/militarymediacenter/2417" text:style-name="Internet_20_link" text:visited-style-name="Visited_20_Internet_20_Link">
Military MediaCenter</text:a>
 заступник Міністра оборониУкраїни Ганна Маляр, протягом тижня українські військові уразили 94 районизосередження російських військових.</text:p>
      <text:p text:style-name="P4">
Також, за словами Ганни Маляр, було знищено:</text:p>
      <ul>
        <li>
7 пунктів управління;  * 22 зенітно-ракетних комплекси;  * 5 станцій радіоелектронної боротьби;  * 44 особи було взято в полон.</li>
      </ul>
      <text:p text:style-name="P4">
Source: <text:a xlink:type="simple" xlink:href="https://armyinform.com.ua/2023/07/03/syly-oborony-mynulogo-tyzhnya-vzyaly-v-polon-44-rosijskyh-vijskovyh/" text:style-name="Internet_20_link" text:visited-style-name="Visited_20_Internet_20_Link">
https://armyinform.com.ua/2023/07/03/syly-oborony-mynulogo-tyzhnya-vzyaly-v-polon-44-rosijskyh-vijskovyh/</text:a>
</text:p>
      <!--NEWS-->
      <text:h text:style-name="P10" text:outline-level="1">
<text:span text:style-name="T4">
Енергоатом: На ЗАЕС спостерігається незначне зниження рівня води у ставку-охолоджувачі</text:span>
</text:h>
      <text:p text:style-name="P4">
Author: ['АРМІЯINFORM']</text:p>
      <text:p text:style-name="P4">
Time: 2023-07-03T26:00:00-04:00</text:p>
      <text:p text:style-name="P4">
Description: Станом на ранок 3 липня 2023 року фіксується незначне зниження рівня вод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es-1.jpg" text:style-name="Internet_20_link" text:visited-style-name="Visited_20_Internet_20_Link">
zaes-1.jpg</text:a>
']</text:p>
      <text:p text:style-name="P4">
Tags: ['STOPRUSSIA', 'ЗАЕС', 'НАЕК ЕНЕРГОАТОМ']</text:p>
      <text:p text:style-name="P4">
Category: News</text:p>
      <!--METADATA-->
      <text:p text:style-name="P4">
<draw:frame draw:style-name="fr1" draw:name="Image244" text:anchor-type="as-char" svg:width="6.9236in" svg:height="3.894525in" draw:z-index="0">
<draw:image xlink:href="../Images/AРМІЯINFORM/2023-07-03T26-00-00-04-00/zaes-1.jpg" xlink:type="simple" xlink:show="embed" xlink:actuate="onLoad" draw:mime-type="image/jpeg"/>
</draw:frame>
</text:p>
      <text:p text:style-name="P4">
Станом на ранок 3 липня 2023 року фіксується незначне зниження рівня води уставку-охолоджувачі на захопленій росіянами Запорізькій атомнійелектростанції. Наразі він становить 16,56 м.</text:p>
      <text:p text:style-name="P4">
Про це йдеться у <text:a xlink:type="simple" xlink:href="https://t.me/energoatom_ua/13802" text:style-name="Internet_20_link" text:visited-style-name="Visited_20_Internet_20_Link">
повідомленні</text:a>
 пресслужбиНАЕК «Енергоатом».</text:p>
      <text:p text:style-name="P4">
«Рівень води в каналі ТЕС, звідки за необхідності підживлюється ставок ЗАЕС, —на рівні 11,15 м. Зауважимо, що протягом останнього часу рівень води в каналісуттєво не падає, його показники вже не залежать від Каховського водосховища»,— зазначили в Енергоатомі.</text:p>
      <text:p text:style-name="P4">
У НАЕК нагадують, що енергоблоки ЗАЕС не працюють з вересня 2022 року, тожвідтоді активного випаровування води зі ставка-охолоджувача не відбувається.</text:p>
      <text:p text:style-name="P4">
Source: <text:a xlink:type="simple" xlink:href="https://armyinform.com.ua/2023/07/03/energoatom-na-zaes-sposterigayetsya-neznachne-znyzhennya-rivnya-vody-u-stavku-oholodzhuvachi/" text:style-name="Internet_20_link" text:visited-style-name="Visited_20_Internet_20_Link">
https://armyinform.com.ua/2023/07/03/energoatom-na-zaes-sposterigayetsya-neznachne-znyzhennya-rivnya-vody-u-stavku-oholodzhuvachi/</text:a>
</text:p>
      <!--NEWS-->
      <text:h text:style-name="P10" text:outline-level="1">
<text:span text:style-name="T4">
Піротехніки знешкодили 32 вибухонебезпечних предмети за минулу добу</text:span>
</text:h>
      <text:p text:style-name="P4">
Author: ['АРМІЯINFORM']</text:p>
      <text:p text:style-name="P4">
Time: 2023-07-03T28:00:00-04:00</text:p>
      <text:p text:style-name="P4">
Description: Протягом доби піротехнічні підрозділи Державної служби України з надзвичайних ситуацій 1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45" text:anchor-type="as-char" svg:width="6.9236in" svg:height="4.32725in" draw:z-index="0">
<draw:image xlink:href="../Images/AРМІЯINFORM/2023-07-03T28-00-00-04-00/626bf4da61ec9.jpe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7 разів</text:span>
 залучалися до виконання завдань з розмінування.</text:p>
      <text:p text:style-name="P4">
Про це <text:a xlink:type="simple" xlink:href="https://dsns.gov.ua/uk/news/nadzvicaini-podiyi/informaciia-shhodo-diialnosti-pirotexnicnix-pidrozdiliv-dsns-137"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32вибухонебезпечних предмети</text:span>
 , обстежено територію площею 0,25 гектара.</text:p>
      <text:p text:style-name="P4">
Найчастіше піротехнічні підрозділи працювали: в Харківській області 20 003разів, Київщині — 8 072, Донеччині — 6 405, Миколаївщині — 5 319, Херсонщині —5 976, Чернігівщині — 4 751, Сумщині — 2 237, Черкащині — 1 133.</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6 766вибухонебезпечних предметів</text:span>
 та 2 891 кг вибухової речовини, зокрема <text:span text:style-name="T4">
3 043авіаційних бомби</text:span>
. Обстежено територію площею понад 90 759 гектар.</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7/03/pirotehniky-zneshkodyly-32-vybuhonebezpechnyh-predmety-za-mynulu-dobu/" text:style-name="Internet_20_link" text:visited-style-name="Visited_20_Internet_20_Link">
https://armyinform.com.ua/2023/07/03/pirotehniky-zneshkodyly-32-vybuhonebezpechnyh-predmety-za-mynulu-dobu/</text:a>
</text:p>
      <!--NEWS-->
      <text:h text:style-name="P10" text:outline-level="1">
<text:span text:style-name="T4">
Що назавжди увійде до історії ВМС ЗСУ</text:span>
</text:h>
      <text:p text:style-name="P4">
Author: ['АРМІЯINFORM']</text:p>
      <text:p text:style-name="P4">
Time: 2023-07-03T2:00:00-04:00</text:p>
      <text:p text:style-name="P4">
Description: Під час спілкування з кореспондентами АрміяInform командувач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246" text:anchor-type="as-char" svg:width="6.9236in" svg:height="3.894525in" draw:z-index="0">
<draw:image xlink:href="../Images/AРМІЯINFORM/2023-07-03T2-00-00-04-00/003ddf5b-353e-4235-b044-b70bfba64a16-scaled.jpg" xlink:type="simple" xlink:show="embed" xlink:actuate="onLoad" draw:mime-type="image/jpeg"/>
</draw:frame>
</text:p>
      <text:p text:style-name="P4">
Під час спілкування з кореспондентами АрміяInform командувач Військово-Морських Сил Збройних Сил України Олексій Неїжпапа розповів, що, на йогодумку, назавжди увійде до історії українських ВМС.</text:p>
      <text:p text:style-name="P4">
— Передусім, це дії морських піхотинців. Ніколи не забути, як у перші днівійни один із морських піхотинців підірвав себе разом із мостом на Кримськомунапрямку. Вразило і те, як один із хлопців за один день збив одразу тривертольоти. Назавжди залишиться в пам’яті подвиг Героя України полковникаІгоря Бедзая, який сам сів за штурвал вертольота, хоча міг доручити цю справумолодим льотчикам. Не можу не згадати й героїчних наших ракетників, які своїмивчинками пишуть нову історію морських битв. Адже далеко не щодня іде на дноворожий ракетний крейсер. Дякую і водолазам, які в надважких умовах працюютьудень та вночі, знищуючи міни. А загалом можна годинами розповідати прогероїзм моїх підлеглих. І когось особливо виокремлювати справді важко. Кожномуроду ВМС є чим пишатися, адже наш народ дійсно є непереможним! — зазначиввіцеадмірал Олексій Неїжпапа в<text:a xlink:type="simple" xlink:href="https://armyinform.com.ua/2023/07/02/my-povynni-maty-takyj-flot-yakyj-bilshe-ne-dast-zagarbnyku-navit-planuvaty-napad-na-ukrayinu-oleksij-neyizhpapa/" text:style-name="Internet_20_link" text:visited-style-name="Visited_20_Internet_20_Link">
інтерв’ю</text:a>
для ІА.</text:p>
      <text:p text:style-name="P4">
Source: <text:a xlink:type="simple" xlink:href="https://armyinform.com.ua/2023/07/03/shho-nazavzhdy-uvijde-do-istoriyi-vms-zsu/" text:style-name="Internet_20_link" text:visited-style-name="Visited_20_Internet_20_Link">
https://armyinform.com.ua/2023/07/03/shho-nazavzhdy-uvijde-do-istoriyi-vms-zsu/</text:a>
</text:p>
      <!--NEWS-->
      <text:h text:style-name="P10" text:outline-level="1">
<text:span text:style-name="T4">
Адвокати депутата Алєксєєва подаватимуть апеляцію</text:span>
</text:h>
      <text:p text:style-name="P4">
Authors: Ukrinform (Person)</text:p>
      <text:p text:style-name="P4">
Publisher: Укринформ (Organization)</text:p>
      <text:p text:style-name="P4">
Published Time: 2023-07-03T2:33:00+03:00</text:p>
      <text:p text:style-name="P4">
Modified Time: 2023-07-03T21:33:00+03:00</text:p>
      <text:p text:style-name="P4">
Description: Адвокати народного депутата України Сергія Алєксєєва, якого сьогодні за рішенням Личаківського суду Львова відправили в СІЗО на 60 діб, подаватимуть апеляцію і домагатимуться розгляду справи у столиці. — Укрінформ.</text:p>
      <text:p text:style-name="P4">
Images: ['<text:a xlink:type="simple" xlink:href="https://static.ukrinform.com/photos/2023_07/thumb_files/630_360_1688375644-4937.jpeg" text:style-name="Internet_20_link" text:visited-style-name="Visited_20_Internet_20_Link">
630_360_16883...</text:a>
']</text:p>
      <text:p text:style-name="P4">
Tags: ['Адвокат', 'Депутат', 'Апеляція', 'Сергій Алєксєєв']</text:p>
      <text:p text:style-name="P4">
Type: Article</text:p>
      <!--METADATA-->
      <text:p text:style-name="P4">
<draw:frame draw:style-name="fr1" draw:name="Image247" text:anchor-type="as-char" svg:width="6.9236in" svg:height="3.956343in" draw:z-index="0">
<draw:image xlink:href="../Images/yкринформ/2023-07-03T2-33-00-03-00/630_360_1688375644-4937.jpeg" xlink:type="simple" xlink:show="embed" xlink:actuate="onLoad" draw:mime-type="image/jpeg"/>
</draw:frame>
 Адвокатинародного депутата України Сергія Алєксєєва, якого сьогодні за рішеннямЛичаківського суду Львова відправили в СІЗО на 60 діб, подаватимуть апеляцію ідомагатимуться розгляду справи у столиці.</text:p>
      <text:p text:style-name="P4">
Про це в коментарі кореспондентові Укрінформу повідомив адвокат АлєксєєваЄвгеній Солодко.</text:p>
      <text:p text:style-name="P4">
«Звичайно, ми подаватимемо апеляцію і клопотатимемо, щоб розгляд справиперенесли до Києва, адже зараз це відбувається з порушенням законодавства,оскільки за постановою заступника генпрокурора Войтенка досудове розслідуваннямало проводитися ГСУ ДБР у Києві, і суд мав відбуватися там», - сказавСолодко.</text:p>
      <text:p text:style-name="P4">
Під час <text:a xlink:type="simple" xlink:href="https://www.ukrinform.ua/tag-sud" text:style-name="Internet_20_link" text:visited-style-name="Visited_20_Internet_20_Link">
 судового </text:a>
 засідання адвокатпротягом кількох годин висловлював свої зауваження до доказів представленихпрокуратурою.</text:p>
      <text:p text:style-name="P4">
«Всі розуміють, що ці допити потерпілого і заяву від громадянина Німеччини,який не володіє російською, хтось робив, і навіть без жодних вихідних даних.Ми розуміємо, що це - фальсифікація. Ті документи, які надала прокуратурапідстав для затримання Алексєєва не дають» - сказав Солодко.</text:p>
      <text:p text:style-name="P4">
На початку судового засідання захисник подав клопотання про перенесеннярозгляду справи, оскільки захист направив до Апеляційного суду Львова заявупро подання у Верховний суд щодо переведення справи у суд столиці.</text:p>
      <text:p text:style-name="P4">
<text:span text:style-name="T4">
Читайте також:</text:span>
 <text:a xlink:type="simple" xlink:href="https://www.ukrinform.ua/rubric-polytics/3729797-u-spravi-alekseeva-nemae-insih-figurantiv-ofis-genprokurora.html" text:style-name="Internet_20_link" text:visited-style-name="Visited_20_Internet_20_Link">
 У справі <text:span text:style-name="T4">
Алєксєєв</text:span>
 а немає інших фігурантів - Офісгенпрокурора </text:a>
</text:p>
      <text:p text:style-name="P4">
Суддя Рудаков оголосив технічну перерву, однак після запиту до Апеляційногосуду Львова, зареєстрованої заяви від Алєксєєва там не виявилося.</text:p>
      <text:p text:style-name="P4">
Далі суд заслухав прокурора, який переконував суддю обрати Алєксєєвузапобіжний захід у вигляді тримання під вартою з можливістю вийти під заставув 10 мільйонів гривень. Прокурор зазначив, що така міра необхідна, оскількипідсудний має чималий адвокатський досвід, в тому числі досудовихрозслідувань, є народним депутатом, має прямі та опосередковані зв'язки зправоохоронними органами, а також через важкість злочину, а саме, заволодіння50 тис. доларів США (1,8 мільйона гривень) громадянина Німеччини.</text:p>
      <text:p text:style-name="P4">
Зі слів прокурора Якова Слісаренка, Алєксєєв нібито обіцяв іноземцю КевінуСтєклову отримання українського паспорта, сприяння в уникненні екстрадиції.Для цього «гарантував» використати власні зв’язки.</text:p>
      <text:p text:style-name="P4">
Алєксєєв у свою чергу зазначив, що ця справа сфабрикована, а Стєклов бувклієнтом юридичної фірми «Алєксєєв, Боярчуков та партнери», співзасновникомякої є депутат.</text:p>
      <text:p text:style-name="P4">
Підсудний зазначив, що німець неодноразово дзвонив, після того, як йогозатримали в Україні правоохоронці, і передавав кошти для юристів, якіпрацювали над його справою майже два роки.</text:p>
      <text:p text:style-name="P4">
«Кевіна просто використали, щоб він мені приніс гроші в зазначений час, ніби,як хабар саме додому. Ще цікавий факт: його заява написана юридично правильноюросійською мовою, якою він не володіє… Прошу суддю бути справедливим іпобачити, що ця справа - фейкова. Прошу не обирати мені запобіжний захід абовіддати мене на поруки колегам» - сказав під час слухання Алєксєєв.</text:p>
      <text:p text:style-name="P4">
<text:span text:style-name="T4">
Читайте також:</text:span>
 <text:a xlink:type="simple" xlink:href="https://www.ukrinform.ua/rubric-polytics/3729823-alekseev-maskuvavsa-i-boavsa-prosluhovuvanna-prokuror-rozpoviv-ak-zbirali-dokazi-proti-deputata.html" text:style-name="Internet_20_link" text:visited-style-name="Visited_20_Internet_20_Link">
 <text:span text:style-name="T4">
Алєксєєв</text:span>
 маскувався і боявся прослуховування -прокурор розповів, як збирали докази проти депутата</text:a>
</text:p>
      <text:p text:style-name="P4">
На засіданні були присутні народні депутати України, семеро з партії «ЄС» тамажоритарники, вони подали заяви до суду, що готові взяти Алєксєєва на поруки.</text:p>
      <text:p text:style-name="P4">
Після проголошення рішення суду про обрання запобіжного заходу Алєксєєв ще раззаявив, що справа сфабрикована, а постраждалий громадянин Німеччини, який є урозшуку Інтерполу, через продаж наркотиків у великих об'ємах, знаходиться «взаручниках» українських правоохоронних органів.</text:p>
      <text:p text:style-name="P4">
Нардеп віддав телефон та особисті речі адвокатові, попросив у конвоїрів, щобне одягали на нього наручники, адже це «принижує юриста з багаторічнимдосвідом».</text:p>
      <text:p text:style-name="P4">
Цю ніч Алєксєєв проведе у Львівському СІЗО, адже навіть якби він зібрав сумузастави - понад 2 млн грн, після 18:00 жоден банк оплату не прийме.</text:p>
      <text:p text:style-name="P4">
Як повідомляв <text:a xlink:type="simple" xlink:href="https://www.ukrinform.ua/rubric-society/3730940-deputatu-alekseevu-obrali-zapobiznij-zahid-60-dib-pid-vartou.html" text:style-name="Internet_20_link" text:visited-style-name="Visited_20_Internet_20_Link">
 Укрінформ </text:a>
 , Личаківський районний суд Львова обрав запобіжний західдепутату Верховної Ради від партії «Європейська солідарність» СергіюАлєксєєву, якого підозрюють у шахрайстві, – 60 діб тримання під вартою, абозастава у розмірі 2 млн 264 тис. грн.</text:p>
      <text:p text:style-name="P4">
Офіс генпрокурора повідомив Алєксєєву про підозру за ч. 4 ст. 190 (шахрайство)Кримінального кодексу України. Йому може загрожувати від 5 до 12 роківув'язнення з конфіскацією майна.</text:p>
      <text:p text:style-name="P4">
За даними слідства, депутат шляхом обману заволодів грошима громадянинаНімеччини. Йдеться про 50 тис. дол. (1,8 млн грн).</text:p>
      <text:p text:style-name="P4">
<text:span text:style-name="T4">
Читайте також:</text:span>
 <text:a xlink:type="simple" xlink:href="https://www.ukrinform.ua/rubric-polytics/3729636-u-evrosolidarnosti-prokomentuvali-nicni-obsuki-u-deputata-alekseeva.html" text:style-name="Internet_20_link" text:visited-style-name="Visited_20_Internet_20_Link">
 У «Євросолідарності» прокоментували нічні обшуки удепутата <text:span text:style-name="T4">
Алєксєєв</text:span>
 а </text:a>
</text:p>
      <text:p text:style-name="P4">
Сергій Алєксєєв – заслужений юрист України, раніше працював у «Енергобанку»,також очолював юридичний департамент у «Київенерго». У 2005 році був юридичнимрадником міністра палива і енергетики, а також помічником Людмили Кириченко,депутатки від «Партії регіонів».</text:p>
      <text:p text:style-name="P4">
У 2014 році його обрали головою Кіровоградської обласної організації партії«УДАР». З 2014 року Алєксєєв працював у Раді заступником голови комітету зпитань правової політики і правосуддя, а коли обрався вдруге, вже від партії«Європейська солідарність», то став головою підкомітету діяльності органівправопорядку.</text:p>
      <text:p text:style-name="P4">
Також Алєксєєв є заступником члена постійної делегації у Парламентськійасамблеї ОБСЄ.</text:p>
      <text:p text:style-name="P4">
Source: <text:a xlink:type="simple" xlink:href="https://www.ukrinform.ua/rubric-society/3731038-advokati-deputata-alekseeva-podavatimut-apelaciu.html" text:style-name="Internet_20_link" text:visited-style-name="Visited_20_Internet_20_Link">
https://www.ukrinform.ua/rubric-society/3731038-advokati-deputata-alekseeva-podavatimut-apelaciu.html</text:a>
</text:p>
      <!--NEWS-->
      <text:h text:style-name="P10" text:outline-level="1">
<text:span text:style-name="T4">
Ганна Маляр привітала воїнів зенітних ракетних військ із професійним святом</text:span>
</text:h>
      <text:p text:style-name="P4">
Author: ['АРМІЯINFORM']</text:p>
      <text:p text:style-name="P4">
Time: 2023-07-03T30:00:00-04:00</text:p>
      <text:p text:style-name="P4">
Description: Попри складнощі та тягар відповідальності, понад 16 місяців широкомасштабної війни во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5143474536172407_x-e1688367107812.jpg" text:style-name="Internet_20_link" text:visited-style-name="Visited_20_Internet_20_Link">
photo_5265143474536172407_x-e1688367107812.jpg</text:a>
']</text:p>
      <text:p text:style-name="P4">
Tags: ['ГАННА МАЛЯР', 'ДЕНЬ ЗЕНІТНИХ РАКЕТНИХ ВІЙСЬК']</text:p>
      <text:p text:style-name="P4">
Category: News</text:p>
      <!--METADATA-->
      <text:p text:style-name="P4">
<draw:frame draw:style-name="fr1" draw:name="Image248" text:anchor-type="as-char" svg:width="6.9236in" svg:height="5.469644in" draw:z-index="0">
<draw:image xlink:href="../Images/AРМІЯINFORM/2023-07-03T30-00-00-04-00/photo_5265143474536172407_x-e1688367107812.jpg" xlink:type="simple" xlink:show="embed" xlink:actuate="onLoad" draw:mime-type="image/jpeg"/>
</draw:frame>
</text:p>
      <text:p text:style-name="P4">
Попри складнощі та тягар відповідальності, понад 16 місяців широкомасштабноївійни воїни зенітних ракетних військ ПС ЗС України боронять наше небо, нищатьповітряні цілі агресора, аби врятувати військових та цивільне населення відатак із неба.</text:p>
      <text:p text:style-name="P4">
Про це у привітанні до Дня зенітних ракетних військ Повітряних Сил ЗСУ<text:a xlink:type="simple" xlink:href="https://t.me/annamaliar/900" text:style-name="Internet_20_link" text:visited-style-name="Visited_20_Internet_20_Link">
повідомила</text:a>
 заступник Міністра оборони УкраїниГанна Маляр.</text:p>
      <text:p text:style-name="P4">
«Завдяки їм, ворогу не вдалося залякати українців ракетним терором. Саме вонивписали в світову історію факт <text:a xlink:type="simple" xlink:href="https://armyinform.com.ua/2023/05/06/komanduvach-povitryanyh-syl-pidtverdyv-shho-ukrayina-vpershe-zbyla-rosijsku-raketu-kyndzhal/" text:style-name="Internet_20_link" text:visited-style-name="Visited_20_Internet_20_Link">
першого збиття російської гіперзвукової ракети«Кинджал»</text:a>
. Сьогодні —їхній день, сьогодні — їхнє професійним свято.</text:p>
      <text:p text:style-name="P4">
За кожне врятоване життя, збережений військовий або цивільний об’єкт —безмежна подяка!» — наголосила заступник очільника українського оборонноговідомства.</text:p>
      <text:p text:style-name="P4">
Source: <text:a xlink:type="simple" xlink:href="https://armyinform.com.ua/2023/07/03/ganna-malyar-pryvitala-voyiniv-zenitnyh-raketnyh-vijsk-z-profesijnym-svyatom/" text:style-name="Internet_20_link" text:visited-style-name="Visited_20_Internet_20_Link">
https://armyinform.com.ua/2023/07/03/ganna-malyar-pryvitala-voyiniv-zenitnyh-raketnyh-vijsk-z-profesijnym-svyatom/</text:a>
</text:p>
      <!--NEWS-->
      <text:h text:style-name="P10" text:outline-level="1">
<text:span text:style-name="T4">
«За мужність та відвагу»: Президент України відзначив морську авіаційну бригаду Військово-Морських Сил ЗСУ</text:span>
</text:h>
      <text:p text:style-name="P4">
Author: ['АРМІЯINFORM']</text:p>
      <text:p text:style-name="P4">
Time: 2023-07-03T32:00:00-04:00</text:p>
      <text:p text:style-name="P4">
Description: Президент України Володимир Зеленський нагородив відзнакою «За мужність та відва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yro-image-1536x1022-1-1.jpg" text:style-name="Internet_20_link" text:visited-style-name="Visited_20_Internet_20_Link">
zyro-image-1536x1022-1-1.jpg</text:a>
']</text:p>
      <text:p text:style-name="P4">
Tags: ['«ЗА МУЖНІСТЬ ТА ВІДВАГУ»', 'ВМС ЗС УКРАЇНИ', 'ОФІС ПРЕЗИДЕНТА УКРАЇНИ']</text:p>
      <text:p text:style-name="P4">
Category: News</text:p>
      <!--METADATA-->
      <text:p text:style-name="P4">
<draw:frame draw:style-name="fr1" draw:name="Image249" text:anchor-type="as-char" svg:width="6.9236in" svg:height="4.604194in" draw:z-index="0">
<draw:image xlink:href="../Images/AРМІЯINFORM/2023-07-03T32-00-00-04-00/zyro-image-1536x1022-1-1.jpg" xlink:type="simple" xlink:show="embed" xlink:actuate="onLoad" draw:mime-type="image/jpeg"/>
</draw:frame>
</text:p>
      <text:p text:style-name="P4">
Президент України Володимир Зеленський нагородив відзнакою «За мужність тавідвагу» бригаду Військово-Морських Сил Збройних Сил України.</text:p>
      <text:p text:style-name="P4">
Відповідний указ <text:a xlink:type="simple" xlink:href="https://www.president.gov.ua/documents/3672023-47241" text:style-name="Internet_20_link" text:visited-style-name="Visited_20_Internet_20_Link">
№367/2023</text:a>
 опублікованона сайті Офісу Президента України.</text:p>
      <text:p text:style-name="P4">
Зазначається, що нагороди присвоєно «з метою гідного вшанування мужності тагероїзму, виявлених під час захисту державного суверенітету, незалежності,територіальної цілісності України».</text:p>
      <text:p text:style-name="P4">
«Відзначити почесною відзнакою «За мужність та відвагу» <text:span text:style-name="T4">
10-ту морськуавіаційну бригаду імені Героя України полковника Ігоря Бедзая Військово-Морських Сил Збройних Сил України»</text:span>
 , — йдеться у повідомленні.</text:p>
      <text:p text:style-name="P4">
Source: <text:a xlink:type="simple" xlink:href="https://armyinform.com.ua/2023/07/03/za-muzhnist-ta-vidvagu-prezydent-ukrayiny-vidznachyv-10-u-morsku-aviaczijnu-brygadu-vijskovo-morskyh-syl-zsu/" text:style-name="Internet_20_link" text:visited-style-name="Visited_20_Internet_20_Link">
https://armyinform.com.ua/2023/07/03/za-muzhnist-ta-vidvagu-prezydent-ukrayiny-vidznachyv-10-u-morsku-aviaczijnu-brygadu-vijskovo-morskyh-syl-zsu/</text:a>
</text:p>
      <!--NEWS-->
      <text:h text:style-name="P10" text:outline-level="1">
<text:span text:style-name="T4">
Президент США Джо Байден прибуде на саміт НАТО у Вільнюсі</text:span>
</text:h>
      <text:p text:style-name="P4">
Author: ['АРМІЯINFORM']</text:p>
      <text:p text:style-name="P4">
Time: 2023-07-03T34:00:00-04:00</text:p>
      <text:p text:style-name="P4">
Description: 11-12 липня 2023 року Президент США Джо Байден вирушить до Литви для участі в 74-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iden.jpg" text:style-name="Internet_20_link" text:visited-style-name="Visited_20_Internet_20_Link">
biden.jpg</text:a>
']</text:p>
      <text:p text:style-name="P4">
Tags: ['ВІЛЬНЮСЬКИЙ САМІТ', 'ВТОРГНЕННЯ РФ', 'ДЖО БАЙДЕН', 'НАТО']</text:p>
      <text:p text:style-name="P4">
Category: News</text:p>
      <!--METADATA-->
      <text:p text:style-name="P4">
<draw:frame draw:style-name="fr1" draw:name="Image250" text:anchor-type="as-char" svg:width="6.9236in" svg:height="3.894525in" draw:z-index="0">
<draw:image xlink:href="../Images/AРМІЯINFORM/2023-07-03T34-00-00-04-00/biden.jpg" xlink:type="simple" xlink:show="embed" xlink:actuate="onLoad" draw:mime-type="image/jpeg"/>
</draw:frame>
</text:p>
      <text:p text:style-name="P4">
11-12 липня 2023 року Президент США Джо Байден вирушить до Литви для участі в74-му саміті НАТО.</text:p>
      <text:p text:style-name="P4">
Про це <text:a xlink:type="simple" xlink:href="https://www.whitehouse.gov/briefing-room/statements-releases/2023/07/02/statement-from-white-house-press-secretary-karine-jean-pierre-on-president-bidens-upcoming-travel/" text:style-name="Internet_20_link" text:visited-style-name="Visited_20_Internet_20_Link">
повідомила</text:a>
 прессекретар Білого дому КарінЖан-П’єр.</text:p>
      <text:p text:style-name="P4">
З 9 по 13 липня Президент США Джо Байден планує відвідати Велику Британію,Литву та Фінляндію. Джо Байден спершу вирушить до Лондона для зустрічей ізкоролем Карлом III і прем’єр-міністром Ріші Сунаком, аби ще більше зміцнититісні відносини між нашими країнами. Потім, 11-12 липня, Президент прибуде доВільнюса для участі в 74-му саміті НАТО. 13 липня Президент Байден відвідаєГельсінкі для участі у саміті лідерів США та Північних країн», — сказала КарінЖан-П’єр.</text:p>
      <text:p text:style-name="P4">
Нагадаємо, <text:a xlink:type="simple" xlink:href="https://armyinform.com.ua/2022/11/09/nastupnyj-samit-nato-vidbudetsya-vlitku-2023-roku-v-lytvi/" text:style-name="Internet_20_link" text:visited-style-name="Visited_20_Internet_20_Link">
саміт НАТО</text:a>
 відбудеться у Вільнюсі 11-12 липня2023 року. Як <text:a xlink:type="simple" xlink:href="https://armyinform.com.ua/2023/06/29/oleksij-danilov-samit-nato-u-vilnyusi-maye-prynesty-ukrayini-diyevi-garantiyi-bezpeky/" text:style-name="Internet_20_link" text:visited-style-name="Visited_20_Internet_20_Link">
зазначив</text:a>
Секретар РНБО України Олексій Данілов, саміт НАТО у Вільнюсі має надатиУкраїні дієві гарантії безпеки. Міністр оборони України Олексій Резніков<text:a xlink:type="simple" xlink:href="https://armyinform.com.ua/2023/06/23/oleksij-reznikov-pro-samit-nato-u-vilnyusi-ochikuyu-chitkyh-terminiv-ta-umov-vstupu-ukrayiny-do-alyansu/" text:style-name="Internet_20_link" text:visited-style-name="Visited_20_Internet_20_Link">
очікує</text:a>
чітких термінів та умов вступу України до Альянсу.</text:p>
      <text:p text:style-name="P4">
Source: <text:a xlink:type="simple" xlink:href="https://armyinform.com.ua/2023/07/03/prezydent-ssha-dzho-bajden-prybude-na-samit-nato-u-vilnyusi/" text:style-name="Internet_20_link" text:visited-style-name="Visited_20_Internet_20_Link">
https://armyinform.com.ua/2023/07/03/prezydent-ssha-dzho-bajden-prybude-na-samit-nato-u-vilnyusi/</text:a>
</text:p>
      <!--NEWS-->
      <text:h text:style-name="P10" text:outline-level="1">
<text:span text:style-name="T4">
Ганна Маляр: Для проведення «виборів» окупанти поспіхом комплектують поліцейські підрозділи</text:span>
</text:h>
      <text:p text:style-name="P4">
Author: ['АРМІЯINFORM']</text:p>
      <text:p text:style-name="P4">
Time: 2023-07-03T36:00:00-04:00</text:p>
      <text:p text:style-name="P4">
Description: кремль поспіхом пришвидшує комплектування вакантних посад у структурних підрозділ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АГРЕСІЯ РФ', 'ВТОРГНЕННЯ РФ', 'ГАННА МАЛЯР']</text:p>
      <text:p text:style-name="P4">
Category: News</text:p>
      <!--METADATA-->
      <text:p text:style-name="P4">
<draw:frame draw:style-name="fr1" draw:name="Image251" text:anchor-type="as-char" svg:width="6.9236in" svg:height="3.890725in" draw:z-index="0">
<draw:image xlink:href="../Images/AРМІЯINFORM/2023-07-03T36-00-00-04-00/sili-oboroni-ukraini-prodovzhuyut-vedennya-nastupalnoi-operacii.jpg" xlink:type="simple" xlink:show="embed" xlink:actuate="onLoad" draw:mime-type="image/jpeg"/>
</draw:frame>
</text:p>
      <text:p text:style-name="P4">
кремль поспіхом пришвидшує комплектування вакантних посад у структурнихпідрозділах окупаційних органів внутрішніх справ на тимчасово окупованихтериторіях України. Зокрема у Донецькій, Луганській, Запорізькій таХерсонській областях.</text:p>
      <text:p text:style-name="P4">
Про це <text:a xlink:type="simple" xlink:href="https://t.me/annamaliar/901" text:style-name="Internet_20_link" text:visited-style-name="Visited_20_Internet_20_Link">
повідомила</text:a>
 заступник Міністра оборониУкраїни Ганна Маляр.</text:p>
      <text:p text:style-name="P4">
«Причина такого поспіху — необхідність забезпечити поліцейським супроводомпроведення так званих виборів на тимчасово окупованих територіях в межах«Єдиного дня голосування» у вересні», — зазначила вона.</text:p>
      <text:p text:style-name="P4">
Водночас, як акцентує Ганна Маляр, проведення окупантом так званих виборів натимчасово окупованих територіях є порушенням норм міжнародного права.</text:p>
      <text:p text:style-name="P4">
«Їх результати не означатимуть нічого, крім складу злочину організаторів тавиконавців», — наголосила заступник Міністра оборони України.</text:p>
      <text:p text:style-name="P4">
Source: <text:a xlink:type="simple" xlink:href="https://armyinform.com.ua/2023/07/03/dlya-provedennya-vyboriv-okupanty-pospihom-komplektuyut-policzejski-pidrozdily-ganna-malyar/" text:style-name="Internet_20_link" text:visited-style-name="Visited_20_Internet_20_Link">
https://armyinform.com.ua/2023/07/03/dlya-provedennya-vyboriv-okupanty-pospihom-komplektuyut-policzejski-pidrozdily-ganna-malyar/</text:a>
</text:p>
      <!--NEWS-->
      <text:h text:style-name="P10" text:outline-level="1">
<text:span text:style-name="T4">
Судитимуть російського командира та його підлеглих, які катували цивільних у Херсоні</text:span>
</text:h>
      <text:p text:style-name="P4">
Author: ['АРМІЯINFORM']</text:p>
      <text:p text:style-name="P4">
Time: 2023-07-03T38:00:00-04:00</text:p>
      <text:p text:style-name="P4">
Description: Прокурори Херсонської обласної прокуратури скерували до суду обвинувальний акт стосо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4-sudytymut-policzejskogo.webp" text:style-name="Internet_20_link" text:visited-style-name="Visited_20_Internet_20_Link">
2022-10-14-sudytymut-policzejskogo.webp</text:a>
']</text:p>
      <text:p text:style-name="P4">
Tags: ['ВІЙСЬКОВІ РФ', 'КАТІВНІ', 'ОФІС ГЕНПРОКУРОРА УКРАЇНИ', 'ТОРТУРИ', 'ХЕРСОН']</text:p>
      <text:p text:style-name="P4">
Category: News</text:p>
      <!--METADATA-->
      <text:p text:style-name="P4">
<draw:frame draw:style-name="fr1" draw:name="Image252" text:anchor-type="as-char" svg:width="6.9236in" svg:height="4.615733in" draw:z-index="0">
<draw:image xlink:href="../ConvertedIMGs/AРМІЯINFORM/2023-07-03T38-00-00-04-00/2022-10-14-sudytymut-policzejskogo.png" xlink:type="simple" xlink:show="embed" xlink:actuate="onLoad" draw:mime-type="image/png"/>
</draw:frame>
 Ілюстративне фото</text:p>
      <text:p text:style-name="P4">
Прокурори Херсонської обласної прокуратури скерували до суду обвинувальний актстосовно заступника начальника управління росгвардії по ростовській області,полковника поліції та ще трьох військовослужбовців рф за фактом жорстокогоповодження з цивільним населенням та інших порушеннях законів та звичаїввійни.</text:p>
      <text:p text:style-name="P4">
Про це <text:a xlink:type="simple" xlink:href="https://www.gp.gov.ua/ua/posts/za-organizaciyu-kativni-u-xersoni-ta-zastosuvannya-tortur-do-civilnogo-naselennya-suditimut-rosiiskogo-komandira-ta-tryox-iogo-pidleglix" text:style-name="Internet_20_link" text:visited-style-name="Visited_20_Internet_20_Link">
повідомляє</text:a>
 Офіс Генерального прокурора України.</text:p>
      <text:p text:style-name="P4">
«Посадовець росгвардії з березня 2022 року керував військовослужбовцями рф утимчасово окупованому Херсоні. У захопленій будівлі місцевого ізоляторатимчасового тримання він спільно з іншими військовослужбовцями керівногоскладу зс та силових структур рф організував одну з катівень», — зазначили вОфісі Генпрокурора.</text:p>
      <text:p text:style-name="P4">
До місцевого населення вони застосовували жорстокі тортури. Зокрема,посадовець віддавав накази підлеглим про незаконні затримання людей,застосування щодо українських громадян насильства, проникнення до їхніхпомешкань і заволодіння майном.</text:p>
      <text:p text:style-name="P4">
Правоохоронці ідентифікували трьох безпосередніх виконавців злочинних наказів— військовослужбовців рф.</text:p>
      <text:p text:style-name="P4">
«За попередньою змовою вони разом з іншими військовими рф затримували тапіддавали тортурам людей з активною проукраїнською позицією, волонтерів,ветеранів АТО, родичів українських правоохоронців», — йдеться у повідомленні.</text:p>
      <text:p text:style-name="P4">
Наразі встановлено понад 200 осіб, яких утримували у цій будівлі та щодняпіддавали різним формам тортур.</text:p>
      <text:p text:style-name="P4">
Source: <text:a xlink:type="simple" xlink:href="https://armyinform.com.ua/2023/07/03/sudytymut-rosijskogo-komandyra-ta-jogo-pidleglyh-yaki-katuvaly-czyvilnyh-u-hersoni/" text:style-name="Internet_20_link" text:visited-style-name="Visited_20_Internet_20_Link">
https://armyinform.com.ua/2023/07/03/sudytymut-rosijskogo-komandyra-ta-jogo-pidleglyh-yaki-katuvaly-czyvilnyh-u-hersoni/</text:a>
</text:p>
      <!--NEWS-->
      <text:h text:style-name="P10" text:outline-level="1">
<text:span text:style-name="T4">
Зеленський подякував усім, хто зараз у бою, на бойових постах і позиціях</text:span>
</text:h>
      <text:p text:style-name="P4">
Authors: Ukrinform (Person)</text:p>
      <text:p text:style-name="P4">
Publisher: Укринформ (Organization)</text:p>
      <text:p text:style-name="P4">
Published Time: 2023-07-03T3:38:00+03:00</text:p>
      <text:p text:style-name="P4">
Modified Time: 2023-07-03T21:38:00+03:00</text:p>
      <text:p text:style-name="P4">
Description: Президент Володимир Зеленський подякував усім, хто зараз у бою і на бойових постах і позиціях та відзначив окремих воїнів кількох бригад. — Укрінформ.</text:p>
      <text:p text:style-name="P4">
Images: ['<text:a xlink:type="simple" xlink:href="https://static.ukrinform.com/photos/2023_06/thumb_files/630_360_1687450678-607.jpg" text:style-name="Internet_20_link" text:visited-style-name="Visited_20_Internet_20_Link">
630_360_16874...</text:a>
']</text:p>
      <text:p text:style-name="P4">
Tags: ['ЗСУ', 'Зеленський', 'Війна з Росією']</text:p>
      <text:p text:style-name="P4">
Type: Article</text:p>
      <!--METADATA-->
      <text:p text:style-name="P4">
<draw:frame draw:style-name="fr1" draw:name="Image253" text:anchor-type="as-char" svg:width="6.9236in" svg:height="3.956343in" draw:z-index="0">
<draw:image xlink:href="../Images/yкринформ/2023-07-03T3-38-00-03-00/630_360_1687450678-607.jpg" xlink:type="simple" xlink:show="embed" xlink:actuate="onLoad" draw:mime-type="image/jpeg"/>
</draw:frame>
 ПрезидентВолодимир Зеленський подякував усім, хто зараз у бою і на бойових постах іпозиціях та відзначив окремих воїнів кількох бригад.</text:p>
      <text:p text:style-name="P4">
Відео звернення оприлюднене в <text:a xlink:type="simple" xlink:href="https://t.me/V_Zelenskiy_official/6828" text:style-name="Internet_20_link" text:visited-style-name="Visited_20_Internet_20_Link">
 Телеграмі</text:a>
 Глави держави, передає Укрінформ.</text:p>
      <text:p text:style-name="P4">
“Передова. Героїчні 35-та і 36-та окремі бригади морської піхоти – дякую вам,воїни! 47-ма окрема механізована бригада «Маґура» – дякую! Славетна 55-таокрема артилерійська бригада «Запорізька Січ» – дякую, воїни! 128-ма окремабригада Сил територіальної оборони – дякую!” - сказав Зеленський.</text:p>
      <text:p text:style-name="P4">
<text:span text:style-name="T4">
Читайте також:</text:span>
 <text:span text:style-name="T4">
<text:a xlink:type="simple" xlink:href="https://www.ukrinform.ua/rubric-ato/3731030-voini-zenitnih-raketnih-vijsk-zbili-vze-ponad-tri-tisaci-cilej-rosian-zelenskij.html" text:style-name="Internet_20_link" text:visited-style-name="Visited_20_Internet_20_Link">
 Воїни зенітних ракетних військ збили вже понад тритисячі цілей росіян - Зеленський </text:a>
 </text:span>
</text:p>
      <text:p text:style-name="P4">
Також він відзначив молодшого лейтенанта Олександра Павлова, командира взводуморської піхоти 36-ї бригади морпіхів.</text:p>
      <text:p text:style-name="P4">
“Його впевнені та сильні дії, уміле управління в бою дають хороші результатидержаві”, - сказав Президент.</text:p>
      <text:p text:style-name="P4">
Окрім того, він згадав екіпаж танка Т-80 під командуванням молодшого сержантаАндрія Марчука, якому подякував за влучність і хоробрість.</text:p>
      <text:p text:style-name="P4">
“Це 36-та бригада морпіхів. А з 35-ї бригади відзначу сьогодні командиратанка, молодшого сержанта Артема Образка – дякую за справжню українськусміливість та майстерність при звільненні населеного пункту Макарівка. Дякую,Артеме”, - звернувся Зеленський.</text:p>
      <text:p text:style-name="P4">
<text:span text:style-name="T4">
Читайте також:</text:span>
 <text:span text:style-name="T4">
<text:a xlink:type="simple" xlink:href="https://www.ukrinform.ua/rubric-ato/3731029-ukrainska-ppo-mae-stati-osnovou-povitranogo-sita-evropi-zelenskij.html" text:style-name="Internet_20_link" text:visited-style-name="Visited_20_Internet_20_Link">
 Українська ППО має стати основою повітряного щитаЄвропи – Зеленський </text:a>
 </text:span>
</text:p>
      <text:p text:style-name="P4">
Президент подякував і старшому солдату Євгену Піддубному, саперу 47-їмеханізованої бригади, який “діє на дуже гарячому зараз напрямку і дужеефективно виконує свої завдання”.</text:p>
      <text:p text:style-name="P4">
“Капітан Іван Огурцов. Діючи на Авдіївському напрямку, наші вогневіартилерійські групи під його командуванням дуже результативно знищують ворожіпозиції та склади. Дякую, воїне!” - зазначив Зеленський.</text:p>
      <text:p text:style-name="P4">
На Мар’їнському напрямку Глава Української держави відзначив артилерійськийдивізіон під командуванням підполковника Павла Лукʼянова, який “не даєокупантам жодної хвилини відпочинку”.</text:p>
      <text:p text:style-name="P4">
“Ваші бойові результати дійсно вагомі! Дякую! Дякую всім, усім, хто зараз убою, на бойових постах та позиціях! Дякую всім, хто допомагає!” - звернувсяЗеленський.</text:p>
      <text:p text:style-name="P4">
<text:span text:style-name="T4">
Читайте також:</text:span>
 <text:span text:style-name="T4">
<text:a xlink:type="simple" xlink:href="https://www.ukrinform.ua/rubric-ato/3730976-pens-prodovzenna-pidtrimki-ukraini-vazlive-dla-bezpeki-vsogo-nato.html" text:style-name="Internet_20_link" text:visited-style-name="Visited_20_Internet_20_Link">
 Пенс: Продовження підтримки України важливе для безпекивсього НАТО </text:a>
 </text:span>
</text:p>
      <text:p text:style-name="P4">
Як повідомляв Укрінформ, на сході Сили оборони України за минулий тижденьзвільнили від російських загарбників 9 квадратних кілометрів, на півдні -понад 28 кв. км.</text:p>
      <text:p text:style-name="P4">
Source: <text:a xlink:type="simple" xlink:href="https://www.ukrinform.ua/rubric-ato/3731039-zelenskij-podakuvav-usim-hto-zaraz-u-bou-na-bojovih-postah-i-poziciah.html" text:style-name="Internet_20_link" text:visited-style-name="Visited_20_Internet_20_Link">
https://www.ukrinform.ua/rubric-ato/3731039-zelenskij-podakuvav-usim-hto-zaraz-u-bou-na-bojovih-postah-i-poziciah.html</text:a>
</text:p>
      <!--NEWS-->
      <text:h text:style-name="P10" text:outline-level="1">
<text:span text:style-name="T4">
Затримано агента рф, який готував підрив залізниці на Черкащині</text:span>
</text:h>
      <text:p text:style-name="P4">
Author: ['АРМІЯINFORM']</text:p>
      <text:p text:style-name="P4">
Time: 2023-07-03T40:00:00-04:00</text:p>
      <text:p text:style-name="P4">
Description: У результаті комплексних заходів затримано поплічника окупантів, який збирав інформ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1b0b5da8a8dc58c8014bcadaefc0337.jpeg" text:style-name="Internet_20_link" text:visited-style-name="Visited_20_Internet_20_Link">
71b0b5da8a8dc58c8014bcadaefc0337.jpeg</text:a>
']</text:p>
      <text:p text:style-name="P4">
Tags: ['АГЕНТ РФ', 'СБУ', 'ЧЕРКАСЬКА ОБЛАСТЬ']</text:p>
      <text:p text:style-name="P4">
Category: News</text:p>
      <!--METADATA-->
      <text:p text:style-name="P4">
<draw:frame draw:style-name="fr1" draw:name="Image254" text:anchor-type="as-char" svg:width="6.9236in" svg:height="4.615733in" draw:z-index="0">
<draw:image xlink:href="../Images/AРМІЯINFORM/2023-07-03T40-00-00-04-00/71b0b5da8a8dc58c8014bcadaefc0337.jpeg" xlink:type="simple" xlink:show="embed" xlink:actuate="onLoad" draw:mime-type="image/jpeg"/>
</draw:frame>
</text:p>
      <text:p text:style-name="P4">
У результаті комплексних заходів затримано поплічника окупантів, який збиравінформацію про базування Сил оборони та планував підірвати залізницю під часпереміщення військової техніки. Для виконання ворожого завдання зловмисникшукав тротил. Наразі йому повідомлено про підозру.</text:p>
      <text:p text:style-name="P4">
Про це <text:a xlink:type="simple" xlink:href="https://ssu.gov.ua/novyny/sbu-zatrymala-vorozhoho-poplichnyka-yakyi-hotuvav-pidryv-zaliznytsi-na-cherkashchyni" text:style-name="Internet_20_link" text:visited-style-name="Visited_20_Internet_20_Link">
інформує</text:a>
 Служба безпекиУкраїни.</text:p>
      <text:p text:style-name="P4">
Зловмисник збирав дані про маршрути переміщення військової техніки, наданоїіноземними партнерами. Крім того, фігурант «зливав» російським окупантамлокації системи протиповітряної оборони ЗСУ в регіоні. За передачу розвідданихвін отримував від 100 до 200 дол. на декілька власних банківських карток.</text:p>
      <text:p text:style-name="P4">
Зрадника затримано «на гарячому» під час чергової спроби передачі інформаціїросійським куратором. За даними слідства, ворожим поплічником є мешканецьЧеркас, який раніше відбував покарання за вчинення тяжкого злочину.</text:p>
      <text:p text:style-name="P4">
Фігурант підтримував комунікацію з окупантами через анонімний чат, дезакріплював фото українських об’єктів з прив’язкою до місцевості та робивпозначки на електронних картах. При обшуку за місцем його проживання виявленомобільний телефон із доказами листування з агресором, а також банківськікартки, куди надходили гроші з рф.</text:p>
      <text:p text:style-name="P4">
Суд обрав йому запобіжний захід — тримання під вартою без права внесеннязастави. Триває розслідування для встановлення всіх обставин злочину.Зловмиснику загрожує покарання до 12 років тюрми.</text:p>
      <text:p text:style-name="P4">
Source: <text:a xlink:type="simple" xlink:href="https://armyinform.com.ua/2023/07/03/zatrymano-agenta-rf-yakyj-gotuvav-pidryv-zaliznyczi-na-cherkashhyni/" text:style-name="Internet_20_link" text:visited-style-name="Visited_20_Internet_20_Link">
https://armyinform.com.ua/2023/07/03/zatrymano-agenta-rf-yakyj-gotuvav-pidryv-zaliznyczi-na-cherkashhyni/</text:a>
</text:p>
      <!--NEWS-->
      <text:h text:style-name="P10" text:outline-level="1">
<text:span text:style-name="T4">
У Координаційному штабі обговорили з родичами морпіхів реабілітацію звільнених з полону захисників</text:span>
</text:h>
      <text:p text:style-name="P4">
Author: ['АРМІЯINFORM']</text:p>
      <text:p text:style-name="P4">
Time: 2023-07-03T42:00:00-04:00</text:p>
      <text:p text:style-name="P4">
Description: В Координаційному штабі відбулася зустріч з родинами оборонців окремої бригади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ee30adc-a24c-4b50-ae38-3d59e47e8b6b.jpg" text:style-name="Internet_20_link" text:visited-style-name="Visited_20_Internet_20_Link">
bee30adc-a24c-4b50-ae38-3d59e47e8b6b.jpg</text:a>
']</text:p>
      <text:p text:style-name="P4">
Tags: ['ВІЙСЬКОВОПОЛОНЕНІ', 'КООРДИНАЦІЙНИЙ ШТАБ', 'МОРПІХИ', 'РЕАБІЛІТАЦІЯ']</text:p>
      <text:p text:style-name="P4">
Category: News</text:p>
      <!--METADATA-->
      <text:p text:style-name="P4">
<draw:frame draw:style-name="fr1" draw:name="Image255" text:anchor-type="as-char" svg:width="6.9236in" svg:height="5.1927in" draw:z-index="0">
<draw:image xlink:href="../Images/AРМІЯINFORM/2023-07-03T42-00-00-04-00/bee30adc-a24c-4b50-ae38-3d59e47e8b6b.jpg" xlink:type="simple" xlink:show="embed" xlink:actuate="onLoad" draw:mime-type="image/jpeg"/>
</draw:frame>
</text:p>
      <text:p text:style-name="P4">
В Координаційному штабі відбулася зустріч з родинами оборонців окремої бригадиморської піхоти імені контрадмірала Михайла Білинського. З родичами полоненихі зниклих безвісти морпіхів спілкувався представник Координаційного штабу.</text:p>
      <text:p text:style-name="P4">
Про це <text:a xlink:type="simple" xlink:href="https://t.me/Koord_shtab/1422" text:style-name="Internet_20_link" text:visited-style-name="Visited_20_Internet_20_Link">
повідомляє</text:a>
 Координаційний штаб зпитань поводження з військовополоненими.</text:p>
      <text:p text:style-name="P4">
Серед іншого обговорили питання стану здоров’я полонених військовослужбовців,обміну офіцерського та сержантського складу, а також можливість листуванняполонених з їхніми родичами. Окремо зупинилися на процедурі реабілітаціїЗахисників, які повернулися з ворожого полону.</text:p>
      <text:p text:style-name="P4">
Source: <text:a xlink:type="simple" xlink:href="https://armyinform.com.ua/2023/07/03/u-koordynaczijnomu-shtabi-obgovoryly-z-rodychamy-morpihiv-reabilitacziyu-zvilnenyh-z-polonu-zahysnykiv/" text:style-name="Internet_20_link" text:visited-style-name="Visited_20_Internet_20_Link">
https://armyinform.com.ua/2023/07/03/u-koordynaczijnomu-shtabi-obgovoryly-z-rodychamy-morpihiv-reabilitacziyu-zvilnenyh-z-polonu-zahysnykiv/</text:a>
</text:p>
      <!--NEWS-->
      <text:h text:style-name="P10" text:outline-level="1">
<text:span text:style-name="T4">
У Чорному морі росія тримає два ракетоносії з 16-ма «Калібрами»</text:span>
</text:h>
      <text:p text:style-name="P4">
Author: ['АРМІЯINFORM']</text:p>
      <text:p text:style-name="P4">
Time: 2023-07-03T44:00:00-04:00</text:p>
      <text:p text:style-name="P4">
Description: Станом на 3 липня на бойовому чергуванні в Чорному морі росія тримає дев’ять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7/357757546_656300816537504_3555904056401145029_n.jpg" text:style-name="Internet_20_link" text:visited-style-name="Visited_20_Internet_20_Link">
357757546_656300816537504_3555904056401145029_n.jpg</text:a>
']</text:p>
      <text:p text:style-name="P4">
Tags: ['ВМС ЗС УКРАЇНИ', 'КАЛІБР']</text:p>
      <text:p text:style-name="P4">
Category: News</text:p>
      <!--METADATA-->
      <text:p text:style-name="P4">
<draw:frame draw:style-name="fr1" draw:name="Image256" text:anchor-type="as-char" svg:width="6.9236in" svg:height="4.615733in" draw:z-index="0">
<draw:image xlink:href="../Images/AРМІЯINFORM/2023-07-03T44-00-00-04-00/raketa-kalibr-pusk-chorne-more.jpg" xlink:type="simple" xlink:show="embed" xlink:actuate="onLoad" draw:mime-type="image/jpeg"/>
</draw:frame>
 Ілюстративне фото</text:p>
      <text:p text:style-name="P4">
Станом на 3 липня на бойовому чергуванні в Чорному морі росія тримає дев’ятьсвоїх кораблів, серед яких — два ракетоносії, оснащених 16-ма крилатимиракетами типу «Калібр».</text:p>
      <text:p text:style-name="P4">
Про це<text:a xlink:type="simple" xlink:href="https://www.facebook.com/navy.mil.gov.ua/posts/pfbid02EGfwmMaMAtqaD9a3WspnNJeLqsw8jC9AfNLxYxmZh2yP5wCDAthiHjNw4ZUsXovkl" text:style-name="Internet_20_link" text:visited-style-name="Visited_20_Internet_20_Link">
повідомляють</text:a>
Військово-Морські Сили Збройних Сил України.</text:p>
      <text:p text:style-name="P4">
В Азовському морі, за даними ВМС ЗСУ, присутнє одне вороже судно. Натомість уСередземному морі на бойовому чергуванні перебувають до восьми російськихкораблів, зокрема один ракетоносій приблизно з 16-ма «Калібрами» на борту.</text:p>
      <text:p text:style-name="P4">
<draw:frame draw:style-name="fr1" draw:name="Image257" text:anchor-type="as-char" svg:width="6.9236in" svg:height="8.6545in" draw:z-index="0">
<draw:image xlink:href="../Images/AРМІЯINFORM/2023-07-03T44-00-00-04-00/357757546_656300816537504_3555904056401145029_n.jpg" xlink:type="simple" xlink:show="embed" xlink:actuate="onLoad" draw:mime-type="image/jpeg"/>
</draw:frame>
</text:p>
      <text:p text:style-name="P4">
Source: <text:a xlink:type="simple" xlink:href="https://armyinform.com.ua/2023/07/03/u-chornomu-mori-rosiya-trymaye-dva-raketonosiyi-iz-16-kalibramy/" text:style-name="Internet_20_link" text:visited-style-name="Visited_20_Internet_20_Link">
https://armyinform.com.ua/2023/07/03/u-chornomu-mori-rosiya-trymaye-dva-raketonosiyi-iz-16-kalibramy/</text:a>
</text:p>
      <!--NEWS-->
      <text:h text:style-name="P10" text:outline-level="1">
<text:span text:style-name="T4">
Морпіхи із «Джавеліна» збили російський «Алігатор»</text:span>
</text:h>
      <text:p text:style-name="P4">
Author: ['АРМІЯINFORM']</text:p>
      <text:p text:style-name="P4">
Time: 2023-07-03T46:00:00-04:00</text:p>
      <text:p text:style-name="P4">
Description: На Бердянському напрямку бійці окремої бригади морської піхоти імені контр-адмір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15f26f-330859744-1233398980946335-3769497169825303565-n.jpg" text:style-name="Internet_20_link" text:visited-style-name="Visited_20_Internet_20_Link">
315f26f-330859744-1233398980946335-3769497169825303565-n.jpg</text:a>
']</text:p>
      <text:p text:style-name="P4">
Tags: ['STOPRUSSIA', 'ВМС ЗС УКРАЇНИ', 'ВТОРГНЕННЯ РФ', 'КА-52', 'МОРСЬКА ПІХОТА', 'ХРОНІКА ОБОРОНИ', 'ХРОНІКА ОБОРОНИ УКРАЇНИ']</text:p>
      <text:p text:style-name="P4">
Category: News</text:p>
      <!--METADATA-->
      <text:p text:style-name="P4">
<draw:frame draw:style-name="fr1" draw:name="Image258" text:anchor-type="as-char" svg:width="6.9236in" svg:height="3.883237in" draw:z-index="0">
<draw:image xlink:href="../Images/AРМІЯINFORM/2023-07-03T46-00-00-04-00/315f26f-330859744-1233398980946335-3769497169825303565-n.jpg" xlink:type="simple" xlink:show="embed" xlink:actuate="onLoad" draw:mime-type="image/jpeg"/>
</draw:frame>
Ка-52</text:p>
      <text:p text:style-name="P4">
На Бердянському напрямку бійці окремої бригади морської піхоти імені контр-адмірала Михайла Білинського за допомогою протитанкового ракетного комплексу«Джавелін» знищили ударний гелікоптер росіян Ка-52.</text:p>
      <text:p text:style-name="P4">
Про це<text:a xlink:type="simple" xlink:href="https://www.facebook.com/navy.mil.gov.ua/posts/pfbid0xPA5fF83avsxTudZynvXkHCo2CUsZCiJ9Ba96fjEwnmtrrrZHTJYmdcBqgdikpELl" text:style-name="Internet_20_link" text:visited-style-name="Visited_20_Internet_20_Link">
повідомляют</text:a>
ьВМС ЗС України.</text:p>
      <text:p text:style-name="P4">
«На Бердянському напрямку протитанкісти бригади з ПТРК «Джавелін» спалилидороговартісний російський ударний гелікоптер Ка-52, відомий як «Алігатор», —йдеться у повідомленні.</text:p>
      <text:p text:style-name="P4">
У ВМС ЗС України також уточнили, що це вже 309-й російський гелікоптер, якийзнищили наші захисники.</text:p>
      <text:p text:style-name="P4">
Source: <text:a xlink:type="simple" xlink:href="https://armyinform.com.ua/2023/07/03/morpihy-iz-dzhavelina-zbyly-rosijskyj-aligator/" text:style-name="Internet_20_link" text:visited-style-name="Visited_20_Internet_20_Link">
https://armyinform.com.ua/2023/07/03/morpihy-iz-dzhavelina-zbyly-rosijskyj-aligator/</text:a>
</text:p>
      <!--NEWS-->
      <text:h text:style-name="P10" text:outline-level="1">
<text:span text:style-name="T4">
13 постраждалих від окупантів медзакладів відбудують коштом субвенції з держбюджету</text:span>
</text:h>
      <text:p text:style-name="P4">
Author: ['АРМІЯINFORM']</text:p>
      <text:p text:style-name="P4">
Time: 2023-07-03T48:00:00-04:00</text:p>
      <text:p text:style-name="P4">
Description: Уряд виділив понад 6,6 мільярда гривень на проєкти відбудови з фонду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142394_641986987750090_9129695995468382484_n.jpg" text:style-name="Internet_20_link" text:visited-style-name="Visited_20_Internet_20_Link">
347142394_641986987750090_9129695995468382484_n.jpg</text:a>
']</text:p>
      <text:p text:style-name="P4">
Tags: ['ВОЄННІ ЗЛОЧИНИ ЗС РФ', 'МОЗ УКРАЇНИ']</text:p>
      <text:p text:style-name="P4">
Category: News</text:p>
      <!--METADATA-->
      <text:p text:style-name="P4">
<draw:frame draw:style-name="fr1" draw:name="Image259" text:anchor-type="as-char" svg:width="6.9236in" svg:height="5.212984in" draw:z-index="0">
<draw:image xlink:href="../Images/AРМІЯINFORM/2023-07-03T48-00-00-04-00/347142394_641986987750090_9129695995468382484_n.jpg" xlink:type="simple" xlink:show="embed" xlink:actuate="onLoad" draw:mime-type="image/jpeg"/>
</draw:frame>
</text:p>
      <text:p text:style-name="P4">
Уряд виділив понад 6,6 мільярда гривень на проєкти відбудови з фондуліквідації наслідків збройної агресії рф. Зокрема, це школи, дитячі садки,медичні заклади, житлові будинки, будівництво та реконструкція водогонів іканалізації, тепломереж, буріння артезіанських свердловин тощо,<text:a xlink:type="simple" xlink:href="https://www.msp.gov.ua/news/22931.html" text:style-name="Internet_20_link" text:visited-style-name="Visited_20_Internet_20_Link">
інформує</text:a>
 МОЗ України.</text:p>
      <text:p text:style-name="P4">
«Частина коштів буде спрямована на відновлення та ремонт 13 медзакладіврізного профілю у найбільш постраждалих від війни областях та у регіонах, якізазнали підтоплення через підрив греблі Каховської ГЕС», — йдеться уповідомленні.</text:p>
      <text:p text:style-name="P4">
Зазначається, що серед об’єктів медичної інфраструктури йдеться про центрипервинної медико-санітарної допомоги (ЦПМСД), обласні та клінічні лікарні — 7медзакладів на Харківщині, 2 на Житомирщині, 3 на Миколаївщині та 1 об’єкт наОдещині, а саме:</text:p>
      <ul>
        <li>
амбулаторія загальної практики–сімейної медицини КНП «Центр первинної медико-санітарної допомоги» Дергачівської міської ради Харківської області;  * амбулаторія загальної практики–сімейної медицини КНП «Центр первинної медико-санітарної допомоги» Малоданилівської селищної ради;  * амбулаторія загальної практики–сімейної медицини КНП «Центр первинної медичної допомоги Золочівської селищної ради»;  * амбулаторія загальної практики–сімейної медицини КНП «Центр первинної медико-санітарної допомоги» Дергачівської міської ради Харківської області;  * КНП Харківської обласної ради «Обласна дитяча клінічна лікарня №1»;  * КНП «Обласна клінічна лікарня ім. О. Ф. Гербачевського» Житомирської обласної ради;  * КНП «Житомирська обласна дитяча клінічна лікарня» Житомирської обласної ради;  * психоневрологічне відділення КНП «Миколаївського обласного центру психічного здоров’я» Миколаївської обласної ради;  * лікувальний корпус (інфекція), Д-1КНП Баштанська багатопрофільна лікарня Баштанської міської ради;  * корпус літ «Г» для відділення кардіології КНП «Міська клінічна лікарня № 11»;  * поліклініка В-2 КНП «Баштанська багатопрофільна лікарня» Баштанської міської ради;  * КНП «ЦПМСД» Дергачівської міської ради;  * амбулаторія загальної практики сімейної медицини №1, Центр надання адміністративних послуг, адміністративна будівля селищної ради Старосалтівської селищної ради Чугуївського району Харківської області.</li>
      </ul>
      <text:p text:style-name="P4">
У відомстві також уточнили, що за понад 15 місяців війни росія пошкоджена 1376об’єктів медзакладів та зруйнувала вщент ще 184 об’єкти.</text:p>
      <text:p text:style-name="P4">
Source: <text:a xlink:type="simple" xlink:href="https://armyinform.com.ua/2023/07/03/13-medzakladiv-postrazhdalyh-vid-okupantiv-vidbuduyut-koshtom-subvencziyi-z-derzhbyudzhetu/" text:style-name="Internet_20_link" text:visited-style-name="Visited_20_Internet_20_Link">
https://armyinform.com.ua/2023/07/03/13-medzakladiv-postrazhdalyh-vid-okupantiv-vidbuduyut-koshtom-subvencziyi-z-derzhbyudzhetu/</text:a>
</text:p>
      <!--NEWS-->
      <text:h text:style-name="P10" text:outline-level="1">
<text:span text:style-name="T4">
Українські «боги війни» перетворили в брухт польовий склад з БК росіян</text:span>
</text:h>
      <text:p text:style-name="P4">
Author: ['АРМІЯINFORM']</text:p>
      <text:p text:style-name="P4">
Time: 2023-07-03T4:00:00-04:00</text:p>
      <text:p text:style-name="P4">
Description: Командувач Сухопутних військ ЗСУ генерал-полковник Олександр Сирський опублікував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Командувач Сухопутних військ ЗСУ генерал-полковник Олександр Сирський<text:a xlink:type="simple" xlink:href="https://t.me/osirskiy/156" text:style-name="Internet_20_link" text:visited-style-name="Visited_20_Internet_20_Link">
опублікував</text:a>
 відео, у якому видно, як наші воїнизнищують польовий склад боєприпасів росіян.</text:p>
      <text:p text:style-name="P4">
— Артилерія 77-ї окремої аеромобільної бригади знищує польовий склад з БКросіян. Ягідне, Бахмутський напрямок. Чудова робота, — зазначив він уповідомленні.</text:p>
      <text:p text:style-name="P4">
Source: <text:a xlink:type="simple" xlink:href="https://armyinform.com.ua/2023/07/03/ukrayinski-bogy-vijny-peretvoryly-v-bruht-polovyj-sklad-z-bk-rosiyan/" text:style-name="Internet_20_link" text:visited-style-name="Visited_20_Internet_20_Link">
https://armyinform.com.ua/2023/07/03/ukrayinski-bogy-vijny-peretvoryly-v-bruht-polovyj-sklad-z-bk-rosiyan/</text:a>
</text:p>
      <!--NEWS-->
      <text:h text:style-name="P10" text:outline-level="1">
<text:span text:style-name="T4">
У Маріуполі горить школа – радник мера</text:span>
</text:h>
      <text:p text:style-name="P4">
Authors: Ukrinform (Person)</text:p>
      <text:p text:style-name="P4">
Publisher: Укринформ (Organization)</text:p>
      <text:p text:style-name="P4">
Published Time: 2023-07-03T4:45:00+03:00</text:p>
      <text:p text:style-name="P4">
Modified Time: 2023-07-03T21:45:00+03:00</text:p>
      <text:p text:style-name="P4">
Description: В окупованому Маріуполі зараз горить школа №16. — Укрінформ.</text:p>
      <text:p text:style-name="P4">
Images: ['<text:a xlink:type="simple" xlink:href="https://static.ukrinform.com/photos/2023_07/thumb_files/630_360_1688409984-604.jpeg" text:style-name="Internet_20_link" text:visited-style-name="Visited_20_Internet_20_Link">
630_360_16884...</text:a>
']</text:p>
      <text:p text:style-name="P4">
Tags: ['Маріуполь', 'Пожежа', 'Школа']</text:p>
      <text:p text:style-name="P4">
Type: Article</text:p>
      <!--METADATA-->
      <text:p text:style-name="P4">
<draw:frame draw:style-name="fr1" draw:name="Image260" text:anchor-type="as-char" svg:width="6.9236in" svg:height="3.956343in" draw:z-index="0">
<draw:image xlink:href="../Images/yкринформ/2023-07-03T4-45-00-03-00/630_360_1688409984-604.jpeg" xlink:type="simple" xlink:show="embed" xlink:actuate="onLoad" draw:mime-type="image/jpeg"/>
</draw:frame>
 Вокупованому Маріуполі зараз горить школа №16.</text:p>
      <text:p text:style-name="P4">
Про це у <text:a xlink:type="simple" xlink:href="https://t.me/andriyshTime/11282" text:style-name="Internet_20_link" text:visited-style-name="Visited_20_Internet_20_Link">
 Телеграмі </text:a>
 повідомив радникміського голови Маріуполя Петро Андрющенко, передає Укрінформ.</text:p>
      <text:p text:style-name="P4">
«Прямо зараз горить 16 школа», - написав Андрющенко.</text:p>
      <text:p text:style-name="P4">
За попередніми даними, займання виникло через недбалість будівельників.</text:p>
      <text:p text:style-name="P4">
Андрющенко проілюстрував допис світлинами пожежі, опублікованими <text:a xlink:type="simple" xlink:href="https://t.me/mrplsprotyv/20741" text:style-name="Internet_20_link" text:visited-style-name="Visited_20_Internet_20_Link">
 Телеграм-каналом </text:a>
 «Маріуполь.Спротив».</text:p>
      <text:p text:style-name="P4">
Як повідомлялося, агресія Росії спричинила у <text:a xlink:type="simple" xlink:href="https://www.ukrinform.ua/tag-mariupol" text:style-name="Internet_20_link" text:visited-style-name="Visited_20_Internet_20_Link">
 Маріуполі</text:a>
 одну з найбільших гуманітарнихкатастроф. Місто майже на 90% зруйноване внаслідок ворожих обстрілів, тут такі немає нормального електро-, водо- і газопостачання.</text:p>
      <text:p text:style-name="P4">
Окрім того, загарбники зносять пошкоджені ними будинки, щоб приховати слідисвоїх злочинів.</text:p>
      <text:p text:style-name="P4">
Source: <text:a xlink:type="simple" xlink:href="https://www.ukrinform.ua/rubric-regions/3731043-u-mariupoli-gorit-skola-16-radnik-mera.html" text:style-name="Internet_20_link" text:visited-style-name="Visited_20_Internet_20_Link">
https://www.ukrinform.ua/rubric-regions/3731043-u-mariupoli-gorit-skola-16-radnik-mera.html</text:a>
</text:p>
      <!--NEWS-->
      <text:h text:style-name="P10" text:outline-level="1">
<text:span text:style-name="T4">
Якби замість МіГ-29 ми уже використовували F-16, ефективність була б у рази вища — Юрій Ігнат</text:span>
</text:h>
      <text:p text:style-name="P4">
Author: ['Анастасія Олехнович']</text:p>
      <text:p text:style-name="P4">
Time: 2023-07-03T50:00:00-04:00</text:p>
      <text:p text:style-name="P4">
Description: Противник не відмовляється від терористичного методу ведення бойових дій — атак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jpg" text:style-name="Internet_20_link" text:visited-style-name="Visited_20_Internet_20_Link">
yurij-ignat.jpg</text:a>
']</text:p>
      <text:p text:style-name="P4">
Tags: ['F-16', 'ППО']</text:p>
      <text:p text:style-name="P4">
Category: News</text:p>
      <!--METADATA-->
      <text:p text:style-name="P4">
<draw:frame draw:style-name="fr1" draw:name="Image261" text:anchor-type="as-char" svg:width="6.9236in" svg:height="4.365113in" draw:z-index="0">
<draw:image xlink:href="../Images/AРМІЯINFORM/2023-07-03T50-00-00-04-00/yurij-ignat.jpg" xlink:type="simple" xlink:show="embed" xlink:actuate="onLoad" draw:mime-type="image/jpeg"/>
</draw:frame>
Полковник Юрій Ігнат</text:p>
      <text:p text:style-name="P4">
Противник не відмовляється від терористичного методу ведення бойових дій —атакує українські міста ракетами, зокрема С-300 та БПЛА. Про це речникПовітряних Сил Збройних Сил України повідомив під час сьогоднішнього брифінгу,проведеного в Укрінформі, на тему: «Захист українського неба: поточна ситуаціята ймовірні наміри противника».</text:p>
      <text:p text:style-name="P4">
Він зауважив, що здебільшого удари завдаються вночі, аби ускладнити роботупротиповітряної оборони через відсутність візуальної прив’язки.</text:p>
      <text:p text:style-name="P4">
— Сьогодні ворог атакував дронами-камікадзе як уночі, так і вдень. На жаль,бачимо, що не минулося без влучань. Важко боротися з такими цілями, адже ворогзапускає баражуючі боєприпаси з різних напрямків, кожен дрон запрограмовано напересування тим чи іншим маршрутом, що розосереджує увагу наших фахівців. Нажаль, покрити всю територію України ППО вкрай важко, практично неможливо, томуперш за все перекриваються найважливіші державні об’єкти та напрямки.</text:p>
      <text:p text:style-name="P4">
Юрій Ігнат зауважив, що забезпечують протиповітряний захист держави не лишезенітники, а й мобільні вогневі групи, винищувальна авіація.</text:p>
      <text:p text:style-name="P4">
— Звісно, якби замість МіГ-29 ми уже використовували F-16, ефективність була бу рази вища. Кожен день зволікання — це життя наших патріотів, захисників тазахисниць, хочеться розпочати процес підготовки льотчиків якомога швидше.</text:p>
      <text:p text:style-name="P4">
Source: <text:a xlink:type="simple" xlink:href="https://armyinform.com.ua/2023/07/03/yakby-zamist-mig-29-my-uzhe-vykorystovuvaly-f-16-efektyvnist-bula-b-u-razy-vyshha-yurij-ignat/" text:style-name="Internet_20_link" text:visited-style-name="Visited_20_Internet_20_Link">
https://armyinform.com.ua/2023/07/03/yakby-zamist-mig-29-my-uzhe-vykorystovuvaly-f-16-efektyvnist-bula-b-u-razy-vyshha-yurij-ignat/</text:a>
</text:p>
      <!--NEWS-->
      <text:h text:style-name="P10" text:outline-level="1">
<text:span text:style-name="T4">
Український прапор з Бахмута піднімуть у Вільнюсі на саміті НАТО</text:span>
</text:h>
      <text:p text:style-name="P4">
Author: ['АРМІЯINFORM']</text:p>
      <text:p text:style-name="P4">
Time: 2023-07-03T51:00:00-04:00</text:p>
      <text:p text:style-name="P4">
Description: У пункті пропуску «Устилуг» учасники марафону «Піднімаю прапор за Україну в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ws_20230702_095452_16882808921-1.jpg" text:style-name="Internet_20_link" text:visited-style-name="Visited_20_Internet_20_Link">
news_20230702_095452_16882808921-1.jpg</text:a>
', '<text:a xlink:type="simple" xlink:href="https://armyinform.com.ua/wp-content/uploads/2023/07/news_20230702_095453_16882808932-150x150.jpg" text:style-name="Internet_20_link" text:visited-style-name="Visited_20_Internet_20_Link">
news_20230702_095453_16882808932-150x150.jpg</text:a>
', '<text:a xlink:type="simple" xlink:href="https://armyinform.com.ua/wp-content/uploads/2023/07/news_20230702_095455_16882808954-150x150.jpg" text:style-name="Internet_20_link" text:visited-style-name="Visited_20_Internet_20_Link">
news_20230702_095455_16882808954-150x150.jpg</text:a>
']</text:p>
      <text:p text:style-name="P4">
Tags: ['STOPRUSSIA', 'АГРЕСІЯ РФ', 'ВТОРГНЕННЯ РФ']</text:p>
      <text:p text:style-name="P4">
Category: News</text:p>
      <!--METADATA-->
      <text:p text:style-name="P4">
<draw:frame draw:style-name="fr1" draw:name="Image262" text:anchor-type="as-char" svg:width="6.9236in" svg:height="5.1927in" draw:z-index="0">
<draw:image xlink:href="../Images/AРМІЯINFORM/2023-07-03T51-00-00-04-00/news_20230702_095452_16882808921-1.jpg" xlink:type="simple" xlink:show="embed" xlink:actuate="onLoad" draw:mime-type="image/jpeg"/>
</draw:frame>
</text:p>
      <text:p text:style-name="P4">
У пункті пропуску «Устилуг» учасники марафону «Піднімаю прапор за Україну вНАТО» передали литовським спортсменам український стяг, який попередньоотримали від військових із Бахмута.</text:p>
      <text:p text:style-name="P4">
— На українсько-польському кордоні прикордонники зустріли учасниківультрамарафону, який 25 червня стартував у Києві. Спортсмени долали маршрут зпрапором України, який отримали від українських військових з Бахмута. Зокрема,маршрут пролягав через Київщину, Житомирщину, Рівненщину та Волинь, — йдетьсяу повідомленні.</text:p>
      <text:p text:style-name="P4">
Як зазначає ДПСУ, біля пункту пропуску «Устилуг» команда українських бігунівпередала стяг друзям з Литви. Вони доставлять український прапор до Вільнюса,де планують його підняти до саміту країн НАТО, який має відбутися 11 липня.</text:p>
      <text:p text:style-name="P4">
<text:a xlink:type="simple" xlink:href="https://armyinform.com.ua/wp-content/uploads/2023/07/news_20230702_095453_16882808932.jpg" text:style-name="Internet_20_link" text:visited-style-name="Visited_20_Internet_20_Link">
<draw:frame draw:style-name="fr1" draw:name="Image263" text:anchor-type="as-char" svg:width="6.9236in" svg:height="6.9236in" draw:z-index="0">
<draw:image xlink:href="../Images/AРМІЯINFORM/2023-07-03T51-00-00-04-00/news_20230702_095453_16882808932-150x150.jpg" xlink:type="simple" xlink:show="embed" xlink:actuate="onLoad" draw:mime-type="image/jpeg"/>
</draw:frame>
</text:a>
</text:p>
      <text:p text:style-name="P4">
<text:a xlink:type="simple" xlink:href="https://armyinform.com.ua/wp-content/uploads/2023/07/news_20230702_095455_16882808954.jpg" text:style-name="Internet_20_link" text:visited-style-name="Visited_20_Internet_20_Link">
<draw:frame draw:style-name="fr1" draw:name="Image264" text:anchor-type="as-char" svg:width="6.9236in" svg:height="6.9236in" draw:z-index="0">
<draw:image xlink:href="../Images/AРМІЯINFORM/2023-07-03T51-00-00-04-00/news_20230702_095455_16882808954-150x150.jpg" xlink:type="simple" xlink:show="embed" xlink:actuate="onLoad" draw:mime-type="image/jpeg"/>
</draw:frame>
</text:a>
</text:p>
      <text:p text:style-name="P4">
— Цією акцією ми хочемо привернути увагу світової спільноти до війни в Україніі наблизити її можливість стати 33-м членом Північноатлантичного альянсу НАТО.У Литві люди повісять українські прапори на будинки, на балкони, на мости,коли відбуватиметься саміт НАТО, щоб всі делегації бачили прапори по всіхдорогах, де вони їхатимуть, — зазначає організатор забігу Дамінікас Кубіліус.</text:p>
      <text:p text:style-name="P4">
Source: <text:a xlink:type="simple" xlink:href="https://armyinform.com.ua/2023/07/03/ukrayinskyj-prapor-z-bahmuta-pidnimut-u-vilnyusi-na-samiti-nato/" text:style-name="Internet_20_link" text:visited-style-name="Visited_20_Internet_20_Link">
https://armyinform.com.ua/2023/07/03/ukrayinskyj-prapor-z-bahmuta-pidnimut-u-vilnyusi-na-samiti-nato/</text:a>
</text:p>
      <!--NEWS-->
      <text:h text:style-name="P10" text:outline-level="1">
<text:span text:style-name="T4">
Головнокомандувач ЗСУ відвідав Рівненську АЕС — опрацьовував сценарії на можливі події на ЗАЕС</text:span>
</text:h>
      <text:p text:style-name="P4">
Author: ['АРМІЯINFORM']</text:p>
      <text:p text:style-name="P4">
Time: 2023-07-03T52:00:00-04:00</text:p>
      <text:p text:style-name="P4">
Description: Головнокомандувач Збройних Сил України генерал Валерій Залужний, начальник Гене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luzhnyj-1.jpg" text:style-name="Internet_20_link" text:visited-style-name="Visited_20_Internet_20_Link">
zaluzhnyj-1.jpg</text:a>
']</text:p>
      <text:p text:style-name="P4">
Tags: ['STOPRUSSIA', 'ВТОРГНЕННЯ РФ', 'ГЕНШТАБ ЗСУ', 'ГОЛОВНОКОМАНДУВАЧ ЗСУ', 'ЗАЕС']</text:p>
      <text:p text:style-name="P4">
Category: News</text:p>
      <!--METADATA-->
      <text:p text:style-name="P4">
<draw:frame draw:style-name="fr1" draw:name="Image265" text:anchor-type="as-char" svg:width="6.9236in" svg:height="3.894525in" draw:z-index="0">
<draw:image xlink:href="../Images/AРМІЯINFORM/2023-07-03T52-00-00-04-00/zaluzhnyj-1.jpg" xlink:type="simple" xlink:show="embed" xlink:actuate="onLoad" draw:mime-type="image/jpeg"/>
</draw:frame>
</text:p>
      <text:p text:style-name="P4">
Головнокомандувач Збройних Сил України генерал Валерій Залужний, начальникГенерального штабу ЗСУ генерал-лейтенант Сергій Шаптала разом із президентомНАЕК «Енергоатом» Петром Котіним і директором Рівненської АЕС ПавломКовтонюком опрацювали питання обміну інформацією між військом та енергетикамидля планування можливих сценаріїв розвитку подій на Запорізькій АЕС.</text:p>
      <text:p text:style-name="P4">
Про це йдеться у <text:a xlink:type="simple" xlink:href="https://t.me/GeneralStaffZSU/8537" text:style-name="Internet_20_link" text:visited-style-name="Visited_20_Internet_20_Link">
повідомленні</text:a>
Генерального штабу ЗСУ.</text:p>
      <text:p text:style-name="P4">
«Домовилися про тісну взаємодію задля своєчасного вжиття заходів реагування наті чи інші ситуації», — зазначили в Генштабі ЗСУ.</text:p>
      <text:p text:style-name="P4">
Source: <text:a xlink:type="simple" xlink:href="https://armyinform.com.ua/2023/07/03/golovnokomanduvach-zsu-vidvidav-rivnensku-aes-opraczovuvav-sczenariyi-na-mozhlyvi-podiyi-na-zaes/" text:style-name="Internet_20_link" text:visited-style-name="Visited_20_Internet_20_Link">
https://armyinform.com.ua/2023/07/03/golovnokomanduvach-zsu-vidvidav-rivnensku-aes-opraczovuvav-sczenariyi-na-mozhlyvi-podiyi-na-zaes/</text:a>
</text:p>
      <!--NEWS-->
      <text:h text:style-name="P10" text:outline-level="1">
<text:span text:style-name="T4">
Латвія продовжила тимчасовий захист для українців</text:span>
</text:h>
      <text:p text:style-name="P4">
Author: ['АРМІЯINFORM']</text:p>
      <text:p text:style-name="P4">
Time: 2023-07-03T53:00:00-04:00</text:p>
      <text:p text:style-name="P4">
Description: Латвія продовжила тимчасовий захист українців до кінця 2023 року. Відповідну ініціат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2_092240.jpg" text:style-name="Internet_20_link" text:visited-style-name="Visited_20_Internet_20_Link">
20230702_092240.jpg</text:a>
']</text:p>
      <text:p text:style-name="P4">
Tags: ['STOPRUSSIA', 'АГРЕСІЯ РФ', 'ВТОРГНЕННЯ РФ', 'ДОПОМОГА ПАРТНЕРІВ', 'ЛАТВІЯ', 'СВІТ ПІДТРИМУЄ УКРАЇНУ']</text:p>
      <text:p text:style-name="P4">
Category: News</text:p>
      <!--METADATA-->
      <text:p text:style-name="P4">
<draw:frame draw:style-name="fr1" draw:name="Image266" text:anchor-type="as-char" svg:width="6.9236in" svg:height="3.956343in" draw:z-index="0">
<draw:image xlink:href="../Images/AРМІЯINFORM/2023-07-03T53-00-00-04-00/20230702_092240.jpg" xlink:type="simple" xlink:show="embed" xlink:actuate="onLoad" draw:mime-type="image/jpeg"/>
</draw:frame>
</text:p>
      <text:p text:style-name="P4">
Латвія продовжила тимчасовий захист українців до кінця 2023 року. Відповіднуініціативу Уряд країни затвердив 1 червня 2023 року.</text:p>
      <text:p text:style-name="P4">
Про це <text:a xlink:type="simple" xlink:href="https://minre.gov.ua/2023/07/02/latviya-prodovzhyla-tymchasovyj-zahyst-dlya-ukrayinskyh-shukachiv-prytulku/" text:style-name="Internet_20_link" text:visited-style-name="Visited_20_Internet_20_Link">
йдеться</text:a>
 у повідомленніМіністерства з питань реінтеграції тимчасово окупованих територій України.</text:p>
      <text:p text:style-name="P4">
Раніше така програма була доступна до 30 червня 2023 року, але наразі діюзахисту продовжено до кінця 2023 року.</text:p>
      <text:p text:style-name="P4">
Таким чином, українці протягом перших 120 днів перебування в країні будутьзабезпечені безкоштовним проживанням та харчуванням незалежно від їхньоїфінансової спроможності.</text:p>
      <text:p text:style-name="P4">
Після 120-денного періоду право на безкоштовне житло матимуть лише окремікатегорії українців, а саме:</text:p>
      <ul>
        <li>
люди з інвалідністю та люди, які за ними доглядають;  * особи пенсійного віку;  * ті, хто у Латвії здобуває освіту на денній формі навчання в закладі дошкільної, початкової, загальної середньої або професійної середньої освіти або є студентами денної форми навчання у вищому навчальному закладі;  * жінки у відпустці по вагітності та пологах;  * один з батьків дитини у період догляду за нею.</li>
      </ul>
      <text:p text:style-name="P4">
Source: <text:a xlink:type="simple" xlink:href="https://armyinform.com.ua/2023/07/03/latviya-prodovzhyla-tymchasovyj-zahyst-dlya-ukrayinskyh-shukachiv-prytulku/" text:style-name="Internet_20_link" text:visited-style-name="Visited_20_Internet_20_Link">
https://armyinform.com.ua/2023/07/03/latviya-prodovzhyla-tymchasovyj-zahyst-dlya-ukrayinskyh-shukachiv-prytulku/</text:a>
</text:p>
      <!--NEWS-->
      <text:h text:style-name="P10" text:outline-level="1">
<text:span text:style-name="T4">
Маємо успіхи: Володимир Зеленський показав кадри з фронту</text:span>
</text:h>
      <text:p text:style-name="P4">
Author: ['АРМІЯINFORM']</text:p>
      <text:p text:style-name="P4">
Time: 2023-07-03T54:00:00-04:00</text:p>
      <text:p text:style-name="P4">
Description: Президент України Володимир Зеленський повідомив, що минулий тиждень на фронті бу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ЛОДИМИР ЗЕЛЕНСЬКИЙ', 'ПРЕЗИДЕНТ УКРАЇНИ', 'СИТУАЦІЯ НА ФРОНТІ']</text:p>
      <text:p text:style-name="P4">
Category: News</text:p>
      <!--METADATA-->
      <text:p text:style-name="P4">
Президент України Володимир Зеленський повідомив, що минулий тиждень на фронтібув важким, утім, ми маємо успіхи.</text:p>
      <text:p text:style-name="P4">
Про це він <text:a xlink:type="simple" xlink:href="https://t.me/V_Zelenskiy_official/6825" text:style-name="Internet_20_link" text:visited-style-name="Visited_20_Internet_20_Link">
написав</text:a>
 у своємутелеграм-каналі.</text:p>
      <text:p text:style-name="P4">
«Рухаємося вперед, рухаємося крок за кроком. Дякую всім, хто боронить Україну,усім, хто веде цю війну до української перемоги! Слава нашим героям!» —йдеться у повідомленні.</text:p>
      <text:p text:style-name="P4">
Раніше заступник Міністра оборони України Ганна Маляр<text:a xlink:type="simple" xlink:href="https://armyinform.com.ua/2023/07/03/ganna-malyar-za-mynulyj-tyzhden-ukrayini-vdalosya-zvilnyty-ponad-37-kvadratnyh-kilometriv-terytoriyi/" text:style-name="Internet_20_link" text:visited-style-name="Visited_20_Internet_20_Link">
повідомляла</text:a>
, що за минулий тиждень Україні вдалося звільнити понад 37квадратних кілометрів території.</text:p>
      <text:p text:style-name="P4">
Source: <text:a xlink:type="simple" xlink:href="https://armyinform.com.ua/2023/07/03/mynulyj-tyzhden-na-fronti-buv-vazhkyj-ale-my-mayemo-uspihy-volodymyr-zelenskyj/" text:style-name="Internet_20_link" text:visited-style-name="Visited_20_Internet_20_Link">
https://armyinform.com.ua/2023/07/03/mynulyj-tyzhden-na-fronti-buv-vazhkyj-ale-my-mayemo-uspihy-volodymyr-zelenskyj/</text:a>
</text:p>
      <!--NEWS-->
      <text:h text:style-name="P10" text:outline-level="1">
<text:span text:style-name="T4">
Мінреінтеграції опублікувало поради, як захистити себе у випадку підвищеного рівня радіації</text:span>
</text:h>
      <text:p text:style-name="P4">
Author: ['АРМІЯINFORM']</text:p>
      <text:p text:style-name="P4">
Time: 2023-07-03T55:00:00-04:00</text:p>
      <text:p text:style-name="P4">
Description: Міністерство з питань реінтеграції тимчасово окупованих територій України пропонує н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k-rad.jpg" text:style-name="Internet_20_link" text:visited-style-name="Visited_20_Internet_20_Link">
ck-rad.jpg</text:a>
']</text:p>
      <text:p text:style-name="P4">
Tags: ['STOPRUSSIA', 'ВТОРГНЕННЯ РФ', 'МІНРЕІНТЕГРАЦІЇ']</text:p>
      <text:p text:style-name="P4">
Category: News</text:p>
      <!--METADATA-->
      <text:p text:style-name="P4">
<draw:frame draw:style-name="fr1" draw:name="Image267" text:anchor-type="as-char" svg:width="6.9236in" svg:height="3.893507in" draw:z-index="0">
<draw:image xlink:href="../Images/AРМІЯINFORM/2023-07-03T55-00-00-04-00/ck-rad.jpg" xlink:type="simple" xlink:show="embed" xlink:actuate="onLoad" draw:mime-type="image/jpeg"/>
</draw:frame>
 Фотоілюстративне</text:p>
      <text:p text:style-name="P4">
Міністерство з питань реінтеграції тимчасово окупованих територій України<text:a xlink:type="simple" xlink:href="https://minre.gov.ua/2023/07/02/yak-zahystyty-sebe-u-vypadku-pidvyshhenogo-rivnya-radiacziyi/" text:style-name="Internet_20_link" text:visited-style-name="Visited_20_Internet_20_Link">
пропонує</text:a>
 нам декілька дієвих та водночас простихпорад, як убезпечитись від радіаційного впливу.</text:p>
      <text:p text:style-name="P4">
<text:span text:style-name="T4">
Якщо повідомлення про радіоактивне забруднення застало вас на вулиці:</text:span>
</text:p>
      <ul>
        <li>
Негайно пройдіть у найближче приміщення. Найкраще обрати укриття або підвал. Щоб убезпечити органи дихання, прикрийте ніс і рот рушником, хусткою або одягніть медичну маску.</li>
      </ul>
      <text:p text:style-name="P4">
<text:span text:style-name="T4">
Якщо повідомлення про радіоактивне забруднення застало вас вдома:</text:span>
</text:p>
      <ul>
        <li>
Закрийте всі вікна, двері та вентиляційні отвори. Не підходьте до них без нагальної потреби та не виходьте на вулицю. Вимкніть кондиціонер та обігрівачі. Одягніть маску або ватно-марлеву пов’язку для захисту органів дихання.</li>
      </ul>
      <text:p text:style-name="P4">
<text:span text:style-name="T4">
Довідково.</text:span>
 Обов’язково слідкуйте за повідомленнями від рятувальників ДСНС,поліції, органів місцевої влади. Беззастережно виконуйте їхні інструкції тарекомендації.</text:p>
      <text:p text:style-name="P4">
Source: <text:a xlink:type="simple" xlink:href="https://armyinform.com.ua/2023/07/03/minreintegracziyi-opublikuvalo-porady-yak-zahystyty-sebe-u-vypadku-pidvyshhenogo-rivnya-radiacziyi/" text:style-name="Internet_20_link" text:visited-style-name="Visited_20_Internet_20_Link">
https://armyinform.com.ua/2023/07/03/minreintegracziyi-opublikuvalo-porady-yak-zahystyty-sebe-u-vypadku-pidvyshhenogo-rivnya-radiacziyi/</text:a>
</text:p>
      <!--NEWS-->
      <text:h text:style-name="P10" text:outline-level="1">
<text:span text:style-name="T4">
Судитимуть російського агента: повідомляв ворогу про розташування літаків ЗСУ</text:span>
</text:h>
      <text:p text:style-name="P4">
Author: ['АРМІЯINFORM']</text:p>
      <text:p text:style-name="P4">
Time: 2023-07-03T56:00:00-04:00</text:p>
      <text:p text:style-name="P4">
Description: До суду скерували обвинувальний акт стосовно жителя Дніпра за фактами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03-at-133634.jpeg" text:style-name="Internet_20_link" text:visited-style-name="Visited_20_Internet_20_Link">
whatsapp-image-2023-07-03-at-133634.jpeg</text:a>
']</text:p>
      <text:p text:style-name="P4">
Tags: ['АГЕНТ РФ', 'ВІЙНА', 'ОФІС ГЕНПРОКУРОРА УКРАЇНИ']</text:p>
      <text:p text:style-name="P4">
Category: News</text:p>
      <!--METADATA-->
      <text:p text:style-name="P4">
<draw:frame draw:style-name="fr1" draw:name="Image268" text:anchor-type="as-char" svg:width="6.9236in" svg:height="3.894525in" draw:z-index="0">
<draw:image xlink:href="../Images/AРМІЯINFORM/2023-07-03T56-00-00-04-00/whatsapp-image-2023-07-03-at-133634.jpeg" xlink:type="simple" xlink:show="embed" xlink:actuate="onLoad" draw:mime-type="image/jpeg"/>
</draw:frame>
</text:p>
      <text:p text:style-name="P4">
До суду скерували обвинувальний акт стосовно жителя Дніпра за фактамидержавної зради, поширення інформації про розташування ЗСУ, виправдовування,визнання правомірною та заперечення збройної агресії рф проти України.</text:p>
      <text:p text:style-name="P4">
Про це <text:a xlink:type="simple" xlink:href="https://www.gp.gov.ua/ua/posts/u-dnipri-suditimut-rosiiskogo-agenta-yakii-zlivav-vorogu-roztasuvannya-viiskovix-litakiv-zsu" text:style-name="Internet_20_link" text:visited-style-name="Visited_20_Internet_20_Link">
повідомляє</text:a>
Офіс Генпрокурора України.</text:p>
      <text:p text:style-name="P4">
«Проросійськи налаштований чоловік добровільно погодився на пропозиціюспівробітника головного управління генштабу зс рф надавати інформацію пророзташування військової техніки та підрозділів Збройних Сил України», —йдеться у повідомленні.</text:p>
      <text:p text:style-name="P4">
Агент надсилав зібрані дані про розміщення військової авіації, блокпостів,місць дислокації й кількості особового складу української армії, а такожскріншоти Google Maps з координатами.</text:p>
      <text:p text:style-name="P4">
Також чоловік у розмовах з представником рф жалкував, що місто «не звільнили»,а в соцмережі поширював антиукраїнські дописи.</text:p>
      <text:p text:style-name="P4">
У Офісі Генпрокурора зауважили, що ворожого інформатора затримали наприкінціберезня 2023 року. У нього вилучили мобільний телефон із доказами протиправноїдіяльності.</text:p>
      <text:p text:style-name="P4">
«Наразі обвинувачений перебуває під вартою. За клопотанням прокурора суднаклав арешт на його майно», — зазначено у повідомленні.</text:p>
      <text:p text:style-name="P4">
Source: <text:a xlink:type="simple" xlink:href="https://armyinform.com.ua/2023/07/03/sudytymut-rosijskogo-agenta-povidomlyav-vorogu-pro-roztashuvannya-litakiv-zsu/" text:style-name="Internet_20_link" text:visited-style-name="Visited_20_Internet_20_Link">
https://armyinform.com.ua/2023/07/03/sudytymut-rosijskogo-agenta-povidomlyav-vorogu-pro-roztashuvannya-litakiv-zsu/</text:a>
</text:p>
      <!--NEWS-->
      <text:h text:style-name="P10" text:outline-level="1">
<text:span text:style-name="T4">
Понад 230 тисяч окупантів знищили українські захисники з початку широкомасштабної агресії рф</text:span>
</text:h>
      <text:p text:style-name="P4">
Author: ['АРМІЯINFORM']</text:p>
      <text:p text:style-name="P4">
Time: 2023-07-03T57:00:00-04:00</text:p>
      <text:p text:style-name="P4">
Description: Загальні бойові втрати противника з 24.02.22 по 03.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538968e-36ae-4fb5-a034-db8cf4dacc41-scaled.jpg" text:style-name="Internet_20_link" text:visited-style-name="Visited_20_Internet_20_Link">
4538968e-36ae-4fb5-a034-db8cf4dacc41-scaled.jpg</text:a>
']</text:p>
      <text:p text:style-name="P4">
Tags: ['АГРЕСІЯ РФ', 'ВТОРГНЕННЯ РФ', 'ВТРАТИ ВОРОГА', 'ГШ ЗСУ']</text:p>
      <text:p text:style-name="P4">
Category: News</text:p>
      <!--METADATA-->
      <text:p text:style-name="P4">
<draw:frame draw:style-name="fr1" draw:name="Image269" text:anchor-type="as-char" svg:width="6.9236in" svg:height="6.975527in" draw:z-index="0">
<draw:image xlink:href="../Images/AРМІЯINFORM/2023-07-03T57-00-00-04-00/4538968e-36ae-4fb5-a034-db8cf4dacc41-scaled.jpg" xlink:type="simple" xlink:show="embed" xlink:actuate="onLoad" draw:mime-type="image/jpeg"/>
</draw:frame>
</text:p>
      <text:p text:style-name="P4">
Загальні бойові втрати противника з 24.02.22 по 03.07.23 орієнтовностановлять:</text:p>
      <ul>
        <li>
<text:span text:style-name="T4">
особового складу ‒</text:span>
 230260 (+600) осіб ліквідовано  * <text:span text:style-name="T4">
танків ‒</text:span>
 4057 (+5)  * <text:span text:style-name="T4">
бойових броньованих машин ‒</text:span>
 7899 (+11)  * <text:span text:style-name="T4">
артилерійських систем ‒</text:span>
 4220 (+32)  * <text:span text:style-name="T4">
РСЗВ ‒</text:span>
 641 (+4)  * <text:span text:style-name="T4">
засоби ППО ‒</text:span>
 391 (+1)  * <text:span text:style-name="T4">
літаків ‒</text:span>
 315 (0)  * <text:span text:style-name="T4">
гелікоптерів ‒</text:span>
 309 (+1)  * <text:span text:style-name="T4">
БПЛА оперативно-тактичного рівня ‒</text:span>
 3573 (+16)  * <text:span text:style-name="T4">
крилаті ракети ‒</text:span>
 1264 (+3)  * <text:span text:style-name="T4">
кораблі / катери ‒</text:span>
 18 (0)  * <text:span text:style-name="T4">
автомобільної техніки та автоцистерн ‒</text:span>
 6834 (+18)  * <text:span text:style-name="T4">
спеціальна техніка ‒</text:span>
 590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3.07.23.</text:p>
      <text:p text:style-name="P4">
Source: <text:a xlink:type="simple" xlink:href="https://armyinform.com.ua/2023/07/03/ponad-230-tysyach-okupantiv-znyshhyly-ukrayinski-zahysnyky-z-pochatku-shyrokomasshtabnoyi-agresiyi-rf/" text:style-name="Internet_20_link" text:visited-style-name="Visited_20_Internet_20_Link">
https://armyinform.com.ua/2023/07/03/ponad-230-tysyach-okupantiv-znyshhyly-ukrayinski-zahysnyky-z-pochatku-shyrokomasshtabnoyi-agresiyi-rf/</text:a>
</text:p>
      <!--NEWS-->
      <text:h text:style-name="P10" text:outline-level="1">
<text:span text:style-name="T4">
Міжнародний центр розслідування злочинів росії проти України розпочав роботу в Гаазі</text:span>
</text:h>
      <text:p text:style-name="P4">
Author: ['АРМІЯINFORM']</text:p>
      <text:p text:style-name="P4">
Time: 2023-07-03T58:00:00-04:00</text:p>
      <text:p text:style-name="P4">
Description: У Гаазі розпочав роботу Міжнародний центр розслідування злочинів агресії росії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_main.jpg" text:style-name="Internet_20_link" text:visited-style-name="Visited_20_Internet_20_Link">
35_main.jpg</text:a>
']</text:p>
      <text:p text:style-name="P4">
Tags: ['ГААГА', 'ЄВРОКОМІСІЯ', 'ЗЛОЧИНИ РОСІЇ', 'УРСУЛА ФОН ДЕР ЛЯЄН']</text:p>
      <text:p text:style-name="P4">
Category: News</text:p>
      <!--METADATA-->
      <text:p text:style-name="P4">
<draw:frame draw:style-name="fr1" draw:name="Image270" text:anchor-type="as-char" svg:width="6.9236in" svg:height="4.395937in" draw:z-index="0">
<draw:image xlink:href="../Images/AРМІЯINFORM/2023-07-03T58-00-00-04-00/35_main.jpg" xlink:type="simple" xlink:show="embed" xlink:actuate="onLoad" draw:mime-type="image/jpeg"/>
</draw:frame>
</text:p>
      <text:p text:style-name="P4">
У Гаазі розпочав роботу Міжнародний центр розслідування злочинів агресії росіїпроти України (ICPA). Новостворений центр стане ключовим для розслідуваннязлочину агресії рф проти України та сприятиме створенню справ для майбутніхсудових процесів. Він забезпечить структуру для підтримки та посиленняпоточних і майбутніх розслідувань злочину агресії та сприятиме обміну тааналізу доказів, зібраних з початку російської агресії.</text:p>
      <text:p text:style-name="P4">
Про це йдеться у<text:a xlink:type="simple" xlink:href="https://ec.europa.eu/commission/presscorner/detail/en/ip_23_3606" text:style-name="Internet_20_link" text:visited-style-name="Visited_20_Internet_20_Link">
повідомленні</text:a>
пресслужби Єврокомісії.</text:p>
      <text:p text:style-name="P4">
Центр, створений за підтримки Єврокомісії, складається з обраних національнихпрокурорів, які вже беруть участь у Спільній слідчій групі, з якою центрпов’язаний у своїй діяльності. Експерти-учасники зможуть щодня працюватиразом, швидко обмінюватися доказами та узгоджувати спільну стратегію. Євроюстнадаватиме оперативну, юридичну, фінансову та матеріально-технічну підтримку,зокрема для збереження, зберігання та аналізу доказів. Ця робота має важливезначення для підготовки до майбутніх судових процесів, будь то в національнихабо міжнародних судах, включно з можливим трибуналом для злочинів агресії абоМіжнародним кримінальним судом (МКС) для злочинів, які підпадають під йогоюрисдикцію.</text:p>
      <text:p text:style-name="P4">
«Вторгнення росії в Україну продовжує приносити невимовні жахи щодня. Глибокотривожні новини про навмисні напади на мирних жителів, зокрема дітей, сталижорстоким щоденним нагадуванням про кровопролиття, яке путін повернув на нашконтинент. Докази незліченних міжнародних злочинів, скоєних росією,накопичуються. Новий міжнародний центр відіграватиме ключову роль узабезпеченні притягнення винних до відповідальності, зокрема за злочинагресії. Ми не залишимо каменя на камені, допоки не притягнемо путіна та йогопоплічників до відповідальності», —<text:a xlink:type="simple" xlink:href="https://twitter.com/vonderleyen/status/1675795810900930561" text:style-name="Internet_20_link" text:visited-style-name="Visited_20_Internet_20_Link">
зазначила</text:a>
президентка Єврокомісії Урсула фон дер Ляєн.</text:p>
      <text:p text:style-name="P4">
Source: <text:a xlink:type="simple" xlink:href="https://armyinform.com.ua/2023/07/03/mizhnarodnyj-czentr-rozsliduvannya-zlochyniv-rosiyi-proty-ukrayiny-rozpochav-robotu-v-gaazi/" text:style-name="Internet_20_link" text:visited-style-name="Visited_20_Internet_20_Link">
https://armyinform.com.ua/2023/07/03/mizhnarodnyj-czentr-rozsliduvannya-zlochyniv-rosiyi-proty-ukrayiny-rozpochav-robotu-v-gaazi/</text:a>
</text:p>
      <!--NEWS-->
      <text:h text:style-name="P10" text:outline-level="1">
<text:span text:style-name="T4">
В Україні хвилина мовчання</text:span>
</text:h>
      <text:p text:style-name="P4">
Author: ['АРМІЯINFORM']</text:p>
      <text:p text:style-name="P4">
Time: 2023-07-03T5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71" text:anchor-type="as-char" svg:width="6.9236in" svg:height="3.895992in" draw:z-index="0">
<draw:image xlink:href="../Images/AРМІЯINFORM/2023-07-03T59-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3/v-ukrayini-hvylyna-movchannya-2/" text:style-name="Internet_20_link" text:visited-style-name="Visited_20_Internet_20_Link">
https://armyinform.com.ua/2023/07/03/v-ukrayini-hvylyna-movchannya-2/</text:a>
</text:p>
      <!--NEWS-->
      <text:h text:style-name="P10" text:outline-level="1">
<text:span text:style-name="T4">
В аеропорту Ізраїлю тисячі людей протестували через судову реформу - є затримані</text:span>
</text:h>
      <text:p text:style-name="P4">
Authors: Ukrinform (Person)</text:p>
      <text:p text:style-name="P4">
Publisher: Укринформ (Organization)</text:p>
      <text:p text:style-name="P4">
Published Time: 2023-07-03T5:53:00+03:00</text:p>
      <text:p text:style-name="P4">
Modified Time: 2023-07-03T21:53:00+03:00</text:p>
      <text:p text:style-name="P4">
Description: В Ізраїлі тисячі протестувальників проти судової реформи перекрили у понеділок дорогу поблизу аеропорту Бен-Гуріон, почали зводити барикади та увійшли в Термінал 3. — Укрінформ.</text:p>
      <text:p text:style-name="P4">
Images: ['<text:a xlink:type="simple" xlink:href="https://static.ukrinform.com/photos/2023_07/thumb_files/630_360_1688410308-280.jpg" text:style-name="Internet_20_link" text:visited-style-name="Visited_20_Internet_20_Link">
630_360_16884...</text:a>
']</text:p>
      <text:p text:style-name="P4">
Tags: ['Аеропорт', 'Ізраїль', 'Протест', 'Судова реформа']</text:p>
      <text:p text:style-name="P4">
Type: Article</text:p>
      <!--METADATA-->
      <text:p text:style-name="P4">
<draw:frame draw:style-name="fr1" draw:name="Image272" text:anchor-type="as-char" svg:width="6.9236in" svg:height="3.946452in" draw:z-index="0">
<draw:image xlink:href="../Images/yкринформ/2023-07-03T5-53-00-03-00/630_360_1688410308-280.jpg" xlink:type="simple" xlink:show="embed" xlink:actuate="onLoad" draw:mime-type="image/jpeg"/>
</draw:frame>
 В Ізраїлітисячі протестувальників проти судової реформи перекрили у понеділок дорогупоблизу аеропорту Бен-Гуріон, почали зводити барикади та увійшли в Термінал 3.</text:p>
      <text:p text:style-name="P4">
Про це повідомляє <text:a xlink:type="simple" xlink:href="https://www.timesofisrael.com/police-tussle-with-anti-government-protesters-as-chaos-erupts-at-ben-gurion-airport/" text:style-name="Internet_20_link" text:visited-style-name="Visited_20_Internet_20_Link">
 The Times of Israel</text:a>
 , передає Укрінформ.</text:p>
      <text:p text:style-name="P4">
Поліція оголосила антиурядовий <text:a xlink:type="simple" xlink:href="https://www.ukrinform.ua/tag-protest" text:style-name="Internet_20_link" text:visited-style-name="Visited_20_Internet_20_Link">
 протест </text:a>
 в аеропорту «незаконним». Наразі 37 демонстрантів затримано запорушення громадського порядку.</text:p>
      <text:p text:style-name="P4">
Зазначається, що правоохоронці застосували силу, щоб перешкодитипротестувальникам заблокувати дорогу та вигнати демонстрантів із залу прибуттяаеропорту.</text:p>
      <text:p text:style-name="P4">
За даними ізраїльських ЗМІ, протягом дня у протестних діях в аеропорту бралиучасть близько 15 тисяч людей.</text:p>
      <text:p text:style-name="P4">
<text:span text:style-name="T4">
Читайте також:</text:span>
 <text:a xlink:type="simple" xlink:href="https://www.ukrinform.ua/rubric-world/3725442-v-izraili-stalasa-strilanina-zaginuli-cetvero-ludej.html" text:style-name="Internet_20_link" text:visited-style-name="Visited_20_Internet_20_Link">
 В <text:span text:style-name="T4">
Ізраїлі</text:span>
 сталася стрілянина, загинули четверо людей</text:a>
</text:p>
      <text:p text:style-name="P4">
Організатори протесту та опозиційні діячі заявили, що демонстрація будетривати, якщо коаліція прем'єр-міністра Беньямін Нетаньягу не зупинитьобговорення в комітеті Кнесету законопроєкту, який забороняє суддямздійснювати судовий контроль над «розумністю» рішень уряду. Депутат СімхаРотман, голова Конституційного комітету Кнесету, провів засідання в понеділок,як і було заплановано, однак заявив, що законопроєкт буде схвалено комісією тапередано у вівторок до Кнесету перед першим читанням на початку наступноготижня.</text:p>
      <text:p text:style-name="P4">
Source: <text:a xlink:type="simple" xlink:href="https://www.ukrinform.ua/rubric-world/3731044-v-aeroportu-izrailu-tisaci-ludej-protestuvali-cerez-sudovu-reformu-e-zatrimani.html" text:style-name="Internet_20_link" text:visited-style-name="Visited_20_Internet_20_Link">
https://www.ukrinform.ua/rubric-world/3731044-v-aeroportu-izrailu-tisaci-ludej-protestuvali-cerez-sudovu-reformu-e-zatrimani.html</text:a>
</text:p>
      <!--NEWS-->
      <text:h text:style-name="P10" text:outline-level="1">
<text:span text:style-name="T4">
В Україні буде більше 155-мм САУ «Богдана» — Олексій Резніков</text:span>
</text:h>
      <text:p text:style-name="P4">
Author: ['АРМІЯINFORM']</text:p>
      <text:p text:style-name="P4">
Time: 2023-07-03T60:00:00-04:00</text:p>
      <text:p text:style-name="P4">
Description: Міністр оборони України Олексій Резніков у твіттері повідомив про те, що 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1/sau_bogdana.jpg" text:style-name="Internet_20_link" text:visited-style-name="Visited_20_Internet_20_Link">
sau_bogdana.jpg</text:a>
', '<text:a xlink:type="simple" xlink:href="https://armyinform.com.ua/wp-content/uploads/2023/07/f0hpx_7wiamspem-e1688389579676.jpg" text:style-name="Internet_20_link" text:visited-style-name="Visited_20_Internet_20_Link">
f0hpx_7wiamspem-e1688389579676.jpg</text:a>
', '<text:a xlink:type="simple" xlink:href="https://armyinform.com.ua/wp-content/uploads/2022/01/infografika-sau-bogdana.jpg" text:style-name="Internet_20_link" text:visited-style-name="Visited_20_Internet_20_Link">
infografika-sau-bogdana.jpg</text:a>
']</text:p>
      <text:p text:style-name="P4">
Tags: ['ОЛЕКСІЙ РЕЗНІКОВ', 'ОФІЦІЙНО', 'САУ БОГДАНА']</text:p>
      <text:p text:style-name="P4">
Category: News</text:p>
      <!--METADATA-->
      <text:p text:style-name="P4">
<draw:frame draw:style-name="fr1" draw:name="Image273" text:anchor-type="as-char" svg:width="6.9236in" svg:height="4.615733in" draw:z-index="0">
<draw:image xlink:href="../Images/AРМІЯINFORM/2023-07-03T60-00-00-04-00/sau_bogdana.jpg" xlink:type="simple" xlink:show="embed" xlink:actuate="onLoad" draw:mime-type="image/jpeg"/>
</draw:frame>
</text:p>
      <text:p text:style-name="P4">
Міністр оборони України Олексій Резніков у твіттері<text:a xlink:type="simple" xlink:href="https://twitter.com/oleksiireznikov/status/1675848553619439616" text:style-name="Internet_20_link" text:visited-style-name="Visited_20_Internet_20_Link">
повідомив</text:a>
про те, що у Сил оборони буде більше самохідних гаубиць «Богдана».</text:p>
      <text:p text:style-name="P4">
«Українці дуже гостинна нація. Як видно на фото, конструкція української155-мм самохідної гаубиці „Богдана“ передбачає зручний столик для смачногообіду екіпажу. У нас буде більше таких гармат!» — написав глава оборонноговідомства.</text:p>
      <text:p text:style-name="P4">
<draw:frame draw:style-name="fr1" draw:name="Image274" text:anchor-type="as-char" svg:width="6.9236in" svg:height="6.096078in" draw:z-index="0">
<draw:image xlink:href="../Images/AРМІЯINFORM/2023-07-03T60-00-00-04-00/f0hpx_7wiamspem-e1688389579676.jpg" xlink:type="simple" xlink:show="embed" xlink:actuate="onLoad" draw:mime-type="image/jpeg"/>
</draw:frame>
</text:p>
      <text:p text:style-name="P4">
До речі, <text:a xlink:type="simple" xlink:href="https://armyinform.com.ua/2022/01/26/zaversheno-vognevi-vyprobuvannya-sau-bogdana/" text:style-name="Internet_20_link" text:visited-style-name="Visited_20_Internet_20_Link">
САУ</text:a>
 змонтована на базі повнопривідного шасі КрАЗ-63221(6×6), має ствол завдовжки 52 калібри. Вона здатна вражати ціль на відстані до42 км та до 50 км активно-реактивним снарядом. Родзинкою є ствол калібру 155мм, виготовлений з української сталі на вітчизняному обладнанні. Вінадаптований під стрільбу натовським боєприпасом. При цьому для нарізки каналівствола підприємство навіть спеціально створило відповідний верстат.</text:p>
      <text:p text:style-name="P4">
<draw:frame draw:style-name="fr1" draw:name="Image275" text:anchor-type="as-char" svg:width="6.9236in" svg:height="6.704353in" draw:z-index="0">
<draw:image xlink:href="../Images/AРМІЯINFORM/2023-07-03T60-00-00-04-00/infografika-sau-bogdana.jpg" xlink:type="simple" xlink:show="embed" xlink:actuate="onLoad" draw:mime-type="image/jpeg"/>
</draw:frame>
</text:p>
      <text:p text:style-name="P4">
Source: <text:a xlink:type="simple" xlink:href="https://armyinform.com.ua/2023/07/03/v-ukrayini-bude-bilshe-155-mm-sau-bogdana-oleksij-reznikov/" text:style-name="Internet_20_link" text:visited-style-name="Visited_20_Internet_20_Link">
https://armyinform.com.ua/2023/07/03/v-ukrayini-bude-bilshe-155-mm-sau-bogdana-oleksij-reznikov/</text:a>
</text:p>
      <!--NEWS-->
      <text:h text:style-name="P10" text:outline-level="1">
<text:span text:style-name="T4">
Продовжуємо контрбатарейну боротьбу — Наталія Гуменюк</text:span>
</text:h>
      <text:p text:style-name="P4">
Author: ['Анастасія Олехнович']</text:p>
      <text:p text:style-name="P4">
Time: 2023-07-03T61:00:00-04:00</text:p>
      <text:p text:style-name="P4">
Description: Про це в ефірі телемарафону «Єдині новини» повідомила керів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nataliya-gumenyuk.jpg" text:style-name="Internet_20_link" text:visited-style-name="Visited_20_Internet_20_Link">
1-nataliya-gumenyuk.jpg</text:a>
']</text:p>
      <text:p text:style-name="P4">
Tags: ['ВТОРГНЕННЯ РФ', 'ЄДИНІ НОВИНИ', 'НАТАЛІЯ ГУМЕНЮК', 'ПІВДЕНЬ УКРАЇНИ', 'ХЕРСОНЩИНА']</text:p>
      <text:p text:style-name="P4">
Category: News</text:p>
      <!--METADATA-->
      <text:p text:style-name="P4">
<draw:frame draw:style-name="fr1" draw:name="Image276" text:anchor-type="as-char" svg:width="6.9236in" svg:height="4.612849in" draw:z-index="0">
<draw:image xlink:href="../Images/AРМІЯINFORM/2023-07-03T61-00-00-04-00/1-nataliya-gumenyuk.jpg" xlink:type="simple" xlink:show="embed" xlink:actuate="onLoad" draw:mime-type="image/jpeg"/>
</draw:frame>
</text:p>
      <text:p text:style-name="P4">
Про це в ефірі телемарафону «Єдині новини» повідомила керівник Об’єднаногокоординаційного пресцентру Сил оборони півдня України Наталія Гуменюк. Вонадодала, що це поки основний спосіб бойової роботи на південному напрямку, аджелінія фронту тут пролягає через русло Дніпра.</text:p>
      <text:p text:style-name="P4">
— Після теракту на Каховській ГЕС робота ускладнюється, адже на лівому березіДніпра вода досі вкриває ряд населених пунктів.</text:p>
      <text:p text:style-name="P4">
Своєю чергою ворог чинить потужний спротив, намагається максимально тиснути направий берег Дніпра на Херсонщині, тримати в напрузі цивільне населення.</text:p>
      <text:p text:style-name="P4">
Source: <text:a xlink:type="simple" xlink:href="https://armyinform.com.ua/2023/07/03/prodovzhuyemo-kontrbatarejnu-borotbu-nataliya-gumenyuk/" text:style-name="Internet_20_link" text:visited-style-name="Visited_20_Internet_20_Link">
https://armyinform.com.ua/2023/07/03/prodovzhuyemo-kontrbatarejnu-borotbu-nataliya-gumenyuk/</text:a>
</text:p>
      <!--NEWS-->
      <text:h text:style-name="P10" text:outline-level="1">
<text:span text:style-name="T4">
На Таврійському напрямку українські військові знищили 12 російських складів з боєприпасами</text:span>
</text:h>
      <text:p text:style-name="P4">
Author: ['АРМІЯINFORM']</text:p>
      <text:p text:style-name="P4">
Time: 2023-07-03T62:00:00-04:00</text:p>
      <text:p text:style-name="P4">
Description: На Таврійському напрямку Сили оборони продовжують просування вперед. За добу наші в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p-4.jpg" text:style-name="Internet_20_link" text:visited-style-name="Visited_20_Internet_20_Link">
oip-4.jpg</text:a>
']</text:p>
      <text:p text:style-name="P4">
Tags: ['ВТРАТИ ВОЄННОЇ ТЕХНІКИ ЗС РФ', 'ВТРАТИ ПРОТИВНИКА', 'ТАВРІЙСЬКИЙ НАПРЯМОК', 'ХРОНІКА ОБОРОНИ']</text:p>
      <text:p text:style-name="P4">
Category: News</text:p>
      <!--METADATA-->
      <text:p text:style-name="P4">
<draw:frame draw:style-name="fr1" draw:name="Image277" text:anchor-type="as-char" svg:width="6.9236in" svg:height="4.615733in" draw:z-index="0">
<draw:image xlink:href="../Images/AРМІЯINFORM/2023-07-03T62-00-00-04-00/oip-4.jpg" xlink:type="simple" xlink:show="embed" xlink:actuate="onLoad" draw:mime-type="image/jpeg"/>
</draw:frame>
</text:p>
      <text:p text:style-name="P4">
На Таврійському напрямку Сили оборони продовжують просування вперед. За добунаші війська знищили 12 складів боєприпасів ворога.</text:p>
      <text:p text:style-name="P4">
Про це <text:a xlink:type="simple" xlink:href="https://t.me/otarnavskiy/147" text:style-name="Internet_20_link" text:visited-style-name="Visited_20_Internet_20_Link">
повідомив</text:a>
 командувач оперативно-стратегічного угруповання військ «Таврія» бригадний генерал ОлександрТарнавський.</text:p>
      <text:p text:style-name="P4">
Підрозділи ракетних військ та артилерії протягом доби виконали 1389 вогневихзавдань.</text:p>
      <text:p text:style-name="P4">
За останню добу втрати ворога вбитими та пораненими становлять майже три роти.Також знищено 34 одиниці військової техніки противника.</text:p>
      <text:p text:style-name="P4">
«Зокрема, вертоліт Ка-52, 4 танки, 3 ББМ, 2 гармати Д-30, БМ-21 «Град», 2 БПЛАSupercam, БПЛА Zala, гармата 2А36 «Гіацинт-Б», зенітний ракетний комплекс«Стріла-10», 2 гаубиці «Мста-Б» та автомобільна техніка», — уточнив він.</text:p>
      <text:p text:style-name="P4">
Source: <text:a xlink:type="simple" xlink:href="https://armyinform.com.ua/2023/07/03/na-tavrijskomu-napryamku-ukrayinski-vijskovi-znyshhyly-12-rosijskyh-skladiv-z-boyeprypasamy/" text:style-name="Internet_20_link" text:visited-style-name="Visited_20_Internet_20_Link">
https://armyinform.com.ua/2023/07/03/na-tavrijskomu-napryamku-ukrayinski-vijskovi-znyshhyly-12-rosijskyh-skladiv-z-boyeprypasamy/</text:a>
</text:p>
      <!--NEWS-->
      <text:h text:style-name="P10" text:outline-level="1">
<text:span text:style-name="T4">
Олексій Резніков у День зенітних ракетних військ: Сотні збитих ворожих літаків, тисячі знищених БПЛА та ракет — робота вартових неба</text:span>
</text:h>
      <text:p text:style-name="P4">
Author: ['АРМІЯINFORM']</text:p>
      <text:p text:style-name="P4">
Time: 2023-07-03T63:00:00-04:00</text:p>
      <text:p text:style-name="P4">
Description: Міністр оборони України Олексій Резніков привітав військовослужбовців із Днем зені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741567_718207660315588_7150299379249899388_n-1-e1688367491136.jpg" text:style-name="Internet_20_link" text:visited-style-name="Visited_20_Internet_20_Link">
357741567_718207660315588_7150299379249899388_n-1-e1688367491136.jpg</text:a>
']</text:p>
      <text:p text:style-name="P4">
Tags: ['ДЕНЬ ЗЕНІТНИХ РАКЕТНИХ ВІЙСЬК', 'КИНДЖАЛ', 'ОЛЕКСІЙ РЕЗНІКОВ', 'ОФІЦІЙНО']</text:p>
      <text:p text:style-name="P4">
Category: News</text:p>
      <!--METADATA-->
      <text:p text:style-name="P4">
<draw:frame draw:style-name="fr1" draw:name="Image278" text:anchor-type="as-char" svg:width="6.9236in" svg:height="5.693038in" draw:z-index="0">
<draw:image xlink:href="../Images/AРМІЯINFORM/2023-07-03T63-00-00-04-00/357741567_718207660315588_7150299379249899388_n-1-e1688367491136.jpg" xlink:type="simple" xlink:show="embed" xlink:actuate="onLoad" draw:mime-type="image/jpeg"/>
</draw:frame>
</text:p>
      <text:p text:style-name="P4">
Міністр оборони України Олексій Резніков привітав військовослужбовців із Днемзенітних ракетних військ Повітряних Сил Збройних Сил України.</text:p>
      <text:p text:style-name="P4">
Про це очільник оборонного відомства України<text:a xlink:type="simple" xlink:href="https://www.facebook.com/reznikovoleksii/posts/pfbid0373dcUVkwak9WKWDUuLjXSQYkg2icna53PB2oG866M8Y2khSWuRckxmXASEMnnSpql" text:style-name="Internet_20_link" text:visited-style-name="Visited_20_Internet_20_Link">
написав</text:a>
у Фейсбуці.</text:p>
      <text:p text:style-name="P4">
Міністр оборони нагадав, що перше в історії збиття російської гіперзвуковоїракети «Кинджал» — робота наших вартових неба.</text:p>
      <text:p text:style-name="P4">
«Сотні ворожих літаків та гелікоптерів, тисячі БПЛА та крилатих ракетросійських загарбників знищили українські захисники — воїни зенітних ракетнихвійськ ПС ЗС України. Сьогодні їхній День, сьогодні їхнє професійне свято,сьогодні, як учора й завтра, вони нищать повітряні цілі агресора, щобврятувати військових та цивільне населення від атак із неба.  Вітаємо Вас, наші відважні воїни! Слава зенітним ракетним військам ПС ЗСУ!Слава Україні!» — йдеться у його дописі.</text:p>
      <text:p text:style-name="P4">
Раніше командувач Повітряних сил Микола Олещук<text:a xlink:type="simple" xlink:href="https://armyinform.com.ua/2023/05/06/komanduvach-povitryanyh-syl-pidtverdyv-shho-ukrayina-vpershe-zbyla-rosijsku-raketu-kyndzhal/" text:style-name="Internet_20_link" text:visited-style-name="Visited_20_Internet_20_Link">
підтвердив</text:a>
, що під часнічної атаки 4 травня Україна вперше збила російську гіперзвуковуаеробалістичну ракету «Кинджал». Зробили це за допомогою американської системиPatriot.</text:p>
      <text:p text:style-name="P4">
Source: <text:a xlink:type="simple" xlink:href="https://armyinform.com.ua/2023/07/03/oleksij-reznikov-u-den-zenitnyh-raketnyh-vijsk-sotni-zbytyh-vorozhyh-litakiv-tysyachi-znyshhenyh-bpla-ta-raket-robota-vartovyh-neba/" text:style-name="Internet_20_link" text:visited-style-name="Visited_20_Internet_20_Link">
https://armyinform.com.ua/2023/07/03/oleksij-reznikov-u-den-zenitnyh-raketnyh-vijsk-sotni-zbytyh-vorozhyh-litakiv-tysyachi-znyshhenyh-bpla-ta-raket-robota-vartovyh-neba/</text:a>
</text:p>
      <!--NEWS-->
      <text:h text:style-name="P10" text:outline-level="1">
<text:span text:style-name="T4">
Військові патрулі Чернігівщини віднині озброєні бодікамерами</text:span>
</text:h>
      <text:p text:style-name="P4">
Author: ['Григорій Мазур']</text:p>
      <text:p text:style-name="P4">
Time: 2023-07-03T64:00:00-04:00</text:p>
      <text:p text:style-name="P4">
Description: У мережі «Інтернет» час від часу з’являються повідомлення про порушення під час вру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5.jpg" text:style-name="Internet_20_link" text:visited-style-name="Visited_20_Internet_20_Link">
05.jpg</text:a>
', '<text:a xlink:type="simple" xlink:href="https://armyinform.com.ua/wp-content/uploads/2023/07/01.jpg" text:style-name="Internet_20_link" text:visited-style-name="Visited_20_Internet_20_Link">
01.jpg</text:a>
', '<text:a xlink:type="simple" xlink:href="https://armyinform.com.ua/wp-content/uploads/2023/07/02-1.jpg" text:style-name="Internet_20_link" text:visited-style-name="Visited_20_Internet_20_Link">
02-1.jpg</text:a>
', '<text:a xlink:type="simple" xlink:href="https://armyinform.com.ua/wp-content/uploads/2023/07/03-1-150x150.jpg" text:style-name="Internet_20_link" text:visited-style-name="Visited_20_Internet_20_Link">
03-1-150x150.jpg</text:a>
', '<text:a xlink:type="simple" xlink:href="https://armyinform.com.ua/wp-content/uploads/2023/07/04-150x150.jpg" text:style-name="Internet_20_link" text:visited-style-name="Visited_20_Internet_20_Link">
04-150x150.jpg</text:a>
']</text:p>
      <text:p text:style-name="P4">
Tags: ['ТЦК ТА СП']</text:p>
      <text:p text:style-name="P4">
Category: News</text:p>
      <!--METADATA-->
      <text:p text:style-name="P4">
<draw:frame draw:style-name="fr1" draw:name="Image279" text:anchor-type="as-char" svg:width="6.9236in" svg:height="5.191078in" draw:z-index="0">
<draw:image xlink:href="../Images/AРМІЯINFORM/2023-07-03T64-00-00-04-00/05.jpg" xlink:type="simple" xlink:show="embed" xlink:actuate="onLoad" draw:mime-type="image/jpeg"/>
</draw:frame>
</text:p>
      <text:p text:style-name="P4">
У мережі «Інтернет» час від часу з’являються повідомлення про порушення підчас вручення повісток на вулицях та нібито незаконні дії з бокувійськовослужбовців територіальних центрів комплектування та соціальноїпідтримки. З метою покращення прозорості та об’єктивності роботи військовиківТЦК та СП під час здійснення мобілізаційних заходів на Чернігівщині військовіпатрулі отримали бодікамери. Відтепер за допомогою цих пристроїв є можливістьдокументувати всі етапи взаємодії військових патрульних під час несення службиз громадянами, насамперед під час вручення повістки для уточнення інформаціїпро особу та проходження медичної комісії. Про це повідомив начальникЧернігівського обласного територіального центру комплектування та соціальноїпідтримки полковник Олег Гончарук.</text:p>
      <text:p text:style-name="P4">
<draw:frame draw:style-name="fr1" draw:name="Image280" text:anchor-type="as-char" svg:width="6.9236in" svg:height="5.191078in" draw:z-index="0">
<draw:image xlink:href="../Images/AРМІЯINFORM/2023-07-03T64-00-00-04-00/01.jpg" xlink:type="simple" xlink:show="embed" xlink:actuate="onLoad" draw:mime-type="image/jpeg"/>
</draw:frame>
</text:p>
      <text:p text:style-name="P4">
— Бодікамери сприяють підвищенню дисципліни як наших військовослужбовців, такі цивільних громадян, — зазначив офіцер. — Порядок використання цих пристроївзатверджений відповідними наказами. Щовечора відеоматеріал з камер здаєтьсядля проведення аналізу ефективності роботи патрульних. Оцінюємо правильністьїхніх дій та проводимо роботу над помилками.</text:p>
      <text:p text:style-name="P4">
За словами полковника Олега Гончарука, у Чернігівській області кожен районнийТЦК та СП отримав для роботи патрульних по 2–3 бодікамери, залежно від обсягупоставлених завдань та кількості населення в конкретному регіоні.</text:p>
      <text:p text:style-name="P4">
— Згідно із законами України кожен чоловік віком від 18 до 60 років під часмобілізації повинен самостійно прибути до центрів ТЦК та СП за місцемпроживання для уточнення інформації та постановки на військовий облік, —розповів офіцер відділення призову Чернігівського ТЦК та СП старший лейтенантЯрослав Лузан. — Проте деякі чоловіки ігнорують ці вимоги. Тому наш патрульздійснює перевірку документів. Якщо людина не перебуває на обліку, ми видаємогромадянину облікову повістку, в якій запрошуємо прибути до територіальногоцентру комплектування.</text:p>
      <text:p text:style-name="P4">
<draw:frame draw:style-name="fr1" draw:name="Image281" text:anchor-type="as-char" svg:width="6.9236in" svg:height="5.191078in" draw:z-index="0">
<draw:image xlink:href="../Images/AРМІЯINFORM/2023-07-03T64-00-00-04-00/02-1.jpg" xlink:type="simple" xlink:show="embed" xlink:actuate="onLoad" draw:mime-type="image/jpeg"/>
</draw:frame>
</text:p>
      <text:p text:style-name="P4">
— Наявність у нас бодікамери дещо дисциплінує наших «опонентів», — кажестарший лейтенант. — Адже вони розуміють, що ці відео та фото можуть бутидоказовим матеріалом у судових процесах як незалежні докази у розслідуванніінцидентів та суперечок.</text:p>
      <text:p text:style-name="P4">
За словами офіцера, випадки під час вручення повісток бувають різні. Іноді ійому намагаються докоряти, чому, мовляв, сам не йдеш воювати, а натомістьповістки вручаєш. Ярослав у відповідь може продемонструвати посвідченняучасника бойових дій та інваліда війни. З початком широкомасштабноговторгнення він не ховався від служби і добровільно пішов до війська, хоча мавусі підстави на звільнення від військової служби. Захищати рідну землю молодийчоловік розпочав ще в далекому чотирнадцятому. Брав участь у боях за Донецькийаеропорт, виходив із побратимами з оточення та має три поранення.</text:p>
      <text:p text:style-name="P4">
<text:a xlink:type="simple" xlink:href="https://armyinform.com.ua/wp-content/uploads/2023/07/03-1.jpg" text:style-name="Internet_20_link" text:visited-style-name="Visited_20_Internet_20_Link">
<draw:frame draw:style-name="fr1" draw:name="Image282" text:anchor-type="as-char" svg:width="6.9236in" svg:height="6.9236in" draw:z-index="0">
<draw:image xlink:href="../Images/AРМІЯINFORM/2023-07-03T64-00-00-04-00/03-1-150x150.jpg" xlink:type="simple" xlink:show="embed" xlink:actuate="onLoad" draw:mime-type="image/jpeg"/>
</draw:frame>
</text:a>
</text:p>
      <text:p text:style-name="P4">
<text:a xlink:type="simple" xlink:href="https://armyinform.com.ua/wp-content/uploads/2023/07/04.jpg" text:style-name="Internet_20_link" text:visited-style-name="Visited_20_Internet_20_Link">
<draw:frame draw:style-name="fr1" draw:name="Image283" text:anchor-type="as-char" svg:width="6.9236in" svg:height="6.9236in" draw:z-index="0">
<draw:image xlink:href="../Images/AРМІЯINFORM/2023-07-03T64-00-00-04-00/04-150x150.jpg" xlink:type="simple" xlink:show="embed" xlink:actuate="onLoad" draw:mime-type="image/jpeg"/>
</draw:frame>
</text:a>
</text:p>
      <text:p text:style-name="P4">
Військовики з ТЦК та СП вважають, що впровадження бодікамер в їхній патрульнійроботі є кроком до більш прозорих, відповідальних та справедливих процесів підчас здійснення мобілізаційних заходів і свідчить про прагнення до підвищеннядовіри в суспільстві.</text:p>
      <text:p text:style-name="P4">
<text:span text:style-name="T5">
Фото автора</text:span>
</text:p>
      <text:p text:style-name="P4">
Source: <text:a xlink:type="simple" xlink:href="https://armyinform.com.ua/2023/07/03/vijskovi-patruli-chernigivshhyny-vidnyni-ozbroyeni-bodikameramy/" text:style-name="Internet_20_link" text:visited-style-name="Visited_20_Internet_20_Link">
https://armyinform.com.ua/2023/07/03/vijskovi-patruli-chernigivshhyny-vidnyni-ozbroyeni-bodikameramy/</text:a>
</text:p>
      <!--NEWS-->
      <text:h text:style-name="P10" text:outline-level="1">
<text:span text:style-name="T4">
Зенітні ракетні війська впевнено домінують в українському повітряному просторі — Сергій Наєв</text:span>
</text:h>
      <text:p text:style-name="P4">
Author: ['АРМІЯINFORM']</text:p>
      <text:p text:style-name="P4">
Time: 2023-07-03T65:00:00-04:00</text:p>
      <text:p text:style-name="P4">
Description: Командувач Об’єднаних Сил Збройних Сил України генерал-лейтенант Сергій Наєв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ez-imeni.jpg" text:style-name="Internet_20_link" text:visited-style-name="Visited_20_Internet_20_Link">
bez-imeni.jpg</text:a>
']</text:p>
      <text:p text:style-name="P4">
Tags: ['ЗЕНІТНІ РАКЕТНІ ВІЙСЬКА', 'СЕРГІЙ НАЄВ']</text:p>
      <text:p text:style-name="P4">
Category: News</text:p>
      <!--METADATA-->
      <text:p text:style-name="P4">
<draw:frame draw:style-name="fr1" draw:name="Image284" text:anchor-type="as-char" svg:width="6.9236in" svg:height="3.998379in" draw:z-index="0">
<draw:image xlink:href="../Images/AРМІЯINFORM/2023-07-03T65-00-00-04-00/bez-imeni.jpg" xlink:type="simple" xlink:show="embed" xlink:actuate="onLoad" draw:mime-type="image/jpeg"/>
</draw:frame>
</text:p>
      <text:p text:style-name="P4">
Командувач Об’єднаних Сил Збройних Сил України генерал-лейтенант Сергій Наєв<text:a xlink:type="simple" xlink:href="https://fb.watch/lybyWCwvd4/" text:style-name="Internet_20_link" text:visited-style-name="Visited_20_Internet_20_Link">
привітав</text:a>
 вартових неба із Днем зенітнихракетних військ Повітряних Сил ЗС України і наголосив, що захист українськогонеба є першочерговим і пріоритетним завданням Сил оборони України.</text:p>
      <text:p text:style-name="P4">
«Від професійних дій воїнів-ракетників залежить як ефективне функціонуванняважливих стратегічних об’єктів, так і безперебійна робота підприємств таоб’єктів цивільної інфраструктури», — зазначив він.</text:p>
      <text:p text:style-name="P4">
За словами генерал-лейтенанта Сергія Наєва, з опануванням новітніх західнихпротиповітряних систем ефективність ураження ворожих цілей стала майжестовідсотковою. Зенітні ракетні війська впевнено домінують в українськомуповітряному просторі й створюють надійний щит його непрохідності.</text:p>
      <text:p text:style-name="P4">
«Від початку широкомасштабного вторгнення ви не тільки вистояли, а й збереглинаявний протиповітряний потенціал, знищуючи ворога там, де за всімарозрахунками і прогнозами недолугих експертів вас уже давно не існувало!» —сказав командувач Об’єднаних Сил Збройних Сил України генерал-лейтенант СергійНаєв.</text:p>
      <text:p text:style-name="P4">
Source: <text:a xlink:type="simple" xlink:href="https://armyinform.com.ua/2023/07/03/zenitni-raketni-vijska-vpevneno-dominuyut-v-ukrayinskomu-povitryanomu-prostori-sergij-nayev/" text:style-name="Internet_20_link" text:visited-style-name="Visited_20_Internet_20_Link">
https://armyinform.com.ua/2023/07/03/zenitni-raketni-vijska-vpevneno-dominuyut-v-ukrayinskomu-povitryanomu-prostori-sergij-nayev/</text:a>
</text:p>
      <!--NEWS-->
      <text:h text:style-name="P10" text:outline-level="1">
<text:span text:style-name="T4">
Вперше за чотири місяці ЗАЕС підключили до резервної лінії електропередач — МАГАТЕ</text:span>
</text:h>
      <text:p text:style-name="P4">
Author: ['АРМІЯINFORM']</text:p>
      <text:p text:style-name="P4">
Time: 2023-07-03T66:00:00-04:00</text:p>
      <text:p text:style-name="P4">
Description: Запорізьку атомну станцію (ЗАЕС) вперше за чотири місяці вдалось підключити до єди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golovna.zaes.jpg" text:style-name="Internet_20_link" text:visited-style-name="Visited_20_Internet_20_Link">
golovna.zaes.jpg</text:a>
']</text:p>
      <text:p text:style-name="P4">
Tags: ['STOPRUSSIA', 'АГРЕСІЯ РФ', 'ЗАЕС', 'МАГАТЕ', 'РАФАЕЛЬ ГРОССІ']</text:p>
      <text:p text:style-name="P4">
Category: News</text:p>
      <!--METADATA-->
      <text:p text:style-name="P4">
<draw:frame draw:style-name="fr1" draw:name="Image285" text:anchor-type="as-char" svg:width="6.9236in" svg:height="3.883237in" draw:z-index="0">
<draw:image xlink:href="../Images/AРМІЯINFORM/2023-07-03T66-00-00-04-00/golovna.zaes.jpg" xlink:type="simple" xlink:show="embed" xlink:actuate="onLoad" draw:mime-type="image/jpeg"/>
</draw:frame>
</text:p>
      <text:p text:style-name="P4">
Запорізьку атомну станцію (ЗАЕС) вперше за чотири місяці вдалось підключити доєдиної доступної резервної лінії електропередач.</text:p>
      <text:p text:style-name="P4">
Про це повідомляє пресслужба<text:a xlink:type="simple" xlink:href="https://www.iaea.org/newscenter/pressreleases/update-169-iaea-director-general-statement-on-situation-in-ukraine-0" text:style-name="Internet_20_link" text:visited-style-name="Visited_20_Internet_20_Link">
МАГАТЕ.</text:a>
</text:p>
      <text:p text:style-name="P4">
«Запорізьку атомну електростанцію було знову підключено до єдиної доступноїрезервної лінії електропередач через чотири місяці після її втрати, алеситуація з енергопостачанням на майданчику залишається надзвичайно крихкою підчас триваючого військового конфлікту», — заявив генеральний директорМіжнародного агентства з атомної енергії (МАГАТЕ) Рафаель Маріано Гроссі.</text:p>
      <text:p text:style-name="P4">
За його словами, повторне підключення лінії 330 кВ є важливим, оскількипротягом останніх кількох місяців ЗАЕС покладалася на єдину магістральну лінію750 кВ для зовнішньої електроенергії, необхідної для охолодження реактора таінших важливих функцій ядерної безпеки. До початку конфлікту в лютому 2022року в ньому було чотири лінії 750 кВ.</text:p>
      <text:p text:style-name="P4">
Наразі лінія 330 кВ перебуває під напругою і зберігається як резервна таготова до живлення ЗАЕС, якщо лінія 750 кВ стане недоступною або пошкоджена.</text:p>
      <text:p text:style-name="P4">
Під час конфлікту ЗАЕС наразі сім разів втрачала електропостачання за межамимайданчика, що змушує її тимчасово використовувати аварійні дизель-генераторидля отримання електроенергії.</text:p>
      <text:p text:style-name="P4">
«Хоча повторне підключення резервної лінії електропередач є позитивним,ситуація із зовнішнім електропостачанням станції залишається дуже вразливою,що підкреслює ненадійну ситуацію з ядерною безпекою та безпекою намайданчику», — сказав очільник МАГАТЕ.</text:p>
      <text:p text:style-name="P4">
Source: <text:a xlink:type="simple" xlink:href="https://armyinform.com.ua/2023/07/03/vpershe-za-chotyry-misyaczi-zaes-pidklyuchyly-do-rezervnoyi-liniyi-elektroperedach-magate/" text:style-name="Internet_20_link" text:visited-style-name="Visited_20_Internet_20_Link">
https://armyinform.com.ua/2023/07/03/vpershe-za-chotyry-misyaczi-zaes-pidklyuchyly-do-rezervnoyi-liniyi-elektroperedach-magate/</text:a>
</text:p>
      <!--NEWS-->
      <text:h text:style-name="P10" text:outline-level="1">
<text:span text:style-name="T4">
Глава держави: Дякую воїнам зенітних ракетних військ за кожну вражену ціль, за кожне врятоване життя</text:span>
</text:h>
      <text:p text:style-name="P4">
Author: ['АРМІЯINFORM']</text:p>
      <text:p text:style-name="P4">
Time: 2023-07-03T67:00:00-04:00</text:p>
      <text:p text:style-name="P4">
Description: День зенітних ракетних військ Повітряних Сил ЗСУ — це день тих, хто захищає наше не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6962719603542763_y.jpg" text:style-name="Internet_20_link" text:visited-style-name="Visited_20_Internet_20_Link">
photo_5266962719603542763_y.jpg</text:a>
', '<text:a xlink:type="simple" xlink:href="https://armyinform.com.ua/wp-content/uploads/2023/07/photo_5266962719603542766_y-150x150.jpg" text:style-name="Internet_20_link" text:visited-style-name="Visited_20_Internet_20_Link">
photo_5266962719603542766_y-150x150.jpg</text:a>
', '<text:a xlink:type="simple" xlink:href="https://armyinform.com.ua/wp-content/uploads/2023/07/photo_5266962719603542767_y-150x150.jpg" text:style-name="Internet_20_link" text:visited-style-name="Visited_20_Internet_20_Link">
photo_5266962719603542767_y-150x150.jpg</text:a>
', '<text:a xlink:type="simple" xlink:href="https://armyinform.com.ua/wp-content/uploads/2023/07/photo_5266962719603542768_y-150x150.jpg" text:style-name="Internet_20_link" text:visited-style-name="Visited_20_Internet_20_Link">
photo_5266962719603542768_y-150x150.jpg</text:a>
']</text:p>
      <text:p text:style-name="P4">
Tags: []</text:p>
      <text:p text:style-name="P4">
Category: News</text:p>
      <!--METADATA-->
      <text:p text:style-name="P4">
<draw:frame draw:style-name="fr1" draw:name="Image286" text:anchor-type="as-char" svg:width="6.9236in" svg:height="4.608521in" draw:z-index="0">
<draw:image xlink:href="../Images/AРМІЯINFORM/2023-07-03T67-00-00-04-00/photo_5266962719603542763_y.jpg" xlink:type="simple" xlink:show="embed" xlink:actuate="onLoad" draw:mime-type="image/jpeg"/>
</draw:frame>
</text:p>
      <text:p text:style-name="P4">
День зенітних ракетних військ Повітряних Сил ЗСУ — це день тих, хто захищаєнаше небо, рятує сотні життів українців, щодня і щоночі оберігає наших людей,наші міста та села від ворожих атак.</text:p>
      <text:p text:style-name="P4">
Про це з нагоди Дня зенітних ракетних військ Повітряних Сил ЗСУ<text:a xlink:type="simple" xlink:href="https://t.me/V_Zelenskiy_official/6824" text:style-name="Internet_20_link" text:visited-style-name="Visited_20_Internet_20_Link">
зазначив</text:a>
 Президент України ВолодимирЗеленський.</text:p>
      <text:p text:style-name="P4">
«Ваша робота надихає, ваш професіоналізм і влучність не лишають окупантамжодного шансу. Дякую за те, що тримаєте наше небо, за кожну вражену ціль, закожне врятоване життя!</text:p>
      <text:p text:style-name="P4">
Слава зенітним ракетним військам! Слава Україні!» — заявив глава держави.</text:p>
      <text:p text:style-name="P4">
<text:a xlink:type="simple" xlink:href="https://armyinform.com.ua/wp-content/uploads/2023/07/photo_5266962719603542766_y.jpg" text:style-name="Internet_20_link" text:visited-style-name="Visited_20_Internet_20_Link">
<draw:frame draw:style-name="fr1" draw:name="Image287" text:anchor-type="as-char" svg:width="6.9236in" svg:height="6.9236in" draw:z-index="0">
<draw:image xlink:href="../Images/AРМІЯINFORM/2023-07-03T67-00-00-04-00/photo_5266962719603542766_y-150x150.jpg" xlink:type="simple" xlink:show="embed" xlink:actuate="onLoad" draw:mime-type="image/jpeg"/>
</draw:frame>
</text:a>
</text:p>
      <text:p text:style-name="P4">
<text:a xlink:type="simple" xlink:href="https://armyinform.com.ua/wp-content/uploads/2023/07/photo_5266962719603542767_y.jpg" text:style-name="Internet_20_link" text:visited-style-name="Visited_20_Internet_20_Link">
<draw:frame draw:style-name="fr1" draw:name="Image288" text:anchor-type="as-char" svg:width="6.9236in" svg:height="6.9236in" draw:z-index="0">
<draw:image xlink:href="../Images/AРМІЯINFORM/2023-07-03T67-00-00-04-00/photo_5266962719603542767_y-150x150.jpg" xlink:type="simple" xlink:show="embed" xlink:actuate="onLoad" draw:mime-type="image/jpeg"/>
</draw:frame>
</text:a>
</text:p>
      <text:p text:style-name="P4">
<text:a xlink:type="simple" xlink:href="https://armyinform.com.ua/wp-content/uploads/2023/07/photo_5266962719603542768_y.jpg" text:style-name="Internet_20_link" text:visited-style-name="Visited_20_Internet_20_Link">
<draw:frame draw:style-name="fr1" draw:name="Image289" text:anchor-type="as-char" svg:width="6.9236in" svg:height="6.9236in" draw:z-index="0">
<draw:image xlink:href="../Images/AРМІЯINFORM/2023-07-03T67-00-00-04-00/photo_5266962719603542768_y-150x150.jpg" xlink:type="simple" xlink:show="embed" xlink:actuate="onLoad" draw:mime-type="image/jpeg"/>
</draw:frame>
</text:a>
</text:p>
      <text:p text:style-name="P4">
Source: <text:a xlink:type="simple" xlink:href="https://armyinform.com.ua/2023/07/03/dyakuyu-voyinam-zenitnyh-raketnyh-vijsk-za-kozhnu-vrazhenu-czil-za-kozhne-vryatovane-zhyttya-glava-derzhavy/" text:style-name="Internet_20_link" text:visited-style-name="Visited_20_Internet_20_Link">
https://armyinform.com.ua/2023/07/03/dyakuyu-voyinam-zenitnyh-raketnyh-vijsk-za-kozhnu-vrazhenu-czil-za-kozhne-vryatovane-zhyttya-glava-derzhavy/</text:a>
</text:p>
      <!--NEWS-->
      <text:h text:style-name="P10" text:outline-level="1">
<text:span text:style-name="T4">
З початку російського вторгнення від атак ворога по цивільних об’єктах загинуло щонайменше 20 дітей</text:span>
</text:h>
      <text:p text:style-name="P4">
Author: ['АРМІЯINFORM']</text:p>
      <text:p text:style-name="P4">
Time: 2023-07-03T68:00:00-04:00</text:p>
      <text:p text:style-name="P4">
Description: Від початку широкомасштабного вторгнення окупанти пошкодили вже сотні цивільних об'єк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3525979-58bf91cde7244995eabe6233a42dcc05.jpg" text:style-name="Internet_20_link" text:visited-style-name="Visited_20_Internet_20_Link">
53525979-58bf91cde7244995eabe6233a42dcc05.jpg</text:a>
']</text:p>
      <text:p text:style-name="P4">
Tags: ['АТАКИ ВОРОГА', 'ЖЕРТВИ ВІЙНИ', 'КРАЇНА-ТЕРОРИСТ РФ', 'ПОСТРАЖДАЛІ ДІТИ']</text:p>
      <text:p text:style-name="P4">
Category: News</text:p>
      <!--METADATA-->
      <text:p text:style-name="P4">
<draw:frame draw:style-name="fr1" draw:name="Image290" text:anchor-type="as-char" svg:width="6.9236in" svg:height="5.188569in" draw:z-index="0">
<draw:image xlink:href="../Images/AРМІЯINFORM/2023-07-03T68-00-00-04-00/53525979-58bf91cde7244995eabe6233a42dcc05.jpg" xlink:type="simple" xlink:show="embed" xlink:actuate="onLoad" draw:mime-type="image/jpeg"/>
</draw:frame>
</text:p>
      <text:p text:style-name="P4">
Від початку широкомасштабного вторгнення окупанти пошкодили вже сотніцивільних об'єктів. Від російських атак загинула 651 цивільна особа, серед них— щонайменше 20 дітей.</text:p>
      <text:p text:style-name="P4">
Про це <text:a xlink:type="simple" xlink:href="https://t.me/militarymediacenter/2421" text:style-name="Internet_20_link" text:visited-style-name="Visited_20_Internet_20_Link">
повідомляє</text:a>
 Military MediaCenter.</text:p>
      <text:p text:style-name="P4">
Також медійний майданчик Сил оборони України опублікував неповний списокцивільних об'єктів, по яких російські окупанти завдали ударів з початкувторгнення:</text:p>
      <text:p text:style-name="P4">
<text:span text:style-name="T4">
1 березня 2022</text:span>
 — удар по Харківській ОДА: <text:span text:style-name="T4">
29</text:span>
 людей загинуло.  <text:span text:style-name="T4">
9 березня 2022</text:span>
 — Маріупольский пологовий будинок: <text:span text:style-name="T4">
3</text:span>
 людей загинуло,серед них <text:span text:style-name="T4">
1</text:span>
 дитина.  <text:span text:style-name="T4">
9 березня 2022</text:span>
 — бомбовий удар по житловому будинку в місті Ізюм: загинулощонайменше <text:span text:style-name="T4">
44</text:span>
 людини.  <text:span text:style-name="T4">
16 березня 2022</text:span>
 — бомбовий удар по драматичному театру в Маріуполі:повідомлялося про <text:span text:style-name="T4">
300</text:span>
 загиблих людей.  <text:span text:style-name="T4">
8 квітня 2022</text:span>
 — обстріл залізничного вокзалу в місті Краматорськ: загинула<text:span text:style-name="T4">
61</text:span>
 людина, серед них <text:span text:style-name="T4">
5</text:span>
 дітей.  <text:span text:style-name="T4">
27 червня 2022</text:span>
 — ракетний удар по ТРЦ в Кременчуці: <text:span text:style-name="T4">
22</text:span>
 людинизагинуло.  <text:span text:style-name="T4">
1 липня 2022</text:span>
 — обстріл бази відпочинку на Одещині: <text:span text:style-name="T4">
22</text:span>
 людини загинуло.  <text:span text:style-name="T4">
9 липня 2022</text:span>
 — обстріл житлового будинку у місті Часів Яр: <text:span text:style-name="T4">
48</text:span>
загиблих, серед них <text:span text:style-name="T4">
1</text:span>
 хлопчик.  <text:span text:style-name="T4">
14 липня 2022</text:span>
 — ракетний удар по центру Вінниці: загинуло <text:span text:style-name="T4">
20</text:span>
 людей,серед них <text:span text:style-name="T4">
3</text:span>
 дітей.  <text:span text:style-name="T4">
14 січня 2023</text:span>
 — ракетний удар по будинку в Дніпрі: <text:span text:style-name="T4">
46</text:span>
 людей загинули.  <text:span text:style-name="T4">
3 квітня 2023</text:span>
 — росія влучила у багатоповерховий будинок в Одесі: <text:span text:style-name="T4">
8</text:span>
людей загинуло, серед них <text:span text:style-name="T4">
1</text:span>
 дитина.  <text:span text:style-name="T4">
28 квітня 2023</text:span>
 — ракетний удар по багатоповерхівці в Умані: <text:span text:style-name="T4">
23</text:span>
 людинизагинуло, серед них <text:span text:style-name="T4">
6</text:span>
 дітей.  <text:span text:style-name="T4">
13 червня 2023</text:span>
 — ракетний удар по багатоквартирному будинку в КривомуРозі: <text:span text:style-name="T4">
12</text:span>
 людей загинуло.  <text:span text:style-name="T4">
27 червня 2023</text:span>
 — ракетний удар по центру Краматорська: <text:span text:style-name="T4">
13</text:span>
 людейзагинуло, серед них <text:span text:style-name="T4">
3</text:span>
 дітей.</text:p>
      <text:p text:style-name="P4">
Source: <text:a xlink:type="simple" xlink:href="https://armyinform.com.ua/2023/07/03/z-pochatku-rosijskogo-vtorgnennya-vid-atak-voroga-po-czyvilnyh-obyektah-zagynulo-shhonajmenshe-20-ditej/" text:style-name="Internet_20_link" text:visited-style-name="Visited_20_Internet_20_Link">
https://armyinform.com.ua/2023/07/03/z-pochatku-rosijskogo-vtorgnennya-vid-atak-voroga-po-czyvilnyh-obyektah-zagynulo-shhonajmenshe-20-ditej/</text:a>
</text:p>
      <!--NEWS-->
      <text:h text:style-name="P10" text:outline-level="1">
<text:span text:style-name="T4">
Воєнні злочини росії: зафіксовано понад 96 тисяч випадків</text:span>
</text:h>
      <text:p text:style-name="P4">
Author: ['АРМІЯINFORM']</text:p>
      <text:p text:style-name="P4">
Time: 2023-07-03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jpg" text:style-name="Internet_20_link" text:visited-style-name="Visited_20_Internet_20_Link">
1-3.jpg</text:a>
', '<text:a xlink:type="simple" xlink:href="https://armyinform.com.ua/wp-content/uploads/2023/07/2-2.jpg" text:style-name="Internet_20_link" text:visited-style-name="Visited_20_Internet_20_Link">
2-2.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291" text:anchor-type="as-char" svg:width="6.9236in" svg:height="4.448413in" draw:z-index="0">
<draw:image xlink:href="../Images/AРМІЯINFORM/2023-07-03T69-00-00-04-00/1-3.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 липня зареєстровано:</text:p>
      <ul>
        <li>
96 273 воєнних злочини,  * 17 072 злочини проти національної безпеки України.</li>
      </ul>
      <text:p text:style-name="P4">
Крім того, за офіційними даними ювенальних прокурорів, 1530 дітей постраждаливнаслідок агресії рф, з них:</text:p>
      <ul>
        <li>
494 — загинули,  * 1036 —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2" text:anchor-type="as-char" svg:width="6.9236in" svg:height="4.448413in" draw:z-index="0">
<draw:image xlink:href="../Images/AРМІЯINFORM/2023-07-03T69-00-00-04-00/2-2.jpg" xlink:type="simple" xlink:show="embed" xlink:actuate="onLoad" draw:mime-type="image/jpeg"/>
</draw:frame>
</text:p>
      <text:p text:style-name="P4">
Source: <text:a xlink:type="simple" xlink:href="https://armyinform.com.ua/2023/07/03/voyenni-zlochyny-rosiyi-zafiksovano-ponad-96-tysyach-vypadkiv/" text:style-name="Internet_20_link" text:visited-style-name="Visited_20_Internet_20_Link">
https://armyinform.com.ua/2023/07/03/voyenni-zlochyny-rosiyi-zafiksovano-ponad-96-tysyach-vypadkiv/</text:a>
</text:p>
      <!--NEWS-->
      <text:h text:style-name="P10" text:outline-level="1">
<text:span text:style-name="T4">
Мешканці трьох регіонів можуть безоплатно опанувати нові спеціальності</text:span>
</text:h>
      <text:p text:style-name="P4">
Author: ['АРМІЯINFORM']</text:p>
      <text:p text:style-name="P4">
Time: 2023-07-03T6:00:00-04:00</text:p>
      <text:p text:style-name="P4">
Description: Постраждалі від війни громадяни з Київської, Чернігівської та Полтавської областей мож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STOPRUSSIA', 'АГРЕСІЯ РФ', 'ВТОРГНЕННЯ РФ', 'МІНРЕІНТЕГРАЦІЇ']</text:p>
      <text:p text:style-name="P4">
Category: News</text:p>
      <!--METADATA-->
      <text:p text:style-name="P4">
<draw:frame draw:style-name="fr1" draw:name="Image293" text:anchor-type="as-char" svg:width="6.9236in" svg:height="5.1927in" draw:z-index="0">
<draw:image xlink:href="../Images/AРМІЯINFORM/2023-07-03T6-00-00-04-00/minreintegracziyi-zastavka.jpg" xlink:type="simple" xlink:show="embed" xlink:actuate="onLoad" draw:mime-type="image/jpeg"/>
</draw:frame>
</text:p>
      <text:p text:style-name="P4">
Постраждалі від війни громадяни з Київської, Чернігівської та Полтавськоїобластей можуть взяти участь у проєкті перекваліфікації від Міжнародноїорганізації з міграції (МОМ).</text:p>
      <text:p text:style-name="P4">
Про це <text:a xlink:type="simple" xlink:href="https://minre.gov.ua/2023/07/02/meshkanczi-troh-regioniv-mozhut-bezoplatno-opanuvaty-novi-speczialnosti/" text:style-name="Internet_20_link" text:visited-style-name="Visited_20_Internet_20_Link">
йдеться</text:a>
 у повідомленні на офіційномусайті Міністерства з питань реінтеграції тимчасово окупованих територій.</text:p>
      <text:p text:style-name="P4">
Проєктом передбачена можливість для 300 мешканців зазначених регіонів,включаючи внутрішньо переміщених осіб та осіб, які повернулися у громади,пройти навчання й опанувати такі нові спеціальності:</text:p>
      <ul>
        <li>
швачка;  * кондитер;  * бухгалтер;  * тестувальник програмного забезпечення;  * водій вантажного автомобіля;  * перукар;  * манікюрник та інші.</li>
      </ul>
      <text:p text:style-name="P4">
— Люди, які пройдуть навчання, отримають обладнання й інструменти, необхідніїм для роботи за набутим фахом. До того ж опанують соціально-комунікативнінавички, які допоможуть їм під час працевлаштування чи започаткування власноїсправи, — йдеться у повідомленні.</text:p>
      <text:p text:style-name="P4">
Зазначений проєкт «Рішення у сфері безпеки людини в Україні» реалізується МОМз 31 січня до 30 жовтня 2023 року та фінансується Урядом Японії.</text:p>
      <text:p text:style-name="P4">
Source: <text:a xlink:type="simple" xlink:href="https://armyinform.com.ua/2023/07/03/meshkanczi-troh-regioniv-mozhut-bezoplatno-opanuvaty-novi-speczialnosti/" text:style-name="Internet_20_link" text:visited-style-name="Visited_20_Internet_20_Link">
https://armyinform.com.ua/2023/07/03/meshkanczi-troh-regioniv-mozhut-bezoplatno-opanuvaty-novi-speczialnosti/</text:a>
</text:p>
      <!--NEWS-->
      <text:h text:style-name="P10" text:outline-level="1">
<text:span text:style-name="T4">
Соцмережі про загибель Віки Амеліної: Ми всі зараз свідки нового Сандармоха</text:span>
</text:h>
      <text:p text:style-name="P4">
Authors: Ukrinform (Person)</text:p>
      <text:p text:style-name="P4">
Publisher: Укринформ (Organization)</text:p>
      <text:p text:style-name="P4">
Published Time: 2023-07-03T6:58:00+03:00</text:p>
      <text:p text:style-name="P4">
Modified Time: 2023-07-03T21:58:00+03:00</text:p>
      <text:p text:style-name="P4">
Description: Соцмережі згадують письменницю, волонтерку та правозахисницю Вікторію Амеліну — Укрінформ.</text:p>
      <text:p text:style-name="P4">
Images: ['<text:a xlink:type="simple" xlink:href="https://static.ukrinform.com/photos/2023_07/thumb_files/630_360_1688368700-612.jpg" text:style-name="Internet_20_link" text:visited-style-name="Visited_20_Internet_20_Link">
630_360_16883...</text:a>
']</text:p>
      <text:p text:style-name="P4">
Tags: ['Література', 'Соцмережі', 'Війна', 'Письменниця']</text:p>
      <text:p text:style-name="P4">
Type: Article</text:p>
      <!--METADATA-->
      <text:p text:style-name="P4">
<draw:frame draw:style-name="fr1" draw:name="Image294" text:anchor-type="as-char" svg:width="6.9236in" svg:height="3.956343in" draw:z-index="0">
<draw:image xlink:href="../Images/yкринформ/2023-07-03T6-58-00-03-00/630_360_1688368700-612.jpg" xlink:type="simple" xlink:show="embed" xlink:actuate="onLoad" draw:mime-type="image/jpeg"/>
</draw:frame>
 Соцмережізгадують письменницю, волонтерку та правозахисницю Вікторію Амеліну</text:p>
      <text:p text:style-name="P4">
Сьогодні вночі стало відомо, що <text:a xlink:type="simple" xlink:href="https://www.ukrinform.ua/rubric-society/3730625-pomerla-pismennica-amelina-poranena-pri-obstrili-kramatorska.html" text:style-name="Internet_20_link" text:visited-style-name="Visited_20_Internet_20_Link">
 померла в лікарні українська письменницяВікторія Амеліна </text:a>
 , яка 27 червнязазнала поранення при обстрілі Краматорська російськими військами.</text:p>
      <text:p text:style-name="P4">
Укрінформ зібрав перші реакції на цю жахливу новину.</text:p>
      <text:p text:style-name="P4">
<text:span text:style-name="T5">
Перше фото: Daniel Mordzinski</text:span>
</text:p>
      <text:p text:style-name="P4">
Source: <text:a xlink:type="simple" xlink:href="https://www.ukrinform.ua/rubric-culture/3730719-socmerezi-pro-zagibel-viki-amelinoi-mi-vsi-zaraz-svidki-novogo-sandarmoha.html" text:style-name="Internet_20_link" text:visited-style-name="Visited_20_Internet_20_Link">
https://www.ukrinform.ua/rubric-culture/3730719-socmerezi-pro-zagibel-viki-amelinoi-mi-vsi-zaraz-svidki-novogo-sandarmoha.html</text:a>
</text:p>
      <!--NEWS-->
      <text:h text:style-name="P10" text:outline-level="1">
<text:span text:style-name="T4">
До 9 років ув’язнення засуджено військового рф, який грабував цивільне населення Київщини</text:span>
</text:h>
      <text:p text:style-name="P4">
Author: ['АРМІЯINFORM']</text:p>
      <text:p text:style-name="P4">
Time: 2023-07-03T70:00:00-04:00</text:p>
      <text:p text:style-name="P4">
Description: Військовослужбовця 37-ї окремої гвардійської мотострілецької бригади збройних сил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ВОЄННІ ЗЛОЧИНИ РФ', 'МАРОДЕРИ', 'ОФІС ГЕНЕРАЛЬНОГО ПРОКУРОРА УКРАЇНИ']</text:p>
      <text:p text:style-name="P4">
Category: News</text:p>
      <!--METADATA-->
      <text:p text:style-name="P4">
<draw:frame draw:style-name="fr1" draw:name="Image295" text:anchor-type="as-char" svg:width="6.9236in" svg:height="4.486493in" draw:z-index="0">
<draw:image xlink:href="../ConvertedIMGs/AРМІЯINFORM/2023-07-03T70-00-00-04-00/l3yeyi-c17x11x50px50p-c17x11x50px50p-36059dd0fa5ff9e3037f437e7e135b04.png" xlink:type="simple" xlink:show="embed" xlink:actuate="onLoad" draw:mime-type="image/png"/>
</draw:frame>
Ілюстративне фото</text:p>
      <text:p text:style-name="P4">
Військовослужбовця 37-ї окремої гвардійської мотострілецької бригади збройнихсил рф визнано винним у порушенні законів та звичаїв війни. Його засуджено до9 років позбавлення волі.</text:p>
      <text:p text:style-name="P4">
Про це <text:a xlink:type="simple" xlink:href="https://gp.gov.ua/ua/posts/rozgrabuvannya-maina-civilnogo-naselennya-v-okupovanomu-seli-kiyivshhini-do-9-rokiv-uvyaznennya-zasudzeno-viiskovosluzbovcya-rf" text:style-name="Internet_20_link" text:visited-style-name="Visited_20_Internet_20_Link">
повідомляє</text:a>
 Офіс Генерального прокурора України.</text:p>
      <text:p text:style-name="P4">
Прокурори в суді довели, що у березні 2022 року під час окупації с. ОбуховичіВишгородського району, засуджений проник до одного з приватних будинків.Спільно із співслужбовцями там базувався і проживав протягом усього періодуокупації.</text:p>
      <text:p text:style-name="P4">
Тікаючи з Київщини, окупант разом з іншими військовослужбовцями викрав збудинку бензиновий генератор, побутову техніку та інструменти.</text:p>
      <text:p text:style-name="P4">
Source: <text:a xlink:type="simple" xlink:href="https://armyinform.com.ua/2023/07/03/do-9-rokiv-uvyaznennya-zasudzheno-vijskovogo-rf-yakyj-grabuvav-czyvilne-naselennya-kyyivshhyny/" text:style-name="Internet_20_link" text:visited-style-name="Visited_20_Internet_20_Link">
https://armyinform.com.ua/2023/07/03/do-9-rokiv-uvyaznennya-zasudzheno-vijskovogo-rf-yakyj-grabuvav-czyvilne-naselennya-kyyivshhyny/</text:a>
</text:p>
      <!--NEWS-->
      <text:h text:style-name="P10" text:outline-level="1">
<text:span text:style-name="T4">
За добу росіяни обстріляли 10 областей України: є влучання у 87 об’єктів інфраструктури</text:span>
</text:h>
      <text:p text:style-name="P4">
Author: ['АРМІЯINFORM']</text:p>
      <text:p text:style-name="P4">
Time: 2023-07-03T71:00:00-04:00</text:p>
      <text:p text:style-name="P4">
Description: російські війська обстріляли територію 10 областей України.    Про це повідомляє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7514472577222146_y.jpg" text:style-name="Internet_20_link" text:visited-style-name="Visited_20_Internet_20_Link">
photo_5267514472577222146_y.jpg</text:a>
']</text:p>
      <text:p text:style-name="P4">
Tags: ['ВІЙНА', 'ВОРОЖІ ОБСТРІЛИ', 'ОБСТРІЛИ РФ', 'ХАРКІВСЬКИЙ ТРИБУНАЛ']</text:p>
      <text:p text:style-name="P4">
Category: News</text:p>
      <!--METADATA-->
      <text:p text:style-name="P4">
<draw:frame draw:style-name="fr1" draw:name="Image296" text:anchor-type="as-char" svg:width="6.9236in" svg:height="5.053111in" draw:z-index="0">
<draw:image xlink:href="../Images/AРМІЯINFORM/2023-07-03T71-00-00-04-00/photo_5267514472577222146_y.jpg" xlink:type="simple" xlink:show="embed" xlink:actuate="onLoad" draw:mime-type="image/jpeg"/>
</draw:frame>
</text:p>
      <text:p text:style-name="P4">
російські війська обстріляли територію 10 областей України.</text:p>
      <text:p text:style-name="P4">
Про це <text:a xlink:type="simple" xlink:href="https://t.me/militarymediacenter/2419" text:style-name="Internet_20_link" text:visited-style-name="Visited_20_Internet_20_Link">
повідомляє</text:a>
 Military MediaCenter.</text:p>
      <text:p text:style-name="P4">
«Із різних видів озброєння — міномети, танки, артилерія, РСЗВ, ЗРК, БПЛА,крилаті ракети, тактична авіація — було атаковано 122 населені пункти та 87об’єктів інфраструктури», — йдеться у повідомленні.</text:p>
      <text:p text:style-name="P4">
Є загиблі та поранені серед цивільних, кількість жертв уточнюється.</text:p>
      <text:p text:style-name="P4">
Source: <text:a xlink:type="simple" xlink:href="https://armyinform.com.ua/2023/07/03/za-dobu-rosiyany-obstrilyaly-desyat-oblastej-ukrayiny-ye-vluchannya-u-87-obyektiv-infrastruktury/" text:style-name="Internet_20_link" text:visited-style-name="Visited_20_Internet_20_Link">
https://armyinform.com.ua/2023/07/03/za-dobu-rosiyany-obstrilyaly-desyat-oblastej-ukrayiny-ye-vluchannya-u-87-obyektiv-infrastruktury/</text:a>
</text:p>
      <!--NEWS-->
      <text:h text:style-name="P10" text:outline-level="1">
<text:span text:style-name="T4">
Нідерланди підтримують Україну в розбудові ветеранської політики та безпеки</text:span>
</text:h>
      <text:p text:style-name="P4">
Author: ['АРМІЯINFORM']</text:p>
      <text:p text:style-name="P4">
Time: 2023-07-03T72:00:00-04:00</text:p>
      <text:p text:style-name="P4">
Description: Нещодавно Королівство Нідерландів відзначили свій національний День ветеранів. Міс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da7b82-shutterstock-1418352290-copy.jpg" text:style-name="Internet_20_link" text:visited-style-name="Visited_20_Internet_20_Link">
bda7b82-shutterstock-1418352290-copy.jpg</text:a>
']</text:p>
      <text:p text:style-name="P4">
Tags: ['ДОПОМОГА ПАРТНЕРІВ', 'МІНВЕТЕРАНІВ', 'НІДЕРЛАНДИ', 'СВІТ ПІДТРИМУЄ УКРАЇНУ', 'ЮЛІЯ ЛАПУТІНА']</text:p>
      <text:p text:style-name="P4">
Category: News</text:p>
      <!--METADATA-->
      <text:p text:style-name="P4">
<draw:frame draw:style-name="fr1" draw:name="Image297" text:anchor-type="as-char" svg:width="6.9236in" svg:height="3.646219in" draw:z-index="0">
<draw:image xlink:href="../Images/AРМІЯINFORM/2023-07-03T72-00-00-04-00/bda7b82-shutterstock-1418352290-copy.jpg" xlink:type="simple" xlink:show="embed" xlink:actuate="onLoad" draw:mime-type="image/jpeg"/>
</draw:frame>
</text:p>
      <text:p text:style-name="P4">
Нещодавно Королівство Нідерландів відзначили свій національний День ветеранів.Місто Гаага стало центром урочистих церемоній, які включали пишний парад таофіційні прийоми. Під час знакового візиту до Нідерландів міністр у справахветеранів України Юлія Лапутіна мала на меті посилити двосторонню співпрацю усферах ветеранської політики та безпеки. Цей візит не лише поглибив зв’язкиміж двома державами, але й приніс цінні результати, які сприятимуть постійнимзусиллям України підтримці та турботі про своїх ветеранів і ветеранок.</text:p>
      <text:p text:style-name="P4">
Під часі відзначення Дня ветеранів міністр Юлія Лапутіна взяла участь вурочистому врученні нагород та прийомі параду Його Величністю КоролемНідерландів Віллемом-Олександром, Прем’єр-міністром Марком Рютте та міністромоборони Нідерландів Кайсою Оллонгрен. Король Нідерландів, Його ВеличністьВіллем-Олександр є покровителем Дня ветеранів. Під час спілкування з ЮлієюЛапутіною він, зокрема, зазначив, що Нідерланди у боргу перед ветеранами, іодин із способів висловити свою вдячність — реалізація політики, яказосереджена на турботі, визнанні та вдячності. Це набуває особливого значенняпід час війни Росії проти України, яка є проявом нелюдської жорстокості, інаразі весь цивілізований світ разом з Україною.</text:p>
      <text:p text:style-name="P4">
Важливим аспектом обговорень було використання досвіду ветеранів длянаціонального розвитку. Значну увагу було приділено дослідженню шляхіввикористання досвіду Захисників у державотворенні, економічному розвитку тавідбудові суспільства. Україна прагне використати цінні ідеї своїх ветеранів йветеранок, щоб сприяти прогресу та сприяти їхній успішній реінтеграції уцивільне життя.</text:p>
      <text:p text:style-name="P4">
Одним із ключових аспектів, що вирізняє ветеранів, це їхнє навчання застандартами НАТО. Підготовка часто включає останні досягнення у різних сферах,зокрема, технології, інженерію, логістику та стратегічне планування.Використовуючи ці навички, Україна може розширити свій інноваційний потенціал,особливо в секторах, які покладаються на передові технології, таких яккібербезпека, оборона та аерокосмічна сфера.</text:p>
      <text:p text:style-name="P4">
Нідерланди підтвердили свою підтримку розширенню можливостей ветеранів задопомогою різноманітних навчальних програм і кваліфікацій. Вона включає в себерозвиток ініціатив прискореного навчання, інноваційних методів навчання таметодологій для покращення навичок ветеранів. Надаючи ці можливості,Нідерланди прагнуть розширити можливості ветеранів у їхніх починаннях післязавершення військової служби.</text:p>
      <text:p text:style-name="P4">
Крім того, Нідерланди висловили свою непохитну відданість співпраці тапідтримці України в її просуванні до своїх цілей. Визнаючи виклики, з якимистикається Україна, Нідерланди солідарні з нашою державою, пропонуючи допомогудля досягнення спільних цілей. Ця постійна співпраця підкреслює міцний зв’язокміж двома країнами та їх відданість справі забезпечення благополуччяветеранів.</text:p>
      <text:p text:style-name="P4">
Результати візиту підкреслюють відданість Нідерландів підтримці України врізних аспектах ветеранської політики та безпеки. Використовуючи знання тадосвід Нідерландів, Україна зміцнює свою систему підтримки ветеранів,гарантуючи, що вони отримають належні можливості та гарантії для впевненогомайбутнього. Обидві країни підтвердили своє прагнення запровадити передовіпрактики Нідерландів у розробку комплексної ветеранської політики. Метаполягає в тому, щоб повністю інтегрувати ветеранську політику в ширшу системубезпеки України, забезпечуючи цілісну підтримку ветеранів.</text:p>
      <text:p text:style-name="P4">
Прем’єр-міністр Нідерландів Марк Рютте під час офіційного виступу наголосивпро продовження та необхідність такої підтримки, щоб Україна перемогла увійні. Він підкреслив, що Нідерланди висловлюють беззаперечну підтримкуУкраїні і розбудові єдиної системи безпеки, зокрема, завдяки досвіду своїхЗахисників.</text:p>
      <text:p text:style-name="P4">
Партнерство між Нідерландами та Україною має велике значення, демонструючисилу міжнародного співробітництва у розбудові миру і добробуту завдяки внескутих, хто самовіддано служив своїм націям. Завдяки спільним цінностям івзаємній підтримці обидві країни прагнуть створити майбутнє, де ветеранистануть рушієм майбутнього зростання.</text:p>
      <text:p text:style-name="P4">
Джерело: <text:a xlink:type="simple" xlink:href="https://mva.gov.ua/ua/news/niderlandi-partner-ukrayini-u-rozbudovi-veteranskoyi-politiki-ta-bezpeki" text:style-name="Internet_20_link" text:visited-style-name="Visited_20_Internet_20_Link">
Міністерство у справах ветеранівУкраїни</text:a>
</text:p>
      <text:p text:style-name="P4">
Source: <text:a xlink:type="simple" xlink:href="https://armyinform.com.ua/2023/07/03/niderlandy-pidtrymuyut-ukrayinu-v-rozbudovi-veteranskoyi-polityky-ta-bezpeky/" text:style-name="Internet_20_link" text:visited-style-name="Visited_20_Internet_20_Link">
https://armyinform.com.ua/2023/07/03/niderlandy-pidtrymuyut-ukrayinu-v-rozbudovi-veteranskoyi-polityky-ta-bezpeky/</text:a>
</text:p>
      <!--NEWS-->
      <text:h text:style-name="P10" text:outline-level="1">
<text:span text:style-name="T4">
У Мінсоцполітики розповіли де і як отримати грошову допомогу постраждалим від підриву Каховської ГЕС</text:span>
</text:h>
      <text:p text:style-name="P4">
Author: ['АРМІЯINFORM']</text:p>
      <text:p text:style-name="P4">
Time: 2023-07-03T73:00:00-04:00</text:p>
      <text:p text:style-name="P4">
Description: Усі правління соціального захисту населення в Україні мають приймати заяви на однораз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sns-kahovka-golovna.jpg" text:style-name="Internet_20_link" text:visited-style-name="Visited_20_Internet_20_Link">
dsns-kahovka-golovna.jpg</text:a>
', '<text:a xlink:type="simple" xlink:href="https://armyinform.com.ua/wp-content/uploads/2023/07/0307-01.jpg" text:style-name="Internet_20_link" text:visited-style-name="Visited_20_Internet_20_Link">
0307-01.jpg</text:a>
', '<text:a xlink:type="simple" xlink:href="https://armyinform.com.ua/wp-content/uploads/2023/07/0307-02.jpg" text:style-name="Internet_20_link" text:visited-style-name="Visited_20_Internet_20_Link">
0307-02.jpg</text:a>
']</text:p>
      <text:p text:style-name="P4">
Tags: ['КАХОВСЬКА ГЕС', 'МІНСОЦПОЛІТИКИ', 'ХЕРСОН']</text:p>
      <text:p text:style-name="P4">
Category: News</text:p>
      <!--METADATA-->
      <text:p text:style-name="P4">
<draw:frame draw:style-name="fr1" draw:name="Image298" text:anchor-type="as-char" svg:width="6.9236in" svg:height="4.617987in" draw:z-index="0">
<draw:image xlink:href="../Images/AРМІЯINFORM/2023-07-03T73-00-00-04-00/dsns-kahovka-golovna.jpg" xlink:type="simple" xlink:show="embed" xlink:actuate="onLoad" draw:mime-type="image/jpeg"/>
</draw:frame>
</text:p>
      <text:p text:style-name="P4">
Усі правління соціального захисту населення в Україні мають приймати заяви наодноразову матеріальну грошову допомогу постраждалим від підриву КаховськоїГЕС, <text:a xlink:type="simple" xlink:href="https://www.msp.gov.ua/news/22931.html" text:style-name="Internet_20_link" text:visited-style-name="Visited_20_Internet_20_Link">
повідомляє</text:a>
 пресслужбавідомства.</text:p>
      <text:p text:style-name="P4">
«Мінсоцполітики поінформувало усі обласні державні адміністрації та управліннясоціального захисту населення в регіонах (УСЗН) про можливість надходженнятаких звернень. 26-го червня Перший заступник Міністра соціальної політикиДарія Марчак, під час робочої поїздки до Херсона та Миколаєва, провелавідповідну нараду з питань виплат допомоги мешканцям Херсонщини і Миколаївщиниз керівництвом ОДА і працівниками соцзахисту», — йдеться у повідомленні.</text:p>
      <text:p text:style-name="P4">
<draw:frame draw:style-name="fr1" draw:name="Image299" text:anchor-type="as-char" svg:width="6.9236in" svg:height="6.9236in" draw:z-index="0">
<draw:image xlink:href="../Images/AРМІЯINFORM/2023-07-03T73-00-00-04-00/0307-01.jpg" xlink:type="simple" xlink:show="embed" xlink:actuate="onLoad" draw:mime-type="image/jpeg"/>
</draw:frame>
</text:p>
      <text:p text:style-name="P4">
Нагадуємо, що 19 червня Уряд ухвалив розроблену Мінсоцполітики постанову,відповідно до якої, кожен постраждалий з підтоплених регіонів Херсонської іМиколаївської областей отримає 5 тис. грн за рахунок коштів резервного фондудержбюджету.</text:p>
      <text:p text:style-name="P4">
Звернутися із заявою до органів соцзахисту необхідно до 31 серпня 2023 р.(включно). Отримати кошти можна буде через АТ «Укрпошта» або через установиуповноважених банків з можливістю їх зняття через платіжні термінали.</text:p>
      <text:p text:style-name="P4">
<draw:frame draw:style-name="fr1" draw:name="Image300" text:anchor-type="as-char" svg:width="6.9236in" svg:height="6.9236in" draw:z-index="0">
<draw:image xlink:href="../Images/AРМІЯINFORM/2023-07-03T73-00-00-04-00/0307-02.jpg" xlink:type="simple" xlink:show="embed" xlink:actuate="onLoad" draw:mime-type="image/jpeg"/>
</draw:frame>
</text:p>
      <text:p text:style-name="P4">
Зазначається, що призначення одноразової виплати не здійснюватиметься тимгромадянам, які проживали на території підтоплення, але переїхали до іншихгромад, зареєструвались як ВПО і отримують щомісячну грошову допомогу напроживання для внутрішньо переміщених осіб від держави.</text:p>
      <text:p text:style-name="P4">
Source: <text:a xlink:type="simple" xlink:href="https://armyinform.com.ua/2023/07/03/u-minsoczpolityky-rozpovily-de-otrymaty-groshovu-dopomogu-postrazhdalym-vid-pidryvu-kahovskoyi-ges/" text:style-name="Internet_20_link" text:visited-style-name="Visited_20_Internet_20_Link">
https://armyinform.com.ua/2023/07/03/u-minsoczpolityky-rozpovily-de-otrymaty-groshovu-dopomogu-postrazhdalym-vid-pidryvu-kahovskoyi-ges/</text:a>
</text:p>
      <!--NEWS-->
      <text:h text:style-name="P10" text:outline-level="1">
<text:span text:style-name="T4">
За тиждень знищено 19 складів боєприпасів та 7 командних пунктів противника — Ганна Маляр</text:span>
</text:h>
      <text:p text:style-name="P4">
Author: ['АРМІЯINFORM']</text:p>
      <text:p text:style-name="P4">
Time: 2023-07-03T74:00:00-04:00</text:p>
      <text:p text:style-name="P4">
Description: Сили оборони України протягом минулого тижня знищили 22 ЗРК окупантів, 19 склад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ВТОРГНЕННЯ РФ', 'ГАННА МАЛЯР']</text:p>
      <text:p text:style-name="P4">
Category: News</text:p>
      <!--METADATA-->
      <text:p text:style-name="P4">
<draw:frame draw:style-name="fr1" draw:name="Image301" text:anchor-type="as-char" svg:width="6.9236in" svg:height="3.890725in" draw:z-index="0">
<draw:image xlink:href="../Images/AРМІЯINFORM/2023-07-03T74-00-00-04-00/sili-oboroni-ukraini-prodovzhuyut-vedennya-nastupalnoi-operacii.jpg" xlink:type="simple" xlink:show="embed" xlink:actuate="onLoad" draw:mime-type="image/jpeg"/>
</draw:frame>
</text:p>
      <text:p text:style-name="P4">
Сили оборони України протягом минулого тижня знищили 22 ЗРК окупантів, 19складів боєприпасів та 7 командних пунктів.</text:p>
      <text:p text:style-name="P4">
Про це <text:a xlink:type="simple" xlink:href="https://t.me/annamaliar/902" text:style-name="Internet_20_link" text:visited-style-name="Visited_20_Internet_20_Link">
повідомила</text:a>
 заступник Міністра оборониУкраїни Ганна Маляр.</text:p>
      <text:p text:style-name="P4">
«Минулого тижня Силам оборони вдавалося знищувати ворожі цілі високоїпріоритетності, в середньому, кожні 70 хвилин», — йдеться в повідомленні.</text:p>
      <text:p text:style-name="P4">
Так, за 7 днів було уражено:</text:p>
      <text:p text:style-name="P4">
— 94 місця скупчення військ;  — 22 зенітно-ракетних комплекси;  — 19 складів боєприпасів;  — 7 командних пунктів.</text:p>
      <text:p text:style-name="P4">
«Саме така рутинна робота створює умови для подальшого прориву оборониворога», — додала Ганна Маляр.</text:p>
      <text:p text:style-name="P4">
Source: <text:a xlink:type="simple" xlink:href="https://armyinform.com.ua/2023/07/03/za-tyzhden-znyshheno-19-skladiv-boyeprypasiv-ta-7-komandnyh-punktiv-protyvnyka-ganna-malyar/" text:style-name="Internet_20_link" text:visited-style-name="Visited_20_Internet_20_Link">
https://armyinform.com.ua/2023/07/03/za-tyzhden-znyshheno-19-skladiv-boyeprypasiv-ta-7-komandnyh-punktiv-protyvnyka-ganna-malyar/</text:a>
</text:p>
      <!--NEWS-->
      <text:h text:style-name="P10" text:outline-level="1">
<text:span text:style-name="T4">
Для повернення тіл загиблих захисників на деокуповані території вирушають пошукові групи</text:span>
</text:h>
      <text:p text:style-name="P4">
Author: ['АРМІЯINFORM']</text:p>
      <text:p text:style-name="P4">
Time: 2023-07-03T75:00:00-04:00</text:p>
      <text:p text:style-name="P4">
Description: У Координаційному штабі відбулася зустріч з родинами бійців Окремої президент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a28224-4213-4bf8-839b-846eaa0b9be0.jpg" text:style-name="Internet_20_link" text:visited-style-name="Visited_20_Internet_20_Link">
1ea28224-4213-4bf8-839b-846eaa0b9be0.jpg</text:a>
']</text:p>
      <text:p text:style-name="P4">
Tags: ['ВІЙСЬКОВОПОЛОНЕНІ', 'КООРДИНАЦІЙНИЙ ШТАБ', 'ПОШУКОВО-РЯТУВАЛЬНІ ЗАГОНИ']</text:p>
      <text:p text:style-name="P4">
Category: News</text:p>
      <!--METADATA-->
      <text:p text:style-name="P4">
<draw:frame draw:style-name="fr1" draw:name="Image302" text:anchor-type="as-char" svg:width="6.9236in" svg:height="4.67343in" draw:z-index="0">
<draw:image xlink:href="../Images/AРМІЯINFORM/2023-07-03T75-00-00-04-00/1ea28224-4213-4bf8-839b-846eaa0b9be0.jpg" xlink:type="simple" xlink:show="embed" xlink:actuate="onLoad" draw:mime-type="image/jpeg"/>
</draw:frame>
</text:p>
      <text:p text:style-name="P4">
У Координаційному штабі відбулася зустріч з родинами бійців Окремоїпрезидентської бригади імені гетьмана Богдана Хмельницького, під час якої назапитання відповідали представники Координаційного штабу та ОфісуУповноваженого з питань осіб, зниклих безвісти за особливих обставин.</text:p>
      <text:p text:style-name="P4">
Про це <text:a xlink:type="simple" xlink:href="https://t.me/Koord_shtab/1430" text:style-name="Internet_20_link" text:visited-style-name="Visited_20_Internet_20_Link">
повідомляє</text:a>
 Координаційний штаб зпитань поводження з військовополоненими.</text:p>
      <text:p text:style-name="P4">
Іван Ангелін, представник Офісу Уповноваженого з питань осіб, зниклих безвістиза особливих обставин, розповів про механізми пошуку й повернення тіл загиблихвійськовослужбовців.</text:p>
      <text:p text:style-name="P4">
«Ми фіксуємо всю інформацію, яку отримуємо з різних джерел, — зауважив він. —На деокуповані й розміновані території відправляються пошукові групи івідпрацьовують конкретні локації».</text:p>
      <text:p text:style-name="P4">
За словами представника Штабу, інформація про місцезнаходження полоненихвійськовослужбовців надходить з різних джерел. Слід зазначити, що з ворожогополону Штаб також повертає захисників, про яких не було жодних відомостей.</text:p>
      <text:p text:style-name="P4">
Окремо обговорили роботу міжнародних організацій, зокрема місії Міжнародногокомітету Червоного Хреста.</text:p>
      <text:p text:style-name="P4">
Source: <text:a xlink:type="simple" xlink:href="https://armyinform.com.ua/2023/07/03/dlya-povernennya-til-zagyblyh-zahysnykiv-na-deokupovani-terytoriyi-vidpravlyayutsya-poshukovi-grupy/" text:style-name="Internet_20_link" text:visited-style-name="Visited_20_Internet_20_Link">
https://armyinform.com.ua/2023/07/03/dlya-povernennya-til-zagyblyh-zahysnykiv-na-deokupovani-terytoriyi-vidpravlyayutsya-poshukovi-grupy/</text:a>
</text:p>
      <!--NEWS-->
      <text:h text:style-name="P10" text:outline-level="1">
<text:span text:style-name="T4">
Двоє людей загинуло внаслідок атаки російських безпілотників на Суми</text:span>
</text:h>
      <text:p text:style-name="P4">
Author: ['АРМІЯINFORM']</text:p>
      <text:p text:style-name="P4">
Time: 2023-07-03T76:00:00-04:00</text:p>
      <text:p text:style-name="P4">
Description: Внаслідок атаки російських безпілотників по місту Суми двоє людей загин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051f037-40cc-4fbe-918e-e0dc9841cdc9-1.jpg" text:style-name="Internet_20_link" text:visited-style-name="Visited_20_Internet_20_Link">
3051f037-40cc-4fbe-918e-e0dc9841cdc9-1.jpg</text:a>
']</text:p>
      <text:p text:style-name="P4">
Tags: ['STOPRUSSIA', 'ВОЄННІ ЗЛОЧИНИ ЗС РФ', 'ВТОРГНЕННЯ РФ', 'СУМИ']</text:p>
      <text:p text:style-name="P4">
Category: News</text:p>
      <!--METADATA-->
      <text:p text:style-name="P4">
<draw:frame draw:style-name="fr1" draw:name="Image303" text:anchor-type="as-char" svg:width="6.9236in" svg:height="4.615733in" draw:z-index="0">
<draw:image xlink:href="../Images/AРМІЯINFORM/2023-07-03T76-00-00-04-00/3051f037-40cc-4fbe-918e-e0dc9841cdc9-1.jpg" xlink:type="simple" xlink:show="embed" xlink:actuate="onLoad" draw:mime-type="image/jpeg"/>
</draw:frame>
</text:p>
      <text:p text:style-name="P4">
Внаслідок атаки російських безпілотників по місту Суми двоє людей загинуло, ще19 отримали поранення.</text:p>
      <text:p text:style-name="P4">
Про це <text:a xlink:type="simple" xlink:href="https://t.me/Sumy_news_ODA/17515" text:style-name="Internet_20_link" text:visited-style-name="Visited_20_Internet_20_Link">
повідомляє</text:a>
 Сумська ОВА.</text:p>
      <text:p text:style-name="P4">
«Внаслідок атаки „шахедів“ по м. Суми 2 особи загинули і 19 поранених. Узакладах охорони здоров’я залишаються 4 постраждалих, із них 2 — важкі вреанімації, 2- середнього ступеня важкості. 15 постраждалим була наданамедична допомога і вони були відпущені додому, серед постраждалих 1 дитина 5років», — йдеться у повідомленні.</text:p>
      <text:p text:style-name="P4">
Раніше <text:a xlink:type="simple" xlink:href="https://armyinform.com.ua/2023/07/03/vorog-zavdav-udaru-po-czentralnij-chastyni-sum-tryvaye-ryatuvalna-operacziya/" text:style-name="Internet_20_link" text:visited-style-name="Visited_20_Internet_20_Link">
повідомлялося</text:a>
, що ворогзавдав удару по центральній частині Сум.</text:p>
      <text:p text:style-name="P4">
Source: <text:a xlink:type="simple" xlink:href="https://armyinform.com.ua/2023/07/03/dvoye-lyudej-zagynulo-vnaslidok-ataky-rosijskyh-bezpilotnykiv-na-sumy/" text:style-name="Internet_20_link" text:visited-style-name="Visited_20_Internet_20_Link">
https://armyinform.com.ua/2023/07/03/dvoye-lyudej-zagynulo-vnaslidok-ataky-rosijskyh-bezpilotnykiv-na-sumy/</text:a>
</text:p>
      <!--NEWS-->
      <text:h text:style-name="P10" text:outline-level="1">
<text:span text:style-name="T4">
Ворог завдав удару по центральній частині Сум, триває рятувальна операція</text:span>
</text:h>
      <text:p text:style-name="P4">
Author: ['АРМІЯINFORM']</text:p>
      <text:p text:style-name="P4">
Time: 2023-07-03T77:00:00-04:00</text:p>
      <text:p text:style-name="P4">
Description: Сьогодні, 3 липня, російські окупаційні війська завдали ударів по м. Суми, що призвело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82f2044-d647-4167-a8e1-57f5f5418f8e.jpg" text:style-name="Internet_20_link" text:visited-style-name="Visited_20_Internet_20_Link">
782f2044-d647-4167-a8e1-57f5f5418f8e.jpg</text:a>
', '<text:a xlink:type="simple" xlink:href="https://armyinform.com.ua/wp-content/uploads/2023/07/4c451f48-b9be-4170-a00f-60236df786d5-150x150.jpg" text:style-name="Internet_20_link" text:visited-style-name="Visited_20_Internet_20_Link">
4c451f48-b9be-4170-a00f-60236df786d5-150x150.jpg</text:a>
', '<text:a xlink:type="simple" xlink:href="https://armyinform.com.ua/wp-content/uploads/2023/07/3051f037-40cc-4fbe-918e-e0dc9841cdc9-150x150.jpg" text:style-name="Internet_20_link" text:visited-style-name="Visited_20_Internet_20_Link">
3051f037-40cc-4fbe-918e-e0dc9841cdc9-150x150.jpg</text:a>
', '<text:a xlink:type="simple" xlink:href="https://armyinform.com.ua/wp-content/uploads/2023/07/ee38a213-fbb6-4f43-82fa-48290807b47e-150x150.jpg" text:style-name="Internet_20_link" text:visited-style-name="Visited_20_Internet_20_Link">
ee38a213-fbb6-4f43-82fa-48290807b47e-150x150.jpg</text:a>
']</text:p>
      <text:p text:style-name="P4">
Tags: ['ВОРОЖІ ОБСТРІЛИ', 'СУМИ', 'ХАРКІВСЬКИЙ ТРИБУНАЛ']</text:p>
      <text:p text:style-name="P4">
Category: News</text:p>
      <!--METADATA-->
      <text:p text:style-name="P4">
<draw:frame draw:style-name="fr1" draw:name="Image304" text:anchor-type="as-char" svg:width="6.9236in" svg:height="4.615733in" draw:z-index="0">
<draw:image xlink:href="../Images/AРМІЯINFORM/2023-07-03T77-00-00-04-00/782f2044-d647-4167-a8e1-57f5f5418f8e.jpg" xlink:type="simple" xlink:show="embed" xlink:actuate="onLoad" draw:mime-type="image/jpeg"/>
</draw:frame>
</text:p>
      <text:p text:style-name="P4">
Сьогодні, 3 липня, російські окупаційні війська завдали ударів по м. Суми, щопризвело до значних руйнувань у середмісті обласного центру. До місця подійнегайно прибули рятувальники та приступили до ліквідації наслідків.</text:p>
      <text:p text:style-name="P4">
Про це <text:a xlink:type="simple" xlink:href="https://t.me/dsns_telegram/18376" text:style-name="Internet_20_link" text:visited-style-name="Visited_20_Internet_20_Link">
повідомляє</text:a>
 Державна служба Україниз надзвичайних ситуацій.</text:p>
      <text:p text:style-name="P4">
«Проводиться розбір зруйнованих конструкцій, гасіння відкритих осередківгоріння та порятунок людей. Всього на місці події працює близько старятувальників та 19 одиниць техніки ДСНС України. Роботи тривають», — йдетьсяу повідомленні.</text:p>
      <text:p text:style-name="P4">
<text:a xlink:type="simple" xlink:href="https://armyinform.com.ua/wp-content/uploads/2023/07/4c451f48-b9be-4170-a00f-60236df786d5.jpg" text:style-name="Internet_20_link" text:visited-style-name="Visited_20_Internet_20_Link">
<draw:frame draw:style-name="fr1" draw:name="Image305" text:anchor-type="as-char" svg:width="6.9236in" svg:height="6.9236in" draw:z-index="0">
<draw:image xlink:href="../Images/AРМІЯINFORM/2023-07-03T77-00-00-04-00/4c451f48-b9be-4170-a00f-60236df786d5-150x150.jpg" xlink:type="simple" xlink:show="embed" xlink:actuate="onLoad" draw:mime-type="image/jpeg"/>
</draw:frame>
</text:a>
</text:p>
      <text:p text:style-name="P4">
<text:a xlink:type="simple" xlink:href="https://armyinform.com.ua/wp-content/uploads/2023/07/3051f037-40cc-4fbe-918e-e0dc9841cdc9.jpg" text:style-name="Internet_20_link" text:visited-style-name="Visited_20_Internet_20_Link">
<draw:frame draw:style-name="fr1" draw:name="Image306" text:anchor-type="as-char" svg:width="6.9236in" svg:height="6.9236in" draw:z-index="0">
<draw:image xlink:href="../Images/AРМІЯINFORM/2023-07-03T77-00-00-04-00/3051f037-40cc-4fbe-918e-e0dc9841cdc9-150x150.jpg" xlink:type="simple" xlink:show="embed" xlink:actuate="onLoad" draw:mime-type="image/jpeg"/>
</draw:frame>
</text:a>
</text:p>
      <text:p text:style-name="P4">
<text:a xlink:type="simple" xlink:href="https://armyinform.com.ua/wp-content/uploads/2023/07/ee38a213-fbb6-4f43-82fa-48290807b47e.jpg" text:style-name="Internet_20_link" text:visited-style-name="Visited_20_Internet_20_Link">
<draw:frame draw:style-name="fr1" draw:name="Image307" text:anchor-type="as-char" svg:width="6.9236in" svg:height="6.9236in" draw:z-index="0">
<draw:image xlink:href="../Images/AРМІЯINFORM/2023-07-03T77-00-00-04-00/ee38a213-fbb6-4f43-82fa-48290807b47e-150x150.jpg" xlink:type="simple" xlink:show="embed" xlink:actuate="onLoad" draw:mime-type="image/jpeg"/>
</draw:frame>
</text:a>
</text:p>
      <text:p text:style-name="P4">
Source: <text:a xlink:type="simple" xlink:href="https://armyinform.com.ua/2023/07/03/vorog-zavdav-udaru-po-czentralnij-chastyni-sum-tryvaye-ryatuvalna-operacziya/" text:style-name="Internet_20_link" text:visited-style-name="Visited_20_Internet_20_Link">
https://armyinform.com.ua/2023/07/03/vorog-zavdav-udaru-po-czentralnij-chastyni-sum-tryvaye-ryatuvalna-operacziya/</text:a>
</text:p>
      <!--NEWS-->
      <text:h text:style-name="P10" text:outline-level="1">
<text:span text:style-name="T4">
На чотирьох напрямках тривають важкі бої, відбулось понад 30 бойових зіткнень</text:span>
</text:h>
      <text:p text:style-name="P4">
Author: ['АРМІЯINFORM']</text:p>
      <text:p text:style-name="P4">
Time: 2023-07-03T78:00:00-04:00</text:p>
      <text:p text:style-name="P4">
Description: Про це повідомляє ГШ ЗС України.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110749_616390990673983_1999238386288792356_n.jpg" text:style-name="Internet_20_link" text:visited-style-name="Visited_20_Internet_20_Link">
358110749_616390990673983_1999238386288792356_n.jpg</text:a>
']</text:p>
      <text:p text:style-name="P4">
Tags: ['STOPRUSSIA', 'БАХМУТ', 'ВТОРГНЕННЯ РФ', 'ГШ ЗС УКРАЇНИ', 'ЛИМАН']</text:p>
      <text:p text:style-name="P4">
Category: News</text:p>
      <!--METADATA-->
      <text:p text:style-name="P4">
<draw:frame draw:style-name="fr1" draw:name="Image308" text:anchor-type="as-char" svg:width="6.9236in" svg:height="4.018933in" draw:z-index="0">
<draw:image xlink:href="../Images/AРМІЯINFORM/2023-07-03T78-00-00-04-00/358110749_616390990673983_1999238386288792356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hu1Bk7wqdzk6pZ5TDxiNrFejGv3vraX7AbzkhZHGQCej8xxeQzBbGNQJ3k77eqDPl" text:style-name="Internet_20_link" text:visited-style-name="Visited_20_Internet_20_Link">
повідомляє</text:a>
ГШ ЗС України.</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30 бойових зіткнень», — йдеться у повідомленні.</text:p>
      <text:p text:style-name="P4">
Зазначається, що на Мар’їнському напрямку, не зважаючи на ворожі авіаційніудари та вогонь артилерії, наші захисники відбили усі 14 атак противника врайоні міста Мар’їнка; на Бахмутському напрямку противник здійснив безуспішнінаступальні дії південно-східніше Оріхово-Василівки та західніше Бахмута.</text:p>
      <text:p text:style-name="P4">
Крім того, на Авдіївському напрямку противник здійснив артилерійські обстрілипонад 10 населених пунктів. На Лиманському напрямку артилерійських обстрілівзазнали понад 10 населених пунктів, зокрема Невське, Білогорівка Луганськоїобласті та Верхньокам’янське, Берестове, Роздолівка Донецької області.</text:p>
      <text:p text:style-name="P4">
Source: <text:a xlink:type="simple" xlink:href="https://armyinform.com.ua/2023/07/03/na-chotyroh-napryamkah-tryvayut-vazhki-boyi-vidbulos-ponad-30-bojovyh-zitknen/" text:style-name="Internet_20_link" text:visited-style-name="Visited_20_Internet_20_Link">
https://armyinform.com.ua/2023/07/03/na-chotyroh-napryamkah-tryvayut-vazhki-boyi-vidbulos-ponad-30-bojovyh-zitknen/</text:a>
</text:p>
      <!--NEWS-->
      <text:h text:style-name="P10" text:outline-level="1">
<text:span text:style-name="T4">
У столиці відкрили фотовиставку, присвячену Збройним Силам України</text:span>
</text:h>
      <text:p text:style-name="P4">
Author: ['Євген Букет']</text:p>
      <text:p text:style-name="P4">
Time: 2023-07-03T79:00:00-04:00</text:p>
      <text:p text:style-name="P4">
Description: Сьогодні в Укрінформі відкрили фотовиставку «Збройні Сили України». Подія відбуваєтьс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g_9882.jpg" text:style-name="Internet_20_link" text:visited-style-name="Visited_20_Internet_20_Link">
img_9882.jpg</text:a>
', '<text:a xlink:type="simple" xlink:href="https://armyinform.com.ua/wp-content/uploads/2023/07/img_9796.jpg" text:style-name="Internet_20_link" text:visited-style-name="Visited_20_Internet_20_Link">
img_9796.jpg</text:a>
', '<text:a xlink:type="simple" xlink:href="https://armyinform.com.ua/wp-content/uploads/2023/07/img_9882-150x150.jpg" text:style-name="Internet_20_link" text:visited-style-name="Visited_20_Internet_20_Link">
img_9882-150x150.jpg</text:a>
', '<text:a xlink:type="simple" xlink:href="https://armyinform.com.ua/wp-content/uploads/2023/07/img_9832-150x150.jpg" text:style-name="Internet_20_link" text:visited-style-name="Visited_20_Internet_20_Link">
img_9832-150x150.jpg</text:a>
', '<text:a xlink:type="simple" xlink:href="https://armyinform.com.ua/wp-content/uploads/2023/07/img_9836-150x150.jpg" text:style-name="Internet_20_link" text:visited-style-name="Visited_20_Internet_20_Link">
img_9836-150x150.jpg</text:a>
', '<text:a xlink:type="simple" xlink:href="https://armyinform.com.ua/wp-content/uploads/2023/07/img_9902.jpg" text:style-name="Internet_20_link" text:visited-style-name="Visited_20_Internet_20_Link">
img_9902.jpg</text:a>
']</text:p>
      <text:p text:style-name="P4">
Tags: ['ФОТОВИСТАВКА']</text:p>
      <text:p text:style-name="P4">
Category: News</text:p>
      <!--METADATA-->
      <text:p text:style-name="P4">
<draw:frame draw:style-name="fr1" draw:name="Image309" text:anchor-type="as-char" svg:width="6.9236in" svg:height="4.615733in" draw:z-index="0">
<draw:image xlink:href="../Images/AРМІЯINFORM/2023-07-03T79-00-00-04-00/img_9882.jpg" xlink:type="simple" xlink:show="embed" xlink:actuate="onLoad" draw:mime-type="image/jpeg"/>
</draw:frame>
</text:p>
      <text:p text:style-name="P4">
Сьогодні в Укрінформі відкрили фотовиставку «Збройні Сили України». Подіявідбувається в межах загальнонаціонального проєкту «Нескорена Нація.Національно-визвольна війна України проти Росії (2013–2023)».</text:p>
      <text:p text:style-name="P4">
На виставці представлені 36 фотоколажів, що представляють усі підрозділиЗбройних Сил України (Сухопутні війська, Повітряні Сили, Військово-МорськіСили, Десантно-штурмові війська, Сили спеціальних операцій, Силитериторіальної оборони). Відвідувачі можуть побачити зброю Перемоги, а такожфото Президента України, Верховного Головнокомандувача ЗСУ ВолодимираЗеленського, Головнокомандувача ЗСУ Валерія Залужного, всіх командувачівпідрозділів ЗСУ та архівні світлини, починаючи від Євромайдану і РеволюціїГідності, коли, на переконання авторів проєкту, розпочинався сучасний етапросійсько-українського протистояння.</text:p>
      <text:p text:style-name="P4">
<draw:frame draw:style-name="fr1" draw:name="Image310" text:anchor-type="as-char" svg:width="6.9236in" svg:height="4.615733in" draw:z-index="0">
<draw:image xlink:href="../Images/AРМІЯINFORM/2023-07-03T79-00-00-04-00/img_9796.jpg" xlink:type="simple" xlink:show="embed" xlink:actuate="onLoad" draw:mime-type="image/jpeg"/>
</draw:frame>
</text:p>
      <text:p text:style-name="P4">
— Ці фотографії розповідають про нашу силу як нації, про нашу здатністьпідтримувати один одного в найважчі моменти. Ця виставка — втілення нашоїповаги та вдячності до всіх чоловіків і жінок, які служать у Збройних СилахУкраїни, — зазначив начальник Інформаційного агентства підполковник ВіталійСаранцев. — Кожна фотографія тут є не лише творчим вираженням, але йсвідченням про життя, що тече в умовах російсько-української війни. Вонапоказує всьому світу ціну, яку платить український народ за свою свободу імир, демонструє те, що захист незалежності потребує жертовності, мужності тавідваги.</text:p>
      <text:p text:style-name="P4">
<text:a xlink:type="simple" xlink:href="https://armyinform.com.ua/wp-content/uploads/2023/07/img_9882.jpg" text:style-name="Internet_20_link" text:visited-style-name="Visited_20_Internet_20_Link">
<draw:frame draw:style-name="fr1" draw:name="Image311" text:anchor-type="as-char" svg:width="6.9236in" svg:height="6.9236in" draw:z-index="0">
<draw:image xlink:href="../Images/AРМІЯINFORM/2023-07-03T79-00-00-04-00/img_9882-150x150.jpg" xlink:type="simple" xlink:show="embed" xlink:actuate="onLoad" draw:mime-type="image/jpeg"/>
</draw:frame>
</text:a>
</text:p>
      <text:p text:style-name="P4">
<text:a xlink:type="simple" xlink:href="https://armyinform.com.ua/wp-content/uploads/2023/07/img_9832.jpg" text:style-name="Internet_20_link" text:visited-style-name="Visited_20_Internet_20_Link">
<draw:frame draw:style-name="fr1" draw:name="Image312" text:anchor-type="as-char" svg:width="6.9236in" svg:height="6.9236in" draw:z-index="0">
<draw:image xlink:href="../Images/AРМІЯINFORM/2023-07-03T79-00-00-04-00/img_9832-150x150.jpg" xlink:type="simple" xlink:show="embed" xlink:actuate="onLoad" draw:mime-type="image/jpeg"/>
</draw:frame>
</text:a>
</text:p>
      <text:p text:style-name="P4">
<text:a xlink:type="simple" xlink:href="https://armyinform.com.ua/wp-content/uploads/2023/07/img_9836.jpg" text:style-name="Internet_20_link" text:visited-style-name="Visited_20_Internet_20_Link">
<draw:frame draw:style-name="fr1" draw:name="Image313" text:anchor-type="as-char" svg:width="6.9236in" svg:height="6.9236in" draw:z-index="0">
<draw:image xlink:href="../Images/AРМІЯINFORM/2023-07-03T79-00-00-04-00/img_9836-150x150.jpg" xlink:type="simple" xlink:show="embed" xlink:actuate="onLoad" draw:mime-type="image/jpeg"/>
</draw:frame>
</text:a>
</text:p>
      <text:p text:style-name="P4">
Нагадаємо, що «Збройні Сили України» — це четверта фотоекспозиція у стінахУкрінформу. Раніше в межах проєкту «Нескорена Нація. Національно-визвольнавійна України проти Росії (2013–2023)» були представлені теми: «Воїни світла»,«Незламна Україна» та «росія — держава-терорист». Уже до Дня захисників ізахисниць України планується видання першої частини однойменного фотолітопису,який включатиме матеріали цих фотовиставок.</text:p>
      <text:p text:style-name="P4">
<draw:frame draw:style-name="fr1" draw:name="Image314" text:anchor-type="as-char" svg:width="6.9236in" svg:height="4.49457in" draw:z-index="0">
<draw:image xlink:href="../Images/AРМІЯINFORM/2023-07-03T79-00-00-04-00/img_9902.jpg" xlink:type="simple" xlink:show="embed" xlink:actuate="onLoad" draw:mime-type="image/jpeg"/>
</draw:frame>
</text:p>
      <text:p text:style-name="P4">
Докладніше про проєкт — у нашому наступному матеріалі.</text:p>
      <text:p text:style-name="P4">
<text:span text:style-name="T5">
Фото Дмитра Чалого</text:span>
</text:p>
      <text:p text:style-name="P4">
Source: <text:a xlink:type="simple" xlink:href="https://armyinform.com.ua/2023/07/03/u-stolyczi-vidkryly-fotovystavku-prysvyachenu-zbrojnym-sylam-ukrayiny/" text:style-name="Internet_20_link" text:visited-style-name="Visited_20_Internet_20_Link">
https://armyinform.com.ua/2023/07/03/u-stolyczi-vidkryly-fotovystavku-prysvyachenu-zbrojnym-sylam-ukrayiny/</text:a>
</text:p>
      <!--NEWS-->
      <text:h text:style-name="P10" text:outline-level="1">
<text:span text:style-name="T4">
На Бахмутському напрямку бійцям Держспецтрансслужби передали нові снайперські гвинтівки та приціли</text:span>
</text:h>
      <text:p text:style-name="P4">
Author: ['АРМІЯINFORM']</text:p>
      <text:p text:style-name="P4">
Time: 2023-07-03T80:00:00-04:00</text:p>
      <text:p text:style-name="P4">
Description: Нові снайперські гвинтівки, приціли та інше технічне обладнання отримали підрозд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07272_590465026593209_5570888274156287449_n.jpg" text:style-name="Internet_20_link" text:visited-style-name="Visited_20_Internet_20_Link">
358007272_590465026593209_5570888274156287449_n.jpg</text:a>
', '<text:a xlink:type="simple" xlink:href="https://armyinform.com.ua/wp-content/uploads/2023/07/358014392_590464833259895_6455253698915611184_n-150x150.jpg" text:style-name="Internet_20_link" text:visited-style-name="Visited_20_Internet_20_Link">
358014392_590464833259895_6455253698915611184_n-150x150.jpg</text:a>
', '<text:a xlink:type="simple" xlink:href="https://armyinform.com.ua/wp-content/uploads/2023/07/357769627_590465029926542_2716886861387790198_n-150x150.jpg" text:style-name="Internet_20_link" text:visited-style-name="Visited_20_Internet_20_Link">
357769627_590465029926542_2716886861387790198_n-150x150.jpg</text:a>
', '<text:a xlink:type="simple" xlink:href="https://armyinform.com.ua/wp-content/uploads/2023/07/347383055_590465163259862_2253301529082106023_n-150x150.jpg" text:style-name="Internet_20_link" text:visited-style-name="Visited_20_Internet_20_Link">
347383055_590465163259862_2253301529082106023_n-150x150.jpg</text:a>
']</text:p>
      <text:p text:style-name="P4">
Tags: ['ГЕНЕРАЛ-МАЙОР БОГДАН БОНДАР', 'ДЕРЖСПЕЦТРАНССЛУЖБА']</text:p>
      <text:p text:style-name="P4">
Category: News</text:p>
      <!--METADATA-->
      <text:p text:style-name="P4">
<draw:frame draw:style-name="fr1" draw:name="Image315" text:anchor-type="as-char" svg:width="6.9236in" svg:height="4.615733in" draw:z-index="0">
<draw:image xlink:href="../Images/AРМІЯINFORM/2023-07-03T80-00-00-04-00/358007272_590465026593209_5570888274156287449_n.jpg" xlink:type="simple" xlink:show="embed" xlink:actuate="onLoad" draw:mime-type="image/jpeg"/>
</draw:frame>
</text:p>
      <text:p text:style-name="P4">
Нові снайперські гвинтівки, приціли та інше технічне обладнання отрималипідрозділи Державної спеціальної служби транспорту, які виконують бойовізавдання на Бахмутському напрямку.</text:p>
      <text:p text:style-name="P4">
Про це йдеться у дописі, розміщеному на сторінці Державної спеціальної службитранспорту у<text:a xlink:type="simple" xlink:href="https://www.facebook.com/uadsst/posts/pfbid0RHZ25RKBQM635hzavfdrpSpk89UnjPjDxYWbseciD27Qz1BLaPz8LDsujVQE4zxDl" text:style-name="Internet_20_link" text:visited-style-name="Visited_20_Internet_20_Link">
Фейсбук</text:a>
.</text:p>
      <text:p text:style-name="P4">
«Голова Адміністрації Держспецтрансслужби передав на передову засоби длянічного переміщення техніки, дві снайперських гвинтівки, набої до них,тепловізійні та оптичні приціли, а також укомплектовані індивідуальні аптечкита рюкзаки бойового медика», — йдеться у дописі.</text:p>
      <text:p text:style-name="P4">
Голова Адміністрації Держспецтрансслужби генерал-майор Богдан Бондар подякуваввійськовослужбовцям за стійкість та мужність виявлену у захисті України. Кращіз кращих отримали з рук Голови Адміністрації відомчі нагороди від Міністраоборони України.</text:p>
      <text:p text:style-name="P4">
<text:a xlink:type="simple" xlink:href="https://armyinform.com.ua/wp-content/uploads/2023/07/358014392_590464833259895_6455253698915611184_n.jpg" text:style-name="Internet_20_link" text:visited-style-name="Visited_20_Internet_20_Link">
<draw:frame draw:style-name="fr1" draw:name="Image316" text:anchor-type="as-char" svg:width="6.9236in" svg:height="6.9236in" draw:z-index="0">
<draw:image xlink:href="../Images/AРМІЯINFORM/2023-07-03T80-00-00-04-00/358014392_590464833259895_6455253698915611184_n-150x150.jpg" xlink:type="simple" xlink:show="embed" xlink:actuate="onLoad" draw:mime-type="image/jpeg"/>
</draw:frame>
</text:a>
</text:p>
      <text:p text:style-name="P4">
<text:a xlink:type="simple" xlink:href="https://armyinform.com.ua/wp-content/uploads/2023/07/357769627_590465029926542_2716886861387790198_n.jpg" text:style-name="Internet_20_link" text:visited-style-name="Visited_20_Internet_20_Link">
<draw:frame draw:style-name="fr1" draw:name="Image317" text:anchor-type="as-char" svg:width="6.9236in" svg:height="6.9236in" draw:z-index="0">
<draw:image xlink:href="../Images/AРМІЯINFORM/2023-07-03T80-00-00-04-00/357769627_590465029926542_2716886861387790198_n-150x150.jpg" xlink:type="simple" xlink:show="embed" xlink:actuate="onLoad" draw:mime-type="image/jpeg"/>
</draw:frame>
</text:a>
</text:p>
      <text:p text:style-name="P4">
<text:a xlink:type="simple" xlink:href="https://armyinform.com.ua/wp-content/uploads/2023/07/347383055_590465163259862_2253301529082106023_n.jpg" text:style-name="Internet_20_link" text:visited-style-name="Visited_20_Internet_20_Link">
<draw:frame draw:style-name="fr1" draw:name="Image318" text:anchor-type="as-char" svg:width="6.9236in" svg:height="6.9236in" draw:z-index="0">
<draw:image xlink:href="../Images/AРМІЯINFORM/2023-07-03T80-00-00-04-00/347383055_590465163259862_2253301529082106023_n-150x150.jpg" xlink:type="simple" xlink:show="embed" xlink:actuate="onLoad" draw:mime-type="image/jpeg"/>
</draw:frame>
</text:a>
</text:p>
      <text:p text:style-name="P4">
— Триває активна фаза звільнення українських територій і одне із головнихзавдань для нас, це всебічне забезпечення підрозділів технікою та майном дляуспішного виконання завдань. Отримане озброєння та оснащення має працювати нанашу спільну перемогу і допомагати зберегти життя кожного захисника України, —зазначив Голова Адміністрації Держспецтрансслужби.</text:p>
      <text:p text:style-name="P4">
Зазначається, що отримане озброєння та оснащення було придбано за благодійнікошти від Голови правління ПАТ «Черкасиобленерго» Олега Самчука.</text:p>
      <text:p text:style-name="P4">
Source: <text:a xlink:type="simple" xlink:href="https://armyinform.com.ua/2023/07/03/na-bahmutskomu-napryamku-bijczyam-derzhspecztranssluzhby-peredaly-novi-snajperski-gvyntivky-ta-pryczily/" text:style-name="Internet_20_link" text:visited-style-name="Visited_20_Internet_20_Link">
https://armyinform.com.ua/2023/07/03/na-bahmutskomu-napryamku-bijczyam-derzhspecztranssluzhby-peredaly-novi-snajperski-gvyntivky-ta-pryczily/</text:a>
</text:p>
      <!--NEWS-->
      <text:h text:style-name="P10" text:outline-level="1">
<text:span text:style-name="T4">
Сили оборони за тиждень знищили майже 8 батальйонів, 21 танк та 137 ворожих артсистем</text:span>
</text:h>
      <text:p text:style-name="P4">
Author: ['АРМІЯINFORM']</text:p>
      <text:p text:style-name="P4">
Time: 2023-07-03T81:00:00-04:00</text:p>
      <text:p text:style-name="P4">
Description: За минулий тиждень, з 26 червня по 2 липня, Сили оборони України знищили майже 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63863368-624.jpg" text:style-name="Internet_20_link" text:visited-style-name="Visited_20_Internet_20_Link">
630_360_1663863368-624.jpg</text:a>
', '<text:a xlink:type="simple" xlink:href="https://armyinform.com.ua/wp-content/uploads/2023/07/photo_5267363951153367767_y.jpg" text:style-name="Internet_20_link" text:visited-style-name="Visited_20_Internet_20_Link">
photo_5267363951153367767_y.jpg</text:a>
']</text:p>
      <text:p text:style-name="P4">
Tags: ['MILITARY MEDIA CENTER', 'STOPRUSSIA', 'АГРЕСІЯ РФ', 'ВТОРГНЕННЯ РФ']</text:p>
      <text:p text:style-name="P4">
Category: News</text:p>
      <!--METADATA-->
      <text:p text:style-name="P4">
<draw:frame draw:style-name="fr1" draw:name="Image319" text:anchor-type="as-char" svg:width="6.9236in" svg:height="3.956343in" draw:z-index="0">
<draw:image xlink:href="../Images/AРМІЯINFORM/2023-07-03T81-00-00-04-00/630_360_1663863368-624.jpg" xlink:type="simple" xlink:show="embed" xlink:actuate="onLoad" draw:mime-type="image/jpeg"/>
</draw:frame>
</text:p>
      <text:p text:style-name="P4">
За минулий тиждень, з <text:span text:style-name="T4">
26 червня по 2 липня,</text:span>
 Сили оборони України знищилимайже 8 батальйонів, 21 танк,65 ББМ та іншу техніку й озброєння противника.</text:p>
      <text:p text:style-name="P4">
Про це у своєму <text:a xlink:type="simple" xlink:href="https://t.me/militarymediacenter/2422" text:style-name="Internet_20_link" text:visited-style-name="Visited_20_Internet_20_Link">
телеграмі </text:a>
повідомляєMilitary Media Center.</text:p>
      <text:p text:style-name="P4">
Сили оборони України знищили:</text:p>
      <ul>
        <li>
особовий склад <text:span text:style-name="T4">
— 4090</text:span>
 ( <text:span text:style-name="T5">
умовно 8 батальйонів<text:span text:style-name="T5">
_ );  * танки </text:span>
<text:span text:style-name="T5">
— 21</text:span>
<text:span text:style-name="T5">
 <text:span text:style-name="T5">
(умовно 2 танкові роти</text:span>
 </text:span>
);  * бойові броньовані машини <text:span text:style-name="T4">
—</text:span>
 <text:span text:style-name="T4">
65</text:span>
 ( _умовно 2 мотострілець</text:span>
 <text:span text:style-name="T5">
кі</text:span>
 <text:span text:style-name="T5">
батальйони<text:span text:style-name="T5">
_ );  * артилерійські системи </text:span>
<text:span text:style-name="T5">
— 137</text:span>
<text:span text:style-name="T5">
 ( _умовно 8 артилерійських дивізіонів</text:span>
</text:span>
 );  * гелікоптери <text:span text:style-name="T4">
— 1</text:span>
 ;  * ракети <text:span text:style-name="T4">
— 3</text:span>
.</li>
      </ul>
      <text:p text:style-name="P4">
<draw:frame draw:style-name="fr1" draw:name="Image320" text:anchor-type="as-char" svg:width="6.9236in" svg:height="4.736896in" draw:z-index="0">
<draw:image xlink:href="../Images/AРМІЯINFORM/2023-07-03T81-00-00-04-00/photo_5267363951153367767_y.jpg" xlink:type="simple" xlink:show="embed" xlink:actuate="onLoad" draw:mime-type="image/jpeg"/>
</draw:frame>
</text:p>
      <text:p text:style-name="P4">
<text:span text:style-name="T4">
*</text:span>
 <text:span text:style-name="T5">
1 бат. ~ 500</text:span>
 <text:span text:style-name="T5">
осіб</text:span>
 <text:span text:style-name="T5">
; 1 танкова рота ~ 10 танків; 1 мотострілецькийбат. ~ 34 маши</text:span>
 <text:span text:style-name="T5">
ни</text:span>
 <text:span text:style-name="T5">
; 1 арт. дивізіон ~ 18 гармат.</text:span>
</text:p>
      <text:p text:style-name="P4">
Source: <text:a xlink:type="simple" xlink:href="https://armyinform.com.ua/2023/07/03/syly-oborony-za-tyzhden-znyshhyly-majzhe-8-bataljoniv-21-tank-ta-137-vorozhyh-artsystem/" text:style-name="Internet_20_link" text:visited-style-name="Visited_20_Internet_20_Link">
https://armyinform.com.ua/2023/07/03/syly-oborony-za-tyzhden-znyshhyly-majzhe-8-bataljoniv-21-tank-ta-137-vorozhyh-artsystem/</text:a>
</text:p>
      <!--NEWS-->
      <text:h text:style-name="P10" text:outline-level="1">
<text:span text:style-name="T4">
Противник завдав 44 авіаудари по позиціях наших військ та населених пунктах</text:span>
</text:h>
      <text:p text:style-name="P4">
Author: ['АРМІЯINFORM']</text:p>
      <text:p text:style-name="P4">
Time: 2023-07-03T82:00:00-04:00</text:p>
      <text:p text:style-name="P4">
Description: Про це повідомляє ГШ ЗС України.        «Ворог завдав 44 авіаційних удари та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84_big-e1675746523219.jpg" text:style-name="Internet_20_link" text:visited-style-name="Visited_20_Internet_20_Link">
84_big-e1675746523219.jpg</text:a>
']</text:p>
      <text:p text:style-name="P4">
Tags: ['STOPRUSSIA', 'ВТОРГНЕННЯ РФ', 'ГШ ЗС УКРАЇНИ']</text:p>
      <text:p text:style-name="P4">
Category: News</text:p>
      <!--METADATA-->
      <text:p text:style-name="P4">
<draw:frame draw:style-name="fr1" draw:name="Image321" text:anchor-type="as-char" svg:width="6.9236in" svg:height="4.829211in" draw:z-index="0">
<draw:image xlink:href="../Images/AРМІЯINFORM/2023-07-03T82-00-00-04-00/84_big-e1675746523219.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hu1Bk7wqdzk6pZ5TDxiNrFejGv3vraX7AbzkhZHGQCej8xxeQzBbGNQJ3k77eqDPl" text:style-name="Internet_20_link" text:visited-style-name="Visited_20_Internet_20_Link">
повідомляє</text:a>
ГШ ЗС України.</text:p>
      <text:p text:style-name="P4">
«Ворог завдав 44 авіаційних удари та здійснив близько 50 обстрілів зреактивних систем залпового вогню по позиціях наших військ та населенихпунктах», — йдеться в повідомленні.</text:p>
      <text:p text:style-name="P4">
Зазначається, що протягом доби російські окупанти завдали чергового ракетно-авіаційного удару по території України, застосувавши 3 зенітні керовані ракетиіз ЗРК С-300 та 20 іранських ударних БПЛА типу Shahed по цивільнихінфраструктурних об’єктах у Сумській, Донецькій та Запорізькій областях. Врезультаті протиповітряного бою сили та засоби Повітряних Сил у взаємодії зпротиповітряною обороною інших складових Сил оборони України знищили 14ударних БПЛА типу Shahed.</text:p>
      <text:p text:style-name="P4">
У ГШ ЗС України застерігають, що ймовірність завдання ракетних та авіаційнихударів по всій території України залишається високою.</text:p>
      <text:p text:style-name="P4">
Source: <text:a xlink:type="simple" xlink:href="https://armyinform.com.ua/2023/07/03/protyvnyk-zavdav-44-aviaudary-po-pozycziyam-nashyh-vijsk-ta-naselenyh-punktah/" text:style-name="Internet_20_link" text:visited-style-name="Visited_20_Internet_20_Link">
https://armyinform.com.ua/2023/07/03/protyvnyk-zavdav-44-aviaudary-po-pozycziyam-nashyh-vijsk-ta-naselenyh-punktah/</text:a>
</text:p>
      <!--NEWS-->
      <text:h text:style-name="P10" text:outline-level="1">
<text:span text:style-name="T4">
У Києві відкрили пам’ятний знак загиблим воїнам ВМС ЗС України</text:span>
</text:h>
      <text:p text:style-name="P4">
Author: ['Микола Давидовський']</text:p>
      <text:p text:style-name="P4">
Time: 2023-07-03T83:00:00-04:00</text:p>
      <text:p text:style-name="P4">
Description: Сьогодні у столиці на території Парку моряків відбулося відкриття пам’ятного зна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3.jpg" text:style-name="Internet_20_link" text:visited-style-name="Visited_20_Internet_20_Link">
golovna-3.jpg</text:a>
', '<text:a xlink:type="simple" xlink:href="https://armyinform.com.ua/wp-content/uploads/2023/07/img_0207-1.jpg" text:style-name="Internet_20_link" text:visited-style-name="Visited_20_Internet_20_Link">
img_0207-1.jpg</text:a>
', '<text:a xlink:type="simple" xlink:href="https://armyinform.com.ua/wp-content/uploads/2023/07/img_0245-1-150x150.jpg" text:style-name="Internet_20_link" text:visited-style-name="Visited_20_Internet_20_Link">
img_0245-1-150x150.jpg</text:a>
', '<text:a xlink:type="simple" xlink:href="https://armyinform.com.ua/wp-content/uploads/2023/07/img_0262-1-150x150.jpg" text:style-name="Internet_20_link" text:visited-style-name="Visited_20_Internet_20_Link">
img_0262-1-150x150.jpg</text:a>
', '<text:a xlink:type="simple" xlink:href="https://armyinform.com.ua/wp-content/uploads/2023/07/img_0265-1-150x150.jpg" text:style-name="Internet_20_link" text:visited-style-name="Visited_20_Internet_20_Link">
img_0265-1-150x150.jpg</text:a>
', '<text:a xlink:type="simple" xlink:href="https://armyinform.com.ua/wp-content/uploads/2023/07/img_0282-1-150x150.jpg" text:style-name="Internet_20_link" text:visited-style-name="Visited_20_Internet_20_Link">
img_0282-1-150x150.jpg</text:a>
', '<text:a xlink:type="simple" xlink:href="https://armyinform.com.ua/wp-content/uploads/2023/07/img_0314-1-150x150.jpg" text:style-name="Internet_20_link" text:visited-style-name="Visited_20_Internet_20_Link">
img_0314-1-150x150.jpg</text:a>
', '<text:a xlink:type="simple" xlink:href="https://armyinform.com.ua/wp-content/uploads/2023/07/img_0320-1-150x150.jpg" text:style-name="Internet_20_link" text:visited-style-name="Visited_20_Internet_20_Link">
img_0320-1-150x150.jpg</text:a>
', '<text:a xlink:type="simple" xlink:href="https://armyinform.com.ua/wp-content/uploads/2023/07/img_0170-1-150x150.jpg" text:style-name="Internet_20_link" text:visited-style-name="Visited_20_Internet_20_Link">
img_0170-1-150x150.jpg</text:a>
']</text:p>
      <text:p text:style-name="P4">
Tags: ['ВМС ЗС УКРАЇНИ', 'ВТОРГНЕННЯ РФ', 'ВШАНУВАННЯ', 'ОЛЕКСІЙ НЕЇЖПАПА', 'ПАМ’ЯТНИЙ ЗНАК']</text:p>
      <text:p text:style-name="P4">
Category: News</text:p>
      <!--METADATA-->
      <text:p text:style-name="P4">
<draw:frame draw:style-name="fr1" draw:name="Image322" text:anchor-type="as-char" svg:width="6.9236in" svg:height="4.609964in" draw:z-index="0">
<draw:image xlink:href="../Images/AРМІЯINFORM/2023-07-03T83-00-00-04-00/golovna-3.jpg" xlink:type="simple" xlink:show="embed" xlink:actuate="onLoad" draw:mime-type="image/jpeg"/>
</draw:frame>
</text:p>
      <text:p text:style-name="P4">
Сьогодні у столиці на території Парку моряків відбулося відкриття пам’ятногознака на честь полеглих воїнів Військово-Морських Сил ЗС України у війні зросійським агресором.</text:p>
      <text:p text:style-name="P4">
У заході взяли участь командувач Військово-Морських Сил Олексій Неїжпапа,командування річкової флотилії, а також громадські діячі та волонтери.</text:p>
      <text:p text:style-name="P4">
<draw:frame draw:style-name="fr1" draw:name="Image323" text:anchor-type="as-char" svg:width="6.9236in" svg:height="4.609964in" draw:z-index="0">
<draw:image xlink:href="../Images/AРМІЯINFORM/2023-07-03T83-00-00-04-00/img_0207-1.jpg" xlink:type="simple" xlink:show="embed" xlink:actuate="onLoad" draw:mime-type="image/jpeg"/>
</draw:frame>
</text:p>
      <text:p text:style-name="P4">
— Сьогодні тут, у столиці нашої країни, ми відкрили пам’ятний знак загиблим вцій важкій війні для нас. Це дуже знаменна подія, тому що ми повинні пам’ятативсіх наших чоловіків та жінок, які віддали найцінніше — своє життя. Життя засвободу та незалежність нашої України, — зазначив віцеадмірал ОлексійНеїжпапа.</text:p>
      <text:p text:style-name="P4">
<text:a xlink:type="simple" xlink:href="https://armyinform.com.ua/wp-content/uploads/2023/07/img_0245-1.jpg" text:style-name="Internet_20_link" text:visited-style-name="Visited_20_Internet_20_Link">
<draw:frame draw:style-name="fr1" draw:name="Image324" text:anchor-type="as-char" svg:width="6.9236in" svg:height="6.9236in" draw:z-index="0">
<draw:image xlink:href="../Images/AРМІЯINFORM/2023-07-03T83-00-00-04-00/img_0245-1-150x150.jpg" xlink:type="simple" xlink:show="embed" xlink:actuate="onLoad" draw:mime-type="image/jpeg"/>
</draw:frame>
</text:a>
</text:p>
      <text:p text:style-name="P4">
<text:a xlink:type="simple" xlink:href="https://armyinform.com.ua/wp-content/uploads/2023/07/img_0262-1.jpg" text:style-name="Internet_20_link" text:visited-style-name="Visited_20_Internet_20_Link">
<draw:frame draw:style-name="fr1" draw:name="Image325" text:anchor-type="as-char" svg:width="6.9236in" svg:height="6.9236in" draw:z-index="0">
<draw:image xlink:href="../Images/AРМІЯINFORM/2023-07-03T83-00-00-04-00/img_0262-1-150x150.jpg" xlink:type="simple" xlink:show="embed" xlink:actuate="onLoad" draw:mime-type="image/jpeg"/>
</draw:frame>
</text:a>
</text:p>
      <text:p text:style-name="P4">
<text:a xlink:type="simple" xlink:href="https://armyinform.com.ua/wp-content/uploads/2023/07/img_0265-1.jpg" text:style-name="Internet_20_link" text:visited-style-name="Visited_20_Internet_20_Link">
<draw:frame draw:style-name="fr1" draw:name="Image326" text:anchor-type="as-char" svg:width="6.9236in" svg:height="6.9236in" draw:z-index="0">
<draw:image xlink:href="../Images/AРМІЯINFORM/2023-07-03T83-00-00-04-00/img_0265-1-150x150.jpg" xlink:type="simple" xlink:show="embed" xlink:actuate="onLoad" draw:mime-type="image/jpeg"/>
</draw:frame>
</text:a>
</text:p>
      <text:p text:style-name="P4">
<text:a xlink:type="simple" xlink:href="https://armyinform.com.ua/wp-content/uploads/2023/07/img_0282-1.jpg" text:style-name="Internet_20_link" text:visited-style-name="Visited_20_Internet_20_Link">
<draw:frame draw:style-name="fr1" draw:name="Image327" text:anchor-type="as-char" svg:width="6.9236in" svg:height="6.9236in" draw:z-index="0">
<draw:image xlink:href="../Images/AРМІЯINFORM/2023-07-03T83-00-00-04-00/img_0282-1-150x150.jpg" xlink:type="simple" xlink:show="embed" xlink:actuate="onLoad" draw:mime-type="image/jpeg"/>
</draw:frame>
</text:a>
</text:p>
      <text:p text:style-name="P4">
<text:a xlink:type="simple" xlink:href="https://armyinform.com.ua/wp-content/uploads/2023/07/img_0314-1.jpg" text:style-name="Internet_20_link" text:visited-style-name="Visited_20_Internet_20_Link">
<draw:frame draw:style-name="fr1" draw:name="Image328" text:anchor-type="as-char" svg:width="6.9236in" svg:height="6.9236in" draw:z-index="0">
<draw:image xlink:href="../Images/AРМІЯINFORM/2023-07-03T83-00-00-04-00/img_0314-1-150x150.jpg" xlink:type="simple" xlink:show="embed" xlink:actuate="onLoad" draw:mime-type="image/jpeg"/>
</draw:frame>
</text:a>
</text:p>
      <text:p text:style-name="P4">
<text:a xlink:type="simple" xlink:href="https://armyinform.com.ua/wp-content/uploads/2023/07/img_0320-1.jpg" text:style-name="Internet_20_link" text:visited-style-name="Visited_20_Internet_20_Link">
<draw:frame draw:style-name="fr1" draw:name="Image329" text:anchor-type="as-char" svg:width="6.9236in" svg:height="6.9236in" draw:z-index="0">
<draw:image xlink:href="../Images/AРМІЯINFORM/2023-07-03T83-00-00-04-00/img_0320-1-150x150.jpg" xlink:type="simple" xlink:show="embed" xlink:actuate="onLoad" draw:mime-type="image/jpeg"/>
</draw:frame>
</text:a>
</text:p>
      <text:p text:style-name="P4">
<text:a xlink:type="simple" xlink:href="https://armyinform.com.ua/wp-content/uploads/2023/07/img_0170-1.jpg" text:style-name="Internet_20_link" text:visited-style-name="Visited_20_Internet_20_Link">
<draw:frame draw:style-name="fr1" draw:name="Image330" text:anchor-type="as-char" svg:width="6.9236in" svg:height="6.9236in" draw:z-index="0">
<draw:image xlink:href="../Images/AРМІЯINFORM/2023-07-03T83-00-00-04-00/img_0170-1-150x150.jpg" xlink:type="simple" xlink:show="embed" xlink:actuate="onLoad" draw:mime-type="image/jpeg"/>
</draw:frame>
</text:a>
</text:p>
      <text:p text:style-name="P4">
Пам’ятний знак було створено спільними зусиллями органів військовогоуправління, річкової флотилії, місцевої влади, меценатів та волонтерів. Нашсвятий обов’язок — пам’ятати та шанувати Героїв, які віддали своє життя замайбутнє України.</text:p>
      <text:p text:style-name="P4">
Командувач Військово-Морських Сил віцеадмірал Олексій Неїжпапа вручиввійськовим морякам державні нагороди, нагороди МО та Головнокомандувача ЗСУкраїни.</text:p>
      <text:p text:style-name="P4">
Source: <text:a xlink:type="simple" xlink:href="https://armyinform.com.ua/2023/07/03/u-kyyevi-vidkryly-pamyatnyj-znak-zagyblym-voyinam-vms-zs-ukrayiny/" text:style-name="Internet_20_link" text:visited-style-name="Visited_20_Internet_20_Link">
https://armyinform.com.ua/2023/07/03/u-kyyevi-vidkryly-pamyatnyj-znak-zagyblym-voyinam-vms-zs-ukrayiny/</text:a>
</text:p>
      <!--NEWS-->
      <text:h text:style-name="P10" text:outline-level="1">
<text:span text:style-name="T4">
На Бахмутському напрямку обстановка знову загострилась — Ганна Маляр</text:span>
</text:h>
      <text:p text:style-name="P4">
Author: ['АРМІЯINFORM']</text:p>
      <text:p text:style-name="P4">
Time: 2023-07-03T84:00:00-04:00</text:p>
      <text:p text:style-name="P4">
Description: На Бахмутському напрямку обстановка знову загострилась, триває двобій за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БАХМУТ', 'ВТОРГНЕННЯ РФ', 'ГАННА МАЛЯР']</text:p>
      <text:p text:style-name="P4">
Category: News</text:p>
      <!--METADATA-->
      <text:p text:style-name="P4">
<draw:frame draw:style-name="fr1" draw:name="Image331" text:anchor-type="as-char" svg:width="6.9236in" svg:height="3.890725in" draw:z-index="0">
<draw:image xlink:href="../Images/AРМІЯINFORM/2023-07-03T84-00-00-04-00/sili-oboroni-ukraini-prodovzhuyut-vedennya-nastupalnoi-operacii.jpg" xlink:type="simple" xlink:show="embed" xlink:actuate="onLoad" draw:mime-type="image/jpeg"/>
</draw:frame>
</text:p>
      <text:p text:style-name="P4">
На Бахмутському напрямку обстановка знову загострилась, триває двобій заперехоплення ініціативи.</text:p>
      <text:p text:style-name="P4">
Про це<text:a xlink:type="simple" xlink:href="https://www.facebook.com/ganna.maliar/posts/pfbid02wDzVmP4VCzPFftK22mKLtJKdKDxKWRPM8AJX5T9ScdCGTbDdyWiLmZsHZCyceL9Ml" text:style-name="Internet_20_link" text:visited-style-name="Visited_20_Internet_20_Link">
повідомила</text:a>
заступник Міністра оборони України Ганна Маляр.</text:p>
      <text:p text:style-name="P4">
«На Бахмутському напрямку обстановка знову загострилась. Триває двобій заперехоплення ініціативи. Сьогодні і ворог намагався наступати на цьомунапрямку, але безуспішно. І наші сили оборони — мали певний успіх.</text:p>
      <text:p text:style-name="P4">
Втім, ситуація змінюється дуже стрімко. Контроль над одними і тими ж позиціямиможе двічі за добу втрачатись та відновлюватись. Ворог активно реагує на всінаші дії та створює на загрозливих напрямках по три лінії оборони.</text:p>
      <text:p text:style-name="P4">
На південному фланзі в районі Кліщіївки, наші війська з боями, алепросуваються. Натомість на північному фланзі тривають бої.</text:p>
      <text:p text:style-name="P4">
В самому Бахмуті також неспокійно. Ворог у місті постійно веде вогонь,намагається зірвати нашу логістику та завдати нам максимальних втрат. Водночаснаші оборонці не дають ворогу пересуватись по місту та вражають вогнем позиціїворога», — повідомила Ганна Маляр.</text:p>
      <text:p text:style-name="P4">
Source: <text:a xlink:type="simple" xlink:href="https://armyinform.com.ua/2023/07/03/na-bahmutskomu-napryamku-obstanovka-znovu-zagostrylas-ganna-malyar/" text:style-name="Internet_20_link" text:visited-style-name="Visited_20_Internet_20_Link">
https://armyinform.com.ua/2023/07/03/na-bahmutskomu-napryamku-obstanovka-znovu-zagostrylas-ganna-malyar/</text:a>
</text:p>
      <!--NEWS-->
      <text:h text:style-name="P10" text:outline-level="1">
<text:span text:style-name="T4">
Дмитро Кулеба обговорив з главою МЗС Франції вступ України до НАТО</text:span>
</text:h>
      <text:p text:style-name="P4">
Author: ['АРМІЯINFORM']</text:p>
      <text:p text:style-name="P4">
Time: 2023-07-03T85:00:00-04:00</text:p>
      <text:p text:style-name="P4">
Description: Міністр закордонних справ Дмитро Кулеба провів розмову зі своєю французькою колег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2-58.jpg" text:style-name="Internet_20_link" text:visited-style-name="Visited_20_Internet_20_Link">
22-58.jpg</text:a>
']</text:p>
      <text:p text:style-name="P4">
Tags: ['ДМИТРО КУЛЕБА', 'КАТРІН КОЛОННА', 'НАТО', 'ФРАНЦІЯ']</text:p>
      <text:p text:style-name="P4">
Category: News</text:p>
      <!--METADATA-->
      <text:p text:style-name="P4">
<draw:frame draw:style-name="fr1" draw:name="Image332" text:anchor-type="as-char" svg:width="6.9236in" svg:height="3.864982in" draw:z-index="0">
<draw:image xlink:href="../Images/AРМІЯINFORM/2023-07-03T85-00-00-04-00/22-58.jpg" xlink:type="simple" xlink:show="embed" xlink:actuate="onLoad" draw:mime-type="image/jpeg"/>
</draw:frame>
</text:p>
      <text:p text:style-name="P4">
Міністр закордонних справ Дмитро Кулеба провів розмову зі своєю французькоюколегою Катрін Колонною.</text:p>
      <text:p text:style-name="P4">
Про це<text:a xlink:type="simple" xlink:href="https://twitter.com/DmytroKuleba/status/1675852554238849024" text:style-name="Internet_20_link" text:visited-style-name="Visited_20_Internet_20_Link">
 глава</text:a>
МЗС України повідомив у Твіттері.</text:p>
      <text:p text:style-name="P4">
За його словами темою розмови був Вільнюський саміт НАТО та майбутній вступУкраїни до Альянсу.</text:p>
      <text:p text:style-name="P4">
«У центрі моєї телефонної розмови була перспектива членства України в НАТО. Явдячний Франції за непохитну підтримку України», — написав Дмитро Кулеба.</text:p>
      <text:p text:style-name="P4">
Він зауважив, що липневий саміт Альянсу має продемонструвати силу, зокрема натему законного місця України в НАТО.</text:p>
      <text:p text:style-name="P4">
Source: <text:a xlink:type="simple" xlink:href="https://armyinform.com.ua/2023/07/03/dmytro-kuleba-obgovoryv-z-glavoyu-mzs-francziyi-vstup-ukrayiny-do-nato/" text:style-name="Internet_20_link" text:visited-style-name="Visited_20_Internet_20_Link">
https://armyinform.com.ua/2023/07/03/dmytro-kuleba-obgovoryv-z-glavoyu-mzs-francziyi-vstup-ukrayiny-do-nato/</text:a>
</text:p>
      <!--NEWS-->
      <text:h text:style-name="P10" text:outline-level="1">
<text:span text:style-name="T4">
Фабріс Пот’є: Саміт в Уельсі був першим, де НАТО розглядало свою основну місію в Європі</text:span>
</text:h>
      <text:p text:style-name="P4">
Author: ['Єгор Брайлян']</text:p>
      <text:p text:style-name="P4">
Time: 2023-07-03T86:00:00-04:00</text:p>
      <text:p text:style-name="P4">
Description: Північноатлантичний альянс пройшов певну еволюцію в розумінні, що таке обор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1-scaled.jpg" text:style-name="Internet_20_link" text:visited-style-name="Visited_20_Internet_20_Link">
1-2-1-scaled.jpg</text:a>
', '<text:a xlink:type="simple" xlink:href="https://armyinform.com.ua/wp-content/uploads/2023/07/2-2-1.jpg" text:style-name="Internet_20_link" text:visited-style-name="Visited_20_Internet_20_Link">
2-2-1.jpg</text:a>
', '<text:a xlink:type="simple" xlink:href="https://armyinform.com.ua/wp-content/uploads/2023/07/3-1-1.jpg" text:style-name="Internet_20_link" text:visited-style-name="Visited_20_Internet_20_Link">
3-1-1.jpg</text:a>
', '<text:a xlink:type="simple" xlink:href="https://armyinform.com.ua/wp-content/uploads/2023/07/4-3-scaled.jpg" text:style-name="Internet_20_link" text:visited-style-name="Visited_20_Internet_20_Link">
4-3-scaled.jpg</text:a>
', '<text:a xlink:type="simple" xlink:href="https://armyinform.com.ua/wp-content/uploads/2023/07/5-3-scaled.jpg" text:style-name="Internet_20_link" text:visited-style-name="Visited_20_Internet_20_Link">
5-3-scaled.jpg</text:a>
', '<text:a xlink:type="simple" xlink:href="https://armyinform.com.ua/wp-content/uploads/2023/07/6-1-1.jpg" text:style-name="Internet_20_link" text:visited-style-name="Visited_20_Internet_20_Link">
6-1-1.jpg</text:a>
', '<text:a xlink:type="simple" xlink:href="https://armyinform.com.ua/wp-content/uploads/2021/11/image_-26_15-38-03-2.jpg" text:style-name="Internet_20_link" text:visited-style-name="Visited_20_Internet_20_Link">
image_-26_15-38-03-2.jpg</text:a>
']</text:p>
      <text:p text:style-name="P4">
Tags: ['UARENATO', 'ВЕЛИКА БРИТАНІЯ', 'КАНАДА', 'НАТО', 'НІМЕЧЧИНА', 'УКРАЇНА – НАТО', 'ФАБРІС ПОТ’Є']</text:p>
      <text:p text:style-name="P4">
Category: News</text:p>
      <!--METADATA-->
      <text:p text:style-name="P4">
<draw:frame draw:style-name="fr1" draw:name="Image333" text:anchor-type="as-char" svg:width="6.9236in" svg:height="4.615733in" draw:z-index="0">
<draw:image xlink:href="../Images/AРМІЯINFORM/2023-07-03T86-00-00-04-00/1-2-1-scaled.jpg" xlink:type="simple" xlink:show="embed" xlink:actuate="onLoad" draw:mime-type="image/jpeg"/>
</draw:frame>
</text:p>
      <text:p text:style-name="P4">
Північноатлантичний альянс пройшов певну еволюцію в розумінні, що такеоборона, стримування та як реагувати на безпекові виклики. Початок російськоїагресії проти України у 2014 році з окупації Криму та початку бойових дій наДонбасі привів до концептуальних змін у НАТО.</text:p>
      <text:p text:style-name="P4">
Більше про те, як НАТО змінювало свої підходи щодо безпеки, розповів вексклюзивному інтерв’ю для АрміяInform генеральний директор Rasmussen GlobalФабріс Пот’є, який раніше формував стратегію розвитку Альянсу. Пропонуємопершу частину розмови про саміт НАТО в Уельсі 2014 року та чи достатньо 2 %витрат ВВП на оборону.</text:p>
      <text:p text:style-name="P4">
<text:span text:style-name="T4">
Довідково.</text:span>
 <text:span text:style-name="T5">
Фабріс Пот’є — французький політолог, аналітик. ВипускникВерсальського університету Сен-Кантен-ан-Івелін та Університету МетрополітенЛондон. У 2007-2010 роках був директором-засновником Карнегі Європа. У2010-2016 роках — голова Офісу планування політики при генсеку НАТО. З 2016року — генеральний директор Rasmussen Global.</text:span>
</text:p>
      <text:p text:style-name="P4">
<text:span text:style-name="T4">
<text:span text:style-name="T5">
—</text:span>
</text:span>
 <text:span text:style-name="T4">
Що ви думаєте про трансформації в НАТО під час широкомасштабноговторгнення росії в Україну? Як війна змінила Альянс?</text:span>
</text:p>
      <text:p text:style-name="P4">
<text:span text:style-name="T5">
—</text:span>
 Думаю, що було дві динаміки. По-перше, коли в НАТО вперше в новітнійісторії почали переглядати свою концепцію ядерного стримування. Це справді бувпереломний момент. Коли я приєднався до НАТО у 2010 році, було проведеноаналіз оборони та ядерного стримування, але дуже мало людей були готовіговорити про ядерне стримування як таке.</text:p>
      <text:p text:style-name="P4">
<draw:frame draw:style-name="fr1" draw:name="Image334" text:anchor-type="as-char" svg:width="6.9236in" svg:height="2.927655in" draw:z-index="0">
<draw:image xlink:href="../Images/AРМІЯINFORM/2023-07-03T86-00-00-04-00/2-2-1.jpg" xlink:type="simple" xlink:show="embed" xlink:actuate="onLoad" draw:mime-type="image/jpeg"/>
</draw:frame>
Лідерикраїн НАТО на саміті в Чикаго 2012 року</text:p>
      <text:p text:style-name="P4">
У 2014 році був справді момент, коли НАТО довелося переосмислити ці терміни таводночас заново їх винайти. Тож, гадаю, в концептуальному, інтелектуальномуаспекті це було відкриття наново поняття ядерного стримування. НАТО довелосязміцнити свою позицію на європейській території проти того, що згодомсприймалося вже як більша загроза з боку росії.</text:p>
      <text:p text:style-name="P4">
І друга динаміка полягає в тому, що, очевидно, було здійснено набагато меншезусиль, яких було необхідно для стримування путіна. Як ми, на жаль, побачилице у 2022 році, через вісім років він зробив це знову <text:span text:style-name="T5">
(</text:span>
 <text:span text:style-name="T5">
напав на Україну. —Ред.)</text:span>
.</text:p>
      <text:p text:style-name="P4">
І це означає, що певним чином заходи НАТО зі стримування та оборони частковопровалилися. Так, Альянсу вдалося захистити свою територію, але плани зістримування зазнали невдачі, в тому числі санкції, які не змінили поведінкупутіна. Тому я вважаю, що це був важливий урок 2014 року.</text:p>
      <text:p text:style-name="P4">
<text:span text:style-name="T4">
<text:span text:style-name="T5">
—</text:span>
</text:span>
 <text:span text:style-name="T4">
Отже, повертаючись до 2010 року, коли ви стали керівником відділупланування при генсеку НАТО. Яким було розуміння безпекових викликів 13 роківтому, коли приймалася попередня Стратегічна Концепція Північноатлантичногоальянсу?</text:span>
</text:p>
      <text:p text:style-name="P4">
<text:span text:style-name="T5">
—</text:span>
 Якщо ви подивитеся на <text:a xlink:type="simple" xlink:href="https://www.nato.int/cps/en/natohq/official_texts_68580.htm" text:style-name="Internet_20_link" text:visited-style-name="Visited_20_Internet_20_Link">
Стратегічну Концепцію 2010року</text:a>
, то справдіце була спроба знайти баланс між трьома основними завданнями. А самеколективна оборона, іноземні місії та нові безпекові загрози. Але дуже швидко,починаючи з 2014 року, Концепція 2010 року була перекреслена першою російськоюагресією проти України.</text:p>
      <text:p text:style-name="P4">
<draw:frame draw:style-name="fr1" draw:name="Image335" text:anchor-type="as-char" svg:width="6.9236in" svg:height="9.679757in" draw:z-index="0">
<draw:image xlink:href="../Images/AРМІЯINFORM/2023-07-03T86-00-00-04-00/3-1-1.jpg" xlink:type="simple" xlink:show="embed" xlink:actuate="onLoad" draw:mime-type="image/jpeg"/>
</draw:frame>
</text:p>
      <text:p text:style-name="P4">
І я почав редагування Стратегічної Концепції. Ви знаєте, коли переглядаєтедокумент Word, щоб побачити, що може бути, що потрібно змінити, що повністюзастаріло. І те, як НАТО характеризувало відносини з росією, очевидно, це вжене було більше стратегічним партнерством.</text:p>
      <text:p text:style-name="P4">
Я думаю, що баланс між вищезгаданими трьома основними завданнями також бувнеможливим.</text:p>
      <text:p text:style-name="P4">
Головним завданням постала колективна оборона Альянсу. І потім ми почалиоб’єднувати навколо оборони інші види діяльності, включаючи нові загрози.</text:p>
      <text:p text:style-name="P4">
<text:span text:style-name="T4">
<text:span text:style-name="T5">
—</text:span>
</text:span>
 <text:span text:style-name="T4">
Чому Уельський саміт НАТО 2014 року став історичним?</text:span>
</text:p>
      <text:p text:style-name="P4">
<text:span text:style-name="T5">
—</text:span>
 Я думаю, що це був перший момент, коли НАТО поверталося до Європи як воперативному, так і у філософському сенсі. Це був перший саміт, на якому НАТОрозглядало свою основну місію в Європі. Значення останньої було не головнимсеред пріоритетів Альянсу.</text:p>
      <text:p text:style-name="P4">
<draw:frame draw:style-name="fr1" draw:name="Image336" text:anchor-type="as-char" svg:width="6.9236in" svg:height="4.736896in" draw:z-index="0">
<draw:image xlink:href="../Images/AРМІЯINFORM/2023-07-03T86-00-00-04-00/4-3-scaled.jpg" xlink:type="simple" xlink:show="embed" xlink:actuate="onLoad" draw:mime-type="image/jpeg"/>
</draw:frame>
</text:p>
      <text:p text:style-name="P4">
І я чудово пам’ятаю зустрічі в Північноатлантичній Раді <text:span text:style-name="T5">
(головний політичнийорган НАТО. — Ред.)</text:span>
 , на яких ми обговорювали, як побудувати територіальнуоборону та яке озброєння потрібно вже мати. Але потім виникали нові прогалинив стратегічному плануванні, як-от мобільність.</text:p>
      <text:p text:style-name="P4">
У НАТО було нове блискуче рішення після Уельсу <text:span text:style-name="T5">
—</text:span>
 План дій готовності. УПлані стверджувалося, що на Східному фланзі буде майже постійно розгорнутобільш ніж 40 тисяч сил НАТО. Але впродовж короткого часу вони мали бутипосилені додатковими силами Альянсу.</text:p>
      <text:p text:style-name="P4">
Ми зрозуміли, що немає юридичних домовленостей, щоб достатньо швидкопереміщувати сили НАТО територією Альянсу.</text:p>
      <text:p text:style-name="P4">
Частина, якщо хочете, переосмислення Альянсу під назвою «План дій готовності»,узгоджена на саміті в Ньюпорті (Уельс) у Великій Британії, який став справдіпереломним самітом. Тому що в той час союзники по НАТО дискутували пронавчання іноземних сил, про Афганістан. Натомість в Альянсі не говорили проколективну оборону та ядерне стримування на європейській території.</text:p>
      <text:p text:style-name="P4">
Саміт в Уельсі був першим із серії самітів, де темами обговорення сталиколективна оборона, ядерне стримування та росія. І тенденція зберігаєтьсядонині.</text:p>
      <text:p text:style-name="P4">
<text:span text:style-name="T4">
<text:span text:style-name="T5">
—</text:span>
</text:span>
 <text:span text:style-name="T4">
Одним із найважливіших рішень того саміту було 2 % ВВП на наступні10 років. Як ви бачите тепер вплив цього рішення на країни-члени НАТО?</text:span>
</text:p>
      <text:p text:style-name="P4">
<text:span text:style-name="T5">
—</text:span>
 Так, це був важкий бій. Я підготував початкову Атлантичну декларацію.Переговори були важкими, особливо з Канадою та Німеччиною. Тодішній канадськийпрем’єр-міністр Стівен Гарпер був фіскальним яструбом, якому було складнознайти гроші для 2 % ВВП на оборону. А потім багато інших країн ховалися запозицією Канади та Німеччини, тому що це було зручно.</text:p>
      <text:p text:style-name="P4">
У підсумку ми отримали текст з типовою дипломатичною мовою, де було багатоумовностей.</text:p>
      <text:p text:style-name="P4">
Утім, ми можемо назвати це успіхом. Чому? Бо вперше подібна вимога булапредставлена на затвердження главам держав.</text:p>
      <text:p text:style-name="P4">
<draw:frame draw:style-name="fr1" draw:name="Image337" text:anchor-type="as-char" svg:width="6.9236in" svg:height="6.277397in" draw:z-index="0">
<draw:image xlink:href="../Images/AРМІЯINFORM/2023-07-03T86-00-00-04-00/5-3-scaled.jpg" xlink:type="simple" xlink:show="embed" xlink:actuate="onLoad" draw:mime-type="image/jpeg"/>
</draw:frame>
Головні результати саміту НАТО в Уельсі/ Інфографіка АрміяInform</text:p>
      <text:p text:style-name="P4">
І це була моя початкова ідея, коли Андерс Фог Расмуссен <text:span text:style-name="T5">
(генсек НАТО у2009-2014 роках. — Ред.)</text:span>
 оголосив її. Насправді 2 % витрат на оборонуіснували в минулому, і навіть 3 % під час холодної війни.</text:p>
      <text:p text:style-name="P4">
<text:span text:style-name="T4">
<text:span text:style-name="T5">
—</text:span>
</text:span>
 <text:span text:style-name="T4">
Який результат цього зобов’язання зараз?</text:span>
</text:p>
      <text:p text:style-name="P4">
<text:span text:style-name="T5">
—</text:span>
 По-перше, є дві людини, які змусили збільшити витрати НАТО на оборону _—_володимир путін і Дональд Трамп. У божевільний спосіб, але тригером стали(агресивні) дії путіна проти України. Тому багато європейських країн визнали,що їм потрібно збільшити витрати на оборону та спроможності.</text:p>
      <text:p text:style-name="P4">
А потім Дональда Трампа <text:span text:style-name="T5">
(у 2016 році. — Ред.)</text:span>
 було обрано президентом США.Він почав викривляти ідею, що зобов’язання США перед НАТО <text:span text:style-name="T5">
—</text:span>
 це інвестиціїресурсів в оборону. І це викликало ще один шок в Альянсі.</text:p>
      <text:p text:style-name="P4">
Країни НАТО все ще не досягли мети, тому нині можна говорити лише про сімсоюзників, які мають 2 %. Я думаю, що є десять країн, які близькі до цієї метиабо досягнуть її до 2024 року.</text:p>
      <text:p text:style-name="P4">
Коли ви дивитесь на загальну ситуацію, то можете навести аргумент пронеобхідність вже 3 %. І я знаю, що напередодні Вільнюського саміту в НАТО булидискусії про те, щоб мати мету у 2,5 % як нові 2 %.</text:p>
      <text:p text:style-name="P4">
<draw:frame draw:style-name="fr1" draw:name="Image338" text:anchor-type="as-char" svg:width="6.9236in" svg:height="4.615733in" draw:z-index="0">
<draw:image xlink:href="../Images/AРМІЯINFORM/2023-07-03T86-00-00-04-00/6-1-1.jpg" xlink:type="simple" xlink:show="embed" xlink:actuate="onLoad" draw:mime-type="image/jpeg"/>
</draw:frame>
</text:p>
      <text:p text:style-name="P4">
Це обговорення, щоб мати 2 % не як максимум, а мінімум. У НАТО є можливістьвийти за межі тих 2 %. Але країни Альянсу ще не мають необхідних витрат наоборону. І це є доказом того, що європейці ще не поставили оборону на першийплан своїх пріоритетів, знаючи світ, у якому ми живемо.</text:p>
      <text:p text:style-name="P4">
<text:span text:style-name="T5">
Інтерв’ю записане в межах</text:span>
 <text:span text:style-name="T5">
UAreNATO</text:span>
 — <text:span text:style-name="T4">
<text:span text:style-name="T5">
спільного проєкту Армія</text:span>
 _Inform</text:span>
, Місії України при НАТО та Центру інформації та документації НАТО в Україніпро історію і сучасність відносин між Україною та_ ___Північноатлантичнимальянсом._</text:p>
      <text:p text:style-name="P4">
<text:span text:style-name="T5">
Фото Ольги Мосьондз, Віктора Дехтяра</text:span>
</text:p>
      <text:p text:style-name="P4">
<draw:frame draw:style-name="fr1" draw:name="Image339" text:anchor-type="as-char" svg:width="6.9236in" svg:height="6.9236in" draw:z-index="0">
<draw:image xlink:href="../Images/AРМІЯINFORM/2023-07-03T86-00-00-04-00/image_-26_15-38-03-2.jpg" xlink:type="simple" xlink:show="embed" xlink:actuate="onLoad" draw:mime-type="image/jpeg"/>
</draw:frame>
</text:p>
      <text:p text:style-name="P4">
<text:a xlink:type="simple" xlink:href="https://armyinform.com.ua/army-authors/yegor-brajlyan/" text:style-name="Internet_20_link" text:visited-style-name="Visited_20_Internet_20_Link">
Єгор Брайлян</text:a>
</text:p>
      <text:p text:style-name="P4">
Кореспондент АрміяInform</text:p>
      <text:p text:style-name="P4">
Source: <text:a xlink:type="simple" xlink:href="https://armyinform.com.ua/2023/07/03/fabris-potye-samit-v-uelsi-buv-pershym-de-nato-rozglyadalo-svoyu-osnovnu-misiyu-v-yevropi/" text:style-name="Internet_20_link" text:visited-style-name="Visited_20_Internet_20_Link">
https://armyinform.com.ua/2023/07/03/fabris-potye-samit-v-uelsi-buv-pershym-de-nato-rozglyadalo-svoyu-osnovnu-misiyu-v-yevropi/</text:a>
</text:p>
      <!--NEWS-->
      <text:h text:style-name="P10" text:outline-level="1">
<text:span text:style-name="T4">
Триває підготовка до першого набору курсантів за фахом «Соціальна робота у військах (силах)»</text:span>
</text:h>
      <text:p text:style-name="P4">
Author: ['Володимир Загребельний']</text:p>
      <text:p text:style-name="P4">
Time: 2023-07-03T87:00:00-04:00</text:p>
      <text:p text:style-name="P4">
Description: Уперше в Збройних Силах України рішенням Головнокомандувача ЗСУ започаткували підгото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4.jpg" text:style-name="Internet_20_link" text:visited-style-name="Visited_20_Internet_20_Link">
golovna-4.jpg</text:a>
', '<text:a xlink:type="simple" xlink:href="https://armyinform.com.ua/wp-content/uploads/2023/07/foto-01.jpg" text:style-name="Internet_20_link" text:visited-style-name="Visited_20_Internet_20_Link">
foto-01.jpg</text:a>
']</text:p>
      <text:p text:style-name="P4">
Tags: ['ВІКНУ']</text:p>
      <text:p text:style-name="P4">
Category: News</text:p>
      <!--METADATA-->
      <text:p text:style-name="P4">
<draw:frame draw:style-name="fr1" draw:name="Image340" text:anchor-type="as-char" svg:width="6.9236in" svg:height="4.615733in" draw:z-index="0">
<draw:image xlink:href="../Images/AРМІЯINFORM/2023-07-03T87-00-00-04-00/golovna-4.jpg" xlink:type="simple" xlink:show="embed" xlink:actuate="onLoad" draw:mime-type="image/jpeg"/>
</draw:frame>
</text:p>
      <text:p text:style-name="P4">
Уперше в Збройних Силах України рішенням Головнокомандувача ЗСУ започаткувалипідготовку офіцерів тактичного рівня за спеціалізацією «Соціальна робота увійськах (силах)» на базі Військового інституту Київського національногоуніверситету імені Тараса Шевченка (ВІКНУ).</text:p>
      <text:p text:style-name="P4">
Нещодавно відбулася спільна нарада за участю представників Головногоуправління морально-психологічного забезпечення ЗС України та Військовогоінституту КНУ, метою якої стала підготовка до першого набору курсантів зафахом «Соціальна робота».</text:p>
      <text:p text:style-name="P4">
В ексклюзивному коментарі кореспондентові АрміяInform начальник кафедрисоціальної роботи у військах (силах) військового гуманітарно-лінгвістичногофакультету Військового інституту КНУ, кандидат політичних наук підполковникОлександр Джус розповів про причини створення та завдання кафедри.</text:p>
      <text:p text:style-name="P4">
<draw:frame draw:style-name="fr1" draw:name="Image341" text:anchor-type="as-char" svg:width="6.9236in" svg:height="4.615733in" draw:z-index="0">
<draw:image xlink:href="../Images/AРМІЯINFORM/2023-07-03T87-00-00-04-00/foto-01.jpg" xlink:type="simple" xlink:show="embed" xlink:actuate="onLoad" draw:mime-type="image/jpeg"/>
</draw:frame>
ОлександрДжус. Фото: Володимир Загребельний / АрміяInform</text:p>
      <text:p text:style-name="P4">
<text:span text:style-name="T4">
—</text:span>
 <text:span text:style-name="T4">
Олександре Анатолійовичу, розкажіть</text:span>
 <text:span text:style-name="T4">
,</text:span>
 <text:span text:style-name="T4">
будь ласка, пропередумови та актуальність підготовки офіцерів за спеціалізацією «Соціальнаробота у військах (силах)»?</text:span>
</text:p>
      <text:p text:style-name="P4">
— Виклики сьогодення невпинно диктують нам свої умови. Події останніх десятироків чітко продемонстрували необхідність посилення всіх напрямків розвитку ЗСУкраїни та інших підрозділів Сил оборони. Зокрема напрямок соціальної роботи звійськовослужбовцями та членами їхніх родин.</text:p>
      <text:p text:style-name="P4">
Робота з цими категоріями завжди здійснювалась відповідно до потреб і умов.Проте призов на військову службу військовозобов’язаних та резервістів суттєвозбільшив потребу в соціальному захисті як військовослужбовців, так і членівїхніх сімей — у більшості своїй непідготовлених до нових життєвих викликів, утривалому відриві від своїх рідних, які встали на захист України. Отже, постаєпитання щодо підготовки кваліфікованих кадрів для розв’язання цих проблем.</text:p>
      <text:p text:style-name="P4">
читайте також:</text:p>
      <text:p text:style-name="P4">
<text:a xlink:type="simple" xlink:href="https://armyinform.com.ua/2023/06/29/czogo-roku-bude-zdijsneno-nabir-kursantiv-za-fahom-soczialna-robota-u-vijskah-sylah/" text:style-name="Internet_20_link" text:visited-style-name="Visited_20_Internet_20_Link">
Цього року буде здійснено набір курсантів за фахом «Соціальна робота увійськах (силах)»</text:a>
</text:p>
      <text:p text:style-name="P4">
Важливим елементом формування нової системи соціального супроводу булаорганізація підготовки фахівців відповідного напрямку. Нашу кафедру соціальноїроботи у військах (силах) створено на виконання вимог спільної директивиМіністра оборони Україна та Головнокомандувача Збройних Сил України «Пропроведення організаційних заходів у Збройних Силах України у 2023 році». Вжецього року на її базі розпочато підготовку фахівців за спеціальністю 231«Соціальна робота», освітньо-професійною програмою «Соціальна робота увійськах (силах)».</text:p>
      <text:p text:style-name="P4">
Під час розроблення проєкту освітньо-професійної програми враховано вимогипрофесійного стандарту офіцера тактичного рівня «Соціальна робота у військах(силах)» і Стандарту вищої освіти України першого (бакалаврського) рівня ізгалузі знань 23 «Соціальна робота», спеціальності 23 «Соціальна робота».</text:p>
      <text:p text:style-name="P4">
Військовий інститут Київського національного університету імені ТарасаШевченка є сучасним міжвідомчим, багатопрофільним, інтегрованим військовимнавчальним підрозділом провідного вищого навчального закладу України, щоздійснює підготовку професіоналів з повною вищою освітою для Збройних СилУкраїни та інших силових структур сектору безпеки і оборони України.</text:p>
      <text:p text:style-name="P4">
<text:span text:style-name="T4">
—</text:span>
 <text:span text:style-name="T4">
Які переваги навчання у Військовому інституті КНУ?</text:span>
</text:p>
      <text:p text:style-name="P4">
— На сьогодні у ВІКНУ створена Інтегрована система навчання, яка даєможливість здійснювати освітній процес з використанням усьогоінтелектуального, наукового, навчально-матеріального, виховного потенціалуКиївського національного університету імені Тараса Шевченка, що обумовлюєвисоку якість освіти, її теоретичної та практичної складової, формуваннягармонійно розвинутої особистості, виховання справжніх патріотів України.</text:p>
      <text:p text:style-name="P4">
Під час навчання курсантам, окрім загальновійськових, будуть викладатидисципліни спеціалізації, такі як «Теорія і методика військово-соціальноїроботи», «Соціально-правова робота у військах (силах)», «Організаціякомунікації з органами державної влади та громадськими організаціями»,«Технології військово-соціальної роботи у військових колективах», «Законодавчерегулювання в соціальній роботі», «Психодіагностика в соціальній роботі»,«Соціальна робота з постраждалими від надзвичайних ситуацій та катастроф»,«Основи соціального проєктування», «Соціальна робота в кризових,психотравмуючих та конфліктних ситуаціях» тощо.</text:p>
      <text:p text:style-name="P4">
Після закінчення навчання випускники отримують диплом Військового інститутуКНУ за спеціальністю «Соціальна робота».</text:p>
      <text:p text:style-name="P4">
З умовами вступу до Військового інституту Київського національногоуніверситету імені Тараса Шевченка можна ознайомитись на вебсайті вишу,перейшовши за посиланням <text:a xlink:type="simple" xlink:href="https://mil.knu.ua/" text:style-name="Internet_20_link" text:visited-style-name="Visited_20_Internet_20_Link">
mil.knu.ua</text:a>
.</text:p>
      <text:p text:style-name="P4">
<text:span text:style-name="T5">
Фото автора</text:span>
</text:p>
      <text:p text:style-name="P4">
Source: <text:a xlink:type="simple" xlink:href="https://armyinform.com.ua/2023/07/03/tryvaye-pidgotovka-do-pershogo-naboru-kursantiv-za-fahom-soczialna-robota-u-vijskah-sylah/" text:style-name="Internet_20_link" text:visited-style-name="Visited_20_Internet_20_Link">
https://armyinform.com.ua/2023/07/03/tryvaye-pidgotovka-do-pershogo-naboru-kursantiv-za-fahom-soczialna-robota-u-vijskah-sylah/</text:a>
</text:p>
      <!--NEWS-->
      <text:h text:style-name="P10" text:outline-level="1">
<text:span text:style-name="T4">
Ми зробимо все можливе й неможливе, щоб наша ППО стала найсильнішою — звернення Президента України</text:span>
</text:h>
      <text:p text:style-name="P4">
Author: ['АРМІЯINFORM']</text:p>
      <text:p text:style-name="P4">
Time: 2023-07-03T88:00:00-04:00</text:p>
      <text:p text:style-name="P4">
Description: Бажаю здоровʼя, шановні українці й українки!    Передусім я вітаю наших зенітник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789281932c123eb2e8efa175ec1f57d_1688406770_extra_large.png" text:style-name="Internet_20_link" text:visited-style-name="Visited_20_Internet_20_Link">
7789281932c123eb2e8efa175ec1f57d_1688406770_extra_large.png</text:a>
']</text:p>
      <text:p text:style-name="P4">
Tags: ['ВІДЕОЗВЕРНЕННЯ', 'ВОЛОДИМИР ЗЕЛЕНСЬКИЙ', 'ОФІС ПРЕЗИДЕНТА УКРАЇНИ', 'ППО ЗСУ']</text:p>
      <text:p text:style-name="P4">
Category: News</text:p>
      <!--METADATA-->
      <text:p text:style-name="P4">
<draw:frame draw:style-name="fr1" draw:name="Image342" text:anchor-type="as-char" svg:width="6.9236in" svg:height="3.848368in" draw:z-index="0">
<draw:image xlink:href="../Images/AРМІЯINFORM/2023-07-03T88-00-00-04-00/7789281932c123eb2e8efa175ec1f57d_1688406770_extra_large.png" xlink:type="simple" xlink:show="embed" xlink:actuate="onLoad" draw:mime-type="image/png"/>
</draw:frame>
</text:p>
      <text:p text:style-name="P4">
<text:span text:style-name="T4">
<text:span text:style-name="T5">
Бажаю здоровʼя, шановні українці й українки!</text:span>
</text:span>
</text:p>
      <text:p text:style-name="P4">
Передусім я вітаю наших зенітників — воїнів зенітних ракетних військукраїнських Повітряних сил, вони відзначають сьогодні свій день.</text:p>
      <text:p text:style-name="P4">
Я дякую за кожну збиту вами ціль, воїни! Вже понад три тисячі таких цілейзбито: понад 180 літаків, понад 130 вертольотів, майже 40 балістичних та понадтисячу крилатих російських ракет, понад 1600 безпілотників різних типів… Всеце — тисячі й тисячі врятованих вами життів, сотні об’єктів критичноїінфраструктури, які ви зберегли.</text:p>
      <text:p text:style-name="P4">
За час цієї війни вісім зенітних ракетних бригад отримали почесну відзнаку «Замужність та відвагу». Понад 1100 воїнів-зенітників отримали державні нагороди,а вісьмом із них присвоєно найвище звання — Герой України. Це полковник СергійЯременко, підполковники Володимир Веснін, Андрій Круглов, Сергій Побережець,Артем Шарков, Дмитро Шумаков, майор Ярослав Мельник та старший лейтенант АртемСлісарчук — йому звання Героя України присвоєно посмертно.</text:p>
      <text:p text:style-name="P4">
На жаль, наша держава поки не має достатньої кількості якісних систем ППО, щобзахистити всю нашу територію та збивати всі ворожі цілі. Ворог цимкористується, як сьогодні — завдавши чергового терористичного удару по містуСуми іранським дроном, зокрема по житлових будинках, а також по будівлі Службибезпеки України. Внаслідок цих ударів є поранені, є загиблі… Мої співчуття! Мизробимо все можливе й неможливе, щоб наша ППО стала найсильнішою. Сьогоднімені доповідав генерал Олещук, командувач Повітряних сил, щодо наших дій напосилення ППО. Щоб український повітряний щит зміг закрити від російськоготерору всю нашу територію, а в перспективі — стати основою для європейськогоповітряного щита. Це абсолютно потрібно й абсолютно можливо.</text:p>
      <text:p text:style-name="P4">
До речі, говорив сьогодні з паном канцлером Шольцом. Німеччина дуже потужнодопомогла Україні з ППО. Блискучі німецькі системи «Айріс-Т» добре показалисебе в захисті нашого неба. Ми маємо й передані нам Німеччиною американські«Петріоти», дуже ефективні. Україна вдячна за них, як і за всю іншу життєвонеобхідну допомогу!</text:p>
      <text:p text:style-name="P4">
В сьогоднішній розмові з паном канцлером ми зосередились, звісно, на подальшійоборонній співпраці, а також на стратегічних питаннях захисту нашої Європи —Європи, яка може бути мирною лише тоді, коли мир для неї буде гарантованийповною безпековою визначеністю. Не може бути у Європі дефіциту безпековоївизначеності, який провокуватиме російську тиранію та агресію. Росія будепробувати відкусити той чи інший шматок Європи лише тоді, коли буде бачити тучи іншу безпекову невизначеність. Коли все визначено й очевидно, російськатиранія не наважується порушувати безпеку.</text:p>
      <text:p text:style-name="P4">
Очевидно, що убезпечити Європу від будь-яких агресій можна лише разом зУкраїною і лише разом з Україною в НАТО. Саме тому має бути досягнутабезпекова визначеність щодо нашого майбутнього в Альянсі. Тоді Росіїдоведеться переорієнтуватися на власну державність — зайнятися нарешті собою,а не будь-якими експансіями.</text:p>
      <text:p text:style-name="P4">
Дуже активно готуємося до саміту, і очікуємо від наших партнерів саме такоїрішучості, якої вимагає цей історичний момент.</text:p>
      <text:p text:style-name="P4">
І обов’язково — наші активні дії. Передова.</text:p>
      <text:p text:style-name="P4">
Героїчні 35-та і 36-та окремі бригади морської піхоти — дякую вам, воїни!47-ма окрема механізована бригада «Маґура» — дякую! Славетна 55-та окремаартилерійська бригада «Запорізька Січ» — дякую, воїни! 128-ма окрема бригадаСил територіальної оборони — дякую!</text:p>
      <text:p text:style-name="P4">
Варто особливо відзначити сьогодні молодшого лейтенанта Олександра Павлова,командира взводу морської піхоти 36-ї бригади морпіхів. Його впевнені тасильні дії, уміле управління в бою дають хороші результати державі. Дякую!</text:p>
      <text:p text:style-name="P4">
Екіпаж танка Т-80 під командуванням молодшого сержанта Андрія Марчука — дякуюза влучність та хоробрість! Це 36-та бригада морпіхів.</text:p>
      <text:p text:style-name="P4">
А з 35-ї бригади відзначу сьогодні командира танка, молодшого сержанта АртемаОбразка — дякую за справжню українську сміливість та майстерність призвільненні населеного пункту Макарівка. Дякую, Артеме!</text:p>
      <text:p text:style-name="P4">
Старший солдат Євген Піддубний, сапер 47-ї механізованої бригади. Діє на дужегарячому зараз напрямку і дуже ефективно виконує свої завдання. Дякую, Євгене!</text:p>
      <text:p text:style-name="P4">
Капітан Іван Огурцов. Діючи на Авдіївському напрямку, наші вогневіартилерійські групи під його командуванням дуже результативно знищують ворожіпозиції та склади. Дякую, воїне!</text:p>
      <text:p text:style-name="P4">
Мар’їнський напрямок… Артилерійський дивізіон під командуванням підполковникаПавла Лукʼянова не дає окупантам жодної хвилини відпочинку. Ваші бойовірезультати дійсно вагомі! Дякую!</text:p>
      <text:p text:style-name="P4">
Дякую всім, хто зараз у бою, на бойових постах та позиціях! Дякую всім, хтодопомагає!</text:p>
      <text:p text:style-name="P4">
І ще одне.</text:p>
      <text:p text:style-name="P4">
Світ сьогодні знову побачив, як Кремль — на жаль, руками чинної влади Грузії —вбиває громадянина України Михайла Саакашвілі. Життя людини — це найвищацінність, і не можна допустити, щоб Михайла просто знищили. Українанеодноразово закликала владу Грузії зупинити цю показову страту. І ми, і нашіпартнери пропонували різні опції порятунку Михайла. Сьогодні я доручивміністру закордонних справ України викликати Посла Грузії в Україні, висловитийому протест та запропонувати залишити Україну протягом наступних 48 годин дляпроведення консультацій зі своєю столицею. Вкотре закликаю грузинську владупередати Україні громадянина України Михайла Саакашвілі для необхідноголікування й догляду. І закликаю наших партнерів звернутись, не ігнорувати цюситуацію та врятувати цю людину. Жодна влада у Європі не має права страчуватилюдей, життя — це базова європейська цінність.</text:p>
      <text:p text:style-name="P4">
<text:span text:style-name="T4">
<text:span text:style-name="T5">
Слава Україні!</text:span>
</text:span>
</text:p>
      <text:p text:style-name="P4">
Джерело: <text:span text:style-name="T5">
<text:a xlink:type="simple" xlink:href="https://www.president.gov.ua/news/mi-zrobimo-vse-mozhlive-j-nemozhlive-shob-nasha-ppo-stala-na-84033" text:style-name="Internet_20_link" text:visited-style-name="Visited_20_Internet_20_Link">
Офіс Президента України</text:a>
</text:span>
</text:p>
      <text:p text:style-name="P4">
Source: <text:a xlink:type="simple" xlink:href="https://armyinform.com.ua/2023/07/03/my-zrobymo-vse-mozhlyve-j-nemozhlyve-shhob-nasha-ppo-stala-najsylnishoyu-zvernennya-prezydenta-ukrayiny/" text:style-name="Internet_20_link" text:visited-style-name="Visited_20_Internet_20_Link">
https://armyinform.com.ua/2023/07/03/my-zrobymo-vse-mozhlyve-j-nemozhlyve-shhob-nasha-ppo-stala-najsylnishoyu-zvernennya-prezydenta-ukrayiny/</text:a>
</text:p>
      <!--NEWS-->
      <text:h text:style-name="P10" text:outline-level="1">
<text:span text:style-name="T4">
Наша авіація завдала 14 ударів по районах зосередження противника</text:span>
</text:h>
      <text:p text:style-name="P4">
Author: ['АРМІЯINFORM']</text:p>
      <text:p text:style-name="P4">
Time: 2023-07-03T89:00:00-04:00</text:p>
      <text:p text:style-name="P4">
Description: Про це повідомляє ГШ ЗС України  «Авіація сил оборони за добу завдала 14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viacziya-syl-oborony-ukrayiny.jpg" text:style-name="Internet_20_link" text:visited-style-name="Visited_20_Internet_20_Link">
aviacziya-syl-oborony-ukrayiny.jpg</text:a>
']</text:p>
      <text:p text:style-name="P4">
Tags: ['STOPRUSSIA', 'АВІАЦІЯ', 'ВТОРГНЕННЯ РФ', 'ГШ ЗС УКРАЇНИ', 'ХРОНІКА ОБОРОНИ']</text:p>
      <text:p text:style-name="P4">
Category: News</text:p>
      <!--METADATA-->
      <text:p text:style-name="P4">
<draw:frame draw:style-name="fr1" draw:name="Image343" text:anchor-type="as-char" svg:width="6.9236in" svg:height="3.894525in" draw:z-index="0">
<draw:image xlink:href="../Images/AРМІЯINFORM/2023-07-03T89-00-00-04-00/aviacziya-syl-oborony-ukrayiny.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hu1Bk7wqdzk6pZ5TDxiNrFejGv3vraX7AbzkhZHGQCej8xxeQzBbGNQJ3k77eqDPl" text:style-name="Internet_20_link" text:visited-style-name="Visited_20_Internet_20_Link">
повідомляє</text:a>
ГШ ЗС України</text:p>
      <text:p text:style-name="P4">
«Авіація сил оборони за добу завдала 14 ударів по районах зосередженняособового складу противника», — йдеться у повідомленні.</text:p>
      <text:p text:style-name="P4">
Також зазначається, що підрозділи ракетних військ і артилерії протягом добиуразили 2 райони зосередження живої сили, озброєння та військової технікипротивника та 5 його артилерійських засобів на вогневих позиціях.</text:p>
      <text:p text:style-name="P4">
Source: <text:a xlink:type="simple" xlink:href="https://armyinform.com.ua/2023/07/03/nasha-aviacziya-zavdala-14-udariv-po-rajonah-zoseredzhennya-protyvnyka/" text:style-name="Internet_20_link" text:visited-style-name="Visited_20_Internet_20_Link">
https://armyinform.com.ua/2023/07/03/nasha-aviacziya-zavdala-14-udariv-po-rajonah-zoseredzhennya-protyvnyka/</text:a>
</text:p>
      <!--NEWS-->
      <text:h text:style-name="P10" text:outline-level="1">
<text:span text:style-name="T4">
Там навіть командир відмовляється виконувати накази — ГУР перехоплення</text:span>
</text:h>
      <text:p text:style-name="P4">
Author: ['АРМІЯINFORM']</text:p>
      <text:p text:style-name="P4">
Time: 2023-07-03T8:00:00-04:00</text:p>
      <text:p text:style-name="P4">
Description: Дружина мобілізованого військовослужбовця розповідає про значні втрати у підрозділ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344" text:anchor-type="as-char" svg:width="6.9236in" svg:height="3.894525in" draw:z-index="0">
<draw:image xlink:href="../Images/AРМІЯINFORM/2023-07-03T8-00-00-04-00/337531944_232614265847457_8544501692430122370_n.jpg" xlink:type="simple" xlink:show="embed" xlink:actuate="onLoad" draw:mime-type="image/jpeg"/>
</draw:frame>
</text:p>
      <text:p text:style-name="P4">
Дружина мобілізованого військовослужбовця розповідає про значні втрати упідрозділах зс рф та небажання брати участь у бойових діях на територіїУкраїни й відмову деяких командирів виконувати накази заради збереження життівбійців.</text:p>
      <text:p text:style-name="P4">
Про це <text:a xlink:type="simple" xlink:href="https://gur.gov.ua/content/tam-dazhe-etot-komandyr-otkazyvaetsia-vypolniat-prykazy.html" text:style-name="Internet_20_link" text:visited-style-name="Visited_20_Internet_20_Link">
повідомляє</text:a>
 Головне управління розвідки ЗС України.</text:p>
      <text:p text:style-name="P4">
Найгірша ситуація в колишньому полку 1231, їх до ДНР кудись приєднали. Каже,що там взагалі важко. Навіть цей командир відмовляється виконувати накази, —йдеться у перехопленні.</text:p>
      <text:p text:style-name="P4">
Source: <text:a xlink:type="simple" xlink:href="https://armyinform.com.ua/2023/07/03/tam-navit-czej-komandyr-vidmovlyayetsya-vykonuvaty-nakazy-gur-perehoplennya/" text:style-name="Internet_20_link" text:visited-style-name="Visited_20_Internet_20_Link">
https://armyinform.com.ua/2023/07/03/tam-navit-czej-komandyr-vidmovlyayetsya-vykonuvaty-nakazy-gur-perehoplennya/</text:a>
</text:p>
      <!--NEWS-->
      <text:h text:style-name="P10" text:outline-level="1">
<text:span text:style-name="T4">
НАТО завтра може продовжити повноваження Столтенберга – дипломати</text:span>
</text:h>
      <text:p text:style-name="P4">
Authors: Ukrinform (Person)</text:p>
      <text:p text:style-name="P4">
Publisher: Укринформ (Organization)</text:p>
      <text:p text:style-name="P4">
Published Time: 2023-07-03T8:13:00+03:00</text:p>
      <text:p text:style-name="P4">
Modified Time: 2023-07-03T22:13:00+03:00</text:p>
      <text:p text:style-name="P4">
Description: Члени НАТО 4 липня можуть погодитись на продовження терміну повноважень генерального секретаря Єнса Столтенберга ще на рік. — Укрінформ.</text:p>
      <text:p text:style-name="P4">
Images: ['<text:a xlink:type="simple" xlink:href="https://static.ukrinform.com/photos/2021_08/thumb_files/630_360_1630432633-166.jpg" text:style-name="Internet_20_link" text:visited-style-name="Visited_20_Internet_20_Link">
630_360_16304...</text:a>
']</text:p>
      <text:p text:style-name="P4">
Tags: ['НАТО', 'Столтенберг']</text:p>
      <text:p text:style-name="P4">
Type: Article</text:p>
      <!--METADATA-->
      <text:p text:style-name="P4">
<draw:frame draw:style-name="fr1" draw:name="Image345" text:anchor-type="as-char" svg:width="6.9236in" svg:height="3.956343in" draw:z-index="0">
<draw:image xlink:href="../Images/yкринформ/2023-07-03T8-13-00-03-00/630_360_1630432633-166.jpg" xlink:type="simple" xlink:show="embed" xlink:actuate="onLoad" draw:mime-type="image/jpeg"/>
</draw:frame>
 Члени НАТО4 липня можуть погодитись на продовження терміну повноважень генеральногосекретаря Єнса Столтенберга ще на рік.</text:p>
      <text:p text:style-name="P4">
Про це передає Укрінформ із посиланням на " <text:a xlink:type="simple" xlink:href="https://www.radiosvoboda.org/a/news-stoltenberh-nato-povnovazhennya/32487633.html" text:style-name="Internet_20_link" text:visited-style-name="Visited_20_Internet_20_Link">
 Радіо Свобода</text:a>
 ".</text:p>
      <text:p text:style-name="P4">
"Про рішення широко повідомлялося останніми тижнями, але очікується, що послив НАТО офіційно затвердять продовження під час зустрічі 4 липня, повідомилисьогодні дипломати на умовах анонімності", - йдеться у повідомленні.</text:p>
      <text:p text:style-name="P4">
<text:span text:style-name="T4">
Читайте також:</text:span>
 <text:span text:style-name="T4">
<text:a xlink:type="simple" xlink:href="https://www.ukrinform.ua/rubric-world/3729567-krainicleni-nato-virisili-zalisiti-ensa-stoltenberga-na-coli-alansu-zmi.html" text:style-name="Internet_20_link" text:visited-style-name="Visited_20_Internet_20_Link">
 Країни-члени НАТО вирішили залишити Єнса Столтенбергана чолі Альянсу – ЗМІ </text:a>
 </text:span>
</text:p>
      <text:p text:style-name="P4">
Як повідомлялося, союзники по НАТО обговорювали рішення про те, чи залишитиЄнса Столтенберга на посаді генсека Альянсу, або ж затвердити нового керівникадо саміту НАТО у Вільнюсі. Серед інших кандидатів розглядалися прем’єр-міністрДанії Метте Фредеріксен і міністр оборони Великої Британії Бен Воллес.</text:p>
      <text:p text:style-name="P4">
<text:span text:style-name="T4">
Читайте також:</text:span>
 <text:span text:style-name="T4">
<text:a xlink:type="simple" xlink:href="https://www.ukrinform.ua/rubric-polytics/3731036-zaprosenna-dla-ukraini-v-nato-mae-buti-citkim-i-ne-moze-buti-vidklikane-mzs-litvi.html" text:style-name="Internet_20_link" text:visited-style-name="Visited_20_Internet_20_Link">
 Запрошення для України в НАТО має бути чітким і не можебути відкликане – МЗС Литви </text:a>
 </text:span>
</text:p>
      <text:p text:style-name="P4">
<text:span text:style-name="T4">
<text:a xlink:type="simple" xlink:href="https://www.ukrinform.ua/tag-stoltenberg" text:style-name="Internet_20_link" text:visited-style-name="Visited_20_Internet_20_Link">
 Столтенберг </text:a>
 </text:span>
 , колишнійпрем’єр-міністр Норвегії, очолює Північноатлантичний альянс з 2014 року, ійому вже кілька разів продовжували повноваження.</text:p>
      <text:p text:style-name="P4">
Source: <text:a xlink:type="simple" xlink:href="https://www.ukrinform.ua/rubric-world/3731047-nato-zavtra-moze-prodovziti-povnovazenna-stoltenberga-diplomati.html" text:style-name="Internet_20_link" text:visited-style-name="Visited_20_Internet_20_Link">
https://www.ukrinform.ua/rubric-world/3731047-nato-zavtra-moze-prodovziti-povnovazenna-stoltenberga-diplomati.html</text:a>
</text:p>
      <!--NEWS-->
      <text:h text:style-name="P10" text:outline-level="1">
<text:span text:style-name="T4">
На фестивалі польової кухні пам’яті Тараса Сича вінничани зібрали понад 100 тисяч гривень для ЗСУ</text:span>
</text:h>
      <text:p text:style-name="P4">
Author: ['АРМІЯINFORM']</text:p>
      <text:p text:style-name="P4">
Time: 2023-07-03T90:00:00-04:00</text:p>
      <text:p text:style-name="P4">
Description: Уже ввосьме у Вінниці пройшов фестиваль польової кухні пам’яті Тараса Сича — місце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p_02411-scaled-1-scaled.jpg" text:style-name="Internet_20_link" text:visited-style-name="Visited_20_Internet_20_Link">
sp_02411-scaled-1-scaled.jpg</text:a>
', '<text:a xlink:type="simple" xlink:href="https://armyinform.com.ua/wp-content/uploads/2023/07/sp_02197-scaled-1-scaled.jpg" text:style-name="Internet_20_link" text:visited-style-name="Visited_20_Internet_20_Link">
sp_02197-scaled-1-scaled.jpg</text:a>
', '<text:a xlink:type="simple" xlink:href="https://armyinform.com.ua/wp-content/uploads/2023/07/sp_02241-scaled-1-scaled.jpg" text:style-name="Internet_20_link" text:visited-style-name="Visited_20_Internet_20_Link">
sp_02241-scaled-1-scaled.jpg</text:a>
']</text:p>
      <text:p text:style-name="P4">
Tags: ['ДОПОМОГА ЗСУ']</text:p>
      <text:p text:style-name="P4">
Category: News</text:p>
      <!--METADATA-->
      <text:p text:style-name="P4">
<draw:frame draw:style-name="fr1" draw:name="Image346" text:anchor-type="as-char" svg:width="6.9236in" svg:height="4.615733in" draw:z-index="0">
<draw:image xlink:href="../Images/AРМІЯINFORM/2023-07-03T90-00-00-04-00/sp_02411-scaled-1-scaled.jpg" xlink:type="simple" xlink:show="embed" xlink:actuate="onLoad" draw:mime-type="image/jpeg"/>
</draw:frame>
</text:p>
      <text:p text:style-name="P4">
Уже ввосьме у Вінниці пройшов фестиваль польової кухні пам’яті Тараса Сича —місцевого воїна, який загинув під Дебальцевим у 2015 році. Цього разу наблагодійному заході вдалося зібрати понад 100 тисяч гривень. Традиційно коштипідуть на підтримку вінницьких військових. Організатори планують придбатиавтомобіль та генератор для одного з підрозділів.</text:p>
      <text:p text:style-name="P4">
<draw:frame draw:style-name="fr1" draw:name="Image347" text:anchor-type="as-char" svg:width="6.9236in" svg:height="4.615733in" draw:z-index="0">
<draw:image xlink:href="../Images/AРМІЯINFORM/2023-07-03T90-00-00-04-00/sp_02197-scaled-1-scaled.jpg" xlink:type="simple" xlink:show="embed" xlink:actuate="onLoad" draw:mime-type="image/jpeg"/>
</draw:frame>
</text:p>
      <text:p text:style-name="P4">
Правила та традиції заходу залишились незмінними. Аби частуватись стравами, щоприготовані на відкритому вогні, потрібно зробити благодійний внесок на ЗСУ.Цього разу сума донату була сталою — 200 гривень.</text:p>
      <text:p text:style-name="P4">
<draw:frame draw:style-name="fr1" draw:name="Image348" text:anchor-type="as-char" svg:width="6.9236in" svg:height="4.615733in" draw:z-index="0">
<draw:image xlink:href="../Images/AРМІЯINFORM/2023-07-03T90-00-00-04-00/sp_02241-scaled-1-scaled.jpg" xlink:type="simple" xlink:show="embed" xlink:actuate="onLoad" draw:mime-type="image/jpeg"/>
</draw:frame>
</text:p>
      <text:p text:style-name="P4">
За словами організаторів, серед відвідувачів особливо популярною була юшку заазовським рецептом, приготовлена переселенцями з Маріуполя, таазербайджанський плов.</text:p>
      <text:p text:style-name="P4">
<text:span text:style-name="T5">
Підготувала Анастасія Олехнович</text:span>
</text:p>
      <text:p text:style-name="P4">
Фото із відкритих джерел</text:p>
      <text:p text:style-name="P4">
Source: <text:a xlink:type="simple" xlink:href="https://armyinform.com.ua/2023/07/03/na-festyvali-polovoyi-kuhni-pamyati-tarasa-sycha-vinnychany-zibraly-ponad-100-tysyach-gryven-dlya-zsu/" text:style-name="Internet_20_link" text:visited-style-name="Visited_20_Internet_20_Link">
https://armyinform.com.ua/2023/07/03/na-festyvali-polovoyi-kuhni-pamyati-tarasa-sycha-vinnychany-zibraly-ponad-100-tysyach-gryven-dlya-zsu/</text:a>
</text:p>
      <!--NEWS-->
      <text:h text:style-name="P10" text:outline-level="1">
<text:span text:style-name="T4">
У білорусі зафіксовано переміщення підрозділів зс рф для участі у бойових діях на території України</text:span>
</text:h>
      <text:p text:style-name="P4">
Author: ['АРМІЯINFORM']</text:p>
      <text:p text:style-name="P4">
Time: 2023-07-03T91:00:00-04:00</text:p>
      <text:p text:style-name="P4">
Description: Про це повідомляє ГШ ЗС України    «На Волинському та Полі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152553-1_large.jpg" text:style-name="Internet_20_link" text:visited-style-name="Visited_20_Internet_20_Link">
152553-1_large.jpg</text:a>
']</text:p>
      <text:p text:style-name="P4">
Tags: ['STOPRUSSIA', 'БІЛОРУСЬ', 'ВТОРГНЕННЯ РФ', 'ГШ ЗС УКРАЇНИ']</text:p>
      <text:p text:style-name="P4">
Category: News</text:p>
      <!--METADATA-->
      <text:p text:style-name="P4">
<draw:frame draw:style-name="fr1" draw:name="Image349" text:anchor-type="as-char" svg:width="6.9236in" svg:height="4.220967in" draw:z-index="0">
<draw:image xlink:href="../Images/AРМІЯINFORM/2023-07-03T91-00-00-04-00/152553-1_large.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hu1Bk7wqdzk6pZ5TDxiNrFejGv3vraX7AbzkhZHGQCej8xxeQzBbGNQJ3k77eqDPl" text:style-name="Internet_20_link" text:visited-style-name="Visited_20_Internet_20_Link">
повідомляє</text:a>
ГШ ЗС України</text:p>
      <text:p text:style-name="P4">
«На Волинському та Поліському напрямках оперативна обстановка без суттєвихзмін. Ознак формування наступальних угруповань не виявлено. Визначеніпідрозділи ЗС білорусі виконують завдання у прикордонних з Україною районах.Розпочалось переміщення підрозділів Збройних Сил російської федерації, щопроходили підготовку на білоруських полігонах, для їх подальшої участі убойових діях на території України», – йдеться у повідомленні.</text:p>
      <text:p text:style-name="P4">
Також зазначається, що на Сіверському та Слобожанському напрямках противникзберігає військову присутність.</text:p>
      <text:p text:style-name="P4">
Source: <text:a xlink:type="simple" xlink:href="https://armyinform.com.ua/2023/07/03/u-bilorusi-zafiksovano-peremishhennya-pidrozdiliv-zs-rf-dlya-uchasti-u-bojovyh-diyah-na-terytoriyi-ukrayiny/" text:style-name="Internet_20_link" text:visited-style-name="Visited_20_Internet_20_Link">
https://armyinform.com.ua/2023/07/03/u-bilorusi-zafiksovano-peremishhennya-pidrozdiliv-zs-rf-dlya-uchasti-u-bojovyh-diyah-na-terytoriyi-ukrayiny/</text:a>
</text:p>
      <!--NEWS-->
      <text:h text:style-name="P10" text:outline-level="1">
<text:span text:style-name="T4">
Розпочато прийом анкет до резерву працівників державних органів для роботи на деокупованих територіях</text:span>
</text:h>
      <text:p text:style-name="P4">
Author: ['АРМІЯINFORM']</text:p>
      <text:p text:style-name="P4">
Time: 2023-07-03T92:00:00-04:00</text:p>
      <text:p text:style-name="P4">
Description: Мінреінтеграції інформує про початок прийом анкет до резерву працівників держа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9.png" text:style-name="Internet_20_link" text:visited-style-name="Visited_20_Internet_20_Link">
09.png</text:a>
']</text:p>
      <text:p text:style-name="P4">
Tags: ['STOPRUSSIA', 'ВТОРГНЕННЯ РФ', 'МІНРЕІНТЕГРАЦІЇ']</text:p>
      <text:p text:style-name="P4">
Category: News</text:p>
      <!--METADATA-->
      <text:p text:style-name="P4">
<draw:frame draw:style-name="fr1" draw:name="Image350" text:anchor-type="as-char" svg:width="6.9236in" svg:height="5.804285in" draw:z-index="0">
<draw:image xlink:href="../Images/AРМІЯINFORM/2023-07-03T92-00-00-04-00/09.png" xlink:type="simple" xlink:show="embed" xlink:actuate="onLoad" draw:mime-type="image/png"/>
</draw:frame>
</text:p>
      <text:p text:style-name="P4">
Мінреінтеграції інформує про початок прийом анкет до резерву працівниківдержавних органів для роботи на деокупованих територіях України.</text:p>
      <text:p text:style-name="P4">
Повідомлення про це<text:a xlink:type="simple" xlink:href="https://minre.gov.ua/2023/07/03/rozpochato-pryjom-anket-do-rezervu-praczivnykiv-derzhavnyh-organiv-dlya-roboty-na-deokupovanyh-terytoriyah-ukrayiny/" text:style-name="Internet_20_link" text:visited-style-name="Visited_20_Internet_20_Link">
 розміщено</text:a>
 на сайті відомства. У ньому зазначаєтьсянаступне:</text:p>
      <text:p text:style-name="P4">
«До уваги осіб, які хочуть працювати на державній службі та відновлюватикраїну! Постановою Кабміну започатковано експериментальний проєкт, покликанийдопомогти державним органам на деокупованих територіях залучити до своїхкоманд вмотивованих і професійних працівників. Координаторами проєкту єМінреінтеграції та Нацагентство з питань державної служби (НАДС).</text:p>
      <text:p text:style-name="P4">
Службовці, які працюють у державних органах на звільнених територіях, маютьзмогу своєю щоденною роботою будувати нове майбутнє для всієї країни. Церобота з високим рівнем особистої участі та відповідальності за ухваленірішення, що впливають на життя людей.</text:p>
      <text:p text:style-name="P4">
Отож, якщо ви: розумієте важливість відновлення деокупованих територій, маєтенеобхідну кваліфікацію, хочете спробувати свої сили на державній службі йусвідомлюєте рівень відповідальності цієї роботи — не зволікайте, долучайтесядо резерву!</text:p>
      <text:p text:style-name="P4">
Для цього перейдіть за <text:a xlink:type="simple" xlink:href="https://reserve.nads.gov.ua/" text:style-name="Internet_20_link" text:visited-style-name="Visited_20_Internet_20_Link">
посиланням</text:a>
,зареєструйтеся в системі та заповніть анкету».</text:p>
      <text:p text:style-name="P4">
Source: <text:a xlink:type="simple" xlink:href="https://armyinform.com.ua/2023/07/03/rozpochato-pryjom-anket-do-rezervu-praczivnykiv-derzhavnyh-organiv-dlya-roboty-na-deokupovanyh-terytoriyah/" text:style-name="Internet_20_link" text:visited-style-name="Visited_20_Internet_20_Link">
https://armyinform.com.ua/2023/07/03/rozpochato-pryjom-anket-do-rezervu-praczivnykiv-derzhavnyh-organiv-dlya-roboty-na-deokupovanyh-terytoriyah/</text:a>
</text:p>
      <!--NEWS-->
      <text:h text:style-name="P10" text:outline-level="1">
<text:span text:style-name="T4">
Ворог намагається наступати на Лимано-Куп’янському напрямку — Сергій Череватий</text:span>
</text:h>
      <text:p text:style-name="P4">
Author: ['Анастасія Олехнович']</text:p>
      <text:p text:style-name="P4">
Time: 2023-07-03T93:00:00-04:00</text:p>
      <text:p text:style-name="P4">
Description: Про це в ефірі телемарафону «Єдині новини» заявив речник Східного угруповання військ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text:p>
      <text:p text:style-name="P4">
Category: News</text:p>
      <!--METADATA-->
      <text:p text:style-name="P4">
<draw:frame draw:style-name="fr1" draw:name="Image351" text:anchor-type="as-char" svg:width="6.9236in" svg:height="4.611226in" draw:z-index="0">
<draw:image xlink:href="../Images/AРМІЯINFORM/2023-07-03T93-00-00-04-00/cherevatyj.jpg" xlink:type="simple" xlink:show="embed" xlink:actuate="onLoad" draw:mime-type="image/jpeg"/>
</draw:frame>
</text:p>
      <text:p text:style-name="P4">
Про це в ефірі телемарафону «Єдині новини» заявив речник Східного угрупованнявійськ ЗСУ Сергій Череватий. Він зауважив, що в зоні відповідальності східногоугруповання ЗСУ росіяни мають 180 тисяч військових.</text:p>
      <text:p text:style-name="P4">
— На Лимано-Куп'янському напрямку зібрано досить потужне угруповання — понад120 тисяч ворожих військ, — прокоментував Сергій Череватий. — Цеповітрянодесантні війська, механізовані підрозділи, підрозділи так званогобойового армійського резерву, територіальні війська та штурмові роти "ШтормZ". По всій нашій зоні відповідальності — понад 180 тисяч солдатів росії.</text:p>
      <text:p text:style-name="P4">
Сергій Череватий додав, що на Лимано-Куп'янському напрямку фіксують найбільшукількість ворожих артобстрілів — за добу росіяни били 595 разів.</text:p>
      <text:p text:style-name="P4">
— Також було здійснено вісім штурмів позицій українських військових та 16авіанальотів. У ході оборони ЗСУ ліквідували 57 окупантів та ще 78 солдатівворога дістали поранення. Були знищені склад із боєприпасами, танк, 2 БМП,БТР, гаубиця Д-30.</text:p>
      <text:p text:style-name="P4">
Source: <text:a xlink:type="simple" xlink:href="https://armyinform.com.ua/2023/07/03/vorog-namagayetsya-nastupaty-na-lymano-kupyanskomu-napryamku-sergij-cherevatyj/" text:style-name="Internet_20_link" text:visited-style-name="Visited_20_Internet_20_Link">
https://armyinform.com.ua/2023/07/03/vorog-namagayetsya-nastupaty-na-lymano-kupyanskomu-napryamku-sergij-cherevatyj/</text:a>
</text:p>
      <!--NEWS-->
      <text:h text:style-name="P10" text:outline-level="1">
<text:span text:style-name="T4">
Влада розробляє алгоритм дій у разі евакуації населення із територій поблизу ЗАЕС</text:span>
</text:h>
      <text:p text:style-name="P4">
Author: ['АРМІЯINFORM']</text:p>
      <text:p text:style-name="P4">
Time: 2023-07-03T94:00:00-04:00</text:p>
      <text:p text:style-name="P4">
Description: Під головуванням Віцепрем’єр-міністра Ірини Верещук відбулося засідання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89270100-1749.jpg" text:style-name="Internet_20_link" text:visited-style-name="Visited_20_Internet_20_Link">
1589270100-1749.jpg</text:a>
']</text:p>
      <text:p text:style-name="P4">
Tags: ['ЗАЕС', 'ІРИНА ВЕРЕЩУК', 'МІНРЕІНТЕГРАЦІЇ']</text:p>
      <text:p text:style-name="P4">
Category: News</text:p>
      <!--METADATA-->
      <text:p text:style-name="P4">
<draw:frame draw:style-name="fr1" draw:name="Image352" text:anchor-type="as-char" svg:width="6.9236in" svg:height="4.640214in" draw:z-index="0">
<draw:image xlink:href="../Images/AРМІЯINFORM/2023-07-03T94-00-00-04-00/1589270100-1749.jpg" xlink:type="simple" xlink:show="embed" xlink:actuate="onLoad" draw:mime-type="image/jpeg"/>
</draw:frame>
</text:p>
      <text:p text:style-name="P4">
Під головуванням Віцепрем’єр-міністра Ірини Верещук відбулося засіданняКоординаційного штабу з питань проведення обов’язкової евакуації населення вумовах воєнного стану.</text:p>
      <text:p text:style-name="P4">
У ньому взяли участь представники обласних військових адміністрацій, АТ«Укрзалізниця» й інші.</text:p>
      <text:p text:style-name="P4">
Учасники обговорили план дій центральних та місцевих органів виконавчої владиу разі аварії на Запорізькій АЕС.</text:p>
      <text:p text:style-name="P4">
Акцентували увагу на питанні евакуації цивільного населення до більш безпечнихрегіонів. У першу чергу — на евакуації дітей, людей похилого віку тамаломобільних осіб.</text:p>
      <text:p text:style-name="P4">
Представники ОВА прозвітували щодо підготовки до евакуації цивільногонаселення. Водночас представники приймаючих громад повідомили щодо готовностідо прийому евакуйованих.</text:p>
      <text:p text:style-name="P4">
Зокрема, Віцепрем’єрка доручила АТ «Укрзалізниця» й обласним військовимадміністраціям визначити найоптимальніші маршрути для евакуації.</text:p>
      <text:p text:style-name="P4">
«Ми на війні. Тому маємо бути готові до будь-якого розвитку подій. Наші діїмають бути чіткими та злагодженими», — підкреслила Ірина Верещук.</text:p>
      <text:p text:style-name="P4">
Джерело:<text:a xlink:type="simple" xlink:href="https://www.facebook.com/MReintegration/posts/pfbid0vbqxxknMBtrBc29hYxFtvHAcNqxUqtpVVG4bvXLSYeJF5cTeEW9onivTwS47UVy5l" text:style-name="Internet_20_link" text:visited-style-name="Visited_20_Internet_20_Link">
Мінреінтеграції</text:a>
</text:p>
      <text:p text:style-name="P4">
Source: <text:a xlink:type="simple" xlink:href="https://armyinform.com.ua/2023/07/03/vlada-rozroblyaye-algorytm-dij-u-razi-evakuacziyi-naselennya-iz-terytorij-poblyzu-zaes/" text:style-name="Internet_20_link" text:visited-style-name="Visited_20_Internet_20_Link">
https://armyinform.com.ua/2023/07/03/vlada-rozroblyaye-algorytm-dij-u-razi-evakuacziyi-naselennya-iz-terytorij-poblyzu-zaes/</text:a>
</text:p>
      <!--NEWS-->
      <text:h text:style-name="P10" text:outline-level="1">
<text:span text:style-name="T4">
Ексклюзивне інтерв’ю з Брюсселя: Єврокомісар юстиції розповів про те, як можна засудити воєнних злочинців рф</text:span>
</text:h>
      <text:p text:style-name="P4">
Author: ['Єгор Брайлян']</text:p>
      <text:p text:style-name="P4">
Time: 2023-07-03T95:00:00-04:00</text:p>
      <text:p text:style-name="P4">
Description: Сьогодні в Гаазі було оголошено про створення Міжнародного центру з переслідування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1.jpg" text:style-name="Internet_20_link" text:visited-style-name="Visited_20_Internet_20_Link">
1-3-1.jpg</text:a>
', '<text:a xlink:type="simple" xlink:href="https://armyinform.com.ua/wp-content/uploads/2023/07/2-3.jpg" text:style-name="Internet_20_link" text:visited-style-name="Visited_20_Internet_20_Link">
2-3.jpg</text:a>
', '<text:a xlink:type="simple" xlink:href="https://armyinform.com.ua/wp-content/uploads/2023/07/3-2.jpg" text:style-name="Internet_20_link" text:visited-style-name="Visited_20_Internet_20_Link">
3-2.jpg</text:a>
', '<text:a xlink:type="simple" xlink:href="https://armyinform.com.ua/wp-content/uploads/2023/07/4-4.jpg" text:style-name="Internet_20_link" text:visited-style-name="Visited_20_Internet_20_Link">
4-4.jpg</text:a>
', '<text:a xlink:type="simple" xlink:href="https://armyinform.com.ua/wp-content/uploads/2023/07/5-4.jpg" text:style-name="Internet_20_link" text:visited-style-name="Visited_20_Internet_20_Link">
5-4.jpg</text:a>
']</text:p>
      <text:p text:style-name="P4">
Tags: ['ВОЄННІ ЗЛОЧИНИ РФ', 'ГААГА', 'ЄВРОСОЮЗ', 'НІДЕРЛАНДИ', 'ОФІС ГЕНЕРАЛЬНОГО ПРОКУРОРА', 'ХАРКІВСЬКИЙ ТРИБУНАЛ']</text:p>
      <text:p text:style-name="P4">
Category: News</text:p>
      <!--METADATA-->
      <text:p text:style-name="P4">
<draw:frame draw:style-name="fr1" draw:name="Image353" text:anchor-type="as-char" svg:width="6.9236in" svg:height="4.612849in" draw:z-index="0">
<draw:image xlink:href="../Images/AРМІЯINFORM/2023-07-03T95-00-00-04-00/1-3-1.jpg" xlink:type="simple" xlink:show="embed" xlink:actuate="onLoad" draw:mime-type="image/jpeg"/>
</draw:frame>
</text:p>
      <text:p text:style-name="P4">
Сьогодні в Гаазі було оголошено про створення Міжнародного центру зпереслідування за злочин агресії проти України. Загалом питання притягнення довідповідальності російських воєнних злочинців є серед головних пріоритетівУкраїни та іноземних партнерів. Тож важливо розуміти юридичні механізмипроцесу.</text:p>
      <text:p text:style-name="P4">
Кореспондент АрміяInform, перебуваючи в Брюсселі в рамках престуру відПредставництва ЄС в Україні, записав ексклюзивне інтерв’ю з Єврокомісаромюстиції Дід’є Рейнедсом про Римський статут і Україну та про те, як можна будезасудити російських воєнних злочинців на міжнародному рівні.</text:p>
      <text:p text:style-name="P4">
<text:span text:style-name="T4">
— Чому ратифікація Україною Римського статуту має вирішальне значення длярозслідування російських воєнних злочинів?</text:span>
</text:p>
      <text:p text:style-name="P4">
— Передусім для всіх демократичних країн дуже важливо брати участь уміжнародних інституціях, які займаються боротьбою з міжнародною злочинністю.Міжнародний кримінальний суд було створено для організації розслідувань,переслідування та засудження воєнних злочинів, злочинів проти людяності,злочинів геноциду чи агресії.</text:p>
      <text:p text:style-name="P4">
І це дуже важливо для всіх учасників процесу. Це перша причина, чому для такоїдемократичної країни, як Україна, як країни-кандидата на вступ до ЄС дужеважливо брати участь.</text:p>
      <text:p text:style-name="P4">
Я весь час повторюю, що Верховній Раді України настав час ратифікуватиРимський статут <text:span text:style-name="T5">
(Україна підписала у 2000 році, але досі не ратифікуваладокумент. — Авт.)</text:span>
.</text:p>
      <text:p text:style-name="P4">
Друга причина, чому це важливо зробити, тому що якщо ви просите застосувати_(проти росії. — Ред.)_ міжнародні правила, ви в Україні також повинніпогодитися з ними. Я знаю, що воєнні злочини в Україні були вчинені росіянами.Але ви знаєте, що на війні можуть бути окремі особи, які також вчинили певнізлочини з іншого боку.</text:p>
      <text:p text:style-name="P4">
<draw:frame draw:style-name="fr1" draw:name="Image354" text:anchor-type="as-char" svg:width="6.9236in" svg:height="4.877991in" draw:z-index="0">
<draw:image xlink:href="../Images/AРМІЯINFORM/2023-07-03T95-00-00-04-00/2-3.jpg" xlink:type="simple" xlink:show="embed" xlink:actuate="onLoad" draw:mime-type="image/jpeg"/>
</draw:frame>
Мапа світу,де показано статус щодо Римського статуту</text:p>
      <text:p text:style-name="P4">
Я навів приклад, коли відправляють миротворчу місію ООН в іншу країну, детриває війна. І тоді варто переконатися, що особи, які скоїли воєнні злочинита порушення, наприклад, проти жінок і дітей будуть покарані.</text:p>
      <text:p text:style-name="P4">
Бо якщо країна бере участь у міжнародному процесі, міжнародній юрисдикціїзлочинності, то легше приходити в суд з дедалі більшою кількістю країн світу,які нам потрібні, щоб підтримати Україну. У такий спосіб буде створенотрибунал щодо злочину агресії.</text:p>
      <text:p text:style-name="P4">
Отже, ратифікація Римського статуту Україною, звичайно, допоможе організуватирозслідування, переслідування та засудження росіян, відповідальних івиконавців цих злочинів.</text:p>
      <text:p text:style-name="P4">
<text:span text:style-name="T4">
—</text:span>
 <text:span text:style-name="T4">
Яка роль Євроюсту у підзвітності росії за скоєні злочини?</text:span>
</text:p>
      <text:p text:style-name="P4">
— Починаючи з 24 лютого 2022 року, Євроюст <text:span text:style-name="T5">
(Агентство Європейського Союзу зіспівпраці у сфері кримінальної юстиції. — Авт.)</text:span>
 намагався створити дуженадійний механізм на основі наявних інструментів. Євроюст виконує рольпосередника між прокурорами різних країн. Отже, було зроблено дві речі.</text:p>
      <text:p text:style-name="P4">
Ви знаєте, що через російську агресію в Україні було важко отримати цифровідокази. Отже, ми змінили положення в Євроюсті. Зараз Євроюст створив базуданих для збору всіх доказів і обміну ними між прокурорами різних держав-членів ЄС, Міжнародним кримінальним судом в Україні — всюди. Це перший крок.</text:p>
      <text:p text:style-name="P4">
читайте також:</text:p>
      <text:p text:style-name="P4">
<text:a xlink:type="simple" xlink:href="https://armyinform.com.ua/2023/03/20/yak-mizhnarodnyj-kryminalnyj-sud-zaareshtuye-putina/" text:style-name="Internet_20_link" text:visited-style-name="Visited_20_Internet_20_Link">
Як Міжнародний кримінальний суд заарештуєпутіна</text:a>
</text:p>
      <text:p text:style-name="P4">
Наступне — організація вмілої координації дій. Отже, у нас є спільна слідчагрупа, тобто конкретна команда з прокурорами держав-членів ЄС, України,Міжнародного кримінального суду. Існує хороша співпраця з нашимиамериканськими колегами для обміну даними, розслідування та судовогопереслідування воєнних злочинів. Спільна слідча група — третя частина — тепербуде міжнародним центром з переслідування злочину агресії проти України.</text:p>
      <text:p text:style-name="P4">
<draw:frame draw:style-name="fr1" draw:name="Image355" text:anchor-type="as-char" svg:width="6.9236in" svg:height="4.488801in" draw:z-index="0">
<draw:image xlink:href="../Images/AРМІЯINFORM/2023-07-03T95-00-00-04-00/3-2.jpg" xlink:type="simple" xlink:show="embed" xlink:actuate="onLoad" draw:mime-type="image/jpeg"/>
</draw:frame>
</text:p>
      <text:p text:style-name="P4">
Йдеться не лише про воєнні злочини, злочини проти людяності чи геноцид, а йпро злочин агресії. Є можливість зібрати докази та підготувати дослідницькугрупу обвинувачення. Для Євроюсту відведена така роль.</text:p>
      <text:p text:style-name="P4">
Крім того, Євроюст надає спроможності для спільної роботи. У нас є зустрічіпрокурорів між учасниками з різних країн світу і, звичайно, з Європи.</text:p>
      <text:p text:style-name="P4">
Євроюст відіграє центральну роль у розбудові процесу, оскільки там триває збірдоказів та організовано координація між прокурорами.</text:p>
      <text:p text:style-name="P4">
<text:span text:style-name="T4">
—</text:span>
 <text:span text:style-name="T4">
Яка ваша позиція щодо шансів притягнути росію до відповідальності зачисленні порушення норм міжнародного права?</text:span>
</text:p>
      <text:p text:style-name="P4">
— Я впевнений, що у нас є багато доказів того, що росія здійснила багатопорушень міжнародного права, щоб навести перший і, можливо, два приклади.Отже, порушення територіальної цілісності України очевидне. І порушеннядержавного суверенітету України очевидне.</text:p>
      <text:p text:style-name="P4">
Ось чому ми намагаємося працювати над злочином агресії окремо. Але тепер МКСбуде посилено говорити про конкретні порушення певних конвенцій. Ми намагалисянадати всю підтримку, щоб отримати все більше доказів про порушення.</text:p>
      <text:p text:style-name="P4">
Моя робота полягає в тому, щоб надати всі можливості та інструменти прокурорамі суддям виконувати свою роботу, розслідувати, переслідувати та судити воєннихзлочинців.</text:p>
      <text:p text:style-name="P4">
Я впевнений, що ми організували хороший процес, щоб дати всі можливостіприйняти чітке рішення щодо можливих порушень конвенцій.</text:p>
      <text:p text:style-name="P4">
<text:span text:style-name="T4">
—</text:span>
 <text:span text:style-name="T4">
Яка ваша позиція щодо розслідування злочину геноциду росії протиУкраїни?</text:span>
</text:p>
      <text:p text:style-name="P4">
— Ми маємо юрисдикцію щодо всіх міжнародних злочинів, включаючи злочинагресії. Існує Міжнародний кримінальний суд.</text:p>
      <text:p text:style-name="P4">
Цілком зрозуміло, що вони в МКС роблять все можливе для розслідування.</text:p>
      <text:p text:style-name="P4">
<draw:frame draw:style-name="fr1" draw:name="Image356" text:anchor-type="as-char" svg:width="6.9236in" svg:height="5.971605in" draw:z-index="0">
<draw:image xlink:href="../Images/AРМІЯINFORM/2023-07-03T95-00-00-04-00/4-4.jpg" xlink:type="simple" xlink:show="embed" xlink:actuate="onLoad" draw:mime-type="image/jpeg"/>
</draw:frame>
</text:p>
      <text:p text:style-name="P4">
Звичайно, коли ви говорите про геноцид, це складніше розслідувати в порівнянніз воєнними злочинами чи злочинами проти людяності. Але в руках МКС це можливо,оскільки в Римському статуті є спроможності працювати над різними злочинами.</text:p>
      <text:p text:style-name="P4">
Так, це злочин агресії за Римським статутом. Але таку ситуацію неможливоввести в дію, я пояснив через специфічну ситуацію росії <text:span text:style-name="T5">
(рф підписала, але нератифікувала Статут, а у 2016 році москва відкликала підпис документа. —Авт.).</text:span>
</text:p>
      <text:p text:style-name="P4">
Але можливе і розслідування справи про геноцид. Я не випадково сказав, що мипочали дискусію на початку березня минулого року з Євроюстом і «Мережеюгеноциду» <text:span text:style-name="T5">
(</text:span>
 <text:span text:style-name="T5">
Європейська мережа з розслідування та судового переслідуваннягеноциду, злочинів проти людяності та воєнних злочинів. — Авт.)</text:span>
. Ми хочемодати всі наявні інструменти.</text:p>
      <text:p text:style-name="P4">
Я просто хочу бути впевненим, що всі прокурори, відповідальні за формуванняпозиції, могли звернутися до суду, де вже мають прийняти рішення.</text:p>
      <text:p text:style-name="P4">
Ви знаєте, що в минулому це було найбільш достатнім рішенням у випадку зрозслідування злочину геноциду в Руанді та в колишній Югославії. В Україні єкоманда МКС.</text:p>
      <text:p text:style-name="P4">
<draw:frame draw:style-name="fr1" draw:name="Image357" text:anchor-type="as-char" svg:width="6.9236in" svg:height="4.612849in" draw:z-index="0">
<draw:image xlink:href="../Images/AРМІЯINFORM/2023-07-03T95-00-00-04-00/5-4.jpg" xlink:type="simple" xlink:show="embed" xlink:actuate="onLoad" draw:mime-type="image/jpeg"/>
</draw:frame>
</text:p>
      <text:p text:style-name="P4">
Навіть під час війни ми маємо намір створити надійне рішення, щоб бутивпевненими, що впродовж усього життя воєнні злочинці повинні знати, що існуєризик опинитися перед судом чи трибуналом.</text:p>
      <text:p text:style-name="P4">
<text:span text:style-name="T4">
—</text:span>
 <text:span text:style-name="T4">
Які ваші враження від співпраці з українськими колегами?</text:span>
</text:p>
      <text:p text:style-name="P4">
— Від початку російського широкомасштабного вторгнення я передусім контактувавз Міністерством юстиції України. Також з ​​Генпрокурором Іриною Венедіктовою,а потім Андрієм Костіним. Ми намагалися бути дуже конкретними, і япереконався, що це було дуже ефективно. Для нас це була і залишається реальнаспівучасть Офісу Генпрокурора України, Євроюсту та всіх інструментів, які яописав раніше. Але це також було чітке повідомлення для нас, що ми працюєморазом задля спільної мети — покарання злочинців.</text:p>
      <text:p text:style-name="P4">
читайте також:</text:p>
      <text:p text:style-name="P4">
<text:a xlink:type="simple" xlink:href="https://armyinform.com.ua/2023/02/21/gaaga-za-buchu-zasudzhennya-voyennyh-zlochyniv-rf-na-mizhnarodnomu-rivni/" text:style-name="Internet_20_link" text:visited-style-name="Visited_20_Internet_20_Link">
Гаага за Бучу: засудження воєнних злочинів рф на міжнародномурівні</text:a>
</text:p>
      <text:p text:style-name="P4">
Я весь час бачив листи з Офісу Генпрокурора, які є потреби в підтримціУкраїни. Також ми попросили країни-члени Європейського Союзу поділитисяіноземним досвідом, надати фінансові інструменти, обладнання для безпеки тощо.Зараз ми говоримо про те, як підтримати роботу міжнародної прокуратури вУкраїні. Робота вже розпочата.</text:p>
      <text:p text:style-name="P4">
Я був дуже вражений здатністю української сторони під час війни бути дужеконкретними в роботі на місці з розслідування злочинів.</text:p>
      <text:p text:style-name="P4">
Source: <text:a xlink:type="simple" xlink:href="https://armyinform.com.ua/2023/07/03/didye-rejnerds-ratyfikacziya-rymskogo-statutu-ukrayinoyu-dopomozhe-v-zasudzhenni-zlochyniv-rosiyan/" text:style-name="Internet_20_link" text:visited-style-name="Visited_20_Internet_20_Link">
https://armyinform.com.ua/2023/07/03/didye-rejnerds-ratyfikacziya-rymskogo-statutu-ukrayinoyu-dopomozhe-v-zasudzhenni-zlochyniv-rosiyan/</text:a>
</text:p>
      <!--NEWS-->
      <text:h text:style-name="P10" text:outline-level="1">
<text:span text:style-name="T4">
«Ірки-лаборантки чоловік, ховається, не пішов, каже: на х..р» — перехоплення ГУР</text:span>
</text:h>
      <text:p text:style-name="P4">
Author: ['АРМІЯINFORM']</text:p>
      <text:p text:style-name="P4">
Time: 2023-07-03T96:00:00-04:00</text:p>
      <text:p text:style-name="P4">
Description: Дружина мобілізованого військовослужбовця зс рф розповідає у телефонній розмов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 'ПЕРЕХОПЛЕННЯ']</text:p>
      <text:p text:style-name="P4">
Category: News</text:p>
      <!--METADATA-->
      <text:p text:style-name="P4">
<draw:frame draw:style-name="fr1" draw:name="Image358" text:anchor-type="as-char" svg:width="6.9236in" svg:height="3.354198in" draw:z-index="0">
<draw:image xlink:href="../Images/AРМІЯINFORM/2023-07-03T96-00-00-04-00/222222222222222222.jpg" xlink:type="simple" xlink:show="embed" xlink:actuate="onLoad" draw:mime-type="image/jpeg"/>
</draw:frame>
</text:p>
      <text:p text:style-name="P4">
Дружина мобілізованого військовослужбовця зс рф розповідає у телефоннійрозмові про розповсюдження російськими ЗМІ фейкової інформації про фейковіуспіхи окупаційних військ на території східної частини України, а також пронебажання росіян брати участь у війні проти України.</text:p>
      <text:p text:style-name="P4">
Про це <text:a xlink:type="simple" xlink:href="https://gur.gov.ua/content/kuda-by-ony-ne-vykhodyly-kh-riachat-ykh.html" text:style-name="Internet_20_link" text:visited-style-name="Visited_20_Internet_20_Link">
йдеться </text:a>
у черговому перехопленні ГУР МОУ.</text:p>
      <text:p text:style-name="P4">
«вагнерівців» показують, уже затискають, уже немає куди їм, уже все – куди бне виходили х…ть (б’ють) їх. Сказав, отой, прігожин, що 38000 отих загинуло вартемівську, українців. А так розповідають, що все поки добре. Дивимося поусім тим, їм подоляк, всі хто не виступає – ми уже як оті сидимо. А Славик,Ірки-лаборантки чоловік, лікарки нашої, відчинив двері і його забрали тоді,пам’ятаєш? А оце він прийшов, на три дні відпускали, пам’ятаєш? Ну і все, отояк прийшов…так і не йде і за ним уже три рази приїздили, ховається, не пішов,каже: на х..р. Це не моє», – розповідає дружина російського окупанта.</text:p>
      <text:p text:style-name="P4">
Source: <text:a xlink:type="simple" xlink:href="https://armyinform.com.ua/2023/07/03/irky-laborantky-cholovik-hovayetsya-ne-pishov-kazhe-na-h-r-perehoplennya-gur/" text:style-name="Internet_20_link" text:visited-style-name="Visited_20_Internet_20_Link">
https://armyinform.com.ua/2023/07/03/irky-laborantky-cholovik-hovayetsya-ne-pishov-kazhe-na-h-r-perehoplennya-gur/</text:a>
</text:p>
      <!--NEWS-->
      <text:h text:style-name="P10" text:outline-level="1">
<text:span text:style-name="T4">
Окупанти обстріляли 9 громад на Сумщині, 5 людей загинули, 20 дістали поранення</text:span>
</text:h>
      <text:p text:style-name="P4">
Author: ['АРМІЯINFORM']</text:p>
      <text:p text:style-name="P4">
Time: 2023-07-03T97:00:00-04:00</text:p>
      <text:p text:style-name="P4">
Description: Протягом дня росіяни 28 разів обстріляли Сумщину, зафіксовано 170 вибухі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405095_613595750873033_8422341431658601650_n.jpg" text:style-name="Internet_20_link" text:visited-style-name="Visited_20_Internet_20_Link">
357405095_613595750873033_8422341431658601650_n.jpg</text:a>
']</text:p>
      <text:p text:style-name="P4">
Tags: ['STOPRUSSIA', 'ВОЄННІ ЗЛОЧИНИ ЗС РФ', 'ВТОРГНЕННЯ РФ', 'СУМИ']</text:p>
      <text:p text:style-name="P4">
Category: News</text:p>
      <!--METADATA-->
      <text:p text:style-name="P4">
<draw:frame draw:style-name="fr1" draw:name="Image359" text:anchor-type="as-char" svg:width="6.9236in" svg:height="4.615733in" draw:z-index="0">
<draw:image xlink:href="../Images/AРМІЯINFORM/2023-07-03T97-00-00-04-00/357405095_613595750873033_8422341431658601650_n.jpg" xlink:type="simple" xlink:show="embed" xlink:actuate="onLoad" draw:mime-type="image/jpeg"/>
</draw:frame>
</text:p>
      <text:p text:style-name="P4">
Протягом дня росіяни 28 разів обстріляли Сумщину, зафіксовано 170 вибухів.</text:p>
      <text:p text:style-name="P4">
Про це<text:a xlink:type="simple" xlink:href="https://www.facebook.com/sumska.oda/posts/pfbid0qkdSEtLgdvH2ZrCHqY7Yc6qLf5E8ZnJE1NcxxRkTJS6v8njCYeapJFEQQ5qkez48l" text:style-name="Internet_20_link" text:visited-style-name="Visited_20_Internet_20_Link">
повідомляє</text:a>
Сумська ОВА.</text:p>
      <text:p text:style-name="P4">
«Протягом дня росіяни здійснили 28 обстрілів. Зафіксовано 170 вибухів.Обстрілів зазнали Сумська, Миропільська; Білопільська, Юнаківська, Хотінська,Краснопільська, Великописарівська, Шалигинська, Середино-Будська громади», —йдеться у повідомленні.</text:p>
      <text:p text:style-name="P4">
Зокрема, обстрілів зазнали:</text:p>
      <text:p text:style-name="P4">
— Шалигинська громада: ворог бив з артилерії (10 вибухів). Внаслідок обстрілузагинули 2 мирних жителів та 1 поранено.</text:p>
      <text:p text:style-name="P4">
— Середино-Будська громада: 2 міни скинули росіяни на територію громади.</text:p>
      <text:p text:style-name="P4">
— Миропільська громада: пуск ракет (НУРС) з гвинтокрила (3 вибухи).</text:p>
      <text:p text:style-name="P4">
— Великописарівська громада: ворожим БПЛА скинуто ВОГ (2 вибухи) також булимінометні обстріли (36 вибухів). Також були обстріли з АГС (30 вибухів), врезультаті одного з обстрілів виникла пожежа нежитлових будівель.</text:p>
      <text:p text:style-name="P4">
— Сумська громада: зафіксовано прильоти БПЛА типу «Shahed 136». Внаслідоквлучань пошкоджено адміністративну будівлю та два багатоквартирні житловібудинки, 7 приватних авто та приміщення школи. Попередньо 2 загиблих та 19поранених.</text:p>
      <text:p text:style-name="P4">
— Юнаківська громада: були мінометні обстріли (24 вибухи). Внаслідок одного зобстрілів загинув місцевий житель. Пошкоджено приватне житлове домоволодіннята господарчу споруду. Також росіяни били з артилерії (14 вибухів). Внаслідокодного з обстрілів пошкоджено 3 приватні житлові будинки.</text:p>
      <text:p text:style-name="P4">
— Білопільська громада: зафіксовано 29 вибухів з мінометів.</text:p>
      <text:p text:style-name="P4">
— Хотінська громада: здійснено мінометні обстріли (4 вибухи) та обстріл зартилерії (3 вибухи).</text:p>
      <text:p text:style-name="P4">
— Краснопільська громада: був артобстріл (10 вибухів).</text:p>
      <text:p text:style-name="P4">
Source: <text:a xlink:type="simple" xlink:href="https://armyinform.com.ua/2023/07/03/okupanty-obstrilyaly-9-gromad-na-sumshhyni-5-lyudej-zagynuly-20-distaly-poranennya/" text:style-name="Internet_20_link" text:visited-style-name="Visited_20_Internet_20_Link">
https://armyinform.com.ua/2023/07/03/okupanty-obstrilyaly-9-gromad-na-sumshhyni-5-lyudej-zagynuly-20-distaly-poranennya/</text:a>
</text:p>
      <!--NEWS-->
      <text:h text:style-name="P10" text:outline-level="1">
<text:span text:style-name="T4">
Денис Смажний: «Українська ППО суттєво зміцніла. Це досягнення як західного озброєння, так і наших людей»</text:span>
</text:h>
      <text:p text:style-name="P4">
Author: ['АРМІЯINFORM']</text:p>
      <text:p text:style-name="P4">
Time: 2023-07-03T98:00:00-04:00</text:p>
      <text:p text:style-name="P4">
Description: Якщо рівно рік тому, коли Україна мала на озброєнні лише зенітні ракетні комплек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8e17e3c-abbf-4a80-a083-d81a7b57c9f7.jpg" text:style-name="Internet_20_link" text:visited-style-name="Visited_20_Internet_20_Link">
78e17e3c-abbf-4a80-a083-d81a7b57c9f7.jpg</text:a>
']</text:p>
      <text:p text:style-name="P4">
Tags: ['ДЕНЬ ЗЕНІТНИХ РАКЕТНИХ ВІЙСЬК', 'ЗРВ']</text:p>
      <text:p text:style-name="P4">
Category: News</text:p>
      <!--METADATA-->
      <text:p text:style-name="P4">
<draw:frame draw:style-name="fr1" draw:name="Image360" text:anchor-type="as-char" svg:width="6.9236in" svg:height="4.716703in" draw:z-index="0">
<draw:image xlink:href="../Images/AРМІЯINFORM/2023-07-03T98-00-00-04-00/78e17e3c-abbf-4a80-a083-d81a7b57c9f7.jpg" xlink:type="simple" xlink:show="embed" xlink:actuate="onLoad" draw:mime-type="image/jpeg"/>
</draw:frame>
</text:p>
      <text:p text:style-name="P4">
Якщо рівно рік тому, коли Україна мала на озброєнні лише зенітні ракетнікомплекси радянського виробництва, офіцер командування Повітряних Сил ЗСУДенис Смажний пояснював, що «проблема протиповітряної оборони — одна знайсерйозніших, треба переозброюватись, немає іншого виходу», то сьогодніофіцер коментує стан української ППО значно позитивніше. Зауважує, що тепермета номер один — наростити кількість новітнього озброєння.</text:p>
      <text:p text:style-name="P4">
— Українська ППО суттєво зміцніла, передусім це досягнення наших людей, якіпостійно поліпшують навички, маневрують, намагаються передбачити, куди будезавдано наступного удару. Звісно, без західного озброєння — NASAMS, IRIS-T,Patriot — ми б не змогли демонструвати таких неймовірних результатів. З появоюPatriot ми ще й отримали можливість знищувати балістичні цілі. У сучаснихсистемах людський чинник зведений до мінімуму, вони автоматичні абонапівавтоматичні. Серед переваг — висока швидкість ракет, велика дальність,прокачана система наведення.</text:p>
      <text:p text:style-name="P4">
Денис Смажний ділиться, що ще на світанку 24 лютого 22-го твердо ухвалилирішення знищувати все, що бачили в повітрі. Проте тепер це рішення підкріпленесерйозним аргументом у вигляді потужних комплексів ППО.</text:p>
      <text:p text:style-name="P4">
— Якщо на початку війни ми збивали третину «калібрів» та ракет Х-101, то цевже вважалось величезним успіхом на той час. Сьогодні знищуємо від 80відсотків таких цілей, а в окремих випадках демонструємо стовідсотковийрезультат. В цьому заслуга не лише зенітників, а й мобільних вогневих груп,винищувальної авіації та інших структур та родів військ. Усі разом працюємо нарезультат!</text:p>
      <text:p text:style-name="P4">
І хоча нині фахівцям не до святкувань, та й повноцінно відпочити черезпостійні нічні атаки зенітникам рідко вдається, Денис Смажний пообіцяв:«Переможемо! А тоді і відпочинемо! І відсвяткуємо!».</text:p>
      <text:p text:style-name="P4">
Source: <text:a xlink:type="simple" xlink:href="https://armyinform.com.ua/2023/07/03/denys-smazhnyj-ukrayinska-ppo-suttyevo-zmicznila-cze-dosyagnennya-yak-zahidnogo-ozbroyennya-tak-i-nashyh-lyudej/" text:style-name="Internet_20_link" text:visited-style-name="Visited_20_Internet_20_Link">
https://armyinform.com.ua/2023/07/03/denys-smazhnyj-ukrayinska-ppo-suttyevo-zmicznila-cze-dosyagnennya-yak-zahidnogo-ozbroyennya-tak-i-nashyh-lyudej/</text:a>
</text:p>
      <!--NEWS-->
      <text:h text:style-name="P10" text:outline-level="1">
<text:span text:style-name="T4">
Коротко. Війна. День 495. Відеодайджест</text:span>
</text:h>
      <text:p text:style-name="P4">
Author: ['АРМІЯINFORM']</text:p>
      <text:p text:style-name="P4">
Time: 2023-07-03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5.jpg" text:style-name="Internet_20_link" text:visited-style-name="Visited_20_Internet_20_Link">
345.jpg</text:a>
']</text:p>
      <text:p text:style-name="P4">
Tags: ['STOPRUSSIA', 'ВІДЕОДАЙДЖЕСТ', 'ВТОРГНЕННЯ РФ', 'ГЕНЕРАЛЬНИЙ ШТАБ ЗС УКРАЇНИ', 'СУМИ']</text:p>
      <text:p text:style-name="P4">
Category: News</text:p>
      <!--METADATA-->
      <text:p text:style-name="P4">
<draw:frame draw:style-name="fr1" draw:name="Image361" text:anchor-type="as-char" svg:width="6.9236in" svg:height="3.513727in" draw:z-index="0">
<draw:image xlink:href="../Images/AРМІЯINFORM/2023-07-03T99-00-00-04-00/345.jpg" xlink:type="simple" xlink:show="embed" xlink:actuate="onLoad" draw:mime-type="image/jpeg"/>
</draw:frame>
</text:p>
      <text:p text:style-name="P4">
Джерело: <text:span text:style-name="T5">
<text:a xlink:type="simple" xlink:href="https://www.facebook.com/GeneralStaff.ua/videos/5694977990605180/" text:style-name="Internet_20_link" text:visited-style-name="Visited_20_Internet_20_Link">
Генеральний Штаб ЗСУкраїни</text:a>
</text:span>
</text:p>
      <text:p text:style-name="P4">
Source: <text:a xlink:type="simple" xlink:href="https://armyinform.com.ua/2023/07/03/korotko-vijna-den-495-videodajdzhest/" text:style-name="Internet_20_link" text:visited-style-name="Visited_20_Internet_20_Link">
https://armyinform.com.ua/2023/07/03/korotko-vijna-den-495-videodajdzhest/</text:a>
</text:p>
      <!--NEWS-->
      <text:h text:style-name="P10" text:outline-level="1">
<text:span text:style-name="T4">
Танковський підсилив «Полісся» у півзахисті</text:span>
</text:h>
      <text:p text:style-name="P4">
Authors: Ukrinform (Person)</text:p>
      <text:p text:style-name="P4">
Publisher: Укринформ (Organization)</text:p>
      <text:p text:style-name="P4">
Published Time: 2023-07-03T9:23:00+03:00</text:p>
      <text:p text:style-name="P4">
Modified Time: 2023-07-03T22:23:00+03:00</text:p>
      <text:p text:style-name="P4">
Description: Півзахисник В'ячеслав Танковський перейшов із харківського «Металіста» до футбольного колективу «Полісся». — Укрінформ.</text:p>
      <text:p text:style-name="P4">
Images: ['<text:a xlink:type="simple" xlink:href="https://static.ukrinform.com/photos/2023_07/thumb_files/630_360_1688411796-914.jpg" text:style-name="Internet_20_link" text:visited-style-name="Visited_20_Internet_20_Link">
630_360_16884...</text:a>
']</text:p>
      <text:p text:style-name="P4">
Tags: ['Футбол', 'Полісся']</text:p>
      <text:p text:style-name="P4">
Type: Article</text:p>
      <!--METADATA-->
      <text:p text:style-name="P4">
<draw:frame draw:style-name="fr1" draw:name="Image362" text:anchor-type="as-char" svg:width="6.9236in" svg:height="3.956343in" draw:z-index="0">
<draw:image xlink:href="../Images/yкринформ/2023-07-03T9-23-00-03-00/630_360_1688411796-914.jpg" xlink:type="simple" xlink:show="embed" xlink:actuate="onLoad" draw:mime-type="image/jpeg"/>
</draw:frame>
 ПівзахисникВ'ячеслав Танковський перейшов із харківського «Металіста» до футбольногоколективу «Полісся».</text:p>
      <text:p text:style-name="P4">
Як повідомляє <text:a xlink:type="simple" xlink:href="https://polissyafc.com/" text:style-name="Internet_20_link" text:visited-style-name="Visited_20_Internet_20_Link">
 пресслужба </text:a>
 житомирського клубу,контракт із хавбеком підписано на три роки, передає Укрінформ.</text:p>
      <text:p text:style-name="P4">
Другу половину сезону вихованець донецького «Шахтаря» провів у «Дніпрі-1» направах оренди.</text:p>
      <text:p text:style-name="P4">
Танковський також виступав за луганську «Зорю», київський «Арсенал» та«Маріуполь».</text:p>
      <text:p text:style-name="P4">
<text:span text:style-name="T4">
Читайте також:</text:span>
 <text:a xlink:type="simple" xlink:href="https://www.ukrinform.ua/rubric-sports/3726691-dosvidcenij-zahisnik-sabanov-vistupatime-za-fk-polissa.html" text:style-name="Internet_20_link" text:visited-style-name="Visited_20_Internet_20_Link">
 Досвідчений захисник Шабанов виступатиме за ФК «<text:span text:style-name="T4">
Полісся</text:span>
 » </text:a>
</text:p>
      <text:p text:style-name="P4">
Нагадаємо, ФК «Полісся» став чемпіоном України у Першій лізі і впершевиступатиме в Українській Прем'єр-лізі (УПЛ).</text:p>
      <text:p text:style-name="P4">
Фото: ФК «Полісся».</text:p>
      <text:p text:style-name="P4">
Source: <text:a xlink:type="simple" xlink:href="https://www.ukrinform.ua/rubric-sports/3731048-tankovskij-pidsiliv-polissa-u-pivzahisti.html" text:style-name="Internet_20_link" text:visited-style-name="Visited_20_Internet_20_Link">
https://www.ukrinform.ua/rubric-sports/3731048-tankovskij-pidsiliv-polissa-u-pivzahisti.html</text:a>
</text:p>
      <!--NEWS-->
      <text:h text:style-name="P10" text:outline-level="1">
<text:span text:style-name="T4">
У ЗСУ розповіли, як військові використовують платформу Delta</text:span>
</text:h>
      <text:p text:style-name="P4">
Authors: Ukrinform (Person)</text:p>
      <text:p text:style-name="P4">
Publisher: Укринформ (Organization)</text:p>
      <text:p text:style-name="P4">
Published Time: 2023-07-04T-1:29:00+03:00</text:p>
      <text:p text:style-name="P4">
Modified Time: 2023-07-04T00:29:00+03:00</text:p>
      <text:p text:style-name="P4">
Description: Офіцери Північного угруповання військ широко використовують платформу з ситуаційної обізнаності Delta, за допомогою якої військові бачать поле бою в режимі онлайн. — Укрінформ.</text:p>
      <text:p text:style-name="P4">
Images: ['<text:a xlink:type="simple" xlink:href="https://static.ukrinform.com/photos/2023_07/thumb_files/630_360_1688419837-436.jpg" text:style-name="Internet_20_link" text:visited-style-name="Visited_20_Internet_20_Link">
630_360_16884...</text:a>
']</text:p>
      <text:p text:style-name="P4">
Tags: ['Розвідка', 'ЗСУ', 'Військові', 'Війна з Росією']</text:p>
      <text:p text:style-name="P4">
Type: Article</text:p>
      <!--METADATA-->
      <text:p text:style-name="P4">
<draw:frame draw:style-name="fr1" draw:name="Image363" text:anchor-type="as-char" svg:width="6.9236in" svg:height="3.956343in" draw:z-index="0">
<draw:image xlink:href="../Images/yкринформ/2023-07-04T-1-29-00-03-00/630_360_1688419837-436.jpg" xlink:type="simple" xlink:show="embed" xlink:actuate="onLoad" draw:mime-type="image/jpeg"/>
</draw:frame>
 ОфіцериПівнічного угруповання військ широко використовують платформу з ситуаційноїобізнаності Delta, за допомогою якої військові бачать поле бою в режиміонлайн.</text:p>
      <text:p text:style-name="P4">
Про це у Телеграмі <text:a xlink:type="simple" xlink:href="https://t.me/pressUAAFUNORD/52" text:style-name="Internet_20_link" text:visited-style-name="Visited_20_Internet_20_Link">
 повідомив </text:a>
 Об'єднанийпресцентр Сил оборони Північного напрямку, передає Укрінформ.</text:p>
      <text:p text:style-name="P4">
“Офіцери Північного угруповання військ широко використовують платформу зситуаційної обізнаності Delta”, - йдеться в повідомленні.</text:p>
      <text:p text:style-name="P4">
<text:span text:style-name="T4">
Читайте також:</text:span>
 <text:span text:style-name="T4">
<text:a xlink:type="simple" xlink:href="https://www.ukrinform.ua/rubric-ato/3665478-kabmin-uhvaliv-risenna-sodo-zaprovadzenna-sistemi-delta-u-silah-oboroni.html" text:style-name="Internet_20_link" text:visited-style-name="Visited_20_Internet_20_Link">
 Кабмін ухвалив рішення щодо запровадження системи Deltaу Силах оборони </text:a>
 </text:span>
</text:p>
      <text:p text:style-name="P4">
Зокрема, нею користуються в своїй щоденній діяльності офіцери підрозділівцивільно-військового співробітництва угруповання. Платформа забезпечуєвійськових різними актуальними та перевіреними даними про ворожі сили.</text:p>
      <text:p text:style-name="P4">
</text:p>
      <text:p text:style-name="P4">
Також в систему Delta інтегровані чат-боти “єВорог” та “STOP Russian War”,розроблені Міністерством цифрової трансформації та Службою безпеки України.</text:p>
      <text:p text:style-name="P4">
Платформа та сервіси Delta побудовані за стандартами країн-членів НАТО таповністю сумісні із натівськими аналогічними рішеннями. Вся новітня західнатехніка, що надається союзниками України для відбиття російської агресії,майже автоматично інтегрується в Delta.</text:p>
      <text:p text:style-name="P4">
<text:span text:style-name="T4">
Читайте також:</text:span>
 <text:span text:style-name="T4">
<text:a xlink:type="simple" xlink:href="https://www.ukrinform.ua/rubric-technology/3726263-ssa-zapustili-u-kosmos-rozviduvalnij-suputnik.html" text:style-name="Internet_20_link" text:visited-style-name="Visited_20_Internet_20_Link">
 США запустили у космос розвідувальний супутник</text:a>
 </text:span>
</text:p>
      <text:p text:style-name="P4">
За словами одного з офіцерів ЦВС, платформа Delta постійно вдосконалюється тадодається новий функціонал, що дає можливість отримати значну перевагу надворогом.</text:p>
      <text:p text:style-name="P4">
</text:p>
      <text:p text:style-name="P4">
Як повідомлялося, Delta – це платформа з ситуаційної обізнаності, яку створивЦентр інновацій та розвитку оборонних технологій Міністерства оборони України.</text:p>
      <text:p text:style-name="P4">
Рішення про затвердження системи Delta в Силах оборони України було ухвалене 4лютого 2023 року на засіданні Кабінету Міністрів. Також уряд дозволиврозмістити Delta в хмарах поза межами України, що дозволяє захистити системувід атак ворога.</text:p>
      <text:p text:style-name="P4">
Source: <text:a xlink:type="simple" xlink:href="https://www.ukrinform.ua/rubric-ato/3731063-u-zsu-rozpovili-ak-vijskovi-vikoristovuut-platformu-delta.html" text:style-name="Internet_20_link" text:visited-style-name="Visited_20_Internet_20_Link">
https://www.ukrinform.ua/rubric-ato/3731063-u-zsu-rozpovili-ak-vijskovi-vikoristovuut-platformu-delta.html</text:a>
</text:p>
      <!--NEWS-->
      <text:h text:style-name="P10" text:outline-level="1">
<text:span text:style-name="T4">
Публікації у ЗМІ про «повільний контрнаступ» не впливають на допомогу Україні - МЗС</text:span>
</text:h>
      <text:p text:style-name="P4">
Authors: Ukrinform (Person)</text:p>
      <text:p text:style-name="P4">
Publisher: Укринформ (Organization)</text:p>
      <text:p text:style-name="P4">
Published Time: 2023-07-04T-2:11:00+03:00</text:p>
      <text:p text:style-name="P4">
Modified Time: 2023-07-04T00:11:00+03:00</text:p>
      <text:p text:style-name="P4">
Description: Міністр закордонних справ Дмитро Кулеба заявив, що публікації у ЗМІ про «повільний український контрнаступ» не впливають на рішення західних лідерів щодо поставок зброї Україні. Водночас вони мають певний вплив на суспільні настрої у деяких країнах. — Укрінформ.</text:p>
      <text:p text:style-name="P4">
Images: ['<text:a xlink:type="simple" xlink:href="https://static.ukrinform.com/photos/2023_02/thumb_files/630_360_1676662005-478.jpg" text:style-name="Internet_20_link" text:visited-style-name="Visited_20_Internet_20_Link">
630_360_16766...</text:a>
']</text:p>
      <text:p text:style-name="P4">
Tags: ['Дмитро Кулеба', 'МЗС', 'Війна з Росією', 'Контрнаступ', 'Єдині новини']</text:p>
      <text:p text:style-name="P4">
Type: Article</text:p>
      <!--METADATA-->
      <text:p text:style-name="P4">
<draw:frame draw:style-name="fr1" draw:name="Image366" text:anchor-type="as-char" svg:width="6.9236in" svg:height="3.956343in" draw:z-index="0">
<draw:image xlink:href="../Images/yкринформ/2023-07-04T-2-11-00-03-00/630_360_1676662005-478.jpg" xlink:type="simple" xlink:show="embed" xlink:actuate="onLoad" draw:mime-type="image/jpeg"/>
</draw:frame>
 Міністрзакордонних справ Дмитро Кулеба заявив, що публікації у ЗМІ про «повільнийукраїнський контрнаступ» не впливають на рішення західних лідерів щодопоставок зброї Україні. Водночас вони мають певний вплив на суспільні настроїу деяких країнах.</text:p>
      <text:p text:style-name="P4">
Про Кулеба сказав в ефірі телемарафону «Єдині новини», повідомляє кореспондентУкрінформу.</text:p>
      <text:p text:style-name="P4">
«Ні, на тих, хто ухвалює рішення, це (публікації у ЗМІ про "повільнийукраїнський контрнаступ". – ред.) не впливає, тому що вони керуютьсяінформацією не з газет, а з об'єктивних зведень своїх військових тарозвідників», - сказав міністр.</text:p>
      <text:p text:style-name="P4">
<text:span text:style-name="T4">
Читайте також:</text:span>
 <text:span text:style-name="T4">
<text:a xlink:type="simple" xlink:href="https://www.ukrinform.ua/rubric-ato/3730873-admiral-nato-pro-kontrnastup-ukraini-ce-ne-prosto-progulanka.html" text:style-name="Internet_20_link" text:visited-style-name="Visited_20_Internet_20_Link">
 Адмірал НАТО - про контрнаступ України: Це не простопрогулянка </text:a>
 </text:span>
</text:p>
      <text:p text:style-name="P4">
Кулеба запевнив, що під час перемовин, які проводить з партнерами ПрезидентВолодимир Зеленський і він сам, «усі підтримують наш <text:span text:style-name="T4">
<text:a xlink:type="simple" xlink:href="https://www.ukrinform.ua/tag-kontrnastup" text:style-name="Internet_20_link" text:visited-style-name="Visited_20_Internet_20_Link">
 контрнаступ</text:a>
 </text:span>
 , підбадьорюють і розуміють, щоситуація складніша з об’єктивних причин».</text:p>
      <text:p text:style-name="P4">
«Але ніякого занепаду духу немає, всі готові рухатися далі та забезпечуватипостачання зброї, необхідної для контрнаступу», - зазначив очільник МЗС.</text:p>
      <text:p text:style-name="P4">
<text:span text:style-name="T4">
Читайте також:</text:span>
 <text:span text:style-name="T4">
<text:a xlink:type="simple" xlink:href="https://www.ukrinform.ua/rubric-ato/3730219-zelenskij-rosiani-mozut-zdijsniti-terakt-na-zaes-abi-zupiniti-kontrnastup.html" text:style-name="Internet_20_link" text:visited-style-name="Visited_20_Internet_20_Link">
 Зеленський: Росіяни можуть здійснити теракт на ЗАЕС,аби зупинити контрнаступ </text:a>
 </text:span>
</text:p>
      <text:p text:style-name="P4">
Водночас він зауважив, що подібні публікації дійсно впливають на публічнесприйняття українського контрнаступу і дають поживу численним коментаторам,які підхоплюють ці тези і знову починають розказувати, що «Україна не можеперемогти» та сіяти зневіру.</text:p>
      <text:p text:style-name="P4">
«Зараз якихось негативних, миттєвих наслідків від цього немає, це керованаситуація. Але якщо вони (ЗМІ – ред.) продовжать розганяти ці наративи, то,безумовно, це матиме негативні наслідки для сприйняття в суспільствахвідповідних країн успіху України на полі бою», - спрогнозував Кулеба.</text:p>
      <text:p text:style-name="P4">
<text:span text:style-name="T4">
Читайте також:</text:span>
 <text:span text:style-name="T4">
<text:a xlink:type="simple" xlink:href="https://www.ukrinform.ua/rubric-ato/3730904-vijna-ne-zakincitsa-poki-krim-bude-pid-okupacieu-zelenskij.html" text:style-name="Internet_20_link" text:visited-style-name="Visited_20_Internet_20_Link">
 Війна не закінчиться, поки Крим буде під окупацією –Зеленський </text:a>
 </text:span>
</text:p>
      <text:p text:style-name="P4">
Як повідомляв Укрінформ, голова Військового комітету НАТО адмірал Роб Бауерзаявив, що не треба диктувати українцям, наскільки швидким має бути їхнійконтрнаступ.</text:p>
      <text:p text:style-name="P4">
Source: <text:a xlink:type="simple" xlink:href="https://www.ukrinform.ua/rubric-ato/3731062-publikacii-u-zmi-pro-povilnij-kontrnastup-ne-vplivaut-na-dopomogu-ukraini-mzs.html" text:style-name="Internet_20_link" text:visited-style-name="Visited_20_Internet_20_Link">
https://www.ukrinform.ua/rubric-ato/3731062-publikacii-u-zmi-pro-povilnij-kontrnastup-ne-vplivaut-na-dopomogu-ukraini-mzs.html</text:a>
</text:p>
      <!--NEWS-->
      <text:h text:style-name="P10" text:outline-level="1">
<text:span text:style-name="T4">
Публікації у ЗМІ про «повільний контрнаступ» не впливають на допомогу Україні - МЗС</text:span>
</text:h>
      <text:p text:style-name="P4">
Authors: Ukrinform (Person)</text:p>
      <text:p text:style-name="P4">
Publisher: Укринформ (Organization)</text:p>
      <text:p text:style-name="P4">
Published Time: 2023-07-04T00:11:00+03:00</text:p>
      <text:p text:style-name="P4">
Modified Time: 2023-07-04T00:11:00+03:00</text:p>
      <text:p text:style-name="P4">
Description: Міністр закордонних справ Дмитро Кулеба заявив, що публікації у ЗМІ про «повільний український контрнаступ» не впливають на рішення західних лідерів щодо поставок зброї Україні. Водночас вони мають певний вплив на суспільні настрої у деяких країнах. — Укрінформ.</text:p>
      <text:p text:style-name="P4">
Images: ['<text:a xlink:type="simple" xlink:href="https://static.ukrinform.com/photos/2023_02/thumb_files/630_360_1676662005-478.jpg" text:style-name="Internet_20_link" text:visited-style-name="Visited_20_Internet_20_Link">
630_360_16766...</text:a>
']</text:p>
      <text:p text:style-name="P4">
Tags: ['Дмитро Кулеба', 'МЗС', 'Війна з Росією', 'Контрнаступ', 'Єдині новини']</text:p>
      <text:p text:style-name="P4">
Type: Article</text:p>
      <!--METADATA-->
      <text:p text:style-name="P4">
<draw:frame draw:style-name="fr1" draw:name="Image367" text:anchor-type="as-char" svg:width="6.9236in" svg:height="3.956343in" draw:z-index="0">
<draw:image xlink:href="../Images/yкринформ/2023-07-04T00-11-00-03-00/630_360_1676662005-478.jpg" xlink:type="simple" xlink:show="embed" xlink:actuate="onLoad" draw:mime-type="image/jpeg"/>
</draw:frame>
 Міністрзакордонних справ Дмитро Кулеба заявив, що публікації у ЗМІ про «повільнийукраїнський контрнаступ» не впливають на рішення західних лідерів щодопоставок зброї Україні. Водночас вони мають певний вплив на суспільні настроїу деяких країнах.</text:p>
      <text:p text:style-name="P4">
Про Кулеба сказав в ефірі телемарафону «Єдині новини», повідомляє кореспондентУкрінформу.</text:p>
      <text:p text:style-name="P4">
«Ні, на тих, хто ухвалює рішення, це (публікації у ЗМІ про "повільнийукраїнський контрнаступ". – ред.) не впливає, тому що вони керуютьсяінформацією не з газет, а з об'єктивних зведень своїх військових тарозвідників», - сказав міністр.</text:p>
      <text:p text:style-name="P4">
<text:span text:style-name="T4">
Читайте також:</text:span>
 <text:span text:style-name="T4">
<text:a xlink:type="simple" xlink:href="https://www.ukrinform.ua/rubric-ato/3730873-admiral-nato-pro-kontrnastup-ukraini-ce-ne-prosto-progulanka.html" text:style-name="Internet_20_link" text:visited-style-name="Visited_20_Internet_20_Link">
 Адмірал НАТО - про контрнаступ України: Це не простопрогулянка </text:a>
 </text:span>
</text:p>
      <text:p text:style-name="P4">
Кулеба запевнив, що під час перемовин, які проводить з партнерами ПрезидентВолодимир Зеленський і він сам, «усі підтримують наш <text:span text:style-name="T4">
<text:a xlink:type="simple" xlink:href="https://www.ukrinform.ua/tag-kontrnastup" text:style-name="Internet_20_link" text:visited-style-name="Visited_20_Internet_20_Link">
 контрнаступ</text:a>
 </text:span>
 , підбадьорюють і розуміють, щоситуація складніша з об’єктивних причин».</text:p>
      <text:p text:style-name="P4">
«Але ніякого занепаду духу немає, всі готові рухатися далі та забезпечуватипостачання зброї, необхідної для контрнаступу», - зазначив очільник МЗС.</text:p>
      <text:p text:style-name="P4">
<text:span text:style-name="T4">
Читайте також:</text:span>
 <text:span text:style-name="T4">
<text:a xlink:type="simple" xlink:href="https://www.ukrinform.ua/rubric-ato/3730219-zelenskij-rosiani-mozut-zdijsniti-terakt-na-zaes-abi-zupiniti-kontrnastup.html" text:style-name="Internet_20_link" text:visited-style-name="Visited_20_Internet_20_Link">
 Зеленський: Росіяни можуть здійснити теракт на ЗАЕС,аби зупинити контрнаступ </text:a>
 </text:span>
</text:p>
      <text:p text:style-name="P4">
Водночас він зауважив, що подібні публікації дійсно впливають на публічнесприйняття українського контрнаступу і дають поживу численним коментаторам,які підхоплюють ці тези і знову починають розказувати, що «Україна не можеперемогти» та сіяти зневіру.</text:p>
      <text:p text:style-name="P4">
«Зараз якихось негативних, миттєвих наслідків від цього немає, це керованаситуація. Але якщо вони (ЗМІ – ред.) продовжать розганяти ці наративи, то,безумовно, це матиме негативні наслідки для сприйняття в суспільствахвідповідних країн успіху України на полі бою», - спрогнозував Кулеба.</text:p>
      <text:p text:style-name="P4">
<text:span text:style-name="T4">
Читайте також:</text:span>
 <text:span text:style-name="T4">
<text:a xlink:type="simple" xlink:href="https://www.ukrinform.ua/rubric-ato/3730904-vijna-ne-zakincitsa-poki-krim-bude-pid-okupacieu-zelenskij.html" text:style-name="Internet_20_link" text:visited-style-name="Visited_20_Internet_20_Link">
 Війна не закінчиться, поки Крим буде під окупацією –Зеленський </text:a>
 </text:span>
</text:p>
      <text:p text:style-name="P4">
Як повідомляв Укрінформ, голова Військового комітету НАТО адмірал Роб Бауерзаявив, що не треба диктувати українцям, наскільки швидким має бути їхнійконтрнаступ.</text:p>
      <text:p text:style-name="P4">
Source: <text:a xlink:type="simple" xlink:href="https://www.ukrinform.ua/rubric-ato/3731062-publikacii-u-zmi-pro-povilnij-kontrnastup-ne-vplivaut-na-dopomogu-ukraini-mzs.html" text:style-name="Internet_20_link" text:visited-style-name="Visited_20_Internet_20_Link">
https://www.ukrinform.ua/rubric-ato/3731062-publikacii-u-zmi-pro-povilnij-kontrnastup-ne-vplivaut-na-dopomogu-ukraini-mzs.html</text:a>
</text:p>
      <!--NEWS-->
      <text:h text:style-name="P10" text:outline-level="1">
<text:span text:style-name="T4">
У ЗСУ розповіли, як військові використовують платформу Delta</text:span>
</text:h>
      <text:p text:style-name="P4">
Authors: Ukrinform (Person)</text:p>
      <text:p text:style-name="P4">
Publisher: Укринформ (Organization)</text:p>
      <text:p text:style-name="P4">
Published Time: 2023-07-04T00:29:00+03:00</text:p>
      <text:p text:style-name="P4">
Modified Time: 2023-07-04T00:29:00+03:00</text:p>
      <text:p text:style-name="P4">
Description: Офіцери Північного угруповання військ широко використовують платформу з ситуаційної обізнаності Delta, за допомогою якої військові бачать поле бою в режимі онлайн. — Укрінформ.</text:p>
      <text:p text:style-name="P4">
Images: ['<text:a xlink:type="simple" xlink:href="https://static.ukrinform.com/photos/2023_07/thumb_files/630_360_1688419837-436.jpg" text:style-name="Internet_20_link" text:visited-style-name="Visited_20_Internet_20_Link">
630_360_16884...</text:a>
']</text:p>
      <text:p text:style-name="P4">
Tags: ['Розвідка', 'ЗСУ', 'Військові', 'Війна з Росією']</text:p>
      <text:p text:style-name="P4">
Type: Article</text:p>
      <!--METADATA-->
      <text:p text:style-name="P4">
<draw:frame draw:style-name="fr1" draw:name="Image368" text:anchor-type="as-char" svg:width="6.9236in" svg:height="3.956343in" draw:z-index="0">
<draw:image xlink:href="../Images/yкринформ/2023-07-04T00-29-00-03-00/630_360_1688419837-436.jpg" xlink:type="simple" xlink:show="embed" xlink:actuate="onLoad" draw:mime-type="image/jpeg"/>
</draw:frame>
 ОфіцериПівнічного угруповання військ широко використовують платформу з ситуаційноїобізнаності Delta, за допомогою якої військові бачать поле бою в режиміонлайн.</text:p>
      <text:p text:style-name="P4">
Про це у Телеграмі <text:a xlink:type="simple" xlink:href="https://t.me/pressUAAFUNORD/52" text:style-name="Internet_20_link" text:visited-style-name="Visited_20_Internet_20_Link">
 повідомив </text:a>
 Об'єднанийпресцентр Сил оборони Північного напрямку, передає Укрінформ.</text:p>
      <text:p text:style-name="P4">
“Офіцери Північного угруповання військ широко використовують платформу зситуаційної обізнаності Delta”, - йдеться в повідомленні.</text:p>
      <text:p text:style-name="P4">
<text:span text:style-name="T4">
Читайте також:</text:span>
 <text:span text:style-name="T4">
<text:a xlink:type="simple" xlink:href="https://www.ukrinform.ua/rubric-ato/3665478-kabmin-uhvaliv-risenna-sodo-zaprovadzenna-sistemi-delta-u-silah-oboroni.html" text:style-name="Internet_20_link" text:visited-style-name="Visited_20_Internet_20_Link">
 Кабмін ухвалив рішення щодо запровадження системи Deltaу Силах оборони </text:a>
 </text:span>
</text:p>
      <text:p text:style-name="P4">
Зокрема, нею користуються в своїй щоденній діяльності офіцери підрозділівцивільно-військового співробітництва угруповання. Платформа забезпечуєвійськових різними актуальними та перевіреними даними про ворожі сили.</text:p>
      <text:p text:style-name="P4">
</text:p>
      <text:p text:style-name="P4">
Також в систему Delta інтегровані чат-боти “єВорог” та “STOP Russian War”,розроблені Міністерством цифрової трансформації та Службою безпеки України.</text:p>
      <text:p text:style-name="P4">
Платформа та сервіси Delta побудовані за стандартами країн-членів НАТО таповністю сумісні із натівськими аналогічними рішеннями. Вся новітня західнатехніка, що надається союзниками України для відбиття російської агресії,майже автоматично інтегрується в Delta.</text:p>
      <text:p text:style-name="P4">
<text:span text:style-name="T4">
Читайте також:</text:span>
 <text:span text:style-name="T4">
<text:a xlink:type="simple" xlink:href="https://www.ukrinform.ua/rubric-technology/3726263-ssa-zapustili-u-kosmos-rozviduvalnij-suputnik.html" text:style-name="Internet_20_link" text:visited-style-name="Visited_20_Internet_20_Link">
 США запустили у космос розвідувальний супутник</text:a>
 </text:span>
</text:p>
      <text:p text:style-name="P4">
За словами одного з офіцерів ЦВС, платформа Delta постійно вдосконалюється тадодається новий функціонал, що дає можливість отримати значну перевагу надворогом.</text:p>
      <text:p text:style-name="P4">
</text:p>
      <text:p text:style-name="P4">
Як повідомлялося, Delta – це платформа з ситуаційної обізнаності, яку створивЦентр інновацій та розвитку оборонних технологій Міністерства оборони України.</text:p>
      <text:p text:style-name="P4">
Рішення про затвердження системи Delta в Силах оборони України було ухвалене 4лютого 2023 року на засіданні Кабінету Міністрів. Також уряд дозволиврозмістити Delta в хмарах поза межами України, що дозволяє захистити системувід атак ворога.</text:p>
      <text:p text:style-name="P4">
Source: <text:a xlink:type="simple" xlink:href="https://www.ukrinform.ua/rubric-ato/3731063-u-zsu-rozpovili-ak-vijskovi-vikoristovuut-platformu-delta.html" text:style-name="Internet_20_link" text:visited-style-name="Visited_20_Internet_20_Link">
https://www.ukrinform.ua/rubric-ato/3731063-u-zsu-rozpovili-ak-vijskovi-vikoristovuut-platformu-delta.html</text:a>
</text:p>
      <!--NEWS-->
      <text:h text:style-name="P10" text:outline-level="1">
<text:span text:style-name="T4">
Загарбники не забезпечують людей в окупації ліками та продуктами - Центр нацспротиву</text:span>
</text:h>
      <text:p text:style-name="P4">
Authors: Ukrinform (Person)</text:p>
      <text:p text:style-name="P4">
Publisher: Укринформ (Organization)</text:p>
      <text:p text:style-name="P4">
Published Time: 2023-07-04T00:44:00+03:00</text:p>
      <text:p text:style-name="P4">
Modified Time: 2023-07-04T00:44:00+03:00</text:p>
      <text:p text:style-name="P4">
Description: На окупованих територіях України росіяни не можуть забезпечити людей ліками та продуктами. Соціально-економічна ситуація стабільно залишається кризовою. — Укрінформ.</text:p>
      <text:p text:style-name="P4">
Images: ['<text:a xlink:type="simple" xlink:href="https://static.ukrinform.com/photos/2022_11/thumb_files/630_360_1668344856-868.jpg" text:style-name="Internet_20_link" text:visited-style-name="Visited_20_Internet_20_Link">
630_360_16683...</text:a>
']</text:p>
      <text:p text:style-name="P4">
Tags: ['Ліки', 'Агресія РФ', 'Національний спротив', 'Війна з Росією']</text:p>
      <text:p text:style-name="P4">
Type: Article</text:p>
      <!--METADATA-->
      <text:p text:style-name="P4">
<draw:frame draw:style-name="fr1" draw:name="Image371" text:anchor-type="as-char" svg:width="6.9236in" svg:height="3.956343in" draw:z-index="0">
<draw:image xlink:href="../Images/yкринформ/2023-07-04T00-44-00-03-00/630_360_1668344856-868.jpg" xlink:type="simple" xlink:show="embed" xlink:actuate="onLoad" draw:mime-type="image/jpeg"/>
</draw:frame>
 Наокупованих територіях України росіяни не можуть забезпечити людей ліками тапродуктами. Соціально-економічна ситуація стабільно залишається кризовою.</text:p>
      <text:p text:style-name="P4">
Про це <text:a xlink:type="simple" xlink:href="https://sprotyv.mod.gov.ua/sotsialno-ekonomichna-kryza-na-tot-poglyblyuyetsya/" text:style-name="Internet_20_link" text:visited-style-name="Visited_20_Internet_20_Link">
 повідомляє </text:a>
 Центр національного опору, передає Укрінформ.</text:p>
      <text:p text:style-name="P4">
«Спостерігається соціальна напруга та фіксується значне зменшення кількостімешканців у населених пунктах окупованої частини», — йдеться в повідомленні.</text:p>
      <text:p text:style-name="P4">
<text:span text:style-name="T4">
Читайте також:</text:span>
 <text:span text:style-name="T4">
<text:a xlink:type="simple" xlink:href="https://www.ukrinform.ua/rubric-regions/3730366-armia-rf-gotue-novi-hvili-mobilizacii-na-zaporizzi-centr-nacsprotivu.html" text:style-name="Internet_20_link" text:visited-style-name="Visited_20_Internet_20_Link">
 Армія РФ готує нові хвилі мобілізації на Запоріжжі -Центр нацспротиву </text:a>
 </text:span>
</text:p>
      <text:p text:style-name="P4">
Зазначається, що ця проблема виникла через серйозні проблеми в логістичномузабезпеченні. Відсутні постачання харчових продуктів у місцеві магазини, неналагоджена система постачання <text:span text:style-name="T4">
<text:a xlink:type="simple" xlink:href="https://www.ukrinform.ua/tag-liki" text:style-name="Internet_20_link" text:visited-style-name="Visited_20_Internet_20_Link">
 медикаментів</text:a>
 </text:span>
 , а також відсутність отриманняпервинної медичної допомоги.</text:p>
      <text:p text:style-name="P4">
«Усі ці базові диверсії з боку окупантів призводять до підвищеноїзахворюваності, як наслідок смертності та демографічної кризи зокрема», —додали в ЦНС.</text:p>
      <text:p text:style-name="P4">
<text:span text:style-name="T4">
Читайте також:</text:span>
 <text:span text:style-name="T4">
<text:a xlink:type="simple" xlink:href="https://www.ukrinform.ua/rubric-regions/3728783-na-okupovanomu-donbasi-brakue-palnogo-centr-nacsprotivu.html" text:style-name="Internet_20_link" text:visited-style-name="Visited_20_Internet_20_Link">
 На окупованому Донбасі бракує пального - Центрнацспротиву </text:a>
 </text:span>
</text:p>
      <text:p text:style-name="P4">
Як повідомляв Укрінформ, раніше радник Маріупольського міського голови ПетроАндрющенко інформував, що на захоплених російськими загарбниками територіяхтепер разом з паспортом РФ чоловіки призовного віку _<text:span text:style-name="T4">
<text:a xlink:type="simple" xlink:href="https://www.ukrinform.ua/rubric-regions/3726851-na-zahoplenih-teritoriah-razom-z-pasportom-rf-coloviki-otrimuut-vijskovij-kvitok-andrusenko.html" text:style-name="Internet_20_link" text:visited-style-name="Visited_20_Internet_20_Link">
 отримують військовийквиток. </text:a>
 </text:span>
 _</text:p>
      <text:p text:style-name="P4">
Source: <text:a xlink:type="simple" xlink:href="https://www.ukrinform.ua/rubric-regions/3731064-zagarbniki-ne-zabezpecuut-ludej-v-okupacii-likami-ta-produktami-centr-nacsprotivu.html" text:style-name="Internet_20_link" text:visited-style-name="Visited_20_Internet_20_Link">
https://www.ukrinform.ua/rubric-regions/3731064-zagarbniki-ne-zabezpecuut-ludej-v-okupacii-likami-ta-produktami-centr-nacsprotivu.html</text:a>
</text:p>
      <!--NEWS-->
      <text:h text:style-name="P10" text:outline-level="1">
<text:span text:style-name="T4">
Українські правоохоронці у Франції переймали досвід розслідування воєнних злочинів стосовно дітей</text:span>
</text:h>
      <text:p text:style-name="P4">
Author: ['АРМІЯINFORM']</text:p>
      <text:p text:style-name="P4">
Time: 2023-07-04T99:00:00-04:00</text:p>
      <text:p text:style-name="P4">
Description: Українські прокурори та слідчі Нацполіції пройшли навчання у Парижі з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372" text:anchor-type="as-char" svg:width="6.9236in" svg:height="4.61393in" draw:z-index="0">
<draw:image xlink:href="../Images/AРМІЯINFORM/2023-07-04T99-00-00-04-00/whatsapp-image-2023-07-03-at-152721-2.jpeg" xlink:type="simple" xlink:show="embed" xlink:actuate="onLoad" draw:mime-type="image/jpeg"/>
</draw:frame>
</text:p>
      <text:p text:style-name="P4">
Українські прокурори та слідчі Нацполіції пройшли навчання у Парижі зрозслідування воєнних злочинів стосовно дітей. Вони відбулися на базіНаціональної школи суддів Французької Республіки,<text:a xlink:type="simple" xlink:href="https://www.gp.gov.ua/ua/posts/u-franciyi-20-ukrayinskix-prokuroriv-ta-slidcix-pereimali-dosvid-rozsliduvannya-vojennix-zlociniv-stosovno-ditei" text:style-name="Internet_20_link" text:visited-style-name="Visited_20_Internet_20_Link">
повідомляє</text:a>
 Офіс Генерального прокурора.</text:p>
      <text:p text:style-name="P4">
Упродовж п’яти днів французькі фахівці — слідчі, судді, адвокати, судовіексперти, криміналісти та психологи — ділилися власним досвідом розслідуваннявоєнних злочинів в контексті їх вчинення стосовно дітей.</text:p>
      <text:p text:style-name="P4">
Під час навчання обговорювали питання міжнародного правового співробітництвапід час розслідування воєнних злочинів, особливостей проведення слідчих дій зпостраждалими дітьми, методики збору цифрових доказів.</text:p>
      <text:p text:style-name="P4">
Також приділили увагу роботі з відкритими джерелами та взаємодії з неурядовимигромадськими організаціями.</text:p>
      <text:p text:style-name="P4">
Заступник Генерального прокурора Вікторія Літвінова, яка очолила делегаціюпрокурорів, наголосила на важливості документування кожного воєнного злочинустосовно дітей.</text:p>
      <text:p text:style-name="P4">
Вона також зазначила про необхідність напрацювання практик роботи з цієюособливо вразливою категорією постраждалих та свідків для захисту їхніх правта покарання винних.</text:p>
      <text:p text:style-name="P4">
Учасники навчального візиту — 20 прокурорів та слідчих поліції з Донецької,Запорізької, Київської, Харківської, Херсонської та Автономної РеспублікиКрим.</text:p>
      <text:p text:style-name="P4">
Обмін досвідом з іноземними колегами сприятиме підвищенню інституційноїспроможності українських органів правопорядку у розслідуванні воєнних злочинівстосовно дітей та посиленню міжнародної співпраці.</text:p>
      <text:p text:style-name="P4">
Все це для однієї мети — притягнення винних до відповідальності нанаціональному та міжнародному рівнях.</text:p>
      <text:p text:style-name="P4">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